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Worst" style:data-style-name="N0">
      <style:table-cell-properties style:vertical-align="automatic" fo:background-color="#FF0000" style:cell-protect="protected"/>
    </style:style>
    <style:style style:name="ce3" style:family="table-cell" style:parent-style-name="cellBest" style:data-style-name="N0">
      <style:table-cell-properties style:vertical-align="automatic" fo:background-color="#00FF00" style:cell-protect="protected"/>
    </style:style>
    <style:style style:name="co1" style:family="table-column">
      <style:table-column-properties fo:break-before="auto" style:column-width="5.87375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6.376458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2" table:default-cell-style-name="ce1"/>
        <table:table-column table:style-name="co7" table:number-columns-repeated="16352" table:default-cell-style-name="ce1"/>
        <table:table-row table:style-name="ro1">
          <table:table-cell table:style-name="ce1"/>
          <table:table-cell office:value-type="string" table:style-name="ce1">
            <text:p>clingo-1/setting-hDistance</text:p>
          </table:table-cell>
          <table:table-cell table:number-columns-repeated="2" table:style-name="ce1"/>
          <table:table-cell office:value-type="string" table:style-name="ce1">
            <text:p>clingo-1/setting-hForbiddenNode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355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10_h43.lp</text:p>
          </table:table-cell>
          <table:table-cell office:value-type="float" office:value="1.55" table:style-name="ce1">
            <text:p>1,55</text:p>
          </table:table-cell>
          <table:table-cell office:value-type="float" office:value="25718" table:style-name="ce2">
            <text:p>25718</text:p>
          </table:table-cell>
          <table:table-cell office:value-type="float" office:value="735" table:style-name="ce2">
            <text:p>735</text:p>
          </table:table-cell>
          <table:table-cell office:value-type="float" office:value="0.18" table:style-name="ce1">
            <text:p>0,18</text:p>
          </table:table-cell>
          <table:table-cell office:value-type="float" office:value="1079" table:style-name="ce1">
            <text:p>1079</text:p>
          </table:table-cell>
          <table:table-cell office:value-type="float" office:value="119" table:style-name="ce1">
            <text:p>119</text:p>
          </table:table-cell>
          <table:table-cell office:value-type="float" office:value="0.98" table:style-name="ce1">
            <text:p>0,98</text:p>
          </table:table-cell>
          <table:table-cell office:value-type="float" office:value="20690" table:style-name="ce1">
            <text:p>20690</text:p>
          </table:table-cell>
          <table:table-cell office:value-type="float" office:value="170" table:style-name="ce1">
            <text:p>170</text:p>
          </table:table-cell>
          <table:table-cell office:value-type="float" office:value="0.08" table:style-name="ce1">
            <text:p>0,08</text:p>
          </table:table-cell>
          <table:table-cell office:value-type="float" office:value="689" table:style-name="ce3">
            <text:p>689</text:p>
          </table:table-cell>
          <table:table-cell office:value-type="float" office:value="79" table:style-name="ce3">
            <text:p>79</text:p>
          </table:table-cell>
          <table:table-cell office:value-type="float" office:value="0.34" table:style-name="ce1">
            <text:p>0,34</text:p>
          </table:table-cell>
          <table:table-cell office:value-type="float" office:value="3804" table:style-name="ce1">
            <text:p>3804</text:p>
          </table:table-cell>
          <table:table-cell office:value-type="float" office:value="366" table:style-name="ce1">
            <text:p>366</text:p>
          </table:table-cell>
          <table:table-cell office:value-type="float" office:value="0.17" table:style-name="ce1">
            <text:p>0,17</text:p>
          </table:table-cell>
          <table:table-cell office:value-type="float" office:value="1079" table:style-name="ce1">
            <text:p>1079</text:p>
          </table:table-cell>
          <table:table-cell office:value-type="float" office:value="119" table:style-name="ce1">
            <text:p>119</text:p>
          </table:table-cell>
          <table:table-cell office:value-type="float" office:value="0.12" table:style-name="ce1">
            <text:p>0,12</text:p>
          </table:table-cell>
          <table:table-cell office:value-type="float" office:value="801" table:style-name="ce1">
            <text:p>801</text:p>
          </table:table-cell>
          <table:table-cell office:value-type="float" office:value="150" table:style-name="ce1">
            <text:p>150</text:p>
          </table:table-cell>
          <table:table-cell office:value-type="float" office:value="0.08" table:formula="of:=MIN([.$B3];[.$E3];[.$H3];[.$K3];[.$N3];[.$Q3];[.$T3])" table:style-name="ce1">
            <text:p>0,08</text:p>
          </table:table-cell>
          <table:table-cell office:value-type="float" office:value="689" table:formula="of:=MIN([.$C3];[.$F3];[.$I3];[.$L3];[.$O3];[.$R3];[.$U3])" table:style-name="ce1">
            <text:p>689</text:p>
          </table:table-cell>
          <table:table-cell office:value-type="float" office:value="79" table:formula="of:=MIN([.$D3];[.$G3];[.$J3];[.$M3];[.$P3];[.$S3];[.$V3])" table:style-name="ce1">
            <text:p>79</text:p>
          </table:table-cell>
          <table:table-cell office:value-type="float" office:value="0.18" table:formula="of:=MEDIAN([.$B3];[.$E3];[.$H3];[.$K3];[.$N3];[.$Q3];[.$T3])" table:style-name="ce1">
            <text:p>0,18</text:p>
          </table:table-cell>
          <table:table-cell office:value-type="float" office:value="1079" table:formula="of:=MEDIAN([.$C3];[.$F3];[.$I3];[.$L3];[.$O3];[.$R3];[.$U3])" table:style-name="ce1">
            <text:p>1079</text:p>
          </table:table-cell>
          <table:table-cell office:value-type="float" office:value="150" table:formula="of:=MEDIAN([.$D3];[.$G3];[.$J3];[.$M3];[.$P3];[.$S3];[.$V3])" table:style-name="ce1">
            <text:p>150</text:p>
          </table:table-cell>
          <table:table-cell office:value-type="float" office:value="1.55" table:formula="of:=MAX([.$B3];[.$E3];[.$H3];[.$K3];[.$N3];[.$Q3];[.$T3])" table:style-name="ce1">
            <text:p>1,55</text:p>
          </table:table-cell>
          <table:table-cell office:value-type="float" office:value="25718" table:formula="of:=MAX([.$C3];[.$F3];[.$I3];[.$L3];[.$O3];[.$R3];[.$U3])" table:style-name="ce1">
            <text:p>25718</text:p>
          </table:table-cell>
          <table:table-cell office:value-type="float" office:value="735" table:formula="of:=MAX([.$D3];[.$G3];[.$J3];[.$M3];[.$P3];[.$S3];[.$V3])" table:style-name="ce1">
            <text:p>73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1_h1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];[.$E4];[.$H4];[.$K4];[.$N4];[.$Q4];[.$T4])" table:style-name="ce1">
            <text:p>0</text:p>
          </table:table-cell>
          <table:table-cell office:value-type="float" office:value="0" table:formula="of:=MIN([.$C4];[.$F4];[.$I4];[.$L4];[.$O4];[.$R4];[.$U4])" table:style-name="ce1">
            <text:p>0</text:p>
          </table:table-cell>
          <table:table-cell office:value-type="float" office:value="0" table:formula="of:=MIN([.$D4];[.$G4];[.$J4];[.$M4];[.$P4];[.$S4];[.$V4])" table:style-name="ce1">
            <text:p>0</text:p>
          </table:table-cell>
          <table:table-cell office:value-type="float" office:value="0" table:formula="of:=MEDIAN([.$B4];[.$E4];[.$H4];[.$K4];[.$N4];[.$Q4];[.$T4])" table:style-name="ce1">
            <text:p>0</text:p>
          </table:table-cell>
          <table:table-cell office:value-type="float" office:value="0" table:formula="of:=MEDIAN([.$C4];[.$F4];[.$I4];[.$L4];[.$O4];[.$R4];[.$U4])" table:style-name="ce1">
            <text:p>0</text:p>
          </table:table-cell>
          <table:table-cell office:value-type="float" office:value="0" table:formula="of:=MEDIAN([.$D4];[.$G4];[.$J4];[.$M4];[.$P4];[.$S4];[.$V4])" table:style-name="ce1">
            <text:p>0</text:p>
          </table:table-cell>
          <table:table-cell office:value-type="float" office:value="0" table:formula="of:=MAX([.$B4];[.$E4];[.$H4];[.$K4];[.$N4];[.$Q4];[.$T4])" table:style-name="ce1">
            <text:p>0</text:p>
          </table:table-cell>
          <table:table-cell office:value-type="float" office:value="79" table:formula="of:=MAX([.$C4];[.$F4];[.$I4];[.$L4];[.$O4];[.$R4];[.$U4])" table:style-name="ce1">
            <text:p>79</text:p>
          </table:table-cell>
          <table:table-cell office:value-type="float" office:value="0" table:formula="of:=MAX([.$D4];[.$G4];[.$J4];[.$M4];[.$P4];[.$S4];[.$V4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2_h15.lp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,04</text:p>
          </table:table-cell>
          <table:table-cell office:value-type="float" office:value="767" table:style-name="ce2">
            <text:p>76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];[.$E5];[.$H5];[.$K5];[.$N5];[.$Q5];[.$T5])" table:style-name="ce1">
            <text:p>0</text:p>
          </table:table-cell>
          <table:table-cell office:value-type="float" office:value="5" table:formula="of:=MIN([.$C5];[.$F5];[.$I5];[.$L5];[.$O5];[.$R5];[.$U5])" table:style-name="ce1">
            <text:p>5</text:p>
          </table:table-cell>
          <table:table-cell office:value-type="float" office:value="0" table:formula="of:=MIN([.$D5];[.$G5];[.$J5];[.$M5];[.$P5];[.$S5];[.$V5])" table:style-name="ce1">
            <text:p>0</text:p>
          </table:table-cell>
          <table:table-cell office:value-type="float" office:value="0" table:formula="of:=MEDIAN([.$B5];[.$E5];[.$H5];[.$K5];[.$N5];[.$Q5];[.$T5])" table:style-name="ce1">
            <text:p>0</text:p>
          </table:table-cell>
          <table:table-cell office:value-type="float" office:value="6" table:formula="of:=MEDIAN([.$C5];[.$F5];[.$I5];[.$L5];[.$O5];[.$R5];[.$U5])" table:style-name="ce1">
            <text:p>6</text:p>
          </table:table-cell>
          <table:table-cell office:value-type="float" office:value="0" table:formula="of:=MEDIAN([.$D5];[.$G5];[.$J5];[.$M5];[.$P5];[.$S5];[.$V5])" table:style-name="ce1">
            <text:p>0</text:p>
          </table:table-cell>
          <table:table-cell office:value-type="float" office:value="0.04" table:formula="of:=MAX([.$B5];[.$E5];[.$H5];[.$K5];[.$N5];[.$Q5];[.$T5])" table:style-name="ce1">
            <text:p>0,04</text:p>
          </table:table-cell>
          <table:table-cell office:value-type="float" office:value="767" table:formula="of:=MAX([.$C5];[.$F5];[.$I5];[.$L5];[.$O5];[.$R5];[.$U5])" table:style-name="ce1">
            <text:p>767</text:p>
          </table:table-cell>
          <table:table-cell office:value-type="float" office:value="2" table:formula="of:=MAX([.$D5];[.$G5];[.$J5];[.$M5];[.$P5];[.$S5];[.$V5])" table:style-name="ce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3_h14.lp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6];[.$E6];[.$H6];[.$K6];[.$N6];[.$Q6];[.$T6])" table:style-name="ce1">
            <text:p>0</text:p>
          </table:table-cell>
          <table:table-cell office:value-type="float" office:value="24" table:formula="of:=MIN([.$C6];[.$F6];[.$I6];[.$L6];[.$O6];[.$R6];[.$U6])" table:style-name="ce1">
            <text:p>24</text:p>
          </table:table-cell>
          <table:table-cell office:value-type="float" office:value="0" table:formula="of:=MIN([.$D6];[.$G6];[.$J6];[.$M6];[.$P6];[.$S6];[.$V6])" table:style-name="ce1">
            <text:p>0</text:p>
          </table:table-cell>
          <table:table-cell office:value-type="float" office:value="0" table:formula="of:=MEDIAN([.$B6];[.$E6];[.$H6];[.$K6];[.$N6];[.$Q6];[.$T6])" table:style-name="ce1">
            <text:p>0</text:p>
          </table:table-cell>
          <table:table-cell office:value-type="float" office:value="26" table:formula="of:=MEDIAN([.$C6];[.$F6];[.$I6];[.$L6];[.$O6];[.$R6];[.$U6])" table:style-name="ce1">
            <text:p>26</text:p>
          </table:table-cell>
          <table:table-cell office:value-type="float" office:value="0" table:formula="of:=MEDIAN([.$D6];[.$G6];[.$J6];[.$M6];[.$P6];[.$S6];[.$V6])" table:style-name="ce1">
            <text:p>0</text:p>
          </table:table-cell>
          <table:table-cell office:value-type="float" office:value="0.02" table:formula="of:=MAX([.$B6];[.$E6];[.$H6];[.$K6];[.$N6];[.$Q6];[.$T6])" table:style-name="ce1">
            <text:p>0,02</text:p>
          </table:table-cell>
          <table:table-cell office:value-type="float" office:value="869" table:formula="of:=MAX([.$C6];[.$F6];[.$I6];[.$L6];[.$O6];[.$R6];[.$U6])" table:style-name="ce1">
            <text:p>869</text:p>
          </table:table-cell>
          <table:table-cell office:value-type="float" office:value="1" table:formula="of:=MAX([.$D6];[.$G6];[.$J6];[.$M6];[.$P6];[.$S6];[.$V6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4_h43.lp</text:p>
          </table:table-cell>
          <table:table-cell office:value-type="float" office:value="0.03" table:style-name="ce1">
            <text:p>0,03</text:p>
          </table:table-cell>
          <table:table-cell office:value-type="float" office:value="163" table:style-name="ce1">
            <text:p>163</text:p>
          </table:table-cell>
          <table:table-cell office:value-type="float" office:value="12" table:style-name="ce1">
            <text:p>12</text:p>
          </table:table-cell>
          <table:table-cell office:value-type="float" office:value="0.05" table:style-name="ce1">
            <text:p>0,05</text:p>
          </table:table-cell>
          <table:table-cell office:value-type="float" office:value="297" table:style-name="ce1">
            <text:p>297</text:p>
          </table:table-cell>
          <table:table-cell office:value-type="float" office:value="64" table:style-name="ce1">
            <text:p>64</text:p>
          </table:table-cell>
          <table:table-cell office:value-type="float" office:value="0.35" table:style-name="ce1">
            <text:p>0,35</text:p>
          </table:table-cell>
          <table:table-cell office:value-type="float" office:value="3412" table:style-name="ce2">
            <text:p>3412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3">
            <text:p>1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19" table:style-name="ce1">
            <text:p>519</text:p>
          </table:table-cell>
          <table:table-cell office:value-type="float" office:value="90" table:style-name="ce2">
            <text:p>90</text:p>
          </table:table-cell>
          <table:table-cell office:value-type="float" office:value="0.06" table:style-name="ce1">
            <text:p>0,06</text:p>
          </table:table-cell>
          <table:table-cell office:value-type="float" office:value="297" table:style-name="ce1">
            <text:p>297</text:p>
          </table:table-cell>
          <table:table-cell office:value-type="float" office:value="64" table:style-name="ce1">
            <text:p>64</text:p>
          </table:table-cell>
          <table:table-cell office:value-type="float" office:value="0.02" table:style-name="ce1">
            <text:p>0,02</text:p>
          </table:table-cell>
          <table:table-cell office:value-type="float" office:value="85" table:style-name="ce3">
            <text:p>85</text:p>
          </table:table-cell>
          <table:table-cell office:value-type="float" office:value="11" table:style-name="ce3">
            <text:p>11</text:p>
          </table:table-cell>
          <table:table-cell office:value-type="float" office:value="0.02" table:formula="of:=MIN([.$B7];[.$E7];[.$H7];[.$K7];[.$N7];[.$Q7];[.$T7])" table:style-name="ce1">
            <text:p>0,02</text:p>
          </table:table-cell>
          <table:table-cell office:value-type="float" office:value="85" table:formula="of:=MIN([.$C7];[.$F7];[.$I7];[.$L7];[.$O7];[.$R7];[.$U7])" table:style-name="ce1">
            <text:p>85</text:p>
          </table:table-cell>
          <table:table-cell office:value-type="float" office:value="11" table:formula="of:=MIN([.$D7];[.$G7];[.$J7];[.$M7];[.$P7];[.$S7];[.$V7])" table:style-name="ce1">
            <text:p>11</text:p>
          </table:table-cell>
          <table:table-cell office:value-type="float" office:value="0.05" table:formula="of:=MEDIAN([.$B7];[.$E7];[.$H7];[.$K7];[.$N7];[.$Q7];[.$T7])" table:style-name="ce1">
            <text:p>0,05</text:p>
          </table:table-cell>
          <table:table-cell office:value-type="float" office:value="297" table:formula="of:=MEDIAN([.$C7];[.$F7];[.$I7];[.$L7];[.$O7];[.$R7];[.$U7])" table:style-name="ce1">
            <text:p>297</text:p>
          </table:table-cell>
          <table:table-cell office:value-type="float" office:value="14" table:formula="of:=MEDIAN([.$D7];[.$G7];[.$J7];[.$M7];[.$P7];[.$S7];[.$V7])" table:style-name="ce1">
            <text:p>14</text:p>
          </table:table-cell>
          <table:table-cell office:value-type="float" office:value="0.35" table:formula="of:=MAX([.$B7];[.$E7];[.$H7];[.$K7];[.$N7];[.$Q7];[.$T7])" table:style-name="ce1">
            <text:p>0,35</text:p>
          </table:table-cell>
          <table:table-cell office:value-type="float" office:value="3412" table:formula="of:=MAX([.$C7];[.$F7];[.$I7];[.$L7];[.$O7];[.$R7];[.$U7])" table:style-name="ce1">
            <text:p>3412</text:p>
          </table:table-cell>
          <table:table-cell office:value-type="float" office:value="90" table:formula="of:=MAX([.$D7];[.$G7];[.$J7];[.$M7];[.$P7];[.$S7];[.$V7])" table:style-name="ce1">
            <text:p>9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5_h39.lp</text:p>
          </table:table-cell>
          <table:table-cell office:value-type="float" office:value="0.03" table:style-name="ce1">
            <text:p>0,03</text:p>
          </table:table-cell>
          <table:table-cell office:value-type="float" office:value="147" table:style-name="ce1">
            <text:p>147</text:p>
          </table:table-cell>
          <table:table-cell office:value-type="float" office:value="8" table:style-name="ce3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367" table:style-name="ce1">
            <text:p>367</text:p>
          </table:table-cell>
          <table:table-cell office:value-type="float" office:value="36" table:style-name="ce1">
            <text:p>3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4150" table:style-name="ce2">
            <text:p>4150</text:p>
          </table:table-cell>
          <table:table-cell office:value-type="float" office:value="40" table:style-name="ce2">
            <text:p>40</text:p>
          </table:table-cell>
          <table:table-cell office:value-type="float" office:value="0.05" table:style-name="ce1">
            <text:p>0,05</text:p>
          </table:table-cell>
          <table:table-cell office:value-type="float" office:value="190" table:style-name="ce1">
            <text:p>190</text:p>
          </table:table-cell>
          <table:table-cell office:value-type="float" office:value="34" table:style-name="ce1">
            <text:p>34</text:p>
          </table:table-cell>
          <table:table-cell office:value-type="float" office:value="0.03" table:style-name="ce1">
            <text:p>0,03</text:p>
          </table:table-cell>
          <table:table-cell office:value-type="float" office:value="133" table:style-name="ce3">
            <text:p>133</text:p>
          </table:table-cell>
          <table:table-cell office:value-type="float" office:value="8" table:style-name="ce3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367" table:style-name="ce1">
            <text:p>367</text:p>
          </table:table-cell>
          <table:table-cell office:value-type="float" office:value="36" table:style-name="ce1">
            <text:p>36</text:p>
          </table:table-cell>
          <table:table-cell office:value-type="float" office:value="0.05" table:style-name="ce1">
            <text:p>0,05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2">
            <text:p>40</text:p>
          </table:table-cell>
          <table:table-cell office:value-type="float" office:value="0.03" table:formula="of:=MIN([.$B8];[.$E8];[.$H8];[.$K8];[.$N8];[.$Q8];[.$T8])" table:style-name="ce1">
            <text:p>0,03</text:p>
          </table:table-cell>
          <table:table-cell office:value-type="float" office:value="133" table:formula="of:=MIN([.$C8];[.$F8];[.$I8];[.$L8];[.$O8];[.$R8];[.$U8])" table:style-name="ce1">
            <text:p>133</text:p>
          </table:table-cell>
          <table:table-cell office:value-type="float" office:value="8" table:formula="of:=MIN([.$D8];[.$G8];[.$J8];[.$M8];[.$P8];[.$S8];[.$V8])" table:style-name="ce1">
            <text:p>8</text:p>
          </table:table-cell>
          <table:table-cell office:value-type="float" office:value="0.05" table:formula="of:=MEDIAN([.$B8];[.$E8];[.$H8];[.$K8];[.$N8];[.$Q8];[.$T8])" table:style-name="ce1">
            <text:p>0,05</text:p>
          </table:table-cell>
          <table:table-cell office:value-type="float" office:value="200" table:formula="of:=MEDIAN([.$C8];[.$F8];[.$I8];[.$L8];[.$O8];[.$R8];[.$U8])" table:style-name="ce1">
            <text:p>200</text:p>
          </table:table-cell>
          <table:table-cell office:value-type="float" office:value="36" table:formula="of:=MEDIAN([.$D8];[.$G8];[.$J8];[.$M8];[.$P8];[.$S8];[.$V8])" table:style-name="ce1">
            <text:p>36</text:p>
          </table:table-cell>
          <table:table-cell office:value-type="float" office:value="0.28000000000000003" table:formula="of:=MAX([.$B8];[.$E8];[.$H8];[.$K8];[.$N8];[.$Q8];[.$T8])" table:style-name="ce1">
            <text:p>0,28</text:p>
          </table:table-cell>
          <table:table-cell office:value-type="float" office:value="4150" table:formula="of:=MAX([.$C8];[.$F8];[.$I8];[.$L8];[.$O8];[.$R8];[.$U8])" table:style-name="ce1">
            <text:p>4150</text:p>
          </table:table-cell>
          <table:table-cell office:value-type="float" office:value="40" table:formula="of:=MAX([.$D8];[.$G8];[.$J8];[.$M8];[.$P8];[.$S8];[.$V8])" table:style-name="ce1">
            <text:p>4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6_h54.lp</text:p>
          </table:table-cell>
          <table:table-cell office:value-type="float" office:value="0.03" table:style-name="ce1">
            <text:p>0,03</text:p>
          </table:table-cell>
          <table:table-cell office:value-type="float" office:value="324" table:style-name="ce1">
            <text:p>324</text:p>
          </table:table-cell>
          <table:table-cell office:value-type="float" office:value="2" table:style-name="ce3">
            <text:p>2</text:p>
          </table:table-cell>
          <table:table-cell office:value-type="float" office:value="0.12" table:style-name="ce1">
            <text:p>0,12</text:p>
          </table:table-cell>
          <table:table-cell office:value-type="float" office:value="726" table:style-name="ce1">
            <text:p>726</text:p>
          </table:table-cell>
          <table:table-cell office:value-type="float" office:value="50" table:style-name="ce1">
            <text:p>50</text:p>
          </table:table-cell>
          <table:table-cell office:value-type="float" office:value="0.67" table:style-name="ce1">
            <text:p>0,67</text:p>
          </table:table-cell>
          <table:table-cell office:value-type="float" office:value="7217" table:style-name="ce2">
            <text:p>7217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847" table:style-name="ce1">
            <text:p>847</text:p>
          </table:table-cell>
          <table:table-cell office:value-type="float" office:value="73" table:style-name="ce2">
            <text:p>73</text:p>
          </table:table-cell>
          <table:table-cell office:value-type="float" office:value="0.12" table:style-name="ce1">
            <text:p>0,12</text:p>
          </table:table-cell>
          <table:table-cell office:value-type="float" office:value="726" table:style-name="ce1">
            <text:p>726</text:p>
          </table:table-cell>
          <table:table-cell office:value-type="float" office:value="50" table:style-name="ce1">
            <text:p>50</text:p>
          </table:table-cell>
          <table:table-cell office:value-type="float" office:value="0.02" table:style-name="ce1">
            <text:p>0,02</text:p>
          </table:table-cell>
          <table:table-cell office:value-type="float" office:value="287" table:style-name="ce3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0.02" table:formula="of:=MIN([.$B9];[.$E9];[.$H9];[.$K9];[.$N9];[.$Q9];[.$T9])" table:style-name="ce1">
            <text:p>0,02</text:p>
          </table:table-cell>
          <table:table-cell office:value-type="float" office:value="287" table:formula="of:=MIN([.$C9];[.$F9];[.$I9];[.$L9];[.$O9];[.$R9];[.$U9])" table:style-name="ce1">
            <text:p>287</text:p>
          </table:table-cell>
          <table:table-cell office:value-type="float" office:value="2" table:formula="of:=MIN([.$D9];[.$G9];[.$J9];[.$M9];[.$P9];[.$S9];[.$V9])" table:style-name="ce1">
            <text:p>2</text:p>
          </table:table-cell>
          <table:table-cell office:value-type="float" office:value="0.06" table:formula="of:=MEDIAN([.$B9];[.$E9];[.$H9];[.$K9];[.$N9];[.$Q9];[.$T9])" table:style-name="ce1">
            <text:p>0,06</text:p>
          </table:table-cell>
          <table:table-cell office:value-type="float" office:value="726" table:formula="of:=MEDIAN([.$C9];[.$F9];[.$I9];[.$L9];[.$O9];[.$R9];[.$U9])" table:style-name="ce1">
            <text:p>726</text:p>
          </table:table-cell>
          <table:table-cell office:value-type="float" office:value="19" table:formula="of:=MEDIAN([.$D9];[.$G9];[.$J9];[.$M9];[.$P9];[.$S9];[.$V9])" table:style-name="ce1">
            <text:p>19</text:p>
          </table:table-cell>
          <table:table-cell office:value-type="float" office:value="0.67" table:formula="of:=MAX([.$B9];[.$E9];[.$H9];[.$K9];[.$N9];[.$Q9];[.$T9])" table:style-name="ce1">
            <text:p>0,67</text:p>
          </table:table-cell>
          <table:table-cell office:value-type="float" office:value="7217" table:formula="of:=MAX([.$C9];[.$F9];[.$I9];[.$L9];[.$O9];[.$R9];[.$U9])" table:style-name="ce1">
            <text:p>7217</text:p>
          </table:table-cell>
          <table:table-cell office:value-type="float" office:value="73" table:formula="of:=MAX([.$D9];[.$G9];[.$J9];[.$M9];[.$P9];[.$S9];[.$V9])" table:style-name="ce1">
            <text:p>7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7_h41.lp</text:p>
          </table:table-cell>
          <table:table-cell office:value-type="float" office:value="0.24" table:style-name="ce1">
            <text:p>0,24</text:p>
          </table:table-cell>
          <table:table-cell office:value-type="float" office:value="3636" table:style-name="ce1">
            <text:p>3636</text:p>
          </table:table-cell>
          <table:table-cell office:value-type="float" office:value="40" table:style-name="ce1">
            <text:p>40</text:p>
          </table:table-cell>
          <table:table-cell office:value-type="float" office:value="0.1" table:style-name="ce1">
            <text:p>0,1</text:p>
          </table:table-cell>
          <table:table-cell office:value-type="float" office:value="1135" table:style-name="ce1">
            <text:p>1135</text:p>
          </table:table-cell>
          <table:table-cell office:value-type="float" office:value="58" table:style-name="ce1">
            <text:p>58</text:p>
          </table:table-cell>
          <table:table-cell office:value-type="float" office:value="3.26" table:style-name="ce2">
            <text:p>3,26</text:p>
          </table:table-cell>
          <table:table-cell office:value-type="float" office:value="112437" table:style-name="ce2">
            <text:p>112437</text:p>
          </table:table-cell>
          <table:table-cell office:value-type="float" office:value="341" table:style-name="ce2">
            <text:p>341</text:p>
          </table:table-cell>
          <table:table-cell office:value-type="float" office:value="0.04" table:style-name="ce3">
            <text:p>0,04</text:p>
          </table:table-cell>
          <table:table-cell office:value-type="float" office:value="483" table:style-name="ce1">
            <text:p>483</text:p>
          </table:table-cell>
          <table:table-cell office:value-type="float" office:value="11" table:style-name="ce3">
            <text:p>11</text:p>
          </table:table-cell>
          <table:table-cell office:value-type="float" office:value="0.04" table:style-name="ce3">
            <text:p>0,04</text:p>
          </table:table-cell>
          <table:table-cell office:value-type="float" office:value="252" table:style-name="ce3">
            <text:p>252</text:p>
          </table:table-cell>
          <table:table-cell office:value-type="float" office:value="22" table:style-name="ce1">
            <text:p>22</text:p>
          </table:table-cell>
          <table:table-cell office:value-type="float" office:value="0.1" table:style-name="ce1">
            <text:p>0,1</text:p>
          </table:table-cell>
          <table:table-cell office:value-type="float" office:value="1135" table:style-name="ce1">
            <text:p>1135</text:p>
          </table:table-cell>
          <table:table-cell office:value-type="float" office:value="58" table:style-name="ce1">
            <text:p>58</text:p>
          </table:table-cell>
          <table:table-cell office:value-type="float" office:value="0.04" table:style-name="ce3">
            <text:p>0,04</text:p>
          </table:table-cell>
          <table:table-cell office:value-type="float" office:value="478" table:style-name="ce1">
            <text:p>478</text:p>
          </table:table-cell>
          <table:table-cell office:value-type="float" office:value="11" table:style-name="ce3">
            <text:p>11</text:p>
          </table:table-cell>
          <table:table-cell office:value-type="float" office:value="0.04" table:formula="of:=MIN([.$B10];[.$E10];[.$H10];[.$K10];[.$N10];[.$Q10];[.$T10])" table:style-name="ce1">
            <text:p>0,04</text:p>
          </table:table-cell>
          <table:table-cell office:value-type="float" office:value="252" table:formula="of:=MIN([.$C10];[.$F10];[.$I10];[.$L10];[.$O10];[.$R10];[.$U10])" table:style-name="ce1">
            <text:p>252</text:p>
          </table:table-cell>
          <table:table-cell office:value-type="float" office:value="11" table:formula="of:=MIN([.$D10];[.$G10];[.$J10];[.$M10];[.$P10];[.$S10];[.$V10])" table:style-name="ce1">
            <text:p>11</text:p>
          </table:table-cell>
          <table:table-cell office:value-type="float" office:value="0.1" table:formula="of:=MEDIAN([.$B10];[.$E10];[.$H10];[.$K10];[.$N10];[.$Q10];[.$T10])" table:style-name="ce1">
            <text:p>0,1</text:p>
          </table:table-cell>
          <table:table-cell office:value-type="float" office:value="1135" table:formula="of:=MEDIAN([.$C10];[.$F10];[.$I10];[.$L10];[.$O10];[.$R10];[.$U10])" table:style-name="ce1">
            <text:p>1135</text:p>
          </table:table-cell>
          <table:table-cell office:value-type="float" office:value="40" table:formula="of:=MEDIAN([.$D10];[.$G10];[.$J10];[.$M10];[.$P10];[.$S10];[.$V10])" table:style-name="ce1">
            <text:p>40</text:p>
          </table:table-cell>
          <table:table-cell office:value-type="float" office:value="3.26" table:formula="of:=MAX([.$B10];[.$E10];[.$H10];[.$K10];[.$N10];[.$Q10];[.$T10])" table:style-name="ce1">
            <text:p>3,26</text:p>
          </table:table-cell>
          <table:table-cell office:value-type="float" office:value="112437" table:formula="of:=MAX([.$C10];[.$F10];[.$I10];[.$L10];[.$O10];[.$R10];[.$U10])" table:style-name="ce1">
            <text:p>112437</text:p>
          </table:table-cell>
          <table:table-cell office:value-type="float" office:value="341" table:formula="of:=MAX([.$D10];[.$G10];[.$J10];[.$M10];[.$P10];[.$S10];[.$V10])" table:style-name="ce1">
            <text:p>34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8_h45.lp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9884" table:style-name="ce2">
            <text:p>9884</text:p>
          </table:table-cell>
          <table:table-cell office:value-type="float" office:value="156" table:style-name="ce1">
            <text:p>156</text:p>
          </table:table-cell>
          <table:table-cell office:value-type="float" office:value="0.13" table:style-name="ce1">
            <text:p>0,13</text:p>
          </table:table-cell>
          <table:table-cell office:value-type="float" office:value="938" table:style-name="ce1">
            <text:p>938</text:p>
          </table:table-cell>
          <table:table-cell office:value-type="float" office:value="89" table:style-name="ce1">
            <text:p>89</text:p>
          </table:table-cell>
          <table:table-cell office:value-type="float" office:value="0.72" table:style-name="ce1">
            <text:p>0,72</text:p>
          </table:table-cell>
          <table:table-cell office:value-type="float" office:value="8042" table:style-name="ce1">
            <text:p>8042</text:p>
          </table:table-cell>
          <table:table-cell office:value-type="float" office:value="82" table:style-name="ce1">
            <text:p>8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90" table:style-name="ce1">
            <text:p>490</text:p>
          </table:table-cell>
          <table:table-cell office:value-type="float" office:value="90" table:style-name="ce1">
            <text:p>90</text:p>
          </table:table-cell>
          <table:table-cell office:value-type="float" office:value="0.51" table:style-name="ce1">
            <text:p>0,51</text:p>
          </table:table-cell>
          <table:table-cell office:value-type="float" office:value="6610" table:style-name="ce1">
            <text:p>6610</text:p>
          </table:table-cell>
          <table:table-cell office:value-type="float" office:value="524" table:style-name="ce2">
            <text:p>524</text:p>
          </table:table-cell>
          <table:table-cell office:value-type="float" office:value="0.15" table:style-name="ce1">
            <text:p>0,15</text:p>
          </table:table-cell>
          <table:table-cell office:value-type="float" office:value="938" table:style-name="ce1">
            <text:p>938</text:p>
          </table:table-cell>
          <table:table-cell office:value-type="float" office:value="89" table:style-name="ce1">
            <text:p>89</text:p>
          </table:table-cell>
          <table:table-cell office:value-type="float" office:value="0.06" table:style-name="ce1">
            <text:p>0,06</text:p>
          </table:table-cell>
          <table:table-cell office:value-type="float" office:value="452" table:style-name="ce3">
            <text:p>452</text:p>
          </table:table-cell>
          <table:table-cell office:value-type="float" office:value="69" table:style-name="ce3">
            <text:p>69</text:p>
          </table:table-cell>
          <table:table-cell office:value-type="float" office:value="0.06" table:formula="of:=MIN([.$B11];[.$E11];[.$H11];[.$K11];[.$N11];[.$Q11];[.$T11])" table:style-name="ce1">
            <text:p>0,06</text:p>
          </table:table-cell>
          <table:table-cell office:value-type="float" office:value="452" table:formula="of:=MIN([.$C11];[.$F11];[.$I11];[.$L11];[.$O11];[.$R11];[.$U11])" table:style-name="ce1">
            <text:p>452</text:p>
          </table:table-cell>
          <table:table-cell office:value-type="float" office:value="69" table:formula="of:=MIN([.$D11];[.$G11];[.$J11];[.$M11];[.$P11];[.$S11];[.$V11])" table:style-name="ce1">
            <text:p>69</text:p>
          </table:table-cell>
          <table:table-cell office:value-type="float" office:value="0.15" table:formula="of:=MEDIAN([.$B11];[.$E11];[.$H11];[.$K11];[.$N11];[.$Q11];[.$T11])" table:style-name="ce1">
            <text:p>0,15</text:p>
          </table:table-cell>
          <table:table-cell office:value-type="float" office:value="938" table:formula="of:=MEDIAN([.$C11];[.$F11];[.$I11];[.$L11];[.$O11];[.$R11];[.$U11])" table:style-name="ce1">
            <text:p>938</text:p>
          </table:table-cell>
          <table:table-cell office:value-type="float" office:value="89" table:formula="of:=MEDIAN([.$D11];[.$G11];[.$J11];[.$M11];[.$P11];[.$S11];[.$V11])" table:style-name="ce1">
            <text:p>89</text:p>
          </table:table-cell>
          <table:table-cell office:value-type="float" office:value="0.72" table:formula="of:=MAX([.$B11];[.$E11];[.$H11];[.$K11];[.$N11];[.$Q11];[.$T11])" table:style-name="ce1">
            <text:p>0,72</text:p>
          </table:table-cell>
          <table:table-cell office:value-type="float" office:value="9884" table:formula="of:=MAX([.$C11];[.$F11];[.$I11];[.$L11];[.$O11];[.$R11];[.$U11])" table:style-name="ce1">
            <text:p>9884</text:p>
          </table:table-cell>
          <table:table-cell office:value-type="float" office:value="524" table:formula="of:=MAX([.$D11];[.$G11];[.$J11];[.$M11];[.$P11];[.$S11];[.$V11])" table:style-name="ce1">
            <text:p>52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0_a9_h39.lp</text:p>
          </table:table-cell>
          <table:table-cell office:value-type="float" office:value="0.04" table:style-name="ce1">
            <text:p>0,04</text:p>
          </table:table-cell>
          <table:table-cell office:value-type="float" office:value="297" table:style-name="ce1">
            <text:p>297</text:p>
          </table:table-cell>
          <table:table-cell office:value-type="float" office:value="7" table:style-name="ce1">
            <text:p>7</text:p>
          </table:table-cell>
          <table:table-cell office:value-type="float" office:value="0.1" table:style-name="ce1">
            <text:p>0,1</text:p>
          </table:table-cell>
          <table:table-cell office:value-type="float" office:value="1095" table:style-name="ce1">
            <text:p>1095</text:p>
          </table:table-cell>
          <table:table-cell office:value-type="float" office:value="103" table:style-name="ce1">
            <text:p>103</text:p>
          </table:table-cell>
          <table:table-cell office:value-type="float" office:value="1.99" table:style-name="ce1">
            <text:p>1,99</text:p>
          </table:table-cell>
          <table:table-cell office:value-type="float" office:value="52327" table:style-name="ce2">
            <text:p>52327</text:p>
          </table:table-cell>
          <table:table-cell office:value-type="float" office:value="559" table:style-name="ce2">
            <text:p>559</text:p>
          </table:table-cell>
          <table:table-cell office:value-type="float" office:value="0.03" table:style-name="ce1">
            <text:p>0,03</text:p>
          </table:table-cell>
          <table:table-cell office:value-type="float" office:value="273" table:style-name="ce1">
            <text:p>273</text:p>
          </table:table-cell>
          <table:table-cell office:value-type="float" office:value="4" table:style-name="ce3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386" table:style-name="ce1">
            <text:p>386</text:p>
          </table:table-cell>
          <table:table-cell office:value-type="float" office:value="76" table:style-name="ce1">
            <text:p>76</text:p>
          </table:table-cell>
          <table:table-cell office:value-type="float" office:value="0.11" table:style-name="ce1">
            <text:p>0,11</text:p>
          </table:table-cell>
          <table:table-cell office:value-type="float" office:value="1095" table:style-name="ce1">
            <text:p>1095</text:p>
          </table:table-cell>
          <table:table-cell office:value-type="float" office:value="103" table:style-name="ce1">
            <text:p>103</text:p>
          </table:table-cell>
          <table:table-cell office:value-type="float" office:value="0.03" table:style-name="ce1">
            <text:p>0,03</text:p>
          </table:table-cell>
          <table:table-cell office:value-type="float" office:value="268" table:style-name="ce3">
            <text:p>268</text:p>
          </table:table-cell>
          <table:table-cell office:value-type="float" office:value="6" table:style-name="ce1">
            <text:p>6</text:p>
          </table:table-cell>
          <table:table-cell office:value-type="float" office:value="0.03" table:formula="of:=MIN([.$B12];[.$E12];[.$H12];[.$K12];[.$N12];[.$Q12];[.$T12])" table:style-name="ce1">
            <text:p>0,03</text:p>
          </table:table-cell>
          <table:table-cell office:value-type="float" office:value="268" table:formula="of:=MIN([.$C12];[.$F12];[.$I12];[.$L12];[.$O12];[.$R12];[.$U12])" table:style-name="ce1">
            <text:p>268</text:p>
          </table:table-cell>
          <table:table-cell office:value-type="float" office:value="4" table:formula="of:=MIN([.$D12];[.$G12];[.$J12];[.$M12];[.$P12];[.$S12];[.$V12])" table:style-name="ce1">
            <text:p>4</text:p>
          </table:table-cell>
          <table:table-cell office:value-type="float" office:value="0.04" table:formula="of:=MEDIAN([.$B12];[.$E12];[.$H12];[.$K12];[.$N12];[.$Q12];[.$T12])" table:style-name="ce1">
            <text:p>0,04</text:p>
          </table:table-cell>
          <table:table-cell office:value-type="float" office:value="386" table:formula="of:=MEDIAN([.$C12];[.$F12];[.$I12];[.$L12];[.$O12];[.$R12];[.$U12])" table:style-name="ce1">
            <text:p>386</text:p>
          </table:table-cell>
          <table:table-cell office:value-type="float" office:value="76" table:formula="of:=MEDIAN([.$D12];[.$G12];[.$J12];[.$M12];[.$P12];[.$S12];[.$V12])" table:style-name="ce1">
            <text:p>76</text:p>
          </table:table-cell>
          <table:table-cell office:value-type="float" office:value="1.99" table:formula="of:=MAX([.$B12];[.$E12];[.$H12];[.$K12];[.$N12];[.$Q12];[.$T12])" table:style-name="ce1">
            <text:p>1,99</text:p>
          </table:table-cell>
          <table:table-cell office:value-type="float" office:value="52327" table:formula="of:=MAX([.$C12];[.$F12];[.$I12];[.$L12];[.$O12];[.$R12];[.$U12])" table:style-name="ce1">
            <text:p>52327</text:p>
          </table:table-cell>
          <table:table-cell office:value-type="float" office:value="559" table:formula="of:=MAX([.$D12];[.$G12];[.$J12];[.$M12];[.$P12];[.$S12];[.$V12])" table:style-name="ce1">
            <text:p>55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1_a12_h87.lp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55176" table:style-name="ce1">
            <text:p>55176</text:p>
          </table:table-cell>
          <table:table-cell office:value-type="float" office:value="711" table:style-name="ce1">
            <text:p>711</text:p>
          </table:table-cell>
          <table:table-cell office:value-type="float" office:value="1.75" table:style-name="ce1">
            <text:p>1,75</text:p>
          </table:table-cell>
          <table:table-cell office:value-type="float" office:value="7341" table:style-name="ce1">
            <text:p>7341</text:p>
          </table:table-cell>
          <table:table-cell office:value-type="float" office:value="704" table:style-name="ce1">
            <text:p>704</text:p>
          </table:table-cell>
          <table:table-cell office:value-type="float" office:value="4.21" table:style-name="ce1">
            <text:p>4,21</text:p>
          </table:table-cell>
          <table:table-cell office:value-type="float" office:value="26704" table:style-name="ce1">
            <text:p>26704</text:p>
          </table:table-cell>
          <table:table-cell office:value-type="float" office:value="300" table:style-name="ce1">
            <text:p>300</text:p>
          </table:table-cell>
          <table:table-cell office:value-type="float" office:value="0.35" table:style-name="ce3">
            <text:p>0,35</text:p>
          </table:table-cell>
          <table:table-cell office:value-type="float" office:value="1692" table:style-name="ce3">
            <text:p>1692</text:p>
          </table:table-cell>
          <table:table-cell office:value-type="float" office:value="106" table:style-name="ce1">
            <text:p>106</text:p>
          </table:table-cell>
          <table:table-cell office:value-type="float" office:value="22.12" table:style-name="ce2">
            <text:p>22,12</text:p>
          </table:table-cell>
          <table:table-cell office:value-type="float" office:value="216401" table:style-name="ce2">
            <text:p>216401</text:p>
          </table:table-cell>
          <table:table-cell office:value-type="float" office:value="4945" table:style-name="ce2">
            <text:p>4945</text:p>
          </table:table-cell>
          <table:table-cell office:value-type="float" office:value="1.76" table:style-name="ce1">
            <text:p>1,76</text:p>
          </table:table-cell>
          <table:table-cell office:value-type="float" office:value="7341" table:style-name="ce1">
            <text:p>7341</text:p>
          </table:table-cell>
          <table:table-cell office:value-type="float" office:value="704" table:style-name="ce1">
            <text:p>704</text:p>
          </table:table-cell>
          <table:table-cell office:value-type="float" office:value="0.36" table:style-name="ce1">
            <text:p>0,36</text:p>
          </table:table-cell>
          <table:table-cell office:value-type="float" office:value="1818" table:style-name="ce1">
            <text:p>1818</text:p>
          </table:table-cell>
          <table:table-cell office:value-type="float" office:value="104" table:style-name="ce3">
            <text:p>104</text:p>
          </table:table-cell>
          <table:table-cell office:value-type="float" office:value="0.35" table:formula="of:=MIN([.$B13];[.$E13];[.$H13];[.$K13];[.$N13];[.$Q13];[.$T13])" table:style-name="ce1">
            <text:p>0,35</text:p>
          </table:table-cell>
          <table:table-cell office:value-type="float" office:value="1692" table:formula="of:=MIN([.$C13];[.$F13];[.$I13];[.$L13];[.$O13];[.$R13];[.$U13])" table:style-name="ce1">
            <text:p>1692</text:p>
          </table:table-cell>
          <table:table-cell office:value-type="float" office:value="104" table:formula="of:=MIN([.$D13];[.$G13];[.$J13];[.$M13];[.$P13];[.$S13];[.$V13])" table:style-name="ce1">
            <text:p>104</text:p>
          </table:table-cell>
          <table:table-cell office:value-type="float" office:value="1.76" table:formula="of:=MEDIAN([.$B13];[.$E13];[.$H13];[.$K13];[.$N13];[.$Q13];[.$T13])" table:style-name="ce1">
            <text:p>1,76</text:p>
          </table:table-cell>
          <table:table-cell office:value-type="float" office:value="7341" table:formula="of:=MEDIAN([.$C13];[.$F13];[.$I13];[.$L13];[.$O13];[.$R13];[.$U13])" table:style-name="ce1">
            <text:p>7341</text:p>
          </table:table-cell>
          <table:table-cell office:value-type="float" office:value="704" table:formula="of:=MEDIAN([.$D13];[.$G13];[.$J13];[.$M13];[.$P13];[.$S13];[.$V13])" table:style-name="ce1">
            <text:p>704</text:p>
          </table:table-cell>
          <table:table-cell office:value-type="float" office:value="22.12" table:formula="of:=MAX([.$B13];[.$E13];[.$H13];[.$K13];[.$N13];[.$Q13];[.$T13])" table:style-name="ce1">
            <text:p>22,12</text:p>
          </table:table-cell>
          <table:table-cell office:value-type="float" office:value="216401" table:formula="of:=MAX([.$C13];[.$F13];[.$I13];[.$L13];[.$O13];[.$R13];[.$U13])" table:style-name="ce1">
            <text:p>216401</text:p>
          </table:table-cell>
          <table:table-cell office:value-type="float" office:value="4945" table:formula="of:=MAX([.$D13];[.$G13];[.$J13];[.$M13];[.$P13];[.$S13];[.$V13])" table:style-name="ce1">
            <text:p>494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2_a14_h72.lp</text:p>
          </table:table-cell>
          <table:table-cell office:value-type="float" office:value="9.34" table:style-name="ce1">
            <text:p>9,34</text:p>
          </table:table-cell>
          <table:table-cell office:value-type="float" office:value="130190" table:style-name="ce1">
            <text:p>130190</text:p>
          </table:table-cell>
          <table:table-cell office:value-type="float" office:value="1915" table:style-name="ce1">
            <text:p>1915</text:p>
          </table:table-cell>
          <table:table-cell office:value-type="float" office:value="1.34" table:style-name="ce1">
            <text:p>1,34</text:p>
          </table:table-cell>
          <table:table-cell office:value-type="float" office:value="11134" table:style-name="ce1">
            <text:p>11134</text:p>
          </table:table-cell>
          <table:table-cell office:value-type="float" office:value="672" table:style-name="ce1">
            <text:p>672</text:p>
          </table:table-cell>
          <table:table-cell office:value-type="float" office:value="5.19" table:style-name="ce1">
            <text:p>5,19</text:p>
          </table:table-cell>
          <table:table-cell office:value-type="float" office:value="53925" table:style-name="ce1">
            <text:p>53925</text:p>
          </table:table-cell>
          <table:table-cell office:value-type="float" office:value="184" table:style-name="ce1">
            <text:p>184</text:p>
          </table:table-cell>
          <table:table-cell office:value-type="float" office:value="0.11" table:style-name="ce3">
            <text:p>0,11</text:p>
          </table:table-cell>
          <table:table-cell office:value-type="float" office:value="1116" table:style-name="ce1">
            <text:p>1116</text:p>
          </table:table-cell>
          <table:table-cell office:value-type="float" office:value="37" table:style-name="ce3">
            <text:p>37</text:p>
          </table:table-cell>
          <table:table-cell office:value-type="float" office:value="22.56" table:style-name="ce2">
            <text:p>22,56</text:p>
          </table:table-cell>
          <table:table-cell office:value-type="float" office:value="283209" table:style-name="ce2">
            <text:p>283209</text:p>
          </table:table-cell>
          <table:table-cell office:value-type="float" office:value="19678" table:style-name="ce2">
            <text:p>19678</text:p>
          </table:table-cell>
          <table:table-cell office:value-type="float" office:value="1.5" table:style-name="ce1">
            <text:p>1,5</text:p>
          </table:table-cell>
          <table:table-cell office:value-type="float" office:value="11134" table:style-name="ce1">
            <text:p>11134</text:p>
          </table:table-cell>
          <table:table-cell office:value-type="float" office:value="672" table:style-name="ce1">
            <text:p>672</text:p>
          </table:table-cell>
          <table:table-cell office:value-type="float" office:value="0.11" table:style-name="ce3">
            <text:p>0,11</text:p>
          </table:table-cell>
          <table:table-cell office:value-type="float" office:value="1090" table:style-name="ce3">
            <text:p>1090</text:p>
          </table:table-cell>
          <table:table-cell office:value-type="float" office:value="37" table:style-name="ce3">
            <text:p>37</text:p>
          </table:table-cell>
          <table:table-cell office:value-type="float" office:value="0.11" table:formula="of:=MIN([.$B14];[.$E14];[.$H14];[.$K14];[.$N14];[.$Q14];[.$T14])" table:style-name="ce1">
            <text:p>0,11</text:p>
          </table:table-cell>
          <table:table-cell office:value-type="float" office:value="1090" table:formula="of:=MIN([.$C14];[.$F14];[.$I14];[.$L14];[.$O14];[.$R14];[.$U14])" table:style-name="ce1">
            <text:p>1090</text:p>
          </table:table-cell>
          <table:table-cell office:value-type="float" office:value="37" table:formula="of:=MIN([.$D14];[.$G14];[.$J14];[.$M14];[.$P14];[.$S14];[.$V14])" table:style-name="ce1">
            <text:p>37</text:p>
          </table:table-cell>
          <table:table-cell office:value-type="float" office:value="1.5" table:formula="of:=MEDIAN([.$B14];[.$E14];[.$H14];[.$K14];[.$N14];[.$Q14];[.$T14])" table:style-name="ce1">
            <text:p>1,5</text:p>
          </table:table-cell>
          <table:table-cell office:value-type="float" office:value="11134" table:formula="of:=MEDIAN([.$C14];[.$F14];[.$I14];[.$L14];[.$O14];[.$R14];[.$U14])" table:style-name="ce1">
            <text:p>11134</text:p>
          </table:table-cell>
          <table:table-cell office:value-type="float" office:value="672" table:formula="of:=MEDIAN([.$D14];[.$G14];[.$J14];[.$M14];[.$P14];[.$S14];[.$V14])" table:style-name="ce1">
            <text:p>672</text:p>
          </table:table-cell>
          <table:table-cell office:value-type="float" office:value="22.56" table:formula="of:=MAX([.$B14];[.$E14];[.$H14];[.$K14];[.$N14];[.$Q14];[.$T14])" table:style-name="ce1">
            <text:p>22,56</text:p>
          </table:table-cell>
          <table:table-cell office:value-type="float" office:value="283209" table:formula="of:=MAX([.$C14];[.$F14];[.$I14];[.$L14];[.$O14];[.$R14];[.$U14])" table:style-name="ce1">
            <text:p>283209</text:p>
          </table:table-cell>
          <table:table-cell office:value-type="float" office:value="19678" table:formula="of:=MAX([.$D14];[.$G14];[.$J14];[.$M14];[.$P14];[.$S14];[.$V14])" table:style-name="ce1">
            <text:p>1967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3_a16_h97.lp</text:p>
          </table:table-cell>
          <table:table-cell office:value-type="float" office:value="371.4" table:style-name="ce1">
            <text:p>371,4</text:p>
          </table:table-cell>
          <table:table-cell office:value-type="float" office:value="4078397" table:style-name="ce1">
            <text:p>4078397</text:p>
          </table:table-cell>
          <table:table-cell office:value-type="float" office:value="37804" table:style-name="ce1">
            <text:p>37804</text:p>
          </table:table-cell>
          <table:table-cell office:value-type="float" office:value="6.12" table:style-name="ce1">
            <text:p>6,12</text:p>
          </table:table-cell>
          <table:table-cell office:value-type="float" office:value="35412" table:style-name="ce1">
            <text:p>35412</text:p>
          </table:table-cell>
          <table:table-cell office:value-type="float" office:value="1082" table:style-name="ce1">
            <text:p>1082</text:p>
          </table:table-cell>
          <table:table-cell office:value-type="float" office:value="13932.82" table:style-name="ce2">
            <text:p>13932,82</text:p>
          </table:table-cell>
          <table:table-cell office:value-type="float" office:value="437011134" table:style-name="ce2">
            <text:p>437011134</text:p>
          </table:table-cell>
          <table:table-cell office:value-type="float" office:value="1432612" table:style-name="ce2">
            <text:p>1432612</text:p>
          </table:table-cell>
          <table:table-cell office:value-type="float" office:value="0.27" table:style-name="ce1">
            <text:p>0,27</text:p>
          </table:table-cell>
          <table:table-cell office:value-type="float" office:value="1667" table:style-name="ce1">
            <text:p>1667</text:p>
          </table:table-cell>
          <table:table-cell office:value-type="float" office:value="32" table:style-name="ce3">
            <text:p>32</text:p>
          </table:table-cell>
          <table:table-cell office:value-type="float" office:value="33.14" table:style-name="ce1">
            <text:p>33,14</text:p>
          </table:table-cell>
          <table:table-cell office:value-type="float" office:value="221943" table:style-name="ce1">
            <text:p>221943</text:p>
          </table:table-cell>
          <table:table-cell office:value-type="float" office:value="24282" table:style-name="ce1">
            <text:p>24282</text:p>
          </table:table-cell>
          <table:table-cell office:value-type="float" office:value="6.19" table:style-name="ce1">
            <text:p>6,19</text:p>
          </table:table-cell>
          <table:table-cell office:value-type="float" office:value="35412" table:style-name="ce1">
            <text:p>35412</text:p>
          </table:table-cell>
          <table:table-cell office:value-type="float" office:value="1082" table:style-name="ce1">
            <text:p>1082</text:p>
          </table:table-cell>
          <table:table-cell office:value-type="float" office:value="0.25" table:style-name="ce3">
            <text:p>0,25</text:p>
          </table:table-cell>
          <table:table-cell office:value-type="float" office:value="1660" table:style-name="ce3">
            <text:p>1660</text:p>
          </table:table-cell>
          <table:table-cell office:value-type="float" office:value="32" table:style-name="ce3">
            <text:p>32</text:p>
          </table:table-cell>
          <table:table-cell office:value-type="float" office:value="0.25" table:formula="of:=MIN([.$B15];[.$E15];[.$H15];[.$K15];[.$N15];[.$Q15];[.$T15])" table:style-name="ce1">
            <text:p>0,25</text:p>
          </table:table-cell>
          <table:table-cell office:value-type="float" office:value="1660" table:formula="of:=MIN([.$C15];[.$F15];[.$I15];[.$L15];[.$O15];[.$R15];[.$U15])" table:style-name="ce1">
            <text:p>1660</text:p>
          </table:table-cell>
          <table:table-cell office:value-type="float" office:value="32" table:formula="of:=MIN([.$D15];[.$G15];[.$J15];[.$M15];[.$P15];[.$S15];[.$V15])" table:style-name="ce1">
            <text:p>32</text:p>
          </table:table-cell>
          <table:table-cell office:value-type="float" office:value="6.19" table:formula="of:=MEDIAN([.$B15];[.$E15];[.$H15];[.$K15];[.$N15];[.$Q15];[.$T15])" table:style-name="ce1">
            <text:p>6,19</text:p>
          </table:table-cell>
          <table:table-cell office:value-type="float" office:value="35412" table:formula="of:=MEDIAN([.$C15];[.$F15];[.$I15];[.$L15];[.$O15];[.$R15];[.$U15])" table:style-name="ce1">
            <text:p>35412</text:p>
          </table:table-cell>
          <table:table-cell office:value-type="float" office:value="1082" table:formula="of:=MEDIAN([.$D15];[.$G15];[.$J15];[.$M15];[.$P15];[.$S15];[.$V15])" table:style-name="ce1">
            <text:p>1082</text:p>
          </table:table-cell>
          <table:table-cell office:value-type="float" office:value="13932.82" table:formula="of:=MAX([.$B15];[.$E15];[.$H15];[.$K15];[.$N15];[.$Q15];[.$T15])" table:style-name="ce1">
            <text:p>13932,82</text:p>
          </table:table-cell>
          <table:table-cell office:value-type="float" office:value="437011134" table:formula="of:=MAX([.$C15];[.$F15];[.$I15];[.$L15];[.$O15];[.$R15];[.$U15])" table:style-name="ce1">
            <text:p>437011134</text:p>
          </table:table-cell>
          <table:table-cell office:value-type="float" office:value="1432612" table:formula="of:=MAX([.$D15];[.$G15];[.$J15];[.$M15];[.$P15];[.$S15];[.$V15])" table:style-name="ce1">
            <text:p>143261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4_a18_h80.lp</text:p>
          </table:table-cell>
          <table:table-cell office:value-type="float" office:value="42.49" table:style-name="ce1">
            <text:p>42,49</text:p>
          </table:table-cell>
          <table:table-cell office:value-type="float" office:value="509947" table:style-name="ce1">
            <text:p>509947</text:p>
          </table:table-cell>
          <table:table-cell office:value-type="float" office:value="1654" table:style-name="ce1">
            <text:p>1654</text:p>
          </table:table-cell>
          <table:table-cell office:value-type="float" office:value="10.68" table:style-name="ce1">
            <text:p>10,68</text:p>
          </table:table-cell>
          <table:table-cell office:value-type="float" office:value="53645" table:style-name="ce1">
            <text:p>53645</text:p>
          </table:table-cell>
          <table:table-cell office:value-type="float" office:value="2418" table:style-name="ce1">
            <text:p>2418</text:p>
          </table:table-cell>
          <table:table-cell office:value-type="float" office:value="53.04" table:style-name="ce1">
            <text:p>53,04</text:p>
          </table:table-cell>
          <table:table-cell office:value-type="float" office:value="507717" table:style-name="ce1">
            <text:p>507717</text:p>
          </table:table-cell>
          <table:table-cell office:value-type="float" office:value="1776" table:style-name="ce1">
            <text:p>1776</text:p>
          </table:table-cell>
          <table:table-cell office:value-type="float" office:value="0.46" table:style-name="ce1">
            <text:p>0,46</text:p>
          </table:table-cell>
          <table:table-cell office:value-type="float" office:value="3325" table:style-name="ce1">
            <text:p>3325</text:p>
          </table:table-cell>
          <table:table-cell office:value-type="float" office:value="36" table:style-name="ce3">
            <text:p>36</text:p>
          </table:table-cell>
          <table:table-cell office:value-type="float" office:value="7263.16" table:style-name="ce2">
            <text:p>7263,16</text:p>
          </table:table-cell>
          <table:table-cell office:value-type="float" office:value="52793427" table:style-name="ce2">
            <text:p>52793427</text:p>
          </table:table-cell>
          <table:table-cell office:value-type="float" office:value="3395757" table:style-name="ce2">
            <text:p>3395757</text:p>
          </table:table-cell>
          <table:table-cell office:value-type="float" office:value="11.72" table:style-name="ce1">
            <text:p>11,72</text:p>
          </table:table-cell>
          <table:table-cell office:value-type="float" office:value="53645" table:style-name="ce1">
            <text:p>53645</text:p>
          </table:table-cell>
          <table:table-cell office:value-type="float" office:value="2418" table:style-name="ce1">
            <text:p>2418</text:p>
          </table:table-cell>
          <table:table-cell office:value-type="float" office:value="0.45" table:style-name="ce3">
            <text:p>0,45</text:p>
          </table:table-cell>
          <table:table-cell office:value-type="float" office:value="3314" table:style-name="ce3">
            <text:p>3314</text:p>
          </table:table-cell>
          <table:table-cell office:value-type="float" office:value="36" table:style-name="ce3">
            <text:p>36</text:p>
          </table:table-cell>
          <table:table-cell office:value-type="float" office:value="0.45" table:formula="of:=MIN([.$B16];[.$E16];[.$H16];[.$K16];[.$N16];[.$Q16];[.$T16])" table:style-name="ce1">
            <text:p>0,45</text:p>
          </table:table-cell>
          <table:table-cell office:value-type="float" office:value="3314" table:formula="of:=MIN([.$C16];[.$F16];[.$I16];[.$L16];[.$O16];[.$R16];[.$U16])" table:style-name="ce1">
            <text:p>3314</text:p>
          </table:table-cell>
          <table:table-cell office:value-type="float" office:value="36" table:formula="of:=MIN([.$D16];[.$G16];[.$J16];[.$M16];[.$P16];[.$S16];[.$V16])" table:style-name="ce1">
            <text:p>36</text:p>
          </table:table-cell>
          <table:table-cell office:value-type="float" office:value="11.72" table:formula="of:=MEDIAN([.$B16];[.$E16];[.$H16];[.$K16];[.$N16];[.$Q16];[.$T16])" table:style-name="ce1">
            <text:p>11,72</text:p>
          </table:table-cell>
          <table:table-cell office:value-type="float" office:value="53645" table:formula="of:=MEDIAN([.$C16];[.$F16];[.$I16];[.$L16];[.$O16];[.$R16];[.$U16])" table:style-name="ce1">
            <text:p>53645</text:p>
          </table:table-cell>
          <table:table-cell office:value-type="float" office:value="1776" table:formula="of:=MEDIAN([.$D16];[.$G16];[.$J16];[.$M16];[.$P16];[.$S16];[.$V16])" table:style-name="ce1">
            <text:p>1776</text:p>
          </table:table-cell>
          <table:table-cell office:value-type="float" office:value="7263.16" table:formula="of:=MAX([.$B16];[.$E16];[.$H16];[.$K16];[.$N16];[.$Q16];[.$T16])" table:style-name="ce1">
            <text:p>7263,16</text:p>
          </table:table-cell>
          <table:table-cell office:value-type="float" office:value="52793427" table:formula="of:=MAX([.$C16];[.$F16];[.$I16];[.$L16];[.$O16];[.$R16];[.$U16])" table:style-name="ce1">
            <text:p>52793427</text:p>
          </table:table-cell>
          <table:table-cell office:value-type="float" office:value="3395757" table:formula="of:=MAX([.$D16];[.$G16];[.$J16];[.$M16];[.$P16];[.$S16];[.$V16])" table:style-name="ce1">
            <text:p>339575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15_a20_h98.lp</text:p>
          </table:table-cell>
          <table:table-cell office:value-type="float" office:value="851.8" table:style-name="ce1">
            <text:p>851,8</text:p>
          </table:table-cell>
          <table:table-cell office:value-type="float" office:value="7615726" table:style-name="ce1">
            <text:p>7615726</text:p>
          </table:table-cell>
          <table:table-cell office:value-type="float" office:value="27401" table:style-name="ce1">
            <text:p>27401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74922" table:style-name="ce1">
            <text:p>74922</text:p>
          </table:table-cell>
          <table:table-cell office:value-type="float" office:value="3455" table:style-name="ce1">
            <text:p>3455</text:p>
          </table:table-cell>
          <table:table-cell office:value-type="float" office:value="21600" table:style-name="ce2">
            <text:p>21600</text:p>
          </table:table-cell>
          <table:table-cell office:value-type="float" office:value="734223842" table:style-name="ce2">
            <text:p>734223842</text:p>
          </table:table-cell>
          <table:table-cell office:value-type="float" office:value="3481563" table:style-name="ce2">
            <text:p>3481563</text:p>
          </table:table-cell>
          <table:table-cell office:value-type="float" office:value="0.5" table:style-name="ce3">
            <text:p>0,5</text:p>
          </table:table-cell>
          <table:table-cell office:value-type="float" office:value="2785" table:style-name="ce3">
            <text:p>2785</text:p>
          </table:table-cell>
          <table:table-cell office:value-type="float" office:value="168" table:style-name="ce3">
            <text:p>168</text:p>
          </table:table-cell>
          <table:table-cell office:value-type="float" office:value="1002.57" table:style-name="ce1">
            <text:p>1002,57</text:p>
          </table:table-cell>
          <table:table-cell office:value-type="float" office:value="4800212" table:style-name="ce1">
            <text:p>4800212</text:p>
          </table:table-cell>
          <table:table-cell office:value-type="float" office:value="454675" table:style-name="ce1">
            <text:p>454675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74922" table:style-name="ce1">
            <text:p>74922</text:p>
          </table:table-cell>
          <table:table-cell office:value-type="float" office:value="3455" table:style-name="ce1">
            <text:p>3455</text:p>
          </table:table-cell>
          <table:table-cell office:value-type="float" office:value="10.74" table:style-name="ce1">
            <text:p>10,74</text:p>
          </table:table-cell>
          <table:table-cell office:value-type="float" office:value="163218" table:style-name="ce1">
            <text:p>163218</text:p>
          </table:table-cell>
          <table:table-cell office:value-type="float" office:value="641" table:style-name="ce1">
            <text:p>641</text:p>
          </table:table-cell>
          <table:table-cell office:value-type="float" office:value="0.5" table:formula="of:=MIN([.$B17];[.$E17];[.$H17];[.$K17];[.$N17];[.$Q17];[.$T17])" table:style-name="ce1">
            <text:p>0,5</text:p>
          </table:table-cell>
          <table:table-cell office:value-type="float" office:value="2785" table:formula="of:=MIN([.$C17];[.$F17];[.$I17];[.$L17];[.$O17];[.$R17];[.$U17])" table:style-name="ce1">
            <text:p>2785</text:p>
          </table:table-cell>
          <table:table-cell office:value-type="float" office:value="168" table:formula="of:=MIN([.$D17];[.$G17];[.$J17];[.$M17];[.$P17];[.$S17];[.$V17])" table:style-name="ce1">
            <text:p>168</text:p>
          </table:table-cell>
          <table:table-cell office:value-type="float" office:value="18.440000000000001" table:formula="of:=MEDIAN([.$B17];[.$E17];[.$H17];[.$K17];[.$N17];[.$Q17];[.$T17])" table:style-name="ce1">
            <text:p>18,44</text:p>
          </table:table-cell>
          <table:table-cell office:value-type="float" office:value="163218" table:formula="of:=MEDIAN([.$C17];[.$F17];[.$I17];[.$L17];[.$O17];[.$R17];[.$U17])" table:style-name="ce1">
            <text:p>163218</text:p>
          </table:table-cell>
          <table:table-cell office:value-type="float" office:value="3455" table:formula="of:=MEDIAN([.$D17];[.$G17];[.$J17];[.$M17];[.$P17];[.$S17];[.$V17])" table:style-name="ce1">
            <text:p>3455</text:p>
          </table:table-cell>
          <table:table-cell office:value-type="float" office:value="21600" table:formula="of:=MAX([.$B17];[.$E17];[.$H17];[.$K17];[.$N17];[.$Q17];[.$T17])" table:style-name="ce1">
            <text:p>21600</text:p>
          </table:table-cell>
          <table:table-cell office:value-type="float" office:value="734223842" table:formula="of:=MAX([.$C17];[.$F17];[.$I17];[.$L17];[.$O17];[.$R17];[.$U17])" table:style-name="ce1">
            <text:p>734223842</text:p>
          </table:table-cell>
          <table:table-cell office:value-type="float" office:value="3481563" table:formula="of:=MAX([.$D17];[.$G17];[.$J17];[.$M17];[.$P17];[.$S17];[.$V17])" table:style-name="ce1">
            <text:p>348156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21_a12_h157.lp</text:p>
          </table:table-cell>
          <table:table-cell office:value-type="float" office:value="13.97" table:style-name="ce1">
            <text:p>13,97</text:p>
          </table:table-cell>
          <table:table-cell office:value-type="float" office:value="62077" table:style-name="ce1">
            <text:p>62077</text:p>
          </table:table-cell>
          <table:table-cell office:value-type="float" office:value="242" table:style-name="ce1">
            <text:p>242</text:p>
          </table:table-cell>
          <table:table-cell office:value-type="float" office:value="7.75" table:style-name="ce1">
            <text:p>7,75</text:p>
          </table:table-cell>
          <table:table-cell office:value-type="float" office:value="15719" table:style-name="ce1">
            <text:p>15719</text:p>
          </table:table-cell>
          <table:table-cell office:value-type="float" office:value="510" table:style-name="ce1">
            <text:p>510</text:p>
          </table:table-cell>
          <table:table-cell office:value-type="float" office:value="575.86" table:style-name="ce2">
            <text:p>575,86</text:p>
          </table:table-cell>
          <table:table-cell office:value-type="float" office:value="1880867" table:style-name="ce2">
            <text:p>1880867</text:p>
          </table:table-cell>
          <table:table-cell office:value-type="float" office:value="2468" table:style-name="ce1">
            <text:p>2468</text:p>
          </table:table-cell>
          <table:table-cell office:value-type="float" office:value="0.89" table:style-name="ce3">
            <text:p>0,89</text:p>
          </table:table-cell>
          <table:table-cell office:value-type="float" office:value="2932" table:style-name="ce3">
            <text:p>2932</text:p>
          </table:table-cell>
          <table:table-cell office:value-type="float" office:value="87" table:style-name="ce1">
            <text:p>87</text:p>
          </table:table-cell>
          <table:table-cell office:value-type="float" office:value="83.5" table:style-name="ce1">
            <text:p>83,5</text:p>
          </table:table-cell>
          <table:table-cell office:value-type="float" office:value="238659" table:style-name="ce1">
            <text:p>238659</text:p>
          </table:table-cell>
          <table:table-cell office:value-type="float" office:value="9439" table:style-name="ce2">
            <text:p>9439</text:p>
          </table:table-cell>
          <table:table-cell office:value-type="float" office:value="7.16" table:style-name="ce1">
            <text:p>7,16</text:p>
          </table:table-cell>
          <table:table-cell office:value-type="float" office:value="15719" table:style-name="ce1">
            <text:p>15719</text:p>
          </table:table-cell>
          <table:table-cell office:value-type="float" office:value="510" table:style-name="ce1">
            <text:p>510</text:p>
          </table:table-cell>
          <table:table-cell office:value-type="float" office:value="0.96" table:style-name="ce1">
            <text:p>0,96</text:p>
          </table:table-cell>
          <table:table-cell office:value-type="float" office:value="3112" table:style-name="ce1">
            <text:p>3112</text:p>
          </table:table-cell>
          <table:table-cell office:value-type="float" office:value="69" table:style-name="ce3">
            <text:p>69</text:p>
          </table:table-cell>
          <table:table-cell office:value-type="float" office:value="0.89" table:formula="of:=MIN([.$B18];[.$E18];[.$H18];[.$K18];[.$N18];[.$Q18];[.$T18])" table:style-name="ce1">
            <text:p>0,89</text:p>
          </table:table-cell>
          <table:table-cell office:value-type="float" office:value="2932" table:formula="of:=MIN([.$C18];[.$F18];[.$I18];[.$L18];[.$O18];[.$R18];[.$U18])" table:style-name="ce1">
            <text:p>2932</text:p>
          </table:table-cell>
          <table:table-cell office:value-type="float" office:value="69" table:formula="of:=MIN([.$D18];[.$G18];[.$J18];[.$M18];[.$P18];[.$S18];[.$V18])" table:style-name="ce1">
            <text:p>69</text:p>
          </table:table-cell>
          <table:table-cell office:value-type="float" office:value="7.75" table:formula="of:=MEDIAN([.$B18];[.$E18];[.$H18];[.$K18];[.$N18];[.$Q18];[.$T18])" table:style-name="ce1">
            <text:p>7,75</text:p>
          </table:table-cell>
          <table:table-cell office:value-type="float" office:value="15719" table:formula="of:=MEDIAN([.$C18];[.$F18];[.$I18];[.$L18];[.$O18];[.$R18];[.$U18])" table:style-name="ce1">
            <text:p>15719</text:p>
          </table:table-cell>
          <table:table-cell office:value-type="float" office:value="510" table:formula="of:=MEDIAN([.$D18];[.$G18];[.$J18];[.$M18];[.$P18];[.$S18];[.$V18])" table:style-name="ce1">
            <text:p>510</text:p>
          </table:table-cell>
          <table:table-cell office:value-type="float" office:value="575.86" table:formula="of:=MAX([.$B18];[.$E18];[.$H18];[.$K18];[.$N18];[.$Q18];[.$T18])" table:style-name="ce1">
            <text:p>575,86</text:p>
          </table:table-cell>
          <table:table-cell office:value-type="float" office:value="1880867" table:formula="of:=MAX([.$C18];[.$F18];[.$I18];[.$L18];[.$O18];[.$R18];[.$U18])" table:style-name="ce1">
            <text:p>1880867</text:p>
          </table:table-cell>
          <table:table-cell office:value-type="float" office:value="9439" table:formula="of:=MAX([.$D18];[.$G18];[.$J18];[.$M18];[.$P18];[.$S18];[.$V18])" table:style-name="ce1">
            <text:p>943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22_a14_h72.lp</text:p>
          </table:table-cell>
          <table:table-cell office:value-type="float" office:value="39.51" table:style-name="ce1">
            <text:p>39,51</text:p>
          </table:table-cell>
          <table:table-cell office:value-type="float" office:value="255541" table:style-name="ce1">
            <text:p>255541</text:p>
          </table:table-cell>
          <table:table-cell office:value-type="float" office:value="1299" table:style-name="ce1">
            <text:p>1299</text:p>
          </table:table-cell>
          <table:table-cell office:value-type="float" office:value="2.04" table:style-name="ce1">
            <text:p>2,04</text:p>
          </table:table-cell>
          <table:table-cell office:value-type="float" office:value="4214" table:style-name="ce1">
            <text:p>4214</text:p>
          </table:table-cell>
          <table:table-cell office:value-type="float" office:value="254" table:style-name="ce1">
            <text:p>254</text:p>
          </table:table-cell>
          <table:table-cell office:value-type="float" office:value="383.38" table:style-name="ce2">
            <text:p>383,38</text:p>
          </table:table-cell>
          <table:table-cell office:value-type="float" office:value="1882358" table:style-name="ce2">
            <text:p>1882358</text:p>
          </table:table-cell>
          <table:table-cell office:value-type="float" office:value="3437" table:style-name="ce2">
            <text:p>3437</text:p>
          </table:table-cell>
          <table:table-cell office:value-type="float" office:value="0.26" table:style-name="ce3">
            <text:p>0,26</text:p>
          </table:table-cell>
          <table:table-cell office:value-type="float" office:value="899" table:style-name="ce1">
            <text:p>899</text:p>
          </table:table-cell>
          <table:table-cell office:value-type="float" office:value="45" table:style-name="ce3">
            <text:p>45</text:p>
          </table:table-cell>
          <table:table-cell office:value-type="float" office:value="4.91" table:style-name="ce1">
            <text:p>4,91</text:p>
          </table:table-cell>
          <table:table-cell office:value-type="float" office:value="25949" table:style-name="ce1">
            <text:p>25949</text:p>
          </table:table-cell>
          <table:table-cell office:value-type="float" office:value="1141" table:style-name="ce1">
            <text:p>1141</text:p>
          </table:table-cell>
          <table:table-cell office:value-type="float" office:value="1.99" table:style-name="ce1">
            <text:p>1,99</text:p>
          </table:table-cell>
          <table:table-cell office:value-type="float" office:value="4214" table:style-name="ce1">
            <text:p>4214</text:p>
          </table:table-cell>
          <table:table-cell office:value-type="float" office:value="254" table:style-name="ce1">
            <text:p>254</text:p>
          </table:table-cell>
          <table:table-cell office:value-type="float" office:value="0.26" table:style-name="ce3">
            <text:p>0,26</text:p>
          </table:table-cell>
          <table:table-cell office:value-type="float" office:value="845" table:style-name="ce3">
            <text:p>845</text:p>
          </table:table-cell>
          <table:table-cell office:value-type="float" office:value="53" table:style-name="ce1">
            <text:p>53</text:p>
          </table:table-cell>
          <table:table-cell office:value-type="float" office:value="0.26" table:formula="of:=MIN([.$B19];[.$E19];[.$H19];[.$K19];[.$N19];[.$Q19];[.$T19])" table:style-name="ce1">
            <text:p>0,26</text:p>
          </table:table-cell>
          <table:table-cell office:value-type="float" office:value="845" table:formula="of:=MIN([.$C19];[.$F19];[.$I19];[.$L19];[.$O19];[.$R19];[.$U19])" table:style-name="ce1">
            <text:p>845</text:p>
          </table:table-cell>
          <table:table-cell office:value-type="float" office:value="45" table:formula="of:=MIN([.$D19];[.$G19];[.$J19];[.$M19];[.$P19];[.$S19];[.$V19])" table:style-name="ce1">
            <text:p>45</text:p>
          </table:table-cell>
          <table:table-cell office:value-type="float" office:value="2.04" table:formula="of:=MEDIAN([.$B19];[.$E19];[.$H19];[.$K19];[.$N19];[.$Q19];[.$T19])" table:style-name="ce1">
            <text:p>2,04</text:p>
          </table:table-cell>
          <table:table-cell office:value-type="float" office:value="4214" table:formula="of:=MEDIAN([.$C19];[.$F19];[.$I19];[.$L19];[.$O19];[.$R19];[.$U19])" table:style-name="ce1">
            <text:p>4214</text:p>
          </table:table-cell>
          <table:table-cell office:value-type="float" office:value="254" table:formula="of:=MEDIAN([.$D19];[.$G19];[.$J19];[.$M19];[.$P19];[.$S19];[.$V19])" table:style-name="ce1">
            <text:p>254</text:p>
          </table:table-cell>
          <table:table-cell office:value-type="float" office:value="383.38" table:formula="of:=MAX([.$B19];[.$E19];[.$H19];[.$K19];[.$N19];[.$Q19];[.$T19])" table:style-name="ce1">
            <text:p>383,38</text:p>
          </table:table-cell>
          <table:table-cell office:value-type="float" office:value="1882358" table:formula="of:=MAX([.$C19];[.$F19];[.$I19];[.$L19];[.$O19];[.$R19];[.$U19])" table:style-name="ce1">
            <text:p>1882358</text:p>
          </table:table-cell>
          <table:table-cell office:value-type="float" office:value="3437" table:formula="of:=MAX([.$D19];[.$G19];[.$J19];[.$M19];[.$P19];[.$S19];[.$V19])" table:style-name="ce1">
            <text:p>343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2_a14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0];[.$E20];[.$H20];[.$K20];[.$N20];[.$Q20];[.$T20])" table:style-name="ce1">
            <text:p>0</text:p>
          </table:table-cell>
          <table:table-cell office:value-type="float" office:value="0" table:formula="of:=MIN([.$C20];[.$F20];[.$I20];[.$L20];[.$O20];[.$R20];[.$U20])" table:style-name="ce1">
            <text:p>0</text:p>
          </table:table-cell>
          <table:table-cell office:value-type="float" office:value="0" table:formula="of:=MIN([.$D20];[.$G20];[.$J20];[.$M20];[.$P20];[.$S20];[.$V20])" table:style-name="ce1">
            <text:p>0</text:p>
          </table:table-cell>
          <table:table-cell office:value-type="float" office:value="0" table:formula="of:=MEDIAN([.$B20];[.$E20];[.$H20];[.$K20];[.$N20];[.$Q20];[.$T20])" table:style-name="ce1">
            <text:p>0</text:p>
          </table:table-cell>
          <table:table-cell office:value-type="float" office:value="0" table:formula="of:=MEDIAN([.$C20];[.$F20];[.$I20];[.$L20];[.$O20];[.$R20];[.$U20])" table:style-name="ce1">
            <text:p>0</text:p>
          </table:table-cell>
          <table:table-cell office:value-type="float" office:value="0" table:formula="of:=MEDIAN([.$D20];[.$G20];[.$J20];[.$M20];[.$P20];[.$S20];[.$V20])" table:style-name="ce1">
            <text:p>0</text:p>
          </table:table-cell>
          <table:table-cell office:value-type="float" office:value="0" table:formula="of:=MAX([.$B20];[.$E20];[.$H20];[.$K20];[.$N20];[.$Q20];[.$T20])" table:style-name="ce1">
            <text:p>0</text:p>
          </table:table-cell>
          <table:table-cell office:value-type="float" office:value="0" table:formula="of:=MAX([.$C20];[.$F20];[.$I20];[.$L20];[.$O20];[.$R20];[.$U20])" table:style-name="ce1">
            <text:p>0</text:p>
          </table:table-cell>
          <table:table-cell office:value-type="float" office:value="1" table:formula="of:=MAX([.$D20];[.$G20];[.$J20];[.$M20];[.$P20];[.$S20];[.$V20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2_a1_h3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1];[.$E21];[.$H21];[.$K21];[.$N21];[.$Q21];[.$T21])" table:style-name="ce1">
            <text:p>0</text:p>
          </table:table-cell>
          <table:table-cell office:value-type="float" office:value="0" table:formula="of:=MIN([.$C21];[.$F21];[.$I21];[.$L21];[.$O21];[.$R21];[.$U21])" table:style-name="ce1">
            <text:p>0</text:p>
          </table:table-cell>
          <table:table-cell office:value-type="float" office:value="0" table:formula="of:=MIN([.$D21];[.$G21];[.$J21];[.$M21];[.$P21];[.$S21];[.$V21])" table:style-name="ce1">
            <text:p>0</text:p>
          </table:table-cell>
          <table:table-cell office:value-type="float" office:value="0" table:formula="of:=MEDIAN([.$B21];[.$E21];[.$H21];[.$K21];[.$N21];[.$Q21];[.$T21])" table:style-name="ce1">
            <text:p>0</text:p>
          </table:table-cell>
          <table:table-cell office:value-type="float" office:value="0" table:formula="of:=MEDIAN([.$C21];[.$F21];[.$I21];[.$L21];[.$O21];[.$R21];[.$U21])" table:style-name="ce1">
            <text:p>0</text:p>
          </table:table-cell>
          <table:table-cell office:value-type="float" office:value="0" table:formula="of:=MEDIAN([.$D21];[.$G21];[.$J21];[.$M21];[.$P21];[.$S21];[.$V21])" table:style-name="ce1">
            <text:p>0</text:p>
          </table:table-cell>
          <table:table-cell office:value-type="float" office:value="0" table:formula="of:=MAX([.$B21];[.$E21];[.$H21];[.$K21];[.$N21];[.$Q21];[.$T21])" table:style-name="ce1">
            <text:p>0</text:p>
          </table:table-cell>
          <table:table-cell office:value-type="float" office:value="3" table:formula="of:=MAX([.$C21];[.$F21];[.$I21];[.$L21];[.$O21];[.$R21];[.$U21])" table:style-name="ce1">
            <text:p>3</text:p>
          </table:table-cell>
          <table:table-cell office:value-type="float" office:value="0" table:formula="of:=MAX([.$D21];[.$G21];[.$J21];[.$M21];[.$P21];[.$S21];[.$V21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10_h16.lp</text:p>
          </table:table-cell>
          <table:table-cell office:value-type="float" office:value="67.37" table:style-name="ce1">
            <text:p>67,37</text:p>
          </table:table-cell>
          <table:table-cell office:value-type="float" office:value="1121912" table:style-name="ce1">
            <text:p>1121912</text:p>
          </table:table-cell>
          <table:table-cell office:value-type="float" office:value="762380" table:style-name="ce1">
            <text:p>762380</text:p>
          </table:table-cell>
          <table:table-cell office:value-type="float" office:value="0.74" table:style-name="ce3">
            <text:p>0,74</text:p>
          </table:table-cell>
          <table:table-cell office:value-type="float" office:value="22309" table:style-name="ce3">
            <text:p>22309</text:p>
          </table:table-cell>
          <table:table-cell office:value-type="float" office:value="14662" table:style-name="ce3">
            <text:p>14662</text:p>
          </table:table-cell>
          <table:table-cell office:value-type="float" office:value="55.35" table:style-name="ce1">
            <text:p>55,35</text:p>
          </table:table-cell>
          <table:table-cell office:value-type="float" office:value="701746" table:style-name="ce1">
            <text:p>701746</text:p>
          </table:table-cell>
          <table:table-cell office:value-type="float" office:value="520969" table:style-name="ce1">
            <text:p>520969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162806" table:style-name="ce1">
            <text:p>162806</text:p>
          </table:table-cell>
          <table:table-cell office:value-type="float" office:value="119438" table:style-name="ce1">
            <text:p>119438</text:p>
          </table:table-cell>
          <table:table-cell office:value-type="float" office:value="239.05" table:style-name="ce2">
            <text:p>239,05</text:p>
          </table:table-cell>
          <table:table-cell office:value-type="float" office:value="2748708" table:style-name="ce2">
            <text:p>2748708</text:p>
          </table:table-cell>
          <table:table-cell office:value-type="float" office:value="2170754" table:style-name="ce2">
            <text:p>2170754</text:p>
          </table:table-cell>
          <table:table-cell office:value-type="float" office:value="0.74" table:style-name="ce3">
            <text:p>0,74</text:p>
          </table:table-cell>
          <table:table-cell office:value-type="float" office:value="22309" table:style-name="ce3">
            <text:p>22309</text:p>
          </table:table-cell>
          <table:table-cell office:value-type="float" office:value="14662" table:style-name="ce3">
            <text:p>14662</text:p>
          </table:table-cell>
          <table:table-cell office:value-type="float" office:value="2.78" table:style-name="ce1">
            <text:p>2,78</text:p>
          </table:table-cell>
          <table:table-cell office:value-type="float" office:value="71314" table:style-name="ce1">
            <text:p>71314</text:p>
          </table:table-cell>
          <table:table-cell office:value-type="float" office:value="47614" table:style-name="ce1">
            <text:p>47614</text:p>
          </table:table-cell>
          <table:table-cell office:value-type="float" office:value="0.74" table:formula="of:=MIN([.$B22];[.$E22];[.$H22];[.$K22];[.$N22];[.$Q22];[.$T22])" table:style-name="ce1">
            <text:p>0,74</text:p>
          </table:table-cell>
          <table:table-cell office:value-type="float" office:value="22309" table:formula="of:=MIN([.$C22];[.$F22];[.$I22];[.$L22];[.$O22];[.$R22];[.$U22])" table:style-name="ce1">
            <text:p>22309</text:p>
          </table:table-cell>
          <table:table-cell office:value-type="float" office:value="14662" table:formula="of:=MIN([.$D22];[.$G22];[.$J22];[.$M22];[.$P22];[.$S22];[.$V22])" table:style-name="ce1">
            <text:p>14662</text:p>
          </table:table-cell>
          <table:table-cell office:value-type="float" office:value="8.4700000000000006" table:formula="of:=MEDIAN([.$B22];[.$E22];[.$H22];[.$K22];[.$N22];[.$Q22];[.$T22])" table:style-name="ce1">
            <text:p>8,47</text:p>
          </table:table-cell>
          <table:table-cell office:value-type="float" office:value="162806" table:formula="of:=MEDIAN([.$C22];[.$F22];[.$I22];[.$L22];[.$O22];[.$R22];[.$U22])" table:style-name="ce1">
            <text:p>162806</text:p>
          </table:table-cell>
          <table:table-cell office:value-type="float" office:value="119438" table:formula="of:=MEDIAN([.$D22];[.$G22];[.$J22];[.$M22];[.$P22];[.$S22];[.$V22])" table:style-name="ce1">
            <text:p>119438</text:p>
          </table:table-cell>
          <table:table-cell office:value-type="float" office:value="239.05" table:formula="of:=MAX([.$B22];[.$E22];[.$H22];[.$K22];[.$N22];[.$Q22];[.$T22])" table:style-name="ce1">
            <text:p>239,05</text:p>
          </table:table-cell>
          <table:table-cell office:value-type="float" office:value="2748708" table:formula="of:=MAX([.$C22];[.$F22];[.$I22];[.$L22];[.$O22];[.$R22];[.$U22])" table:style-name="ce1">
            <text:p>2748708</text:p>
          </table:table-cell>
          <table:table-cell office:value-type="float" office:value="2170754" table:formula="of:=MAX([.$D22];[.$G22];[.$J22];[.$M22];[.$P22];[.$S22];[.$V22])" table:style-name="ce1">
            <text:p>217075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1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3];[.$E23];[.$H23];[.$K23];[.$N23];[.$Q23];[.$T23])" table:style-name="ce1">
            <text:p>0</text:p>
          </table:table-cell>
          <table:table-cell office:value-type="float" office:value="0" table:formula="of:=MIN([.$C23];[.$F23];[.$I23];[.$L23];[.$O23];[.$R23];[.$U23])" table:style-name="ce1">
            <text:p>0</text:p>
          </table:table-cell>
          <table:table-cell office:value-type="float" office:value="0" table:formula="of:=MIN([.$D23];[.$G23];[.$J23];[.$M23];[.$P23];[.$S23];[.$V23])" table:style-name="ce1">
            <text:p>0</text:p>
          </table:table-cell>
          <table:table-cell office:value-type="float" office:value="0" table:formula="of:=MEDIAN([.$B23];[.$E23];[.$H23];[.$K23];[.$N23];[.$Q23];[.$T23])" table:style-name="ce1">
            <text:p>0</text:p>
          </table:table-cell>
          <table:table-cell office:value-type="float" office:value="0" table:formula="of:=MEDIAN([.$C23];[.$F23];[.$I23];[.$L23];[.$O23];[.$R23];[.$U23])" table:style-name="ce1">
            <text:p>0</text:p>
          </table:table-cell>
          <table:table-cell office:value-type="float" office:value="0" table:formula="of:=MEDIAN([.$D23];[.$G23];[.$J23];[.$M23];[.$P23];[.$S23];[.$V23])" table:style-name="ce1">
            <text:p>0</text:p>
          </table:table-cell>
          <table:table-cell office:value-type="float" office:value="0" table:formula="of:=MAX([.$B23];[.$E23];[.$H23];[.$K23];[.$N23];[.$Q23];[.$T23])" table:style-name="ce1">
            <text:p>0</text:p>
          </table:table-cell>
          <table:table-cell office:value-type="float" office:value="13" table:formula="of:=MAX([.$C23];[.$F23];[.$I23];[.$L23];[.$O23];[.$R23];[.$U23])" table:style-name="ce1">
            <text:p>13</text:p>
          </table:table-cell>
          <table:table-cell office:value-type="float" office:value="0" table:formula="of:=MAX([.$D23];[.$G23];[.$J23];[.$M23];[.$P23];[.$S23];[.$V2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2_h6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4];[.$E24];[.$H24];[.$K24];[.$N24];[.$Q24];[.$T24])" table:style-name="ce1">
            <text:p>0</text:p>
          </table:table-cell>
          <table:table-cell office:value-type="float" office:value="1" table:formula="of:=MIN([.$C24];[.$F24];[.$I24];[.$L24];[.$O24];[.$R24];[.$U24])" table:style-name="ce1">
            <text:p>1</text:p>
          </table:table-cell>
          <table:table-cell office:value-type="float" office:value="0" table:formula="of:=MIN([.$D24];[.$G24];[.$J24];[.$M24];[.$P24];[.$S24];[.$V24])" table:style-name="ce1">
            <text:p>0</text:p>
          </table:table-cell>
          <table:table-cell office:value-type="float" office:value="0" table:formula="of:=MEDIAN([.$B24];[.$E24];[.$H24];[.$K24];[.$N24];[.$Q24];[.$T24])" table:style-name="ce1">
            <text:p>0</text:p>
          </table:table-cell>
          <table:table-cell office:value-type="float" office:value="2" table:formula="of:=MEDIAN([.$C24];[.$F24];[.$I24];[.$L24];[.$O24];[.$R24];[.$U24])" table:style-name="ce1">
            <text:p>2</text:p>
          </table:table-cell>
          <table:table-cell office:value-type="float" office:value="0" table:formula="of:=MEDIAN([.$D24];[.$G24];[.$J24];[.$M24];[.$P24];[.$S24];[.$V24])" table:style-name="ce1">
            <text:p>0</text:p>
          </table:table-cell>
          <table:table-cell office:value-type="float" office:value="0" table:formula="of:=MAX([.$B24];[.$E24];[.$H24];[.$K24];[.$N24];[.$Q24];[.$T24])" table:style-name="ce1">
            <text:p>0</text:p>
          </table:table-cell>
          <table:table-cell office:value-type="float" office:value="41" table:formula="of:=MAX([.$C24];[.$F24];[.$I24];[.$L24];[.$O24];[.$R24];[.$U24])" table:style-name="ce1">
            <text:p>41</text:p>
          </table:table-cell>
          <table:table-cell office:value-type="float" office:value="0" table:formula="of:=MAX([.$D24];[.$G24];[.$J24];[.$M24];[.$P24];[.$S24];[.$V24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3_h9.lp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2">
            <text:p>1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25];[.$E25];[.$H25];[.$K25];[.$N25];[.$Q25];[.$T25])" table:style-name="ce1">
            <text:p>0</text:p>
          </table:table-cell>
          <table:table-cell office:value-type="float" office:value="13" table:formula="of:=MIN([.$C25];[.$F25];[.$I25];[.$L25];[.$O25];[.$R25];[.$U25])" table:style-name="ce1">
            <text:p>13</text:p>
          </table:table-cell>
          <table:table-cell office:value-type="float" office:value="3" table:formula="of:=MIN([.$D25];[.$G25];[.$J25];[.$M25];[.$P25];[.$S25];[.$V25])" table:style-name="ce1">
            <text:p>3</text:p>
          </table:table-cell>
          <table:table-cell office:value-type="float" office:value="0" table:formula="of:=MEDIAN([.$B25];[.$E25];[.$H25];[.$K25];[.$N25];[.$Q25];[.$T25])" table:style-name="ce1">
            <text:p>0</text:p>
          </table:table-cell>
          <table:table-cell office:value-type="float" office:value="32" table:formula="of:=MEDIAN([.$C25];[.$F25];[.$I25];[.$L25];[.$O25];[.$R25];[.$U25])" table:style-name="ce1">
            <text:p>32</text:p>
          </table:table-cell>
          <table:table-cell office:value-type="float" office:value="4" table:formula="of:=MEDIAN([.$D25];[.$G25];[.$J25];[.$M25];[.$P25];[.$S25];[.$V25])" table:style-name="ce1">
            <text:p>4</text:p>
          </table:table-cell>
          <table:table-cell office:value-type="float" office:value="0" table:formula="of:=MAX([.$B25];[.$E25];[.$H25];[.$K25];[.$N25];[.$Q25];[.$T25])" table:style-name="ce1">
            <text:p>0</text:p>
          </table:table-cell>
          <table:table-cell office:value-type="float" office:value="131" table:formula="of:=MAX([.$C25];[.$F25];[.$I25];[.$L25];[.$O25];[.$R25];[.$U25])" table:style-name="ce1">
            <text:p>131</text:p>
          </table:table-cell>
          <table:table-cell office:value-type="float" office:value="18" table:formula="of:=MAX([.$D25];[.$G25];[.$J25];[.$M25];[.$P25];[.$S25];[.$V25])" table:style-name="ce1">
            <text:p>1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4_h4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6];[.$E26];[.$H26];[.$K26];[.$N26];[.$Q26];[.$T26])" table:style-name="ce1">
            <text:p>0</text:p>
          </table:table-cell>
          <table:table-cell office:value-type="float" office:value="6" table:formula="of:=MIN([.$C26];[.$F26];[.$I26];[.$L26];[.$O26];[.$R26];[.$U26])" table:style-name="ce1">
            <text:p>6</text:p>
          </table:table-cell>
          <table:table-cell office:value-type="float" office:value="0" table:formula="of:=MIN([.$D26];[.$G26];[.$J26];[.$M26];[.$P26];[.$S26];[.$V26])" table:style-name="ce1">
            <text:p>0</text:p>
          </table:table-cell>
          <table:table-cell office:value-type="float" office:value="0" table:formula="of:=MEDIAN([.$B26];[.$E26];[.$H26];[.$K26];[.$N26];[.$Q26];[.$T26])" table:style-name="ce1">
            <text:p>0</text:p>
          </table:table-cell>
          <table:table-cell office:value-type="float" office:value="8" table:formula="of:=MEDIAN([.$C26];[.$F26];[.$I26];[.$L26];[.$O26];[.$R26];[.$U26])" table:style-name="ce1">
            <text:p>8</text:p>
          </table:table-cell>
          <table:table-cell office:value-type="float" office:value="0" table:formula="of:=MEDIAN([.$D26];[.$G26];[.$J26];[.$M26];[.$P26];[.$S26];[.$V26])" table:style-name="ce1">
            <text:p>0</text:p>
          </table:table-cell>
          <table:table-cell office:value-type="float" office:value="0" table:formula="of:=MAX([.$B26];[.$E26];[.$H26];[.$K26];[.$N26];[.$Q26];[.$T26])" table:style-name="ce1">
            <text:p>0</text:p>
          </table:table-cell>
          <table:table-cell office:value-type="float" office:value="47" table:formula="of:=MAX([.$C26];[.$F26];[.$I26];[.$L26];[.$O26];[.$R26];[.$U26])" table:style-name="ce1">
            <text:p>47</text:p>
          </table:table-cell>
          <table:table-cell office:value-type="float" office:value="1" table:formula="of:=MAX([.$D26];[.$G26];[.$J26];[.$M26];[.$P26];[.$S26];[.$V26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5_h6.lp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2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7];[.$E27];[.$H27];[.$K27];[.$N27];[.$Q27];[.$T27])" table:style-name="ce1">
            <text:p>0</text:p>
          </table:table-cell>
          <table:table-cell office:value-type="float" office:value="10" table:formula="of:=MIN([.$C27];[.$F27];[.$I27];[.$L27];[.$O27];[.$R27];[.$U27])" table:style-name="ce1">
            <text:p>10</text:p>
          </table:table-cell>
          <table:table-cell office:value-type="float" office:value="6" table:formula="of:=MIN([.$D27];[.$G27];[.$J27];[.$M27];[.$P27];[.$S27];[.$V27])" table:style-name="ce1">
            <text:p>6</text:p>
          </table:table-cell>
          <table:table-cell office:value-type="float" office:value="0" table:formula="of:=MEDIAN([.$B27];[.$E27];[.$H27];[.$K27];[.$N27];[.$Q27];[.$T27])" table:style-name="ce1">
            <text:p>0</text:p>
          </table:table-cell>
          <table:table-cell office:value-type="float" office:value="28" table:formula="of:=MEDIAN([.$C27];[.$F27];[.$I27];[.$L27];[.$O27];[.$R27];[.$U27])" table:style-name="ce1">
            <text:p>28</text:p>
          </table:table-cell>
          <table:table-cell office:value-type="float" office:value="12" table:formula="of:=MEDIAN([.$D27];[.$G27];[.$J27];[.$M27];[.$P27];[.$S27];[.$V27])" table:style-name="ce1">
            <text:p>12</text:p>
          </table:table-cell>
          <table:table-cell office:value-type="float" office:value="0" table:formula="of:=MAX([.$B27];[.$E27];[.$H27];[.$K27];[.$N27];[.$Q27];[.$T27])" table:style-name="ce1">
            <text:p>0</text:p>
          </table:table-cell>
          <table:table-cell office:value-type="float" office:value="77" table:formula="of:=MAX([.$C27];[.$F27];[.$I27];[.$L27];[.$O27];[.$R27];[.$U27])" table:style-name="ce1">
            <text:p>77</text:p>
          </table:table-cell>
          <table:table-cell office:value-type="float" office:value="19" table:formula="of:=MAX([.$D27];[.$G27];[.$J27];[.$M27];[.$P27];[.$S27];[.$V27])" table:style-name="ce1">
            <text:p>1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6_h11.lp</text:p>
          </table:table-cell>
          <table:table-cell office:value-type="float" office:value="0.17" table:style-name="ce1">
            <text:p>0,17</text:p>
          </table:table-cell>
          <table:table-cell office:value-type="float" office:value="9387" table:style-name="ce2">
            <text:p>9387</text:p>
          </table:table-cell>
          <table:table-cell office:value-type="float" office:value="4162" table:style-name="ce2">
            <text:p>4162</text:p>
          </table:table-cell>
          <table:table-cell office:value-type="float" office:value="0.06" table:style-name="ce1">
            <text:p>0,06</text:p>
          </table:table-cell>
          <table:table-cell office:value-type="float" office:value="2064" table:style-name="ce1">
            <text:p>2064</text:p>
          </table:table-cell>
          <table:table-cell office:value-type="float" office:value="1525" table:style-name="ce1">
            <text:p>1525</text:p>
          </table:table-cell>
          <table:table-cell office:value-type="float" office:value="0.06" table:style-name="ce1">
            <text:p>0,06</text:p>
          </table:table-cell>
          <table:table-cell office:value-type="float" office:value="2543" table:style-name="ce1">
            <text:p>2543</text:p>
          </table:table-cell>
          <table:table-cell office:value-type="float" office:value="1492" table:style-name="ce1">
            <text:p>1492</text:p>
          </table:table-cell>
          <table:table-cell office:value-type="float" office:value="0.04" table:style-name="ce1">
            <text:p>0,04</text:p>
          </table:table-cell>
          <table:table-cell office:value-type="float" office:value="1977" table:style-name="ce1">
            <text:p>1977</text:p>
          </table:table-cell>
          <table:table-cell office:value-type="float" office:value="1066" table:style-name="ce1">
            <text:p>1066</text:p>
          </table:table-cell>
          <table:table-cell office:value-type="float" office:value="0.15" table:style-name="ce1">
            <text:p>0,15</text:p>
          </table:table-cell>
          <table:table-cell office:value-type="float" office:value="7317" table:style-name="ce1">
            <text:p>7317</text:p>
          </table:table-cell>
          <table:table-cell office:value-type="float" office:value="3589" table:style-name="ce1">
            <text:p>3589</text:p>
          </table:table-cell>
          <table:table-cell office:value-type="float" office:value="0.05" table:style-name="ce1">
            <text:p>0,05</text:p>
          </table:table-cell>
          <table:table-cell office:value-type="float" office:value="2064" table:style-name="ce1">
            <text:p>2064</text:p>
          </table:table-cell>
          <table:table-cell office:value-type="float" office:value="1525" table:style-name="ce1">
            <text:p>1525</text:p>
          </table:table-cell>
          <table:table-cell office:value-type="float" office:value="0.03" table:style-name="ce1">
            <text:p>0,03</text:p>
          </table:table-cell>
          <table:table-cell office:value-type="float" office:value="1371" table:style-name="ce3">
            <text:p>1371</text:p>
          </table:table-cell>
          <table:table-cell office:value-type="float" office:value="797" table:style-name="ce3">
            <text:p>797</text:p>
          </table:table-cell>
          <table:table-cell office:value-type="float" office:value="0.03" table:formula="of:=MIN([.$B28];[.$E28];[.$H28];[.$K28];[.$N28];[.$Q28];[.$T28])" table:style-name="ce1">
            <text:p>0,03</text:p>
          </table:table-cell>
          <table:table-cell office:value-type="float" office:value="1371" table:formula="of:=MIN([.$C28];[.$F28];[.$I28];[.$L28];[.$O28];[.$R28];[.$U28])" table:style-name="ce1">
            <text:p>1371</text:p>
          </table:table-cell>
          <table:table-cell office:value-type="float" office:value="797" table:formula="of:=MIN([.$D28];[.$G28];[.$J28];[.$M28];[.$P28];[.$S28];[.$V28])" table:style-name="ce1">
            <text:p>797</text:p>
          </table:table-cell>
          <table:table-cell office:value-type="float" office:value="0.06" table:formula="of:=MEDIAN([.$B28];[.$E28];[.$H28];[.$K28];[.$N28];[.$Q28];[.$T28])" table:style-name="ce1">
            <text:p>0,06</text:p>
          </table:table-cell>
          <table:table-cell office:value-type="float" office:value="2064" table:formula="of:=MEDIAN([.$C28];[.$F28];[.$I28];[.$L28];[.$O28];[.$R28];[.$U28])" table:style-name="ce1">
            <text:p>2064</text:p>
          </table:table-cell>
          <table:table-cell office:value-type="float" office:value="1525" table:formula="of:=MEDIAN([.$D28];[.$G28];[.$J28];[.$M28];[.$P28];[.$S28];[.$V28])" table:style-name="ce1">
            <text:p>1525</text:p>
          </table:table-cell>
          <table:table-cell office:value-type="float" office:value="0.17" table:formula="of:=MAX([.$B28];[.$E28];[.$H28];[.$K28];[.$N28];[.$Q28];[.$T28])" table:style-name="ce1">
            <text:p>0,17</text:p>
          </table:table-cell>
          <table:table-cell office:value-type="float" office:value="9387" table:formula="of:=MAX([.$C28];[.$F28];[.$I28];[.$L28];[.$O28];[.$R28];[.$U28])" table:style-name="ce1">
            <text:p>9387</text:p>
          </table:table-cell>
          <table:table-cell office:value-type="float" office:value="4162" table:formula="of:=MAX([.$D28];[.$G28];[.$J28];[.$M28];[.$P28];[.$S28];[.$V28])" table:style-name="ce1">
            <text:p>416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7_h12.lp</text:p>
          </table:table-cell>
          <table:table-cell office:value-type="float" office:value="0.15" table:style-name="ce1">
            <text:p>0,15</text:p>
          </table:table-cell>
          <table:table-cell office:value-type="float" office:value="12925" table:style-name="ce2">
            <text:p>12925</text:p>
          </table:table-cell>
          <table:table-cell office:value-type="float" office:value="2962" table:style-name="ce2">
            <text:p>2962</text:p>
          </table:table-cell>
          <table:table-cell office:value-type="float" office:value="0.02" table:style-name="ce1">
            <text:p>0,02</text:p>
          </table:table-cell>
          <table:table-cell office:value-type="float" office:value="809" table:style-name="ce3">
            <text:p>809</text:p>
          </table:table-cell>
          <table:table-cell office:value-type="float" office:value="532" table:style-name="ce1">
            <text:p>532</text:p>
          </table:table-cell>
          <table:table-cell office:value-type="float" office:value="0.02" table:style-name="ce1">
            <text:p>0,02</text:p>
          </table:table-cell>
          <table:table-cell office:value-type="float" office:value="1717" table:style-name="ce1">
            <text:p>1717</text:p>
          </table:table-cell>
          <table:table-cell office:value-type="float" office:value="729" table:style-name="ce1">
            <text:p>729</text:p>
          </table:table-cell>
          <table:table-cell office:value-type="float" office:value="0.01" table:style-name="ce1">
            <text:p>0,01</text:p>
          </table:table-cell>
          <table:table-cell office:value-type="float" office:value="1000" table:style-name="ce1">
            <text:p>1000</text:p>
          </table:table-cell>
          <table:table-cell office:value-type="float" office:value="449" table:style-name="ce3">
            <text:p>449</text:p>
          </table:table-cell>
          <table:table-cell office:value-type="float" office:value="0.05" table:style-name="ce1">
            <text:p>0,05</text:p>
          </table:table-cell>
          <table:table-cell office:value-type="float" office:value="3565" table:style-name="ce1">
            <text:p>3565</text:p>
          </table:table-cell>
          <table:table-cell office:value-type="float" office:value="1662" table:style-name="ce1">
            <text:p>1662</text:p>
          </table:table-cell>
          <table:table-cell office:value-type="float" office:value="0.01" table:style-name="ce1">
            <text:p>0,01</text:p>
          </table:table-cell>
          <table:table-cell office:value-type="float" office:value="809" table:style-name="ce3">
            <text:p>809</text:p>
          </table:table-cell>
          <table:table-cell office:value-type="float" office:value="532" table:style-name="ce1">
            <text:p>532</text:p>
          </table:table-cell>
          <table:table-cell office:value-type="float" office:value="0.02" table:style-name="ce1">
            <text:p>0,02</text:p>
          </table:table-cell>
          <table:table-cell office:value-type="float" office:value="1448" table:style-name="ce1">
            <text:p>1448</text:p>
          </table:table-cell>
          <table:table-cell office:value-type="float" office:value="753" table:style-name="ce1">
            <text:p>753</text:p>
          </table:table-cell>
          <table:table-cell office:value-type="float" office:value="0.01" table:formula="of:=MIN([.$B29];[.$E29];[.$H29];[.$K29];[.$N29];[.$Q29];[.$T29])" table:style-name="ce1">
            <text:p>0,01</text:p>
          </table:table-cell>
          <table:table-cell office:value-type="float" office:value="809" table:formula="of:=MIN([.$C29];[.$F29];[.$I29];[.$L29];[.$O29];[.$R29];[.$U29])" table:style-name="ce1">
            <text:p>809</text:p>
          </table:table-cell>
          <table:table-cell office:value-type="float" office:value="449" table:formula="of:=MIN([.$D29];[.$G29];[.$J29];[.$M29];[.$P29];[.$S29];[.$V29])" table:style-name="ce1">
            <text:p>449</text:p>
          </table:table-cell>
          <table:table-cell office:value-type="float" office:value="0.02" table:formula="of:=MEDIAN([.$B29];[.$E29];[.$H29];[.$K29];[.$N29];[.$Q29];[.$T29])" table:style-name="ce1">
            <text:p>0,02</text:p>
          </table:table-cell>
          <table:table-cell office:value-type="float" office:value="1448" table:formula="of:=MEDIAN([.$C29];[.$F29];[.$I29];[.$L29];[.$O29];[.$R29];[.$U29])" table:style-name="ce1">
            <text:p>1448</text:p>
          </table:table-cell>
          <table:table-cell office:value-type="float" office:value="729" table:formula="of:=MEDIAN([.$D29];[.$G29];[.$J29];[.$M29];[.$P29];[.$S29];[.$V29])" table:style-name="ce1">
            <text:p>729</text:p>
          </table:table-cell>
          <table:table-cell office:value-type="float" office:value="0.15" table:formula="of:=MAX([.$B29];[.$E29];[.$H29];[.$K29];[.$N29];[.$Q29];[.$T29])" table:style-name="ce1">
            <text:p>0,15</text:p>
          </table:table-cell>
          <table:table-cell office:value-type="float" office:value="12925" table:formula="of:=MAX([.$C29];[.$F29];[.$I29];[.$L29];[.$O29];[.$R29];[.$U29])" table:style-name="ce1">
            <text:p>12925</text:p>
          </table:table-cell>
          <table:table-cell office:value-type="float" office:value="2962" table:formula="of:=MAX([.$D29];[.$G29];[.$J29];[.$M29];[.$P29];[.$S29];[.$V29])" table:style-name="ce1">
            <text:p>296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8_h15.lp</text:p>
          </table:table-cell>
          <table:table-cell office:value-type="float" office:value="54.63" table:style-name="ce1">
            <text:p>54,63</text:p>
          </table:table-cell>
          <table:table-cell office:value-type="float" office:value="1553771" table:style-name="ce1">
            <text:p>1553771</text:p>
          </table:table-cell>
          <table:table-cell office:value-type="float" office:value="611388" table:style-name="ce1">
            <text:p>611388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51956" table:style-name="ce1">
            <text:p>51956</text:p>
          </table:table-cell>
          <table:table-cell office:value-type="float" office:value="38869" table:style-name="ce1">
            <text:p>38869</text:p>
          </table:table-cell>
          <table:table-cell office:value-type="float" office:value="235.43" table:style-name="ce2">
            <text:p>235,43</text:p>
          </table:table-cell>
          <table:table-cell office:value-type="float" office:value="7228658" table:style-name="ce2">
            <text:p>7228658</text:p>
          </table:table-cell>
          <table:table-cell office:value-type="float" office:value="4350073" table:style-name="ce2">
            <text:p>4350073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59737" table:style-name="ce1">
            <text:p>59737</text:p>
          </table:table-cell>
          <table:table-cell office:value-type="float" office:value="42098" table:style-name="ce1">
            <text:p>42098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55786" table:style-name="ce1">
            <text:p>55786</text:p>
          </table:table-cell>
          <table:table-cell office:value-type="float" office:value="36906" table:style-name="ce1">
            <text:p>36906</text:p>
          </table:table-cell>
          <table:table-cell office:value-type="float" office:value="2.13" table:style-name="ce1">
            <text:p>2,13</text:p>
          </table:table-cell>
          <table:table-cell office:value-type="float" office:value="51956" table:style-name="ce1">
            <text:p>51956</text:p>
          </table:table-cell>
          <table:table-cell office:value-type="float" office:value="38869" table:style-name="ce1">
            <text:p>38869</text:p>
          </table:table-cell>
          <table:table-cell office:value-type="float" office:value="0.96" table:style-name="ce3">
            <text:p>0,96</text:p>
          </table:table-cell>
          <table:table-cell office:value-type="float" office:value="33250" table:style-name="ce3">
            <text:p>33250</text:p>
          </table:table-cell>
          <table:table-cell office:value-type="float" office:value="21746" table:style-name="ce3">
            <text:p>21746</text:p>
          </table:table-cell>
          <table:table-cell office:value-type="float" office:value="0.96" table:formula="of:=MIN([.$B30];[.$E30];[.$H30];[.$K30];[.$N30];[.$Q30];[.$T30])" table:style-name="ce1">
            <text:p>0,96</text:p>
          </table:table-cell>
          <table:table-cell office:value-type="float" office:value="33250" table:formula="of:=MIN([.$C30];[.$F30];[.$I30];[.$L30];[.$O30];[.$R30];[.$U30])" table:style-name="ce1">
            <text:p>33250</text:p>
          </table:table-cell>
          <table:table-cell office:value-type="float" office:value="21746" table:formula="of:=MIN([.$D30];[.$G30];[.$J30];[.$M30];[.$P30];[.$S30];[.$V30])" table:style-name="ce1">
            <text:p>21746</text:p>
          </table:table-cell>
          <table:table-cell office:value-type="float" office:value="2.13" table:formula="of:=MEDIAN([.$B30];[.$E30];[.$H30];[.$K30];[.$N30];[.$Q30];[.$T30])" table:style-name="ce1">
            <text:p>2,13</text:p>
          </table:table-cell>
          <table:table-cell office:value-type="float" office:value="55786" table:formula="of:=MEDIAN([.$C30];[.$F30];[.$I30];[.$L30];[.$O30];[.$R30];[.$U30])" table:style-name="ce1">
            <text:p>55786</text:p>
          </table:table-cell>
          <table:table-cell office:value-type="float" office:value="38869" table:formula="of:=MEDIAN([.$D30];[.$G30];[.$J30];[.$M30];[.$P30];[.$S30];[.$V30])" table:style-name="ce1">
            <text:p>38869</text:p>
          </table:table-cell>
          <table:table-cell office:value-type="float" office:value="235.43" table:formula="of:=MAX([.$B30];[.$E30];[.$H30];[.$K30];[.$N30];[.$Q30];[.$T30])" table:style-name="ce1">
            <text:p>235,43</text:p>
          </table:table-cell>
          <table:table-cell office:value-type="float" office:value="7228658" table:formula="of:=MAX([.$C30];[.$F30];[.$I30];[.$L30];[.$O30];[.$R30];[.$U30])" table:style-name="ce1">
            <text:p>7228658</text:p>
          </table:table-cell>
          <table:table-cell office:value-type="float" office:value="4350073" table:formula="of:=MAX([.$D30];[.$G30];[.$J30];[.$M30];[.$P30];[.$S30];[.$V30])" table:style-name="ce1">
            <text:p>435007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3_a9_h20.lp</text:p>
          </table:table-cell>
          <table:table-cell office:value-type="float" office:value="21600" table:style-name="ce2">
            <text:p>21600</text:p>
          </table:table-cell>
          <table:table-cell office:value-type="float" office:value="97545763" table:style-name="ce1">
            <text:p>97545763</text:p>
          </table:table-cell>
          <table:table-cell office:value-type="float" office:value="67368754" table:style-name="ce1">
            <text:p>67368754</text:p>
          </table:table-cell>
          <table:table-cell office:value-type="float" office:value="287.63" table:style-name="ce1">
            <text:p>287,63</text:p>
          </table:table-cell>
          <table:table-cell office:value-type="float" office:value="2022021" table:style-name="ce1">
            <text:p>2022021</text:p>
          </table:table-cell>
          <table:table-cell office:value-type="float" office:value="1684932" table:style-name="ce1">
            <text:p>1684932</text:p>
          </table:table-cell>
          <table:table-cell office:value-type="float" office:value="711.56" table:style-name="ce1">
            <text:p>711,56</text:p>
          </table:table-cell>
          <table:table-cell office:value-type="float" office:value="4927251" table:style-name="ce1">
            <text:p>4927251</text:p>
          </table:table-cell>
          <table:table-cell office:value-type="float" office:value="4067690" table:style-name="ce1">
            <text:p>4067690</text:p>
          </table:table-cell>
          <table:table-cell office:value-type="float" office:value="76.83" table:style-name="ce1">
            <text:p>76,83</text:p>
          </table:table-cell>
          <table:table-cell office:value-type="float" office:value="732303" table:style-name="ce3">
            <text:p>732303</text:p>
          </table:table-cell>
          <table:table-cell office:value-type="float" office:value="565731" table:style-name="ce3">
            <text:p>565731</text:p>
          </table:table-cell>
          <table:table-cell office:value-type="float" office:value="21600" table:style-name="ce2">
            <text:p>21600</text:p>
          </table:table-cell>
          <table:table-cell office:value-type="float" office:value="110987164" table:style-name="ce2">
            <text:p>110987164</text:p>
          </table:table-cell>
          <table:table-cell office:value-type="float" office:value="90669488" table:style-name="ce2">
            <text:p>90669488</text:p>
          </table:table-cell>
          <table:table-cell office:value-type="float" office:value="265.77999999999997" table:style-name="ce1">
            <text:p>265,78</text:p>
          </table:table-cell>
          <table:table-cell office:value-type="float" office:value="2022021" table:style-name="ce1">
            <text:p>2022021</text:p>
          </table:table-cell>
          <table:table-cell office:value-type="float" office:value="1684932" table:style-name="ce1">
            <text:p>1684932</text:p>
          </table:table-cell>
          <table:table-cell office:value-type="float" office:value="63.94" table:style-name="ce3">
            <text:p>63,94</text:p>
          </table:table-cell>
          <table:table-cell office:value-type="float" office:value="798948" table:style-name="ce1">
            <text:p>798948</text:p>
          </table:table-cell>
          <table:table-cell office:value-type="float" office:value="630024" table:style-name="ce1">
            <text:p>630024</text:p>
          </table:table-cell>
          <table:table-cell office:value-type="float" office:value="63.94" table:formula="of:=MIN([.$B31];[.$E31];[.$H31];[.$K31];[.$N31];[.$Q31];[.$T31])" table:style-name="ce1">
            <text:p>63,94</text:p>
          </table:table-cell>
          <table:table-cell office:value-type="float" office:value="732303" table:formula="of:=MIN([.$C31];[.$F31];[.$I31];[.$L31];[.$O31];[.$R31];[.$U31])" table:style-name="ce1">
            <text:p>732303</text:p>
          </table:table-cell>
          <table:table-cell office:value-type="float" office:value="565731" table:formula="of:=MIN([.$D31];[.$G31];[.$J31];[.$M31];[.$P31];[.$S31];[.$V31])" table:style-name="ce1">
            <text:p>565731</text:p>
          </table:table-cell>
          <table:table-cell office:value-type="float" office:value="287.63" table:formula="of:=MEDIAN([.$B31];[.$E31];[.$H31];[.$K31];[.$N31];[.$Q31];[.$T31])" table:style-name="ce1">
            <text:p>287,63</text:p>
          </table:table-cell>
          <table:table-cell office:value-type="float" office:value="2022021" table:formula="of:=MEDIAN([.$C31];[.$F31];[.$I31];[.$L31];[.$O31];[.$R31];[.$U31])" table:style-name="ce1">
            <text:p>2022021</text:p>
          </table:table-cell>
          <table:table-cell office:value-type="float" office:value="1684932" table:formula="of:=MEDIAN([.$D31];[.$G31];[.$J31];[.$M31];[.$P31];[.$S31];[.$V31])" table:style-name="ce1">
            <text:p>1684932</text:p>
          </table:table-cell>
          <table:table-cell office:value-type="float" office:value="21600" table:formula="of:=MAX([.$B31];[.$E31];[.$H31];[.$K31];[.$N31];[.$Q31];[.$T31])" table:style-name="ce1">
            <text:p>21600</text:p>
          </table:table-cell>
          <table:table-cell office:value-type="float" office:value="110987164" table:formula="of:=MAX([.$C31];[.$F31];[.$I31];[.$L31];[.$O31];[.$R31];[.$U31])" table:style-name="ce1">
            <text:p>110987164</text:p>
          </table:table-cell>
          <table:table-cell office:value-type="float" office:value="90669488" table:formula="of:=MAX([.$D31];[.$G31];[.$J31];[.$M31];[.$P31];[.$S31];[.$V31])" table:style-name="ce1">
            <text:p>9066948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10_h32.lp</text:p>
          </table:table-cell>
          <table:table-cell office:value-type="float" office:value="1666.97" table:style-name="ce1">
            <text:p>1666,97</text:p>
          </table:table-cell>
          <table:table-cell office:value-type="float" office:value="74181104" table:style-name="ce1">
            <text:p>74181104</text:p>
          </table:table-cell>
          <table:table-cell office:value-type="float" office:value="4574171" table:style-name="ce1">
            <text:p>4574171</text:p>
          </table:table-cell>
          <table:table-cell office:value-type="float" office:value="0.47" table:style-name="ce1">
            <text:p>0,47</text:p>
          </table:table-cell>
          <table:table-cell office:value-type="float" office:value="8428" table:style-name="ce1">
            <text:p>8428</text:p>
          </table:table-cell>
          <table:table-cell office:value-type="float" office:value="5598" table:style-name="ce1">
            <text:p>5598</text:p>
          </table:table-cell>
          <table:table-cell office:value-type="float" office:value="1.69" table:style-name="ce1">
            <text:p>1,69</text:p>
          </table:table-cell>
          <table:table-cell office:value-type="float" office:value="60323" table:style-name="ce1">
            <text:p>60323</text:p>
          </table:table-cell>
          <table:table-cell office:value-type="float" office:value="12908" table:style-name="ce1">
            <text:p>12908</text:p>
          </table:table-cell>
          <table:table-cell office:value-type="float" office:value="0.64" table:style-name="ce1">
            <text:p>0,64</text:p>
          </table:table-cell>
          <table:table-cell office:value-type="float" office:value="24132" table:style-name="ce1">
            <text:p>24132</text:p>
          </table:table-cell>
          <table:table-cell office:value-type="float" office:value="5017" table:style-name="ce1">
            <text:p>5017</text:p>
          </table:table-cell>
          <table:table-cell office:value-type="float" office:value="21600" table:style-name="ce2">
            <text:p>21600</text:p>
          </table:table-cell>
          <table:table-cell office:value-type="float" office:value="331498746" table:style-name="ce2">
            <text:p>331498746</text:p>
          </table:table-cell>
          <table:table-cell office:value-type="float" office:value="60989786" table:style-name="ce2">
            <text:p>60989786</text:p>
          </table:table-cell>
          <table:table-cell office:value-type="float" office:value="0.4" table:style-name="ce1">
            <text:p>0,4</text:p>
          </table:table-cell>
          <table:table-cell office:value-type="float" office:value="8428" table:style-name="ce1">
            <text:p>8428</text:p>
          </table:table-cell>
          <table:table-cell office:value-type="float" office:value="5598" table:style-name="ce1">
            <text:p>5598</text:p>
          </table:table-cell>
          <table:table-cell office:value-type="float" office:value="0.16" table:style-name="ce3">
            <text:p>0,16</text:p>
          </table:table-cell>
          <table:table-cell office:value-type="float" office:value="7563" table:style-name="ce3">
            <text:p>7563</text:p>
          </table:table-cell>
          <table:table-cell office:value-type="float" office:value="1932" table:style-name="ce3">
            <text:p>1932</text:p>
          </table:table-cell>
          <table:table-cell office:value-type="float" office:value="0.16" table:formula="of:=MIN([.$B32];[.$E32];[.$H32];[.$K32];[.$N32];[.$Q32];[.$T32])" table:style-name="ce1">
            <text:p>0,16</text:p>
          </table:table-cell>
          <table:table-cell office:value-type="float" office:value="7563" table:formula="of:=MIN([.$C32];[.$F32];[.$I32];[.$L32];[.$O32];[.$R32];[.$U32])" table:style-name="ce1">
            <text:p>7563</text:p>
          </table:table-cell>
          <table:table-cell office:value-type="float" office:value="1932" table:formula="of:=MIN([.$D32];[.$G32];[.$J32];[.$M32];[.$P32];[.$S32];[.$V32])" table:style-name="ce1">
            <text:p>1932</text:p>
          </table:table-cell>
          <table:table-cell office:value-type="float" office:value="0.64" table:formula="of:=MEDIAN([.$B32];[.$E32];[.$H32];[.$K32];[.$N32];[.$Q32];[.$T32])" table:style-name="ce1">
            <text:p>0,64</text:p>
          </table:table-cell>
          <table:table-cell office:value-type="float" office:value="24132" table:formula="of:=MEDIAN([.$C32];[.$F32];[.$I32];[.$L32];[.$O32];[.$R32];[.$U32])" table:style-name="ce1">
            <text:p>24132</text:p>
          </table:table-cell>
          <table:table-cell office:value-type="float" office:value="5598" table:formula="of:=MEDIAN([.$D32];[.$G32];[.$J32];[.$M32];[.$P32];[.$S32];[.$V32])" table:style-name="ce1">
            <text:p>5598</text:p>
          </table:table-cell>
          <table:table-cell office:value-type="float" office:value="21600" table:formula="of:=MAX([.$B32];[.$E32];[.$H32];[.$K32];[.$N32];[.$Q32];[.$T32])" table:style-name="ce1">
            <text:p>21600</text:p>
          </table:table-cell>
          <table:table-cell office:value-type="float" office:value="331498746" table:formula="of:=MAX([.$C32];[.$F32];[.$I32];[.$L32];[.$O32];[.$R32];[.$U32])" table:style-name="ce1">
            <text:p>331498746</text:p>
          </table:table-cell>
          <table:table-cell office:value-type="float" office:value="60989786" table:formula="of:=MAX([.$D32];[.$G32];[.$J32];[.$M32];[.$P32];[.$S32];[.$V32])" table:style-name="ce1">
            <text:p>6098978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1_h1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33];[.$E33];[.$H33];[.$K33];[.$N33];[.$Q33];[.$T33])" table:style-name="ce1">
            <text:p>0</text:p>
          </table:table-cell>
          <table:table-cell office:value-type="float" office:value="0" table:formula="of:=MIN([.$C33];[.$F33];[.$I33];[.$L33];[.$O33];[.$R33];[.$U33])" table:style-name="ce1">
            <text:p>0</text:p>
          </table:table-cell>
          <table:table-cell office:value-type="float" office:value="0" table:formula="of:=MIN([.$D33];[.$G33];[.$J33];[.$M33];[.$P33];[.$S33];[.$V33])" table:style-name="ce1">
            <text:p>0</text:p>
          </table:table-cell>
          <table:table-cell office:value-type="float" office:value="0" table:formula="of:=MEDIAN([.$B33];[.$E33];[.$H33];[.$K33];[.$N33];[.$Q33];[.$T33])" table:style-name="ce1">
            <text:p>0</text:p>
          </table:table-cell>
          <table:table-cell office:value-type="float" office:value="0" table:formula="of:=MEDIAN([.$C33];[.$F33];[.$I33];[.$L33];[.$O33];[.$R33];[.$U33])" table:style-name="ce1">
            <text:p>0</text:p>
          </table:table-cell>
          <table:table-cell office:value-type="float" office:value="0" table:formula="of:=MEDIAN([.$D33];[.$G33];[.$J33];[.$M33];[.$P33];[.$S33];[.$V33])" table:style-name="ce1">
            <text:p>0</text:p>
          </table:table-cell>
          <table:table-cell office:value-type="float" office:value="0" table:formula="of:=MAX([.$B33];[.$E33];[.$H33];[.$K33];[.$N33];[.$Q33];[.$T33])" table:style-name="ce1">
            <text:p>0</text:p>
          </table:table-cell>
          <table:table-cell office:value-type="float" office:value="48" table:formula="of:=MAX([.$C33];[.$F33];[.$I33];[.$L33];[.$O33];[.$R33];[.$U33])" table:style-name="ce1">
            <text:p>48</text:p>
          </table:table-cell>
          <table:table-cell office:value-type="float" office:value="0" table:formula="of:=MAX([.$D33];[.$G33];[.$J33];[.$M33];[.$P33];[.$S33];[.$V3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2_h10.lp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2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34];[.$E34];[.$H34];[.$K34];[.$N34];[.$Q34];[.$T34])" table:style-name="ce1">
            <text:p>0</text:p>
          </table:table-cell>
          <table:table-cell office:value-type="float" office:value="8" table:formula="of:=MIN([.$C34];[.$F34];[.$I34];[.$L34];[.$O34];[.$R34];[.$U34])" table:style-name="ce1">
            <text:p>8</text:p>
          </table:table-cell>
          <table:table-cell office:value-type="float" office:value="0" table:formula="of:=MIN([.$D34];[.$G34];[.$J34];[.$M34];[.$P34];[.$S34];[.$V34])" table:style-name="ce1">
            <text:p>0</text:p>
          </table:table-cell>
          <table:table-cell office:value-type="float" office:value="0" table:formula="of:=MEDIAN([.$B34];[.$E34];[.$H34];[.$K34];[.$N34];[.$Q34];[.$T34])" table:style-name="ce1">
            <text:p>0</text:p>
          </table:table-cell>
          <table:table-cell office:value-type="float" office:value="9" table:formula="of:=MEDIAN([.$C34];[.$F34];[.$I34];[.$L34];[.$O34];[.$R34];[.$U34])" table:style-name="ce1">
            <text:p>9</text:p>
          </table:table-cell>
          <table:table-cell office:value-type="float" office:value="0" table:formula="of:=MEDIAN([.$D34];[.$G34];[.$J34];[.$M34];[.$P34];[.$S34];[.$V34])" table:style-name="ce1">
            <text:p>0</text:p>
          </table:table-cell>
          <table:table-cell office:value-type="float" office:value="0" table:formula="of:=MAX([.$B34];[.$E34];[.$H34];[.$K34];[.$N34];[.$Q34];[.$T34])" table:style-name="ce1">
            <text:p>0</text:p>
          </table:table-cell>
          <table:table-cell office:value-type="float" office:value="116" table:formula="of:=MAX([.$C34];[.$F34];[.$I34];[.$L34];[.$O34];[.$R34];[.$U34])" table:style-name="ce1">
            <text:p>116</text:p>
          </table:table-cell>
          <table:table-cell office:value-type="float" office:value="1" table:formula="of:=MAX([.$D34];[.$G34];[.$J34];[.$M34];[.$P34];[.$S34];[.$V34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3_h19.lp</text:p>
          </table:table-cell>
          <table:table-cell office:value-type="float" office:value="0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58" table:style-name="ce1">
            <text:p>58</text:p>
          </table:table-cell>
          <table:table-cell office:value-type="float" office:value="0.01" table:style-name="ce1">
            <text:p>0,01</text:p>
          </table:table-cell>
          <table:table-cell office:value-type="float" office:value="287" table:style-name="ce1">
            <text:p>287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3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568" table:style-name="ce2">
            <text:p>568</text:p>
          </table:table-cell>
          <table:table-cell office:value-type="float" office:value="170" table:style-name="ce2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12" table:style-name="ce3">
            <text:p>12</text:p>
          </table:table-cell>
          <table:table-cell office:value-type="float" office:value="0" table:formula="of:=MIN([.$B35];[.$E35];[.$H35];[.$K35];[.$N35];[.$Q35];[.$T35])" table:style-name="ce1">
            <text:p>0</text:p>
          </table:table-cell>
          <table:table-cell office:value-type="float" office:value="63" table:formula="of:=MIN([.$C35];[.$F35];[.$I35];[.$L35];[.$O35];[.$R35];[.$U35])" table:style-name="ce1">
            <text:p>63</text:p>
          </table:table-cell>
          <table:table-cell office:value-type="float" office:value="12" table:formula="of:=MIN([.$D35];[.$G35];[.$J35];[.$M35];[.$P35];[.$S35];[.$V35])" table:style-name="ce1">
            <text:p>12</text:p>
          </table:table-cell>
          <table:table-cell office:value-type="float" office:value="0" table:formula="of:=MEDIAN([.$B35];[.$E35];[.$H35];[.$K35];[.$N35];[.$Q35];[.$T35])" table:style-name="ce1">
            <text:p>0</text:p>
          </table:table-cell>
          <table:table-cell office:value-type="float" office:value="102" table:formula="of:=MEDIAN([.$C35];[.$F35];[.$I35];[.$L35];[.$O35];[.$R35];[.$U35])" table:style-name="ce1">
            <text:p>102</text:p>
          </table:table-cell>
          <table:table-cell office:value-type="float" office:value="58" table:formula="of:=MEDIAN([.$D35];[.$G35];[.$J35];[.$M35];[.$P35];[.$S35];[.$V35])" table:style-name="ce1">
            <text:p>58</text:p>
          </table:table-cell>
          <table:table-cell office:value-type="float" office:value="0.01" table:formula="of:=MAX([.$B35];[.$E35];[.$H35];[.$K35];[.$N35];[.$Q35];[.$T35])" table:style-name="ce1">
            <text:p>0,01</text:p>
          </table:table-cell>
          <table:table-cell office:value-type="float" office:value="568" table:formula="of:=MAX([.$C35];[.$F35];[.$I35];[.$L35];[.$O35];[.$R35];[.$U35])" table:style-name="ce1">
            <text:p>568</text:p>
          </table:table-cell>
          <table:table-cell office:value-type="float" office:value="170" table:formula="of:=MAX([.$D35];[.$G35];[.$J35];[.$M35];[.$P35];[.$S35];[.$V35])" table:style-name="ce1">
            <text:p>17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4_h27.lp</text:p>
          </table:table-cell>
          <table:table-cell office:value-type="float" office:value="0.01" table:style-name="ce1">
            <text:p>0,01</text:p>
          </table:table-cell>
          <table:table-cell office:value-type="float" office:value="354" table:style-name="ce1">
            <text:p>354</text:p>
          </table:table-cell>
          <table:table-cell office:value-type="float" office:value="84" table:style-name="ce1">
            <text:p>84</text:p>
          </table:table-cell>
          <table:table-cell office:value-type="float" office:value="0.02" table:style-name="ce1">
            <text:p>0,02</text:p>
          </table:table-cell>
          <table:table-cell office:value-type="float" office:value="710" table:style-name="ce1">
            <text:p>710</text:p>
          </table:table-cell>
          <table:table-cell office:value-type="float" office:value="469" table:style-name="ce1">
            <text:p>469</text:p>
          </table:table-cell>
          <table:table-cell office:value-type="float" office:value="0.02" table:style-name="ce1">
            <text:p>0,02</text:p>
          </table:table-cell>
          <table:table-cell office:value-type="float" office:value="592" table:style-name="ce1">
            <text:p>592</text:p>
          </table:table-cell>
          <table:table-cell office:value-type="float" office:value="67" table:style-name="ce3">
            <text:p>67</text:p>
          </table:table-cell>
          <table:table-cell office:value-type="float" office:value="0.01" table:style-name="ce1">
            <text:p>0,01</text:p>
          </table:table-cell>
          <table:table-cell office:value-type="float" office:value="235" table:style-name="ce3">
            <text:p>235</text:p>
          </table:table-cell>
          <table:table-cell office:value-type="float" office:value="71" table:style-name="ce1">
            <text:p>71</text:p>
          </table:table-cell>
          <table:table-cell office:value-type="float" office:value="0.06" table:style-name="ce1">
            <text:p>0,06</text:p>
          </table:table-cell>
          <table:table-cell office:value-type="float" office:value="5085" table:style-name="ce2">
            <text:p>5085</text:p>
          </table:table-cell>
          <table:table-cell office:value-type="float" office:value="574" table:style-name="ce2">
            <text:p>574</text:p>
          </table:table-cell>
          <table:table-cell office:value-type="float" office:value="0.02" table:style-name="ce1">
            <text:p>0,02</text:p>
          </table:table-cell>
          <table:table-cell office:value-type="float" office:value="710" table:style-name="ce1">
            <text:p>710</text:p>
          </table:table-cell>
          <table:table-cell office:value-type="float" office:value="469" table:style-name="ce1">
            <text:p>469</text:p>
          </table:table-cell>
          <table:table-cell office:value-type="float" office:value="0.01" table:style-name="ce1">
            <text:p>0,01</text:p>
          </table:table-cell>
          <table:table-cell office:value-type="float" office:value="249" table:style-name="ce1">
            <text:p>249</text:p>
          </table:table-cell>
          <table:table-cell office:value-type="float" office:value="75" table:style-name="ce1">
            <text:p>75</text:p>
          </table:table-cell>
          <table:table-cell office:value-type="float" office:value="0.01" table:formula="of:=MIN([.$B36];[.$E36];[.$H36];[.$K36];[.$N36];[.$Q36];[.$T36])" table:style-name="ce1">
            <text:p>0,01</text:p>
          </table:table-cell>
          <table:table-cell office:value-type="float" office:value="235" table:formula="of:=MIN([.$C36];[.$F36];[.$I36];[.$L36];[.$O36];[.$R36];[.$U36])" table:style-name="ce1">
            <text:p>235</text:p>
          </table:table-cell>
          <table:table-cell office:value-type="float" office:value="67" table:formula="of:=MIN([.$D36];[.$G36];[.$J36];[.$M36];[.$P36];[.$S36];[.$V36])" table:style-name="ce1">
            <text:p>67</text:p>
          </table:table-cell>
          <table:table-cell office:value-type="float" office:value="0.02" table:formula="of:=MEDIAN([.$B36];[.$E36];[.$H36];[.$K36];[.$N36];[.$Q36];[.$T36])" table:style-name="ce1">
            <text:p>0,02</text:p>
          </table:table-cell>
          <table:table-cell office:value-type="float" office:value="592" table:formula="of:=MEDIAN([.$C36];[.$F36];[.$I36];[.$L36];[.$O36];[.$R36];[.$U36])" table:style-name="ce1">
            <text:p>592</text:p>
          </table:table-cell>
          <table:table-cell office:value-type="float" office:value="84" table:formula="of:=MEDIAN([.$D36];[.$G36];[.$J36];[.$M36];[.$P36];[.$S36];[.$V36])" table:style-name="ce1">
            <text:p>84</text:p>
          </table:table-cell>
          <table:table-cell office:value-type="float" office:value="0.06" table:formula="of:=MAX([.$B36];[.$E36];[.$H36];[.$K36];[.$N36];[.$Q36];[.$T36])" table:style-name="ce1">
            <text:p>0,06</text:p>
          </table:table-cell>
          <table:table-cell office:value-type="float" office:value="5085" table:formula="of:=MAX([.$C36];[.$F36];[.$I36];[.$L36];[.$O36];[.$R36];[.$U36])" table:style-name="ce1">
            <text:p>5085</text:p>
          </table:table-cell>
          <table:table-cell office:value-type="float" office:value="574" table:formula="of:=MAX([.$D36];[.$G36];[.$J36];[.$M36];[.$P36];[.$S36];[.$V36])" table:style-name="ce1">
            <text:p>57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5_h30.lp</text:p>
          </table:table-cell>
          <table:table-cell office:value-type="float" office:value="2.46" table:style-name="ce1">
            <text:p>2,46</text:p>
          </table:table-cell>
          <table:table-cell office:value-type="float" office:value="158214" table:style-name="ce1">
            <text:p>158214</text:p>
          </table:table-cell>
          <table:table-cell office:value-type="float" office:value="16529" table:style-name="ce1">
            <text:p>1652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049" table:style-name="ce1">
            <text:p>3049</text:p>
          </table:table-cell>
          <table:table-cell office:value-type="float" office:value="1830" table:style-name="ce1">
            <text:p>1830</text:p>
          </table:table-cell>
          <table:table-cell office:value-type="float" office:value="0.13" table:style-name="ce1">
            <text:p>0,13</text:p>
          </table:table-cell>
          <table:table-cell office:value-type="float" office:value="4041" table:style-name="ce1">
            <text:p>4041</text:p>
          </table:table-cell>
          <table:table-cell office:value-type="float" office:value="1409" table:style-name="ce1">
            <text:p>1409</text:p>
          </table:table-cell>
          <table:table-cell office:value-type="float" office:value="0.03" table:style-name="ce3">
            <text:p>0,03</text:p>
          </table:table-cell>
          <table:table-cell office:value-type="float" office:value="805" table:style-name="ce3">
            <text:p>805</text:p>
          </table:table-cell>
          <table:table-cell office:value-type="float" office:value="298" table:style-name="ce3">
            <text:p>298</text:p>
          </table:table-cell>
          <table:table-cell office:value-type="float" office:value="109.02" table:style-name="ce2">
            <text:p>109,02</text:p>
          </table:table-cell>
          <table:table-cell office:value-type="float" office:value="2030327" table:style-name="ce2">
            <text:p>2030327</text:p>
          </table:table-cell>
          <table:table-cell office:value-type="float" office:value="451421" table:style-name="ce2">
            <text:p>451421</text:p>
          </table:table-cell>
          <table:table-cell office:value-type="float" office:value="0.13" table:style-name="ce1">
            <text:p>0,13</text:p>
          </table:table-cell>
          <table:table-cell office:value-type="float" office:value="3049" table:style-name="ce1">
            <text:p>3049</text:p>
          </table:table-cell>
          <table:table-cell office:value-type="float" office:value="1830" table:style-name="ce1">
            <text:p>1830</text:p>
          </table:table-cell>
          <table:table-cell office:value-type="float" office:value="0.05" table:style-name="ce1">
            <text:p>0,05</text:p>
          </table:table-cell>
          <table:table-cell office:value-type="float" office:value="1201" table:style-name="ce1">
            <text:p>1201</text:p>
          </table:table-cell>
          <table:table-cell office:value-type="float" office:value="424" table:style-name="ce1">
            <text:p>424</text:p>
          </table:table-cell>
          <table:table-cell office:value-type="float" office:value="0.03" table:formula="of:=MIN([.$B37];[.$E37];[.$H37];[.$K37];[.$N37];[.$Q37];[.$T37])" table:style-name="ce1">
            <text:p>0,03</text:p>
          </table:table-cell>
          <table:table-cell office:value-type="float" office:value="805" table:formula="of:=MIN([.$C37];[.$F37];[.$I37];[.$L37];[.$O37];[.$R37];[.$U37])" table:style-name="ce1">
            <text:p>805</text:p>
          </table:table-cell>
          <table:table-cell office:value-type="float" office:value="298" table:formula="of:=MIN([.$D37];[.$G37];[.$J37];[.$M37];[.$P37];[.$S37];[.$V37])" table:style-name="ce1">
            <text:p>298</text:p>
          </table:table-cell>
          <table:table-cell office:value-type="float" office:value="0.13" table:formula="of:=MEDIAN([.$B37];[.$E37];[.$H37];[.$K37];[.$N37];[.$Q37];[.$T37])" table:style-name="ce1">
            <text:p>0,13</text:p>
          </table:table-cell>
          <table:table-cell office:value-type="float" office:value="3049" table:formula="of:=MEDIAN([.$C37];[.$F37];[.$I37];[.$L37];[.$O37];[.$R37];[.$U37])" table:style-name="ce1">
            <text:p>3049</text:p>
          </table:table-cell>
          <table:table-cell office:value-type="float" office:value="1830" table:formula="of:=MEDIAN([.$D37];[.$G37];[.$J37];[.$M37];[.$P37];[.$S37];[.$V37])" table:style-name="ce1">
            <text:p>1830</text:p>
          </table:table-cell>
          <table:table-cell office:value-type="float" office:value="109.02" table:formula="of:=MAX([.$B37];[.$E37];[.$H37];[.$K37];[.$N37];[.$Q37];[.$T37])" table:style-name="ce1">
            <text:p>109,02</text:p>
          </table:table-cell>
          <table:table-cell office:value-type="float" office:value="2030327" table:formula="of:=MAX([.$C37];[.$F37];[.$I37];[.$L37];[.$O37];[.$R37];[.$U37])" table:style-name="ce1">
            <text:p>2030327</text:p>
          </table:table-cell>
          <table:table-cell office:value-type="float" office:value="451421" table:formula="of:=MAX([.$D37];[.$G37];[.$J37];[.$M37];[.$P37];[.$S37];[.$V37])" table:style-name="ce1">
            <text:p>45142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6_h32.lp</text:p>
          </table:table-cell>
          <table:table-cell office:value-type="float" office:value="58.56" table:style-name="ce2">
            <text:p>58,56</text:p>
          </table:table-cell>
          <table:table-cell office:value-type="float" office:value="3031177" table:style-name="ce2">
            <text:p>3031177</text:p>
          </table:table-cell>
          <table:table-cell office:value-type="float" office:value="318601" table:style-name="ce2">
            <text:p>318601</text:p>
          </table:table-cell>
          <table:table-cell office:value-type="float" office:value="0.21" table:style-name="ce1">
            <text:p>0,21</text:p>
          </table:table-cell>
          <table:table-cell office:value-type="float" office:value="4680" table:style-name="ce1">
            <text:p>4680</text:p>
          </table:table-cell>
          <table:table-cell office:value-type="float" office:value="3092" table:style-name="ce1">
            <text:p>3092</text:p>
          </table:table-cell>
          <table:table-cell office:value-type="float" office:value="0.16" table:style-name="ce1">
            <text:p>0,16</text:p>
          </table:table-cell>
          <table:table-cell office:value-type="float" office:value="4562" table:style-name="ce1">
            <text:p>4562</text:p>
          </table:table-cell>
          <table:table-cell office:value-type="float" office:value="1916" table:style-name="ce1">
            <text:p>191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561" table:style-name="ce1">
            <text:p>3561</text:p>
          </table:table-cell>
          <table:table-cell office:value-type="float" office:value="1638" table:style-name="ce1">
            <text:p>1638</text:p>
          </table:table-cell>
          <table:table-cell office:value-type="float" office:value="0.03" table:style-name="ce3">
            <text:p>0,03</text:p>
          </table:table-cell>
          <table:table-cell office:value-type="float" office:value="696" table:style-name="ce3">
            <text:p>696</text:p>
          </table:table-cell>
          <table:table-cell office:value-type="float" office:value="271" table:style-name="ce3">
            <text:p>271</text:p>
          </table:table-cell>
          <table:table-cell office:value-type="float" office:value="0.19" table:style-name="ce1">
            <text:p>0,19</text:p>
          </table:table-cell>
          <table:table-cell office:value-type="float" office:value="4680" table:style-name="ce1">
            <text:p>4680</text:p>
          </table:table-cell>
          <table:table-cell office:value-type="float" office:value="3092" table:style-name="ce1">
            <text:p>3092</text:p>
          </table:table-cell>
          <table:table-cell office:value-type="float" office:value="0.12" table:style-name="ce1">
            <text:p>0,12</text:p>
          </table:table-cell>
          <table:table-cell office:value-type="float" office:value="3763" table:style-name="ce1">
            <text:p>3763</text:p>
          </table:table-cell>
          <table:table-cell office:value-type="float" office:value="2008" table:style-name="ce1">
            <text:p>2008</text:p>
          </table:table-cell>
          <table:table-cell office:value-type="float" office:value="0.03" table:formula="of:=MIN([.$B38];[.$E38];[.$H38];[.$K38];[.$N38];[.$Q38];[.$T38])" table:style-name="ce1">
            <text:p>0,03</text:p>
          </table:table-cell>
          <table:table-cell office:value-type="float" office:value="696" table:formula="of:=MIN([.$C38];[.$F38];[.$I38];[.$L38];[.$O38];[.$R38];[.$U38])" table:style-name="ce1">
            <text:p>696</text:p>
          </table:table-cell>
          <table:table-cell office:value-type="float" office:value="271" table:formula="of:=MIN([.$D38];[.$G38];[.$J38];[.$M38];[.$P38];[.$S38];[.$V38])" table:style-name="ce1">
            <text:p>271</text:p>
          </table:table-cell>
          <table:table-cell office:value-type="float" office:value="0.16" table:formula="of:=MEDIAN([.$B38];[.$E38];[.$H38];[.$K38];[.$N38];[.$Q38];[.$T38])" table:style-name="ce1">
            <text:p>0,16</text:p>
          </table:table-cell>
          <table:table-cell office:value-type="float" office:value="4562" table:formula="of:=MEDIAN([.$C38];[.$F38];[.$I38];[.$L38];[.$O38];[.$R38];[.$U38])" table:style-name="ce1">
            <text:p>4562</text:p>
          </table:table-cell>
          <table:table-cell office:value-type="float" office:value="2008" table:formula="of:=MEDIAN([.$D38];[.$G38];[.$J38];[.$M38];[.$P38];[.$S38];[.$V38])" table:style-name="ce1">
            <text:p>2008</text:p>
          </table:table-cell>
          <table:table-cell office:value-type="float" office:value="58.56" table:formula="of:=MAX([.$B38];[.$E38];[.$H38];[.$K38];[.$N38];[.$Q38];[.$T38])" table:style-name="ce1">
            <text:p>58,56</text:p>
          </table:table-cell>
          <table:table-cell office:value-type="float" office:value="3031177" table:formula="of:=MAX([.$C38];[.$F38];[.$I38];[.$L38];[.$O38];[.$R38];[.$U38])" table:style-name="ce1">
            <text:p>3031177</text:p>
          </table:table-cell>
          <table:table-cell office:value-type="float" office:value="318601" table:formula="of:=MAX([.$D38];[.$G38];[.$J38];[.$M38];[.$P38];[.$S38];[.$V38])" table:style-name="ce1">
            <text:p>31860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7_h28.lp</text:p>
          </table:table-cell>
          <table:table-cell office:value-type="float" office:value="0.01" table:style-name="ce1">
            <text:p>0,01</text:p>
          </table:table-cell>
          <table:table-cell office:value-type="float" office:value="498" table:style-name="ce3">
            <text:p>498</text:p>
          </table:table-cell>
          <table:table-cell office:value-type="float" office:value="105" table:style-name="ce3">
            <text:p>105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524" table:style-name="ce1">
            <text:p>3524</text:p>
          </table:table-cell>
          <table:table-cell office:value-type="float" office:value="2372" table:style-name="ce1">
            <text:p>2372</text:p>
          </table:table-cell>
          <table:table-cell office:value-type="float" office:value="0.46" table:style-name="ce1">
            <text:p>0,46</text:p>
          </table:table-cell>
          <table:table-cell office:value-type="float" office:value="13951" table:style-name="ce2">
            <text:p>13951</text:p>
          </table:table-cell>
          <table:table-cell office:value-type="float" office:value="3869" table:style-name="ce2">
            <text:p>3869</text:p>
          </table:table-cell>
          <table:table-cell office:value-type="float" office:value="0.16" table:style-name="ce1">
            <text:p>0,16</text:p>
          </table:table-cell>
          <table:table-cell office:value-type="float" office:value="5414" table:style-name="ce1">
            <text:p>5414</text:p>
          </table:table-cell>
          <table:table-cell office:value-type="float" office:value="2233" table:style-name="ce1">
            <text:p>223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461" table:style-name="ce1">
            <text:p>6461</text:p>
          </table:table-cell>
          <table:table-cell office:value-type="float" office:value="1412" table:style-name="ce1">
            <text:p>1412</text:p>
          </table:table-cell>
          <table:table-cell office:value-type="float" office:value="0.13" table:style-name="ce1">
            <text:p>0,13</text:p>
          </table:table-cell>
          <table:table-cell office:value-type="float" office:value="3524" table:style-name="ce1">
            <text:p>3524</text:p>
          </table:table-cell>
          <table:table-cell office:value-type="float" office:value="2372" table:style-name="ce1">
            <text:p>2372</text:p>
          </table:table-cell>
          <table:table-cell office:value-type="float" office:value="0.05" table:style-name="ce1">
            <text:p>0,05</text:p>
          </table:table-cell>
          <table:table-cell office:value-type="float" office:value="3104" table:style-name="ce1">
            <text:p>3104</text:p>
          </table:table-cell>
          <table:table-cell office:value-type="float" office:value="825" table:style-name="ce1">
            <text:p>825</text:p>
          </table:table-cell>
          <table:table-cell office:value-type="float" office:value="0.01" table:formula="of:=MIN([.$B39];[.$E39];[.$H39];[.$K39];[.$N39];[.$Q39];[.$T39])" table:style-name="ce1">
            <text:p>0,01</text:p>
          </table:table-cell>
          <table:table-cell office:value-type="float" office:value="498" table:formula="of:=MIN([.$C39];[.$F39];[.$I39];[.$L39];[.$O39];[.$R39];[.$U39])" table:style-name="ce1">
            <text:p>498</text:p>
          </table:table-cell>
          <table:table-cell office:value-type="float" office:value="105" table:formula="of:=MIN([.$D39];[.$G39];[.$J39];[.$M39];[.$P39];[.$S39];[.$V39])" table:style-name="ce1">
            <text:p>105</text:p>
          </table:table-cell>
          <table:table-cell office:value-type="float" office:value="0.14000000000000001" table:formula="of:=MEDIAN([.$B39];[.$E39];[.$H39];[.$K39];[.$N39];[.$Q39];[.$T39])" table:style-name="ce1">
            <text:p>0,14</text:p>
          </table:table-cell>
          <table:table-cell office:value-type="float" office:value="3524" table:formula="of:=MEDIAN([.$C39];[.$F39];[.$I39];[.$L39];[.$O39];[.$R39];[.$U39])" table:style-name="ce1">
            <text:p>3524</text:p>
          </table:table-cell>
          <table:table-cell office:value-type="float" office:value="2233" table:formula="of:=MEDIAN([.$D39];[.$G39];[.$J39];[.$M39];[.$P39];[.$S39];[.$V39])" table:style-name="ce1">
            <text:p>2233</text:p>
          </table:table-cell>
          <table:table-cell office:value-type="float" office:value="0.46" table:formula="of:=MAX([.$B39];[.$E39];[.$H39];[.$K39];[.$N39];[.$Q39];[.$T39])" table:style-name="ce1">
            <text:p>0,46</text:p>
          </table:table-cell>
          <table:table-cell office:value-type="float" office:value="13951" table:formula="of:=MAX([.$C39];[.$F39];[.$I39];[.$L39];[.$O39];[.$R39];[.$U39])" table:style-name="ce1">
            <text:p>13951</text:p>
          </table:table-cell>
          <table:table-cell office:value-type="float" office:value="3869" table:formula="of:=MAX([.$D39];[.$G39];[.$J39];[.$M39];[.$P39];[.$S39];[.$V39])" table:style-name="ce1">
            <text:p>386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8_h14.lp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427" table:style-name="ce2">
            <text:p>42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3">
            <text:p>9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of:=MIN([.$B40];[.$E40];[.$H40];[.$K40];[.$N40];[.$Q40];[.$T40])" table:style-name="ce1">
            <text:p>0</text:p>
          </table:table-cell>
          <table:table-cell office:value-type="float" office:value="90" table:formula="of:=MIN([.$C40];[.$F40];[.$I40];[.$L40];[.$O40];[.$R40];[.$U40])" table:style-name="ce1">
            <text:p>90</text:p>
          </table:table-cell>
          <table:table-cell office:value-type="float" office:value="7" table:formula="of:=MIN([.$D40];[.$G40];[.$J40];[.$M40];[.$P40];[.$S40];[.$V40])" table:style-name="ce1">
            <text:p>7</text:p>
          </table:table-cell>
          <table:table-cell office:value-type="float" office:value="0" table:formula="of:=MEDIAN([.$B40];[.$E40];[.$H40];[.$K40];[.$N40];[.$Q40];[.$T40])" table:style-name="ce1">
            <text:p>0</text:p>
          </table:table-cell>
          <table:table-cell office:value-type="float" office:value="163" table:formula="of:=MEDIAN([.$C40];[.$F40];[.$I40];[.$L40];[.$O40];[.$R40];[.$U40])" table:style-name="ce1">
            <text:p>163</text:p>
          </table:table-cell>
          <table:table-cell office:value-type="float" office:value="20" table:formula="of:=MEDIAN([.$D40];[.$G40];[.$J40];[.$M40];[.$P40];[.$S40];[.$V40])" table:style-name="ce1">
            <text:p>20</text:p>
          </table:table-cell>
          <table:table-cell office:value-type="float" office:value="0.01" table:formula="of:=MAX([.$B40];[.$E40];[.$H40];[.$K40];[.$N40];[.$Q40];[.$T40])" table:style-name="ce1">
            <text:p>0,01</text:p>
          </table:table-cell>
          <table:table-cell office:value-type="float" office:value="427" table:formula="of:=MAX([.$C40];[.$F40];[.$I40];[.$L40];[.$O40];[.$R40];[.$U40])" table:style-name="ce1">
            <text:p>427</text:p>
          </table:table-cell>
          <table:table-cell office:value-type="float" office:value="30" table:formula="of:=MAX([.$D40];[.$G40];[.$J40];[.$M40];[.$P40];[.$S40];[.$V40])" table:style-name="ce1">
            <text:p>3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4_a9_h31.lp</text:p>
          </table:table-cell>
          <table:table-cell office:value-type="float" office:value="2.27" table:style-name="ce1">
            <text:p>2,27</text:p>
          </table:table-cell>
          <table:table-cell office:value-type="float" office:value="143646" table:style-name="ce1">
            <text:p>143646</text:p>
          </table:table-cell>
          <table:table-cell office:value-type="float" office:value="21253" table:style-name="ce1">
            <text:p>21253</text:p>
          </table:table-cell>
          <table:table-cell office:value-type="float" office:value="0.41" table:style-name="ce3">
            <text:p>0,41</text:p>
          </table:table-cell>
          <table:table-cell office:value-type="float" office:value="10718" table:style-name="ce3">
            <text:p>10718</text:p>
          </table:table-cell>
          <table:table-cell office:value-type="float" office:value="6385" table:style-name="ce3">
            <text:p>6385</text:p>
          </table:table-cell>
          <table:table-cell office:value-type="float" office:value="1.19" table:style-name="ce1">
            <text:p>1,19</text:p>
          </table:table-cell>
          <table:table-cell office:value-type="float" office:value="54354" table:style-name="ce1">
            <text:p>54354</text:p>
          </table:table-cell>
          <table:table-cell office:value-type="float" office:value="10849" table:style-name="ce1">
            <text:p>10849</text:p>
          </table:table-cell>
          <table:table-cell office:value-type="float" office:value="2.93" table:style-name="ce1">
            <text:p>2,93</text:p>
          </table:table-cell>
          <table:table-cell office:value-type="float" office:value="210430" table:style-name="ce1">
            <text:p>210430</text:p>
          </table:table-cell>
          <table:table-cell office:value-type="float" office:value="41394" table:style-name="ce1">
            <text:p>41394</text:p>
          </table:table-cell>
          <table:table-cell office:value-type="float" office:value="198.68" table:style-name="ce2">
            <text:p>198,68</text:p>
          </table:table-cell>
          <table:table-cell office:value-type="float" office:value="4410909" table:style-name="ce2">
            <text:p>4410909</text:p>
          </table:table-cell>
          <table:table-cell office:value-type="float" office:value="1111286" table:style-name="ce2">
            <text:p>1111286</text:p>
          </table:table-cell>
          <table:table-cell office:value-type="float" office:value="0.5" table:style-name="ce1">
            <text:p>0,5</text:p>
          </table:table-cell>
          <table:table-cell office:value-type="float" office:value="10718" table:style-name="ce3">
            <text:p>10718</text:p>
          </table:table-cell>
          <table:table-cell office:value-type="float" office:value="6385" table:style-name="ce3">
            <text:p>6385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189676" table:style-name="ce1">
            <text:p>189676</text:p>
          </table:table-cell>
          <table:table-cell office:value-type="float" office:value="32647" table:style-name="ce1">
            <text:p>32647</text:p>
          </table:table-cell>
          <table:table-cell office:value-type="float" office:value="0.41" table:formula="of:=MIN([.$B41];[.$E41];[.$H41];[.$K41];[.$N41];[.$Q41];[.$T41])" table:style-name="ce1">
            <text:p>0,41</text:p>
          </table:table-cell>
          <table:table-cell office:value-type="float" office:value="10718" table:formula="of:=MIN([.$C41];[.$F41];[.$I41];[.$L41];[.$O41];[.$R41];[.$U41])" table:style-name="ce1">
            <text:p>10718</text:p>
          </table:table-cell>
          <table:table-cell office:value-type="float" office:value="6385" table:formula="of:=MIN([.$D41];[.$G41];[.$J41];[.$M41];[.$P41];[.$S41];[.$V41])" table:style-name="ce1">
            <text:p>6385</text:p>
          </table:table-cell>
          <table:table-cell office:value-type="float" office:value="2.27" table:formula="of:=MEDIAN([.$B41];[.$E41];[.$H41];[.$K41];[.$N41];[.$Q41];[.$T41])" table:style-name="ce1">
            <text:p>2,27</text:p>
          </table:table-cell>
          <table:table-cell office:value-type="float" office:value="143646" table:formula="of:=MEDIAN([.$C41];[.$F41];[.$I41];[.$L41];[.$O41];[.$R41];[.$U41])" table:style-name="ce1">
            <text:p>143646</text:p>
          </table:table-cell>
          <table:table-cell office:value-type="float" office:value="21253" table:formula="of:=MEDIAN([.$D41];[.$G41];[.$J41];[.$M41];[.$P41];[.$S41];[.$V41])" table:style-name="ce1">
            <text:p>21253</text:p>
          </table:table-cell>
          <table:table-cell office:value-type="float" office:value="198.68" table:formula="of:=MAX([.$B41];[.$E41];[.$H41];[.$K41];[.$N41];[.$Q41];[.$T41])" table:style-name="ce1">
            <text:p>198,68</text:p>
          </table:table-cell>
          <table:table-cell office:value-type="float" office:value="4410909" table:formula="of:=MAX([.$C41];[.$F41];[.$I41];[.$L41];[.$O41];[.$R41];[.$U41])" table:style-name="ce1">
            <text:p>4410909</text:p>
          </table:table-cell>
          <table:table-cell office:value-type="float" office:value="1111286" table:formula="of:=MAX([.$D41];[.$G41];[.$J41];[.$M41];[.$P41];[.$S41];[.$V41])" table:style-name="ce1">
            <text:p>111128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10_h21.lp</text:p>
          </table:table-cell>
          <table:table-cell office:value-type="float" office:value="23.17" table:style-name="ce2">
            <text:p>23,17</text:p>
          </table:table-cell>
          <table:table-cell office:value-type="float" office:value="1148763" table:style-name="ce2">
            <text:p>1148763</text:p>
          </table:table-cell>
          <table:table-cell office:value-type="float" office:value="100630" table:style-name="ce2">
            <text:p>100630</text:p>
          </table:table-cell>
          <table:table-cell office:value-type="float" office:value="0.09" table:style-name="ce1">
            <text:p>0,09</text:p>
          </table:table-cell>
          <table:table-cell office:value-type="float" office:value="1830" table:style-name="ce1">
            <text:p>1830</text:p>
          </table:table-cell>
          <table:table-cell office:value-type="float" office:value="810" table:style-name="ce1">
            <text:p>810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8923" table:style-name="ce1">
            <text:p>18923</text:p>
          </table:table-cell>
          <table:table-cell office:value-type="float" office:value="573" table:style-name="ce1">
            <text:p>573</text:p>
          </table:table-cell>
          <table:table-cell office:value-type="float" office:value="0.03" table:style-name="ce3">
            <text:p>0,03</text:p>
          </table:table-cell>
          <table:table-cell office:value-type="float" office:value="726" table:style-name="ce3">
            <text:p>726</text:p>
          </table:table-cell>
          <table:table-cell office:value-type="float" office:value="166" table:style-name="ce3">
            <text:p>166</text:p>
          </table:table-cell>
          <table:table-cell office:value-type="float" office:value="0.7" table:style-name="ce1">
            <text:p>0,7</text:p>
          </table:table-cell>
          <table:table-cell office:value-type="float" office:value="23004" table:style-name="ce1">
            <text:p>23004</text:p>
          </table:table-cell>
          <table:table-cell office:value-type="float" office:value="5710" table:style-name="ce1">
            <text:p>5710</text:p>
          </table:table-cell>
          <table:table-cell office:value-type="float" office:value="0.1" table:style-name="ce1">
            <text:p>0,1</text:p>
          </table:table-cell>
          <table:table-cell office:value-type="float" office:value="1830" table:style-name="ce1">
            <text:p>1830</text:p>
          </table:table-cell>
          <table:table-cell office:value-type="float" office:value="810" table:style-name="ce1">
            <text:p>810</text:p>
          </table:table-cell>
          <table:table-cell office:value-type="float" office:value="0.06" table:style-name="ce1">
            <text:p>0,06</text:p>
          </table:table-cell>
          <table:table-cell office:value-type="float" office:value="2541" table:style-name="ce1">
            <text:p>2541</text:p>
          </table:table-cell>
          <table:table-cell office:value-type="float" office:value="421" table:style-name="ce1">
            <text:p>421</text:p>
          </table:table-cell>
          <table:table-cell office:value-type="float" office:value="0.03" table:formula="of:=MIN([.$B42];[.$E42];[.$H42];[.$K42];[.$N42];[.$Q42];[.$T42])" table:style-name="ce1">
            <text:p>0,03</text:p>
          </table:table-cell>
          <table:table-cell office:value-type="float" office:value="726" table:formula="of:=MIN([.$C42];[.$F42];[.$I42];[.$L42];[.$O42];[.$R42];[.$U42])" table:style-name="ce1">
            <text:p>726</text:p>
          </table:table-cell>
          <table:table-cell office:value-type="float" office:value="166" table:formula="of:=MIN([.$D42];[.$G42];[.$J42];[.$M42];[.$P42];[.$S42];[.$V42])" table:style-name="ce1">
            <text:p>166</text:p>
          </table:table-cell>
          <table:table-cell office:value-type="float" office:value="0.1" table:formula="of:=MEDIAN([.$B42];[.$E42];[.$H42];[.$K42];[.$N42];[.$Q42];[.$T42])" table:style-name="ce1">
            <text:p>0,1</text:p>
          </table:table-cell>
          <table:table-cell office:value-type="float" office:value="2541" table:formula="of:=MEDIAN([.$C42];[.$F42];[.$I42];[.$L42];[.$O42];[.$R42];[.$U42])" table:style-name="ce1">
            <text:p>2541</text:p>
          </table:table-cell>
          <table:table-cell office:value-type="float" office:value="810" table:formula="of:=MEDIAN([.$D42];[.$G42];[.$J42];[.$M42];[.$P42];[.$S42];[.$V42])" table:style-name="ce1">
            <text:p>810</text:p>
          </table:table-cell>
          <table:table-cell office:value-type="float" office:value="23.17" table:formula="of:=MAX([.$B42];[.$E42];[.$H42];[.$K42];[.$N42];[.$Q42];[.$T42])" table:style-name="ce1">
            <text:p>23,17</text:p>
          </table:table-cell>
          <table:table-cell office:value-type="float" office:value="1148763" table:formula="of:=MAX([.$C42];[.$F42];[.$I42];[.$L42];[.$O42];[.$R42];[.$U42])" table:style-name="ce1">
            <text:p>1148763</text:p>
          </table:table-cell>
          <table:table-cell office:value-type="float" office:value="100630" table:formula="of:=MAX([.$D42];[.$G42];[.$J42];[.$M42];[.$P42];[.$S42];[.$V42])" table:style-name="ce1">
            <text:p>10063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1_h9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3];[.$E43];[.$H43];[.$K43];[.$N43];[.$Q43];[.$T43])" table:style-name="ce1">
            <text:p>0</text:p>
          </table:table-cell>
          <table:table-cell office:value-type="float" office:value="0" table:formula="of:=MIN([.$C43];[.$F43];[.$I43];[.$L43];[.$O43];[.$R43];[.$U43])" table:style-name="ce1">
            <text:p>0</text:p>
          </table:table-cell>
          <table:table-cell office:value-type="float" office:value="0" table:formula="of:=MIN([.$D43];[.$G43];[.$J43];[.$M43];[.$P43];[.$S43];[.$V43])" table:style-name="ce1">
            <text:p>0</text:p>
          </table:table-cell>
          <table:table-cell office:value-type="float" office:value="0" table:formula="of:=MEDIAN([.$B43];[.$E43];[.$H43];[.$K43];[.$N43];[.$Q43];[.$T43])" table:style-name="ce1">
            <text:p>0</text:p>
          </table:table-cell>
          <table:table-cell office:value-type="float" office:value="0" table:formula="of:=MEDIAN([.$C43];[.$F43];[.$I43];[.$L43];[.$O43];[.$R43];[.$U43])" table:style-name="ce1">
            <text:p>0</text:p>
          </table:table-cell>
          <table:table-cell office:value-type="float" office:value="0" table:formula="of:=MEDIAN([.$D43];[.$G43];[.$J43];[.$M43];[.$P43];[.$S43];[.$V43])" table:style-name="ce1">
            <text:p>0</text:p>
          </table:table-cell>
          <table:table-cell office:value-type="float" office:value="0" table:formula="of:=MAX([.$B43];[.$E43];[.$H43];[.$K43];[.$N43];[.$Q43];[.$T43])" table:style-name="ce1">
            <text:p>0</text:p>
          </table:table-cell>
          <table:table-cell office:value-type="float" office:value="49" table:formula="of:=MAX([.$C43];[.$F43];[.$I43];[.$L43];[.$O43];[.$R43];[.$U43])" table:style-name="ce1">
            <text:p>49</text:p>
          </table:table-cell>
          <table:table-cell office:value-type="float" office:value="0" table:formula="of:=MAX([.$D43];[.$G43];[.$J43];[.$M43];[.$P43];[.$S43];[.$V4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2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4];[.$E44];[.$H44];[.$K44];[.$N44];[.$Q44];[.$T44])" table:style-name="ce1">
            <text:p>0</text:p>
          </table:table-cell>
          <table:table-cell office:value-type="float" office:value="0" table:formula="of:=MIN([.$C44];[.$F44];[.$I44];[.$L44];[.$O44];[.$R44];[.$U44])" table:style-name="ce1">
            <text:p>0</text:p>
          </table:table-cell>
          <table:table-cell office:value-type="float" office:value="0" table:formula="of:=MIN([.$D44];[.$G44];[.$J44];[.$M44];[.$P44];[.$S44];[.$V44])" table:style-name="ce1">
            <text:p>0</text:p>
          </table:table-cell>
          <table:table-cell office:value-type="float" office:value="0" table:formula="of:=MEDIAN([.$B44];[.$E44];[.$H44];[.$K44];[.$N44];[.$Q44];[.$T44])" table:style-name="ce1">
            <text:p>0</text:p>
          </table:table-cell>
          <table:table-cell office:value-type="float" office:value="0" table:formula="of:=MEDIAN([.$C44];[.$F44];[.$I44];[.$L44];[.$O44];[.$R44];[.$U44])" table:style-name="ce1">
            <text:p>0</text:p>
          </table:table-cell>
          <table:table-cell office:value-type="float" office:value="0" table:formula="of:=MEDIAN([.$D44];[.$G44];[.$J44];[.$M44];[.$P44];[.$S44];[.$V44])" table:style-name="ce1">
            <text:p>0</text:p>
          </table:table-cell>
          <table:table-cell office:value-type="float" office:value="0" table:formula="of:=MAX([.$B44];[.$E44];[.$H44];[.$K44];[.$N44];[.$Q44];[.$T44])" table:style-name="ce1">
            <text:p>0</text:p>
          </table:table-cell>
          <table:table-cell office:value-type="float" office:value="13" table:formula="of:=MAX([.$C44];[.$F44];[.$I44];[.$L44];[.$O44];[.$R44];[.$U44])" table:style-name="ce1">
            <text:p>13</text:p>
          </table:table-cell>
          <table:table-cell office:value-type="float" office:value="0" table:formula="of:=MAX([.$D44];[.$G44];[.$J44];[.$M44];[.$P44];[.$S44];[.$V44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3_h19.lp</text:p>
          </table:table-cell>
          <table:table-cell office:value-type="float" office:value="0.01" table:style-name="ce1">
            <text:p>0,01</text:p>
          </table:table-cell>
          <table:table-cell office:value-type="float" office:value="241" table:style-name="ce1">
            <text:p>241</text:p>
          </table:table-cell>
          <table:table-cell office:value-type="float" office:value="84" table:style-name="ce1">
            <text:p>84</text:p>
          </table:table-cell>
          <table:table-cell office:value-type="float" office:value="0.01" table:style-name="ce1">
            <text:p>0,01</text:p>
          </table:table-cell>
          <table:table-cell office:value-type="float" office:value="163" table:style-name="ce3">
            <text:p>163</text:p>
          </table:table-cell>
          <table:table-cell office:value-type="float" office:value="100" table:style-name="ce1">
            <text:p>100</text:p>
          </table:table-cell>
          <table:table-cell office:value-type="float" office:value="0.02" table:style-name="ce1">
            <text:p>0,02</text:p>
          </table:table-cell>
          <table:table-cell office:value-type="float" office:value="588" table:style-name="ce2">
            <text:p>588</text:p>
          </table:table-cell>
          <table:table-cell office:value-type="float" office:value="102" table:style-name="ce1">
            <text:p>102</text:p>
          </table:table-cell>
          <table:table-cell office:value-type="float" office:value="0.01" table:style-name="ce1">
            <text:p>0,01</text:p>
          </table:table-cell>
          <table:table-cell office:value-type="float" office:value="231" table:style-name="ce1">
            <text:p>231</text:p>
          </table:table-cell>
          <table:table-cell office:value-type="float" office:value="88" table:style-name="ce1">
            <text:p>88</text:p>
          </table:table-cell>
          <table:table-cell office:value-type="float" office:value="0.01" table:style-name="ce1">
            <text:p>0,01</text:p>
          </table:table-cell>
          <table:table-cell office:value-type="float" office:value="188" table:style-name="ce1">
            <text:p>188</text:p>
          </table:table-cell>
          <table:table-cell office:value-type="float" office:value="106" table:style-name="ce2">
            <text:p>106</text:p>
          </table:table-cell>
          <table:table-cell office:value-type="float" office:value="0.01" table:style-name="ce1">
            <text:p>0,01</text:p>
          </table:table-cell>
          <table:table-cell office:value-type="float" office:value="163" table:style-name="ce3">
            <text:p>163</text:p>
          </table:table-cell>
          <table:table-cell office:value-type="float" office:value="100" table:style-name="ce1">
            <text:p>100</text:p>
          </table:table-cell>
          <table:table-cell office:value-type="float" office:value="0.01" table:style-name="ce1">
            <text:p>0,01</text:p>
          </table:table-cell>
          <table:table-cell office:value-type="float" office:value="163" table:style-name="ce3">
            <text:p>163</text:p>
          </table:table-cell>
          <table:table-cell office:value-type="float" office:value="59" table:style-name="ce3">
            <text:p>59</text:p>
          </table:table-cell>
          <table:table-cell office:value-type="float" office:value="0.01" table:formula="of:=MIN([.$B45];[.$E45];[.$H45];[.$K45];[.$N45];[.$Q45];[.$T45])" table:style-name="ce1">
            <text:p>0,01</text:p>
          </table:table-cell>
          <table:table-cell office:value-type="float" office:value="163" table:formula="of:=MIN([.$C45];[.$F45];[.$I45];[.$L45];[.$O45];[.$R45];[.$U45])" table:style-name="ce1">
            <text:p>163</text:p>
          </table:table-cell>
          <table:table-cell office:value-type="float" office:value="59" table:formula="of:=MIN([.$D45];[.$G45];[.$J45];[.$M45];[.$P45];[.$S45];[.$V45])" table:style-name="ce1">
            <text:p>59</text:p>
          </table:table-cell>
          <table:table-cell office:value-type="float" office:value="0.01" table:formula="of:=MEDIAN([.$B45];[.$E45];[.$H45];[.$K45];[.$N45];[.$Q45];[.$T45])" table:style-name="ce1">
            <text:p>0,01</text:p>
          </table:table-cell>
          <table:table-cell office:value-type="float" office:value="188" table:formula="of:=MEDIAN([.$C45];[.$F45];[.$I45];[.$L45];[.$O45];[.$R45];[.$U45])" table:style-name="ce1">
            <text:p>188</text:p>
          </table:table-cell>
          <table:table-cell office:value-type="float" office:value="100" table:formula="of:=MEDIAN([.$D45];[.$G45];[.$J45];[.$M45];[.$P45];[.$S45];[.$V45])" table:style-name="ce1">
            <text:p>100</text:p>
          </table:table-cell>
          <table:table-cell office:value-type="float" office:value="0.02" table:formula="of:=MAX([.$B45];[.$E45];[.$H45];[.$K45];[.$N45];[.$Q45];[.$T45])" table:style-name="ce1">
            <text:p>0,02</text:p>
          </table:table-cell>
          <table:table-cell office:value-type="float" office:value="588" table:formula="of:=MAX([.$C45];[.$F45];[.$I45];[.$L45];[.$O45];[.$R45];[.$U45])" table:style-name="ce1">
            <text:p>588</text:p>
          </table:table-cell>
          <table:table-cell office:value-type="float" office:value="106" table:formula="of:=MAX([.$D45];[.$G45];[.$J45];[.$M45];[.$P45];[.$S45];[.$V45])" table:style-name="ce1">
            <text:p>10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4_h16.lp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65" table:style-name="ce2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6];[.$E46];[.$H46];[.$K46];[.$N46];[.$Q46];[.$T46])" table:style-name="ce1">
            <text:p>0</text:p>
          </table:table-cell>
          <table:table-cell office:value-type="float" office:value="25" table:formula="of:=MIN([.$C46];[.$F46];[.$I46];[.$L46];[.$O46];[.$R46];[.$U46])" table:style-name="ce1">
            <text:p>25</text:p>
          </table:table-cell>
          <table:table-cell office:value-type="float" office:value="0" table:formula="of:=MIN([.$D46];[.$G46];[.$J46];[.$M46];[.$P46];[.$S46];[.$V46])" table:style-name="ce1">
            <text:p>0</text:p>
          </table:table-cell>
          <table:table-cell office:value-type="float" office:value="0" table:formula="of:=MEDIAN([.$B46];[.$E46];[.$H46];[.$K46];[.$N46];[.$Q46];[.$T46])" table:style-name="ce1">
            <text:p>0</text:p>
          </table:table-cell>
          <table:table-cell office:value-type="float" office:value="30" table:formula="of:=MEDIAN([.$C46];[.$F46];[.$I46];[.$L46];[.$O46];[.$R46];[.$U46])" table:style-name="ce1">
            <text:p>30</text:p>
          </table:table-cell>
          <table:table-cell office:value-type="float" office:value="0" table:formula="of:=MEDIAN([.$D46];[.$G46];[.$J46];[.$M46];[.$P46];[.$S46];[.$V46])" table:style-name="ce1">
            <text:p>0</text:p>
          </table:table-cell>
          <table:table-cell office:value-type="float" office:value="0.01" table:formula="of:=MAX([.$B46];[.$E46];[.$H46];[.$K46];[.$N46];[.$Q46];[.$T46])" table:style-name="ce1">
            <text:p>0,01</text:p>
          </table:table-cell>
          <table:table-cell office:value-type="float" office:value="265" table:formula="of:=MAX([.$C46];[.$F46];[.$I46];[.$L46];[.$O46];[.$R46];[.$U46])" table:style-name="ce1">
            <text:p>265</text:p>
          </table:table-cell>
          <table:table-cell office:value-type="float" office:value="7" table:formula="of:=MAX([.$D46];[.$G46];[.$J46];[.$M46];[.$P46];[.$S46];[.$V46])" table:style-name="ce1">
            <text:p>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5_h15.lp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1">
            <text:p>0,02</text:p>
          </table:table-cell>
          <table:table-cell office:value-type="float" office:value="501" table:style-name="ce2">
            <text:p>50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47];[.$E47];[.$H47];[.$K47];[.$N47];[.$Q47];[.$T47])" table:style-name="ce1">
            <text:p>0</text:p>
          </table:table-cell>
          <table:table-cell office:value-type="float" office:value="64" table:formula="of:=MIN([.$C47];[.$F47];[.$I47];[.$L47];[.$O47];[.$R47];[.$U47])" table:style-name="ce1">
            <text:p>64</text:p>
          </table:table-cell>
          <table:table-cell office:value-type="float" office:value="5" table:formula="of:=MIN([.$D47];[.$G47];[.$J47];[.$M47];[.$P47];[.$S47];[.$V47])" table:style-name="ce1">
            <text:p>5</text:p>
          </table:table-cell>
          <table:table-cell office:value-type="float" office:value="0" table:formula="of:=MEDIAN([.$B47];[.$E47];[.$H47];[.$K47];[.$N47];[.$Q47];[.$T47])" table:style-name="ce1">
            <text:p>0</text:p>
          </table:table-cell>
          <table:table-cell office:value-type="float" office:value="113" table:formula="of:=MEDIAN([.$C47];[.$F47];[.$I47];[.$L47];[.$O47];[.$R47];[.$U47])" table:style-name="ce1">
            <text:p>113</text:p>
          </table:table-cell>
          <table:table-cell office:value-type="float" office:value="18" table:formula="of:=MEDIAN([.$D47];[.$G47];[.$J47];[.$M47];[.$P47];[.$S47];[.$V47])" table:style-name="ce1">
            <text:p>18</text:p>
          </table:table-cell>
          <table:table-cell office:value-type="float" office:value="0.02" table:formula="of:=MAX([.$B47];[.$E47];[.$H47];[.$K47];[.$N47];[.$Q47];[.$T47])" table:style-name="ce1">
            <text:p>0,02</text:p>
          </table:table-cell>
          <table:table-cell office:value-type="float" office:value="501" table:formula="of:=MAX([.$C47];[.$F47];[.$I47];[.$L47];[.$O47];[.$R47];[.$U47])" table:style-name="ce1">
            <text:p>501</text:p>
          </table:table-cell>
          <table:table-cell office:value-type="float" office:value="42" table:formula="of:=MAX([.$D47];[.$G47];[.$J47];[.$M47];[.$P47];[.$S47];[.$V47])" table:style-name="ce1">
            <text:p>4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6_h16.lp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3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347" table:style-name="ce1">
            <text:p>347</text:p>
          </table:table-cell>
          <table:table-cell office:value-type="float" office:value="158" table:style-name="ce2">
            <text:p>158</text:p>
          </table:table-cell>
          <table:table-cell office:value-type="float" office:value="0.02" table:style-name="ce1">
            <text:p>0,02</text:p>
          </table:table-cell>
          <table:table-cell office:value-type="float" office:value="576" table:style-name="ce2">
            <text:p>5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1">
            <text:p>0,01</text:p>
          </table:table-cell>
          <table:table-cell office:value-type="float" office:value="347" table:style-name="ce1">
            <text:p>347</text:p>
          </table:table-cell>
          <table:table-cell office:value-type="float" office:value="158" table:style-name="ce2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48];[.$E48];[.$H48];[.$K48];[.$N48];[.$Q48];[.$T48])" table:style-name="ce1">
            <text:p>0</text:p>
          </table:table-cell>
          <table:table-cell office:value-type="float" office:value="79" table:formula="of:=MIN([.$C48];[.$F48];[.$I48];[.$L48];[.$O48];[.$R48];[.$U48])" table:style-name="ce1">
            <text:p>79</text:p>
          </table:table-cell>
          <table:table-cell office:value-type="float" office:value="1" table:formula="of:=MIN([.$D48];[.$G48];[.$J48];[.$M48];[.$P48];[.$S48];[.$V48])" table:style-name="ce1">
            <text:p>1</text:p>
          </table:table-cell>
          <table:table-cell office:value-type="float" office:value="0" table:formula="of:=MEDIAN([.$B48];[.$E48];[.$H48];[.$K48];[.$N48];[.$Q48];[.$T48])" table:style-name="ce1">
            <text:p>0</text:p>
          </table:table-cell>
          <table:table-cell office:value-type="float" office:value="135" table:formula="of:=MEDIAN([.$C48];[.$F48];[.$I48];[.$L48];[.$O48];[.$R48];[.$U48])" table:style-name="ce1">
            <text:p>135</text:p>
          </table:table-cell>
          <table:table-cell office:value-type="float" office:value="1" table:formula="of:=MEDIAN([.$D48];[.$G48];[.$J48];[.$M48];[.$P48];[.$S48];[.$V48])" table:style-name="ce1">
            <text:p>1</text:p>
          </table:table-cell>
          <table:table-cell office:value-type="float" office:value="0.02" table:formula="of:=MAX([.$B48];[.$E48];[.$H48];[.$K48];[.$N48];[.$Q48];[.$T48])" table:style-name="ce1">
            <text:p>0,02</text:p>
          </table:table-cell>
          <table:table-cell office:value-type="float" office:value="576" table:formula="of:=MAX([.$C48];[.$F48];[.$I48];[.$L48];[.$O48];[.$R48];[.$U48])" table:style-name="ce1">
            <text:p>576</text:p>
          </table:table-cell>
          <table:table-cell office:value-type="float" office:value="158" table:formula="of:=MAX([.$D48];[.$G48];[.$J48];[.$M48];[.$P48];[.$S48];[.$V48])" table:style-name="ce1">
            <text:p>15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7_h15.lp</text:p>
          </table:table-cell>
          <table:table-cell office:value-type="float" office:value="0.01" table:style-name="ce1">
            <text:p>0,01</text:p>
          </table:table-cell>
          <table:table-cell office:value-type="float" office:value="615" table:style-name="ce1">
            <text:p>615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3">
            <text:p>0</text:p>
          </table:table-cell>
          <table:table-cell office:value-type="float" office:value="97" table:style-name="ce3">
            <text:p>97</text:p>
          </table:table-cell>
          <table:table-cell office:value-type="float" office:value="10" table:style-name="ce3">
            <text:p>10</text:p>
          </table:table-cell>
          <table:table-cell office:value-type="float" office:value="6.4" table:style-name="ce2">
            <text:p>6,4</text:p>
          </table:table-cell>
          <table:table-cell office:value-type="float" office:value="146759" table:style-name="ce2">
            <text:p>146759</text:p>
          </table:table-cell>
          <table:table-cell office:value-type="float" office:value="77364" table:style-name="ce2">
            <text:p>77364</text:p>
          </table:table-cell>
          <table:table-cell office:value-type="float" office:value="0.01" table:style-name="ce1">
            <text:p>0,01</text:p>
          </table:table-cell>
          <table:table-cell office:value-type="float" office:value="450" table:style-name="ce1">
            <text:p>450</text:p>
          </table:table-cell>
          <table:table-cell office:value-type="float" office:value="92" table:style-name="ce1">
            <text:p>92</text:p>
          </table:table-cell>
          <table:table-cell office:value-type="float" office:value="0.01" table:style-name="ce1">
            <text:p>0,01</text:p>
          </table:table-cell>
          <table:table-cell office:value-type="float" office:value="652" table:style-name="ce1">
            <text:p>652</text:p>
          </table:table-cell>
          <table:table-cell office:value-type="float" office:value="183" table:style-name="ce1">
            <text:p>183</text:p>
          </table:table-cell>
          <table:table-cell office:value-type="float" office:value="0" table:style-name="ce3">
            <text:p>0</text:p>
          </table:table-cell>
          <table:table-cell office:value-type="float" office:value="97" table:style-name="ce3">
            <text:p>97</text:p>
          </table:table-cell>
          <table:table-cell office:value-type="float" office:value="10" table:style-name="ce3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376" table:style-name="ce1">
            <text:p>376</text:p>
          </table:table-cell>
          <table:table-cell office:value-type="float" office:value="96" table:style-name="ce1">
            <text:p>96</text:p>
          </table:table-cell>
          <table:table-cell office:value-type="float" office:value="0" table:formula="of:=MIN([.$B49];[.$E49];[.$H49];[.$K49];[.$N49];[.$Q49];[.$T49])" table:style-name="ce1">
            <text:p>0</text:p>
          </table:table-cell>
          <table:table-cell office:value-type="float" office:value="97" table:formula="of:=MIN([.$C49];[.$F49];[.$I49];[.$L49];[.$O49];[.$R49];[.$U49])" table:style-name="ce1">
            <text:p>97</text:p>
          </table:table-cell>
          <table:table-cell office:value-type="float" office:value="10" table:formula="of:=MIN([.$D49];[.$G49];[.$J49];[.$M49];[.$P49];[.$S49];[.$V49])" table:style-name="ce1">
            <text:p>10</text:p>
          </table:table-cell>
          <table:table-cell office:value-type="float" office:value="0.01" table:formula="of:=MEDIAN([.$B49];[.$E49];[.$H49];[.$K49];[.$N49];[.$Q49];[.$T49])" table:style-name="ce1">
            <text:p>0,01</text:p>
          </table:table-cell>
          <table:table-cell office:value-type="float" office:value="450" table:formula="of:=MEDIAN([.$C49];[.$F49];[.$I49];[.$L49];[.$O49];[.$R49];[.$U49])" table:style-name="ce1">
            <text:p>450</text:p>
          </table:table-cell>
          <table:table-cell office:value-type="float" office:value="92" table:formula="of:=MEDIAN([.$D49];[.$G49];[.$J49];[.$M49];[.$P49];[.$S49];[.$V49])" table:style-name="ce1">
            <text:p>92</text:p>
          </table:table-cell>
          <table:table-cell office:value-type="float" office:value="6.4" table:formula="of:=MAX([.$B49];[.$E49];[.$H49];[.$K49];[.$N49];[.$Q49];[.$T49])" table:style-name="ce1">
            <text:p>6,4</text:p>
          </table:table-cell>
          <table:table-cell office:value-type="float" office:value="146759" table:formula="of:=MAX([.$C49];[.$F49];[.$I49];[.$L49];[.$O49];[.$R49];[.$U49])" table:style-name="ce1">
            <text:p>146759</text:p>
          </table:table-cell>
          <table:table-cell office:value-type="float" office:value="77364" table:formula="of:=MAX([.$D49];[.$G49];[.$J49];[.$M49];[.$P49];[.$S49];[.$V49])" table:style-name="ce1">
            <text:p>7736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8_h25.lp</text:p>
          </table:table-cell>
          <table:table-cell office:value-type="float" office:value="0.04" table:style-name="ce1">
            <text:p>0,04</text:p>
          </table:table-cell>
          <table:table-cell office:value-type="float" office:value="1989" table:style-name="ce1">
            <text:p>1989</text:p>
          </table:table-cell>
          <table:table-cell office:value-type="float" office:value="289" table:style-name="ce1">
            <text:p>289</text:p>
          </table:table-cell>
          <table:table-cell office:value-type="float" office:value="0.02" table:style-name="ce1">
            <text:p>0,02</text:p>
          </table:table-cell>
          <table:table-cell office:value-type="float" office:value="615" table:style-name="ce1">
            <text:p>615</text:p>
          </table:table-cell>
          <table:table-cell office:value-type="float" office:value="185" table:style-name="ce1">
            <text:p>185</text:p>
          </table:table-cell>
          <table:table-cell office:value-type="float" office:value="0.05" table:style-name="ce1">
            <text:p>0,05</text:p>
          </table:table-cell>
          <table:table-cell office:value-type="float" office:value="2402" table:style-name="ce1">
            <text:p>2402</text:p>
          </table:table-cell>
          <table:table-cell office:value-type="float" office:value="123" table:style-name="ce1">
            <text:p>123</text:p>
          </table:table-cell>
          <table:table-cell office:value-type="float" office:value="0.02" table:style-name="ce1">
            <text:p>0,02</text:p>
          </table:table-cell>
          <table:table-cell office:value-type="float" office:value="361" table:style-name="ce3">
            <text:p>361</text:p>
          </table:table-cell>
          <table:table-cell office:value-type="float" office:value="78" table:style-name="ce3">
            <text:p>78</text:p>
          </table:table-cell>
          <table:table-cell office:value-type="float" office:value="0.09" table:style-name="ce1">
            <text:p>0,09</text:p>
          </table:table-cell>
          <table:table-cell office:value-type="float" office:value="3771" table:style-name="ce2">
            <text:p>3771</text:p>
          </table:table-cell>
          <table:table-cell office:value-type="float" office:value="663" table:style-name="ce2">
            <text:p>663</text:p>
          </table:table-cell>
          <table:table-cell office:value-type="float" office:value="0.02" table:style-name="ce1">
            <text:p>0,02</text:p>
          </table:table-cell>
          <table:table-cell office:value-type="float" office:value="615" table:style-name="ce1">
            <text:p>615</text:p>
          </table:table-cell>
          <table:table-cell office:value-type="float" office:value="185" table:style-name="ce1">
            <text:p>185</text:p>
          </table:table-cell>
          <table:table-cell office:value-type="float" office:value="0.03" table:style-name="ce1">
            <text:p>0,03</text:p>
          </table:table-cell>
          <table:table-cell office:value-type="float" office:value="651" table:style-name="ce1">
            <text:p>651</text:p>
          </table:table-cell>
          <table:table-cell office:value-type="float" office:value="167" table:style-name="ce1">
            <text:p>167</text:p>
          </table:table-cell>
          <table:table-cell office:value-type="float" office:value="0.02" table:formula="of:=MIN([.$B50];[.$E50];[.$H50];[.$K50];[.$N50];[.$Q50];[.$T50])" table:style-name="ce1">
            <text:p>0,02</text:p>
          </table:table-cell>
          <table:table-cell office:value-type="float" office:value="361" table:formula="of:=MIN([.$C50];[.$F50];[.$I50];[.$L50];[.$O50];[.$R50];[.$U50])" table:style-name="ce1">
            <text:p>361</text:p>
          </table:table-cell>
          <table:table-cell office:value-type="float" office:value="78" table:formula="of:=MIN([.$D50];[.$G50];[.$J50];[.$M50];[.$P50];[.$S50];[.$V50])" table:style-name="ce1">
            <text:p>78</text:p>
          </table:table-cell>
          <table:table-cell office:value-type="float" office:value="0.03" table:formula="of:=MEDIAN([.$B50];[.$E50];[.$H50];[.$K50];[.$N50];[.$Q50];[.$T50])" table:style-name="ce1">
            <text:p>0,03</text:p>
          </table:table-cell>
          <table:table-cell office:value-type="float" office:value="651" table:formula="of:=MEDIAN([.$C50];[.$F50];[.$I50];[.$L50];[.$O50];[.$R50];[.$U50])" table:style-name="ce1">
            <text:p>651</text:p>
          </table:table-cell>
          <table:table-cell office:value-type="float" office:value="185" table:formula="of:=MEDIAN([.$D50];[.$G50];[.$J50];[.$M50];[.$P50];[.$S50];[.$V50])" table:style-name="ce1">
            <text:p>185</text:p>
          </table:table-cell>
          <table:table-cell office:value-type="float" office:value="0.09" table:formula="of:=MAX([.$B50];[.$E50];[.$H50];[.$K50];[.$N50];[.$Q50];[.$T50])" table:style-name="ce1">
            <text:p>0,09</text:p>
          </table:table-cell>
          <table:table-cell office:value-type="float" office:value="3771" table:formula="of:=MAX([.$C50];[.$F50];[.$I50];[.$L50];[.$O50];[.$R50];[.$U50])" table:style-name="ce1">
            <text:p>3771</text:p>
          </table:table-cell>
          <table:table-cell office:value-type="float" office:value="663" table:formula="of:=MAX([.$D50];[.$G50];[.$J50];[.$M50];[.$P50];[.$S50];[.$V50])" table:style-name="ce1">
            <text:p>66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5_a9_h18.lp</text:p>
          </table:table-cell>
          <table:table-cell office:value-type="float" office:value="0.15" table:style-name="ce1">
            <text:p>0,15</text:p>
          </table:table-cell>
          <table:table-cell office:value-type="float" office:value="8435" table:style-name="ce2">
            <text:p>8435</text:p>
          </table:table-cell>
          <table:table-cell office:value-type="float" office:value="2083" table:style-name="ce2">
            <text:p>2083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3">
            <text:p>84</text:p>
          </table:table-cell>
          <table:table-cell office:value-type="float" office:value="15" table:style-name="ce3">
            <text:p>15</text:p>
          </table:table-cell>
          <table:table-cell office:value-type="float" office:value="0.05" table:style-name="ce1">
            <text:p>0,05</text:p>
          </table:table-cell>
          <table:table-cell office:value-type="float" office:value="2187" table:style-name="ce1">
            <text:p>2187</text:p>
          </table:table-cell>
          <table:table-cell office:value-type="float" office:value="344" table:style-name="ce1">
            <text:p>344</text:p>
          </table:table-cell>
          <table:table-cell office:value-type="float" office:value="0.02" table:style-name="ce1">
            <text:p>0,02</text:p>
          </table:table-cell>
          <table:table-cell office:value-type="float" office:value="1236" table:style-name="ce1">
            <text:p>1236</text:p>
          </table:table-cell>
          <table:table-cell office:value-type="float" office:value="324" table:style-name="ce1">
            <text:p>324</text:p>
          </table:table-cell>
          <table:table-cell office:value-type="float" office:value="0.03" table:style-name="ce1">
            <text:p>0,03</text:p>
          </table:table-cell>
          <table:table-cell office:value-type="float" office:value="1361" table:style-name="ce1">
            <text:p>1361</text:p>
          </table:table-cell>
          <table:table-cell office:value-type="float" office:value="574" table:style-name="ce1">
            <text:p>574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3">
            <text:p>84</text:p>
          </table:table-cell>
          <table:table-cell office:value-type="float" office:value="15" table:style-name="ce3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813" table:style-name="ce1">
            <text:p>813</text:p>
          </table:table-cell>
          <table:table-cell office:value-type="float" office:value="176" table:style-name="ce1">
            <text:p>176</text:p>
          </table:table-cell>
          <table:table-cell office:value-type="float" office:value="0" table:formula="of:=MIN([.$B51];[.$E51];[.$H51];[.$K51];[.$N51];[.$Q51];[.$T51])" table:style-name="ce1">
            <text:p>0</text:p>
          </table:table-cell>
          <table:table-cell office:value-type="float" office:value="84" table:formula="of:=MIN([.$C51];[.$F51];[.$I51];[.$L51];[.$O51];[.$R51];[.$U51])" table:style-name="ce1">
            <text:p>84</text:p>
          </table:table-cell>
          <table:table-cell office:value-type="float" office:value="15" table:formula="of:=MIN([.$D51];[.$G51];[.$J51];[.$M51];[.$P51];[.$S51];[.$V51])" table:style-name="ce1">
            <text:p>15</text:p>
          </table:table-cell>
          <table:table-cell office:value-type="float" office:value="0.02" table:formula="of:=MEDIAN([.$B51];[.$E51];[.$H51];[.$K51];[.$N51];[.$Q51];[.$T51])" table:style-name="ce1">
            <text:p>0,02</text:p>
          </table:table-cell>
          <table:table-cell office:value-type="float" office:value="1236" table:formula="of:=MEDIAN([.$C51];[.$F51];[.$I51];[.$L51];[.$O51];[.$R51];[.$U51])" table:style-name="ce1">
            <text:p>1236</text:p>
          </table:table-cell>
          <table:table-cell office:value-type="float" office:value="324" table:formula="of:=MEDIAN([.$D51];[.$G51];[.$J51];[.$M51];[.$P51];[.$S51];[.$V51])" table:style-name="ce1">
            <text:p>324</text:p>
          </table:table-cell>
          <table:table-cell office:value-type="float" office:value="0.15" table:formula="of:=MAX([.$B51];[.$E51];[.$H51];[.$K51];[.$N51];[.$Q51];[.$T51])" table:style-name="ce1">
            <text:p>0,15</text:p>
          </table:table-cell>
          <table:table-cell office:value-type="float" office:value="8435" table:formula="of:=MAX([.$C51];[.$F51];[.$I51];[.$L51];[.$O51];[.$R51];[.$U51])" table:style-name="ce1">
            <text:p>8435</text:p>
          </table:table-cell>
          <table:table-cell office:value-type="float" office:value="2083" table:formula="of:=MAX([.$D51];[.$G51];[.$J51];[.$M51];[.$P51];[.$S51];[.$V51])" table:style-name="ce1">
            <text:p>208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10_h22.lp</text:p>
          </table:table-cell>
          <table:table-cell office:value-type="float" office:value="0.02" table:style-name="ce1">
            <text:p>0,02</text:p>
          </table:table-cell>
          <table:table-cell office:value-type="float" office:value="515" table:style-name="ce1">
            <text:p>515</text:p>
          </table:table-cell>
          <table:table-cell office:value-type="float" office:value="34" table:style-name="ce3">
            <text:p>34</text:p>
          </table:table-cell>
          <table:table-cell office:value-type="float" office:value="0.03" table:style-name="ce1">
            <text:p>0,03</text:p>
          </table:table-cell>
          <table:table-cell office:value-type="float" office:value="470" table:style-name="ce1">
            <text:p>470</text:p>
          </table:table-cell>
          <table:table-cell office:value-type="float" office:value="203" table:style-name="ce1">
            <text:p>203</text:p>
          </table:table-cell>
          <table:table-cell office:value-type="float" office:value="0.78" table:style-name="ce1">
            <text:p>0,78</text:p>
          </table:table-cell>
          <table:table-cell office:value-type="float" office:value="40292" table:style-name="ce2">
            <text:p>40292</text:p>
          </table:table-cell>
          <table:table-cell office:value-type="float" office:value="695" table:style-name="ce2">
            <text:p>695</text:p>
          </table:table-cell>
          <table:table-cell office:value-type="float" office:value="0.02" table:style-name="ce1">
            <text:p>0,02</text:p>
          </table:table-cell>
          <table:table-cell office:value-type="float" office:value="767" table:style-name="ce1">
            <text:p>767</text:p>
          </table:table-cell>
          <table:table-cell office:value-type="float" office:value="123" table:style-name="ce1">
            <text:p>123</text:p>
          </table:table-cell>
          <table:table-cell office:value-type="float" office:value="0.01" table:style-name="ce1">
            <text:p>0,01</text:p>
          </table:table-cell>
          <table:table-cell office:value-type="float" office:value="350" table:style-name="ce3">
            <text:p>350</text:p>
          </table:table-cell>
          <table:table-cell office:value-type="float" office:value="47" table:style-name="ce1">
            <text:p>47</text:p>
          </table:table-cell>
          <table:table-cell office:value-type="float" office:value="0.02" table:style-name="ce1">
            <text:p>0,02</text:p>
          </table:table-cell>
          <table:table-cell office:value-type="float" office:value="470" table:style-name="ce1">
            <text:p>470</text:p>
          </table:table-cell>
          <table:table-cell office:value-type="float" office:value="203" table:style-name="ce1">
            <text:p>203</text:p>
          </table:table-cell>
          <table:table-cell office:value-type="float" office:value="0.02" table:style-name="ce1">
            <text:p>0,02</text:p>
          </table:table-cell>
          <table:table-cell office:value-type="float" office:value="1071" table:style-name="ce1">
            <text:p>1071</text:p>
          </table:table-cell>
          <table:table-cell office:value-type="float" office:value="258" table:style-name="ce1">
            <text:p>258</text:p>
          </table:table-cell>
          <table:table-cell office:value-type="float" office:value="0.01" table:formula="of:=MIN([.$B52];[.$E52];[.$H52];[.$K52];[.$N52];[.$Q52];[.$T52])" table:style-name="ce1">
            <text:p>0,01</text:p>
          </table:table-cell>
          <table:table-cell office:value-type="float" office:value="350" table:formula="of:=MIN([.$C52];[.$F52];[.$I52];[.$L52];[.$O52];[.$R52];[.$U52])" table:style-name="ce1">
            <text:p>350</text:p>
          </table:table-cell>
          <table:table-cell office:value-type="float" office:value="34" table:formula="of:=MIN([.$D52];[.$G52];[.$J52];[.$M52];[.$P52];[.$S52];[.$V52])" table:style-name="ce1">
            <text:p>34</text:p>
          </table:table-cell>
          <table:table-cell office:value-type="float" office:value="0.02" table:formula="of:=MEDIAN([.$B52];[.$E52];[.$H52];[.$K52];[.$N52];[.$Q52];[.$T52])" table:style-name="ce1">
            <text:p>0,02</text:p>
          </table:table-cell>
          <table:table-cell office:value-type="float" office:value="515" table:formula="of:=MEDIAN([.$C52];[.$F52];[.$I52];[.$L52];[.$O52];[.$R52];[.$U52])" table:style-name="ce1">
            <text:p>515</text:p>
          </table:table-cell>
          <table:table-cell office:value-type="float" office:value="203" table:formula="of:=MEDIAN([.$D52];[.$G52];[.$J52];[.$M52];[.$P52];[.$S52];[.$V52])" table:style-name="ce1">
            <text:p>203</text:p>
          </table:table-cell>
          <table:table-cell office:value-type="float" office:value="0.78" table:formula="of:=MAX([.$B52];[.$E52];[.$H52];[.$K52];[.$N52];[.$Q52];[.$T52])" table:style-name="ce1">
            <text:p>0,78</text:p>
          </table:table-cell>
          <table:table-cell office:value-type="float" office:value="40292" table:formula="of:=MAX([.$C52];[.$F52];[.$I52];[.$L52];[.$O52];[.$R52];[.$U52])" table:style-name="ce1">
            <text:p>40292</text:p>
          </table:table-cell>
          <table:table-cell office:value-type="float" office:value="695" table:formula="of:=MAX([.$D52];[.$G52];[.$J52];[.$M52];[.$P52];[.$S52];[.$V52])" table:style-name="ce1">
            <text:p>69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1_h6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3];[.$E53];[.$H53];[.$K53];[.$N53];[.$Q53];[.$T53])" table:style-name="ce1">
            <text:p>0</text:p>
          </table:table-cell>
          <table:table-cell office:value-type="float" office:value="0" table:formula="of:=MIN([.$C53];[.$F53];[.$I53];[.$L53];[.$O53];[.$R53];[.$U53])" table:style-name="ce1">
            <text:p>0</text:p>
          </table:table-cell>
          <table:table-cell office:value-type="float" office:value="0" table:formula="of:=MIN([.$D53];[.$G53];[.$J53];[.$M53];[.$P53];[.$S53];[.$V53])" table:style-name="ce1">
            <text:p>0</text:p>
          </table:table-cell>
          <table:table-cell office:value-type="float" office:value="0" table:formula="of:=MEDIAN([.$B53];[.$E53];[.$H53];[.$K53];[.$N53];[.$Q53];[.$T53])" table:style-name="ce1">
            <text:p>0</text:p>
          </table:table-cell>
          <table:table-cell office:value-type="float" office:value="0" table:formula="of:=MEDIAN([.$C53];[.$F53];[.$I53];[.$L53];[.$O53];[.$R53];[.$U53])" table:style-name="ce1">
            <text:p>0</text:p>
          </table:table-cell>
          <table:table-cell office:value-type="float" office:value="0" table:formula="of:=MEDIAN([.$D53];[.$G53];[.$J53];[.$M53];[.$P53];[.$S53];[.$V53])" table:style-name="ce1">
            <text:p>0</text:p>
          </table:table-cell>
          <table:table-cell office:value-type="float" office:value="0" table:formula="of:=MAX([.$B53];[.$E53];[.$H53];[.$K53];[.$N53];[.$Q53];[.$T53])" table:style-name="ce1">
            <text:p>0</text:p>
          </table:table-cell>
          <table:table-cell office:value-type="float" office:value="43" table:formula="of:=MAX([.$C53];[.$F53];[.$I53];[.$L53];[.$O53];[.$R53];[.$U53])" table:style-name="ce1">
            <text:p>43</text:p>
          </table:table-cell>
          <table:table-cell office:value-type="float" office:value="0" table:formula="of:=MAX([.$D53];[.$G53];[.$J53];[.$M53];[.$P53];[.$S53];[.$V5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2_h8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4];[.$E54];[.$H54];[.$K54];[.$N54];[.$Q54];[.$T54])" table:style-name="ce1">
            <text:p>0</text:p>
          </table:table-cell>
          <table:table-cell office:value-type="float" office:value="6" table:formula="of:=MIN([.$C54];[.$F54];[.$I54];[.$L54];[.$O54];[.$R54];[.$U54])" table:style-name="ce1">
            <text:p>6</text:p>
          </table:table-cell>
          <table:table-cell office:value-type="float" office:value="0" table:formula="of:=MIN([.$D54];[.$G54];[.$J54];[.$M54];[.$P54];[.$S54];[.$V54])" table:style-name="ce1">
            <text:p>0</text:p>
          </table:table-cell>
          <table:table-cell office:value-type="float" office:value="0" table:formula="of:=MEDIAN([.$B54];[.$E54];[.$H54];[.$K54];[.$N54];[.$Q54];[.$T54])" table:style-name="ce1">
            <text:p>0</text:p>
          </table:table-cell>
          <table:table-cell office:value-type="float" office:value="7" table:formula="of:=MEDIAN([.$C54];[.$F54];[.$I54];[.$L54];[.$O54];[.$R54];[.$U54])" table:style-name="ce1">
            <text:p>7</text:p>
          </table:table-cell>
          <table:table-cell office:value-type="float" office:value="0" table:formula="of:=MEDIAN([.$D54];[.$G54];[.$J54];[.$M54];[.$P54];[.$S54];[.$V54])" table:style-name="ce1">
            <text:p>0</text:p>
          </table:table-cell>
          <table:table-cell office:value-type="float" office:value="0" table:formula="of:=MAX([.$B54];[.$E54];[.$H54];[.$K54];[.$N54];[.$Q54];[.$T54])" table:style-name="ce1">
            <text:p>0</text:p>
          </table:table-cell>
          <table:table-cell office:value-type="float" office:value="42" table:formula="of:=MAX([.$C54];[.$F54];[.$I54];[.$L54];[.$O54];[.$R54];[.$U54])" table:style-name="ce1">
            <text:p>42</text:p>
          </table:table-cell>
          <table:table-cell office:value-type="float" office:value="1" table:formula="of:=MAX([.$D54];[.$G54];[.$J54];[.$M54];[.$P54];[.$S54];[.$V54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3_h9.lp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9" table:style-name="ce2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5];[.$E55];[.$H55];[.$K55];[.$N55];[.$Q55];[.$T55])" table:style-name="ce1">
            <text:p>0</text:p>
          </table:table-cell>
          <table:table-cell office:value-type="float" office:value="6" table:formula="of:=MIN([.$C55];[.$F55];[.$I55];[.$L55];[.$O55];[.$R55];[.$U55])" table:style-name="ce1">
            <text:p>6</text:p>
          </table:table-cell>
          <table:table-cell office:value-type="float" office:value="0" table:formula="of:=MIN([.$D55];[.$G55];[.$J55];[.$M55];[.$P55];[.$S55];[.$V55])" table:style-name="ce1">
            <text:p>0</text:p>
          </table:table-cell>
          <table:table-cell office:value-type="float" office:value="0" table:formula="of:=MEDIAN([.$B55];[.$E55];[.$H55];[.$K55];[.$N55];[.$Q55];[.$T55])" table:style-name="ce1">
            <text:p>0</text:p>
          </table:table-cell>
          <table:table-cell office:value-type="float" office:value="9" table:formula="of:=MEDIAN([.$C55];[.$F55];[.$I55];[.$L55];[.$O55];[.$R55];[.$U55])" table:style-name="ce1">
            <text:p>9</text:p>
          </table:table-cell>
          <table:table-cell office:value-type="float" office:value="1" table:formula="of:=MEDIAN([.$D55];[.$G55];[.$J55];[.$M55];[.$P55];[.$S55];[.$V55])" table:style-name="ce1">
            <text:p>1</text:p>
          </table:table-cell>
          <table:table-cell office:value-type="float" office:value="0" table:formula="of:=MAX([.$B55];[.$E55];[.$H55];[.$K55];[.$N55];[.$Q55];[.$T55])" table:style-name="ce1">
            <text:p>0</text:p>
          </table:table-cell>
          <table:table-cell office:value-type="float" office:value="189" table:formula="of:=MAX([.$C55];[.$F55];[.$I55];[.$L55];[.$O55];[.$R55];[.$U55])" table:style-name="ce1">
            <text:p>189</text:p>
          </table:table-cell>
          <table:table-cell office:value-type="float" office:value="2" table:formula="of:=MAX([.$D55];[.$G55];[.$J55];[.$M55];[.$P55];[.$S55];[.$V55])" table:style-name="ce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4_h22.lp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14" table:style-name="ce1">
            <text:p>14</text:p>
          </table:table-cell>
          <table:table-cell office:value-type="float" office:value="0.05" table:style-name="ce1">
            <text:p>0,05</text:p>
          </table:table-cell>
          <table:table-cell office:value-type="float" office:value="2553" table:style-name="ce2">
            <text:p>2553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10" table:style-name="ce1">
            <text:p>11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3">
            <text:p>4</text:p>
          </table:table-cell>
          <table:table-cell office:value-type="float" office:value="0" table:formula="of:=MIN([.$B56];[.$E56];[.$H56];[.$K56];[.$N56];[.$Q56];[.$T56])" table:style-name="ce1">
            <text:p>0</text:p>
          </table:table-cell>
          <table:table-cell office:value-type="float" office:value="46" table:formula="of:=MIN([.$C56];[.$F56];[.$I56];[.$L56];[.$O56];[.$R56];[.$U56])" table:style-name="ce1">
            <text:p>46</text:p>
          </table:table-cell>
          <table:table-cell office:value-type="float" office:value="4" table:formula="of:=MIN([.$D56];[.$G56];[.$J56];[.$M56];[.$P56];[.$S56];[.$V56])" table:style-name="ce1">
            <text:p>4</text:p>
          </table:table-cell>
          <table:table-cell office:value-type="float" office:value="0" table:formula="of:=MEDIAN([.$B56];[.$E56];[.$H56];[.$K56];[.$N56];[.$Q56];[.$T56])" table:style-name="ce1">
            <text:p>0</text:p>
          </table:table-cell>
          <table:table-cell office:value-type="float" office:value="88" table:formula="of:=MEDIAN([.$C56];[.$F56];[.$I56];[.$L56];[.$O56];[.$R56];[.$U56])" table:style-name="ce1">
            <text:p>88</text:p>
          </table:table-cell>
          <table:table-cell office:value-type="float" office:value="6" table:formula="of:=MEDIAN([.$D56];[.$G56];[.$J56];[.$M56];[.$P56];[.$S56];[.$V56])" table:style-name="ce1">
            <text:p>6</text:p>
          </table:table-cell>
          <table:table-cell office:value-type="float" office:value="0.05" table:formula="of:=MAX([.$B56];[.$E56];[.$H56];[.$K56];[.$N56];[.$Q56];[.$T56])" table:style-name="ce1">
            <text:p>0,05</text:p>
          </table:table-cell>
          <table:table-cell office:value-type="float" office:value="2553" table:formula="of:=MAX([.$C56];[.$F56];[.$I56];[.$L56];[.$O56];[.$R56];[.$U56])" table:style-name="ce1">
            <text:p>2553</text:p>
          </table:table-cell>
          <table:table-cell office:value-type="float" office:value="64" table:formula="of:=MAX([.$D56];[.$G56];[.$J56];[.$M56];[.$P56];[.$S56];[.$V56])" table:style-name="ce1">
            <text:p>6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5_h21.lp</text:p>
          </table:table-cell>
          <table:table-cell office:value-type="float" office:value="0" table:style-name="ce3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89" table:style-name="ce1">
            <text:p>189</text:p>
          </table:table-cell>
          <table:table-cell office:value-type="float" office:value="20" table:style-name="ce1">
            <text:p>20</text:p>
          </table:table-cell>
          <table:table-cell office:value-type="float" office:value="21.94" table:style-name="ce2">
            <text:p>21,94</text:p>
          </table:table-cell>
          <table:table-cell office:value-type="float" office:value="518952" table:style-name="ce2">
            <text:p>518952</text:p>
          </table:table-cell>
          <table:table-cell office:value-type="float" office:value="245131" table:style-name="ce2">
            <text:p>245131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54" table:style-name="ce1">
            <text:p>25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9" table:style-name="ce1">
            <text:p>18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float" office:value="1" table:style-name="ce3">
            <text:p>1</text:p>
          </table:table-cell>
          <table:table-cell office:value-type="float" office:value="0" table:formula="of:=MIN([.$B57];[.$E57];[.$H57];[.$K57];[.$N57];[.$Q57];[.$T57])" table:style-name="ce1">
            <text:p>0</text:p>
          </table:table-cell>
          <table:table-cell office:value-type="float" office:value="67" table:formula="of:=MIN([.$C57];[.$F57];[.$I57];[.$L57];[.$O57];[.$R57];[.$U57])" table:style-name="ce1">
            <text:p>67</text:p>
          </table:table-cell>
          <table:table-cell office:value-type="float" office:value="1" table:formula="of:=MIN([.$D57];[.$G57];[.$J57];[.$M57];[.$P57];[.$S57];[.$V57])" table:style-name="ce1">
            <text:p>1</text:p>
          </table:table-cell>
          <table:table-cell office:value-type="float" office:value="0.01" table:formula="of:=MEDIAN([.$B57];[.$E57];[.$H57];[.$K57];[.$N57];[.$Q57];[.$T57])" table:style-name="ce1">
            <text:p>0,01</text:p>
          </table:table-cell>
          <table:table-cell office:value-type="float" office:value="189" table:formula="of:=MEDIAN([.$C57];[.$F57];[.$I57];[.$L57];[.$O57];[.$R57];[.$U57])" table:style-name="ce1">
            <text:p>189</text:p>
          </table:table-cell>
          <table:table-cell office:value-type="float" office:value="7" table:formula="of:=MEDIAN([.$D57];[.$G57];[.$J57];[.$M57];[.$P57];[.$S57];[.$V57])" table:style-name="ce1">
            <text:p>7</text:p>
          </table:table-cell>
          <table:table-cell office:value-type="float" office:value="21.94" table:formula="of:=MAX([.$B57];[.$E57];[.$H57];[.$K57];[.$N57];[.$Q57];[.$T57])" table:style-name="ce1">
            <text:p>21,94</text:p>
          </table:table-cell>
          <table:table-cell office:value-type="float" office:value="518952" table:formula="of:=MAX([.$C57];[.$F57];[.$I57];[.$L57];[.$O57];[.$R57];[.$U57])" table:style-name="ce1">
            <text:p>518952</text:p>
          </table:table-cell>
          <table:table-cell office:value-type="float" office:value="245131" table:formula="of:=MAX([.$D57];[.$G57];[.$J57];[.$M57];[.$P57];[.$S57];[.$V57])" table:style-name="ce1">
            <text:p>24513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6_h27.lp</text:p>
          </table:table-cell>
          <table:table-cell office:value-type="float" office:value="0.04" table:style-name="ce1">
            <text:p>0,04</text:p>
          </table:table-cell>
          <table:table-cell office:value-type="float" office:value="934" table:style-name="ce1">
            <text:p>934</text:p>
          </table:table-cell>
          <table:table-cell office:value-type="float" office:value="79" table:style-name="ce2">
            <text:p>79</text:p>
          </table:table-cell>
          <table:table-cell office:value-type="float" office:value="0.02" table:style-name="ce1">
            <text:p>0,02</text:p>
          </table:table-cell>
          <table:table-cell office:value-type="float" office:value="330" table:style-name="ce1">
            <text:p>330</text:p>
          </table:table-cell>
          <table:table-cell office:value-type="float" office:value="35" table:style-name="ce1">
            <text:p>35</text:p>
          </table:table-cell>
          <table:table-cell office:value-type="float" office:value="0.05" table:style-name="ce1">
            <text:p>0,05</text:p>
          </table:table-cell>
          <table:table-cell office:value-type="float" office:value="1625" table:style-name="ce2">
            <text:p>1625</text:p>
          </table:table-cell>
          <table:table-cell office:value-type="float" office:value="38" table:style-name="ce1">
            <text:p>38</text:p>
          </table:table-cell>
          <table:table-cell office:value-type="float" office:value="0.01" table:style-name="ce1">
            <text:p>0,01</text:p>
          </table:table-cell>
          <table:table-cell office:value-type="float" office:value="197" table:style-name="ce1">
            <text:p>197</text:p>
          </table:table-cell>
          <table:table-cell office:value-type="float" office:value="22" table:style-name="ce3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1221" table:style-name="ce1">
            <text:p>1221</text:p>
          </table:table-cell>
          <table:table-cell office:value-type="float" office:value="67" table:style-name="ce1">
            <text:p>67</text:p>
          </table:table-cell>
          <table:table-cell office:value-type="float" office:value="0.02" table:style-name="ce1">
            <text:p>0,02</text:p>
          </table:table-cell>
          <table:table-cell office:value-type="float" office:value="330" table:style-name="ce1">
            <text:p>330</text:p>
          </table:table-cell>
          <table:table-cell office:value-type="float" office:value="35" table:style-name="ce1">
            <text:p>35</text:p>
          </table:table-cell>
          <table:table-cell office:value-type="float" office:value="0.01" table:style-name="ce1">
            <text:p>0,01</text:p>
          </table:table-cell>
          <table:table-cell office:value-type="float" office:value="189" table:style-name="ce3">
            <text:p>189</text:p>
          </table:table-cell>
          <table:table-cell office:value-type="float" office:value="22" table:style-name="ce3">
            <text:p>22</text:p>
          </table:table-cell>
          <table:table-cell office:value-type="float" office:value="0.01" table:formula="of:=MIN([.$B58];[.$E58];[.$H58];[.$K58];[.$N58];[.$Q58];[.$T58])" table:style-name="ce1">
            <text:p>0,01</text:p>
          </table:table-cell>
          <table:table-cell office:value-type="float" office:value="189" table:formula="of:=MIN([.$C58];[.$F58];[.$I58];[.$L58];[.$O58];[.$R58];[.$U58])" table:style-name="ce1">
            <text:p>189</text:p>
          </table:table-cell>
          <table:table-cell office:value-type="float" office:value="22" table:formula="of:=MIN([.$D58];[.$G58];[.$J58];[.$M58];[.$P58];[.$S58];[.$V58])" table:style-name="ce1">
            <text:p>22</text:p>
          </table:table-cell>
          <table:table-cell office:value-type="float" office:value="0.02" table:formula="of:=MEDIAN([.$B58];[.$E58];[.$H58];[.$K58];[.$N58];[.$Q58];[.$T58])" table:style-name="ce1">
            <text:p>0,02</text:p>
          </table:table-cell>
          <table:table-cell office:value-type="float" office:value="330" table:formula="of:=MEDIAN([.$C58];[.$F58];[.$I58];[.$L58];[.$O58];[.$R58];[.$U58])" table:style-name="ce1">
            <text:p>330</text:p>
          </table:table-cell>
          <table:table-cell office:value-type="float" office:value="35" table:formula="of:=MEDIAN([.$D58];[.$G58];[.$J58];[.$M58];[.$P58];[.$S58];[.$V58])" table:style-name="ce1">
            <text:p>35</text:p>
          </table:table-cell>
          <table:table-cell office:value-type="float" office:value="0.05" table:formula="of:=MAX([.$B58];[.$E58];[.$H58];[.$K58];[.$N58];[.$Q58];[.$T58])" table:style-name="ce1">
            <text:p>0,05</text:p>
          </table:table-cell>
          <table:table-cell office:value-type="float" office:value="1625" table:formula="of:=MAX([.$C58];[.$F58];[.$I58];[.$L58];[.$O58];[.$R58];[.$U58])" table:style-name="ce1">
            <text:p>1625</text:p>
          </table:table-cell>
          <table:table-cell office:value-type="float" office:value="79" table:formula="of:=MAX([.$D58];[.$G58];[.$J58];[.$M58];[.$P58];[.$S58];[.$V58])" table:style-name="ce1">
            <text:p>7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7_h22.lp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70" table:style-name="ce1">
            <text:p>370</text:p>
          </table:table-cell>
          <table:table-cell office:value-type="float" office:value="148" table:style-name="ce1">
            <text:p>148</text:p>
          </table:table-cell>
          <table:table-cell office:value-type="float" office:value="0.62" table:style-name="ce1">
            <text:p>0,62</text:p>
          </table:table-cell>
          <table:table-cell office:value-type="float" office:value="32397" table:style-name="ce2">
            <text:p>32397</text:p>
          </table:table-cell>
          <table:table-cell office:value-type="float" office:value="1816" table:style-name="ce2">
            <text:p>1816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104" table:style-name="ce1">
            <text:p>104</text:p>
          </table:table-cell>
          <table:table-cell office:value-type="float" office:value="0.02" table:style-name="ce1">
            <text:p>0,02</text:p>
          </table:table-cell>
          <table:table-cell office:value-type="float" office:value="531" table:style-name="ce1">
            <text:p>531</text:p>
          </table:table-cell>
          <table:table-cell office:value-type="float" office:value="188" table:style-name="ce1">
            <text:p>188</text:p>
          </table:table-cell>
          <table:table-cell office:value-type="float" office:value="0.01" table:style-name="ce1">
            <text:p>0,01</text:p>
          </table:table-cell>
          <table:table-cell office:value-type="float" office:value="370" table:style-name="ce1">
            <text:p>370</text:p>
          </table:table-cell>
          <table:table-cell office:value-type="float" office:value="148" table:style-name="ce1">
            <text:p>148</text:p>
          </table:table-cell>
          <table:table-cell office:value-type="float" office:value="0.02" table:style-name="ce1">
            <text:p>0,02</text:p>
          </table:table-cell>
          <table:table-cell office:value-type="float" office:value="655" table:style-name="ce1">
            <text:p>655</text:p>
          </table:table-cell>
          <table:table-cell office:value-type="float" office:value="277" table:style-name="ce1">
            <text:p>277</text:p>
          </table:table-cell>
          <table:table-cell office:value-type="float" office:value="0" table:formula="of:=MIN([.$B59];[.$E59];[.$H59];[.$K59];[.$N59];[.$Q59];[.$T59])" table:style-name="ce1">
            <text:p>0</text:p>
          </table:table-cell>
          <table:table-cell office:value-type="float" office:value="58" table:formula="of:=MIN([.$C59];[.$F59];[.$I59];[.$L59];[.$O59];[.$R59];[.$U59])" table:style-name="ce1">
            <text:p>58</text:p>
          </table:table-cell>
          <table:table-cell office:value-type="float" office:value="0" table:formula="of:=MIN([.$D59];[.$G59];[.$J59];[.$M59];[.$P59];[.$S59];[.$V59])" table:style-name="ce1">
            <text:p>0</text:p>
          </table:table-cell>
          <table:table-cell office:value-type="float" office:value="0.01" table:formula="of:=MEDIAN([.$B59];[.$E59];[.$H59];[.$K59];[.$N59];[.$Q59];[.$T59])" table:style-name="ce1">
            <text:p>0,01</text:p>
          </table:table-cell>
          <table:table-cell office:value-type="float" office:value="370" table:formula="of:=MEDIAN([.$C59];[.$F59];[.$I59];[.$L59];[.$O59];[.$R59];[.$U59])" table:style-name="ce1">
            <text:p>370</text:p>
          </table:table-cell>
          <table:table-cell office:value-type="float" office:value="148" table:formula="of:=MEDIAN([.$D59];[.$G59];[.$J59];[.$M59];[.$P59];[.$S59];[.$V59])" table:style-name="ce1">
            <text:p>148</text:p>
          </table:table-cell>
          <table:table-cell office:value-type="float" office:value="0.62" table:formula="of:=MAX([.$B59];[.$E59];[.$H59];[.$K59];[.$N59];[.$Q59];[.$T59])" table:style-name="ce1">
            <text:p>0,62</text:p>
          </table:table-cell>
          <table:table-cell office:value-type="float" office:value="32397" table:formula="of:=MAX([.$C59];[.$F59];[.$I59];[.$L59];[.$O59];[.$R59];[.$U59])" table:style-name="ce1">
            <text:p>32397</text:p>
          </table:table-cell>
          <table:table-cell office:value-type="float" office:value="1816" table:formula="of:=MAX([.$D59];[.$G59];[.$J59];[.$M59];[.$P59];[.$S59];[.$V59])" table:style-name="ce1">
            <text:p>181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8_h26.lp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0507" table:style-name="ce1">
            <text:p>10507</text:p>
          </table:table-cell>
          <table:table-cell office:value-type="float" office:value="1565" table:style-name="ce1">
            <text:p>1565</text:p>
          </table:table-cell>
          <table:table-cell office:value-type="float" office:value="0.02" table:style-name="ce1">
            <text:p>0,02</text:p>
          </table:table-cell>
          <table:table-cell office:value-type="float" office:value="345" table:style-name="ce1">
            <text:p>345</text:p>
          </table:table-cell>
          <table:table-cell office:value-type="float" office:value="56" table:style-name="ce1">
            <text:p>56</text:p>
          </table:table-cell>
          <table:table-cell office:value-type="float" office:value="0.27" table:style-name="ce1">
            <text:p>0,27</text:p>
          </table:table-cell>
          <table:table-cell office:value-type="float" office:value="16793" table:style-name="ce1">
            <text:p>16793</text:p>
          </table:table-cell>
          <table:table-cell office:value-type="float" office:value="271" table:style-name="ce1">
            <text:p>271</text:p>
          </table:table-cell>
          <table:table-cell office:value-type="float" office:value="0.06" table:style-name="ce1">
            <text:p>0,06</text:p>
          </table:table-cell>
          <table:table-cell office:value-type="float" office:value="1748" table:style-name="ce1">
            <text:p>1748</text:p>
          </table:table-cell>
          <table:table-cell office:value-type="float" office:value="375" table:style-name="ce1">
            <text:p>375</text:p>
          </table:table-cell>
          <table:table-cell office:value-type="float" office:value="6.27" table:style-name="ce2">
            <text:p>6,27</text:p>
          </table:table-cell>
          <table:table-cell office:value-type="float" office:value="152123" table:style-name="ce2">
            <text:p>152123</text:p>
          </table:table-cell>
          <table:table-cell office:value-type="float" office:value="19009" table:style-name="ce2">
            <text:p>19009</text:p>
          </table:table-cell>
          <table:table-cell office:value-type="float" office:value="0.02" table:style-name="ce1">
            <text:p>0,02</text:p>
          </table:table-cell>
          <table:table-cell office:value-type="float" office:value="345" table:style-name="ce1">
            <text:p>345</text:p>
          </table:table-cell>
          <table:table-cell office:value-type="float" office:value="56" table:style-name="ce1">
            <text:p>56</text:p>
          </table:table-cell>
          <table:table-cell office:value-type="float" office:value="0.01" table:style-name="ce3">
            <text:p>0,01</text:p>
          </table:table-cell>
          <table:table-cell office:value-type="float" office:value="336" table:style-name="ce3">
            <text:p>336</text:p>
          </table:table-cell>
          <table:table-cell office:value-type="float" office:value="48" table:style-name="ce3">
            <text:p>48</text:p>
          </table:table-cell>
          <table:table-cell office:value-type="float" office:value="0.01" table:formula="of:=MIN([.$B60];[.$E60];[.$H60];[.$K60];[.$N60];[.$Q60];[.$T60])" table:style-name="ce1">
            <text:p>0,01</text:p>
          </table:table-cell>
          <table:table-cell office:value-type="float" office:value="336" table:formula="of:=MIN([.$C60];[.$F60];[.$I60];[.$L60];[.$O60];[.$R60];[.$U60])" table:style-name="ce1">
            <text:p>336</text:p>
          </table:table-cell>
          <table:table-cell office:value-type="float" office:value="48" table:formula="of:=MIN([.$D60];[.$G60];[.$J60];[.$M60];[.$P60];[.$S60];[.$V60])" table:style-name="ce1">
            <text:p>48</text:p>
          </table:table-cell>
          <table:table-cell office:value-type="float" office:value="0.06" table:formula="of:=MEDIAN([.$B60];[.$E60];[.$H60];[.$K60];[.$N60];[.$Q60];[.$T60])" table:style-name="ce1">
            <text:p>0,06</text:p>
          </table:table-cell>
          <table:table-cell office:value-type="float" office:value="1748" table:formula="of:=MEDIAN([.$C60];[.$F60];[.$I60];[.$L60];[.$O60];[.$R60];[.$U60])" table:style-name="ce1">
            <text:p>1748</text:p>
          </table:table-cell>
          <table:table-cell office:value-type="float" office:value="271" table:formula="of:=MEDIAN([.$D60];[.$G60];[.$J60];[.$M60];[.$P60];[.$S60];[.$V60])" table:style-name="ce1">
            <text:p>271</text:p>
          </table:table-cell>
          <table:table-cell office:value-type="float" office:value="6.27" table:formula="of:=MAX([.$B60];[.$E60];[.$H60];[.$K60];[.$N60];[.$Q60];[.$T60])" table:style-name="ce1">
            <text:p>6,27</text:p>
          </table:table-cell>
          <table:table-cell office:value-type="float" office:value="152123" table:formula="of:=MAX([.$C60];[.$F60];[.$I60];[.$L60];[.$O60];[.$R60];[.$U60])" table:style-name="ce1">
            <text:p>152123</text:p>
          </table:table-cell>
          <table:table-cell office:value-type="float" office:value="19009" table:formula="of:=MAX([.$D60];[.$G60];[.$J60];[.$M60];[.$P60];[.$S60];[.$V60])" table:style-name="ce1">
            <text:p>1900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6_a9_h21.lp</text:p>
          </table:table-cell>
          <table:table-cell office:value-type="float" office:value="0.02" table:style-name="ce1">
            <text:p>0,02</text:p>
          </table:table-cell>
          <table:table-cell office:value-type="float" office:value="923" table:style-name="ce1">
            <text:p>923</text:p>
          </table:table-cell>
          <table:table-cell office:value-type="float" office:value="36" table:style-name="ce3">
            <text:p>36</text:p>
          </table:table-cell>
          <table:table-cell office:value-type="float" office:value="0.02" table:style-name="ce1">
            <text:p>0,02</text:p>
          </table:table-cell>
          <table:table-cell office:value-type="float" office:value="502" table:style-name="ce1">
            <text:p>502</text:p>
          </table:table-cell>
          <table:table-cell office:value-type="float" office:value="99" table:style-name="ce1">
            <text:p>99</text:p>
          </table:table-cell>
          <table:table-cell office:value-type="float" office:value="0.06" table:style-name="ce1">
            <text:p>0,06</text:p>
          </table:table-cell>
          <table:table-cell office:value-type="float" office:value="2290" table:style-name="ce2">
            <text:p>2290</text:p>
          </table:table-cell>
          <table:table-cell office:value-type="float" office:value="103" table:style-name="ce2">
            <text:p>103</text:p>
          </table:table-cell>
          <table:table-cell office:value-type="float" office:value="0.01" table:style-name="ce1">
            <text:p>0,01</text:p>
          </table:table-cell>
          <table:table-cell office:value-type="float" office:value="389" table:style-name="ce1">
            <text:p>389</text:p>
          </table:table-cell>
          <table:table-cell office:value-type="float" office:value="72" table:style-name="ce1">
            <text:p>72</text:p>
          </table:table-cell>
          <table:table-cell office:value-type="float" office:value="0.02" table:style-name="ce1">
            <text:p>0,02</text:p>
          </table:table-cell>
          <table:table-cell office:value-type="float" office:value="519" table:style-name="ce1">
            <text:p>519</text:p>
          </table:table-cell>
          <table:table-cell office:value-type="float" office:value="81" table:style-name="ce1">
            <text:p>81</text:p>
          </table:table-cell>
          <table:table-cell office:value-type="float" office:value="0.02" table:style-name="ce1">
            <text:p>0,02</text:p>
          </table:table-cell>
          <table:table-cell office:value-type="float" office:value="502" table:style-name="ce1">
            <text:p>502</text:p>
          </table:table-cell>
          <table:table-cell office:value-type="float" office:value="99" table:style-name="ce1">
            <text:p>99</text:p>
          </table:table-cell>
          <table:table-cell office:value-type="float" office:value="0.02" table:style-name="ce1">
            <text:p>0,02</text:p>
          </table:table-cell>
          <table:table-cell office:value-type="float" office:value="314" table:style-name="ce3">
            <text:p>314</text:p>
          </table:table-cell>
          <table:table-cell office:value-type="float" office:value="69" table:style-name="ce1">
            <text:p>69</text:p>
          </table:table-cell>
          <table:table-cell office:value-type="float" office:value="0.01" table:formula="of:=MIN([.$B61];[.$E61];[.$H61];[.$K61];[.$N61];[.$Q61];[.$T61])" table:style-name="ce1">
            <text:p>0,01</text:p>
          </table:table-cell>
          <table:table-cell office:value-type="float" office:value="314" table:formula="of:=MIN([.$C61];[.$F61];[.$I61];[.$L61];[.$O61];[.$R61];[.$U61])" table:style-name="ce1">
            <text:p>314</text:p>
          </table:table-cell>
          <table:table-cell office:value-type="float" office:value="36" table:formula="of:=MIN([.$D61];[.$G61];[.$J61];[.$M61];[.$P61];[.$S61];[.$V61])" table:style-name="ce1">
            <text:p>36</text:p>
          </table:table-cell>
          <table:table-cell office:value-type="float" office:value="0.02" table:formula="of:=MEDIAN([.$B61];[.$E61];[.$H61];[.$K61];[.$N61];[.$Q61];[.$T61])" table:style-name="ce1">
            <text:p>0,02</text:p>
          </table:table-cell>
          <table:table-cell office:value-type="float" office:value="502" table:formula="of:=MEDIAN([.$C61];[.$F61];[.$I61];[.$L61];[.$O61];[.$R61];[.$U61])" table:style-name="ce1">
            <text:p>502</text:p>
          </table:table-cell>
          <table:table-cell office:value-type="float" office:value="81" table:formula="of:=MEDIAN([.$D61];[.$G61];[.$J61];[.$M61];[.$P61];[.$S61];[.$V61])" table:style-name="ce1">
            <text:p>81</text:p>
          </table:table-cell>
          <table:table-cell office:value-type="float" office:value="0.06" table:formula="of:=MAX([.$B61];[.$E61];[.$H61];[.$K61];[.$N61];[.$Q61];[.$T61])" table:style-name="ce1">
            <text:p>0,06</text:p>
          </table:table-cell>
          <table:table-cell office:value-type="float" office:value="2290" table:formula="of:=MAX([.$C61];[.$F61];[.$I61];[.$L61];[.$O61];[.$R61];[.$U61])" table:style-name="ce1">
            <text:p>2290</text:p>
          </table:table-cell>
          <table:table-cell office:value-type="float" office:value="103" table:formula="of:=MAX([.$D61];[.$G61];[.$J61];[.$M61];[.$P61];[.$S61];[.$V61])" table:style-name="ce1">
            <text:p>10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10_h42.lp</text:p>
          </table:table-cell>
          <table:table-cell office:value-type="float" office:value="0.5" table:style-name="ce1">
            <text:p>0,5</text:p>
          </table:table-cell>
          <table:table-cell office:value-type="float" office:value="12255" table:style-name="ce2">
            <text:p>12255</text:p>
          </table:table-cell>
          <table:table-cell office:value-type="float" office:value="379" table:style-name="ce2">
            <text:p>379</text:p>
          </table:table-cell>
          <table:table-cell office:value-type="float" office:value="0.06" table:style-name="ce1">
            <text:p>0,06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37" table:style-name="ce1">
            <text:p>0,37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1104" table:style-name="ce1">
            <text:p>1104</text:p>
          </table:table-cell>
          <table:table-cell office:value-type="float" office:value="55" table:style-name="ce1">
            <text:p>55</text:p>
          </table:table-cell>
          <table:table-cell office:value-type="float" office:value="0.05" table:style-name="ce1">
            <text:p>0,05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01" table:style-name="ce1">
            <text:p>0,01</text:p>
          </table:table-cell>
          <table:table-cell office:value-type="float" office:value="273" table:style-name="ce3">
            <text:p>273</text:p>
          </table:table-cell>
          <table:table-cell office:value-type="float" office:value="5" table:style-name="ce3">
            <text:p>5</text:p>
          </table:table-cell>
          <table:table-cell office:value-type="float" office:value="0.01" table:formula="of:=MIN([.$B62];[.$E62];[.$H62];[.$K62];[.$N62];[.$Q62];[.$T62])" table:style-name="ce1">
            <text:p>0,01</text:p>
          </table:table-cell>
          <table:table-cell office:value-type="float" office:value="273" table:formula="of:=MIN([.$C62];[.$F62];[.$I62];[.$L62];[.$O62];[.$R62];[.$U62])" table:style-name="ce1">
            <text:p>273</text:p>
          </table:table-cell>
          <table:table-cell office:value-type="float" office:value="5" table:formula="of:=MIN([.$D62];[.$G62];[.$J62];[.$M62];[.$P62];[.$S62];[.$V62])" table:style-name="ce1">
            <text:p>5</text:p>
          </table:table-cell>
          <table:table-cell office:value-type="float" office:value="0.05" table:formula="of:=MEDIAN([.$B62];[.$E62];[.$H62];[.$K62];[.$N62];[.$Q62];[.$T62])" table:style-name="ce1">
            <text:p>0,05</text:p>
          </table:table-cell>
          <table:table-cell office:value-type="float" office:value="855" table:formula="of:=MEDIAN([.$C62];[.$F62];[.$I62];[.$L62];[.$O62];[.$R62];[.$U62])" table:style-name="ce1">
            <text:p>855</text:p>
          </table:table-cell>
          <table:table-cell office:value-type="float" office:value="55" table:formula="of:=MEDIAN([.$D62];[.$G62];[.$J62];[.$M62];[.$P62];[.$S62];[.$V62])" table:style-name="ce1">
            <text:p>55</text:p>
          </table:table-cell>
          <table:table-cell office:value-type="float" office:value="0.5" table:formula="of:=MAX([.$B62];[.$E62];[.$H62];[.$K62];[.$N62];[.$Q62];[.$T62])" table:style-name="ce1">
            <text:p>0,5</text:p>
          </table:table-cell>
          <table:table-cell office:value-type="float" office:value="12255" table:formula="of:=MAX([.$C62];[.$F62];[.$I62];[.$L62];[.$O62];[.$R62];[.$U62])" table:style-name="ce1">
            <text:p>12255</text:p>
          </table:table-cell>
          <table:table-cell office:value-type="float" office:value="379" table:formula="of:=MAX([.$D62];[.$G62];[.$J62];[.$M62];[.$P62];[.$S62];[.$V62])" table:style-name="ce1">
            <text:p>37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1_h3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327" table:style-name="ce2">
            <text:p>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63];[.$E63];[.$H63];[.$K63];[.$N63];[.$Q63];[.$T63])" table:style-name="ce1">
            <text:p>0</text:p>
          </table:table-cell>
          <table:table-cell office:value-type="float" office:value="0" table:formula="of:=MIN([.$C63];[.$F63];[.$I63];[.$L63];[.$O63];[.$R63];[.$U63])" table:style-name="ce1">
            <text:p>0</text:p>
          </table:table-cell>
          <table:table-cell office:value-type="float" office:value="0" table:formula="of:=MIN([.$D63];[.$G63];[.$J63];[.$M63];[.$P63];[.$S63];[.$V63])" table:style-name="ce1">
            <text:p>0</text:p>
          </table:table-cell>
          <table:table-cell office:value-type="float" office:value="0" table:formula="of:=MEDIAN([.$B63];[.$E63];[.$H63];[.$K63];[.$N63];[.$Q63];[.$T63])" table:style-name="ce1">
            <text:p>0</text:p>
          </table:table-cell>
          <table:table-cell office:value-type="float" office:value="0" table:formula="of:=MEDIAN([.$C63];[.$F63];[.$I63];[.$L63];[.$O63];[.$R63];[.$U63])" table:style-name="ce1">
            <text:p>0</text:p>
          </table:table-cell>
          <table:table-cell office:value-type="float" office:value="0" table:formula="of:=MEDIAN([.$D63];[.$G63];[.$J63];[.$M63];[.$P63];[.$S63];[.$V63])" table:style-name="ce1">
            <text:p>0</text:p>
          </table:table-cell>
          <table:table-cell office:value-type="float" office:value="0.02" table:formula="of:=MAX([.$B63];[.$E63];[.$H63];[.$K63];[.$N63];[.$Q63];[.$T63])" table:style-name="ce1">
            <text:p>0,02</text:p>
          </table:table-cell>
          <table:table-cell office:value-type="float" office:value="327" table:formula="of:=MAX([.$C63];[.$F63];[.$I63];[.$L63];[.$O63];[.$R63];[.$U63])" table:style-name="ce1">
            <text:p>327</text:p>
          </table:table-cell>
          <table:table-cell office:value-type="float" office:value="0" table:formula="of:=MAX([.$D63];[.$G63];[.$J63];[.$M63];[.$P63];[.$S63];[.$V6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2_h26.lp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610" table:style-name="ce2">
            <text:p>6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64];[.$E64];[.$H64];[.$K64];[.$N64];[.$Q64];[.$T64])" table:style-name="ce1">
            <text:p>0</text:p>
          </table:table-cell>
          <table:table-cell office:value-type="float" office:value="17" table:formula="of:=MIN([.$C64];[.$F64];[.$I64];[.$L64];[.$O64];[.$R64];[.$U64])" table:style-name="ce1">
            <text:p>17</text:p>
          </table:table-cell>
          <table:table-cell office:value-type="float" office:value="0" table:formula="of:=MIN([.$D64];[.$G64];[.$J64];[.$M64];[.$P64];[.$S64];[.$V64])" table:style-name="ce1">
            <text:p>0</text:p>
          </table:table-cell>
          <table:table-cell office:value-type="float" office:value="0" table:formula="of:=MEDIAN([.$B64];[.$E64];[.$H64];[.$K64];[.$N64];[.$Q64];[.$T64])" table:style-name="ce1">
            <text:p>0</text:p>
          </table:table-cell>
          <table:table-cell office:value-type="float" office:value="19" table:formula="of:=MEDIAN([.$C64];[.$F64];[.$I64];[.$L64];[.$O64];[.$R64];[.$U64])" table:style-name="ce1">
            <text:p>19</text:p>
          </table:table-cell>
          <table:table-cell office:value-type="float" office:value="0" table:formula="of:=MEDIAN([.$D64];[.$G64];[.$J64];[.$M64];[.$P64];[.$S64];[.$V64])" table:style-name="ce1">
            <text:p>0</text:p>
          </table:table-cell>
          <table:table-cell office:value-type="float" office:value="0.02" table:formula="of:=MAX([.$B64];[.$E64];[.$H64];[.$K64];[.$N64];[.$Q64];[.$T64])" table:style-name="ce1">
            <text:p>0,02</text:p>
          </table:table-cell>
          <table:table-cell office:value-type="float" office:value="610" table:formula="of:=MAX([.$C64];[.$F64];[.$I64];[.$L64];[.$O64];[.$R64];[.$U64])" table:style-name="ce1">
            <text:p>610</text:p>
          </table:table-cell>
          <table:table-cell office:value-type="float" office:value="2" table:formula="of:=MAX([.$D64];[.$G64];[.$J64];[.$M64];[.$P64];[.$S64];[.$V64])" table:style-name="ce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3_h38.lp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0.44" table:style-name="ce1">
            <text:p>0,44</text:p>
          </table:table-cell>
          <table:table-cell office:value-type="float" office:value="18514" table:style-name="ce2">
            <text:p>18514</text:p>
          </table:table-cell>
          <table:table-cell office:value-type="float" office:value="612" table:style-name="ce2">
            <text:p>612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3">
            <text:p>1</text:p>
          </table:table-cell>
          <table:table-cell office:value-type="float" office:value="0" table:formula="of:=MIN([.$B65];[.$E65];[.$H65];[.$K65];[.$N65];[.$Q65];[.$T65])" table:style-name="ce1">
            <text:p>0</text:p>
          </table:table-cell>
          <table:table-cell office:value-type="float" office:value="45" table:formula="of:=MIN([.$C65];[.$F65];[.$I65];[.$L65];[.$O65];[.$R65];[.$U65])" table:style-name="ce1">
            <text:p>45</text:p>
          </table:table-cell>
          <table:table-cell office:value-type="float" office:value="1" table:formula="of:=MIN([.$D65];[.$G65];[.$J65];[.$M65];[.$P65];[.$S65];[.$V65])" table:style-name="ce1">
            <text:p>1</text:p>
          </table:table-cell>
          <table:table-cell office:value-type="float" office:value="0" table:formula="of:=MEDIAN([.$B65];[.$E65];[.$H65];[.$K65];[.$N65];[.$Q65];[.$T65])" table:style-name="ce1">
            <text:p>0</text:p>
          </table:table-cell>
          <table:table-cell office:value-type="float" office:value="49" table:formula="of:=MEDIAN([.$C65];[.$F65];[.$I65];[.$L65];[.$O65];[.$R65];[.$U65])" table:style-name="ce1">
            <text:p>49</text:p>
          </table:table-cell>
          <table:table-cell office:value-type="float" office:value="2" table:formula="of:=MEDIAN([.$D65];[.$G65];[.$J65];[.$M65];[.$P65];[.$S65];[.$V65])" table:style-name="ce1">
            <text:p>2</text:p>
          </table:table-cell>
          <table:table-cell office:value-type="float" office:value="0.44" table:formula="of:=MAX([.$B65];[.$E65];[.$H65];[.$K65];[.$N65];[.$Q65];[.$T65])" table:style-name="ce1">
            <text:p>0,44</text:p>
          </table:table-cell>
          <table:table-cell office:value-type="float" office:value="18514" table:formula="of:=MAX([.$C65];[.$F65];[.$I65];[.$L65];[.$O65];[.$R65];[.$U65])" table:style-name="ce1">
            <text:p>18514</text:p>
          </table:table-cell>
          <table:table-cell office:value-type="float" office:value="612" table:formula="of:=MAX([.$D65];[.$G65];[.$J65];[.$M65];[.$P65];[.$S65];[.$V65])" table:style-name="ce1">
            <text:p>61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4_h22.lp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2">
            <text:p>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MIN([.$B66];[.$E66];[.$H66];[.$K66];[.$N66];[.$Q66];[.$T66])" table:style-name="ce1">
            <text:p>0</text:p>
          </table:table-cell>
          <table:table-cell office:value-type="float" office:value="48" table:formula="of:=MIN([.$C66];[.$F66];[.$I66];[.$L66];[.$O66];[.$R66];[.$U66])" table:style-name="ce1">
            <text:p>48</text:p>
          </table:table-cell>
          <table:table-cell office:value-type="float" office:value="0" table:formula="of:=MIN([.$D66];[.$G66];[.$J66];[.$M66];[.$P66];[.$S66];[.$V66])" table:style-name="ce1">
            <text:p>0</text:p>
          </table:table-cell>
          <table:table-cell office:value-type="float" office:value="0" table:formula="of:=MEDIAN([.$B66];[.$E66];[.$H66];[.$K66];[.$N66];[.$Q66];[.$T66])" table:style-name="ce1">
            <text:p>0</text:p>
          </table:table-cell>
          <table:table-cell office:value-type="float" office:value="76" table:formula="of:=MEDIAN([.$C66];[.$F66];[.$I66];[.$L66];[.$O66];[.$R66];[.$U66])" table:style-name="ce1">
            <text:p>76</text:p>
          </table:table-cell>
          <table:table-cell office:value-type="float" office:value="5" table:formula="of:=MEDIAN([.$D66];[.$G66];[.$J66];[.$M66];[.$P66];[.$S66];[.$V66])" table:style-name="ce1">
            <text:p>5</text:p>
          </table:table-cell>
          <table:table-cell office:value-type="float" office:value="7.0000000000000007E-2" table:formula="of:=MAX([.$B66];[.$E66];[.$H66];[.$K66];[.$N66];[.$Q66];[.$T66])" table:style-name="ce1">
            <text:p>0,07</text:p>
          </table:table-cell>
          <table:table-cell office:value-type="float" office:value="1798" table:formula="of:=MAX([.$C66];[.$F66];[.$I66];[.$L66];[.$O66];[.$R66];[.$U66])" table:style-name="ce1">
            <text:p>1798</text:p>
          </table:table-cell>
          <table:table-cell office:value-type="float" office:value="10" table:formula="of:=MAX([.$D66];[.$G66];[.$J66];[.$M66];[.$P66];[.$S66];[.$V66])" table:style-name="ce1">
            <text:p>1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5_h35.lp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3">
            <text:p>121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2">
            <text:p>28</text:p>
          </table:table-cell>
          <table:table-cell office:value-type="float" office:value="0.11" table:style-name="ce1">
            <text:p>0,11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2">
            <text:p>28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0.01" table:formula="of:=MIN([.$B67];[.$E67];[.$H67];[.$K67];[.$N67];[.$Q67];[.$T67])" table:style-name="ce1">
            <text:p>0,01</text:p>
          </table:table-cell>
          <table:table-cell office:value-type="float" office:value="121" table:formula="of:=MIN([.$C67];[.$F67];[.$I67];[.$L67];[.$O67];[.$R67];[.$U67])" table:style-name="ce1">
            <text:p>121</text:p>
          </table:table-cell>
          <table:table-cell office:value-type="float" office:value="0" table:formula="of:=MIN([.$D67];[.$G67];[.$J67];[.$M67];[.$P67];[.$S67];[.$V67])" table:style-name="ce1">
            <text:p>0</text:p>
          </table:table-cell>
          <table:table-cell office:value-type="float" office:value="0.01" table:formula="of:=MEDIAN([.$B67];[.$E67];[.$H67];[.$K67];[.$N67];[.$Q67];[.$T67])" table:style-name="ce1">
            <text:p>0,01</text:p>
          </table:table-cell>
          <table:table-cell office:value-type="float" office:value="148" table:formula="of:=MEDIAN([.$C67];[.$F67];[.$I67];[.$L67];[.$O67];[.$R67];[.$U67])" table:style-name="ce1">
            <text:p>148</text:p>
          </table:table-cell>
          <table:table-cell office:value-type="float" office:value="2" table:formula="of:=MEDIAN([.$D67];[.$G67];[.$J67];[.$M67];[.$P67];[.$S67];[.$V67])" table:style-name="ce1">
            <text:p>2</text:p>
          </table:table-cell>
          <table:table-cell office:value-type="float" office:value="0.11" table:formula="of:=MAX([.$B67];[.$E67];[.$H67];[.$K67];[.$N67];[.$Q67];[.$T67])" table:style-name="ce1">
            <text:p>0,11</text:p>
          </table:table-cell>
          <table:table-cell office:value-type="float" office:value="1985" table:formula="of:=MAX([.$C67];[.$F67];[.$I67];[.$L67];[.$O67];[.$R67];[.$U67])" table:style-name="ce1">
            <text:p>1985</text:p>
          </table:table-cell>
          <table:table-cell office:value-type="float" office:value="28" table:formula="of:=MAX([.$D67];[.$G67];[.$J67];[.$M67];[.$P67];[.$S67];[.$V67])" table:style-name="ce1">
            <text:p>2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6_h28.lp</text:p>
          </table:table-cell>
          <table:table-cell office:value-type="float" office:value="0.03" table:style-name="ce1">
            <text:p>0,03</text:p>
          </table:table-cell>
          <table:table-cell office:value-type="float" office:value="632" table:style-name="ce1">
            <text:p>632</text:p>
          </table:table-cell>
          <table:table-cell office:value-type="float" office:value="38" table:style-name="ce2">
            <text:p>38</text:p>
          </table:table-cell>
          <table:table-cell office:value-type="float" office:value="0.01" table:style-name="ce1">
            <text:p>0,01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18" table:style-name="ce1">
            <text:p>0,18</text:p>
          </table:table-cell>
          <table:table-cell office:value-type="float" office:value="3229" table:style-name="ce2">
            <text:p>3229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34" table:style-name="ce1">
            <text:p>334</text:p>
          </table:table-cell>
          <table:table-cell office:value-type="float" office:value="30" table:style-name="ce1">
            <text:p>30</text:p>
          </table:table-cell>
          <table:table-cell office:value-type="float" office:value="0.01" table:style-name="ce1">
            <text:p>0,01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3">
            <text:p>83</text:p>
          </table:table-cell>
          <table:table-cell office:value-type="float" office:value="3" table:style-name="ce3">
            <text:p>3</text:p>
          </table:table-cell>
          <table:table-cell office:value-type="float" office:value="0.01" table:formula="of:=MIN([.$B68];[.$E68];[.$H68];[.$K68];[.$N68];[.$Q68];[.$T68])" table:style-name="ce1">
            <text:p>0,01</text:p>
          </table:table-cell>
          <table:table-cell office:value-type="float" office:value="83" table:formula="of:=MIN([.$C68];[.$F68];[.$I68];[.$L68];[.$O68];[.$R68];[.$U68])" table:style-name="ce1">
            <text:p>83</text:p>
          </table:table-cell>
          <table:table-cell office:value-type="float" office:value="3" table:formula="of:=MIN([.$D68];[.$G68];[.$J68];[.$M68];[.$P68];[.$S68];[.$V68])" table:style-name="ce1">
            <text:p>3</text:p>
          </table:table-cell>
          <table:table-cell office:value-type="float" office:value="0.01" table:formula="of:=MEDIAN([.$B68];[.$E68];[.$H68];[.$K68];[.$N68];[.$Q68];[.$T68])" table:style-name="ce1">
            <text:p>0,01</text:p>
          </table:table-cell>
          <table:table-cell office:value-type="float" office:value="296" table:formula="of:=MEDIAN([.$C68];[.$F68];[.$I68];[.$L68];[.$O68];[.$R68];[.$U68])" table:style-name="ce1">
            <text:p>296</text:p>
          </table:table-cell>
          <table:table-cell office:value-type="float" office:value="27" table:formula="of:=MEDIAN([.$D68];[.$G68];[.$J68];[.$M68];[.$P68];[.$S68];[.$V68])" table:style-name="ce1">
            <text:p>27</text:p>
          </table:table-cell>
          <table:table-cell office:value-type="float" office:value="0.18" table:formula="of:=MAX([.$B68];[.$E68];[.$H68];[.$K68];[.$N68];[.$Q68];[.$T68])" table:style-name="ce1">
            <text:p>0,18</text:p>
          </table:table-cell>
          <table:table-cell office:value-type="float" office:value="3229" table:formula="of:=MAX([.$C68];[.$F68];[.$I68];[.$L68];[.$O68];[.$R68];[.$U68])" table:style-name="ce1">
            <text:p>3229</text:p>
          </table:table-cell>
          <table:table-cell office:value-type="float" office:value="38" table:formula="of:=MAX([.$D68];[.$G68];[.$J68];[.$M68];[.$P68];[.$S68];[.$V68])" table:style-name="ce1">
            <text:p>3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7_h22.lp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0.91" table:style-name="ce1">
            <text:p>0,91</text:p>
          </table:table-cell>
          <table:table-cell office:value-type="float" office:value="26488" table:style-name="ce2">
            <text:p>26488</text:p>
          </table:table-cell>
          <table:table-cell office:value-type="float" office:value="2087" table:style-name="ce2">
            <text:p>2087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formula="of:=MIN([.$B69];[.$E69];[.$H69];[.$K69];[.$N69];[.$Q69];[.$T69])" table:style-name="ce1">
            <text:p>0,01</text:p>
          </table:table-cell>
          <table:table-cell office:value-type="float" office:value="60" table:formula="of:=MIN([.$C69];[.$F69];[.$I69];[.$L69];[.$O69];[.$R69];[.$U69])" table:style-name="ce1">
            <text:p>60</text:p>
          </table:table-cell>
          <table:table-cell office:value-type="float" office:value="0" table:formula="of:=MIN([.$D69];[.$G69];[.$J69];[.$M69];[.$P69];[.$S69];[.$V69])" table:style-name="ce1">
            <text:p>0</text:p>
          </table:table-cell>
          <table:table-cell office:value-type="float" office:value="0.01" table:formula="of:=MEDIAN([.$B69];[.$E69];[.$H69];[.$K69];[.$N69];[.$Q69];[.$T69])" table:style-name="ce1">
            <text:p>0,01</text:p>
          </table:table-cell>
          <table:table-cell office:value-type="float" office:value="80" table:formula="of:=MEDIAN([.$C69];[.$F69];[.$I69];[.$L69];[.$O69];[.$R69];[.$U69])" table:style-name="ce1">
            <text:p>80</text:p>
          </table:table-cell>
          <table:table-cell office:value-type="float" office:value="9" table:formula="of:=MEDIAN([.$D69];[.$G69];[.$J69];[.$M69];[.$P69];[.$S69];[.$V69])" table:style-name="ce1">
            <text:p>9</text:p>
          </table:table-cell>
          <table:table-cell office:value-type="float" office:value="0.91" table:formula="of:=MAX([.$B69];[.$E69];[.$H69];[.$K69];[.$N69];[.$Q69];[.$T69])" table:style-name="ce1">
            <text:p>0,91</text:p>
          </table:table-cell>
          <table:table-cell office:value-type="float" office:value="26488" table:formula="of:=MAX([.$C69];[.$F69];[.$I69];[.$L69];[.$O69];[.$R69];[.$U69])" table:style-name="ce1">
            <text:p>26488</text:p>
          </table:table-cell>
          <table:table-cell office:value-type="float" office:value="2087" table:formula="of:=MAX([.$D69];[.$G69];[.$J69];[.$M69];[.$P69];[.$S69];[.$V69])" table:style-name="ce1">
            <text:p>208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8_h24.lp</text:p>
          </table:table-cell>
          <table:table-cell office:value-type="float" office:value="0.02" table:style-name="ce1">
            <text:p>0,02</text:p>
          </table:table-cell>
          <table:table-cell office:value-type="float" office:value="468" table:style-name="ce1">
            <text:p>468</text:p>
          </table:table-cell>
          <table:table-cell office:value-type="float" office:value="72" table:style-name="ce1">
            <text:p>72</text:p>
          </table:table-cell>
          <table:table-cell office:value-type="float" office:value="0.02" table:style-name="ce1">
            <text:p>0,02</text:p>
          </table:table-cell>
          <table:table-cell office:value-type="float" office:value="435" table:style-name="ce3">
            <text:p>435</text:p>
          </table:table-cell>
          <table:table-cell office:value-type="float" office:value="44" table:style-name="ce3">
            <text:p>44</text:p>
          </table:table-cell>
          <table:table-cell office:value-type="float" office:value="0.13" table:style-name="ce1">
            <text:p>0,13</text:p>
          </table:table-cell>
          <table:table-cell office:value-type="float" office:value="3386" table:style-name="ce1">
            <text:p>3386</text:p>
          </table:table-cell>
          <table:table-cell office:value-type="float" office:value="397" table:style-name="ce1">
            <text:p>397</text:p>
          </table:table-cell>
          <table:table-cell office:value-type="float" office:value="0.03" table:style-name="ce1">
            <text:p>0,03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64" table:style-name="ce1">
            <text:p>0,64</text:p>
          </table:table-cell>
          <table:table-cell office:value-type="float" office:value="28487" table:style-name="ce2">
            <text:p>28487</text:p>
          </table:table-cell>
          <table:table-cell office:value-type="float" office:value="2513" table:style-name="ce2">
            <text:p>2513</text:p>
          </table:table-cell>
          <table:table-cell office:value-type="float" office:value="0.02" table:style-name="ce1">
            <text:p>0,02</text:p>
          </table:table-cell>
          <table:table-cell office:value-type="float" office:value="435" table:style-name="ce3">
            <text:p>435</text:p>
          </table:table-cell>
          <table:table-cell office:value-type="float" office:value="44" table:style-name="ce3">
            <text:p>44</text:p>
          </table:table-cell>
          <table:table-cell office:value-type="float" office:value="0.05" table:style-name="ce1">
            <text:p>0,05</text:p>
          </table:table-cell>
          <table:table-cell office:value-type="float" office:value="4133" table:style-name="ce1">
            <text:p>4133</text:p>
          </table:table-cell>
          <table:table-cell office:value-type="float" office:value="517" table:style-name="ce1">
            <text:p>517</text:p>
          </table:table-cell>
          <table:table-cell office:value-type="float" office:value="0.02" table:formula="of:=MIN([.$B70];[.$E70];[.$H70];[.$K70];[.$N70];[.$Q70];[.$T70])" table:style-name="ce1">
            <text:p>0,02</text:p>
          </table:table-cell>
          <table:table-cell office:value-type="float" office:value="435" table:formula="of:=MIN([.$C70];[.$F70];[.$I70];[.$L70];[.$O70];[.$R70];[.$U70])" table:style-name="ce1">
            <text:p>435</text:p>
          </table:table-cell>
          <table:table-cell office:value-type="float" office:value="44" table:formula="of:=MIN([.$D70];[.$G70];[.$J70];[.$M70];[.$P70];[.$S70];[.$V70])" table:style-name="ce1">
            <text:p>44</text:p>
          </table:table-cell>
          <table:table-cell office:value-type="float" office:value="0.03" table:formula="of:=MEDIAN([.$B70];[.$E70];[.$H70];[.$K70];[.$N70];[.$Q70];[.$T70])" table:style-name="ce1">
            <text:p>0,03</text:p>
          </table:table-cell>
          <table:table-cell office:value-type="float" office:value="825" table:formula="of:=MEDIAN([.$C70];[.$F70];[.$I70];[.$L70];[.$O70];[.$R70];[.$U70])" table:style-name="ce1">
            <text:p>825</text:p>
          </table:table-cell>
          <table:table-cell office:value-type="float" office:value="208" table:formula="of:=MEDIAN([.$D70];[.$G70];[.$J70];[.$M70];[.$P70];[.$S70];[.$V70])" table:style-name="ce1">
            <text:p>208</text:p>
          </table:table-cell>
          <table:table-cell office:value-type="float" office:value="0.64" table:formula="of:=MAX([.$B70];[.$E70];[.$H70];[.$K70];[.$N70];[.$Q70];[.$T70])" table:style-name="ce1">
            <text:p>0,64</text:p>
          </table:table-cell>
          <table:table-cell office:value-type="float" office:value="28487" table:formula="of:=MAX([.$C70];[.$F70];[.$I70];[.$L70];[.$O70];[.$R70];[.$U70])" table:style-name="ce1">
            <text:p>28487</text:p>
          </table:table-cell>
          <table:table-cell office:value-type="float" office:value="2513" table:formula="of:=MAX([.$D70];[.$G70];[.$J70];[.$M70];[.$P70];[.$S70];[.$V70])" table:style-name="ce1">
            <text:p>251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7_a9_h38.lp</text:p>
          </table:table-cell>
          <table:table-cell office:value-type="float" office:value="13.02" table:style-name="ce1">
            <text:p>13,02</text:p>
          </table:table-cell>
          <table:table-cell office:value-type="float" office:value="417564" table:style-name="ce1">
            <text:p>417564</text:p>
          </table:table-cell>
          <table:table-cell office:value-type="float" office:value="10392" table:style-name="ce1">
            <text:p>10392</text:p>
          </table:table-cell>
          <table:table-cell office:value-type="float" office:value="0.2" table:style-name="ce3">
            <text:p>0,2</text:p>
          </table:table-cell>
          <table:table-cell office:value-type="float" office:value="2674" table:style-name="ce3">
            <text:p>2674</text:p>
          </table:table-cell>
          <table:table-cell office:value-type="float" office:value="1209" table:style-name="ce3">
            <text:p>1209</text:p>
          </table:table-cell>
          <table:table-cell office:value-type="float" office:value="6.5" table:style-name="ce1">
            <text:p>6,5</text:p>
          </table:table-cell>
          <table:table-cell office:value-type="float" office:value="317325" table:style-name="ce1">
            <text:p>317325</text:p>
          </table:table-cell>
          <table:table-cell office:value-type="float" office:value="10471" table:style-name="ce1">
            <text:p>10471</text:p>
          </table:table-cell>
          <table:table-cell office:value-type="float" office:value="0.85" table:style-name="ce1">
            <text:p>0,85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21.45" table:style-name="ce2">
            <text:p>21,45</text:p>
          </table:table-cell>
          <table:table-cell office:value-type="float" office:value="546445" table:style-name="ce2">
            <text:p>546445</text:p>
          </table:table-cell>
          <table:table-cell office:value-type="float" office:value="82046" table:style-name="ce2">
            <text:p>82046</text:p>
          </table:table-cell>
          <table:table-cell office:value-type="float" office:value="0.25" table:style-name="ce1">
            <text:p>0,25</text:p>
          </table:table-cell>
          <table:table-cell office:value-type="float" office:value="2674" table:style-name="ce3">
            <text:p>2674</text:p>
          </table:table-cell>
          <table:table-cell office:value-type="float" office:value="1209" table:style-name="ce3">
            <text:p>1209</text:p>
          </table:table-cell>
          <table:table-cell office:value-type="float" office:value="0.84" table:style-name="ce1">
            <text:p>0,84</text:p>
          </table:table-cell>
          <table:table-cell office:value-type="float" office:value="59668" table:style-name="ce1">
            <text:p>59668</text:p>
          </table:table-cell>
          <table:table-cell office:value-type="float" office:value="6332" table:style-name="ce1">
            <text:p>6332</text:p>
          </table:table-cell>
          <table:table-cell office:value-type="float" office:value="0.2" table:formula="of:=MIN([.$B71];[.$E71];[.$H71];[.$K71];[.$N71];[.$Q71];[.$T71])" table:style-name="ce1">
            <text:p>0,2</text:p>
          </table:table-cell>
          <table:table-cell office:value-type="float" office:value="2674" table:formula="of:=MIN([.$C71];[.$F71];[.$I71];[.$L71];[.$O71];[.$R71];[.$U71])" table:style-name="ce1">
            <text:p>2674</text:p>
          </table:table-cell>
          <table:table-cell office:value-type="float" office:value="1209" table:formula="of:=MIN([.$D71];[.$G71];[.$J71];[.$M71];[.$P71];[.$S71];[.$V71])" table:style-name="ce1">
            <text:p>1209</text:p>
          </table:table-cell>
          <table:table-cell office:value-type="float" office:value="0.85" table:formula="of:=MEDIAN([.$B71];[.$E71];[.$H71];[.$K71];[.$N71];[.$Q71];[.$T71])" table:style-name="ce1">
            <text:p>0,85</text:p>
          </table:table-cell>
          <table:table-cell office:value-type="float" office:value="59668" table:formula="of:=MEDIAN([.$C71];[.$F71];[.$I71];[.$L71];[.$O71];[.$R71];[.$U71])" table:style-name="ce1">
            <text:p>59668</text:p>
          </table:table-cell>
          <table:table-cell office:value-type="float" office:value="6332" table:formula="of:=MEDIAN([.$D71];[.$G71];[.$J71];[.$M71];[.$P71];[.$S71];[.$V71])" table:style-name="ce1">
            <text:p>6332</text:p>
          </table:table-cell>
          <table:table-cell office:value-type="float" office:value="21.45" table:formula="of:=MAX([.$B71];[.$E71];[.$H71];[.$K71];[.$N71];[.$Q71];[.$T71])" table:style-name="ce1">
            <text:p>21,45</text:p>
          </table:table-cell>
          <table:table-cell office:value-type="float" office:value="546445" table:formula="of:=MAX([.$C71];[.$F71];[.$I71];[.$L71];[.$O71];[.$R71];[.$U71])" table:style-name="ce1">
            <text:p>546445</text:p>
          </table:table-cell>
          <table:table-cell office:value-type="float" office:value="82046" table:formula="of:=MAX([.$D71];[.$G71];[.$J71];[.$M71];[.$P71];[.$S71];[.$V71])" table:style-name="ce1">
            <text:p>8204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10_h26.lp</text:p>
          </table:table-cell>
          <table:table-cell office:value-type="float" office:value="0.03" table:style-name="ce1">
            <text:p>0,03</text:p>
          </table:table-cell>
          <table:table-cell office:value-type="float" office:value="633" table:style-name="ce1">
            <text:p>633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1">
            <text:p>0,02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2">
            <text:p>46</text:p>
          </table:table-cell>
          <table:table-cell office:value-type="float" office:value="0.3" table:style-name="ce1">
            <text:p>0,3</text:p>
          </table:table-cell>
          <table:table-cell office:value-type="float" office:value="7026" table:style-name="ce2">
            <text:p>7026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1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3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332" table:style-name="ce1">
            <text:p>332</text:p>
          </table:table-cell>
          <table:table-cell office:value-type="float" office:value="28" table:style-name="ce1">
            <text:p>28</text:p>
          </table:table-cell>
          <table:table-cell office:value-type="float" office:value="0.02" table:style-name="ce1">
            <text:p>0,02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2">
            <text:p>46</text:p>
          </table:table-cell>
          <table:table-cell office:value-type="float" office:value="0.01" table:style-name="ce1">
            <text:p>0,01</text:p>
          </table:table-cell>
          <table:table-cell office:value-type="float" office:value="204" table:style-name="ce3">
            <text:p>204</text:p>
          </table:table-cell>
          <table:table-cell office:value-type="float" office:value="10" table:style-name="ce3">
            <text:p>10</text:p>
          </table:table-cell>
          <table:table-cell office:value-type="float" office:value="0.01" table:formula="of:=MIN([.$B72];[.$E72];[.$H72];[.$K72];[.$N72];[.$Q72];[.$T72])" table:style-name="ce1">
            <text:p>0,01</text:p>
          </table:table-cell>
          <table:table-cell office:value-type="float" office:value="204" table:formula="of:=MIN([.$C72];[.$F72];[.$I72];[.$L72];[.$O72];[.$R72];[.$U72])" table:style-name="ce1">
            <text:p>204</text:p>
          </table:table-cell>
          <table:table-cell office:value-type="float" office:value="10" table:formula="of:=MIN([.$D72];[.$G72];[.$J72];[.$M72];[.$P72];[.$S72];[.$V72])" table:style-name="ce1">
            <text:p>10</text:p>
          </table:table-cell>
          <table:table-cell office:value-type="float" office:value="0.02" table:formula="of:=MEDIAN([.$B72];[.$E72];[.$H72];[.$K72];[.$N72];[.$Q72];[.$T72])" table:style-name="ce1">
            <text:p>0,02</text:p>
          </table:table-cell>
          <table:table-cell office:value-type="float" office:value="526" table:formula="of:=MEDIAN([.$C72];[.$F72];[.$I72];[.$L72];[.$O72];[.$R72];[.$U72])" table:style-name="ce1">
            <text:p>526</text:p>
          </table:table-cell>
          <table:table-cell office:value-type="float" office:value="22" table:formula="of:=MEDIAN([.$D72];[.$G72];[.$J72];[.$M72];[.$P72];[.$S72];[.$V72])" table:style-name="ce1">
            <text:p>22</text:p>
          </table:table-cell>
          <table:table-cell office:value-type="float" office:value="0.3" table:formula="of:=MAX([.$B72];[.$E72];[.$H72];[.$K72];[.$N72];[.$Q72];[.$T72])" table:style-name="ce1">
            <text:p>0,3</text:p>
          </table:table-cell>
          <table:table-cell office:value-type="float" office:value="7026" table:formula="of:=MAX([.$C72];[.$F72];[.$I72];[.$L72];[.$O72];[.$R72];[.$U72])" table:style-name="ce1">
            <text:p>7026</text:p>
          </table:table-cell>
          <table:table-cell office:value-type="float" office:value="46" table:formula="of:=MAX([.$D72];[.$G72];[.$J72];[.$M72];[.$P72];[.$S72];[.$V72])" table:style-name="ce1">
            <text:p>4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1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3];[.$E73];[.$H73];[.$K73];[.$N73];[.$Q73];[.$T73])" table:style-name="ce1">
            <text:p>0</text:p>
          </table:table-cell>
          <table:table-cell office:value-type="float" office:value="0" table:formula="of:=MIN([.$C73];[.$F73];[.$I73];[.$L73];[.$O73];[.$R73];[.$U73])" table:style-name="ce1">
            <text:p>0</text:p>
          </table:table-cell>
          <table:table-cell office:value-type="float" office:value="0" table:formula="of:=MIN([.$D73];[.$G73];[.$J73];[.$M73];[.$P73];[.$S73];[.$V73])" table:style-name="ce1">
            <text:p>0</text:p>
          </table:table-cell>
          <table:table-cell office:value-type="float" office:value="0" table:formula="of:=MEDIAN([.$B73];[.$E73];[.$H73];[.$K73];[.$N73];[.$Q73];[.$T73])" table:style-name="ce1">
            <text:p>0</text:p>
          </table:table-cell>
          <table:table-cell office:value-type="float" office:value="0" table:formula="of:=MEDIAN([.$C73];[.$F73];[.$I73];[.$L73];[.$O73];[.$R73];[.$U73])" table:style-name="ce1">
            <text:p>0</text:p>
          </table:table-cell>
          <table:table-cell office:value-type="float" office:value="0" table:formula="of:=MEDIAN([.$D73];[.$G73];[.$J73];[.$M73];[.$P73];[.$S73];[.$V73])" table:style-name="ce1">
            <text:p>0</text:p>
          </table:table-cell>
          <table:table-cell office:value-type="float" office:value="0" table:formula="of:=MAX([.$B73];[.$E73];[.$H73];[.$K73];[.$N73];[.$Q73];[.$T73])" table:style-name="ce1">
            <text:p>0</text:p>
          </table:table-cell>
          <table:table-cell office:value-type="float" office:value="15" table:formula="of:=MAX([.$C73];[.$F73];[.$I73];[.$L73];[.$O73];[.$R73];[.$U73])" table:style-name="ce1">
            <text:p>15</text:p>
          </table:table-cell>
          <table:table-cell office:value-type="float" office:value="0" table:formula="of:=MAX([.$D73];[.$G73];[.$J73];[.$M73];[.$P73];[.$S73];[.$V7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2_h24.lp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4];[.$E74];[.$H74];[.$K74];[.$N74];[.$Q74];[.$T74])" table:style-name="ce1">
            <text:p>0</text:p>
          </table:table-cell>
          <table:table-cell office:value-type="float" office:value="14" table:formula="of:=MIN([.$C74];[.$F74];[.$I74];[.$L74];[.$O74];[.$R74];[.$U74])" table:style-name="ce1">
            <text:p>14</text:p>
          </table:table-cell>
          <table:table-cell office:value-type="float" office:value="0" table:formula="of:=MIN([.$D74];[.$G74];[.$J74];[.$M74];[.$P74];[.$S74];[.$V74])" table:style-name="ce1">
            <text:p>0</text:p>
          </table:table-cell>
          <table:table-cell office:value-type="float" office:value="0" table:formula="of:=MEDIAN([.$B74];[.$E74];[.$H74];[.$K74];[.$N74];[.$Q74];[.$T74])" table:style-name="ce1">
            <text:p>0</text:p>
          </table:table-cell>
          <table:table-cell office:value-type="float" office:value="15" table:formula="of:=MEDIAN([.$C74];[.$F74];[.$I74];[.$L74];[.$O74];[.$R74];[.$U74])" table:style-name="ce1">
            <text:p>15</text:p>
          </table:table-cell>
          <table:table-cell office:value-type="float" office:value="0" table:formula="of:=MEDIAN([.$D74];[.$G74];[.$J74];[.$M74];[.$P74];[.$S74];[.$V74])" table:style-name="ce1">
            <text:p>0</text:p>
          </table:table-cell>
          <table:table-cell office:value-type="float" office:value="0.02" table:formula="of:=MAX([.$B74];[.$E74];[.$H74];[.$K74];[.$N74];[.$Q74];[.$T74])" table:style-name="ce1">
            <text:p>0,02</text:p>
          </table:table-cell>
          <table:table-cell office:value-type="float" office:value="504" table:formula="of:=MAX([.$C74];[.$F74];[.$I74];[.$L74];[.$O74];[.$R74];[.$U74])" table:style-name="ce1">
            <text:p>504</text:p>
          </table:table-cell>
          <table:table-cell office:value-type="float" office:value="1" table:formula="of:=MAX([.$D74];[.$G74];[.$J74];[.$M74];[.$P74];[.$S74];[.$V74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3_h36.lp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2">
            <text:p>9</text:p>
          </table:table-cell>
          <table:table-cell office:value-type="float" office:value="0.05" table:style-name="ce1">
            <text:p>0,05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3">
            <text:p>1</text:p>
          </table:table-cell>
          <table:table-cell office:value-type="float" office:value="0" table:formula="of:=MIN([.$B75];[.$E75];[.$H75];[.$K75];[.$N75];[.$Q75];[.$T75])" table:style-name="ce1">
            <text:p>0</text:p>
          </table:table-cell>
          <table:table-cell office:value-type="float" office:value="47" table:formula="of:=MIN([.$C75];[.$F75];[.$I75];[.$L75];[.$O75];[.$R75];[.$U75])" table:style-name="ce1">
            <text:p>47</text:p>
          </table:table-cell>
          <table:table-cell office:value-type="float" office:value="1" table:formula="of:=MIN([.$D75];[.$G75];[.$J75];[.$M75];[.$P75];[.$S75];[.$V75])" table:style-name="ce1">
            <text:p>1</text:p>
          </table:table-cell>
          <table:table-cell office:value-type="float" office:value="0.01" table:formula="of:=MEDIAN([.$B75];[.$E75];[.$H75];[.$K75];[.$N75];[.$Q75];[.$T75])" table:style-name="ce1">
            <text:p>0,01</text:p>
          </table:table-cell>
          <table:table-cell office:value-type="float" office:value="80" table:formula="of:=MEDIAN([.$C75];[.$F75];[.$I75];[.$L75];[.$O75];[.$R75];[.$U75])" table:style-name="ce1">
            <text:p>80</text:p>
          </table:table-cell>
          <table:table-cell office:value-type="float" office:value="3" table:formula="of:=MEDIAN([.$D75];[.$G75];[.$J75];[.$M75];[.$P75];[.$S75];[.$V75])" table:style-name="ce1">
            <text:p>3</text:p>
          </table:table-cell>
          <table:table-cell office:value-type="float" office:value="0.05" table:formula="of:=MAX([.$B75];[.$E75];[.$H75];[.$K75];[.$N75];[.$Q75];[.$T75])" table:style-name="ce1">
            <text:p>0,05</text:p>
          </table:table-cell>
          <table:table-cell office:value-type="float" office:value="1134" table:formula="of:=MAX([.$C75];[.$F75];[.$I75];[.$L75];[.$O75];[.$R75];[.$U75])" table:style-name="ce1">
            <text:p>1134</text:p>
          </table:table-cell>
          <table:table-cell office:value-type="float" office:value="9" table:formula="of:=MAX([.$D75];[.$G75];[.$J75];[.$M75];[.$P75];[.$S75];[.$V75])" table:style-name="ce1">
            <text:p>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4_h16.lp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76];[.$E76];[.$H76];[.$K76];[.$N76];[.$Q76];[.$T76])" table:style-name="ce1">
            <text:p>0</text:p>
          </table:table-cell>
          <table:table-cell office:value-type="float" office:value="38" table:formula="of:=MIN([.$C76];[.$F76];[.$I76];[.$L76];[.$O76];[.$R76];[.$U76])" table:style-name="ce1">
            <text:p>38</text:p>
          </table:table-cell>
          <table:table-cell office:value-type="float" office:value="2" table:formula="of:=MIN([.$D76];[.$G76];[.$J76];[.$M76];[.$P76];[.$S76];[.$V76])" table:style-name="ce1">
            <text:p>2</text:p>
          </table:table-cell>
          <table:table-cell office:value-type="float" office:value="0" table:formula="of:=MEDIAN([.$B76];[.$E76];[.$H76];[.$K76];[.$N76];[.$Q76];[.$T76])" table:style-name="ce1">
            <text:p>0</text:p>
          </table:table-cell>
          <table:table-cell office:value-type="float" office:value="70" table:formula="of:=MEDIAN([.$C76];[.$F76];[.$I76];[.$L76];[.$O76];[.$R76];[.$U76])" table:style-name="ce1">
            <text:p>70</text:p>
          </table:table-cell>
          <table:table-cell office:value-type="float" office:value="4" table:formula="of:=MEDIAN([.$D76];[.$G76];[.$J76];[.$M76];[.$P76];[.$S76];[.$V76])" table:style-name="ce1">
            <text:p>4</text:p>
          </table:table-cell>
          <table:table-cell office:value-type="float" office:value="0.03" table:formula="of:=MAX([.$B76];[.$E76];[.$H76];[.$K76];[.$N76];[.$Q76];[.$T76])" table:style-name="ce1">
            <text:p>0,03</text:p>
          </table:table-cell>
          <table:table-cell office:value-type="float" office:value="917" table:formula="of:=MAX([.$C76];[.$F76];[.$I76];[.$L76];[.$O76];[.$R76];[.$U76])" table:style-name="ce1">
            <text:p>917</text:p>
          </table:table-cell>
          <table:table-cell office:value-type="float" office:value="7" table:formula="of:=MAX([.$D76];[.$G76];[.$J76];[.$M76];[.$P76];[.$S76];[.$V76])" table:style-name="ce1">
            <text:p>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5_h19.lp</text:p>
          </table:table-cell>
          <table:table-cell office:value-type="float" office:value="0.01" table:style-name="ce1">
            <text:p>0,01</text:p>
          </table:table-cell>
          <table:table-cell office:value-type="float" office:value="52" table:style-name="ce3">
            <text:p>52</text:p>
          </table:table-cell>
          <table:table-cell office:value-type="float" office:value="5" table:style-name="ce3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5" table:style-name="ce1">
            <text:p>0,05</text:p>
          </table:table-cell>
          <table:table-cell office:value-type="float" office:value="1744" table:style-name="ce2">
            <text:p>1744</text:p>
          </table:table-cell>
          <table:table-cell office:value-type="float" office:value="16" table:style-name="ce1">
            <text:p>16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368" table:style-name="ce1">
            <text:p>368</text:p>
          </table:table-cell>
          <table:table-cell office:value-type="float" office:value="115" table:style-name="ce2">
            <text:p>115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1" table:style-name="ce1">
            <text:p>0,01</text:p>
          </table:table-cell>
          <table:table-cell office:value-type="float" office:value="127" table:style-name="ce1">
            <text:p>127</text:p>
          </table:table-cell>
          <table:table-cell office:value-type="float" office:value="15" table:style-name="ce1">
            <text:p>15</text:p>
          </table:table-cell>
          <table:table-cell office:value-type="float" office:value="0.01" table:formula="of:=MIN([.$B77];[.$E77];[.$H77];[.$K77];[.$N77];[.$Q77];[.$T77])" table:style-name="ce1">
            <text:p>0,01</text:p>
          </table:table-cell>
          <table:table-cell office:value-type="float" office:value="52" table:formula="of:=MIN([.$C77];[.$F77];[.$I77];[.$L77];[.$O77];[.$R77];[.$U77])" table:style-name="ce1">
            <text:p>52</text:p>
          </table:table-cell>
          <table:table-cell office:value-type="float" office:value="5" table:formula="of:=MIN([.$D77];[.$G77];[.$J77];[.$M77];[.$P77];[.$S77];[.$V77])" table:style-name="ce1">
            <text:p>5</text:p>
          </table:table-cell>
          <table:table-cell office:value-type="float" office:value="0.01" table:formula="of:=MEDIAN([.$B77];[.$E77];[.$H77];[.$K77];[.$N77];[.$Q77];[.$T77])" table:style-name="ce1">
            <text:p>0,01</text:p>
          </table:table-cell>
          <table:table-cell office:value-type="float" office:value="148" table:formula="of:=MEDIAN([.$C77];[.$F77];[.$I77];[.$L77];[.$O77];[.$R77];[.$U77])" table:style-name="ce1">
            <text:p>148</text:p>
          </table:table-cell>
          <table:table-cell office:value-type="float" office:value="16" table:formula="of:=MEDIAN([.$D77];[.$G77];[.$J77];[.$M77];[.$P77];[.$S77];[.$V77])" table:style-name="ce1">
            <text:p>16</text:p>
          </table:table-cell>
          <table:table-cell office:value-type="float" office:value="0.05" table:formula="of:=MAX([.$B77];[.$E77];[.$H77];[.$K77];[.$N77];[.$Q77];[.$T77])" table:style-name="ce1">
            <text:p>0,05</text:p>
          </table:table-cell>
          <table:table-cell office:value-type="float" office:value="1744" table:formula="of:=MAX([.$C77];[.$F77];[.$I77];[.$L77];[.$O77];[.$R77];[.$U77])" table:style-name="ce1">
            <text:p>1744</text:p>
          </table:table-cell>
          <table:table-cell office:value-type="float" office:value="115" table:formula="of:=MAX([.$D77];[.$G77];[.$J77];[.$M77];[.$P77];[.$S77];[.$V77])" table:style-name="ce1">
            <text:p>11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6_h18.lp</text:p>
          </table:table-cell>
          <table:table-cell office:value-type="float" office:value="0.01" table:style-name="ce1">
            <text:p>0,01</text:p>
          </table:table-cell>
          <table:table-cell office:value-type="float" office:value="53" table:style-name="ce3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2">
            <text:p>20</text:p>
          </table:table-cell>
          <table:table-cell office:value-type="float" office:value="0.05" table:style-name="ce1">
            <text:p>0,05</text:p>
          </table:table-cell>
          <table:table-cell office:value-type="float" office:value="796" table:style-name="ce2">
            <text:p>796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09" table:style-name="ce1">
            <text:p>10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78];[.$E78];[.$H78];[.$K78];[.$N78];[.$Q78];[.$T78])" table:style-name="ce1">
            <text:p>0</text:p>
          </table:table-cell>
          <table:table-cell office:value-type="float" office:value="53" table:formula="of:=MIN([.$C78];[.$F78];[.$I78];[.$L78];[.$O78];[.$R78];[.$U78])" table:style-name="ce1">
            <text:p>53</text:p>
          </table:table-cell>
          <table:table-cell office:value-type="float" office:value="3" table:formula="of:=MIN([.$D78];[.$G78];[.$J78];[.$M78];[.$P78];[.$S78];[.$V78])" table:style-name="ce1">
            <text:p>3</text:p>
          </table:table-cell>
          <table:table-cell office:value-type="float" office:value="0.01" table:formula="of:=MEDIAN([.$B78];[.$E78];[.$H78];[.$K78];[.$N78];[.$Q78];[.$T78])" table:style-name="ce1">
            <text:p>0,01</text:p>
          </table:table-cell>
          <table:table-cell office:value-type="float" office:value="109" table:formula="of:=MEDIAN([.$C78];[.$F78];[.$I78];[.$L78];[.$O78];[.$R78];[.$U78])" table:style-name="ce1">
            <text:p>109</text:p>
          </table:table-cell>
          <table:table-cell office:value-type="float" office:value="6" table:formula="of:=MEDIAN([.$D78];[.$G78];[.$J78];[.$M78];[.$P78];[.$S78];[.$V78])" table:style-name="ce1">
            <text:p>6</text:p>
          </table:table-cell>
          <table:table-cell office:value-type="float" office:value="0.05" table:formula="of:=MAX([.$B78];[.$E78];[.$H78];[.$K78];[.$N78];[.$Q78];[.$T78])" table:style-name="ce1">
            <text:p>0,05</text:p>
          </table:table-cell>
          <table:table-cell office:value-type="float" office:value="796" table:formula="of:=MAX([.$C78];[.$F78];[.$I78];[.$L78];[.$O78];[.$R78];[.$U78])" table:style-name="ce1">
            <text:p>796</text:p>
          </table:table-cell>
          <table:table-cell office:value-type="float" office:value="20" table:formula="of:=MAX([.$D78];[.$G78];[.$J78];[.$M78];[.$P78];[.$S78];[.$V78])" table:style-name="ce1">
            <text:p>2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7_h38.lp</text:p>
          </table:table-cell>
          <table:table-cell office:value-type="float" office:value="0.02" table:style-name="ce1">
            <text:p>0,02</text:p>
          </table:table-cell>
          <table:table-cell office:value-type="float" office:value="299" table:style-name="ce1">
            <text:p>299</text:p>
          </table:table-cell>
          <table:table-cell office:value-type="float" office:value="40" table:style-name="ce1">
            <text:p>40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3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8" table:style-name="ce1">
            <text:p>0,8</text:p>
          </table:table-cell>
          <table:table-cell office:value-type="float" office:value="32095" table:style-name="ce2">
            <text:p>32095</text:p>
          </table:table-cell>
          <table:table-cell office:value-type="float" office:value="452" table:style-name="ce2">
            <text:p>452</text:p>
          </table:table-cell>
          <table:table-cell office:value-type="float" office:value="0.02" table:style-name="ce1">
            <text:p>0,02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3">
            <text:p>15</text:p>
          </table:table-cell>
          <table:table-cell office:value-type="float" office:value="0.06" table:style-name="ce1">
            <text:p>0,06</text:p>
          </table:table-cell>
          <table:table-cell office:value-type="float" office:value="1295" table:style-name="ce1">
            <text:p>1295</text:p>
          </table:table-cell>
          <table:table-cell office:value-type="float" office:value="175" table:style-name="ce1">
            <text:p>175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3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01" table:style-name="ce1">
            <text:p>0,01</text:p>
          </table:table-cell>
          <table:table-cell office:value-type="float" office:value="352" table:style-name="ce1">
            <text:p>352</text:p>
          </table:table-cell>
          <table:table-cell office:value-type="float" office:value="18" table:style-name="ce1">
            <text:p>18</text:p>
          </table:table-cell>
          <table:table-cell office:value-type="float" office:value="0.01" table:formula="of:=MIN([.$B79];[.$E79];[.$H79];[.$K79];[.$N79];[.$Q79];[.$T79])" table:style-name="ce1">
            <text:p>0,01</text:p>
          </table:table-cell>
          <table:table-cell office:value-type="float" office:value="209" table:formula="of:=MIN([.$C79];[.$F79];[.$I79];[.$L79];[.$O79];[.$R79];[.$U79])" table:style-name="ce1">
            <text:p>209</text:p>
          </table:table-cell>
          <table:table-cell office:value-type="float" office:value="15" table:formula="of:=MIN([.$D79];[.$G79];[.$J79];[.$M79];[.$P79];[.$S79];[.$V79])" table:style-name="ce1">
            <text:p>15</text:p>
          </table:table-cell>
          <table:table-cell office:value-type="float" office:value="0.03" table:formula="of:=MEDIAN([.$B79];[.$E79];[.$H79];[.$K79];[.$N79];[.$Q79];[.$T79])" table:style-name="ce1">
            <text:p>0,03</text:p>
          </table:table-cell>
          <table:table-cell office:value-type="float" office:value="352" table:formula="of:=MEDIAN([.$C79];[.$F79];[.$I79];[.$L79];[.$O79];[.$R79];[.$U79])" table:style-name="ce1">
            <text:p>352</text:p>
          </table:table-cell>
          <table:table-cell office:value-type="float" office:value="31" table:formula="of:=MEDIAN([.$D79];[.$G79];[.$J79];[.$M79];[.$P79];[.$S79];[.$V79])" table:style-name="ce1">
            <text:p>31</text:p>
          </table:table-cell>
          <table:table-cell office:value-type="float" office:value="0.8" table:formula="of:=MAX([.$B79];[.$E79];[.$H79];[.$K79];[.$N79];[.$Q79];[.$T79])" table:style-name="ce1">
            <text:p>0,8</text:p>
          </table:table-cell>
          <table:table-cell office:value-type="float" office:value="32095" table:formula="of:=MAX([.$C79];[.$F79];[.$I79];[.$L79];[.$O79];[.$R79];[.$U79])" table:style-name="ce1">
            <text:p>32095</text:p>
          </table:table-cell>
          <table:table-cell office:value-type="float" office:value="452" table:formula="of:=MAX([.$D79];[.$G79];[.$J79];[.$M79];[.$P79];[.$S79];[.$V79])" table:style-name="ce1">
            <text:p>45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8_h28.lp</text:p>
          </table:table-cell>
          <table:table-cell office:value-type="float" office:value="0.08" table:style-name="ce1">
            <text:p>0,08</text:p>
          </table:table-cell>
          <table:table-cell office:value-type="float" office:value="1367" table:style-name="ce1">
            <text:p>1367</text:p>
          </table:table-cell>
          <table:table-cell office:value-type="float" office:value="44" table:style-name="ce1">
            <text:p>44</text:p>
          </table:table-cell>
          <table:table-cell office:value-type="float" office:value="0.05" table:style-name="ce1">
            <text:p>0,05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69" table:style-name="ce1">
            <text:p>0,69</text:p>
          </table:table-cell>
          <table:table-cell office:value-type="float" office:value="18911" table:style-name="ce2">
            <text:p>18911</text:p>
          </table:table-cell>
          <table:table-cell office:value-type="float" office:value="523" table:style-name="ce2">
            <text:p>523</text:p>
          </table:table-cell>
          <table:table-cell office:value-type="float" office:value="0.02" table:style-name="ce1">
            <text:p>0,02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12" table:style-name="ce1">
            <text:p>0,12</text:p>
          </table:table-cell>
          <table:table-cell office:value-type="float" office:value="1864" table:style-name="ce1">
            <text:p>1864</text:p>
          </table:table-cell>
          <table:table-cell office:value-type="float" office:value="117" table:style-name="ce1">
            <text:p>117</text:p>
          </table:table-cell>
          <table:table-cell office:value-type="float" office:value="0.06" table:style-name="ce1">
            <text:p>0,06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01" table:style-name="ce1">
            <text:p>0,01</text:p>
          </table:table-cell>
          <table:table-cell office:value-type="float" office:value="114" table:style-name="ce3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0.01" table:formula="of:=MIN([.$B80];[.$E80];[.$H80];[.$K80];[.$N80];[.$Q80];[.$T80])" table:style-name="ce1">
            <text:p>0,01</text:p>
          </table:table-cell>
          <table:table-cell office:value-type="float" office:value="114" table:formula="of:=MIN([.$C80];[.$F80];[.$I80];[.$L80];[.$O80];[.$R80];[.$U80])" table:style-name="ce1">
            <text:p>114</text:p>
          </table:table-cell>
          <table:table-cell office:value-type="float" office:value="1" table:formula="of:=MIN([.$D80];[.$G80];[.$J80];[.$M80];[.$P80];[.$S80];[.$V80])" table:style-name="ce1">
            <text:p>1</text:p>
          </table:table-cell>
          <table:table-cell office:value-type="float" office:value="0.06" table:formula="of:=MEDIAN([.$B80];[.$E80];[.$H80];[.$K80];[.$N80];[.$Q80];[.$T80])" table:style-name="ce1">
            <text:p>0,06</text:p>
          </table:table-cell>
          <table:table-cell office:value-type="float" office:value="893" table:formula="of:=MEDIAN([.$C80];[.$F80];[.$I80];[.$L80];[.$O80];[.$R80];[.$U80])" table:style-name="ce1">
            <text:p>893</text:p>
          </table:table-cell>
          <table:table-cell office:value-type="float" office:value="78" table:formula="of:=MEDIAN([.$D80];[.$G80];[.$J80];[.$M80];[.$P80];[.$S80];[.$V80])" table:style-name="ce1">
            <text:p>78</text:p>
          </table:table-cell>
          <table:table-cell office:value-type="float" office:value="0.69" table:formula="of:=MAX([.$B80];[.$E80];[.$H80];[.$K80];[.$N80];[.$Q80];[.$T80])" table:style-name="ce1">
            <text:p>0,69</text:p>
          </table:table-cell>
          <table:table-cell office:value-type="float" office:value="18911" table:formula="of:=MAX([.$C80];[.$F80];[.$I80];[.$L80];[.$O80];[.$R80];[.$U80])" table:style-name="ce1">
            <text:p>18911</text:p>
          </table:table-cell>
          <table:table-cell office:value-type="float" office:value="523" table:formula="of:=MAX([.$D80];[.$G80];[.$J80];[.$M80];[.$P80];[.$S80];[.$V80])" table:style-name="ce1">
            <text:p>52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8_a9_h20.lp</text:p>
          </table:table-cell>
          <table:table-cell office:value-type="float" office:value="0.01" table:style-name="ce1">
            <text:p>0,01</text:p>
          </table:table-cell>
          <table:table-cell office:value-type="float" office:value="231" table:style-name="ce1">
            <text:p>231</text:p>
          </table:table-cell>
          <table:table-cell office:value-type="float" office:value="21" table:style-name="ce1">
            <text:p>21</text:p>
          </table:table-cell>
          <table:table-cell office:value-type="float" office:value="0.04" table:style-name="ce1">
            <text:p>0,04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1.18" table:style-name="ce1">
            <text:p>1,18</text:p>
          </table:table-cell>
          <table:table-cell office:value-type="float" office:value="53473" table:style-name="ce2">
            <text:p>53473</text:p>
          </table:table-cell>
          <table:table-cell office:value-type="float" office:value="986" table:style-name="ce2">
            <text:p>986</text:p>
          </table:table-cell>
          <table:table-cell office:value-type="float" office:value="0.01" table:style-name="ce1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3">
            <text:p>11</text:p>
          </table:table-cell>
          <table:table-cell office:value-type="float" office:value="0.05" table:style-name="ce1">
            <text:p>0,05</text:p>
          </table:table-cell>
          <table:table-cell office:value-type="float" office:value="936" table:style-name="ce1">
            <text:p>936</text:p>
          </table:table-cell>
          <table:table-cell office:value-type="float" office:value="134" table:style-name="ce1">
            <text:p>134</text:p>
          </table:table-cell>
          <table:table-cell office:value-type="float" office:value="0.04" table:style-name="ce1">
            <text:p>0,04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3">
            <text:p>191</text:p>
          </table:table-cell>
          <table:table-cell office:value-type="float" office:value="11" table:style-name="ce3">
            <text:p>11</text:p>
          </table:table-cell>
          <table:table-cell office:value-type="float" office:value="0.01" table:formula="of:=MIN([.$B81];[.$E81];[.$H81];[.$K81];[.$N81];[.$Q81];[.$T81])" table:style-name="ce1">
            <text:p>0,01</text:p>
          </table:table-cell>
          <table:table-cell office:value-type="float" office:value="191" table:formula="of:=MIN([.$C81];[.$F81];[.$I81];[.$L81];[.$O81];[.$R81];[.$U81])" table:style-name="ce1">
            <text:p>191</text:p>
          </table:table-cell>
          <table:table-cell office:value-type="float" office:value="11" table:formula="of:=MIN([.$D81];[.$G81];[.$J81];[.$M81];[.$P81];[.$S81];[.$V81])" table:style-name="ce1">
            <text:p>11</text:p>
          </table:table-cell>
          <table:table-cell office:value-type="float" office:value="0.04" table:formula="of:=MEDIAN([.$B81];[.$E81];[.$H81];[.$K81];[.$N81];[.$Q81];[.$T81])" table:style-name="ce1">
            <text:p>0,04</text:p>
          </table:table-cell>
          <table:table-cell office:value-type="float" office:value="460" table:formula="of:=MEDIAN([.$C81];[.$F81];[.$I81];[.$L81];[.$O81];[.$R81];[.$U81])" table:style-name="ce1">
            <text:p>460</text:p>
          </table:table-cell>
          <table:table-cell office:value-type="float" office:value="100" table:formula="of:=MEDIAN([.$D81];[.$G81];[.$J81];[.$M81];[.$P81];[.$S81];[.$V81])" table:style-name="ce1">
            <text:p>100</text:p>
          </table:table-cell>
          <table:table-cell office:value-type="float" office:value="1.18" table:formula="of:=MAX([.$B81];[.$E81];[.$H81];[.$K81];[.$N81];[.$Q81];[.$T81])" table:style-name="ce1">
            <text:p>1,18</text:p>
          </table:table-cell>
          <table:table-cell office:value-type="float" office:value="53473" table:formula="of:=MAX([.$C81];[.$F81];[.$I81];[.$L81];[.$O81];[.$R81];[.$U81])" table:style-name="ce1">
            <text:p>53473</text:p>
          </table:table-cell>
          <table:table-cell office:value-type="float" office:value="986" table:formula="of:=MAX([.$D81];[.$G81];[.$J81];[.$M81];[.$P81];[.$S81];[.$V81])" table:style-name="ce1">
            <text:p>98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10_h49.lp</text:p>
          </table:table-cell>
          <table:table-cell office:value-type="float" office:value="7.36" table:style-name="ce2">
            <text:p>7,36</text:p>
          </table:table-cell>
          <table:table-cell office:value-type="float" office:value="117039" table:style-name="ce2">
            <text:p>117039</text:p>
          </table:table-cell>
          <table:table-cell office:value-type="float" office:value="3146" table:style-name="ce2">
            <text:p>3146</text:p>
          </table:table-cell>
          <table:table-cell office:value-type="float" office:value="0.41" table:style-name="ce1">
            <text:p>0,41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1">
            <text:p>1107</text:p>
          </table:table-cell>
          <table:table-cell office:value-type="float" office:value="1.43" table:style-name="ce1">
            <text:p>1,43</text:p>
          </table:table-cell>
          <table:table-cell office:value-type="float" office:value="30826" table:style-name="ce1">
            <text:p>30826</text:p>
          </table:table-cell>
          <table:table-cell office:value-type="float" office:value="550" table:style-name="ce1">
            <text:p>550</text:p>
          </table:table-cell>
          <table:table-cell office:value-type="float" office:value="0.36" table:style-name="ce1">
            <text:p>0,36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46" table:style-name="ce1">
            <text:p>0,46</text:p>
          </table:table-cell>
          <table:table-cell office:value-type="float" office:value="7516" table:style-name="ce1">
            <text:p>7516</text:p>
          </table:table-cell>
          <table:table-cell office:value-type="float" office:value="501" table:style-name="ce1">
            <text:p>501</text:p>
          </table:table-cell>
          <table:table-cell office:value-type="float" office:value="0.49" table:style-name="ce1">
            <text:p>0,49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1">
            <text:p>1107</text:p>
          </table:table-cell>
          <table:table-cell office:value-type="float" office:value="0.15" table:style-name="ce3">
            <text:p>0,15</text:p>
          </table:table-cell>
          <table:table-cell office:value-type="float" office:value="1637" table:style-name="ce3">
            <text:p>1637</text:p>
          </table:table-cell>
          <table:table-cell office:value-type="float" office:value="324" table:style-name="ce3">
            <text:p>324</text:p>
          </table:table-cell>
          <table:table-cell office:value-type="float" office:value="0.15" table:formula="of:=MIN([.$B82];[.$E82];[.$H82];[.$K82];[.$N82];[.$Q82];[.$T82])" table:style-name="ce1">
            <text:p>0,15</text:p>
          </table:table-cell>
          <table:table-cell office:value-type="float" office:value="1637" table:formula="of:=MIN([.$C82];[.$F82];[.$I82];[.$L82];[.$O82];[.$R82];[.$U82])" table:style-name="ce1">
            <text:p>1637</text:p>
          </table:table-cell>
          <table:table-cell office:value-type="float" office:value="324" table:formula="of:=MIN([.$D82];[.$G82];[.$J82];[.$M82];[.$P82];[.$S82];[.$V82])" table:style-name="ce1">
            <text:p>324</text:p>
          </table:table-cell>
          <table:table-cell office:value-type="float" office:value="0.46" table:formula="of:=MEDIAN([.$B82];[.$E82];[.$H82];[.$K82];[.$N82];[.$Q82];[.$T82])" table:style-name="ce1">
            <text:p>0,46</text:p>
          </table:table-cell>
          <table:table-cell office:value-type="float" office:value="3719" table:formula="of:=MEDIAN([.$C82];[.$F82];[.$I82];[.$L82];[.$O82];[.$R82];[.$U82])" table:style-name="ce1">
            <text:p>3719</text:p>
          </table:table-cell>
          <table:table-cell office:value-type="float" office:value="759" table:formula="of:=MEDIAN([.$D82];[.$G82];[.$J82];[.$M82];[.$P82];[.$S82];[.$V82])" table:style-name="ce1">
            <text:p>759</text:p>
          </table:table-cell>
          <table:table-cell office:value-type="float" office:value="7.36" table:formula="of:=MAX([.$B82];[.$E82];[.$H82];[.$K82];[.$N82];[.$Q82];[.$T82])" table:style-name="ce1">
            <text:p>7,36</text:p>
          </table:table-cell>
          <table:table-cell office:value-type="float" office:value="117039" table:formula="of:=MAX([.$C82];[.$F82];[.$I82];[.$L82];[.$O82];[.$R82];[.$U82])" table:style-name="ce1">
            <text:p>117039</text:p>
          </table:table-cell>
          <table:table-cell office:value-type="float" office:value="3146" table:formula="of:=MAX([.$D82];[.$G82];[.$J82];[.$M82];[.$P82];[.$S82];[.$V82])" table:style-name="ce1">
            <text:p>314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1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83];[.$E83];[.$H83];[.$K83];[.$N83];[.$Q83];[.$T83])" table:style-name="ce1">
            <text:p>0</text:p>
          </table:table-cell>
          <table:table-cell office:value-type="float" office:value="0" table:formula="of:=MIN([.$C83];[.$F83];[.$I83];[.$L83];[.$O83];[.$R83];[.$U83])" table:style-name="ce1">
            <text:p>0</text:p>
          </table:table-cell>
          <table:table-cell office:value-type="float" office:value="0" table:formula="of:=MIN([.$D83];[.$G83];[.$J83];[.$M83];[.$P83];[.$S83];[.$V83])" table:style-name="ce1">
            <text:p>0</text:p>
          </table:table-cell>
          <table:table-cell office:value-type="float" office:value="0" table:formula="of:=MEDIAN([.$B83];[.$E83];[.$H83];[.$K83];[.$N83];[.$Q83];[.$T83])" table:style-name="ce1">
            <text:p>0</text:p>
          </table:table-cell>
          <table:table-cell office:value-type="float" office:value="0" table:formula="of:=MEDIAN([.$C83];[.$F83];[.$I83];[.$L83];[.$O83];[.$R83];[.$U83])" table:style-name="ce1">
            <text:p>0</text:p>
          </table:table-cell>
          <table:table-cell office:value-type="float" office:value="0" table:formula="of:=MEDIAN([.$D83];[.$G83];[.$J83];[.$M83];[.$P83];[.$S83];[.$V83])" table:style-name="ce1">
            <text:p>0</text:p>
          </table:table-cell>
          <table:table-cell office:value-type="float" office:value="0" table:formula="of:=MAX([.$B83];[.$E83];[.$H83];[.$K83];[.$N83];[.$Q83];[.$T83])" table:style-name="ce1">
            <text:p>0</text:p>
          </table:table-cell>
          <table:table-cell office:value-type="float" office:value="37" table:formula="of:=MAX([.$C83];[.$F83];[.$I83];[.$L83];[.$O83];[.$R83];[.$U83])" table:style-name="ce1">
            <text:p>37</text:p>
          </table:table-cell>
          <table:table-cell office:value-type="float" office:value="0" table:formula="of:=MAX([.$D83];[.$G83];[.$J83];[.$M83];[.$P83];[.$S83];[.$V8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2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84];[.$E84];[.$H84];[.$K84];[.$N84];[.$Q84];[.$T84])" table:style-name="ce1">
            <text:p>0</text:p>
          </table:table-cell>
          <table:table-cell office:value-type="float" office:value="0" table:formula="of:=MIN([.$C84];[.$F84];[.$I84];[.$L84];[.$O84];[.$R84];[.$U84])" table:style-name="ce1">
            <text:p>0</text:p>
          </table:table-cell>
          <table:table-cell office:value-type="float" office:value="0" table:formula="of:=MIN([.$D84];[.$G84];[.$J84];[.$M84];[.$P84];[.$S84];[.$V84])" table:style-name="ce1">
            <text:p>0</text:p>
          </table:table-cell>
          <table:table-cell office:value-type="float" office:value="0" table:formula="of:=MEDIAN([.$B84];[.$E84];[.$H84];[.$K84];[.$N84];[.$Q84];[.$T84])" table:style-name="ce1">
            <text:p>0</text:p>
          </table:table-cell>
          <table:table-cell office:value-type="float" office:value="0" table:formula="of:=MEDIAN([.$C84];[.$F84];[.$I84];[.$L84];[.$O84];[.$R84];[.$U84])" table:style-name="ce1">
            <text:p>0</text:p>
          </table:table-cell>
          <table:table-cell office:value-type="float" office:value="0" table:formula="of:=MEDIAN([.$D84];[.$G84];[.$J84];[.$M84];[.$P84];[.$S84];[.$V84])" table:style-name="ce1">
            <text:p>0</text:p>
          </table:table-cell>
          <table:table-cell office:value-type="float" office:value="0" table:formula="of:=MAX([.$B84];[.$E84];[.$H84];[.$K84];[.$N84];[.$Q84];[.$T84])" table:style-name="ce1">
            <text:p>0</text:p>
          </table:table-cell>
          <table:table-cell office:value-type="float" office:value="61" table:formula="of:=MAX([.$C84];[.$F84];[.$I84];[.$L84];[.$O84];[.$R84];[.$U84])" table:style-name="ce1">
            <text:p>61</text:p>
          </table:table-cell>
          <table:table-cell office:value-type="float" office:value="0" table:formula="of:=MAX([.$D84];[.$G84];[.$J84];[.$M84];[.$P84];[.$S84];[.$V84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3_h51.lp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office:value-type="float" office:value="0.16" table:style-name="ce1">
            <text:p>0,16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formula="of:=MIN([.$B85];[.$E85];[.$H85];[.$K85];[.$N85];[.$Q85];[.$T85])" table:style-name="ce1">
            <text:p>0,01</text:p>
          </table:table-cell>
          <table:table-cell office:value-type="float" office:value="86" table:formula="of:=MIN([.$C85];[.$F85];[.$I85];[.$L85];[.$O85];[.$R85];[.$U85])" table:style-name="ce1">
            <text:p>86</text:p>
          </table:table-cell>
          <table:table-cell office:value-type="float" office:value="0" table:formula="of:=MIN([.$D85];[.$G85];[.$J85];[.$M85];[.$P85];[.$S85];[.$V85])" table:style-name="ce1">
            <text:p>0</text:p>
          </table:table-cell>
          <table:table-cell office:value-type="float" office:value="0.01" table:formula="of:=MEDIAN([.$B85];[.$E85];[.$H85];[.$K85];[.$N85];[.$Q85];[.$T85])" table:style-name="ce1">
            <text:p>0,01</text:p>
          </table:table-cell>
          <table:table-cell office:value-type="float" office:value="88" table:formula="of:=MEDIAN([.$C85];[.$F85];[.$I85];[.$L85];[.$O85];[.$R85];[.$U85])" table:style-name="ce1">
            <text:p>88</text:p>
          </table:table-cell>
          <table:table-cell office:value-type="float" office:value="0" table:formula="of:=MEDIAN([.$D85];[.$G85];[.$J85];[.$M85];[.$P85];[.$S85];[.$V85])" table:style-name="ce1">
            <text:p>0</text:p>
          </table:table-cell>
          <table:table-cell office:value-type="float" office:value="0.16" table:formula="of:=MAX([.$B85];[.$E85];[.$H85];[.$K85];[.$N85];[.$Q85];[.$T85])" table:style-name="ce1">
            <text:p>0,16</text:p>
          </table:table-cell>
          <table:table-cell office:value-type="float" office:value="2270" table:formula="of:=MAX([.$C85];[.$F85];[.$I85];[.$L85];[.$O85];[.$R85];[.$U85])" table:style-name="ce1">
            <text:p>2270</text:p>
          </table:table-cell>
          <table:table-cell office:value-type="float" office:value="7" table:formula="of:=MAX([.$D85];[.$G85];[.$J85];[.$M85];[.$P85];[.$S85];[.$V85])" table:style-name="ce1">
            <text:p>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4_h20.lp</text:p>
          </table:table-cell>
          <table:table-cell office:value-type="float" office:value="0.01" table:style-name="ce1">
            <text:p>0,01</text:p>
          </table:table-cell>
          <table:table-cell office:value-type="float" office:value="57" table:style-name="ce3">
            <text:p>57</text:p>
          </table:table-cell>
          <table:table-cell office:value-type="float" office:value="11" table:style-name="ce2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86];[.$E86];[.$H86];[.$K86];[.$N86];[.$Q86];[.$T86])" table:style-name="ce1">
            <text:p>0</text:p>
          </table:table-cell>
          <table:table-cell office:value-type="float" office:value="57" table:formula="of:=MIN([.$C86];[.$F86];[.$I86];[.$L86];[.$O86];[.$R86];[.$U86])" table:style-name="ce1">
            <text:p>57</text:p>
          </table:table-cell>
          <table:table-cell office:value-type="float" office:value="2" table:formula="of:=MIN([.$D86];[.$G86];[.$J86];[.$M86];[.$P86];[.$S86];[.$V86])" table:style-name="ce1">
            <text:p>2</text:p>
          </table:table-cell>
          <table:table-cell office:value-type="float" office:value="0.01" table:formula="of:=MEDIAN([.$B86];[.$E86];[.$H86];[.$K86];[.$N86];[.$Q86];[.$T86])" table:style-name="ce1">
            <text:p>0,01</text:p>
          </table:table-cell>
          <table:table-cell office:value-type="float" office:value="58" table:formula="of:=MEDIAN([.$C86];[.$F86];[.$I86];[.$L86];[.$O86];[.$R86];[.$U86])" table:style-name="ce1">
            <text:p>58</text:p>
          </table:table-cell>
          <table:table-cell office:value-type="float" office:value="4" table:formula="of:=MEDIAN([.$D86];[.$G86];[.$J86];[.$M86];[.$P86];[.$S86];[.$V86])" table:style-name="ce1">
            <text:p>4</text:p>
          </table:table-cell>
          <table:table-cell office:value-type="float" office:value="0.05" table:formula="of:=MAX([.$B86];[.$E86];[.$H86];[.$K86];[.$N86];[.$Q86];[.$T86])" table:style-name="ce1">
            <text:p>0,05</text:p>
          </table:table-cell>
          <table:table-cell office:value-type="float" office:value="1338" table:formula="of:=MAX([.$C86];[.$F86];[.$I86];[.$L86];[.$O86];[.$R86];[.$U86])" table:style-name="ce1">
            <text:p>1338</text:p>
          </table:table-cell>
          <table:table-cell office:value-type="float" office:value="11" table:formula="of:=MAX([.$D86];[.$G86];[.$J86];[.$M86];[.$P86];[.$S86];[.$V86])" table:style-name="ce1">
            <text:p>1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5_h44.lp</text:p>
          </table:table-cell>
          <table:table-cell office:value-type="float" office:value="0.08" table:style-name="ce1">
            <text:p>0,08</text:p>
          </table:table-cell>
          <table:table-cell office:value-type="float" office:value="1296" table:style-name="ce1">
            <text:p>1296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1.82" table:style-name="ce1">
            <text:p>1,82</text:p>
          </table:table-cell>
          <table:table-cell office:value-type="float" office:value="57271" table:style-name="ce2">
            <text:p>57271</text:p>
          </table:table-cell>
          <table:table-cell office:value-type="float" office:value="775" table:style-name="ce2">
            <text:p>77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2" table:style-name="ce1">
            <text:p>0,02</text:p>
          </table:table-cell>
          <table:table-cell office:value-type="float" office:value="191" table:style-name="ce3">
            <text:p>191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283" table:style-name="ce1">
            <text:p>283</text:p>
          </table:table-cell>
          <table:table-cell office:value-type="float" office:value="53" table:style-name="ce1">
            <text:p>53</text:p>
          </table:table-cell>
          <table:table-cell office:value-type="float" office:value="0.02" table:formula="of:=MIN([.$B87];[.$E87];[.$H87];[.$K87];[.$N87];[.$Q87];[.$T87])" table:style-name="ce1">
            <text:p>0,02</text:p>
          </table:table-cell>
          <table:table-cell office:value-type="float" office:value="191" table:formula="of:=MIN([.$C87];[.$F87];[.$I87];[.$L87];[.$O87];[.$R87];[.$U87])" table:style-name="ce1">
            <text:p>191</text:p>
          </table:table-cell>
          <table:table-cell office:value-type="float" office:value="3" table:formula="of:=MIN([.$D87];[.$G87];[.$J87];[.$M87];[.$P87];[.$S87];[.$V87])" table:style-name="ce1">
            <text:p>3</text:p>
          </table:table-cell>
          <table:table-cell office:value-type="float" office:value="0.03" table:formula="of:=MEDIAN([.$B87];[.$E87];[.$H87];[.$K87];[.$N87];[.$Q87];[.$T87])" table:style-name="ce1">
            <text:p>0,03</text:p>
          </table:table-cell>
          <table:table-cell office:value-type="float" office:value="283" table:formula="of:=MEDIAN([.$C87];[.$F87];[.$I87];[.$L87];[.$O87];[.$R87];[.$U87])" table:style-name="ce1">
            <text:p>283</text:p>
          </table:table-cell>
          <table:table-cell office:value-type="float" office:value="28" table:formula="of:=MEDIAN([.$D87];[.$G87];[.$J87];[.$M87];[.$P87];[.$S87];[.$V87])" table:style-name="ce1">
            <text:p>28</text:p>
          </table:table-cell>
          <table:table-cell office:value-type="float" office:value="1.82" table:formula="of:=MAX([.$B87];[.$E87];[.$H87];[.$K87];[.$N87];[.$Q87];[.$T87])" table:style-name="ce1">
            <text:p>1,82</text:p>
          </table:table-cell>
          <table:table-cell office:value-type="float" office:value="57271" table:formula="of:=MAX([.$C87];[.$F87];[.$I87];[.$L87];[.$O87];[.$R87];[.$U87])" table:style-name="ce1">
            <text:p>57271</text:p>
          </table:table-cell>
          <table:table-cell office:value-type="float" office:value="775" table:formula="of:=MAX([.$D87];[.$G87];[.$J87];[.$M87];[.$P87];[.$S87];[.$V87])" table:style-name="ce1">
            <text:p>77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6_h50.lp</text:p>
          </table:table-cell>
          <table:table-cell office:value-type="float" office:value="0.02" table:style-name="ce1">
            <text:p>0,02</text:p>
          </table:table-cell>
          <table:table-cell office:value-type="float" office:value="158" table:style-name="ce3">
            <text:p>158</text:p>
          </table:table-cell>
          <table:table-cell office:value-type="float" office:value="1" table:style-name="ce3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2">
            <text:p>55</text:p>
          </table:table-cell>
          <table:table-cell office:value-type="float" office:value="0.48" table:style-name="ce1">
            <text:p>0,48</text:p>
          </table:table-cell>
          <table:table-cell office:value-type="float" office:value="3976" table:style-name="ce2">
            <text:p>3976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194" table:style-name="ce1">
            <text:p>194</text:p>
          </table:table-cell>
          <table:table-cell office:value-type="float" office:value="6" table:style-name="ce1">
            <text:p>6</text:p>
          </table:table-cell>
          <table:table-cell office:value-type="float" office:value="0.05" table:style-name="ce1">
            <text:p>0,05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2">
            <text:p>55</text:p>
          </table:table-cell>
          <table:table-cell office:value-type="float" office:value="0.02" table:style-name="ce1">
            <text:p>0,02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3">
            <text:p>1</text:p>
          </table:table-cell>
          <table:table-cell office:value-type="float" office:value="0.02" table:formula="of:=MIN([.$B88];[.$E88];[.$H88];[.$K88];[.$N88];[.$Q88];[.$T88])" table:style-name="ce1">
            <text:p>0,02</text:p>
          </table:table-cell>
          <table:table-cell office:value-type="float" office:value="158" table:formula="of:=MIN([.$C88];[.$F88];[.$I88];[.$L88];[.$O88];[.$R88];[.$U88])" table:style-name="ce1">
            <text:p>158</text:p>
          </table:table-cell>
          <table:table-cell office:value-type="float" office:value="1" table:formula="of:=MIN([.$D88];[.$G88];[.$J88];[.$M88];[.$P88];[.$S88];[.$V88])" table:style-name="ce1">
            <text:p>1</text:p>
          </table:table-cell>
          <table:table-cell office:value-type="float" office:value="0.03" table:formula="of:=MEDIAN([.$B88];[.$E88];[.$H88];[.$K88];[.$N88];[.$Q88];[.$T88])" table:style-name="ce1">
            <text:p>0,03</text:p>
          </table:table-cell>
          <table:table-cell office:value-type="float" office:value="203" table:formula="of:=MEDIAN([.$C88];[.$F88];[.$I88];[.$L88];[.$O88];[.$R88];[.$U88])" table:style-name="ce1">
            <text:p>203</text:p>
          </table:table-cell>
          <table:table-cell office:value-type="float" office:value="2" table:formula="of:=MEDIAN([.$D88];[.$G88];[.$J88];[.$M88];[.$P88];[.$S88];[.$V88])" table:style-name="ce1">
            <text:p>2</text:p>
          </table:table-cell>
          <table:table-cell office:value-type="float" office:value="0.48" table:formula="of:=MAX([.$B88];[.$E88];[.$H88];[.$K88];[.$N88];[.$Q88];[.$T88])" table:style-name="ce1">
            <text:p>0,48</text:p>
          </table:table-cell>
          <table:table-cell office:value-type="float" office:value="3976" table:formula="of:=MAX([.$C88];[.$F88];[.$I88];[.$L88];[.$O88];[.$R88];[.$U88])" table:style-name="ce1">
            <text:p>3976</text:p>
          </table:table-cell>
          <table:table-cell office:value-type="float" office:value="55" table:formula="of:=MAX([.$D88];[.$G88];[.$J88];[.$M88];[.$P88];[.$S88];[.$V88])" table:style-name="ce1">
            <text:p>5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7_h43.lp</text:p>
          </table:table-cell>
          <table:table-cell office:value-type="float" office:value="0.12" table:style-name="ce1">
            <text:p>0,12</text:p>
          </table:table-cell>
          <table:table-cell office:value-type="float" office:value="1424" table:style-name="ce1">
            <text:p>1424</text:p>
          </table:table-cell>
          <table:table-cell office:value-type="float" office:value="43" table:style-name="ce3">
            <text:p>43</text:p>
          </table:table-cell>
          <table:table-cell office:value-type="float" office:value="0.23" table:style-name="ce1">
            <text:p>0,23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3.32" table:style-name="ce2">
            <text:p>3,32</text:p>
          </table:table-cell>
          <table:table-cell office:value-type="float" office:value="93849" table:style-name="ce2">
            <text:p>93849</text:p>
          </table:table-cell>
          <table:table-cell office:value-type="float" office:value="1320" table:style-name="ce2">
            <text:p>1320</text:p>
          </table:table-cell>
          <table:table-cell office:value-type="float" office:value="0.08" table:style-name="ce1">
            <text:p>0,08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0.12" table:style-name="ce1">
            <text:p>0,12</text:p>
          </table:table-cell>
          <table:table-cell office:value-type="float" office:value="940" table:style-name="ce1">
            <text:p>940</text:p>
          </table:table-cell>
          <table:table-cell office:value-type="float" office:value="245" table:style-name="ce1">
            <text:p>245</text:p>
          </table:table-cell>
          <table:table-cell office:value-type="float" office:value="0.24" table:style-name="ce1">
            <text:p>0,24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646" table:style-name="ce3">
            <text:p>646</text:p>
          </table:table-cell>
          <table:table-cell office:value-type="float" office:value="121" table:style-name="ce1">
            <text:p>121</text:p>
          </table:table-cell>
          <table:table-cell office:value-type="float" office:value="7.0000000000000007E-2" table:formula="of:=MIN([.$B89];[.$E89];[.$H89];[.$K89];[.$N89];[.$Q89];[.$T89])" table:style-name="ce1">
            <text:p>0,07</text:p>
          </table:table-cell>
          <table:table-cell office:value-type="float" office:value="646" table:formula="of:=MIN([.$C89];[.$F89];[.$I89];[.$L89];[.$O89];[.$R89];[.$U89])" table:style-name="ce1">
            <text:p>646</text:p>
          </table:table-cell>
          <table:table-cell office:value-type="float" office:value="43" table:formula="of:=MIN([.$D89];[.$G89];[.$J89];[.$M89];[.$P89];[.$S89];[.$V89])" table:style-name="ce1">
            <text:p>43</text:p>
          </table:table-cell>
          <table:table-cell office:value-type="float" office:value="0.12" table:formula="of:=MEDIAN([.$B89];[.$E89];[.$H89];[.$K89];[.$N89];[.$Q89];[.$T89])" table:style-name="ce1">
            <text:p>0,12</text:p>
          </table:table-cell>
          <table:table-cell office:value-type="float" office:value="1424" table:formula="of:=MEDIAN([.$C89];[.$F89];[.$I89];[.$L89];[.$O89];[.$R89];[.$U89])" table:style-name="ce1">
            <text:p>1424</text:p>
          </table:table-cell>
          <table:table-cell office:value-type="float" office:value="245" table:formula="of:=MEDIAN([.$D89];[.$G89];[.$J89];[.$M89];[.$P89];[.$S89];[.$V89])" table:style-name="ce1">
            <text:p>245</text:p>
          </table:table-cell>
          <table:table-cell office:value-type="float" office:value="3.32" table:formula="of:=MAX([.$B89];[.$E89];[.$H89];[.$K89];[.$N89];[.$Q89];[.$T89])" table:style-name="ce1">
            <text:p>3,32</text:p>
          </table:table-cell>
          <table:table-cell office:value-type="float" office:value="93849" table:formula="of:=MAX([.$C89];[.$F89];[.$I89];[.$L89];[.$O89];[.$R89];[.$U89])" table:style-name="ce1">
            <text:p>93849</text:p>
          </table:table-cell>
          <table:table-cell office:value-type="float" office:value="1320" table:formula="of:=MAX([.$D89];[.$G89];[.$J89];[.$M89];[.$P89];[.$S89];[.$V89])" table:style-name="ce1">
            <text:p>132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8_h50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41" table:style-name="ce1">
            <text:p>741</text:p>
          </table:table-cell>
          <table:table-cell office:value-type="float" office:value="15" table:style-name="ce1">
            <text:p>15</text:p>
          </table:table-cell>
          <table:table-cell office:value-type="float" office:value="0.15" table:style-name="ce1">
            <text:p>0,15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2.4500000000000002" table:style-name="ce2">
            <text:p>2,45</text:p>
          </table:table-cell>
          <table:table-cell office:value-type="float" office:value="42235" table:style-name="ce2">
            <text:p>42235</text:p>
          </table:table-cell>
          <table:table-cell office:value-type="float" office:value="432" table:style-name="ce2">
            <text:p>432</text:p>
          </table:table-cell>
          <table:table-cell office:value-type="float" office:value="0.03" table:style-name="ce3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335" table:style-name="ce3">
            <text:p>335</text:p>
          </table:table-cell>
          <table:table-cell office:value-type="float" office:value="25" table:style-name="ce1">
            <text:p>25</text:p>
          </table:table-cell>
          <table:table-cell office:value-type="float" office:value="0.15" table:style-name="ce1">
            <text:p>0,15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0.03" table:style-name="ce3">
            <text:p>0,03</text:p>
          </table:table-cell>
          <table:table-cell office:value-type="float" office:value="380" table:style-name="ce1">
            <text:p>380</text:p>
          </table:table-cell>
          <table:table-cell office:value-type="float" office:value="7" table:style-name="ce3">
            <text:p>7</text:p>
          </table:table-cell>
          <table:table-cell office:value-type="float" office:value="0.03" table:formula="of:=MIN([.$B90];[.$E90];[.$H90];[.$K90];[.$N90];[.$Q90];[.$T90])" table:style-name="ce1">
            <text:p>0,03</text:p>
          </table:table-cell>
          <table:table-cell office:value-type="float" office:value="335" table:formula="of:=MIN([.$C90];[.$F90];[.$I90];[.$L90];[.$O90];[.$R90];[.$U90])" table:style-name="ce1">
            <text:p>335</text:p>
          </table:table-cell>
          <table:table-cell office:value-type="float" office:value="7" table:formula="of:=MIN([.$D90];[.$G90];[.$J90];[.$M90];[.$P90];[.$S90];[.$V90])" table:style-name="ce1">
            <text:p>7</text:p>
          </table:table-cell>
          <table:table-cell office:value-type="float" office:value="7.0000000000000007E-2" table:formula="of:=MEDIAN([.$B90];[.$E90];[.$H90];[.$K90];[.$N90];[.$Q90];[.$T90])" table:style-name="ce1">
            <text:p>0,07</text:p>
          </table:table-cell>
          <table:table-cell office:value-type="float" office:value="741" table:formula="of:=MEDIAN([.$C90];[.$F90];[.$I90];[.$L90];[.$O90];[.$R90];[.$U90])" table:style-name="ce1">
            <text:p>741</text:p>
          </table:table-cell>
          <table:table-cell office:value-type="float" office:value="25" table:formula="of:=MEDIAN([.$D90];[.$G90];[.$J90];[.$M90];[.$P90];[.$S90];[.$V90])" table:style-name="ce1">
            <text:p>25</text:p>
          </table:table-cell>
          <table:table-cell office:value-type="float" office:value="2.4500000000000002" table:formula="of:=MAX([.$B90];[.$E90];[.$H90];[.$K90];[.$N90];[.$Q90];[.$T90])" table:style-name="ce1">
            <text:p>2,45</text:p>
          </table:table-cell>
          <table:table-cell office:value-type="float" office:value="42235" table:formula="of:=MAX([.$C90];[.$F90];[.$I90];[.$L90];[.$O90];[.$R90];[.$U90])" table:style-name="ce1">
            <text:p>42235</text:p>
          </table:table-cell>
          <table:table-cell office:value-type="float" office:value="432" table:formula="of:=MAX([.$D90];[.$G90];[.$J90];[.$M90];[.$P90];[.$S90];[.$V90])" table:style-name="ce1">
            <text:p>43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/maze_s9_a9_h42.lp</text:p>
          </table:table-cell>
          <table:table-cell office:value-type="float" office:value="0.12" table:style-name="ce1">
            <text:p>0,12</text:p>
          </table:table-cell>
          <table:table-cell office:value-type="float" office:value="1729" table:style-name="ce1">
            <text:p>1729</text:p>
          </table:table-cell>
          <table:table-cell office:value-type="float" office:value="65" table:style-name="ce1">
            <text:p>65</text:p>
          </table:table-cell>
          <table:table-cell office:value-type="float" office:value="0.15" table:style-name="ce1">
            <text:p>0,15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2">
            <text:p>90</text:p>
          </table:table-cell>
          <table:table-cell office:value-type="float" office:value="0.65" table:style-name="ce1">
            <text:p>0,65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02" table:style-name="ce1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3">
            <text:p>10</text:p>
          </table:table-cell>
          <table:table-cell office:value-type="float" office:value="0.04" table:style-name="ce1">
            <text:p>0,04</text:p>
          </table:table-cell>
          <table:table-cell office:value-type="float" office:value="427" table:style-name="ce1">
            <text:p>427</text:p>
          </table:table-cell>
          <table:table-cell office:value-type="float" office:value="18" table:style-name="ce1">
            <text:p>18</text:p>
          </table:table-cell>
          <table:table-cell office:value-type="float" office:value="0.16" table:style-name="ce1">
            <text:p>0,16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2">
            <text:p>90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3">
            <text:p>240</text:p>
          </table:table-cell>
          <table:table-cell office:value-type="float" office:value="10" table:style-name="ce3">
            <text:p>10</text:p>
          </table:table-cell>
          <table:table-cell office:value-type="float" office:value="0.02" table:formula="of:=MIN([.$B91];[.$E91];[.$H91];[.$K91];[.$N91];[.$Q91];[.$T91])" table:style-name="ce1">
            <text:p>0,02</text:p>
          </table:table-cell>
          <table:table-cell office:value-type="float" office:value="240" table:formula="of:=MIN([.$C91];[.$F91];[.$I91];[.$L91];[.$O91];[.$R91];[.$U91])" table:style-name="ce1">
            <text:p>240</text:p>
          </table:table-cell>
          <table:table-cell office:value-type="float" office:value="10" table:formula="of:=MIN([.$D91];[.$G91];[.$J91];[.$M91];[.$P91];[.$S91];[.$V91])" table:style-name="ce1">
            <text:p>10</text:p>
          </table:table-cell>
          <table:table-cell office:value-type="float" office:value="0.12" table:formula="of:=MEDIAN([.$B91];[.$E91];[.$H91];[.$K91];[.$N91];[.$Q91];[.$T91])" table:style-name="ce1">
            <text:p>0,12</text:p>
          </table:table-cell>
          <table:table-cell office:value-type="float" office:value="1729" table:formula="of:=MEDIAN([.$C91];[.$F91];[.$I91];[.$L91];[.$O91];[.$R91];[.$U91])" table:style-name="ce1">
            <text:p>1729</text:p>
          </table:table-cell>
          <table:table-cell office:value-type="float" office:value="44" table:formula="of:=MEDIAN([.$D91];[.$G91];[.$J91];[.$M91];[.$P91];[.$S91];[.$V91])" table:style-name="ce1">
            <text:p>44</text:p>
          </table:table-cell>
          <table:table-cell office:value-type="float" office:value="0.65" table:formula="of:=MAX([.$B91];[.$E91];[.$H91];[.$K91];[.$N91];[.$Q91];[.$T91])" table:style-name="ce1">
            <text:p>0,65</text:p>
          </table:table-cell>
          <table:table-cell office:value-type="float" office:value="10548" table:formula="of:=MAX([.$C91];[.$F91];[.$I91];[.$L91];[.$O91];[.$R91];[.$U91])" table:style-name="ce1">
            <text:p>10548</text:p>
          </table:table-cell>
          <table:table-cell office:value-type="float" office:value="90" table:formula="of:=MAX([.$D91];[.$G91];[.$J91];[.$M91];[.$P91];[.$S91];[.$V91])" table:style-name="ce1">
            <text:p>9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1_a12_c61_h16.lp</text:p>
          </table:table-cell>
          <table:table-cell office:value-type="float" office:value="0.08" table:style-name="ce1">
            <text:p>0,08</text:p>
          </table:table-cell>
          <table:table-cell office:value-type="float" office:value="3463" table:style-name="ce1">
            <text:p>3463</text:p>
          </table:table-cell>
          <table:table-cell office:value-type="float" office:value="200" table:style-name="ce1">
            <text:p>200</text:p>
          </table:table-cell>
          <table:table-cell office:value-type="float" office:value="0.04" table:style-name="ce1">
            <text:p>0,04</text:p>
          </table:table-cell>
          <table:table-cell office:value-type="float" office:value="1199" table:style-name="ce3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23" table:style-name="ce1">
            <text:p>0,23</text:p>
          </table:table-cell>
          <table:table-cell office:value-type="float" office:value="13292" table:style-name="ce2">
            <text:p>13292</text:p>
          </table:table-cell>
          <table:table-cell office:value-type="float" office:value="77" table:style-name="ce3">
            <text:p>77</text:p>
          </table:table-cell>
          <table:table-cell office:value-type="float" office:value="0.04" table:style-name="ce1">
            <text:p>0,04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4" table:style-name="ce1">
            <text:p>0,04</text:p>
          </table:table-cell>
          <table:table-cell office:value-type="float" office:value="1450" table:style-name="ce1">
            <text:p>1450</text:p>
          </table:table-cell>
          <table:table-cell office:value-type="float" office:value="209" table:style-name="ce2">
            <text:p>209</text:p>
          </table:table-cell>
          <table:table-cell office:value-type="float" office:value="0.04" table:style-name="ce1">
            <text:p>0,04</text:p>
          </table:table-cell>
          <table:table-cell office:value-type="float" office:value="1199" table:style-name="ce3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05" table:style-name="ce1">
            <text:p>0,05</text:p>
          </table:table-cell>
          <table:table-cell office:value-type="float" office:value="2095" table:style-name="ce1">
            <text:p>2095</text:p>
          </table:table-cell>
          <table:table-cell office:value-type="float" office:value="153" table:style-name="ce1">
            <text:p>153</text:p>
          </table:table-cell>
          <table:table-cell office:value-type="float" office:value="0.04" table:formula="of:=MIN([.$B92];[.$E92];[.$H92];[.$K92];[.$N92];[.$Q92];[.$T92])" table:style-name="ce1">
            <text:p>0,04</text:p>
          </table:table-cell>
          <table:table-cell office:value-type="float" office:value="1199" table:formula="of:=MIN([.$C92];[.$F92];[.$I92];[.$L92];[.$O92];[.$R92];[.$U92])" table:style-name="ce1">
            <text:p>1199</text:p>
          </table:table-cell>
          <table:table-cell office:value-type="float" office:value="77" table:formula="of:=MIN([.$D92];[.$G92];[.$J92];[.$M92];[.$P92];[.$S92];[.$V92])" table:style-name="ce1">
            <text:p>77</text:p>
          </table:table-cell>
          <table:table-cell office:value-type="float" office:value="0.04" table:formula="of:=MEDIAN([.$B92];[.$E92];[.$H92];[.$K92];[.$N92];[.$Q92];[.$T92])" table:style-name="ce1">
            <text:p>0,04</text:p>
          </table:table-cell>
          <table:table-cell office:value-type="float" office:value="1739" table:formula="of:=MEDIAN([.$C92];[.$F92];[.$I92];[.$L92];[.$O92];[.$R92];[.$U92])" table:style-name="ce1">
            <text:p>1739</text:p>
          </table:table-cell>
          <table:table-cell office:value-type="float" office:value="120" table:formula="of:=MEDIAN([.$D92];[.$G92];[.$J92];[.$M92];[.$P92];[.$S92];[.$V92])" table:style-name="ce1">
            <text:p>120</text:p>
          </table:table-cell>
          <table:table-cell office:value-type="float" office:value="0.23" table:formula="of:=MAX([.$B92];[.$E92];[.$H92];[.$K92];[.$N92];[.$Q92];[.$T92])" table:style-name="ce1">
            <text:p>0,23</text:p>
          </table:table-cell>
          <table:table-cell office:value-type="float" office:value="13292" table:formula="of:=MAX([.$C92];[.$F92];[.$I92];[.$L92];[.$O92];[.$R92];[.$U92])" table:style-name="ce1">
            <text:p>13292</text:p>
          </table:table-cell>
          <table:table-cell office:value-type="float" office:value="209" table:formula="of:=MAX([.$D92];[.$G92];[.$J92];[.$M92];[.$P92];[.$S92];[.$V92])" table:style-name="ce1">
            <text:p>20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1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3];[.$E93];[.$H93];[.$K93];[.$N93];[.$Q93];[.$T93])" table:style-name="ce1">
            <text:p>0</text:p>
          </table:table-cell>
          <table:table-cell office:value-type="float" office:value="0" table:formula="of:=MIN([.$C93];[.$F93];[.$I93];[.$L93];[.$O93];[.$R93];[.$U93])" table:style-name="ce1">
            <text:p>0</text:p>
          </table:table-cell>
          <table:table-cell office:value-type="float" office:value="0" table:formula="of:=MIN([.$D93];[.$G93];[.$J93];[.$M93];[.$P93];[.$S93];[.$V93])" table:style-name="ce1">
            <text:p>0</text:p>
          </table:table-cell>
          <table:table-cell office:value-type="float" office:value="0" table:formula="of:=MEDIAN([.$B93];[.$E93];[.$H93];[.$K93];[.$N93];[.$Q93];[.$T93])" table:style-name="ce1">
            <text:p>0</text:p>
          </table:table-cell>
          <table:table-cell office:value-type="float" office:value="0" table:formula="of:=MEDIAN([.$C93];[.$F93];[.$I93];[.$L93];[.$O93];[.$R93];[.$U93])" table:style-name="ce1">
            <text:p>0</text:p>
          </table:table-cell>
          <table:table-cell office:value-type="float" office:value="0" table:formula="of:=MEDIAN([.$D93];[.$G93];[.$J93];[.$M93];[.$P93];[.$S93];[.$V93])" table:style-name="ce1">
            <text:p>0</text:p>
          </table:table-cell>
          <table:table-cell office:value-type="float" office:value="0" table:formula="of:=MAX([.$B93];[.$E93];[.$H93];[.$K93];[.$N93];[.$Q93];[.$T93])" table:style-name="ce1">
            <text:p>0</text:p>
          </table:table-cell>
          <table:table-cell office:value-type="float" office:value="5" table:formula="of:=MAX([.$C93];[.$F93];[.$I93];[.$L93];[.$O93];[.$R93];[.$U93])" table:style-name="ce1">
            <text:p>5</text:p>
          </table:table-cell>
          <table:table-cell office:value-type="float" office:value="0" table:formula="of:=MAX([.$D93];[.$G93];[.$J93];[.$M93];[.$P93];[.$S93];[.$V9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1_a2_c70_h10.lp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95" table:style-name="ce2">
            <text:p>6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94];[.$E94];[.$H94];[.$K94];[.$N94];[.$Q94];[.$T94])" table:style-name="ce1">
            <text:p>0</text:p>
          </table:table-cell>
          <table:table-cell office:value-type="float" office:value="10" table:formula="of:=MIN([.$C94];[.$F94];[.$I94];[.$L94];[.$O94];[.$R94];[.$U94])" table:style-name="ce1">
            <text:p>10</text:p>
          </table:table-cell>
          <table:table-cell office:value-type="float" office:value="0" table:formula="of:=MIN([.$D94];[.$G94];[.$J94];[.$M94];[.$P94];[.$S94];[.$V94])" table:style-name="ce1">
            <text:p>0</text:p>
          </table:table-cell>
          <table:table-cell office:value-type="float" office:value="0" table:formula="of:=MEDIAN([.$B94];[.$E94];[.$H94];[.$K94];[.$N94];[.$Q94];[.$T94])" table:style-name="ce1">
            <text:p>0</text:p>
          </table:table-cell>
          <table:table-cell office:value-type="float" office:value="19" table:formula="of:=MEDIAN([.$C94];[.$F94];[.$I94];[.$L94];[.$O94];[.$R94];[.$U94])" table:style-name="ce1">
            <text:p>19</text:p>
          </table:table-cell>
          <table:table-cell office:value-type="float" office:value="1" table:formula="of:=MEDIAN([.$D94];[.$G94];[.$J94];[.$M94];[.$P94];[.$S94];[.$V94])" table:style-name="ce1">
            <text:p>1</text:p>
          </table:table-cell>
          <table:table-cell office:value-type="float" office:value="0.01" table:formula="of:=MAX([.$B94];[.$E94];[.$H94];[.$K94];[.$N94];[.$Q94];[.$T94])" table:style-name="ce1">
            <text:p>0,01</text:p>
          </table:table-cell>
          <table:table-cell office:value-type="float" office:value="695" table:formula="of:=MAX([.$C94];[.$F94];[.$I94];[.$L94];[.$O94];[.$R94];[.$U94])" table:style-name="ce1">
            <text:p>695</text:p>
          </table:table-cell>
          <table:table-cell office:value-type="float" office:value="2" table:formula="of:=MAX([.$D94];[.$G94];[.$J94];[.$M94];[.$P94];[.$S94];[.$V94])" table:style-name="ce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1_a3_c70_h4.l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27" table:style-name="ce2">
            <text:p>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5];[.$E95];[.$H95];[.$K95];[.$N95];[.$Q95];[.$T95])" table:style-name="ce1">
            <text:p>0</text:p>
          </table:table-cell>
          <table:table-cell office:value-type="float" office:value="4" table:formula="of:=MIN([.$C95];[.$F95];[.$I95];[.$L95];[.$O95];[.$R95];[.$U95])" table:style-name="ce1">
            <text:p>4</text:p>
          </table:table-cell>
          <table:table-cell office:value-type="float" office:value="0" table:formula="of:=MIN([.$D95];[.$G95];[.$J95];[.$M95];[.$P95];[.$S95];[.$V95])" table:style-name="ce1">
            <text:p>0</text:p>
          </table:table-cell>
          <table:table-cell office:value-type="float" office:value="0" table:formula="of:=MEDIAN([.$B95];[.$E95];[.$H95];[.$K95];[.$N95];[.$Q95];[.$T95])" table:style-name="ce1">
            <text:p>0</text:p>
          </table:table-cell>
          <table:table-cell office:value-type="float" office:value="6" table:formula="of:=MEDIAN([.$C95];[.$F95];[.$I95];[.$L95];[.$O95];[.$R95];[.$U95])" table:style-name="ce1">
            <text:p>6</text:p>
          </table:table-cell>
          <table:table-cell office:value-type="float" office:value="0" table:formula="of:=MEDIAN([.$D95];[.$G95];[.$J95];[.$M95];[.$P95];[.$S95];[.$V95])" table:style-name="ce1">
            <text:p>0</text:p>
          </table:table-cell>
          <table:table-cell office:value-type="float" office:value="0" table:formula="of:=MAX([.$B95];[.$E95];[.$H95];[.$K95];[.$N95];[.$Q95];[.$T95])" table:style-name="ce1">
            <text:p>0</text:p>
          </table:table-cell>
          <table:table-cell office:value-type="float" office:value="327" table:formula="of:=MAX([.$C95];[.$F95];[.$I95];[.$L95];[.$O95];[.$R95];[.$U95])" table:style-name="ce1">
            <text:p>327</text:p>
          </table:table-cell>
          <table:table-cell office:value-type="float" office:value="1" table:formula="of:=MAX([.$D95];[.$G95];[.$J95];[.$M95];[.$P95];[.$S95];[.$V95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2_a14_c62_h37.lp</text:p>
          </table:table-cell>
          <table:table-cell office:value-type="float" office:value="6.42" table:style-name="ce2">
            <text:p>6,42</text:p>
          </table:table-cell>
          <table:table-cell office:value-type="float" office:value="134652" table:style-name="ce1">
            <text:p>134652</text:p>
          </table:table-cell>
          <table:table-cell office:value-type="float" office:value="5429" table:style-name="ce2">
            <text:p>5429</text:p>
          </table:table-cell>
          <table:table-cell office:value-type="float" office:value="0.19" table:style-name="ce1">
            <text:p>0,19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2.52" table:style-name="ce1">
            <text:p>2,52</text:p>
          </table:table-cell>
          <table:table-cell office:value-type="float" office:value="173799" table:style-name="ce2">
            <text:p>173799</text:p>
          </table:table-cell>
          <table:table-cell office:value-type="float" office:value="751" table:style-name="ce1">
            <text:p>751</text:p>
          </table:table-cell>
          <table:table-cell office:value-type="float" office:value="0.11" table:style-name="ce3">
            <text:p>0,11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3">
            <text:p>152</text:p>
          </table:table-cell>
          <table:table-cell office:value-type="float" office:value="1.28" table:style-name="ce1">
            <text:p>1,28</text:p>
          </table:table-cell>
          <table:table-cell office:value-type="float" office:value="30111" table:style-name="ce1">
            <text:p>30111</text:p>
          </table:table-cell>
          <table:table-cell office:value-type="float" office:value="1083" table:style-name="ce1">
            <text:p>1083</text:p>
          </table:table-cell>
          <table:table-cell office:value-type="float" office:value="0.21" table:style-name="ce1">
            <text:p>0,21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0.2" table:style-name="ce1">
            <text:p>0,2</text:p>
          </table:table-cell>
          <table:table-cell office:value-type="float" office:value="6844" table:style-name="ce1">
            <text:p>6844</text:p>
          </table:table-cell>
          <table:table-cell office:value-type="float" office:value="380" table:style-name="ce1">
            <text:p>380</text:p>
          </table:table-cell>
          <table:table-cell office:value-type="float" office:value="0.11" table:formula="of:=MIN([.$B96];[.$E96];[.$H96];[.$K96];[.$N96];[.$Q96];[.$T96])" table:style-name="ce1">
            <text:p>0,11</text:p>
          </table:table-cell>
          <table:table-cell office:value-type="float" office:value="1586" table:formula="of:=MIN([.$C96];[.$F96];[.$I96];[.$L96];[.$O96];[.$R96];[.$U96])" table:style-name="ce1">
            <text:p>1586</text:p>
          </table:table-cell>
          <table:table-cell office:value-type="float" office:value="152" table:formula="of:=MIN([.$D96];[.$G96];[.$J96];[.$M96];[.$P96];[.$S96];[.$V96])" table:style-name="ce1">
            <text:p>152</text:p>
          </table:table-cell>
          <table:table-cell office:value-type="float" office:value="0.21" table:formula="of:=MEDIAN([.$B96];[.$E96];[.$H96];[.$K96];[.$N96];[.$Q96];[.$T96])" table:style-name="ce1">
            <text:p>0,21</text:p>
          </table:table-cell>
          <table:table-cell office:value-type="float" office:value="6844" table:formula="of:=MEDIAN([.$C96];[.$F96];[.$I96];[.$L96];[.$O96];[.$R96];[.$U96])" table:style-name="ce1">
            <text:p>6844</text:p>
          </table:table-cell>
          <table:table-cell office:value-type="float" office:value="380" table:formula="of:=MEDIAN([.$D96];[.$G96];[.$J96];[.$M96];[.$P96];[.$S96];[.$V96])" table:style-name="ce1">
            <text:p>380</text:p>
          </table:table-cell>
          <table:table-cell office:value-type="float" office:value="6.42" table:formula="of:=MAX([.$B96];[.$E96];[.$H96];[.$K96];[.$N96];[.$Q96];[.$T96])" table:style-name="ce1">
            <text:p>6,42</text:p>
          </table:table-cell>
          <table:table-cell office:value-type="float" office:value="173799" table:formula="of:=MAX([.$C96];[.$F96];[.$I96];[.$L96];[.$O96];[.$R96];[.$U96])" table:style-name="ce1">
            <text:p>173799</text:p>
          </table:table-cell>
          <table:table-cell office:value-type="float" office:value="5429" table:formula="of:=MAX([.$D96];[.$G96];[.$J96];[.$M96];[.$P96];[.$S96];[.$V96])" table:style-name="ce1">
            <text:p>542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2_a1_c70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7];[.$E97];[.$H97];[.$K97];[.$N97];[.$Q97];[.$T97])" table:style-name="ce1">
            <text:p>0</text:p>
          </table:table-cell>
          <table:table-cell office:value-type="float" office:value="0" table:formula="of:=MIN([.$C97];[.$F97];[.$I97];[.$L97];[.$O97];[.$R97];[.$U97])" table:style-name="ce1">
            <text:p>0</text:p>
          </table:table-cell>
          <table:table-cell office:value-type="float" office:value="0" table:formula="of:=MIN([.$D97];[.$G97];[.$J97];[.$M97];[.$P97];[.$S97];[.$V97])" table:style-name="ce1">
            <text:p>0</text:p>
          </table:table-cell>
          <table:table-cell office:value-type="float" office:value="0" table:formula="of:=MEDIAN([.$B97];[.$E97];[.$H97];[.$K97];[.$N97];[.$Q97];[.$T97])" table:style-name="ce1">
            <text:p>0</text:p>
          </table:table-cell>
          <table:table-cell office:value-type="float" office:value="0" table:formula="of:=MEDIAN([.$C97];[.$F97];[.$I97];[.$L97];[.$O97];[.$R97];[.$U97])" table:style-name="ce1">
            <text:p>0</text:p>
          </table:table-cell>
          <table:table-cell office:value-type="float" office:value="0" table:formula="of:=MEDIAN([.$D97];[.$G97];[.$J97];[.$M97];[.$P97];[.$S97];[.$V97])" table:style-name="ce1">
            <text:p>0</text:p>
          </table:table-cell>
          <table:table-cell office:value-type="float" office:value="0" table:formula="of:=MAX([.$B97];[.$E97];[.$H97];[.$K97];[.$N97];[.$Q97];[.$T97])" table:style-name="ce1">
            <text:p>0</text:p>
          </table:table-cell>
          <table:table-cell office:value-type="float" office:value="58" table:formula="of:=MAX([.$C97];[.$F97];[.$I97];[.$L97];[.$O97];[.$R97];[.$U97])" table:style-name="ce1">
            <text:p>58</text:p>
          </table:table-cell>
          <table:table-cell office:value-type="float" office:value="1" table:formula="of:=MAX([.$D97];[.$G97];[.$J97];[.$M97];[.$P97];[.$S97];[.$V97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2_a2_c70_h6.lp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76" table:style-name="ce2">
            <text:p>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8];[.$E98];[.$H98];[.$K98];[.$N98];[.$Q98];[.$T98])" table:style-name="ce1">
            <text:p>0</text:p>
          </table:table-cell>
          <table:table-cell office:value-type="float" office:value="5" table:formula="of:=MIN([.$C98];[.$F98];[.$I98];[.$L98];[.$O98];[.$R98];[.$U98])" table:style-name="ce1">
            <text:p>5</text:p>
          </table:table-cell>
          <table:table-cell office:value-type="float" office:value="0" table:formula="of:=MIN([.$D98];[.$G98];[.$J98];[.$M98];[.$P98];[.$S98];[.$V98])" table:style-name="ce1">
            <text:p>0</text:p>
          </table:table-cell>
          <table:table-cell office:value-type="float" office:value="0" table:formula="of:=MEDIAN([.$B98];[.$E98];[.$H98];[.$K98];[.$N98];[.$Q98];[.$T98])" table:style-name="ce1">
            <text:p>0</text:p>
          </table:table-cell>
          <table:table-cell office:value-type="float" office:value="6" table:formula="of:=MEDIAN([.$C98];[.$F98];[.$I98];[.$L98];[.$O98];[.$R98];[.$U98])" table:style-name="ce1">
            <text:p>6</text:p>
          </table:table-cell>
          <table:table-cell office:value-type="float" office:value="0" table:formula="of:=MEDIAN([.$D98];[.$G98];[.$J98];[.$M98];[.$P98];[.$S98];[.$V98])" table:style-name="ce1">
            <text:p>0</text:p>
          </table:table-cell>
          <table:table-cell office:value-type="float" office:value="0" table:formula="of:=MAX([.$B98];[.$E98];[.$H98];[.$K98];[.$N98];[.$Q98];[.$T98])" table:style-name="ce1">
            <text:p>0</text:p>
          </table:table-cell>
          <table:table-cell office:value-type="float" office:value="476" table:formula="of:=MAX([.$C98];[.$F98];[.$I98];[.$L98];[.$O98];[.$R98];[.$U98])" table:style-name="ce1">
            <text:p>476</text:p>
          </table:table-cell>
          <table:table-cell office:value-type="float" office:value="1" table:formula="of:=MAX([.$D98];[.$G98];[.$J98];[.$M98];[.$P98];[.$S98];[.$V98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2_a3_c70_h25.lp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12" table:style-name="ce1">
            <text:p>0,12</text:p>
          </table:table-cell>
          <table:table-cell office:value-type="float" office:value="10447" table:style-name="ce2">
            <text:p>10447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595" table:style-name="ce1">
            <text:p>595</text:p>
          </table:table-cell>
          <table:table-cell office:value-type="float" office:value="17" table:style-name="ce2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99];[.$E99];[.$H99];[.$K99];[.$N99];[.$Q99];[.$T99])" table:style-name="ce1">
            <text:p>0</text:p>
          </table:table-cell>
          <table:table-cell office:value-type="float" office:value="89" table:formula="of:=MIN([.$C99];[.$F99];[.$I99];[.$L99];[.$O99];[.$R99];[.$U99])" table:style-name="ce1">
            <text:p>89</text:p>
          </table:table-cell>
          <table:table-cell office:value-type="float" office:value="2" table:formula="of:=MIN([.$D99];[.$G99];[.$J99];[.$M99];[.$P99];[.$S99];[.$V99])" table:style-name="ce1">
            <text:p>2</text:p>
          </table:table-cell>
          <table:table-cell office:value-type="float" office:value="0.01" table:formula="of:=MEDIAN([.$B99];[.$E99];[.$H99];[.$K99];[.$N99];[.$Q99];[.$T99])" table:style-name="ce1">
            <text:p>0,01</text:p>
          </table:table-cell>
          <table:table-cell office:value-type="float" office:value="177" table:formula="of:=MEDIAN([.$C99];[.$F99];[.$I99];[.$L99];[.$O99];[.$R99];[.$U99])" table:style-name="ce1">
            <text:p>177</text:p>
          </table:table-cell>
          <table:table-cell office:value-type="float" office:value="10" table:formula="of:=MEDIAN([.$D99];[.$G99];[.$J99];[.$M99];[.$P99];[.$S99];[.$V99])" table:style-name="ce1">
            <text:p>10</text:p>
          </table:table-cell>
          <table:table-cell office:value-type="float" office:value="0.12" table:formula="of:=MAX([.$B99];[.$E99];[.$H99];[.$K99];[.$N99];[.$Q99];[.$T99])" table:style-name="ce1">
            <text:p>0,12</text:p>
          </table:table-cell>
          <table:table-cell office:value-type="float" office:value="10447" table:formula="of:=MAX([.$C99];[.$F99];[.$I99];[.$L99];[.$O99];[.$R99];[.$U99])" table:style-name="ce1">
            <text:p>10447</text:p>
          </table:table-cell>
          <table:table-cell office:value-type="float" office:value="17" table:formula="of:=MAX([.$D99];[.$G99];[.$J99];[.$M99];[.$P99];[.$S99];[.$V99])" table:style-name="ce1">
            <text:p>1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3_a16_c63_h14.lp</text:p>
          </table:table-cell>
          <table:table-cell office:value-type="float" office:value="0.03" table:style-name="ce1">
            <text:p>0,03</text:p>
          </table:table-cell>
          <table:table-cell office:value-type="float" office:value="541" table:style-name="ce1">
            <text:p>541</text:p>
          </table:table-cell>
          <table:table-cell office:value-type="float" office:value="9" table:style-name="ce3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3.52" table:style-name="ce2">
            <text:p>3,52</text:p>
          </table:table-cell>
          <table:table-cell office:value-type="float" office:value="281277" table:style-name="ce2">
            <text:p>281277</text:p>
          </table:table-cell>
          <table:table-cell office:value-type="float" office:value="2452" table:style-name="ce2">
            <text:p>2452</text:p>
          </table:table-cell>
          <table:table-cell office:value-type="float" office:value="0.02" table:style-name="ce3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3">
            <text:p>0,02</text:p>
          </table:table-cell>
          <table:table-cell office:value-type="float" office:value="242" table:style-name="ce3">
            <text:p>242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0.02" table:style-name="ce3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22" table:style-name="ce1">
            <text:p>22</text:p>
          </table:table-cell>
          <table:table-cell office:value-type="float" office:value="0.02" table:formula="of:=MIN([.$B100];[.$E100];[.$H100];[.$K100];[.$N100];[.$Q100];[.$T100])" table:style-name="ce1">
            <text:p>0,02</text:p>
          </table:table-cell>
          <table:table-cell office:value-type="float" office:value="242" table:formula="of:=MIN([.$C100];[.$F100];[.$I100];[.$L100];[.$O100];[.$R100];[.$U100])" table:style-name="ce1">
            <text:p>242</text:p>
          </table:table-cell>
          <table:table-cell office:value-type="float" office:value="9" table:formula="of:=MIN([.$D100];[.$G100];[.$J100];[.$M100];[.$P100];[.$S100];[.$V100])" table:style-name="ce1">
            <text:p>9</text:p>
          </table:table-cell>
          <table:table-cell office:value-type="float" office:value="0.03" table:formula="of:=MEDIAN([.$B100];[.$E100];[.$H100];[.$K100];[.$N100];[.$Q100];[.$T100])" table:style-name="ce1">
            <text:p>0,03</text:p>
          </table:table-cell>
          <table:table-cell office:value-type="float" office:value="504" table:formula="of:=MEDIAN([.$C100];[.$F100];[.$I100];[.$L100];[.$O100];[.$R100];[.$U100])" table:style-name="ce1">
            <text:p>504</text:p>
          </table:table-cell>
          <table:table-cell office:value-type="float" office:value="24" table:formula="of:=MEDIAN([.$D100];[.$G100];[.$J100];[.$M100];[.$P100];[.$S100];[.$V100])" table:style-name="ce1">
            <text:p>24</text:p>
          </table:table-cell>
          <table:table-cell office:value-type="float" office:value="3.52" table:formula="of:=MAX([.$B100];[.$E100];[.$H100];[.$K100];[.$N100];[.$Q100];[.$T100])" table:style-name="ce1">
            <text:p>3,52</text:p>
          </table:table-cell>
          <table:table-cell office:value-type="float" office:value="281277" table:formula="of:=MAX([.$C100];[.$F100];[.$I100];[.$L100];[.$O100];[.$R100];[.$U100])" table:style-name="ce1">
            <text:p>281277</text:p>
          </table:table-cell>
          <table:table-cell office:value-type="float" office:value="2452" table:formula="of:=MAX([.$D100];[.$G100];[.$J100];[.$M100];[.$P100];[.$S100];[.$V100])" table:style-name="ce1">
            <text:p>245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3_a1_c70_h18.lp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995" table:style-name="ce2">
            <text:p>99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01];[.$E101];[.$H101];[.$K101];[.$N101];[.$Q101];[.$T101])" table:style-name="ce1">
            <text:p>0</text:p>
          </table:table-cell>
          <table:table-cell office:value-type="float" office:value="7" table:formula="of:=MIN([.$C101];[.$F101];[.$I101];[.$L101];[.$O101];[.$R101];[.$U101])" table:style-name="ce1">
            <text:p>7</text:p>
          </table:table-cell>
          <table:table-cell office:value-type="float" office:value="3" table:formula="of:=MIN([.$D101];[.$G101];[.$J101];[.$M101];[.$P101];[.$S101];[.$V101])" table:style-name="ce1">
            <text:p>3</text:p>
          </table:table-cell>
          <table:table-cell office:value-type="float" office:value="0" table:formula="of:=MEDIAN([.$B101];[.$E101];[.$H101];[.$K101];[.$N101];[.$Q101];[.$T101])" table:style-name="ce1">
            <text:p>0</text:p>
          </table:table-cell>
          <table:table-cell office:value-type="float" office:value="11" table:formula="of:=MEDIAN([.$C101];[.$F101];[.$I101];[.$L101];[.$O101];[.$R101];[.$U101])" table:style-name="ce1">
            <text:p>11</text:p>
          </table:table-cell>
          <table:table-cell office:value-type="float" office:value="3" table:formula="of:=MEDIAN([.$D101];[.$G101];[.$J101];[.$M101];[.$P101];[.$S101];[.$V101])" table:style-name="ce1">
            <text:p>3</text:p>
          </table:table-cell>
          <table:table-cell office:value-type="float" office:value="0.02" table:formula="of:=MAX([.$B101];[.$E101];[.$H101];[.$K101];[.$N101];[.$Q101];[.$T101])" table:style-name="ce1">
            <text:p>0,02</text:p>
          </table:table-cell>
          <table:table-cell office:value-type="float" office:value="995" table:formula="of:=MAX([.$C101];[.$F101];[.$I101];[.$L101];[.$O101];[.$R101];[.$U101])" table:style-name="ce1">
            <text:p>995</text:p>
          </table:table-cell>
          <table:table-cell office:value-type="float" office:value="9" table:formula="of:=MAX([.$D101];[.$G101];[.$J101];[.$M101];[.$P101];[.$S101];[.$V101])" table:style-name="ce1">
            <text:p>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3_a2_c70_h3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2">
            <text:p>2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02];[.$E102];[.$H102];[.$K102];[.$N102];[.$Q102];[.$T102])" table:style-name="ce1">
            <text:p>0</text:p>
          </table:table-cell>
          <table:table-cell office:value-type="float" office:value="2" table:formula="of:=MIN([.$C102];[.$F102];[.$I102];[.$L102];[.$O102];[.$R102];[.$U102])" table:style-name="ce1">
            <text:p>2</text:p>
          </table:table-cell>
          <table:table-cell office:value-type="float" office:value="0" table:formula="of:=MIN([.$D102];[.$G102];[.$J102];[.$M102];[.$P102];[.$S102];[.$V102])" table:style-name="ce1">
            <text:p>0</text:p>
          </table:table-cell>
          <table:table-cell office:value-type="float" office:value="0" table:formula="of:=MEDIAN([.$B102];[.$E102];[.$H102];[.$K102];[.$N102];[.$Q102];[.$T102])" table:style-name="ce1">
            <text:p>0</text:p>
          </table:table-cell>
          <table:table-cell office:value-type="float" office:value="2" table:formula="of:=MEDIAN([.$C102];[.$F102];[.$I102];[.$L102];[.$O102];[.$R102];[.$U102])" table:style-name="ce1">
            <text:p>2</text:p>
          </table:table-cell>
          <table:table-cell office:value-type="float" office:value="0" table:formula="of:=MEDIAN([.$D102];[.$G102];[.$J102];[.$M102];[.$P102];[.$S102];[.$V102])" table:style-name="ce1">
            <text:p>0</text:p>
          </table:table-cell>
          <table:table-cell office:value-type="float" office:value="0" table:formula="of:=MAX([.$B102];[.$E102];[.$H102];[.$K102];[.$N102];[.$Q102];[.$T102])" table:style-name="ce1">
            <text:p>0</text:p>
          </table:table-cell>
          <table:table-cell office:value-type="float" office:value="220" table:formula="of:=MAX([.$C102];[.$F102];[.$I102];[.$L102];[.$O102];[.$R102];[.$U102])" table:style-name="ce1">
            <text:p>220</text:p>
          </table:table-cell>
          <table:table-cell office:value-type="float" office:value="0" table:formula="of:=MAX([.$D102];[.$G102];[.$J102];[.$M102];[.$P102];[.$S102];[.$V102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3_a3_c70_h2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279" table:style-name="ce2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03];[.$E103];[.$H103];[.$K103];[.$N103];[.$Q103];[.$T103])" table:style-name="ce1">
            <text:p>0</text:p>
          </table:table-cell>
          <table:table-cell office:value-type="float" office:value="1" table:formula="of:=MIN([.$C103];[.$F103];[.$I103];[.$L103];[.$O103];[.$R103];[.$U103])" table:style-name="ce1">
            <text:p>1</text:p>
          </table:table-cell>
          <table:table-cell office:value-type="float" office:value="0" table:formula="of:=MIN([.$D103];[.$G103];[.$J103];[.$M103];[.$P103];[.$S103];[.$V103])" table:style-name="ce1">
            <text:p>0</text:p>
          </table:table-cell>
          <table:table-cell office:value-type="float" office:value="0" table:formula="of:=MEDIAN([.$B103];[.$E103];[.$H103];[.$K103];[.$N103];[.$Q103];[.$T103])" table:style-name="ce1">
            <text:p>0</text:p>
          </table:table-cell>
          <table:table-cell office:value-type="float" office:value="1" table:formula="of:=MEDIAN([.$C103];[.$F103];[.$I103];[.$L103];[.$O103];[.$R103];[.$U103])" table:style-name="ce1">
            <text:p>1</text:p>
          </table:table-cell>
          <table:table-cell office:value-type="float" office:value="0" table:formula="of:=MEDIAN([.$D103];[.$G103];[.$J103];[.$M103];[.$P103];[.$S103];[.$V103])" table:style-name="ce1">
            <text:p>0</text:p>
          </table:table-cell>
          <table:table-cell office:value-type="float" office:value="0.01" table:formula="of:=MAX([.$B103];[.$E103];[.$H103];[.$K103];[.$N103];[.$Q103];[.$T103])" table:style-name="ce1">
            <text:p>0,01</text:p>
          </table:table-cell>
          <table:table-cell office:value-type="float" office:value="279" table:formula="of:=MAX([.$C103];[.$F103];[.$I103];[.$L103];[.$O103];[.$R103];[.$U103])" table:style-name="ce1">
            <text:p>279</text:p>
          </table:table-cell>
          <table:table-cell office:value-type="float" office:value="1" table:formula="of:=MAX([.$D103];[.$G103];[.$J103];[.$M103];[.$P103];[.$S103];[.$V103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4_a1_c70_h16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104];[.$E104];[.$H104];[.$K104];[.$N104];[.$Q104];[.$T104])" table:style-name="ce1">
            <text:p>0</text:p>
          </table:table-cell>
          <table:table-cell office:value-type="float" office:value="3" table:formula="of:=MIN([.$C104];[.$F104];[.$I104];[.$L104];[.$O104];[.$R104];[.$U104])" table:style-name="ce1">
            <text:p>3</text:p>
          </table:table-cell>
          <table:table-cell office:value-type="float" office:value="0" table:formula="of:=MIN([.$D104];[.$G104];[.$J104];[.$M104];[.$P104];[.$S104];[.$V104])" table:style-name="ce1">
            <text:p>0</text:p>
          </table:table-cell>
          <table:table-cell office:value-type="float" office:value="0" table:formula="of:=MEDIAN([.$B104];[.$E104];[.$H104];[.$K104];[.$N104];[.$Q104];[.$T104])" table:style-name="ce1">
            <text:p>0</text:p>
          </table:table-cell>
          <table:table-cell office:value-type="float" office:value="13" table:formula="of:=MEDIAN([.$C104];[.$F104];[.$I104];[.$L104];[.$O104];[.$R104];[.$U104])" table:style-name="ce1">
            <text:p>13</text:p>
          </table:table-cell>
          <table:table-cell office:value-type="float" office:value="3" table:formula="of:=MEDIAN([.$D104];[.$G104];[.$J104];[.$M104];[.$P104];[.$S104];[.$V104])" table:style-name="ce1">
            <text:p>3</text:p>
          </table:table-cell>
          <table:table-cell office:value-type="float" office:value="0.02" table:formula="of:=MAX([.$B104];[.$E104];[.$H104];[.$K104];[.$N104];[.$Q104];[.$T104])" table:style-name="ce1">
            <text:p>0,02</text:p>
          </table:table-cell>
          <table:table-cell office:value-type="float" office:value="1155" table:formula="of:=MAX([.$C104];[.$F104];[.$I104];[.$L104];[.$O104];[.$R104];[.$U104])" table:style-name="ce1">
            <text:p>1155</text:p>
          </table:table-cell>
          <table:table-cell office:value-type="float" office:value="6" table:formula="of:=MAX([.$D104];[.$G104];[.$J104];[.$M104];[.$P104];[.$S104];[.$V104])" table:style-name="ce1">
            <text:p>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4_a2_c70_h8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981" table:style-name="ce2">
            <text:p>9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105];[.$E105];[.$H105];[.$K105];[.$N105];[.$Q105];[.$T105])" table:style-name="ce1">
            <text:p>0</text:p>
          </table:table-cell>
          <table:table-cell office:value-type="float" office:value="3" table:formula="of:=MIN([.$C105];[.$F105];[.$I105];[.$L105];[.$O105];[.$R105];[.$U105])" table:style-name="ce1">
            <text:p>3</text:p>
          </table:table-cell>
          <table:table-cell office:value-type="float" office:value="0" table:formula="of:=MIN([.$D105];[.$G105];[.$J105];[.$M105];[.$P105];[.$S105];[.$V105])" table:style-name="ce1">
            <text:p>0</text:p>
          </table:table-cell>
          <table:table-cell office:value-type="float" office:value="0" table:formula="of:=MEDIAN([.$B105];[.$E105];[.$H105];[.$K105];[.$N105];[.$Q105];[.$T105])" table:style-name="ce1">
            <text:p>0</text:p>
          </table:table-cell>
          <table:table-cell office:value-type="float" office:value="5" table:formula="of:=MEDIAN([.$C105];[.$F105];[.$I105];[.$L105];[.$O105];[.$R105];[.$U105])" table:style-name="ce1">
            <text:p>5</text:p>
          </table:table-cell>
          <table:table-cell office:value-type="float" office:value="0" table:formula="of:=MEDIAN([.$D105];[.$G105];[.$J105];[.$M105];[.$P105];[.$S105];[.$V105])" table:style-name="ce1">
            <text:p>0</text:p>
          </table:table-cell>
          <table:table-cell office:value-type="float" office:value="0.01" table:formula="of:=MAX([.$B105];[.$E105];[.$H105];[.$K105];[.$N105];[.$Q105];[.$T105])" table:style-name="ce1">
            <text:p>0,01</text:p>
          </table:table-cell>
          <table:table-cell office:value-type="float" office:value="981" table:formula="of:=MAX([.$C105];[.$F105];[.$I105];[.$L105];[.$O105];[.$R105];[.$U105])" table:style-name="ce1">
            <text:p>981</text:p>
          </table:table-cell>
          <table:table-cell office:value-type="float" office:value="1" table:formula="of:=MAX([.$D105];[.$G105];[.$J105];[.$M105];[.$P105];[.$S105];[.$V105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4_a3_c70_h14.lp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06];[.$E106];[.$H106];[.$K106];[.$N106];[.$Q106];[.$T106])" table:style-name="ce1">
            <text:p>0</text:p>
          </table:table-cell>
          <table:table-cell office:value-type="float" office:value="26" table:formula="of:=MIN([.$C106];[.$F106];[.$I106];[.$L106];[.$O106];[.$R106];[.$U106])" table:style-name="ce1">
            <text:p>26</text:p>
          </table:table-cell>
          <table:table-cell office:value-type="float" office:value="1" table:formula="of:=MIN([.$D106];[.$G106];[.$J106];[.$M106];[.$P106];[.$S106];[.$V106])" table:style-name="ce1">
            <text:p>1</text:p>
          </table:table-cell>
          <table:table-cell office:value-type="float" office:value="0.01" table:formula="of:=MEDIAN([.$B106];[.$E106];[.$H106];[.$K106];[.$N106];[.$Q106];[.$T106])" table:style-name="ce1">
            <text:p>0,01</text:p>
          </table:table-cell>
          <table:table-cell office:value-type="float" office:value="70" table:formula="of:=MEDIAN([.$C106];[.$F106];[.$I106];[.$L106];[.$O106];[.$R106];[.$U106])" table:style-name="ce1">
            <text:p>70</text:p>
          </table:table-cell>
          <table:table-cell office:value-type="float" office:value="5" table:formula="of:=MEDIAN([.$D106];[.$G106];[.$J106];[.$M106];[.$P106];[.$S106];[.$V106])" table:style-name="ce1">
            <text:p>5</text:p>
          </table:table-cell>
          <table:table-cell office:value-type="float" office:value="0.05" table:formula="of:=MAX([.$B106];[.$E106];[.$H106];[.$K106];[.$N106];[.$Q106];[.$T106])" table:style-name="ce1">
            <text:p>0,05</text:p>
          </table:table-cell>
          <table:table-cell office:value-type="float" office:value="3278" table:formula="of:=MAX([.$C106];[.$F106];[.$I106];[.$L106];[.$O106];[.$R106];[.$U106])" table:style-name="ce1">
            <text:p>3278</text:p>
          </table:table-cell>
          <table:table-cell office:value-type="float" office:value="13" table:formula="of:=MAX([.$D106];[.$G106];[.$J106];[.$M106];[.$P106];[.$S106];[.$V106])" table:style-name="ce1">
            <text:p>1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5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07];[.$E107];[.$H107];[.$K107];[.$N107];[.$Q107];[.$T107])" table:style-name="ce1">
            <text:p>0</text:p>
          </table:table-cell>
          <table:table-cell office:value-type="float" office:value="0" table:formula="of:=MIN([.$C107];[.$F107];[.$I107];[.$L107];[.$O107];[.$R107];[.$U107])" table:style-name="ce1">
            <text:p>0</text:p>
          </table:table-cell>
          <table:table-cell office:value-type="float" office:value="0" table:formula="of:=MIN([.$D107];[.$G107];[.$J107];[.$M107];[.$P107];[.$S107];[.$V107])" table:style-name="ce1">
            <text:p>0</text:p>
          </table:table-cell>
          <table:table-cell office:value-type="float" office:value="0" table:formula="of:=MEDIAN([.$B107];[.$E107];[.$H107];[.$K107];[.$N107];[.$Q107];[.$T107])" table:style-name="ce1">
            <text:p>0</text:p>
          </table:table-cell>
          <table:table-cell office:value-type="float" office:value="0" table:formula="of:=MEDIAN([.$C107];[.$F107];[.$I107];[.$L107];[.$O107];[.$R107];[.$U107])" table:style-name="ce1">
            <text:p>0</text:p>
          </table:table-cell>
          <table:table-cell office:value-type="float" office:value="0" table:formula="of:=MEDIAN([.$D107];[.$G107];[.$J107];[.$M107];[.$P107];[.$S107];[.$V107])" table:style-name="ce1">
            <text:p>0</text:p>
          </table:table-cell>
          <table:table-cell office:value-type="float" office:value="0" table:formula="of:=MAX([.$B107];[.$E107];[.$H107];[.$K107];[.$N107];[.$Q107];[.$T107])" table:style-name="ce1">
            <text:p>0</text:p>
          </table:table-cell>
          <table:table-cell office:value-type="float" office:value="6" table:formula="of:=MAX([.$C107];[.$F107];[.$I107];[.$L107];[.$O107];[.$R107];[.$U107])" table:style-name="ce1">
            <text:p>6</text:p>
          </table:table-cell>
          <table:table-cell office:value-type="float" office:value="0" table:formula="of:=MAX([.$D107];[.$G107];[.$J107];[.$M107];[.$P107];[.$S107];[.$V107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5_a2_c70_h6.lp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045" table:style-name="ce2">
            <text:p>10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08];[.$E108];[.$H108];[.$K108];[.$N108];[.$Q108];[.$T108])" table:style-name="ce1">
            <text:p>0</text:p>
          </table:table-cell>
          <table:table-cell office:value-type="float" office:value="5" table:formula="of:=MIN([.$C108];[.$F108];[.$I108];[.$L108];[.$O108];[.$R108];[.$U108])" table:style-name="ce1">
            <text:p>5</text:p>
          </table:table-cell>
          <table:table-cell office:value-type="float" office:value="0" table:formula="of:=MIN([.$D108];[.$G108];[.$J108];[.$M108];[.$P108];[.$S108];[.$V108])" table:style-name="ce1">
            <text:p>0</text:p>
          </table:table-cell>
          <table:table-cell office:value-type="float" office:value="0" table:formula="of:=MEDIAN([.$B108];[.$E108];[.$H108];[.$K108];[.$N108];[.$Q108];[.$T108])" table:style-name="ce1">
            <text:p>0</text:p>
          </table:table-cell>
          <table:table-cell office:value-type="float" office:value="11" table:formula="of:=MEDIAN([.$C108];[.$F108];[.$I108];[.$L108];[.$O108];[.$R108];[.$U108])" table:style-name="ce1">
            <text:p>11</text:p>
          </table:table-cell>
          <table:table-cell office:value-type="float" office:value="2" table:formula="of:=MEDIAN([.$D108];[.$G108];[.$J108];[.$M108];[.$P108];[.$S108];[.$V108])" table:style-name="ce1">
            <text:p>2</text:p>
          </table:table-cell>
          <table:table-cell office:value-type="float" office:value="0.02" table:formula="of:=MAX([.$B108];[.$E108];[.$H108];[.$K108];[.$N108];[.$Q108];[.$T108])" table:style-name="ce1">
            <text:p>0,02</text:p>
          </table:table-cell>
          <table:table-cell office:value-type="float" office:value="1045" table:formula="of:=MAX([.$C108];[.$F108];[.$I108];[.$L108];[.$O108];[.$R108];[.$U108])" table:style-name="ce1">
            <text:p>1045</text:p>
          </table:table-cell>
          <table:table-cell office:value-type="float" office:value="3" table:formula="of:=MAX([.$D108];[.$G108];[.$J108];[.$M108];[.$P108];[.$S108];[.$V108])" table:style-name="ce1">
            <text:p>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5_a3_c70_h17.lp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0.09" table:style-name="ce1">
            <text:p>0,09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109];[.$E109];[.$H109];[.$K109];[.$N109];[.$Q109];[.$T109])" table:style-name="ce1">
            <text:p>0</text:p>
          </table:table-cell>
          <table:table-cell office:value-type="float" office:value="27" table:formula="of:=MIN([.$C109];[.$F109];[.$I109];[.$L109];[.$O109];[.$R109];[.$U109])" table:style-name="ce1">
            <text:p>27</text:p>
          </table:table-cell>
          <table:table-cell office:value-type="float" office:value="0" table:formula="of:=MIN([.$D109];[.$G109];[.$J109];[.$M109];[.$P109];[.$S109];[.$V109])" table:style-name="ce1">
            <text:p>0</text:p>
          </table:table-cell>
          <table:table-cell office:value-type="float" office:value="0" table:formula="of:=MEDIAN([.$B109];[.$E109];[.$H109];[.$K109];[.$N109];[.$Q109];[.$T109])" table:style-name="ce1">
            <text:p>0</text:p>
          </table:table-cell>
          <table:table-cell office:value-type="float" office:value="45" table:formula="of:=MEDIAN([.$C109];[.$F109];[.$I109];[.$L109];[.$O109];[.$R109];[.$U109])" table:style-name="ce1">
            <text:p>45</text:p>
          </table:table-cell>
          <table:table-cell office:value-type="float" office:value="4" table:formula="of:=MEDIAN([.$D109];[.$G109];[.$J109];[.$M109];[.$P109];[.$S109];[.$V109])" table:style-name="ce1">
            <text:p>4</text:p>
          </table:table-cell>
          <table:table-cell office:value-type="float" office:value="0.09" table:formula="of:=MAX([.$B109];[.$E109];[.$H109];[.$K109];[.$N109];[.$Q109];[.$T109])" table:style-name="ce1">
            <text:p>0,09</text:p>
          </table:table-cell>
          <table:table-cell office:value-type="float" office:value="3358" table:formula="of:=MAX([.$C109];[.$F109];[.$I109];[.$L109];[.$O109];[.$R109];[.$U109])" table:style-name="ce1">
            <text:p>3358</text:p>
          </table:table-cell>
          <table:table-cell office:value-type="float" office:value="15" table:formula="of:=MAX([.$D109];[.$G109];[.$J109];[.$M109];[.$P109];[.$S109];[.$V109])" table:style-name="ce1">
            <text:p>1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6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10];[.$E110];[.$H110];[.$K110];[.$N110];[.$Q110];[.$T110])" table:style-name="ce1">
            <text:p>0</text:p>
          </table:table-cell>
          <table:table-cell office:value-type="float" office:value="0" table:formula="of:=MIN([.$C110];[.$F110];[.$I110];[.$L110];[.$O110];[.$R110];[.$U110])" table:style-name="ce1">
            <text:p>0</text:p>
          </table:table-cell>
          <table:table-cell office:value-type="float" office:value="0" table:formula="of:=MIN([.$D110];[.$G110];[.$J110];[.$M110];[.$P110];[.$S110];[.$V110])" table:style-name="ce1">
            <text:p>0</text:p>
          </table:table-cell>
          <table:table-cell office:value-type="float" office:value="0" table:formula="of:=MEDIAN([.$B110];[.$E110];[.$H110];[.$K110];[.$N110];[.$Q110];[.$T110])" table:style-name="ce1">
            <text:p>0</text:p>
          </table:table-cell>
          <table:table-cell office:value-type="float" office:value="0" table:formula="of:=MEDIAN([.$C110];[.$F110];[.$I110];[.$L110];[.$O110];[.$R110];[.$U110])" table:style-name="ce1">
            <text:p>0</text:p>
          </table:table-cell>
          <table:table-cell office:value-type="float" office:value="0" table:formula="of:=MEDIAN([.$D110];[.$G110];[.$J110];[.$M110];[.$P110];[.$S110];[.$V110])" table:style-name="ce1">
            <text:p>0</text:p>
          </table:table-cell>
          <table:table-cell office:value-type="float" office:value="0" table:formula="of:=MAX([.$B110];[.$E110];[.$H110];[.$K110];[.$N110];[.$Q110];[.$T110])" table:style-name="ce1">
            <text:p>0</text:p>
          </table:table-cell>
          <table:table-cell office:value-type="float" office:value="7" table:formula="of:=MAX([.$C110];[.$F110];[.$I110];[.$L110];[.$O110];[.$R110];[.$U110])" table:style-name="ce1">
            <text:p>7</text:p>
          </table:table-cell>
          <table:table-cell office:value-type="float" office:value="0" table:formula="of:=MAX([.$D110];[.$G110];[.$J110];[.$M110];[.$P110];[.$S110];[.$V110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6_a2_c70_h3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70" table:style-name="ce2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11];[.$E111];[.$H111];[.$K111];[.$N111];[.$Q111];[.$T111])" table:style-name="ce1">
            <text:p>0</text:p>
          </table:table-cell>
          <table:table-cell office:value-type="float" office:value="3" table:formula="of:=MIN([.$C111];[.$F111];[.$I111];[.$L111];[.$O111];[.$R111];[.$U111])" table:style-name="ce1">
            <text:p>3</text:p>
          </table:table-cell>
          <table:table-cell office:value-type="float" office:value="0" table:formula="of:=MIN([.$D111];[.$G111];[.$J111];[.$M111];[.$P111];[.$S111];[.$V111])" table:style-name="ce1">
            <text:p>0</text:p>
          </table:table-cell>
          <table:table-cell office:value-type="float" office:value="0" table:formula="of:=MEDIAN([.$B111];[.$E111];[.$H111];[.$K111];[.$N111];[.$Q111];[.$T111])" table:style-name="ce1">
            <text:p>0</text:p>
          </table:table-cell>
          <table:table-cell office:value-type="float" office:value="5" table:formula="of:=MEDIAN([.$C111];[.$F111];[.$I111];[.$L111];[.$O111];[.$R111];[.$U111])" table:style-name="ce1">
            <text:p>5</text:p>
          </table:table-cell>
          <table:table-cell office:value-type="float" office:value="1" table:formula="of:=MEDIAN([.$D111];[.$G111];[.$J111];[.$M111];[.$P111];[.$S111];[.$V111])" table:style-name="ce1">
            <text:p>1</text:p>
          </table:table-cell>
          <table:table-cell office:value-type="float" office:value="0.01" table:formula="of:=MAX([.$B111];[.$E111];[.$H111];[.$K111];[.$N111];[.$Q111];[.$T111])" table:style-name="ce1">
            <text:p>0,01</text:p>
          </table:table-cell>
          <table:table-cell office:value-type="float" office:value="270" table:formula="of:=MAX([.$C111];[.$F111];[.$I111];[.$L111];[.$O111];[.$R111];[.$U111])" table:style-name="ce1">
            <text:p>270</text:p>
          </table:table-cell>
          <table:table-cell office:value-type="float" office:value="2" table:formula="of:=MAX([.$D111];[.$G111];[.$J111];[.$M111];[.$P111];[.$S111];[.$V111])" table:style-name="ce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6_a3_c70_h22.lp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3">
            <text:p>2</text:p>
          </table:table-cell>
          <table:table-cell office:value-type="float" office:value="0.19" table:style-name="ce1">
            <text:p>0,19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2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12];[.$E112];[.$H112];[.$K112];[.$N112];[.$Q112];[.$T112])" table:style-name="ce1">
            <text:p>0</text:p>
          </table:table-cell>
          <table:table-cell office:value-type="float" office:value="27" table:formula="of:=MIN([.$C112];[.$F112];[.$I112];[.$L112];[.$O112];[.$R112];[.$U112])" table:style-name="ce1">
            <text:p>27</text:p>
          </table:table-cell>
          <table:table-cell office:value-type="float" office:value="2" table:formula="of:=MIN([.$D112];[.$G112];[.$J112];[.$M112];[.$P112];[.$S112];[.$V112])" table:style-name="ce1">
            <text:p>2</text:p>
          </table:table-cell>
          <table:table-cell office:value-type="float" office:value="0" table:formula="of:=MEDIAN([.$B112];[.$E112];[.$H112];[.$K112];[.$N112];[.$Q112];[.$T112])" table:style-name="ce1">
            <text:p>0</text:p>
          </table:table-cell>
          <table:table-cell office:value-type="float" office:value="34" table:formula="of:=MEDIAN([.$C112];[.$F112];[.$I112];[.$L112];[.$O112];[.$R112];[.$U112])" table:style-name="ce1">
            <text:p>34</text:p>
          </table:table-cell>
          <table:table-cell office:value-type="float" office:value="6" table:formula="of:=MEDIAN([.$D112];[.$G112];[.$J112];[.$M112];[.$P112];[.$S112];[.$V112])" table:style-name="ce1">
            <text:p>6</text:p>
          </table:table-cell>
          <table:table-cell office:value-type="float" office:value="0.19" table:formula="of:=MAX([.$B112];[.$E112];[.$H112];[.$K112];[.$N112];[.$Q112];[.$T112])" table:style-name="ce1">
            <text:p>0,19</text:p>
          </table:table-cell>
          <table:table-cell office:value-type="float" office:value="8898" table:formula="of:=MAX([.$C112];[.$F112];[.$I112];[.$L112];[.$O112];[.$R112];[.$U112])" table:style-name="ce1">
            <text:p>8898</text:p>
          </table:table-cell>
          <table:table-cell office:value-type="float" office:value="10" table:formula="of:=MAX([.$D112];[.$G112];[.$J112];[.$M112];[.$P112];[.$S112];[.$V112])" table:style-name="ce1">
            <text:p>1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7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13];[.$E113];[.$H113];[.$K113];[.$N113];[.$Q113];[.$T113])" table:style-name="ce1">
            <text:p>0</text:p>
          </table:table-cell>
          <table:table-cell office:value-type="float" office:value="0" table:formula="of:=MIN([.$C113];[.$F113];[.$I113];[.$L113];[.$O113];[.$R113];[.$U113])" table:style-name="ce1">
            <text:p>0</text:p>
          </table:table-cell>
          <table:table-cell office:value-type="float" office:value="0" table:formula="of:=MIN([.$D113];[.$G113];[.$J113];[.$M113];[.$P113];[.$S113];[.$V113])" table:style-name="ce1">
            <text:p>0</text:p>
          </table:table-cell>
          <table:table-cell office:value-type="float" office:value="0" table:formula="of:=MEDIAN([.$B113];[.$E113];[.$H113];[.$K113];[.$N113];[.$Q113];[.$T113])" table:style-name="ce1">
            <text:p>0</text:p>
          </table:table-cell>
          <table:table-cell office:value-type="float" office:value="0" table:formula="of:=MEDIAN([.$C113];[.$F113];[.$I113];[.$L113];[.$O113];[.$R113];[.$U113])" table:style-name="ce1">
            <text:p>0</text:p>
          </table:table-cell>
          <table:table-cell office:value-type="float" office:value="0" table:formula="of:=MEDIAN([.$D113];[.$G113];[.$J113];[.$M113];[.$P113];[.$S113];[.$V113])" table:style-name="ce1">
            <text:p>0</text:p>
          </table:table-cell>
          <table:table-cell office:value-type="float" office:value="0" table:formula="of:=MAX([.$B113];[.$E113];[.$H113];[.$K113];[.$N113];[.$Q113];[.$T113])" table:style-name="ce1">
            <text:p>0</text:p>
          </table:table-cell>
          <table:table-cell office:value-type="float" office:value="7" table:formula="of:=MAX([.$C113];[.$F113];[.$I113];[.$L113];[.$O113];[.$R113];[.$U113])" table:style-name="ce1">
            <text:p>7</text:p>
          </table:table-cell>
          <table:table-cell office:value-type="float" office:value="0" table:formula="of:=MAX([.$D113];[.$G113];[.$J113];[.$M113];[.$P113];[.$S113];[.$V11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7_a2_c70_h15.lp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,06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14];[.$E114];[.$H114];[.$K114];[.$N114];[.$Q114];[.$T114])" table:style-name="ce1">
            <text:p>0</text:p>
          </table:table-cell>
          <table:table-cell office:value-type="float" office:value="15" table:formula="of:=MIN([.$C114];[.$F114];[.$I114];[.$L114];[.$O114];[.$R114];[.$U114])" table:style-name="ce1">
            <text:p>15</text:p>
          </table:table-cell>
          <table:table-cell office:value-type="float" office:value="0" table:formula="of:=MIN([.$D114];[.$G114];[.$J114];[.$M114];[.$P114];[.$S114];[.$V114])" table:style-name="ce1">
            <text:p>0</text:p>
          </table:table-cell>
          <table:table-cell office:value-type="float" office:value="0" table:formula="of:=MEDIAN([.$B114];[.$E114];[.$H114];[.$K114];[.$N114];[.$Q114];[.$T114])" table:style-name="ce1">
            <text:p>0</text:p>
          </table:table-cell>
          <table:table-cell office:value-type="float" office:value="30" table:formula="of:=MEDIAN([.$C114];[.$F114];[.$I114];[.$L114];[.$O114];[.$R114];[.$U114])" table:style-name="ce1">
            <text:p>30</text:p>
          </table:table-cell>
          <table:table-cell office:value-type="float" office:value="1" table:formula="of:=MEDIAN([.$D114];[.$G114];[.$J114];[.$M114];[.$P114];[.$S114];[.$V114])" table:style-name="ce1">
            <text:p>1</text:p>
          </table:table-cell>
          <table:table-cell office:value-type="float" office:value="0.06" table:formula="of:=MAX([.$B114];[.$E114];[.$H114];[.$K114];[.$N114];[.$Q114];[.$T114])" table:style-name="ce1">
            <text:p>0,06</text:p>
          </table:table-cell>
          <table:table-cell office:value-type="float" office:value="2449" table:formula="of:=MAX([.$C114];[.$F114];[.$I114];[.$L114];[.$O114];[.$R114];[.$U114])" table:style-name="ce1">
            <text:p>2449</text:p>
          </table:table-cell>
          <table:table-cell office:value-type="float" office:value="2" table:formula="of:=MAX([.$D114];[.$G114];[.$J114];[.$M114];[.$P114];[.$S114];[.$V114])" table:style-name="ce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7_a3_c70_h13.lp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,06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15];[.$E115];[.$H115];[.$K115];[.$N115];[.$Q115];[.$T115])" table:style-name="ce1">
            <text:p>0</text:p>
          </table:table-cell>
          <table:table-cell office:value-type="float" office:value="18" table:formula="of:=MIN([.$C115];[.$F115];[.$I115];[.$L115];[.$O115];[.$R115];[.$U115])" table:style-name="ce1">
            <text:p>18</text:p>
          </table:table-cell>
          <table:table-cell office:value-type="float" office:value="0" table:formula="of:=MIN([.$D115];[.$G115];[.$J115];[.$M115];[.$P115];[.$S115];[.$V115])" table:style-name="ce1">
            <text:p>0</text:p>
          </table:table-cell>
          <table:table-cell office:value-type="float" office:value="0.01" table:formula="of:=MEDIAN([.$B115];[.$E115];[.$H115];[.$K115];[.$N115];[.$Q115];[.$T115])" table:style-name="ce1">
            <text:p>0,01</text:p>
          </table:table-cell>
          <table:table-cell office:value-type="float" office:value="72" table:formula="of:=MEDIAN([.$C115];[.$F115];[.$I115];[.$L115];[.$O115];[.$R115];[.$U115])" table:style-name="ce1">
            <text:p>72</text:p>
          </table:table-cell>
          <table:table-cell office:value-type="float" office:value="8" table:formula="of:=MEDIAN([.$D115];[.$G115];[.$J115];[.$M115];[.$P115];[.$S115];[.$V115])" table:style-name="ce1">
            <text:p>8</text:p>
          </table:table-cell>
          <table:table-cell office:value-type="float" office:value="0.06" table:formula="of:=MAX([.$B115];[.$E115];[.$H115];[.$K115];[.$N115];[.$Q115];[.$T115])" table:style-name="ce1">
            <text:p>0,06</text:p>
          </table:table-cell>
          <table:table-cell office:value-type="float" office:value="4228" table:formula="of:=MAX([.$C115];[.$F115];[.$I115];[.$L115];[.$O115];[.$R115];[.$U115])" table:style-name="ce1">
            <text:p>4228</text:p>
          </table:table-cell>
          <table:table-cell office:value-type="float" office:value="9" table:formula="of:=MAX([.$D115];[.$G115];[.$J115];[.$M115];[.$P115];[.$S115];[.$V115])" table:style-name="ce1">
            <text:p>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8_a1_c70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16];[.$E116];[.$H116];[.$K116];[.$N116];[.$Q116];[.$T116])" table:style-name="ce1">
            <text:p>0</text:p>
          </table:table-cell>
          <table:table-cell office:value-type="float" office:value="0" table:formula="of:=MIN([.$C116];[.$F116];[.$I116];[.$L116];[.$O116];[.$R116];[.$U116])" table:style-name="ce1">
            <text:p>0</text:p>
          </table:table-cell>
          <table:table-cell office:value-type="float" office:value="0" table:formula="of:=MIN([.$D116];[.$G116];[.$J116];[.$M116];[.$P116];[.$S116];[.$V116])" table:style-name="ce1">
            <text:p>0</text:p>
          </table:table-cell>
          <table:table-cell office:value-type="float" office:value="0" table:formula="of:=MEDIAN([.$B116];[.$E116];[.$H116];[.$K116];[.$N116];[.$Q116];[.$T116])" table:style-name="ce1">
            <text:p>0</text:p>
          </table:table-cell>
          <table:table-cell office:value-type="float" office:value="0" table:formula="of:=MEDIAN([.$C116];[.$F116];[.$I116];[.$L116];[.$O116];[.$R116];[.$U116])" table:style-name="ce1">
            <text:p>0</text:p>
          </table:table-cell>
          <table:table-cell office:value-type="float" office:value="0" table:formula="of:=MEDIAN([.$D116];[.$G116];[.$J116];[.$M116];[.$P116];[.$S116];[.$V116])" table:style-name="ce1">
            <text:p>0</text:p>
          </table:table-cell>
          <table:table-cell office:value-type="float" office:value="0" table:formula="of:=MAX([.$B116];[.$E116];[.$H116];[.$K116];[.$N116];[.$Q116];[.$T116])" table:style-name="ce1">
            <text:p>0</text:p>
          </table:table-cell>
          <table:table-cell office:value-type="float" office:value="93" table:formula="of:=MAX([.$C116];[.$F116];[.$I116];[.$L116];[.$O116];[.$R116];[.$U116])" table:style-name="ce1">
            <text:p>93</text:p>
          </table:table-cell>
          <table:table-cell office:value-type="float" office:value="0" table:formula="of:=MAX([.$D116];[.$G116];[.$J116];[.$M116];[.$P116];[.$S116];[.$V116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8_a2_c70_h19.lp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.1" table:style-name="ce2">
            <text:p>6,1</text:p>
          </table:table-cell>
          <table:table-cell office:value-type="float" office:value="112243" table:style-name="ce2">
            <text:p>112243</text:p>
          </table:table-cell>
          <table:table-cell office:value-type="float" office:value="9044" table:style-name="ce2">
            <text:p>9044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286" table:style-name="ce1">
            <text:p>28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17];[.$E117];[.$H117];[.$K117];[.$N117];[.$Q117];[.$T117])" table:style-name="ce1">
            <text:p>0</text:p>
          </table:table-cell>
          <table:table-cell office:value-type="float" office:value="11" table:formula="of:=MIN([.$C117];[.$F117];[.$I117];[.$L117];[.$O117];[.$R117];[.$U117])" table:style-name="ce1">
            <text:p>11</text:p>
          </table:table-cell>
          <table:table-cell office:value-type="float" office:value="1" table:formula="of:=MIN([.$D117];[.$G117];[.$J117];[.$M117];[.$P117];[.$S117];[.$V117])" table:style-name="ce1">
            <text:p>1</text:p>
          </table:table-cell>
          <table:table-cell office:value-type="float" office:value="0.01" table:formula="of:=MEDIAN([.$B117];[.$E117];[.$H117];[.$K117];[.$N117];[.$Q117];[.$T117])" table:style-name="ce1">
            <text:p>0,01</text:p>
          </table:table-cell>
          <table:table-cell office:value-type="float" office:value="45" table:formula="of:=MEDIAN([.$C117];[.$F117];[.$I117];[.$L117];[.$O117];[.$R117];[.$U117])" table:style-name="ce1">
            <text:p>45</text:p>
          </table:table-cell>
          <table:table-cell office:value-type="float" office:value="7" table:formula="of:=MEDIAN([.$D117];[.$G117];[.$J117];[.$M117];[.$P117];[.$S117];[.$V117])" table:style-name="ce1">
            <text:p>7</text:p>
          </table:table-cell>
          <table:table-cell office:value-type="float" office:value="6.1" table:formula="of:=MAX([.$B117];[.$E117];[.$H117];[.$K117];[.$N117];[.$Q117];[.$T117])" table:style-name="ce1">
            <text:p>6,1</text:p>
          </table:table-cell>
          <table:table-cell office:value-type="float" office:value="112243" table:formula="of:=MAX([.$C117];[.$F117];[.$I117];[.$L117];[.$O117];[.$R117];[.$U117])" table:style-name="ce1">
            <text:p>112243</text:p>
          </table:table-cell>
          <table:table-cell office:value-type="float" office:value="9044" table:formula="of:=MAX([.$D117];[.$G117];[.$J117];[.$M117];[.$P117];[.$S117];[.$V117])" table:style-name="ce1">
            <text:p>904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8_a3_c70_h18.lp</text:p>
          </table:table-cell>
          <table:table-cell office:value-type="float" office:value="0.02" table:style-name="ce1">
            <text:p>0,02</text:p>
          </table:table-cell>
          <table:table-cell office:value-type="float" office:value="186" table:style-name="ce1">
            <text:p>18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17" table:style-name="ce1">
            <text:p>0,17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3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5" table:style-name="ce1">
            <text:p>0,05</text:p>
          </table:table-cell>
          <table:table-cell office:value-type="float" office:value="553" table:style-name="ce1">
            <text:p>553</text:p>
          </table:table-cell>
          <table:table-cell office:value-type="float" office:value="28" table:style-name="ce2">
            <text:p>28</text:p>
          </table:table-cell>
          <table:table-cell office:value-type="float" office:value="0.01" table:style-name="ce1">
            <text:p>0,01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37" table:style-name="ce1">
            <text:p>237</text:p>
          </table:table-cell>
          <table:table-cell office:value-type="float" office:value="7" table:style-name="ce3">
            <text:p>7</text:p>
          </table:table-cell>
          <table:table-cell office:value-type="float" office:value="0.01" table:formula="of:=MIN([.$B118];[.$E118];[.$H118];[.$K118];[.$N118];[.$Q118];[.$T118])" table:style-name="ce1">
            <text:p>0,01</text:p>
          </table:table-cell>
          <table:table-cell office:value-type="float" office:value="43" table:formula="of:=MIN([.$C118];[.$F118];[.$I118];[.$L118];[.$O118];[.$R118];[.$U118])" table:style-name="ce1">
            <text:p>43</text:p>
          </table:table-cell>
          <table:table-cell office:value-type="float" office:value="7" table:formula="of:=MIN([.$D118];[.$G118];[.$J118];[.$M118];[.$P118];[.$S118];[.$V118])" table:style-name="ce1">
            <text:p>7</text:p>
          </table:table-cell>
          <table:table-cell office:value-type="float" office:value="0.02" table:formula="of:=MEDIAN([.$B118];[.$E118];[.$H118];[.$K118];[.$N118];[.$Q118];[.$T118])" table:style-name="ce1">
            <text:p>0,02</text:p>
          </table:table-cell>
          <table:table-cell office:value-type="float" office:value="237" table:formula="of:=MEDIAN([.$C118];[.$F118];[.$I118];[.$L118];[.$O118];[.$R118];[.$U118])" table:style-name="ce1">
            <text:p>237</text:p>
          </table:table-cell>
          <table:table-cell office:value-type="float" office:value="8" table:formula="of:=MEDIAN([.$D118];[.$G118];[.$J118];[.$M118];[.$P118];[.$S118];[.$V118])" table:style-name="ce1">
            <text:p>8</text:p>
          </table:table-cell>
          <table:table-cell office:value-type="float" office:value="0.17" table:formula="of:=MAX([.$B118];[.$E118];[.$H118];[.$K118];[.$N118];[.$Q118];[.$T118])" table:style-name="ce1">
            <text:p>0,17</text:p>
          </table:table-cell>
          <table:table-cell office:value-type="float" office:value="6606" table:formula="of:=MAX([.$C118];[.$F118];[.$I118];[.$L118];[.$O118];[.$R118];[.$U118])" table:style-name="ce1">
            <text:p>6606</text:p>
          </table:table-cell>
          <table:table-cell office:value-type="float" office:value="28" table:formula="of:=MAX([.$D118];[.$G118];[.$J118];[.$M118];[.$P118];[.$S118];[.$V118])" table:style-name="ce1">
            <text:p>2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9_a1_c70_h4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0" table:style-name="ce2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119];[.$E119];[.$H119];[.$K119];[.$N119];[.$Q119];[.$T119])" table:style-name="ce1">
            <text:p>0</text:p>
          </table:table-cell>
          <table:table-cell office:value-type="float" office:value="1" table:formula="of:=MIN([.$C119];[.$F119];[.$I119];[.$L119];[.$O119];[.$R119];[.$U119])" table:style-name="ce1">
            <text:p>1</text:p>
          </table:table-cell>
          <table:table-cell office:value-type="float" office:value="0" table:formula="of:=MIN([.$D119];[.$G119];[.$J119];[.$M119];[.$P119];[.$S119];[.$V119])" table:style-name="ce1">
            <text:p>0</text:p>
          </table:table-cell>
          <table:table-cell office:value-type="float" office:value="0" table:formula="of:=MEDIAN([.$B119];[.$E119];[.$H119];[.$K119];[.$N119];[.$Q119];[.$T119])" table:style-name="ce1">
            <text:p>0</text:p>
          </table:table-cell>
          <table:table-cell office:value-type="float" office:value="2" table:formula="of:=MEDIAN([.$C119];[.$F119];[.$I119];[.$L119];[.$O119];[.$R119];[.$U119])" table:style-name="ce1">
            <text:p>2</text:p>
          </table:table-cell>
          <table:table-cell office:value-type="float" office:value="1" table:formula="of:=MEDIAN([.$D119];[.$G119];[.$J119];[.$M119];[.$P119];[.$S119];[.$V119])" table:style-name="ce1">
            <text:p>1</text:p>
          </table:table-cell>
          <table:table-cell office:value-type="float" office:value="0" table:formula="of:=MAX([.$B119];[.$E119];[.$H119];[.$K119];[.$N119];[.$Q119];[.$T119])" table:style-name="ce1">
            <text:p>0</text:p>
          </table:table-cell>
          <table:table-cell office:value-type="float" office:value="340" table:formula="of:=MAX([.$C119];[.$F119];[.$I119];[.$L119];[.$O119];[.$R119];[.$U119])" table:style-name="ce1">
            <text:p>340</text:p>
          </table:table-cell>
          <table:table-cell office:value-type="float" office:value="2" table:formula="of:=MAX([.$D119];[.$G119];[.$J119];[.$M119];[.$P119];[.$S119];[.$V119])" table:style-name="ce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9_a2_c70_h32.lp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4" table:style-name="ce1">
            <text:p>0,4</text:p>
          </table:table-cell>
          <table:table-cell office:value-type="float" office:value="7852" table:style-name="ce2">
            <text:p>7852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63" table:style-name="ce1">
            <text:p>363</text:p>
          </table:table-cell>
          <table:table-cell office:value-type="float" office:value="21" table:style-name="ce1">
            <text:p>21</text:p>
          </table:table-cell>
          <table:table-cell office:value-type="float" office:value="0.01" table:formula="of:=MIN([.$B120];[.$E120];[.$H120];[.$K120];[.$N120];[.$Q120];[.$T120])" table:style-name="ce1">
            <text:p>0,01</text:p>
          </table:table-cell>
          <table:table-cell office:value-type="float" office:value="24" table:formula="of:=MIN([.$C120];[.$F120];[.$I120];[.$L120];[.$O120];[.$R120];[.$U120])" table:style-name="ce1">
            <text:p>24</text:p>
          </table:table-cell>
          <table:table-cell office:value-type="float" office:value="1" table:formula="of:=MIN([.$D120];[.$G120];[.$J120];[.$M120];[.$P120];[.$S120];[.$V120])" table:style-name="ce1">
            <text:p>1</text:p>
          </table:table-cell>
          <table:table-cell office:value-type="float" office:value="0.02" table:formula="of:=MEDIAN([.$B120];[.$E120];[.$H120];[.$K120];[.$N120];[.$Q120];[.$T120])" table:style-name="ce1">
            <text:p>0,02</text:p>
          </table:table-cell>
          <table:table-cell office:value-type="float" office:value="82" table:formula="of:=MEDIAN([.$C120];[.$F120];[.$I120];[.$L120];[.$O120];[.$R120];[.$U120])" table:style-name="ce1">
            <text:p>82</text:p>
          </table:table-cell>
          <table:table-cell office:value-type="float" office:value="13" table:formula="of:=MEDIAN([.$D120];[.$G120];[.$J120];[.$M120];[.$P120];[.$S120];[.$V120])" table:style-name="ce1">
            <text:p>13</text:p>
          </table:table-cell>
          <table:table-cell office:value-type="float" office:value="0.4" table:formula="of:=MAX([.$B120];[.$E120];[.$H120];[.$K120];[.$N120];[.$Q120];[.$T120])" table:style-name="ce1">
            <text:p>0,4</text:p>
          </table:table-cell>
          <table:table-cell office:value-type="float" office:value="7852" table:formula="of:=MAX([.$C120];[.$F120];[.$I120];[.$L120];[.$O120];[.$R120];[.$U120])" table:style-name="ce1">
            <text:p>7852</text:p>
          </table:table-cell>
          <table:table-cell office:value-type="float" office:value="23" table:formula="of:=MAX([.$D120];[.$G120];[.$J120];[.$M120];[.$P120];[.$S120];[.$V120])" table:style-name="ce1">
            <text:p>2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9_a3_c70_h4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503" table:style-name="ce2">
            <text:p>1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21];[.$E121];[.$H121];[.$K121];[.$N121];[.$Q121];[.$T121])" table:style-name="ce1">
            <text:p>0</text:p>
          </table:table-cell>
          <table:table-cell office:value-type="float" office:value="6" table:formula="of:=MIN([.$C121];[.$F121];[.$I121];[.$L121];[.$O121];[.$R121];[.$U121])" table:style-name="ce1">
            <text:p>6</text:p>
          </table:table-cell>
          <table:table-cell office:value-type="float" office:value="0" table:formula="of:=MIN([.$D121];[.$G121];[.$J121];[.$M121];[.$P121];[.$S121];[.$V121])" table:style-name="ce1">
            <text:p>0</text:p>
          </table:table-cell>
          <table:table-cell office:value-type="float" office:value="0" table:formula="of:=MEDIAN([.$B121];[.$E121];[.$H121];[.$K121];[.$N121];[.$Q121];[.$T121])" table:style-name="ce1">
            <text:p>0</text:p>
          </table:table-cell>
          <table:table-cell office:value-type="float" office:value="7" table:formula="of:=MEDIAN([.$C121];[.$F121];[.$I121];[.$L121];[.$O121];[.$R121];[.$U121])" table:style-name="ce1">
            <text:p>7</text:p>
          </table:table-cell>
          <table:table-cell office:value-type="float" office:value="0" table:formula="of:=MEDIAN([.$D121];[.$G121];[.$J121];[.$M121];[.$P121];[.$S121];[.$V121])" table:style-name="ce1">
            <text:p>0</text:p>
          </table:table-cell>
          <table:table-cell office:value-type="float" office:value="0.02" table:formula="of:=MAX([.$B121];[.$E121];[.$H121];[.$K121];[.$N121];[.$Q121];[.$T121])" table:style-name="ce1">
            <text:p>0,02</text:p>
          </table:table-cell>
          <table:table-cell office:value-type="float" office:value="1503" table:formula="of:=MAX([.$C121];[.$F121];[.$I121];[.$L121];[.$O121];[.$R121];[.$U121])" table:style-name="ce1">
            <text:p>1503</text:p>
          </table:table-cell>
          <table:table-cell office:value-type="float" office:value="3" table:formula="of:=MAX([.$D121];[.$G121];[.$J121];[.$M121];[.$P121];[.$S121];[.$V121])" table:style-name="ce1">
            <text:p>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_a12_c41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2];[.$E122];[.$H122];[.$K122];[.$N122];[.$Q122];[.$T122])" table:style-name="ce1">
            <text:p>21600</text:p>
          </table:table-cell>
          <table:table-cell office:value-type="float" office:value="0" table:formula="of:=MIN([.$C122];[.$F122];[.$I122];[.$L122];[.$O122];[.$R122];[.$U122])" table:style-name="ce1">
            <text:p>0</text:p>
          </table:table-cell>
          <table:table-cell office:value-type="float" office:value="0" table:formula="of:=MIN([.$D122];[.$G122];[.$J122];[.$M122];[.$P122];[.$S122];[.$V122])" table:style-name="ce1">
            <text:p>0</text:p>
          </table:table-cell>
          <table:table-cell office:value-type="float" office:value="21600" table:formula="of:=MEDIAN([.$B122];[.$E122];[.$H122];[.$K122];[.$N122];[.$Q122];[.$T122])" table:style-name="ce1">
            <text:p>21600</text:p>
          </table:table-cell>
          <table:table-cell office:value-type="float" office:value="0" table:formula="of:=MEDIAN([.$C122];[.$F122];[.$I122];[.$L122];[.$O122];[.$R122];[.$U122])" table:style-name="ce1">
            <text:p>0</text:p>
          </table:table-cell>
          <table:table-cell office:value-type="float" office:value="0" table:formula="of:=MEDIAN([.$D122];[.$G122];[.$J122];[.$M122];[.$P122];[.$S122];[.$V122])" table:style-name="ce1">
            <text:p>0</text:p>
          </table:table-cell>
          <table:table-cell office:value-type="float" office:value="21600" table:formula="of:=MAX([.$B122];[.$E122];[.$H122];[.$K122];[.$N122];[.$Q122];[.$T122])" table:style-name="ce1">
            <text:p>21600</text:p>
          </table:table-cell>
          <table:table-cell office:value-type="float" office:value="0" table:formula="of:=MAX([.$C122];[.$F122];[.$I122];[.$L122];[.$O122];[.$R122];[.$U122])" table:style-name="ce1">
            <text:p>0</text:p>
          </table:table-cell>
          <table:table-cell office:value-type="float" office:value="0" table:formula="of:=MAX([.$D122];[.$G122];[.$J122];[.$M122];[.$P122];[.$S122];[.$V122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_a12_c61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3];[.$E123];[.$H123];[.$K123];[.$N123];[.$Q123];[.$T123])" table:style-name="ce1">
            <text:p>21600</text:p>
          </table:table-cell>
          <table:table-cell office:value-type="float" office:value="0" table:formula="of:=MIN([.$C123];[.$F123];[.$I123];[.$L123];[.$O123];[.$R123];[.$U123])" table:style-name="ce1">
            <text:p>0</text:p>
          </table:table-cell>
          <table:table-cell office:value-type="float" office:value="0" table:formula="of:=MIN([.$D123];[.$G123];[.$J123];[.$M123];[.$P123];[.$S123];[.$V123])" table:style-name="ce1">
            <text:p>0</text:p>
          </table:table-cell>
          <table:table-cell office:value-type="float" office:value="21600" table:formula="of:=MEDIAN([.$B123];[.$E123];[.$H123];[.$K123];[.$N123];[.$Q123];[.$T123])" table:style-name="ce1">
            <text:p>21600</text:p>
          </table:table-cell>
          <table:table-cell office:value-type="float" office:value="0" table:formula="of:=MEDIAN([.$C123];[.$F123];[.$I123];[.$L123];[.$O123];[.$R123];[.$U123])" table:style-name="ce1">
            <text:p>0</text:p>
          </table:table-cell>
          <table:table-cell office:value-type="float" office:value="0" table:formula="of:=MEDIAN([.$D123];[.$G123];[.$J123];[.$M123];[.$P123];[.$S123];[.$V123])" table:style-name="ce1">
            <text:p>0</text:p>
          </table:table-cell>
          <table:table-cell office:value-type="float" office:value="21600" table:formula="of:=MAX([.$B123];[.$E123];[.$H123];[.$K123];[.$N123];[.$Q123];[.$T123])" table:style-name="ce1">
            <text:p>21600</text:p>
          </table:table-cell>
          <table:table-cell office:value-type="float" office:value="0" table:formula="of:=MAX([.$C123];[.$F123];[.$I123];[.$L123];[.$O123];[.$R123];[.$U123])" table:style-name="ce1">
            <text:p>0</text:p>
          </table:table-cell>
          <table:table-cell office:value-type="float" office:value="0" table:formula="of:=MAX([.$D123];[.$G123];[.$J123];[.$M123];[.$P123];[.$S123];[.$V12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_a1_c70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4];[.$E124];[.$H124];[.$K124];[.$N124];[.$Q124];[.$T124])" table:style-name="ce1">
            <text:p>21600</text:p>
          </table:table-cell>
          <table:table-cell office:value-type="float" office:value="0" table:formula="of:=MIN([.$C124];[.$F124];[.$I124];[.$L124];[.$O124];[.$R124];[.$U124])" table:style-name="ce1">
            <text:p>0</text:p>
          </table:table-cell>
          <table:table-cell office:value-type="float" office:value="0" table:formula="of:=MIN([.$D124];[.$G124];[.$J124];[.$M124];[.$P124];[.$S124];[.$V124])" table:style-name="ce1">
            <text:p>0</text:p>
          </table:table-cell>
          <table:table-cell office:value-type="float" office:value="21600" table:formula="of:=MEDIAN([.$B124];[.$E124];[.$H124];[.$K124];[.$N124];[.$Q124];[.$T124])" table:style-name="ce1">
            <text:p>21600</text:p>
          </table:table-cell>
          <table:table-cell office:value-type="float" office:value="0" table:formula="of:=MEDIAN([.$C124];[.$F124];[.$I124];[.$L124];[.$O124];[.$R124];[.$U124])" table:style-name="ce1">
            <text:p>0</text:p>
          </table:table-cell>
          <table:table-cell office:value-type="float" office:value="0" table:formula="of:=MEDIAN([.$D124];[.$G124];[.$J124];[.$M124];[.$P124];[.$S124];[.$V124])" table:style-name="ce1">
            <text:p>0</text:p>
          </table:table-cell>
          <table:table-cell office:value-type="float" office:value="21600" table:formula="of:=MAX([.$B124];[.$E124];[.$H124];[.$K124];[.$N124];[.$Q124];[.$T124])" table:style-name="ce1">
            <text:p>21600</text:p>
          </table:table-cell>
          <table:table-cell office:value-type="float" office:value="0" table:formula="of:=MAX([.$C124];[.$F124];[.$I124];[.$L124];[.$O124];[.$R124];[.$U124])" table:style-name="ce1">
            <text:p>0</text:p>
          </table:table-cell>
          <table:table-cell office:value-type="float" office:value="0" table:formula="of:=MAX([.$D124];[.$G124];[.$J124];[.$M124];[.$P124];[.$S124];[.$V124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_a2_c70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5];[.$E125];[.$H125];[.$K125];[.$N125];[.$Q125];[.$T125])" table:style-name="ce1">
            <text:p>21600</text:p>
          </table:table-cell>
          <table:table-cell office:value-type="float" office:value="0" table:formula="of:=MIN([.$C125];[.$F125];[.$I125];[.$L125];[.$O125];[.$R125];[.$U125])" table:style-name="ce1">
            <text:p>0</text:p>
          </table:table-cell>
          <table:table-cell office:value-type="float" office:value="0" table:formula="of:=MIN([.$D125];[.$G125];[.$J125];[.$M125];[.$P125];[.$S125];[.$V125])" table:style-name="ce1">
            <text:p>0</text:p>
          </table:table-cell>
          <table:table-cell office:value-type="float" office:value="21600" table:formula="of:=MEDIAN([.$B125];[.$E125];[.$H125];[.$K125];[.$N125];[.$Q125];[.$T125])" table:style-name="ce1">
            <text:p>21600</text:p>
          </table:table-cell>
          <table:table-cell office:value-type="float" office:value="0" table:formula="of:=MEDIAN([.$C125];[.$F125];[.$I125];[.$L125];[.$O125];[.$R125];[.$U125])" table:style-name="ce1">
            <text:p>0</text:p>
          </table:table-cell>
          <table:table-cell office:value-type="float" office:value="0" table:formula="of:=MEDIAN([.$D125];[.$G125];[.$J125];[.$M125];[.$P125];[.$S125];[.$V125])" table:style-name="ce1">
            <text:p>0</text:p>
          </table:table-cell>
          <table:table-cell office:value-type="float" office:value="21600" table:formula="of:=MAX([.$B125];[.$E125];[.$H125];[.$K125];[.$N125];[.$Q125];[.$T125])" table:style-name="ce1">
            <text:p>21600</text:p>
          </table:table-cell>
          <table:table-cell office:value-type="float" office:value="0" table:formula="of:=MAX([.$C125];[.$F125];[.$I125];[.$L125];[.$O125];[.$R125];[.$U125])" table:style-name="ce1">
            <text:p>0</text:p>
          </table:table-cell>
          <table:table-cell office:value-type="float" office:value="0" table:formula="of:=MAX([.$D125];[.$G125];[.$J125];[.$M125];[.$P125];[.$S125];[.$V125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1_a3_c70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26];[.$E126];[.$H126];[.$K126];[.$N126];[.$Q126];[.$T126])" table:style-name="ce1">
            <text:p>21600</text:p>
          </table:table-cell>
          <table:table-cell office:value-type="float" office:value="0" table:formula="of:=MIN([.$C126];[.$F126];[.$I126];[.$L126];[.$O126];[.$R126];[.$U126])" table:style-name="ce1">
            <text:p>0</text:p>
          </table:table-cell>
          <table:table-cell office:value-type="float" office:value="0" table:formula="of:=MIN([.$D126];[.$G126];[.$J126];[.$M126];[.$P126];[.$S126];[.$V126])" table:style-name="ce1">
            <text:p>0</text:p>
          </table:table-cell>
          <table:table-cell office:value-type="float" office:value="21600" table:formula="of:=MEDIAN([.$B126];[.$E126];[.$H126];[.$K126];[.$N126];[.$Q126];[.$T126])" table:style-name="ce1">
            <text:p>21600</text:p>
          </table:table-cell>
          <table:table-cell office:value-type="float" office:value="0" table:formula="of:=MEDIAN([.$C126];[.$F126];[.$I126];[.$L126];[.$O126];[.$R126];[.$U126])" table:style-name="ce1">
            <text:p>0</text:p>
          </table:table-cell>
          <table:table-cell office:value-type="float" office:value="0" table:formula="of:=MEDIAN([.$D126];[.$G126];[.$J126];[.$M126];[.$P126];[.$S126];[.$V126])" table:style-name="ce1">
            <text:p>0</text:p>
          </table:table-cell>
          <table:table-cell office:value-type="float" office:value="21600" table:formula="of:=MAX([.$B126];[.$E126];[.$H126];[.$K126];[.$N126];[.$Q126];[.$T126])" table:style-name="ce1">
            <text:p>21600</text:p>
          </table:table-cell>
          <table:table-cell office:value-type="float" office:value="0" table:formula="of:=MAX([.$C126];[.$F126];[.$I126];[.$L126];[.$O126];[.$R126];[.$U126])" table:style-name="ce1">
            <text:p>0</text:p>
          </table:table-cell>
          <table:table-cell office:value-type="float" office:value="0" table:formula="of:=MAX([.$D126];[.$G126];[.$J126];[.$M126];[.$P126];[.$S126];[.$V126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0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27];[.$E127];[.$H127];[.$K127];[.$N127];[.$Q127];[.$T127])" table:style-name="ce1">
            <text:p>0</text:p>
          </table:table-cell>
          <table:table-cell office:value-type="float" office:value="0" table:formula="of:=MIN([.$C127];[.$F127];[.$I127];[.$L127];[.$O127];[.$R127];[.$U127])" table:style-name="ce1">
            <text:p>0</text:p>
          </table:table-cell>
          <table:table-cell office:value-type="float" office:value="0" table:formula="of:=MIN([.$D127];[.$G127];[.$J127];[.$M127];[.$P127];[.$S127];[.$V127])" table:style-name="ce1">
            <text:p>0</text:p>
          </table:table-cell>
          <table:table-cell office:value-type="float" office:value="0" table:formula="of:=MEDIAN([.$B127];[.$E127];[.$H127];[.$K127];[.$N127];[.$Q127];[.$T127])" table:style-name="ce1">
            <text:p>0</text:p>
          </table:table-cell>
          <table:table-cell office:value-type="float" office:value="0" table:formula="of:=MEDIAN([.$C127];[.$F127];[.$I127];[.$L127];[.$O127];[.$R127];[.$U127])" table:style-name="ce1">
            <text:p>0</text:p>
          </table:table-cell>
          <table:table-cell office:value-type="float" office:value="0" table:formula="of:=MEDIAN([.$D127];[.$G127];[.$J127];[.$M127];[.$P127];[.$S127];[.$V127])" table:style-name="ce1">
            <text:p>0</text:p>
          </table:table-cell>
          <table:table-cell office:value-type="float" office:value="0" table:formula="of:=MAX([.$B127];[.$E127];[.$H127];[.$K127];[.$N127];[.$Q127];[.$T127])" table:style-name="ce1">
            <text:p>0</text:p>
          </table:table-cell>
          <table:table-cell office:value-type="float" office:value="5" table:formula="of:=MAX([.$C127];[.$F127];[.$I127];[.$L127];[.$O127];[.$R127];[.$U127])" table:style-name="ce1">
            <text:p>5</text:p>
          </table:table-cell>
          <table:table-cell office:value-type="float" office:value="0" table:formula="of:=MAX([.$D127];[.$G127];[.$J127];[.$M127];[.$P127];[.$S127];[.$V127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0_a2_c70_h27.lp</text:p>
          </table:table-cell>
          <table:table-cell office:value-type="float" office:value="0.01" table:style-name="ce1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0.19" table:style-name="ce1">
            <text:p>0,19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formula="of:=MIN([.$B128];[.$E128];[.$H128];[.$K128];[.$N128];[.$Q128];[.$T128])" table:style-name="ce1">
            <text:p>0,01</text:p>
          </table:table-cell>
          <table:table-cell office:value-type="float" office:value="51" table:formula="of:=MIN([.$C128];[.$F128];[.$I128];[.$L128];[.$O128];[.$R128];[.$U128])" table:style-name="ce1">
            <text:p>51</text:p>
          </table:table-cell>
          <table:table-cell office:value-type="float" office:value="3" table:formula="of:=MIN([.$D128];[.$G128];[.$J128];[.$M128];[.$P128];[.$S128];[.$V128])" table:style-name="ce1">
            <text:p>3</text:p>
          </table:table-cell>
          <table:table-cell office:value-type="float" office:value="0.01" table:formula="of:=MEDIAN([.$B128];[.$E128];[.$H128];[.$K128];[.$N128];[.$Q128];[.$T128])" table:style-name="ce1">
            <text:p>0,01</text:p>
          </table:table-cell>
          <table:table-cell office:value-type="float" office:value="114" table:formula="of:=MEDIAN([.$C128];[.$F128];[.$I128];[.$L128];[.$O128];[.$R128];[.$U128])" table:style-name="ce1">
            <text:p>114</text:p>
          </table:table-cell>
          <table:table-cell office:value-type="float" office:value="5" table:formula="of:=MEDIAN([.$D128];[.$G128];[.$J128];[.$M128];[.$P128];[.$S128];[.$V128])" table:style-name="ce1">
            <text:p>5</text:p>
          </table:table-cell>
          <table:table-cell office:value-type="float" office:value="0.19" table:formula="of:=MAX([.$B128];[.$E128];[.$H128];[.$K128];[.$N128];[.$Q128];[.$T128])" table:style-name="ce1">
            <text:p>0,19</text:p>
          </table:table-cell>
          <table:table-cell office:value-type="float" office:value="8146" table:formula="of:=MAX([.$C128];[.$F128];[.$I128];[.$L128];[.$O128];[.$R128];[.$U128])" table:style-name="ce1">
            <text:p>8146</text:p>
          </table:table-cell>
          <table:table-cell office:value-type="float" office:value="14" table:formula="of:=MAX([.$D128];[.$G128];[.$J128];[.$M128];[.$P128];[.$S128];[.$V128])" table:style-name="ce1">
            <text:p>1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0_a3_c70_h20.lp</text:p>
          </table:table-cell>
          <table:table-cell office:value-type="float" office:value="0.03" table:style-name="ce1">
            <text:p>0,03</text:p>
          </table:table-cell>
          <table:table-cell office:value-type="float" office:value="231" table:style-name="ce1">
            <text:p>231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3">
            <text:p>141</text:p>
          </table:table-cell>
          <table:table-cell office:value-type="float" office:value="23" table:style-name="ce2">
            <text:p>23</text:p>
          </table:table-cell>
          <table:table-cell office:value-type="float" office:value="0.34" table:style-name="ce1">
            <text:p>0,34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295" table:style-name="ce1">
            <text:p>295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3">
            <text:p>141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212" table:style-name="ce1">
            <text:p>212</text:p>
          </table:table-cell>
          <table:table-cell office:value-type="float" office:value="8" table:style-name="ce1">
            <text:p>8</text:p>
          </table:table-cell>
          <table:table-cell office:value-type="float" office:value="0.02" table:formula="of:=MIN([.$B129];[.$E129];[.$H129];[.$K129];[.$N129];[.$Q129];[.$T129])" table:style-name="ce1">
            <text:p>0,02</text:p>
          </table:table-cell>
          <table:table-cell office:value-type="float" office:value="141" table:formula="of:=MIN([.$C129];[.$F129];[.$I129];[.$L129];[.$O129];[.$R129];[.$U129])" table:style-name="ce1">
            <text:p>141</text:p>
          </table:table-cell>
          <table:table-cell office:value-type="float" office:value="5" table:formula="of:=MIN([.$D129];[.$G129];[.$J129];[.$M129];[.$P129];[.$S129];[.$V129])" table:style-name="ce1">
            <text:p>5</text:p>
          </table:table-cell>
          <table:table-cell office:value-type="float" office:value="0.02" table:formula="of:=MEDIAN([.$B129];[.$E129];[.$H129];[.$K129];[.$N129];[.$Q129];[.$T129])" table:style-name="ce1">
            <text:p>0,02</text:p>
          </table:table-cell>
          <table:table-cell office:value-type="float" office:value="214" table:formula="of:=MEDIAN([.$C129];[.$F129];[.$I129];[.$L129];[.$O129];[.$R129];[.$U129])" table:style-name="ce1">
            <text:p>214</text:p>
          </table:table-cell>
          <table:table-cell office:value-type="float" office:value="8" table:formula="of:=MEDIAN([.$D129];[.$G129];[.$J129];[.$M129];[.$P129];[.$S129];[.$V129])" table:style-name="ce1">
            <text:p>8</text:p>
          </table:table-cell>
          <table:table-cell office:value-type="float" office:value="0.34" table:formula="of:=MAX([.$B129];[.$E129];[.$H129];[.$K129];[.$N129];[.$Q129];[.$T129])" table:style-name="ce1">
            <text:p>0,34</text:p>
          </table:table-cell>
          <table:table-cell office:value-type="float" office:value="8344" table:formula="of:=MAX([.$C129];[.$F129];[.$I129];[.$L129];[.$O129];[.$R129];[.$U129])" table:style-name="ce1">
            <text:p>8344</text:p>
          </table:table-cell>
          <table:table-cell office:value-type="float" office:value="23" table:formula="of:=MAX([.$D129];[.$G129];[.$J129];[.$M129];[.$P129];[.$S129];[.$V129])" table:style-name="ce1">
            <text:p>2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1_a12_c41_h47.lp</text:p>
          </table:table-cell>
          <table:table-cell office:value-type="float" office:value="0.44" table:style-name="ce1">
            <text:p>0,44</text:p>
          </table:table-cell>
          <table:table-cell office:value-type="float" office:value="4646" table:style-name="ce1">
            <text:p>4646</text:p>
          </table:table-cell>
          <table:table-cell office:value-type="float" office:value="295" table:style-name="ce1">
            <text:p>295</text:p>
          </table:table-cell>
          <table:table-cell office:value-type="float" office:value="0.36" table:style-name="ce1">
            <text:p>0,36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1.06" table:style-name="ce1">
            <text:p>1,06</text:p>
          </table:table-cell>
          <table:table-cell office:value-type="float" office:value="15451" table:style-name="ce2">
            <text:p>15451</text:p>
          </table:table-cell>
          <table:table-cell office:value-type="float" office:value="61" table:style-name="ce3">
            <text:p>61</text:p>
          </table:table-cell>
          <table:table-cell office:value-type="float" office:value="0.17" table:style-name="ce1">
            <text:p>0,17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4496" table:style-name="ce1">
            <text:p>4496</text:p>
          </table:table-cell>
          <table:table-cell office:value-type="float" office:value="358" table:style-name="ce2">
            <text:p>358</text:p>
          </table:table-cell>
          <table:table-cell office:value-type="float" office:value="0.37" table:style-name="ce1">
            <text:p>0,37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0.15" table:style-name="ce1">
            <text:p>0,15</text:p>
          </table:table-cell>
          <table:table-cell office:value-type="float" office:value="1162" table:style-name="ce3">
            <text:p>1162</text:p>
          </table:table-cell>
          <table:table-cell office:value-type="float" office:value="77" table:style-name="ce1">
            <text:p>77</text:p>
          </table:table-cell>
          <table:table-cell office:value-type="float" office:value="0.15" table:formula="of:=MIN([.$B130];[.$E130];[.$H130];[.$K130];[.$N130];[.$Q130];[.$T130])" table:style-name="ce1">
            <text:p>0,15</text:p>
          </table:table-cell>
          <table:table-cell office:value-type="float" office:value="1162" table:formula="of:=MIN([.$C130];[.$F130];[.$I130];[.$L130];[.$O130];[.$R130];[.$U130])" table:style-name="ce1">
            <text:p>1162</text:p>
          </table:table-cell>
          <table:table-cell office:value-type="float" office:value="61" table:formula="of:=MIN([.$D130];[.$G130];[.$J130];[.$M130];[.$P130];[.$S130];[.$V130])" table:style-name="ce1">
            <text:p>61</text:p>
          </table:table-cell>
          <table:table-cell office:value-type="float" office:value="0.37" table:formula="of:=MEDIAN([.$B130];[.$E130];[.$H130];[.$K130];[.$N130];[.$Q130];[.$T130])" table:style-name="ce1">
            <text:p>0,37</text:p>
          </table:table-cell>
          <table:table-cell office:value-type="float" office:value="2649" table:formula="of:=MEDIAN([.$C130];[.$F130];[.$I130];[.$L130];[.$O130];[.$R130];[.$U130])" table:style-name="ce1">
            <text:p>2649</text:p>
          </table:table-cell>
          <table:table-cell office:value-type="float" office:value="202" table:formula="of:=MEDIAN([.$D130];[.$G130];[.$J130];[.$M130];[.$P130];[.$S130];[.$V130])" table:style-name="ce1">
            <text:p>202</text:p>
          </table:table-cell>
          <table:table-cell office:value-type="float" office:value="1.06" table:formula="of:=MAX([.$B130];[.$E130];[.$H130];[.$K130];[.$N130];[.$Q130];[.$T130])" table:style-name="ce1">
            <text:p>1,06</text:p>
          </table:table-cell>
          <table:table-cell office:value-type="float" office:value="15451" table:formula="of:=MAX([.$C130];[.$F130];[.$I130];[.$L130];[.$O130];[.$R130];[.$U130])" table:style-name="ce1">
            <text:p>15451</text:p>
          </table:table-cell>
          <table:table-cell office:value-type="float" office:value="358" table:formula="of:=MAX([.$D130];[.$G130];[.$J130];[.$M130];[.$P130];[.$S130];[.$V130])" table:style-name="ce1">
            <text:p>35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1_a1_c70_h28.lp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22" table:style-name="ce1">
            <text:p>0,22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2">
            <text:p>16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131];[.$E131];[.$H131];[.$K131];[.$N131];[.$Q131];[.$T131])" table:style-name="ce1">
            <text:p>0</text:p>
          </table:table-cell>
          <table:table-cell office:value-type="float" office:value="9" table:formula="of:=MIN([.$C131];[.$F131];[.$I131];[.$L131];[.$O131];[.$R131];[.$U131])" table:style-name="ce1">
            <text:p>9</text:p>
          </table:table-cell>
          <table:table-cell office:value-type="float" office:value="3" table:formula="of:=MIN([.$D131];[.$G131];[.$J131];[.$M131];[.$P131];[.$S131];[.$V131])" table:style-name="ce1">
            <text:p>3</text:p>
          </table:table-cell>
          <table:table-cell office:value-type="float" office:value="0.01" table:formula="of:=MEDIAN([.$B131];[.$E131];[.$H131];[.$K131];[.$N131];[.$Q131];[.$T131])" table:style-name="ce1">
            <text:p>0,01</text:p>
          </table:table-cell>
          <table:table-cell office:value-type="float" office:value="24" table:formula="of:=MEDIAN([.$C131];[.$F131];[.$I131];[.$L131];[.$O131];[.$R131];[.$U131])" table:style-name="ce1">
            <text:p>24</text:p>
          </table:table-cell>
          <table:table-cell office:value-type="float" office:value="4" table:formula="of:=MEDIAN([.$D131];[.$G131];[.$J131];[.$M131];[.$P131];[.$S131];[.$V131])" table:style-name="ce1">
            <text:p>4</text:p>
          </table:table-cell>
          <table:table-cell office:value-type="float" office:value="0.22" table:formula="of:=MAX([.$B131];[.$E131];[.$H131];[.$K131];[.$N131];[.$Q131];[.$T131])" table:style-name="ce1">
            <text:p>0,22</text:p>
          </table:table-cell>
          <table:table-cell office:value-type="float" office:value="4127" table:formula="of:=MAX([.$C131];[.$F131];[.$I131];[.$L131];[.$O131];[.$R131];[.$U131])" table:style-name="ce1">
            <text:p>4127</text:p>
          </table:table-cell>
          <table:table-cell office:value-type="float" office:value="16" table:formula="of:=MAX([.$D131];[.$G131];[.$J131];[.$M131];[.$P131];[.$S131];[.$V131])" table:style-name="ce1">
            <text:p>1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1_a2_c70_h24.lp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19" table:style-name="ce1">
            <text:p>0,19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6" table:style-name="ce1">
            <text:p>0,06</text:p>
          </table:table-cell>
          <table:table-cell office:value-type="float" office:value="760" table:style-name="ce1">
            <text:p>760</text:p>
          </table:table-cell>
          <table:table-cell office:value-type="float" office:value="41" table:style-name="ce2">
            <text:p>41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132];[.$E132];[.$H132];[.$K132];[.$N132];[.$Q132];[.$T132])" table:style-name="ce1">
            <text:p>0,01</text:p>
          </table:table-cell>
          <table:table-cell office:value-type="float" office:value="31" table:formula="of:=MIN([.$C132];[.$F132];[.$I132];[.$L132];[.$O132];[.$R132];[.$U132])" table:style-name="ce1">
            <text:p>31</text:p>
          </table:table-cell>
          <table:table-cell office:value-type="float" office:value="4" table:formula="of:=MIN([.$D132];[.$G132];[.$J132];[.$M132];[.$P132];[.$S132];[.$V132])" table:style-name="ce1">
            <text:p>4</text:p>
          </table:table-cell>
          <table:table-cell office:value-type="float" office:value="0.01" table:formula="of:=MEDIAN([.$B132];[.$E132];[.$H132];[.$K132];[.$N132];[.$Q132];[.$T132])" table:style-name="ce1">
            <text:p>0,01</text:p>
          </table:table-cell>
          <table:table-cell office:value-type="float" office:value="184" table:formula="of:=MEDIAN([.$C132];[.$F132];[.$I132];[.$L132];[.$O132];[.$R132];[.$U132])" table:style-name="ce1">
            <text:p>184</text:p>
          </table:table-cell>
          <table:table-cell office:value-type="float" office:value="7" table:formula="of:=MEDIAN([.$D132];[.$G132];[.$J132];[.$M132];[.$P132];[.$S132];[.$V132])" table:style-name="ce1">
            <text:p>7</text:p>
          </table:table-cell>
          <table:table-cell office:value-type="float" office:value="0.19" table:formula="of:=MAX([.$B132];[.$E132];[.$H132];[.$K132];[.$N132];[.$Q132];[.$T132])" table:style-name="ce1">
            <text:p>0,19</text:p>
          </table:table-cell>
          <table:table-cell office:value-type="float" office:value="6249" table:formula="of:=MAX([.$C132];[.$F132];[.$I132];[.$L132];[.$O132];[.$R132];[.$U132])" table:style-name="ce1">
            <text:p>6249</text:p>
          </table:table-cell>
          <table:table-cell office:value-type="float" office:value="41" table:formula="of:=MAX([.$D132];[.$G132];[.$J132];[.$M132];[.$P132];[.$S132];[.$V132])" table:style-name="ce1">
            <text:p>4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1_a3_c70_h23.lp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63" table:style-name="ce1">
            <text:p>0,63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32" table:style-name="ce1">
            <text:p>732</text:p>
          </table:table-cell>
          <table:table-cell office:value-type="float" office:value="17" table:style-name="ce2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133];[.$E133];[.$H133];[.$K133];[.$N133];[.$Q133];[.$T133])" table:style-name="ce1">
            <text:p>0,01</text:p>
          </table:table-cell>
          <table:table-cell office:value-type="float" office:value="46" table:formula="of:=MIN([.$C133];[.$F133];[.$I133];[.$L133];[.$O133];[.$R133];[.$U133])" table:style-name="ce1">
            <text:p>46</text:p>
          </table:table-cell>
          <table:table-cell office:value-type="float" office:value="0" table:formula="of:=MIN([.$D133];[.$G133];[.$J133];[.$M133];[.$P133];[.$S133];[.$V133])" table:style-name="ce1">
            <text:p>0</text:p>
          </table:table-cell>
          <table:table-cell office:value-type="float" office:value="0.02" table:formula="of:=MEDIAN([.$B133];[.$E133];[.$H133];[.$K133];[.$N133];[.$Q133];[.$T133])" table:style-name="ce1">
            <text:p>0,02</text:p>
          </table:table-cell>
          <table:table-cell office:value-type="float" office:value="112" table:formula="of:=MEDIAN([.$C133];[.$F133];[.$I133];[.$L133];[.$O133];[.$R133];[.$U133])" table:style-name="ce1">
            <text:p>112</text:p>
          </table:table-cell>
          <table:table-cell office:value-type="float" office:value="7" table:formula="of:=MEDIAN([.$D133];[.$G133];[.$J133];[.$M133];[.$P133];[.$S133];[.$V133])" table:style-name="ce1">
            <text:p>7</text:p>
          </table:table-cell>
          <table:table-cell office:value-type="float" office:value="0.63" table:formula="of:=MAX([.$B133];[.$E133];[.$H133];[.$K133];[.$N133];[.$Q133];[.$T133])" table:style-name="ce1">
            <text:p>0,63</text:p>
          </table:table-cell>
          <table:table-cell office:value-type="float" office:value="15068" table:formula="of:=MAX([.$C133];[.$F133];[.$I133];[.$L133];[.$O133];[.$R133];[.$U133])" table:style-name="ce1">
            <text:p>15068</text:p>
          </table:table-cell>
          <table:table-cell office:value-type="float" office:value="17" table:formula="of:=MAX([.$D133];[.$G133];[.$J133];[.$M133];[.$P133];[.$S133];[.$V133])" table:style-name="ce1">
            <text:p>1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2_a14_c42_h41.lp</text:p>
          </table:table-cell>
          <table:table-cell office:value-type="float" office:value="1" table:style-name="ce1">
            <text:p>1</text:p>
          </table:table-cell>
          <table:table-cell office:value-type="float" office:value="20453" table:style-name="ce1">
            <text:p>20453</text:p>
          </table:table-cell>
          <table:table-cell office:value-type="float" office:value="167" table:style-name="ce1">
            <text:p>167</text:p>
          </table:table-cell>
          <table:table-cell office:value-type="float" office:value="0.49" table:style-name="ce1">
            <text:p>0,49</text:p>
          </table:table-cell>
          <table:table-cell office:value-type="float" office:value="5366" table:style-name="ce1">
            <text:p>5366</text:p>
          </table:table-cell>
          <table:table-cell office:value-type="float" office:value="261" table:style-name="ce2">
            <text:p>261</text:p>
          </table:table-cell>
          <table:table-cell office:value-type="float" office:value="1.48" table:style-name="ce1">
            <text:p>1,48</text:p>
          </table:table-cell>
          <table:table-cell office:value-type="float" office:value="21201" table:style-name="ce2">
            <text:p>21201</text:p>
          </table:table-cell>
          <table:table-cell office:value-type="float" office:value="58" table:style-name="ce1">
            <text:p>58</text:p>
          </table:table-cell>
          <table:table-cell office:value-type="float" office:value="0.11" table:style-name="ce1">
            <text:p>0,11</text:p>
          </table:table-cell>
          <table:table-cell office:value-type="float" office:value="1805" table:style-name="ce3">
            <text:p>1805</text:p>
          </table:table-cell>
          <table:table-cell office:value-type="float" office:value="39" table:style-name="ce3">
            <text:p>39</text:p>
          </table:table-cell>
          <table:table-cell office:value-type="float" office:value="0.63" table:style-name="ce1">
            <text:p>0,63</text:p>
          </table:table-cell>
          <table:table-cell office:value-type="float" office:value="13212" table:style-name="ce1">
            <text:p>13212</text:p>
          </table:table-cell>
          <table:table-cell office:value-type="float" office:value="144" table:style-name="ce1">
            <text:p>144</text:p>
          </table:table-cell>
          <table:table-cell office:value-type="float" office:value="0.43" table:style-name="ce1">
            <text:p>0,43</text:p>
          </table:table-cell>
          <table:table-cell office:value-type="float" office:value="5366" table:style-name="ce1">
            <text:p>5366</text:p>
          </table:table-cell>
          <table:table-cell office:value-type="float" office:value="261" table:style-name="ce2">
            <text:p>261</text:p>
          </table:table-cell>
          <table:table-cell office:value-type="float" office:value="0.11" table:style-name="ce1">
            <text:p>0,11</text:p>
          </table:table-cell>
          <table:table-cell office:value-type="float" office:value="1918" table:style-name="ce1">
            <text:p>1918</text:p>
          </table:table-cell>
          <table:table-cell office:value-type="float" office:value="40" table:style-name="ce1">
            <text:p>40</text:p>
          </table:table-cell>
          <table:table-cell office:value-type="float" office:value="0.11" table:formula="of:=MIN([.$B134];[.$E134];[.$H134];[.$K134];[.$N134];[.$Q134];[.$T134])" table:style-name="ce1">
            <text:p>0,11</text:p>
          </table:table-cell>
          <table:table-cell office:value-type="float" office:value="1805" table:formula="of:=MIN([.$C134];[.$F134];[.$I134];[.$L134];[.$O134];[.$R134];[.$U134])" table:style-name="ce1">
            <text:p>1805</text:p>
          </table:table-cell>
          <table:table-cell office:value-type="float" office:value="39" table:formula="of:=MIN([.$D134];[.$G134];[.$J134];[.$M134];[.$P134];[.$S134];[.$V134])" table:style-name="ce1">
            <text:p>39</text:p>
          </table:table-cell>
          <table:table-cell office:value-type="float" office:value="0.49" table:formula="of:=MEDIAN([.$B134];[.$E134];[.$H134];[.$K134];[.$N134];[.$Q134];[.$T134])" table:style-name="ce1">
            <text:p>0,49</text:p>
          </table:table-cell>
          <table:table-cell office:value-type="float" office:value="5366" table:formula="of:=MEDIAN([.$C134];[.$F134];[.$I134];[.$L134];[.$O134];[.$R134];[.$U134])" table:style-name="ce1">
            <text:p>5366</text:p>
          </table:table-cell>
          <table:table-cell office:value-type="float" office:value="144" table:formula="of:=MEDIAN([.$D134];[.$G134];[.$J134];[.$M134];[.$P134];[.$S134];[.$V134])" table:style-name="ce1">
            <text:p>144</text:p>
          </table:table-cell>
          <table:table-cell office:value-type="float" office:value="1.48" table:formula="of:=MAX([.$B134];[.$E134];[.$H134];[.$K134];[.$N134];[.$Q134];[.$T134])" table:style-name="ce1">
            <text:p>1,48</text:p>
          </table:table-cell>
          <table:table-cell office:value-type="float" office:value="21201" table:formula="of:=MAX([.$C134];[.$F134];[.$I134];[.$L134];[.$O134];[.$R134];[.$U134])" table:style-name="ce1">
            <text:p>21201</text:p>
          </table:table-cell>
          <table:table-cell office:value-type="float" office:value="261" table:formula="of:=MAX([.$D134];[.$G134];[.$J134];[.$M134];[.$P134];[.$S134];[.$V134])" table:style-name="ce1">
            <text:p>26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2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35];[.$E135];[.$H135];[.$K135];[.$N135];[.$Q135];[.$T135])" table:style-name="ce1">
            <text:p>0</text:p>
          </table:table-cell>
          <table:table-cell office:value-type="float" office:value="0" table:formula="of:=MIN([.$C135];[.$F135];[.$I135];[.$L135];[.$O135];[.$R135];[.$U135])" table:style-name="ce1">
            <text:p>0</text:p>
          </table:table-cell>
          <table:table-cell office:value-type="float" office:value="0" table:formula="of:=MIN([.$D135];[.$G135];[.$J135];[.$M135];[.$P135];[.$S135];[.$V135])" table:style-name="ce1">
            <text:p>0</text:p>
          </table:table-cell>
          <table:table-cell office:value-type="float" office:value="0" table:formula="of:=MEDIAN([.$B135];[.$E135];[.$H135];[.$K135];[.$N135];[.$Q135];[.$T135])" table:style-name="ce1">
            <text:p>0</text:p>
          </table:table-cell>
          <table:table-cell office:value-type="float" office:value="0" table:formula="of:=MEDIAN([.$C135];[.$F135];[.$I135];[.$L135];[.$O135];[.$R135];[.$U135])" table:style-name="ce1">
            <text:p>0</text:p>
          </table:table-cell>
          <table:table-cell office:value-type="float" office:value="0" table:formula="of:=MEDIAN([.$D135];[.$G135];[.$J135];[.$M135];[.$P135];[.$S135];[.$V135])" table:style-name="ce1">
            <text:p>0</text:p>
          </table:table-cell>
          <table:table-cell office:value-type="float" office:value="0" table:formula="of:=MAX([.$B135];[.$E135];[.$H135];[.$K135];[.$N135];[.$Q135];[.$T135])" table:style-name="ce1">
            <text:p>0</text:p>
          </table:table-cell>
          <table:table-cell office:value-type="float" office:value="6" table:formula="of:=MAX([.$C135];[.$F135];[.$I135];[.$L135];[.$O135];[.$R135];[.$U135])" table:style-name="ce1">
            <text:p>6</text:p>
          </table:table-cell>
          <table:table-cell office:value-type="float" office:value="0" table:formula="of:=MAX([.$D135];[.$G135];[.$J135];[.$M135];[.$P135];[.$S135];[.$V135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2_a2_c70_h26.lp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3">
            <text:p>38</text:p>
          </table:table-cell>
          <table:table-cell office:value-type="float" office:value="9" table:style-name="ce3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3">
            <text:p>9</text:p>
          </table:table-cell>
          <table:table-cell office:value-type="float" office:value="0.38" table:style-name="ce1">
            <text:p>0,38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02" table:style-name="ce1">
            <text:p>0,02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3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989" table:style-name="ce1">
            <text:p>989</text:p>
          </table:table-cell>
          <table:table-cell office:value-type="float" office:value="19" table:style-name="ce1">
            <text:p>19</text:p>
          </table:table-cell>
          <table:table-cell office:value-type="float" office:value="0.01" table:formula="of:=MIN([.$B136];[.$E136];[.$H136];[.$K136];[.$N136];[.$Q136];[.$T136])" table:style-name="ce1">
            <text:p>0,01</text:p>
          </table:table-cell>
          <table:table-cell office:value-type="float" office:value="38" table:formula="of:=MIN([.$C136];[.$F136];[.$I136];[.$L136];[.$O136];[.$R136];[.$U136])" table:style-name="ce1">
            <text:p>38</text:p>
          </table:table-cell>
          <table:table-cell office:value-type="float" office:value="9" table:formula="of:=MIN([.$D136];[.$G136];[.$J136];[.$M136];[.$P136];[.$S136];[.$V136])" table:style-name="ce1">
            <text:p>9</text:p>
          </table:table-cell>
          <table:table-cell office:value-type="float" office:value="0.01" table:formula="of:=MEDIAN([.$B136];[.$E136];[.$H136];[.$K136];[.$N136];[.$Q136];[.$T136])" table:style-name="ce1">
            <text:p>0,01</text:p>
          </table:table-cell>
          <table:table-cell office:value-type="float" office:value="84" table:formula="of:=MEDIAN([.$C136];[.$F136];[.$I136];[.$L136];[.$O136];[.$R136];[.$U136])" table:style-name="ce1">
            <text:p>84</text:p>
          </table:table-cell>
          <table:table-cell office:value-type="float" office:value="15" table:formula="of:=MEDIAN([.$D136];[.$G136];[.$J136];[.$M136];[.$P136];[.$S136];[.$V136])" table:style-name="ce1">
            <text:p>15</text:p>
          </table:table-cell>
          <table:table-cell office:value-type="float" office:value="0.38" table:formula="of:=MAX([.$B136];[.$E136];[.$H136];[.$K136];[.$N136];[.$Q136];[.$T136])" table:style-name="ce1">
            <text:p>0,38</text:p>
          </table:table-cell>
          <table:table-cell office:value-type="float" office:value="10233" table:formula="of:=MAX([.$C136];[.$F136];[.$I136];[.$L136];[.$O136];[.$R136];[.$U136])" table:style-name="ce1">
            <text:p>10233</text:p>
          </table:table-cell>
          <table:table-cell office:value-type="float" office:value="31" table:formula="of:=MAX([.$D136];[.$G136];[.$J136];[.$M136];[.$P136];[.$S136];[.$V136])" table:style-name="ce1">
            <text:p>3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2_a3_c70_h7.lp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2">
            <text:p>5</text:p>
          </table:table-cell>
          <table:table-cell office:value-type="float" office:value="0.08" table:style-name="ce1">
            <text:p>0,08</text:p>
          </table:table-cell>
          <table:table-cell office:value-type="float" office:value="4177" table:style-name="ce2">
            <text:p>41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137];[.$E137];[.$H137];[.$K137];[.$N137];[.$Q137];[.$T137])" table:style-name="ce1">
            <text:p>0</text:p>
          </table:table-cell>
          <table:table-cell office:value-type="float" office:value="12" table:formula="of:=MIN([.$C137];[.$F137];[.$I137];[.$L137];[.$O137];[.$R137];[.$U137])" table:style-name="ce1">
            <text:p>12</text:p>
          </table:table-cell>
          <table:table-cell office:value-type="float" office:value="0" table:formula="of:=MIN([.$D137];[.$G137];[.$J137];[.$M137];[.$P137];[.$S137];[.$V137])" table:style-name="ce1">
            <text:p>0</text:p>
          </table:table-cell>
          <table:table-cell office:value-type="float" office:value="0" table:formula="of:=MEDIAN([.$B137];[.$E137];[.$H137];[.$K137];[.$N137];[.$Q137];[.$T137])" table:style-name="ce1">
            <text:p>0</text:p>
          </table:table-cell>
          <table:table-cell office:value-type="float" office:value="25" table:formula="of:=MEDIAN([.$C137];[.$F137];[.$I137];[.$L137];[.$O137];[.$R137];[.$U137])" table:style-name="ce1">
            <text:p>25</text:p>
          </table:table-cell>
          <table:table-cell office:value-type="float" office:value="1" table:formula="of:=MEDIAN([.$D137];[.$G137];[.$J137];[.$M137];[.$P137];[.$S137];[.$V137])" table:style-name="ce1">
            <text:p>1</text:p>
          </table:table-cell>
          <table:table-cell office:value-type="float" office:value="0.08" table:formula="of:=MAX([.$B137];[.$E137];[.$H137];[.$K137];[.$N137];[.$Q137];[.$T137])" table:style-name="ce1">
            <text:p>0,08</text:p>
          </table:table-cell>
          <table:table-cell office:value-type="float" office:value="4177" table:formula="of:=MAX([.$C137];[.$F137];[.$I137];[.$L137];[.$O137];[.$R137];[.$U137])" table:style-name="ce1">
            <text:p>4177</text:p>
          </table:table-cell>
          <table:table-cell office:value-type="float" office:value="5" table:formula="of:=MAX([.$D137];[.$G137];[.$J137];[.$M137];[.$P137];[.$S137];[.$V137])" table:style-name="ce1">
            <text:p>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3_a16_c43_h82.lp</text:p>
          </table:table-cell>
          <table:table-cell office:value-type="float" office:value="598.71" table:style-name="ce1">
            <text:p>598,71</text:p>
          </table:table-cell>
          <table:table-cell office:value-type="float" office:value="9100030" table:style-name="ce1">
            <text:p>9100030</text:p>
          </table:table-cell>
          <table:table-cell office:value-type="float" office:value="114515" table:style-name="ce1">
            <text:p>114515</text:p>
          </table:table-cell>
          <table:table-cell office:value-type="float" office:value="1.85" table:style-name="ce3">
            <text:p>1,85</text:p>
          </table:table-cell>
          <table:table-cell office:value-type="float" office:value="17108" table:style-name="ce3">
            <text:p>17108</text:p>
          </table:table-cell>
          <table:table-cell office:value-type="float" office:value="711" table:style-name="ce1">
            <text:p>711</text:p>
          </table:table-cell>
          <table:table-cell office:value-type="float" office:value="30.31" table:style-name="ce1">
            <text:p>30,31</text:p>
          </table:table-cell>
          <table:table-cell office:value-type="float" office:value="566014" table:style-name="ce1">
            <text:p>566014</text:p>
          </table:table-cell>
          <table:table-cell office:value-type="float" office:value="447" table:style-name="ce3">
            <text:p>447</text:p>
          </table:table-cell>
          <table:table-cell office:value-type="float" office:value="3.8" table:style-name="ce1">
            <text:p>3,8</text:p>
          </table:table-cell>
          <table:table-cell office:value-type="float" office:value="85965" table:style-name="ce1">
            <text:p>85965</text:p>
          </table:table-cell>
          <table:table-cell office:value-type="float" office:value="502" table:style-name="ce1">
            <text:p>502</text:p>
          </table:table-cell>
          <table:table-cell office:value-type="float" office:value="21600" table:style-name="ce2">
            <text:p>21600</text:p>
          </table:table-cell>
          <table:table-cell office:value-type="float" office:value="194585668" table:style-name="ce2">
            <text:p>194585668</text:p>
          </table:table-cell>
          <table:table-cell office:value-type="float" office:value="10178691" table:style-name="ce2">
            <text:p>10178691</text:p>
          </table:table-cell>
          <table:table-cell office:value-type="float" office:value="1.98" table:style-name="ce1">
            <text:p>1,98</text:p>
          </table:table-cell>
          <table:table-cell office:value-type="float" office:value="17108" table:style-name="ce3">
            <text:p>17108</text:p>
          </table:table-cell>
          <table:table-cell office:value-type="float" office:value="711" table:style-name="ce1">
            <text:p>711</text:p>
          </table:table-cell>
          <table:table-cell office:value-type="float" office:value="177.61" table:style-name="ce1">
            <text:p>177,61</text:p>
          </table:table-cell>
          <table:table-cell office:value-type="float" office:value="9118648" table:style-name="ce1">
            <text:p>9118648</text:p>
          </table:table-cell>
          <table:table-cell office:value-type="float" office:value="73287" table:style-name="ce1">
            <text:p>73287</text:p>
          </table:table-cell>
          <table:table-cell office:value-type="float" office:value="1.85" table:formula="of:=MIN([.$B138];[.$E138];[.$H138];[.$K138];[.$N138];[.$Q138];[.$T138])" table:style-name="ce1">
            <text:p>1,85</text:p>
          </table:table-cell>
          <table:table-cell office:value-type="float" office:value="17108" table:formula="of:=MIN([.$C138];[.$F138];[.$I138];[.$L138];[.$O138];[.$R138];[.$U138])" table:style-name="ce1">
            <text:p>17108</text:p>
          </table:table-cell>
          <table:table-cell office:value-type="float" office:value="447" table:formula="of:=MIN([.$D138];[.$G138];[.$J138];[.$M138];[.$P138];[.$S138];[.$V138])" table:style-name="ce1">
            <text:p>447</text:p>
          </table:table-cell>
          <table:table-cell office:value-type="float" office:value="30.31" table:formula="of:=MEDIAN([.$B138];[.$E138];[.$H138];[.$K138];[.$N138];[.$Q138];[.$T138])" table:style-name="ce1">
            <text:p>30,31</text:p>
          </table:table-cell>
          <table:table-cell office:value-type="float" office:value="566014" table:formula="of:=MEDIAN([.$C138];[.$F138];[.$I138];[.$L138];[.$O138];[.$R138];[.$U138])" table:style-name="ce1">
            <text:p>566014</text:p>
          </table:table-cell>
          <table:table-cell office:value-type="float" office:value="711" table:formula="of:=MEDIAN([.$D138];[.$G138];[.$J138];[.$M138];[.$P138];[.$S138];[.$V138])" table:style-name="ce1">
            <text:p>711</text:p>
          </table:table-cell>
          <table:table-cell office:value-type="float" office:value="21600" table:formula="of:=MAX([.$B138];[.$E138];[.$H138];[.$K138];[.$N138];[.$Q138];[.$T138])" table:style-name="ce1">
            <text:p>21600</text:p>
          </table:table-cell>
          <table:table-cell office:value-type="float" office:value="194585668" table:formula="of:=MAX([.$C138];[.$F138];[.$I138];[.$L138];[.$O138];[.$R138];[.$U138])" table:style-name="ce1">
            <text:p>194585668</text:p>
          </table:table-cell>
          <table:table-cell office:value-type="float" office:value="10178691" table:formula="of:=MAX([.$D138];[.$G138];[.$J138];[.$M138];[.$P138];[.$S138];[.$V138])" table:style-name="ce1">
            <text:p>1017869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3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39];[.$E139];[.$H139];[.$K139];[.$N139];[.$Q139];[.$T139])" table:style-name="ce1">
            <text:p>0</text:p>
          </table:table-cell>
          <table:table-cell office:value-type="float" office:value="0" table:formula="of:=MIN([.$C139];[.$F139];[.$I139];[.$L139];[.$O139];[.$R139];[.$U139])" table:style-name="ce1">
            <text:p>0</text:p>
          </table:table-cell>
          <table:table-cell office:value-type="float" office:value="0" table:formula="of:=MIN([.$D139];[.$G139];[.$J139];[.$M139];[.$P139];[.$S139];[.$V139])" table:style-name="ce1">
            <text:p>0</text:p>
          </table:table-cell>
          <table:table-cell office:value-type="float" office:value="0" table:formula="of:=MEDIAN([.$B139];[.$E139];[.$H139];[.$K139];[.$N139];[.$Q139];[.$T139])" table:style-name="ce1">
            <text:p>0</text:p>
          </table:table-cell>
          <table:table-cell office:value-type="float" office:value="0" table:formula="of:=MEDIAN([.$C139];[.$F139];[.$I139];[.$L139];[.$O139];[.$R139];[.$U139])" table:style-name="ce1">
            <text:p>0</text:p>
          </table:table-cell>
          <table:table-cell office:value-type="float" office:value="0" table:formula="of:=MEDIAN([.$D139];[.$G139];[.$J139];[.$M139];[.$P139];[.$S139];[.$V139])" table:style-name="ce1">
            <text:p>0</text:p>
          </table:table-cell>
          <table:table-cell office:value-type="float" office:value="0" table:formula="of:=MAX([.$B139];[.$E139];[.$H139];[.$K139];[.$N139];[.$Q139];[.$T139])" table:style-name="ce1">
            <text:p>0</text:p>
          </table:table-cell>
          <table:table-cell office:value-type="float" office:value="7" table:formula="of:=MAX([.$C139];[.$F139];[.$I139];[.$L139];[.$O139];[.$R139];[.$U139])" table:style-name="ce1">
            <text:p>7</text:p>
          </table:table-cell>
          <table:table-cell office:value-type="float" office:value="0" table:formula="of:=MAX([.$D139];[.$G139];[.$J139];[.$M139];[.$P139];[.$S139];[.$V139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3_a2_c70_h19.lp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18" table:style-name="ce1">
            <text:p>0,18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140];[.$E140];[.$H140];[.$K140];[.$N140];[.$Q140];[.$T140])" table:style-name="ce1">
            <text:p>0</text:p>
          </table:table-cell>
          <table:table-cell office:value-type="float" office:value="17" table:formula="of:=MIN([.$C140];[.$F140];[.$I140];[.$L140];[.$O140];[.$R140];[.$U140])" table:style-name="ce1">
            <text:p>17</text:p>
          </table:table-cell>
          <table:table-cell office:value-type="float" office:value="0" table:formula="of:=MIN([.$D140];[.$G140];[.$J140];[.$M140];[.$P140];[.$S140];[.$V140])" table:style-name="ce1">
            <text:p>0</text:p>
          </table:table-cell>
          <table:table-cell office:value-type="float" office:value="0.01" table:formula="of:=MEDIAN([.$B140];[.$E140];[.$H140];[.$K140];[.$N140];[.$Q140];[.$T140])" table:style-name="ce1">
            <text:p>0,01</text:p>
          </table:table-cell>
          <table:table-cell office:value-type="float" office:value="67" table:formula="of:=MEDIAN([.$C140];[.$F140];[.$I140];[.$L140];[.$O140];[.$R140];[.$U140])" table:style-name="ce1">
            <text:p>67</text:p>
          </table:table-cell>
          <table:table-cell office:value-type="float" office:value="6" table:formula="of:=MEDIAN([.$D140];[.$G140];[.$J140];[.$M140];[.$P140];[.$S140];[.$V140])" table:style-name="ce1">
            <text:p>6</text:p>
          </table:table-cell>
          <table:table-cell office:value-type="float" office:value="0.18" table:formula="of:=MAX([.$B140];[.$E140];[.$H140];[.$K140];[.$N140];[.$Q140];[.$T140])" table:style-name="ce1">
            <text:p>0,18</text:p>
          </table:table-cell>
          <table:table-cell office:value-type="float" office:value="6053" table:formula="of:=MAX([.$C140];[.$F140];[.$I140];[.$L140];[.$O140];[.$R140];[.$U140])" table:style-name="ce1">
            <text:p>6053</text:p>
          </table:table-cell>
          <table:table-cell office:value-type="float" office:value="7" table:formula="of:=MAX([.$D140];[.$G140];[.$J140];[.$M140];[.$P140];[.$S140];[.$V140])" table:style-name="ce1">
            <text:p>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3_a3_c70_h27.lp</text:p>
          </table:table-cell>
          <table:table-cell office:value-type="float" office:value="0.02" table:style-name="ce1">
            <text:p>0,02</text:p>
          </table:table-cell>
          <table:table-cell office:value-type="float" office:value="77" table:style-name="ce3">
            <text:p>77</text:p>
          </table:table-cell>
          <table:table-cell office:value-type="float" office:value="10" table:style-name="ce3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52" table:style-name="ce1">
            <text:p>0,52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230" table:style-name="ce1">
            <text:p>230</text:p>
          </table:table-cell>
          <table:table-cell office:value-type="float" office:value="32" table:style-name="ce2">
            <text:p>32</text:p>
          </table:table-cell>
          <table:table-cell office:value-type="float" office:value="0.02" table:style-name="ce1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603" table:style-name="ce1">
            <text:p>603</text:p>
          </table:table-cell>
          <table:table-cell office:value-type="float" office:value="16" table:style-name="ce1">
            <text:p>16</text:p>
          </table:table-cell>
          <table:table-cell office:value-type="float" office:value="0.02" table:formula="of:=MIN([.$B141];[.$E141];[.$H141];[.$K141];[.$N141];[.$Q141];[.$T141])" table:style-name="ce1">
            <text:p>0,02</text:p>
          </table:table-cell>
          <table:table-cell office:value-type="float" office:value="77" table:formula="of:=MIN([.$C141];[.$F141];[.$I141];[.$L141];[.$O141];[.$R141];[.$U141])" table:style-name="ce1">
            <text:p>77</text:p>
          </table:table-cell>
          <table:table-cell office:value-type="float" office:value="10" table:formula="of:=MIN([.$D141];[.$G141];[.$J141];[.$M141];[.$P141];[.$S141];[.$V141])" table:style-name="ce1">
            <text:p>10</text:p>
          </table:table-cell>
          <table:table-cell office:value-type="float" office:value="0.03" table:formula="of:=MEDIAN([.$B141];[.$E141];[.$H141];[.$K141];[.$N141];[.$Q141];[.$T141])" table:style-name="ce1">
            <text:p>0,03</text:p>
          </table:table-cell>
          <table:table-cell office:value-type="float" office:value="230" table:formula="of:=MEDIAN([.$C141];[.$F141];[.$I141];[.$L141];[.$O141];[.$R141];[.$U141])" table:style-name="ce1">
            <text:p>230</text:p>
          </table:table-cell>
          <table:table-cell office:value-type="float" office:value="16" table:formula="of:=MEDIAN([.$D141];[.$G141];[.$J141];[.$M141];[.$P141];[.$S141];[.$V141])" table:style-name="ce1">
            <text:p>16</text:p>
          </table:table-cell>
          <table:table-cell office:value-type="float" office:value="0.52" table:formula="of:=MAX([.$B141];[.$E141];[.$H141];[.$K141];[.$N141];[.$Q141];[.$T141])" table:style-name="ce1">
            <text:p>0,52</text:p>
          </table:table-cell>
          <table:table-cell office:value-type="float" office:value="13615" table:formula="of:=MAX([.$C141];[.$F141];[.$I141];[.$L141];[.$O141];[.$R141];[.$U141])" table:style-name="ce1">
            <text:p>13615</text:p>
          </table:table-cell>
          <table:table-cell office:value-type="float" office:value="32" table:formula="of:=MAX([.$D141];[.$G141];[.$J141];[.$M141];[.$P141];[.$S141];[.$V141])" table:style-name="ce1">
            <text:p>3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4_a18_c44_h57.lp</text:p>
          </table:table-cell>
          <table:table-cell office:value-type="float" office:value="7.88" table:style-name="ce1">
            <text:p>7,88</text:p>
          </table:table-cell>
          <table:table-cell office:value-type="float" office:value="93545" table:style-name="ce1">
            <text:p>93545</text:p>
          </table:table-cell>
          <table:table-cell office:value-type="float" office:value="2490" table:style-name="ce1">
            <text:p>2490</text:p>
          </table:table-cell>
          <table:table-cell office:value-type="float" office:value="0.53" table:style-name="ce1">
            <text:p>0,53</text:p>
          </table:table-cell>
          <table:table-cell office:value-type="float" office:value="4457" table:style-name="ce1">
            <text:p>4457</text:p>
          </table:table-cell>
          <table:table-cell office:value-type="float" office:value="222" table:style-name="ce1">
            <text:p>222</text:p>
          </table:table-cell>
          <table:table-cell office:value-type="float" office:value="374.75" table:style-name="ce2">
            <text:p>374,75</text:p>
          </table:table-cell>
          <table:table-cell office:value-type="float" office:value="11503260" table:style-name="ce2">
            <text:p>11503260</text:p>
          </table:table-cell>
          <table:table-cell office:value-type="float" office:value="57161" table:style-name="ce2">
            <text:p>57161</text:p>
          </table:table-cell>
          <table:table-cell office:value-type="float" office:value="0.31" table:style-name="ce1">
            <text:p>0,31</text:p>
          </table:table-cell>
          <table:table-cell office:value-type="float" office:value="4723" table:style-name="ce1">
            <text:p>4723</text:p>
          </table:table-cell>
          <table:table-cell office:value-type="float" office:value="220" table:style-name="ce1">
            <text:p>220</text:p>
          </table:table-cell>
          <table:table-cell office:value-type="float" office:value="0.35" table:style-name="ce1">
            <text:p>0,35</text:p>
          </table:table-cell>
          <table:table-cell office:value-type="float" office:value="2499" table:style-name="ce3">
            <text:p>2499</text:p>
          </table:table-cell>
          <table:table-cell office:value-type="float" office:value="249" table:style-name="ce1">
            <text:p>249</text:p>
          </table:table-cell>
          <table:table-cell office:value-type="float" office:value="0.53" table:style-name="ce1">
            <text:p>0,53</text:p>
          </table:table-cell>
          <table:table-cell office:value-type="float" office:value="4457" table:style-name="ce1">
            <text:p>4457</text:p>
          </table:table-cell>
          <table:table-cell office:value-type="float" office:value="222" table:style-name="ce1">
            <text:p>222</text:p>
          </table:table-cell>
          <table:table-cell office:value-type="float" office:value="0.28999999999999998" table:style-name="ce3">
            <text:p>0,29</text:p>
          </table:table-cell>
          <table:table-cell office:value-type="float" office:value="4401" table:style-name="ce1">
            <text:p>4401</text:p>
          </table:table-cell>
          <table:table-cell office:value-type="float" office:value="198" table:style-name="ce3">
            <text:p>198</text:p>
          </table:table-cell>
          <table:table-cell office:value-type="float" office:value="0.28999999999999998" table:formula="of:=MIN([.$B142];[.$E142];[.$H142];[.$K142];[.$N142];[.$Q142];[.$T142])" table:style-name="ce1">
            <text:p>0,29</text:p>
          </table:table-cell>
          <table:table-cell office:value-type="float" office:value="2499" table:formula="of:=MIN([.$C142];[.$F142];[.$I142];[.$L142];[.$O142];[.$R142];[.$U142])" table:style-name="ce1">
            <text:p>2499</text:p>
          </table:table-cell>
          <table:table-cell office:value-type="float" office:value="198" table:formula="of:=MIN([.$D142];[.$G142];[.$J142];[.$M142];[.$P142];[.$S142];[.$V142])" table:style-name="ce1">
            <text:p>198</text:p>
          </table:table-cell>
          <table:table-cell office:value-type="float" office:value="0.53" table:formula="of:=MEDIAN([.$B142];[.$E142];[.$H142];[.$K142];[.$N142];[.$Q142];[.$T142])" table:style-name="ce1">
            <text:p>0,53</text:p>
          </table:table-cell>
          <table:table-cell office:value-type="float" office:value="4457" table:formula="of:=MEDIAN([.$C142];[.$F142];[.$I142];[.$L142];[.$O142];[.$R142];[.$U142])" table:style-name="ce1">
            <text:p>4457</text:p>
          </table:table-cell>
          <table:table-cell office:value-type="float" office:value="222" table:formula="of:=MEDIAN([.$D142];[.$G142];[.$J142];[.$M142];[.$P142];[.$S142];[.$V142])" table:style-name="ce1">
            <text:p>222</text:p>
          </table:table-cell>
          <table:table-cell office:value-type="float" office:value="374.75" table:formula="of:=MAX([.$B142];[.$E142];[.$H142];[.$K142];[.$N142];[.$Q142];[.$T142])" table:style-name="ce1">
            <text:p>374,75</text:p>
          </table:table-cell>
          <table:table-cell office:value-type="float" office:value="11503260" table:formula="of:=MAX([.$C142];[.$F142];[.$I142];[.$L142];[.$O142];[.$R142];[.$U142])" table:style-name="ce1">
            <text:p>11503260</text:p>
          </table:table-cell>
          <table:table-cell office:value-type="float" office:value="57161" table:formula="of:=MAX([.$D142];[.$G142];[.$J142];[.$M142];[.$P142];[.$S142];[.$V142])" table:style-name="ce1">
            <text:p>5716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4_a1_c70_h21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1" table:style-name="ce1">
            <text:p>0,11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143];[.$E143];[.$H143];[.$K143];[.$N143];[.$Q143];[.$T143])" table:style-name="ce1">
            <text:p>0</text:p>
          </table:table-cell>
          <table:table-cell office:value-type="float" office:value="6" table:formula="of:=MIN([.$C143];[.$F143];[.$I143];[.$L143];[.$O143];[.$R143];[.$U143])" table:style-name="ce1">
            <text:p>6</text:p>
          </table:table-cell>
          <table:table-cell office:value-type="float" office:value="2" table:formula="of:=MIN([.$D143];[.$G143];[.$J143];[.$M143];[.$P143];[.$S143];[.$V143])" table:style-name="ce1">
            <text:p>2</text:p>
          </table:table-cell>
          <table:table-cell office:value-type="float" office:value="0" table:formula="of:=MEDIAN([.$B143];[.$E143];[.$H143];[.$K143];[.$N143];[.$Q143];[.$T143])" table:style-name="ce1">
            <text:p>0</text:p>
          </table:table-cell>
          <table:table-cell office:value-type="float" office:value="12" table:formula="of:=MEDIAN([.$C143];[.$F143];[.$I143];[.$L143];[.$O143];[.$R143];[.$U143])" table:style-name="ce1">
            <text:p>12</text:p>
          </table:table-cell>
          <table:table-cell office:value-type="float" office:value="4" table:formula="of:=MEDIAN([.$D143];[.$G143];[.$J143];[.$M143];[.$P143];[.$S143];[.$V143])" table:style-name="ce1">
            <text:p>4</text:p>
          </table:table-cell>
          <table:table-cell office:value-type="float" office:value="0.11" table:formula="of:=MAX([.$B143];[.$E143];[.$H143];[.$K143];[.$N143];[.$Q143];[.$T143])" table:style-name="ce1">
            <text:p>0,11</text:p>
          </table:table-cell>
          <table:table-cell office:value-type="float" office:value="2387" table:formula="of:=MAX([.$C143];[.$F143];[.$I143];[.$L143];[.$O143];[.$R143];[.$U143])" table:style-name="ce1">
            <text:p>2387</text:p>
          </table:table-cell>
          <table:table-cell office:value-type="float" office:value="6" table:formula="of:=MAX([.$D143];[.$G143];[.$J143];[.$M143];[.$P143];[.$S143];[.$V143])" table:style-name="ce1">
            <text:p>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4_a2_c70_h23.lp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5" table:style-name="ce3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63" table:style-name="ce1">
            <text:p>0,63</text:p>
          </table:table-cell>
          <table:table-cell office:value-type="float" office:value="18817" table:style-name="ce2">
            <text:p>18817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4" table:style-name="ce1">
            <text:p>0,04</text:p>
          </table:table-cell>
          <table:table-cell office:value-type="float" office:value="370" table:style-name="ce1">
            <text:p>370</text:p>
          </table:table-cell>
          <table:table-cell office:value-type="float" office:value="15" table:style-name="ce2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44];[.$E144];[.$H144];[.$K144];[.$N144];[.$Q144];[.$T144])" table:style-name="ce1">
            <text:p>0</text:p>
          </table:table-cell>
          <table:table-cell office:value-type="float" office:value="33" table:formula="of:=MIN([.$C144];[.$F144];[.$I144];[.$L144];[.$O144];[.$R144];[.$U144])" table:style-name="ce1">
            <text:p>33</text:p>
          </table:table-cell>
          <table:table-cell office:value-type="float" office:value="5" table:formula="of:=MIN([.$D144];[.$G144];[.$J144];[.$M144];[.$P144];[.$S144];[.$V144])" table:style-name="ce1">
            <text:p>5</text:p>
          </table:table-cell>
          <table:table-cell office:value-type="float" office:value="0.01" table:formula="of:=MEDIAN([.$B144];[.$E144];[.$H144];[.$K144];[.$N144];[.$Q144];[.$T144])" table:style-name="ce1">
            <text:p>0,01</text:p>
          </table:table-cell>
          <table:table-cell office:value-type="float" office:value="190" table:formula="of:=MEDIAN([.$C144];[.$F144];[.$I144];[.$L144];[.$O144];[.$R144];[.$U144])" table:style-name="ce1">
            <text:p>190</text:p>
          </table:table-cell>
          <table:table-cell office:value-type="float" office:value="8" table:formula="of:=MEDIAN([.$D144];[.$G144];[.$J144];[.$M144];[.$P144];[.$S144];[.$V144])" table:style-name="ce1">
            <text:p>8</text:p>
          </table:table-cell>
          <table:table-cell office:value-type="float" office:value="0.63" table:formula="of:=MAX([.$B144];[.$E144];[.$H144];[.$K144];[.$N144];[.$Q144];[.$T144])" table:style-name="ce1">
            <text:p>0,63</text:p>
          </table:table-cell>
          <table:table-cell office:value-type="float" office:value="18817" table:formula="of:=MAX([.$C144];[.$F144];[.$I144];[.$L144];[.$O144];[.$R144];[.$U144])" table:style-name="ce1">
            <text:p>18817</text:p>
          </table:table-cell>
          <table:table-cell office:value-type="float" office:value="15" table:formula="of:=MAX([.$D144];[.$G144];[.$J144];[.$M144];[.$P144];[.$S144];[.$V144])" table:style-name="ce1">
            <text:p>1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4_a3_c70_h6.lp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2148" table:style-name="ce2">
            <text:p>21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45];[.$E145];[.$H145];[.$K145];[.$N145];[.$Q145];[.$T145])" table:style-name="ce1">
            <text:p>0</text:p>
          </table:table-cell>
          <table:table-cell office:value-type="float" office:value="9" table:formula="of:=MIN([.$C145];[.$F145];[.$I145];[.$L145];[.$O145];[.$R145];[.$U145])" table:style-name="ce1">
            <text:p>9</text:p>
          </table:table-cell>
          <table:table-cell office:value-type="float" office:value="0" table:formula="of:=MIN([.$D145];[.$G145];[.$J145];[.$M145];[.$P145];[.$S145];[.$V145])" table:style-name="ce1">
            <text:p>0</text:p>
          </table:table-cell>
          <table:table-cell office:value-type="float" office:value="0" table:formula="of:=MEDIAN([.$B145];[.$E145];[.$H145];[.$K145];[.$N145];[.$Q145];[.$T145])" table:style-name="ce1">
            <text:p>0</text:p>
          </table:table-cell>
          <table:table-cell office:value-type="float" office:value="10" table:formula="of:=MEDIAN([.$C145];[.$F145];[.$I145];[.$L145];[.$O145];[.$R145];[.$U145])" table:style-name="ce1">
            <text:p>10</text:p>
          </table:table-cell>
          <table:table-cell office:value-type="float" office:value="0" table:formula="of:=MEDIAN([.$D145];[.$G145];[.$J145];[.$M145];[.$P145];[.$S145];[.$V145])" table:style-name="ce1">
            <text:p>0</text:p>
          </table:table-cell>
          <table:table-cell office:value-type="float" office:value="0.03" table:formula="of:=MAX([.$B145];[.$E145];[.$H145];[.$K145];[.$N145];[.$Q145];[.$T145])" table:style-name="ce1">
            <text:p>0,03</text:p>
          </table:table-cell>
          <table:table-cell office:value-type="float" office:value="2148" table:formula="of:=MAX([.$C145];[.$F145];[.$I145];[.$L145];[.$O145];[.$R145];[.$U145])" table:style-name="ce1">
            <text:p>2148</text:p>
          </table:table-cell>
          <table:table-cell office:value-type="float" office:value="1" table:formula="of:=MAX([.$D145];[.$G145];[.$J145];[.$M145];[.$P145];[.$S145];[.$V145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5_a1_c70_h12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2055" table:style-name="ce2">
            <text:p>205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46];[.$E146];[.$H146];[.$K146];[.$N146];[.$Q146];[.$T146])" table:style-name="ce1">
            <text:p>0</text:p>
          </table:table-cell>
          <table:table-cell office:value-type="float" office:value="5" table:formula="of:=MIN([.$C146];[.$F146];[.$I146];[.$L146];[.$O146];[.$R146];[.$U146])" table:style-name="ce1">
            <text:p>5</text:p>
          </table:table-cell>
          <table:table-cell office:value-type="float" office:value="2" table:formula="of:=MIN([.$D146];[.$G146];[.$J146];[.$M146];[.$P146];[.$S146];[.$V146])" table:style-name="ce1">
            <text:p>2</text:p>
          </table:table-cell>
          <table:table-cell office:value-type="float" office:value="0" table:formula="of:=MEDIAN([.$B146];[.$E146];[.$H146];[.$K146];[.$N146];[.$Q146];[.$T146])" table:style-name="ce1">
            <text:p>0</text:p>
          </table:table-cell>
          <table:table-cell office:value-type="float" office:value="6" table:formula="of:=MEDIAN([.$C146];[.$F146];[.$I146];[.$L146];[.$O146];[.$R146];[.$U146])" table:style-name="ce1">
            <text:p>6</text:p>
          </table:table-cell>
          <table:table-cell office:value-type="float" office:value="2" table:formula="of:=MEDIAN([.$D146];[.$G146];[.$J146];[.$M146];[.$P146];[.$S146];[.$V146])" table:style-name="ce1">
            <text:p>2</text:p>
          </table:table-cell>
          <table:table-cell office:value-type="float" office:value="0.05" table:formula="of:=MAX([.$B146];[.$E146];[.$H146];[.$K146];[.$N146];[.$Q146];[.$T146])" table:style-name="ce1">
            <text:p>0,05</text:p>
          </table:table-cell>
          <table:table-cell office:value-type="float" office:value="2055" table:formula="of:=MAX([.$C146];[.$F146];[.$I146];[.$L146];[.$O146];[.$R146];[.$U146])" table:style-name="ce1">
            <text:p>2055</text:p>
          </table:table-cell>
          <table:table-cell office:value-type="float" office:value="4" table:formula="of:=MAX([.$D146];[.$G146];[.$J146];[.$M146];[.$P146];[.$S146];[.$V146])" table:style-name="ce1">
            <text:p>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5_a20_c45_h78.lp</text:p>
          </table:table-cell>
          <table:table-cell office:value-type="float" office:value="9.74" table:style-name="ce1">
            <text:p>9,74</text:p>
          </table:table-cell>
          <table:table-cell office:value-type="float" office:value="85559" table:style-name="ce1">
            <text:p>85559</text:p>
          </table:table-cell>
          <table:table-cell office:value-type="float" office:value="584" table:style-name="ce1">
            <text:p>584</text:p>
          </table:table-cell>
          <table:table-cell office:value-type="float" office:value="10.35" table:style-name="ce1">
            <text:p>10,35</text:p>
          </table:table-cell>
          <table:table-cell office:value-type="float" office:value="77779" table:style-name="ce1">
            <text:p>77779</text:p>
          </table:table-cell>
          <table:table-cell office:value-type="float" office:value="1396" table:style-name="ce1">
            <text:p>1396</text:p>
          </table:table-cell>
          <table:table-cell office:value-type="float" office:value="42.58" table:style-name="ce2">
            <text:p>42,58</text:p>
          </table:table-cell>
          <table:table-cell office:value-type="float" office:value="1090791" table:style-name="ce2">
            <text:p>1090791</text:p>
          </table:table-cell>
          <table:table-cell office:value-type="float" office:value="1106" table:style-name="ce1">
            <text:p>1106</text:p>
          </table:table-cell>
          <table:table-cell office:value-type="float" office:value="0.85" table:style-name="ce1">
            <text:p>0,85</text:p>
          </table:table-cell>
          <table:table-cell office:value-type="float" office:value="13833" table:style-name="ce1">
            <text:p>13833</text:p>
          </table:table-cell>
          <table:table-cell office:value-type="float" office:value="117" table:style-name="ce1">
            <text:p>117</text:p>
          </table:table-cell>
          <table:table-cell office:value-type="float" office:value="19.47" table:style-name="ce1">
            <text:p>19,47</text:p>
          </table:table-cell>
          <table:table-cell office:value-type="float" office:value="172597" table:style-name="ce1">
            <text:p>172597</text:p>
          </table:table-cell>
          <table:table-cell office:value-type="float" office:value="4802" table:style-name="ce2">
            <text:p>4802</text:p>
          </table:table-cell>
          <table:table-cell office:value-type="float" office:value="10.45" table:style-name="ce1">
            <text:p>10,45</text:p>
          </table:table-cell>
          <table:table-cell office:value-type="float" office:value="77779" table:style-name="ce1">
            <text:p>77779</text:p>
          </table:table-cell>
          <table:table-cell office:value-type="float" office:value="1396" table:style-name="ce1">
            <text:p>1396</text:p>
          </table:table-cell>
          <table:table-cell office:value-type="float" office:value="0.7" table:style-name="ce3">
            <text:p>0,7</text:p>
          </table:table-cell>
          <table:table-cell office:value-type="float" office:value="10016" table:style-name="ce3">
            <text:p>10016</text:p>
          </table:table-cell>
          <table:table-cell office:value-type="float" office:value="107" table:style-name="ce3">
            <text:p>107</text:p>
          </table:table-cell>
          <table:table-cell office:value-type="float" office:value="0.7" table:formula="of:=MIN([.$B147];[.$E147];[.$H147];[.$K147];[.$N147];[.$Q147];[.$T147])" table:style-name="ce1">
            <text:p>0,7</text:p>
          </table:table-cell>
          <table:table-cell office:value-type="float" office:value="10016" table:formula="of:=MIN([.$C147];[.$F147];[.$I147];[.$L147];[.$O147];[.$R147];[.$U147])" table:style-name="ce1">
            <text:p>10016</text:p>
          </table:table-cell>
          <table:table-cell office:value-type="float" office:value="107" table:formula="of:=MIN([.$D147];[.$G147];[.$J147];[.$M147];[.$P147];[.$S147];[.$V147])" table:style-name="ce1">
            <text:p>107</text:p>
          </table:table-cell>
          <table:table-cell office:value-type="float" office:value="10.35" table:formula="of:=MEDIAN([.$B147];[.$E147];[.$H147];[.$K147];[.$N147];[.$Q147];[.$T147])" table:style-name="ce1">
            <text:p>10,35</text:p>
          </table:table-cell>
          <table:table-cell office:value-type="float" office:value="77779" table:formula="of:=MEDIAN([.$C147];[.$F147];[.$I147];[.$L147];[.$O147];[.$R147];[.$U147])" table:style-name="ce1">
            <text:p>77779</text:p>
          </table:table-cell>
          <table:table-cell office:value-type="float" office:value="1106" table:formula="of:=MEDIAN([.$D147];[.$G147];[.$J147];[.$M147];[.$P147];[.$S147];[.$V147])" table:style-name="ce1">
            <text:p>1106</text:p>
          </table:table-cell>
          <table:table-cell office:value-type="float" office:value="42.58" table:formula="of:=MAX([.$B147];[.$E147];[.$H147];[.$K147];[.$N147];[.$Q147];[.$T147])" table:style-name="ce1">
            <text:p>42,58</text:p>
          </table:table-cell>
          <table:table-cell office:value-type="float" office:value="1090791" table:formula="of:=MAX([.$C147];[.$F147];[.$I147];[.$L147];[.$O147];[.$R147];[.$U147])" table:style-name="ce1">
            <text:p>1090791</text:p>
          </table:table-cell>
          <table:table-cell office:value-type="float" office:value="4802" table:formula="of:=MAX([.$D147];[.$G147];[.$J147];[.$M147];[.$P147];[.$S147];[.$V147])" table:style-name="ce1">
            <text:p>480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5_a2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48];[.$E148];[.$H148];[.$K148];[.$N148];[.$Q148];[.$T148])" table:style-name="ce1">
            <text:p>0</text:p>
          </table:table-cell>
          <table:table-cell office:value-type="float" office:value="0" table:formula="of:=MIN([.$C148];[.$F148];[.$I148];[.$L148];[.$O148];[.$R148];[.$U148])" table:style-name="ce1">
            <text:p>0</text:p>
          </table:table-cell>
          <table:table-cell office:value-type="float" office:value="0" table:formula="of:=MIN([.$D148];[.$G148];[.$J148];[.$M148];[.$P148];[.$S148];[.$V148])" table:style-name="ce1">
            <text:p>0</text:p>
          </table:table-cell>
          <table:table-cell office:value-type="float" office:value="0" table:formula="of:=MEDIAN([.$B148];[.$E148];[.$H148];[.$K148];[.$N148];[.$Q148];[.$T148])" table:style-name="ce1">
            <text:p>0</text:p>
          </table:table-cell>
          <table:table-cell office:value-type="float" office:value="0" table:formula="of:=MEDIAN([.$C148];[.$F148];[.$I148];[.$L148];[.$O148];[.$R148];[.$U148])" table:style-name="ce1">
            <text:p>0</text:p>
          </table:table-cell>
          <table:table-cell office:value-type="float" office:value="0" table:formula="of:=MEDIAN([.$D148];[.$G148];[.$J148];[.$M148];[.$P148];[.$S148];[.$V148])" table:style-name="ce1">
            <text:p>0</text:p>
          </table:table-cell>
          <table:table-cell office:value-type="float" office:value="0" table:formula="of:=MAX([.$B148];[.$E148];[.$H148];[.$K148];[.$N148];[.$Q148];[.$T148])" table:style-name="ce1">
            <text:p>0</text:p>
          </table:table-cell>
          <table:table-cell office:value-type="float" office:value="10" table:formula="of:=MAX([.$C148];[.$F148];[.$I148];[.$L148];[.$O148];[.$R148];[.$U148])" table:style-name="ce1">
            <text:p>10</text:p>
          </table:table-cell>
          <table:table-cell office:value-type="float" office:value="0" table:formula="of:=MAX([.$D148];[.$G148];[.$J148];[.$M148];[.$P148];[.$S148];[.$V148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5_a3_c70_h17.lp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5" table:style-name="ce1">
            <text:p>0,5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149];[.$E149];[.$H149];[.$K149];[.$N149];[.$Q149];[.$T149])" table:style-name="ce1">
            <text:p>0,01</text:p>
          </table:table-cell>
          <table:table-cell office:value-type="float" office:value="31" table:formula="of:=MIN([.$C149];[.$F149];[.$I149];[.$L149];[.$O149];[.$R149];[.$U149])" table:style-name="ce1">
            <text:p>31</text:p>
          </table:table-cell>
          <table:table-cell office:value-type="float" office:value="0" table:formula="of:=MIN([.$D149];[.$G149];[.$J149];[.$M149];[.$P149];[.$S149];[.$V149])" table:style-name="ce1">
            <text:p>0</text:p>
          </table:table-cell>
          <table:table-cell office:value-type="float" office:value="0.01" table:formula="of:=MEDIAN([.$B149];[.$E149];[.$H149];[.$K149];[.$N149];[.$Q149];[.$T149])" table:style-name="ce1">
            <text:p>0,01</text:p>
          </table:table-cell>
          <table:table-cell office:value-type="float" office:value="79" table:formula="of:=MEDIAN([.$C149];[.$F149];[.$I149];[.$L149];[.$O149];[.$R149];[.$U149])" table:style-name="ce1">
            <text:p>79</text:p>
          </table:table-cell>
          <table:table-cell office:value-type="float" office:value="7" table:formula="of:=MEDIAN([.$D149];[.$G149];[.$J149];[.$M149];[.$P149];[.$S149];[.$V149])" table:style-name="ce1">
            <text:p>7</text:p>
          </table:table-cell>
          <table:table-cell office:value-type="float" office:value="0.5" table:formula="of:=MAX([.$B149];[.$E149];[.$H149];[.$K149];[.$N149];[.$Q149];[.$T149])" table:style-name="ce1">
            <text:p>0,5</text:p>
          </table:table-cell>
          <table:table-cell office:value-type="float" office:value="18723" table:formula="of:=MAX([.$C149];[.$F149];[.$I149];[.$L149];[.$O149];[.$R149];[.$U149])" table:style-name="ce1">
            <text:p>18723</text:p>
          </table:table-cell>
          <table:table-cell office:value-type="float" office:value="9" table:formula="of:=MAX([.$D149];[.$G149];[.$J149];[.$M149];[.$P149];[.$S149];[.$V149])" table:style-name="ce1">
            <text:p>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6_a1_c70_h17.lp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0.1" table:style-name="ce1">
            <text:p>0,1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150];[.$E150];[.$H150];[.$K150];[.$N150];[.$Q150];[.$T150])" table:style-name="ce1">
            <text:p>0</text:p>
          </table:table-cell>
          <table:table-cell office:value-type="float" office:value="7" table:formula="of:=MIN([.$C150];[.$F150];[.$I150];[.$L150];[.$O150];[.$R150];[.$U150])" table:style-name="ce1">
            <text:p>7</text:p>
          </table:table-cell>
          <table:table-cell office:value-type="float" office:value="3" table:formula="of:=MIN([.$D150];[.$G150];[.$J150];[.$M150];[.$P150];[.$S150];[.$V150])" table:style-name="ce1">
            <text:p>3</text:p>
          </table:table-cell>
          <table:table-cell office:value-type="float" office:value="0.01" table:formula="of:=MEDIAN([.$B150];[.$E150];[.$H150];[.$K150];[.$N150];[.$Q150];[.$T150])" table:style-name="ce1">
            <text:p>0,01</text:p>
          </table:table-cell>
          <table:table-cell office:value-type="float" office:value="12" table:formula="of:=MEDIAN([.$C150];[.$F150];[.$I150];[.$L150];[.$O150];[.$R150];[.$U150])" table:style-name="ce1">
            <text:p>12</text:p>
          </table:table-cell>
          <table:table-cell office:value-type="float" office:value="4" table:formula="of:=MEDIAN([.$D150];[.$G150];[.$J150];[.$M150];[.$P150];[.$S150];[.$V150])" table:style-name="ce1">
            <text:p>4</text:p>
          </table:table-cell>
          <table:table-cell office:value-type="float" office:value="0.1" table:formula="of:=MAX([.$B150];[.$E150];[.$H150];[.$K150];[.$N150];[.$Q150];[.$T150])" table:style-name="ce1">
            <text:p>0,1</text:p>
          </table:table-cell>
          <table:table-cell office:value-type="float" office:value="2438" table:formula="of:=MAX([.$C150];[.$F150];[.$I150];[.$L150];[.$O150];[.$R150];[.$U150])" table:style-name="ce1">
            <text:p>2438</text:p>
          </table:table-cell>
          <table:table-cell office:value-type="float" office:value="7" table:formula="of:=MAX([.$D150];[.$G150];[.$J150];[.$M150];[.$P150];[.$S150];[.$V150])" table:style-name="ce1">
            <text:p>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6_a2_c70_h35.lp</text:p>
          </table:table-cell>
          <table:table-cell office:value-type="float" office:value="0.02" table:style-name="ce3">
            <text:p>0,02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3">
            <text:p>0,02</text:p>
          </table:table-cell>
          <table:table-cell office:value-type="float" office:value="75" table:style-name="ce3">
            <text:p>75</text:p>
          </table:table-cell>
          <table:table-cell office:value-type="float" office:value="6" table:style-name="ce3">
            <text:p>6</text:p>
          </table:table-cell>
          <table:table-cell office:value-type="float" office:value="2.5099999999999998" table:style-name="ce2">
            <text:p>2,51</text:p>
          </table:table-cell>
          <table:table-cell office:value-type="float" office:value="34536" table:style-name="ce2">
            <text:p>34536</text:p>
          </table:table-cell>
          <table:table-cell office:value-type="float" office:value="40" table:style-name="ce2">
            <text:p>40</text:p>
          </table:table-cell>
          <table:table-cell office:value-type="float" office:value="0.04" table:style-name="ce1">
            <text:p>0,04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11" table:style-name="ce1">
            <text:p>0,11</text:p>
          </table:table-cell>
          <table:table-cell office:value-type="float" office:value="486" table:style-name="ce1">
            <text:p>486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75" table:style-name="ce3">
            <text:p>75</text:p>
          </table:table-cell>
          <table:table-cell office:value-type="float" office:value="6" table:style-name="ce3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537" table:style-name="ce1">
            <text:p>537</text:p>
          </table:table-cell>
          <table:table-cell office:value-type="float" office:value="19" table:style-name="ce1">
            <text:p>19</text:p>
          </table:table-cell>
          <table:table-cell office:value-type="float" office:value="0.02" table:formula="of:=MIN([.$B151];[.$E151];[.$H151];[.$K151];[.$N151];[.$Q151];[.$T151])" table:style-name="ce1">
            <text:p>0,02</text:p>
          </table:table-cell>
          <table:table-cell office:value-type="float" office:value="75" table:formula="of:=MIN([.$C151];[.$F151];[.$I151];[.$L151];[.$O151];[.$R151];[.$U151])" table:style-name="ce1">
            <text:p>75</text:p>
          </table:table-cell>
          <table:table-cell office:value-type="float" office:value="6" table:formula="of:=MIN([.$D151];[.$G151];[.$J151];[.$M151];[.$P151];[.$S151];[.$V151])" table:style-name="ce1">
            <text:p>6</text:p>
          </table:table-cell>
          <table:table-cell office:value-type="float" office:value="0.03" table:formula="of:=MEDIAN([.$B151];[.$E151];[.$H151];[.$K151];[.$N151];[.$Q151];[.$T151])" table:style-name="ce1">
            <text:p>0,03</text:p>
          </table:table-cell>
          <table:table-cell office:value-type="float" office:value="486" table:formula="of:=MEDIAN([.$C151];[.$F151];[.$I151];[.$L151];[.$O151];[.$R151];[.$U151])" table:style-name="ce1">
            <text:p>486</text:p>
          </table:table-cell>
          <table:table-cell office:value-type="float" office:value="19" table:formula="of:=MEDIAN([.$D151];[.$G151];[.$J151];[.$M151];[.$P151];[.$S151];[.$V151])" table:style-name="ce1">
            <text:p>19</text:p>
          </table:table-cell>
          <table:table-cell office:value-type="float" office:value="2.5099999999999998" table:formula="of:=MAX([.$B151];[.$E151];[.$H151];[.$K151];[.$N151];[.$Q151];[.$T151])" table:style-name="ce1">
            <text:p>2,51</text:p>
          </table:table-cell>
          <table:table-cell office:value-type="float" office:value="34536" table:formula="of:=MAX([.$C151];[.$F151];[.$I151];[.$L151];[.$O151];[.$R151];[.$U151])" table:style-name="ce1">
            <text:p>34536</text:p>
          </table:table-cell>
          <table:table-cell office:value-type="float" office:value="40" table:formula="of:=MAX([.$D151];[.$G151];[.$J151];[.$M151];[.$P151];[.$S151];[.$V151])" table:style-name="ce1">
            <text:p>4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6_a3_c70_h27.lp</text:p>
          </table:table-cell>
          <table:table-cell office:value-type="float" office:value="0.1" table:style-name="ce1">
            <text:p>0,1</text:p>
          </table:table-cell>
          <table:table-cell office:value-type="float" office:value="648" table:style-name="ce1">
            <text:p>648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3">
            <text:p>0,02</text:p>
          </table:table-cell>
          <table:table-cell office:value-type="float" office:value="143" table:style-name="ce3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7.49" table:style-name="ce2">
            <text:p>7,49</text:p>
          </table:table-cell>
          <table:table-cell office:value-type="float" office:value="362429" table:style-name="ce2">
            <text:p>362429</text:p>
          </table:table-cell>
          <table:table-cell office:value-type="float" office:value="1607" table:style-name="ce2">
            <text:p>1607</text:p>
          </table:table-cell>
          <table:table-cell office:value-type="float" office:value="0.05" table:style-name="ce1">
            <text:p>0,05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3">
            <text:p>13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2946" table:style-name="ce1">
            <text:p>2946</text:p>
          </table:table-cell>
          <table:table-cell office:value-type="float" office:value="114" table:style-name="ce1">
            <text:p>114</text:p>
          </table:table-cell>
          <table:table-cell office:value-type="float" office:value="0.03" table:style-name="ce1">
            <text:p>0,03</text:p>
          </table:table-cell>
          <table:table-cell office:value-type="float" office:value="143" table:style-name="ce3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0.05" table:style-name="ce1">
            <text:p>0,05</text:p>
          </table:table-cell>
          <table:table-cell office:value-type="float" office:value="328" table:style-name="ce1">
            <text:p>328</text:p>
          </table:table-cell>
          <table:table-cell office:value-type="float" office:value="13" table:style-name="ce3">
            <text:p>13</text:p>
          </table:table-cell>
          <table:table-cell office:value-type="float" office:value="0.02" table:formula="of:=MIN([.$B152];[.$E152];[.$H152];[.$K152];[.$N152];[.$Q152];[.$T152])" table:style-name="ce1">
            <text:p>0,02</text:p>
          </table:table-cell>
          <table:table-cell office:value-type="float" office:value="143" table:formula="of:=MIN([.$C152];[.$F152];[.$I152];[.$L152];[.$O152];[.$R152];[.$U152])" table:style-name="ce1">
            <text:p>143</text:p>
          </table:table-cell>
          <table:table-cell office:value-type="float" office:value="13" table:formula="of:=MIN([.$D152];[.$G152];[.$J152];[.$M152];[.$P152];[.$S152];[.$V152])" table:style-name="ce1">
            <text:p>13</text:p>
          </table:table-cell>
          <table:table-cell office:value-type="float" office:value="0.05" table:formula="of:=MEDIAN([.$B152];[.$E152];[.$H152];[.$K152];[.$N152];[.$Q152];[.$T152])" table:style-name="ce1">
            <text:p>0,05</text:p>
          </table:table-cell>
          <table:table-cell office:value-type="float" office:value="330" table:formula="of:=MEDIAN([.$C152];[.$F152];[.$I152];[.$L152];[.$O152];[.$R152];[.$U152])" table:style-name="ce1">
            <text:p>330</text:p>
          </table:table-cell>
          <table:table-cell office:value-type="float" office:value="24" table:formula="of:=MEDIAN([.$D152];[.$G152];[.$J152];[.$M152];[.$P152];[.$S152];[.$V152])" table:style-name="ce1">
            <text:p>24</text:p>
          </table:table-cell>
          <table:table-cell office:value-type="float" office:value="7.49" table:formula="of:=MAX([.$B152];[.$E152];[.$H152];[.$K152];[.$N152];[.$Q152];[.$T152])" table:style-name="ce1">
            <text:p>7,49</text:p>
          </table:table-cell>
          <table:table-cell office:value-type="float" office:value="362429" table:formula="of:=MAX([.$C152];[.$F152];[.$I152];[.$L152];[.$O152];[.$R152];[.$U152])" table:style-name="ce1">
            <text:p>362429</text:p>
          </table:table-cell>
          <table:table-cell office:value-type="float" office:value="1607" table:formula="of:=MAX([.$D152];[.$G152];[.$J152];[.$M152];[.$P152];[.$S152];[.$V152])" table:style-name="ce1">
            <text:p>160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7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53];[.$E153];[.$H153];[.$K153];[.$N153];[.$Q153];[.$T153])" table:style-name="ce1">
            <text:p>0</text:p>
          </table:table-cell>
          <table:table-cell office:value-type="float" office:value="0" table:formula="of:=MIN([.$C153];[.$F153];[.$I153];[.$L153];[.$O153];[.$R153];[.$U153])" table:style-name="ce1">
            <text:p>0</text:p>
          </table:table-cell>
          <table:table-cell office:value-type="float" office:value="0" table:formula="of:=MIN([.$D153];[.$G153];[.$J153];[.$M153];[.$P153];[.$S153];[.$V153])" table:style-name="ce1">
            <text:p>0</text:p>
          </table:table-cell>
          <table:table-cell office:value-type="float" office:value="0" table:formula="of:=MEDIAN([.$B153];[.$E153];[.$H153];[.$K153];[.$N153];[.$Q153];[.$T153])" table:style-name="ce1">
            <text:p>0</text:p>
          </table:table-cell>
          <table:table-cell office:value-type="float" office:value="0" table:formula="of:=MEDIAN([.$C153];[.$F153];[.$I153];[.$L153];[.$O153];[.$R153];[.$U153])" table:style-name="ce1">
            <text:p>0</text:p>
          </table:table-cell>
          <table:table-cell office:value-type="float" office:value="0" table:formula="of:=MEDIAN([.$D153];[.$G153];[.$J153];[.$M153];[.$P153];[.$S153];[.$V153])" table:style-name="ce1">
            <text:p>0</text:p>
          </table:table-cell>
          <table:table-cell office:value-type="float" office:value="0" table:formula="of:=MAX([.$B153];[.$E153];[.$H153];[.$K153];[.$N153];[.$Q153];[.$T153])" table:style-name="ce1">
            <text:p>0</text:p>
          </table:table-cell>
          <table:table-cell office:value-type="float" office:value="5" table:formula="of:=MAX([.$C153];[.$F153];[.$I153];[.$L153];[.$O153];[.$R153];[.$U153])" table:style-name="ce1">
            <text:p>5</text:p>
          </table:table-cell>
          <table:table-cell office:value-type="float" office:value="0" table:formula="of:=MAX([.$D153];[.$G153];[.$J153];[.$M153];[.$P153];[.$S153];[.$V15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7_a2_c70_h15.lp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5" table:style-name="ce1">
            <text:p>0,5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154];[.$E154];[.$H154];[.$K154];[.$N154];[.$Q154];[.$T154])" table:style-name="ce1">
            <text:p>0</text:p>
          </table:table-cell>
          <table:table-cell office:value-type="float" office:value="13" table:formula="of:=MIN([.$C154];[.$F154];[.$I154];[.$L154];[.$O154];[.$R154];[.$U154])" table:style-name="ce1">
            <text:p>13</text:p>
          </table:table-cell>
          <table:table-cell office:value-type="float" office:value="1" table:formula="of:=MIN([.$D154];[.$G154];[.$J154];[.$M154];[.$P154];[.$S154];[.$V154])" table:style-name="ce1">
            <text:p>1</text:p>
          </table:table-cell>
          <table:table-cell office:value-type="float" office:value="0.01" table:formula="of:=MEDIAN([.$B154];[.$E154];[.$H154];[.$K154];[.$N154];[.$Q154];[.$T154])" table:style-name="ce1">
            <text:p>0,01</text:p>
          </table:table-cell>
          <table:table-cell office:value-type="float" office:value="33" table:formula="of:=MEDIAN([.$C154];[.$F154];[.$I154];[.$L154];[.$O154];[.$R154];[.$U154])" table:style-name="ce1">
            <text:p>33</text:p>
          </table:table-cell>
          <table:table-cell office:value-type="float" office:value="7" table:formula="of:=MEDIAN([.$D154];[.$G154];[.$J154];[.$M154];[.$P154];[.$S154];[.$V154])" table:style-name="ce1">
            <text:p>7</text:p>
          </table:table-cell>
          <table:table-cell office:value-type="float" office:value="0.5" table:formula="of:=MAX([.$B154];[.$E154];[.$H154];[.$K154];[.$N154];[.$Q154];[.$T154])" table:style-name="ce1">
            <text:p>0,5</text:p>
          </table:table-cell>
          <table:table-cell office:value-type="float" office:value="11140" table:formula="of:=MAX([.$C154];[.$F154];[.$I154];[.$L154];[.$O154];[.$R154];[.$U154])" table:style-name="ce1">
            <text:p>11140</text:p>
          </table:table-cell>
          <table:table-cell office:value-type="float" office:value="8" table:formula="of:=MAX([.$D154];[.$G154];[.$J154];[.$M154];[.$P154];[.$S154];[.$V154])" table:style-name="ce1">
            <text:p>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7_a3_c70_h24.lp</text:p>
          </table:table-cell>
          <table:table-cell office:value-type="float" office:value="0.02" table:style-name="ce1">
            <text:p>0,02</text:p>
          </table:table-cell>
          <table:table-cell office:value-type="float" office:value="54" table:style-name="ce3">
            <text:p>54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1.29" table:style-name="ce1">
            <text:p>1,29</text:p>
          </table:table-cell>
          <table:table-cell office:value-type="float" office:value="29131" table:style-name="ce2">
            <text:p>29131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11" table:style-name="ce1">
            <text:p>0,11</text:p>
          </table:table-cell>
          <table:table-cell office:value-type="float" office:value="554" table:style-name="ce1">
            <text:p>554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0.02" table:formula="of:=MIN([.$B155];[.$E155];[.$H155];[.$K155];[.$N155];[.$Q155];[.$T155])" table:style-name="ce1">
            <text:p>0,02</text:p>
          </table:table-cell>
          <table:table-cell office:value-type="float" office:value="54" table:formula="of:=MIN([.$C155];[.$F155];[.$I155];[.$L155];[.$O155];[.$R155];[.$U155])" table:style-name="ce1">
            <text:p>54</text:p>
          </table:table-cell>
          <table:table-cell office:value-type="float" office:value="3" table:formula="of:=MIN([.$D155];[.$G155];[.$J155];[.$M155];[.$P155];[.$S155];[.$V155])" table:style-name="ce1">
            <text:p>3</text:p>
          </table:table-cell>
          <table:table-cell office:value-type="float" office:value="0.03" table:formula="of:=MEDIAN([.$B155];[.$E155];[.$H155];[.$K155];[.$N155];[.$Q155];[.$T155])" table:style-name="ce1">
            <text:p>0,03</text:p>
          </table:table-cell>
          <table:table-cell office:value-type="float" office:value="321" table:formula="of:=MEDIAN([.$C155];[.$F155];[.$I155];[.$L155];[.$O155];[.$R155];[.$U155])" table:style-name="ce1">
            <text:p>321</text:p>
          </table:table-cell>
          <table:table-cell office:value-type="float" office:value="14" table:formula="of:=MEDIAN([.$D155];[.$G155];[.$J155];[.$M155];[.$P155];[.$S155];[.$V155])" table:style-name="ce1">
            <text:p>14</text:p>
          </table:table-cell>
          <table:table-cell office:value-type="float" office:value="1.29" table:formula="of:=MAX([.$B155];[.$E155];[.$H155];[.$K155];[.$N155];[.$Q155];[.$T155])" table:style-name="ce1">
            <text:p>1,29</text:p>
          </table:table-cell>
          <table:table-cell office:value-type="float" office:value="29131" table:formula="of:=MAX([.$C155];[.$F155];[.$I155];[.$L155];[.$O155];[.$R155];[.$U155])" table:style-name="ce1">
            <text:p>29131</text:p>
          </table:table-cell>
          <table:table-cell office:value-type="float" office:value="15" table:formula="of:=MAX([.$D155];[.$G155];[.$J155];[.$M155];[.$P155];[.$S155];[.$V155])" table:style-name="ce1">
            <text:p>1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8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56];[.$E156];[.$H156];[.$K156];[.$N156];[.$Q156];[.$T156])" table:style-name="ce1">
            <text:p>0</text:p>
          </table:table-cell>
          <table:table-cell office:value-type="float" office:value="0" table:formula="of:=MIN([.$C156];[.$F156];[.$I156];[.$L156];[.$O156];[.$R156];[.$U156])" table:style-name="ce1">
            <text:p>0</text:p>
          </table:table-cell>
          <table:table-cell office:value-type="float" office:value="0" table:formula="of:=MIN([.$D156];[.$G156];[.$J156];[.$M156];[.$P156];[.$S156];[.$V156])" table:style-name="ce1">
            <text:p>0</text:p>
          </table:table-cell>
          <table:table-cell office:value-type="float" office:value="0" table:formula="of:=MEDIAN([.$B156];[.$E156];[.$H156];[.$K156];[.$N156];[.$Q156];[.$T156])" table:style-name="ce1">
            <text:p>0</text:p>
          </table:table-cell>
          <table:table-cell office:value-type="float" office:value="0" table:formula="of:=MEDIAN([.$C156];[.$F156];[.$I156];[.$L156];[.$O156];[.$R156];[.$U156])" table:style-name="ce1">
            <text:p>0</text:p>
          </table:table-cell>
          <table:table-cell office:value-type="float" office:value="0" table:formula="of:=MEDIAN([.$D156];[.$G156];[.$J156];[.$M156];[.$P156];[.$S156];[.$V156])" table:style-name="ce1">
            <text:p>0</text:p>
          </table:table-cell>
          <table:table-cell office:value-type="float" office:value="0" table:formula="of:=MAX([.$B156];[.$E156];[.$H156];[.$K156];[.$N156];[.$Q156];[.$T156])" table:style-name="ce1">
            <text:p>0</text:p>
          </table:table-cell>
          <table:table-cell office:value-type="float" office:value="5" table:formula="of:=MAX([.$C156];[.$F156];[.$I156];[.$L156];[.$O156];[.$R156];[.$U156])" table:style-name="ce1">
            <text:p>5</text:p>
          </table:table-cell>
          <table:table-cell office:value-type="float" office:value="0" table:formula="of:=MAX([.$D156];[.$G156];[.$J156];[.$M156];[.$P156];[.$S156];[.$V156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8_a2_c70_h54.lp</text:p>
          </table:table-cell>
          <table:table-cell office:value-type="float" office:value="0.17" table:style-name="ce1">
            <text:p>0,17</text:p>
          </table:table-cell>
          <table:table-cell office:value-type="float" office:value="584" table:style-name="ce1">
            <text:p>584</text:p>
          </table:table-cell>
          <table:table-cell office:value-type="float" office:value="223" table:style-name="ce1">
            <text:p>223</text:p>
          </table:table-cell>
          <table:table-cell office:value-type="float" office:value="0.05" table:style-name="ce3">
            <text:p>0,05</text:p>
          </table:table-cell>
          <table:table-cell office:value-type="float" office:value="74" table:style-name="ce3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2.74" table:style-name="ce2">
            <text:p>2,74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0.08" table:style-name="ce1">
            <text:p>0,08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3">
            <text:p>11</text:p>
          </table:table-cell>
          <table:table-cell office:value-type="float" office:value="2.42" table:style-name="ce1">
            <text:p>2,42</text:p>
          </table:table-cell>
          <table:table-cell office:value-type="float" office:value="13239" table:style-name="ce1">
            <text:p>13239</text:p>
          </table:table-cell>
          <table:table-cell office:value-type="float" office:value="297" table:style-name="ce2">
            <text:p>297</text:p>
          </table:table-cell>
          <table:table-cell office:value-type="float" office:value="0.06" table:style-name="ce1">
            <text:p>0,06</text:p>
          </table:table-cell>
          <table:table-cell office:value-type="float" office:value="74" table:style-name="ce3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0.05" table:style-name="ce3">
            <text:p>0,05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3">
            <text:p>11</text:p>
          </table:table-cell>
          <table:table-cell office:value-type="float" office:value="0.05" table:formula="of:=MIN([.$B157];[.$E157];[.$H157];[.$K157];[.$N157];[.$Q157];[.$T157])" table:style-name="ce1">
            <text:p>0,05</text:p>
          </table:table-cell>
          <table:table-cell office:value-type="float" office:value="74" table:formula="of:=MIN([.$C157];[.$F157];[.$I157];[.$L157];[.$O157];[.$R157];[.$U157])" table:style-name="ce1">
            <text:p>74</text:p>
          </table:table-cell>
          <table:table-cell office:value-type="float" office:value="11" table:formula="of:=MIN([.$D157];[.$G157];[.$J157];[.$M157];[.$P157];[.$S157];[.$V157])" table:style-name="ce1">
            <text:p>11</text:p>
          </table:table-cell>
          <table:table-cell office:value-type="float" office:value="0.08" table:formula="of:=MEDIAN([.$B157];[.$E157];[.$H157];[.$K157];[.$N157];[.$Q157];[.$T157])" table:style-name="ce1">
            <text:p>0,08</text:p>
          </table:table-cell>
          <table:table-cell office:value-type="float" office:value="250" table:formula="of:=MEDIAN([.$C157];[.$F157];[.$I157];[.$L157];[.$O157];[.$R157];[.$U157])" table:style-name="ce1">
            <text:p>250</text:p>
          </table:table-cell>
          <table:table-cell office:value-type="float" office:value="19" table:formula="of:=MEDIAN([.$D157];[.$G157];[.$J157];[.$M157];[.$P157];[.$S157];[.$V157])" table:style-name="ce1">
            <text:p>19</text:p>
          </table:table-cell>
          <table:table-cell office:value-type="float" office:value="2.74" table:formula="of:=MAX([.$B157];[.$E157];[.$H157];[.$K157];[.$N157];[.$Q157];[.$T157])" table:style-name="ce1">
            <text:p>2,74</text:p>
          </table:table-cell>
          <table:table-cell office:value-type="float" office:value="30567" table:formula="of:=MAX([.$C157];[.$F157];[.$I157];[.$L157];[.$O157];[.$R157];[.$U157])" table:style-name="ce1">
            <text:p>30567</text:p>
          </table:table-cell>
          <table:table-cell office:value-type="float" office:value="297" table:formula="of:=MAX([.$D157];[.$G157];[.$J157];[.$M157];[.$P157];[.$S157];[.$V157])" table:style-name="ce1">
            <text:p>29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8_a3_c70_h22.lp</text:p>
          </table:table-cell>
          <table:table-cell office:value-type="float" office:value="0.02" table:style-name="ce1">
            <text:p>0,02</text:p>
          </table:table-cell>
          <table:table-cell office:value-type="float" office:value="31" table:style-name="ce3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95" table:style-name="ce1">
            <text:p>0,95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2">
            <text:p>24</text:p>
          </table:table-cell>
          <table:table-cell office:value-type="float" office:value="0.06" table:style-name="ce1">
            <text:p>0,06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05" table:style-name="ce1">
            <text:p>0,05</text:p>
          </table:table-cell>
          <table:table-cell office:value-type="float" office:value="1198" table:style-name="ce1">
            <text:p>1198</text:p>
          </table:table-cell>
          <table:table-cell office:value-type="float" office:value="21" table:style-name="ce1">
            <text:p>21</text:p>
          </table:table-cell>
          <table:table-cell office:value-type="float" office:value="0.02" table:formula="of:=MIN([.$B158];[.$E158];[.$H158];[.$K158];[.$N158];[.$Q158];[.$T158])" table:style-name="ce1">
            <text:p>0,02</text:p>
          </table:table-cell>
          <table:table-cell office:value-type="float" office:value="31" table:formula="of:=MIN([.$C158];[.$F158];[.$I158];[.$L158];[.$O158];[.$R158];[.$U158])" table:style-name="ce1">
            <text:p>31</text:p>
          </table:table-cell>
          <table:table-cell office:value-type="float" office:value="2" table:formula="of:=MIN([.$D158];[.$G158];[.$J158];[.$M158];[.$P158];[.$S158];[.$V158])" table:style-name="ce1">
            <text:p>2</text:p>
          </table:table-cell>
          <table:table-cell office:value-type="float" office:value="0.03" table:formula="of:=MEDIAN([.$B158];[.$E158];[.$H158];[.$K158];[.$N158];[.$Q158];[.$T158])" table:style-name="ce1">
            <text:p>0,03</text:p>
          </table:table-cell>
          <table:table-cell office:value-type="float" office:value="86" table:formula="of:=MEDIAN([.$C158];[.$F158];[.$I158];[.$L158];[.$O158];[.$R158];[.$U158])" table:style-name="ce1">
            <text:p>86</text:p>
          </table:table-cell>
          <table:table-cell office:value-type="float" office:value="14" table:formula="of:=MEDIAN([.$D158];[.$G158];[.$J158];[.$M158];[.$P158];[.$S158];[.$V158])" table:style-name="ce1">
            <text:p>14</text:p>
          </table:table-cell>
          <table:table-cell office:value-type="float" office:value="0.95" table:formula="of:=MAX([.$B158];[.$E158];[.$H158];[.$K158];[.$N158];[.$Q158];[.$T158])" table:style-name="ce1">
            <text:p>0,95</text:p>
          </table:table-cell>
          <table:table-cell office:value-type="float" office:value="18880" table:formula="of:=MAX([.$C158];[.$F158];[.$I158];[.$L158];[.$O158];[.$R158];[.$U158])" table:style-name="ce1">
            <text:p>18880</text:p>
          </table:table-cell>
          <table:table-cell office:value-type="float" office:value="24" table:formula="of:=MAX([.$D158];[.$G158];[.$J158];[.$M158];[.$P158];[.$S158];[.$V158])" table:style-name="ce1">
            <text:p>2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9_a1_c70_h26.lp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5.51" table:style-name="ce2">
            <text:p>5,51</text:p>
          </table:table-cell>
          <table:table-cell office:value-type="float" office:value="44149" table:style-name="ce2">
            <text:p>44149</text:p>
          </table:table-cell>
          <table:table-cell office:value-type="float" office:value="1297" table:style-name="ce2">
            <text:p>1297</text:p>
          </table:table-cell>
          <table:table-cell office:value-type="float" office:value="0.01" table:style-name="ce1">
            <text:p>0,0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159];[.$E159];[.$H159];[.$K159];[.$N159];[.$Q159];[.$T159])" table:style-name="ce1">
            <text:p>0</text:p>
          </table:table-cell>
          <table:table-cell office:value-type="float" office:value="3" table:formula="of:=MIN([.$C159];[.$F159];[.$I159];[.$L159];[.$O159];[.$R159];[.$U159])" table:style-name="ce1">
            <text:p>3</text:p>
          </table:table-cell>
          <table:table-cell office:value-type="float" office:value="0" table:formula="of:=MIN([.$D159];[.$G159];[.$J159];[.$M159];[.$P159];[.$S159];[.$V159])" table:style-name="ce1">
            <text:p>0</text:p>
          </table:table-cell>
          <table:table-cell office:value-type="float" office:value="0.01" table:formula="of:=MEDIAN([.$B159];[.$E159];[.$H159];[.$K159];[.$N159];[.$Q159];[.$T159])" table:style-name="ce1">
            <text:p>0,01</text:p>
          </table:table-cell>
          <table:table-cell office:value-type="float" office:value="14" table:formula="of:=MEDIAN([.$C159];[.$F159];[.$I159];[.$L159];[.$O159];[.$R159];[.$U159])" table:style-name="ce1">
            <text:p>14</text:p>
          </table:table-cell>
          <table:table-cell office:value-type="float" office:value="3" table:formula="of:=MEDIAN([.$D159];[.$G159];[.$J159];[.$M159];[.$P159];[.$S159];[.$V159])" table:style-name="ce1">
            <text:p>3</text:p>
          </table:table-cell>
          <table:table-cell office:value-type="float" office:value="5.51" table:formula="of:=MAX([.$B159];[.$E159];[.$H159];[.$K159];[.$N159];[.$Q159];[.$T159])" table:style-name="ce1">
            <text:p>5,51</text:p>
          </table:table-cell>
          <table:table-cell office:value-type="float" office:value="44149" table:formula="of:=MAX([.$C159];[.$F159];[.$I159];[.$L159];[.$O159];[.$R159];[.$U159])" table:style-name="ce1">
            <text:p>44149</text:p>
          </table:table-cell>
          <table:table-cell office:value-type="float" office:value="1297" table:formula="of:=MAX([.$D159];[.$G159];[.$J159];[.$M159];[.$P159];[.$S159];[.$V159])" table:style-name="ce1">
            <text:p>129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9_a2_c70_h13.lp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41" table:style-name="ce1">
            <text:p>0,41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0];[.$E160];[.$H160];[.$K160];[.$N160];[.$Q160];[.$T160])" table:style-name="ce1">
            <text:p>0</text:p>
          </table:table-cell>
          <table:table-cell office:value-type="float" office:value="12" table:formula="of:=MIN([.$C160];[.$F160];[.$I160];[.$L160];[.$O160];[.$R160];[.$U160])" table:style-name="ce1">
            <text:p>12</text:p>
          </table:table-cell>
          <table:table-cell office:value-type="float" office:value="0" table:formula="of:=MIN([.$D160];[.$G160];[.$J160];[.$M160];[.$P160];[.$S160];[.$V160])" table:style-name="ce1">
            <text:p>0</text:p>
          </table:table-cell>
          <table:table-cell office:value-type="float" office:value="0" table:formula="of:=MEDIAN([.$B160];[.$E160];[.$H160];[.$K160];[.$N160];[.$Q160];[.$T160])" table:style-name="ce1">
            <text:p>0</text:p>
          </table:table-cell>
          <table:table-cell office:value-type="float" office:value="13" table:formula="of:=MEDIAN([.$C160];[.$F160];[.$I160];[.$L160];[.$O160];[.$R160];[.$U160])" table:style-name="ce1">
            <text:p>13</text:p>
          </table:table-cell>
          <table:table-cell office:value-type="float" office:value="0" table:formula="of:=MEDIAN([.$D160];[.$G160];[.$J160];[.$M160];[.$P160];[.$S160];[.$V160])" table:style-name="ce1">
            <text:p>0</text:p>
          </table:table-cell>
          <table:table-cell office:value-type="float" office:value="0.41" table:formula="of:=MAX([.$B160];[.$E160];[.$H160];[.$K160];[.$N160];[.$Q160];[.$T160])" table:style-name="ce1">
            <text:p>0,41</text:p>
          </table:table-cell>
          <table:table-cell office:value-type="float" office:value="12480" table:formula="of:=MAX([.$C160];[.$F160];[.$I160];[.$L160];[.$O160];[.$R160];[.$U160])" table:style-name="ce1">
            <text:p>12480</text:p>
          </table:table-cell>
          <table:table-cell office:value-type="float" office:value="1" table:formula="of:=MAX([.$D160];[.$G160];[.$J160];[.$M160];[.$P160];[.$S160];[.$V160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9_a3_c70_h9.lp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6" table:style-name="ce1">
            <text:p>0,6</text:p>
          </table:table-cell>
          <table:table-cell office:value-type="float" office:value="23803" table:style-name="ce2">
            <text:p>23803</text:p>
          </table:table-cell>
          <table:table-cell office:value-type="float" office:value="19" table:style-name="ce2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161];[.$E161];[.$H161];[.$K161];[.$N161];[.$Q161];[.$T161])" table:style-name="ce1">
            <text:p>0,01</text:p>
          </table:table-cell>
          <table:table-cell office:value-type="float" office:value="12" table:formula="of:=MIN([.$C161];[.$F161];[.$I161];[.$L161];[.$O161];[.$R161];[.$U161])" table:style-name="ce1">
            <text:p>12</text:p>
          </table:table-cell>
          <table:table-cell office:value-type="float" office:value="0" table:formula="of:=MIN([.$D161];[.$G161];[.$J161];[.$M161];[.$P161];[.$S161];[.$V161])" table:style-name="ce1">
            <text:p>0</text:p>
          </table:table-cell>
          <table:table-cell office:value-type="float" office:value="0.01" table:formula="of:=MEDIAN([.$B161];[.$E161];[.$H161];[.$K161];[.$N161];[.$Q161];[.$T161])" table:style-name="ce1">
            <text:p>0,01</text:p>
          </table:table-cell>
          <table:table-cell office:value-type="float" office:value="39" table:formula="of:=MEDIAN([.$C161];[.$F161];[.$I161];[.$L161];[.$O161];[.$R161];[.$U161])" table:style-name="ce1">
            <text:p>39</text:p>
          </table:table-cell>
          <table:table-cell office:value-type="float" office:value="7" table:formula="of:=MEDIAN([.$D161];[.$G161];[.$J161];[.$M161];[.$P161];[.$S161];[.$V161])" table:style-name="ce1">
            <text:p>7</text:p>
          </table:table-cell>
          <table:table-cell office:value-type="float" office:value="0.6" table:formula="of:=MAX([.$B161];[.$E161];[.$H161];[.$K161];[.$N161];[.$Q161];[.$T161])" table:style-name="ce1">
            <text:p>0,6</text:p>
          </table:table-cell>
          <table:table-cell office:value-type="float" office:value="23803" table:formula="of:=MAX([.$C161];[.$F161];[.$I161];[.$L161];[.$O161];[.$R161];[.$U161])" table:style-name="ce1">
            <text:p>23803</text:p>
          </table:table-cell>
          <table:table-cell office:value-type="float" office:value="19" table:formula="of:=MAX([.$D161];[.$G161];[.$J161];[.$M161];[.$P161];[.$S161];[.$V161])" table:style-name="ce1">
            <text:p>1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_a14_c42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162];[.$E162];[.$H162];[.$K162];[.$N162];[.$Q162];[.$T162])" table:style-name="ce1">
            <text:p>21600</text:p>
          </table:table-cell>
          <table:table-cell office:value-type="float" office:value="0" table:formula="of:=MIN([.$C162];[.$F162];[.$I162];[.$L162];[.$O162];[.$R162];[.$U162])" table:style-name="ce1">
            <text:p>0</text:p>
          </table:table-cell>
          <table:table-cell office:value-type="float" office:value="0" table:formula="of:=MIN([.$D162];[.$G162];[.$J162];[.$M162];[.$P162];[.$S162];[.$V162])" table:style-name="ce1">
            <text:p>0</text:p>
          </table:table-cell>
          <table:table-cell office:value-type="float" office:value="21600" table:formula="of:=MEDIAN([.$B162];[.$E162];[.$H162];[.$K162];[.$N162];[.$Q162];[.$T162])" table:style-name="ce1">
            <text:p>21600</text:p>
          </table:table-cell>
          <table:table-cell office:value-type="float" office:value="0" table:formula="of:=MEDIAN([.$C162];[.$F162];[.$I162];[.$L162];[.$O162];[.$R162];[.$U162])" table:style-name="ce1">
            <text:p>0</text:p>
          </table:table-cell>
          <table:table-cell office:value-type="float" office:value="0" table:formula="of:=MEDIAN([.$D162];[.$G162];[.$J162];[.$M162];[.$P162];[.$S162];[.$V162])" table:style-name="ce1">
            <text:p>0</text:p>
          </table:table-cell>
          <table:table-cell office:value-type="float" office:value="21600" table:formula="of:=MAX([.$B162];[.$E162];[.$H162];[.$K162];[.$N162];[.$Q162];[.$T162])" table:style-name="ce1">
            <text:p>21600</text:p>
          </table:table-cell>
          <table:table-cell office:value-type="float" office:value="0" table:formula="of:=MAX([.$C162];[.$F162];[.$I162];[.$L162];[.$O162];[.$R162];[.$U162])" table:style-name="ce1">
            <text:p>0</text:p>
          </table:table-cell>
          <table:table-cell office:value-type="float" office:value="0" table:formula="of:=MAX([.$D162];[.$G162];[.$J162];[.$M162];[.$P162];[.$S162];[.$V162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_a14_c62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3];[.$E163];[.$H163];[.$K163];[.$N163];[.$Q163];[.$T163])" table:style-name="ce1">
            <text:p>0</text:p>
          </table:table-cell>
          <table:table-cell office:value-type="float" office:value="0" table:formula="of:=MIN([.$C163];[.$F163];[.$I163];[.$L163];[.$O163];[.$R163];[.$U163])" table:style-name="ce1">
            <text:p>0</text:p>
          </table:table-cell>
          <table:table-cell office:value-type="float" office:value="0" table:formula="of:=MIN([.$D163];[.$G163];[.$J163];[.$M163];[.$P163];[.$S163];[.$V163])" table:style-name="ce1">
            <text:p>0</text:p>
          </table:table-cell>
          <table:table-cell office:value-type="float" office:value="0" table:formula="of:=MEDIAN([.$B163];[.$E163];[.$H163];[.$K163];[.$N163];[.$Q163];[.$T163])" table:style-name="ce1">
            <text:p>0</text:p>
          </table:table-cell>
          <table:table-cell office:value-type="float" office:value="0" table:formula="of:=MEDIAN([.$C163];[.$F163];[.$I163];[.$L163];[.$O163];[.$R163];[.$U163])" table:style-name="ce1">
            <text:p>0</text:p>
          </table:table-cell>
          <table:table-cell office:value-type="float" office:value="0" table:formula="of:=MEDIAN([.$D163];[.$G163];[.$J163];[.$M163];[.$P163];[.$S163];[.$V163])" table:style-name="ce1">
            <text:p>0</text:p>
          </table:table-cell>
          <table:table-cell office:value-type="float" office:value="0" table:formula="of:=MAX([.$B163];[.$E163];[.$H163];[.$K163];[.$N163];[.$Q163];[.$T163])" table:style-name="ce1">
            <text:p>0</text:p>
          </table:table-cell>
          <table:table-cell office:value-type="float" office:value="0" table:formula="of:=MAX([.$C163];[.$F163];[.$I163];[.$L163];[.$O163];[.$R163];[.$U163])" table:style-name="ce1">
            <text:p>0</text:p>
          </table:table-cell>
          <table:table-cell office:value-type="float" office:value="1" table:formula="of:=MAX([.$D163];[.$G163];[.$J163];[.$M163];[.$P163];[.$S163];[.$V163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2_a1_c70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4];[.$E164];[.$H164];[.$K164];[.$N164];[.$Q164];[.$T164])" table:style-name="ce1">
            <text:p>0</text:p>
          </table:table-cell>
          <table:table-cell office:value-type="float" office:value="0" table:formula="of:=MIN([.$C164];[.$F164];[.$I164];[.$L164];[.$O164];[.$R164];[.$U164])" table:style-name="ce1">
            <text:p>0</text:p>
          </table:table-cell>
          <table:table-cell office:value-type="float" office:value="0" table:formula="of:=MIN([.$D164];[.$G164];[.$J164];[.$M164];[.$P164];[.$S164];[.$V164])" table:style-name="ce1">
            <text:p>0</text:p>
          </table:table-cell>
          <table:table-cell office:value-type="float" office:value="0" table:formula="of:=MEDIAN([.$B164];[.$E164];[.$H164];[.$K164];[.$N164];[.$Q164];[.$T164])" table:style-name="ce1">
            <text:p>0</text:p>
          </table:table-cell>
          <table:table-cell office:value-type="float" office:value="0" table:formula="of:=MEDIAN([.$C164];[.$F164];[.$I164];[.$L164];[.$O164];[.$R164];[.$U164])" table:style-name="ce1">
            <text:p>0</text:p>
          </table:table-cell>
          <table:table-cell office:value-type="float" office:value="0" table:formula="of:=MEDIAN([.$D164];[.$G164];[.$J164];[.$M164];[.$P164];[.$S164];[.$V164])" table:style-name="ce1">
            <text:p>0</text:p>
          </table:table-cell>
          <table:table-cell office:value-type="float" office:value="0" table:formula="of:=MAX([.$B164];[.$E164];[.$H164];[.$K164];[.$N164];[.$Q164];[.$T164])" table:style-name="ce1">
            <text:p>0</text:p>
          </table:table-cell>
          <table:table-cell office:value-type="float" office:value="2" table:formula="of:=MAX([.$C164];[.$F164];[.$I164];[.$L164];[.$O164];[.$R164];[.$U164])" table:style-name="ce1">
            <text:p>2</text:p>
          </table:table-cell>
          <table:table-cell office:value-type="float" office:value="0" table:formula="of:=MAX([.$D164];[.$G164];[.$J164];[.$M164];[.$P164];[.$S164];[.$V164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30_a1_c70_h29.lp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3">
            <text:p>4</text:p>
          </table:table-cell>
          <table:table-cell office:value-type="float" office:value="0.38" table:style-name="ce1">
            <text:p>0,38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9" table:style-name="ce1">
            <text:p>9</text:p>
          </table:table-cell>
          <table:table-cell office:value-type="float" office:value="0.01" table:formula="of:=MIN([.$B165];[.$E165];[.$H165];[.$K165];[.$N165];[.$Q165];[.$T165])" table:style-name="ce1">
            <text:p>0,01</text:p>
          </table:table-cell>
          <table:table-cell office:value-type="float" office:value="13" table:formula="of:=MIN([.$C165];[.$F165];[.$I165];[.$L165];[.$O165];[.$R165];[.$U165])" table:style-name="ce1">
            <text:p>13</text:p>
          </table:table-cell>
          <table:table-cell office:value-type="float" office:value="4" table:formula="of:=MIN([.$D165];[.$G165];[.$J165];[.$M165];[.$P165];[.$S165];[.$V165])" table:style-name="ce1">
            <text:p>4</text:p>
          </table:table-cell>
          <table:table-cell office:value-type="float" office:value="0.02" table:formula="of:=MEDIAN([.$B165];[.$E165];[.$H165];[.$K165];[.$N165];[.$Q165];[.$T165])" table:style-name="ce1">
            <text:p>0,02</text:p>
          </table:table-cell>
          <table:table-cell office:value-type="float" office:value="26" table:formula="of:=MEDIAN([.$C165];[.$F165];[.$I165];[.$L165];[.$O165];[.$R165];[.$U165])" table:style-name="ce1">
            <text:p>26</text:p>
          </table:table-cell>
          <table:table-cell office:value-type="float" office:value="8" table:formula="of:=MEDIAN([.$D165];[.$G165];[.$J165];[.$M165];[.$P165];[.$S165];[.$V165])" table:style-name="ce1">
            <text:p>8</text:p>
          </table:table-cell>
          <table:table-cell office:value-type="float" office:value="0.38" table:formula="of:=MAX([.$B165];[.$E165];[.$H165];[.$K165];[.$N165];[.$Q165];[.$T165])" table:style-name="ce1">
            <text:p>0,38</text:p>
          </table:table-cell>
          <table:table-cell office:value-type="float" office:value="8901" table:formula="of:=MAX([.$C165];[.$F165];[.$I165];[.$L165];[.$O165];[.$R165];[.$U165])" table:style-name="ce1">
            <text:p>8901</text:p>
          </table:table-cell>
          <table:table-cell office:value-type="float" office:value="11" table:formula="of:=MAX([.$D165];[.$G165];[.$J165];[.$M165];[.$P165];[.$S165];[.$V165])" table:style-name="ce1">
            <text:p>1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30_a2_c70_h7.lp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.15" table:style-name="ce1">
            <text:p>0,15</text:p>
          </table:table-cell>
          <table:table-cell office:value-type="float" office:value="8385" table:style-name="ce2">
            <text:p>838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66];[.$E166];[.$H166];[.$K166];[.$N166];[.$Q166];[.$T166])" table:style-name="ce1">
            <text:p>0</text:p>
          </table:table-cell>
          <table:table-cell office:value-type="float" office:value="8" table:formula="of:=MIN([.$C166];[.$F166];[.$I166];[.$L166];[.$O166];[.$R166];[.$U166])" table:style-name="ce1">
            <text:p>8</text:p>
          </table:table-cell>
          <table:table-cell office:value-type="float" office:value="0" table:formula="of:=MIN([.$D166];[.$G166];[.$J166];[.$M166];[.$P166];[.$S166];[.$V166])" table:style-name="ce1">
            <text:p>0</text:p>
          </table:table-cell>
          <table:table-cell office:value-type="float" office:value="0" table:formula="of:=MEDIAN([.$B166];[.$E166];[.$H166];[.$K166];[.$N166];[.$Q166];[.$T166])" table:style-name="ce1">
            <text:p>0</text:p>
          </table:table-cell>
          <table:table-cell office:value-type="float" office:value="14" table:formula="of:=MEDIAN([.$C166];[.$F166];[.$I166];[.$L166];[.$O166];[.$R166];[.$U166])" table:style-name="ce1">
            <text:p>14</text:p>
          </table:table-cell>
          <table:table-cell office:value-type="float" office:value="2" table:formula="of:=MEDIAN([.$D166];[.$G166];[.$J166];[.$M166];[.$P166];[.$S166];[.$V166])" table:style-name="ce1">
            <text:p>2</text:p>
          </table:table-cell>
          <table:table-cell office:value-type="float" office:value="0.15" table:formula="of:=MAX([.$B166];[.$E166];[.$H166];[.$K166];[.$N166];[.$Q166];[.$T166])" table:style-name="ce1">
            <text:p>0,15</text:p>
          </table:table-cell>
          <table:table-cell office:value-type="float" office:value="8385" table:formula="of:=MAX([.$C166];[.$F166];[.$I166];[.$L166];[.$O166];[.$R166];[.$U166])" table:style-name="ce1">
            <text:p>8385</text:p>
          </table:table-cell>
          <table:table-cell office:value-type="float" office:value="3" table:formula="of:=MAX([.$D166];[.$G166];[.$J166];[.$M166];[.$P166];[.$S166];[.$V166])" table:style-name="ce1">
            <text:p>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30_a3_c70_h27.lp</text:p>
          </table:table-cell>
          <table:table-cell office:value-type="float" office:value="0.03" table:style-name="ce1">
            <text:p>0,03</text:p>
          </table:table-cell>
          <table:table-cell office:value-type="float" office:value="76" table:style-name="ce3">
            <text:p>76</text:p>
          </table:table-cell>
          <table:table-cell office:value-type="float" office:value="9" table:style-name="ce3">
            <text:p>9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2">
            <text:p>18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23846" table:style-name="ce2">
            <text:p>23846</text:p>
          </table:table-cell>
          <table:table-cell office:value-type="float" office:value="10" table:style-name="ce1">
            <text:p>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3">
            <text:p>9</text:p>
          </table:table-cell>
          <table:table-cell office:value-type="float" office:value="0.11" table:style-name="ce1">
            <text:p>0,11</text:p>
          </table:table-cell>
          <table:table-cell office:value-type="float" office:value="408" table:style-name="ce1">
            <text:p>408</text:p>
          </table:table-cell>
          <table:table-cell office:value-type="float" office:value="10" table:style-name="ce1">
            <text:p>10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2">
            <text:p>18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10" table:style-name="ce1">
            <text:p>10</text:p>
          </table:table-cell>
          <table:table-cell office:value-type="float" office:value="0.03" table:formula="of:=MIN([.$B167];[.$E167];[.$H167];[.$K167];[.$N167];[.$Q167];[.$T167])" table:style-name="ce1">
            <text:p>0,03</text:p>
          </table:table-cell>
          <table:table-cell office:value-type="float" office:value="76" table:formula="of:=MIN([.$C167];[.$F167];[.$I167];[.$L167];[.$O167];[.$R167];[.$U167])" table:style-name="ce1">
            <text:p>76</text:p>
          </table:table-cell>
          <table:table-cell office:value-type="float" office:value="9" table:formula="of:=MIN([.$D167];[.$G167];[.$J167];[.$M167];[.$P167];[.$S167];[.$V167])" table:style-name="ce1">
            <text:p>9</text:p>
          </table:table-cell>
          <table:table-cell office:value-type="float" office:value="0.06" table:formula="of:=MEDIAN([.$B167];[.$E167];[.$H167];[.$K167];[.$N167];[.$Q167];[.$T167])" table:style-name="ce1">
            <text:p>0,06</text:p>
          </table:table-cell>
          <table:table-cell office:value-type="float" office:value="353" table:formula="of:=MEDIAN([.$C167];[.$F167];[.$I167];[.$L167];[.$O167];[.$R167];[.$U167])" table:style-name="ce1">
            <text:p>353</text:p>
          </table:table-cell>
          <table:table-cell office:value-type="float" office:value="10" table:formula="of:=MEDIAN([.$D167];[.$G167];[.$J167];[.$M167];[.$P167];[.$S167];[.$V167])" table:style-name="ce1">
            <text:p>10</text:p>
          </table:table-cell>
          <table:table-cell office:value-type="float" office:value="1.1299999999999999" table:formula="of:=MAX([.$B167];[.$E167];[.$H167];[.$K167];[.$N167];[.$Q167];[.$T167])" table:style-name="ce1">
            <text:p>1,13</text:p>
          </table:table-cell>
          <table:table-cell office:value-type="float" office:value="23846" table:formula="of:=MAX([.$C167];[.$F167];[.$I167];[.$L167];[.$O167];[.$R167];[.$U167])" table:style-name="ce1">
            <text:p>23846</text:p>
          </table:table-cell>
          <table:table-cell office:value-type="float" office:value="18" table:formula="of:=MAX([.$D167];[.$G167];[.$J167];[.$M167];[.$P167];[.$S167];[.$V167])" table:style-name="ce1">
            <text:p>1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3_a16_c43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8];[.$E168];[.$H168];[.$K168];[.$N168];[.$Q168];[.$T168])" table:style-name="ce1">
            <text:p>0</text:p>
          </table:table-cell>
          <table:table-cell office:value-type="float" office:value="0" table:formula="of:=MIN([.$C168];[.$F168];[.$I168];[.$L168];[.$O168];[.$R168];[.$U168])" table:style-name="ce1">
            <text:p>0</text:p>
          </table:table-cell>
          <table:table-cell office:value-type="float" office:value="0" table:formula="of:=MIN([.$D168];[.$G168];[.$J168];[.$M168];[.$P168];[.$S168];[.$V168])" table:style-name="ce1">
            <text:p>0</text:p>
          </table:table-cell>
          <table:table-cell office:value-type="float" office:value="0" table:formula="of:=MEDIAN([.$B168];[.$E168];[.$H168];[.$K168];[.$N168];[.$Q168];[.$T168])" table:style-name="ce1">
            <text:p>0</text:p>
          </table:table-cell>
          <table:table-cell office:value-type="float" office:value="0" table:formula="of:=MEDIAN([.$C168];[.$F168];[.$I168];[.$L168];[.$O168];[.$R168];[.$U168])" table:style-name="ce1">
            <text:p>0</text:p>
          </table:table-cell>
          <table:table-cell office:value-type="float" office:value="0" table:formula="of:=MEDIAN([.$D168];[.$G168];[.$J168];[.$M168];[.$P168];[.$S168];[.$V168])" table:style-name="ce1">
            <text:p>0</text:p>
          </table:table-cell>
          <table:table-cell office:value-type="float" office:value="0" table:formula="of:=MAX([.$B168];[.$E168];[.$H168];[.$K168];[.$N168];[.$Q168];[.$T168])" table:style-name="ce1">
            <text:p>0</text:p>
          </table:table-cell>
          <table:table-cell office:value-type="float" office:value="0" table:formula="of:=MAX([.$C168];[.$F168];[.$I168];[.$L168];[.$O168];[.$R168];[.$U168])" table:style-name="ce1">
            <text:p>0</text:p>
          </table:table-cell>
          <table:table-cell office:value-type="float" office:value="1" table:formula="of:=MAX([.$D168];[.$G168];[.$J168];[.$M168];[.$P168];[.$S168];[.$V168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/random_s3_a16_c63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69];[.$E169];[.$H169];[.$K169];[.$N169];[.$Q169];[.$T169])" table:style-name="ce1">
            <text:p>0</text:p>
          </table:table-cell>
          <table:table-cell office:value-type="float" office:value="0" table:formula="of:=MIN([.$C169];[.$F169];[.$I169];[.$L169];[.$O169];[.$R169];[.$U169])" table:style-name="ce1">
            <text:p>0</text:p>
          </table:table-cell>
          <table:table-cell office:value-type="float" office:value="0" table:formula="of:=MIN([.$D169];[.$G169];[.$J169];[.$M169];[.$P169];[.$S169];[.$V169])" table:style-name="ce1">
            <text:p>0</text:p>
          </table:table-cell>
          <table:table-cell office:value-type="float" office:value="0" table:formula="of:=MEDIAN([.$B169];[.$E169];[.$H169];[.$K169];[.$N169];[.$Q169];[.$T169])" table:style-name="ce1">
            <text:p>0</text:p>
          </table:table-cell>
          <table:table-cell office:value-type="float" office:value="0" table:formula="of:=MEDIAN([.$C169];[.$F169];[.$I169];[.$L169];[.$O169];[.$R169];[.$U169])" table:style-name="ce1">
            <text:p>0</text:p>
          </table:table-cell>
          <table:table-cell office:value-type="float" office:value="0" table:formula="of:=MEDIAN([.$D169];[.$G169];[.$J169];[.$M169];[.$P169];[.$S169];[.$V169])" table:style-name="ce1">
            <text:p>0</text:p>
          </table:table-cell>
          <table:table-cell office:value-type="float" office:value="0" table:formula="of:=MAX([.$B169];[.$E169];[.$H169];[.$K169];[.$N169];[.$Q169];[.$T169])" table:style-name="ce1">
            <text:p>0</text:p>
          </table:table-cell>
          <table:table-cell office:value-type="float" office:value="0" table:formula="of:=MAX([.$C169];[.$F169];[.$I169];[.$L169];[.$O169];[.$R169];[.$U169])" table:style-name="ce1">
            <text:p>0</text:p>
          </table:table-cell>
          <table:table-cell office:value-type="float" office:value="1" table:formula="of:=MAX([.$D169];[.$G169];[.$J169];[.$M169];[.$P169];[.$S169];[.$V169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0_a10_w5_h12.lp</text:p>
          </table:table-cell>
          <table:table-cell office:value-type="float" office:value="0.01" table:style-name="ce1">
            <text:p>0,01</text:p>
          </table:table-cell>
          <table:table-cell office:value-type="float" office:value="115" table:style-name="ce3">
            <text:p>115</text:p>
          </table:table-cell>
          <table:table-cell office:value-type="float" office:value="6" table:style-name="ce3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435" table:style-name="ce1">
            <text:p>435</text:p>
          </table:table-cell>
          <table:table-cell office:value-type="float" office:value="41" table:style-name="ce1">
            <text:p>41</text:p>
          </table:table-cell>
          <table:table-cell office:value-type="float" office:value="1.44" table:style-name="ce1">
            <text:p>1,44</text:p>
          </table:table-cell>
          <table:table-cell office:value-type="float" office:value="193160" table:style-name="ce2">
            <text:p>193160</text:p>
          </table:table-cell>
          <table:table-cell office:value-type="float" office:value="3861" table:style-name="ce2">
            <text:p>3861</text:p>
          </table:table-cell>
          <table:table-cell office:value-type="float" office:value="0.01" table:style-name="ce1">
            <text:p>0,01</text:p>
          </table:table-cell>
          <table:table-cell office:value-type="float" office:value="413" table:style-name="ce1">
            <text:p>413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188" table:style-name="ce1">
            <text:p>188</text:p>
          </table:table-cell>
          <table:table-cell office:value-type="float" office:value="26" table:style-name="ce1">
            <text:p>26</text:p>
          </table:table-cell>
          <table:table-cell office:value-type="float" office:value="0.02" table:style-name="ce1">
            <text:p>0,02</text:p>
          </table:table-cell>
          <table:table-cell office:value-type="float" office:value="435" table:style-name="ce1">
            <text:p>435</text:p>
          </table:table-cell>
          <table:table-cell office:value-type="float" office:value="41" table:style-name="ce1">
            <text:p>41</text:p>
          </table:table-cell>
          <table:table-cell office:value-type="float" office:value="0.01" table:style-name="ce1">
            <text:p>0,01</text:p>
          </table:table-cell>
          <table:table-cell office:value-type="float" office:value="411" table:style-name="ce1">
            <text:p>411</text:p>
          </table:table-cell>
          <table:table-cell office:value-type="float" office:value="21" table:style-name="ce1">
            <text:p>21</text:p>
          </table:table-cell>
          <table:table-cell office:value-type="float" office:value="0.01" table:formula="of:=MIN([.$B170];[.$E170];[.$H170];[.$K170];[.$N170];[.$Q170];[.$T170])" table:style-name="ce1">
            <text:p>0,01</text:p>
          </table:table-cell>
          <table:table-cell office:value-type="float" office:value="115" table:formula="of:=MIN([.$C170];[.$F170];[.$I170];[.$L170];[.$O170];[.$R170];[.$U170])" table:style-name="ce1">
            <text:p>115</text:p>
          </table:table-cell>
          <table:table-cell office:value-type="float" office:value="6" table:formula="of:=MIN([.$D170];[.$G170];[.$J170];[.$M170];[.$P170];[.$S170];[.$V170])" table:style-name="ce1">
            <text:p>6</text:p>
          </table:table-cell>
          <table:table-cell office:value-type="float" office:value="0.01" table:formula="of:=MEDIAN([.$B170];[.$E170];[.$H170];[.$K170];[.$N170];[.$Q170];[.$T170])" table:style-name="ce1">
            <text:p>0,01</text:p>
          </table:table-cell>
          <table:table-cell office:value-type="float" office:value="413" table:formula="of:=MEDIAN([.$C170];[.$F170];[.$I170];[.$L170];[.$O170];[.$R170];[.$U170])" table:style-name="ce1">
            <text:p>413</text:p>
          </table:table-cell>
          <table:table-cell office:value-type="float" office:value="26" table:formula="of:=MEDIAN([.$D170];[.$G170];[.$J170];[.$M170];[.$P170];[.$S170];[.$V170])" table:style-name="ce1">
            <text:p>26</text:p>
          </table:table-cell>
          <table:table-cell office:value-type="float" office:value="1.44" table:formula="of:=MAX([.$B170];[.$E170];[.$H170];[.$K170];[.$N170];[.$Q170];[.$T170])" table:style-name="ce1">
            <text:p>1,44</text:p>
          </table:table-cell>
          <table:table-cell office:value-type="float" office:value="193160" table:formula="of:=MAX([.$C170];[.$F170];[.$I170];[.$L170];[.$O170];[.$R170];[.$U170])" table:style-name="ce1">
            <text:p>193160</text:p>
          </table:table-cell>
          <table:table-cell office:value-type="float" office:value="3861" table:formula="of:=MAX([.$D170];[.$G170];[.$J170];[.$M170];[.$P170];[.$S170];[.$V170])" table:style-name="ce1">
            <text:p>386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0_a15_w5_h15.lp</text:p>
          </table:table-cell>
          <table:table-cell office:value-type="float" office:value="0.04" table:style-name="ce1">
            <text:p>0,04</text:p>
          </table:table-cell>
          <table:table-cell office:value-type="float" office:value="993" table:style-name="ce1">
            <text:p>993</text:p>
          </table:table-cell>
          <table:table-cell office:value-type="float" office:value="37" table:style-name="ce3">
            <text:p>37</text:p>
          </table:table-cell>
          <table:table-cell office:value-type="float" office:value="0.05" table:style-name="ce1">
            <text:p>0,05</text:p>
          </table:table-cell>
          <table:table-cell office:value-type="float" office:value="1209" table:style-name="ce1">
            <text:p>1209</text:p>
          </table:table-cell>
          <table:table-cell office:value-type="float" office:value="97" table:style-name="ce1">
            <text:p>97</text:p>
          </table:table-cell>
          <table:table-cell office:value-type="float" office:value="1.19" table:style-name="ce1">
            <text:p>1,19</text:p>
          </table:table-cell>
          <table:table-cell office:value-type="float" office:value="167702" table:style-name="ce2">
            <text:p>167702</text:p>
          </table:table-cell>
          <table:table-cell office:value-type="float" office:value="225" table:style-name="ce2">
            <text:p>225</text:p>
          </table:table-cell>
          <table:table-cell office:value-type="float" office:value="0.06" table:style-name="ce1">
            <text:p>0,06</text:p>
          </table:table-cell>
          <table:table-cell office:value-type="float" office:value="2794" table:style-name="ce1">
            <text:p>2794</text:p>
          </table:table-cell>
          <table:table-cell office:value-type="float" office:value="111" table:style-name="ce1">
            <text:p>111</text:p>
          </table:table-cell>
          <table:table-cell office:value-type="float" office:value="0.03" table:style-name="ce1">
            <text:p>0,03</text:p>
          </table:table-cell>
          <table:table-cell office:value-type="float" office:value="604" table:style-name="ce3">
            <text:p>604</text:p>
          </table:table-cell>
          <table:table-cell office:value-type="float" office:value="40" table:style-name="ce1">
            <text:p>40</text:p>
          </table:table-cell>
          <table:table-cell office:value-type="float" office:value="0.05" table:style-name="ce1">
            <text:p>0,05</text:p>
          </table:table-cell>
          <table:table-cell office:value-type="float" office:value="1209" table:style-name="ce1">
            <text:p>1209</text:p>
          </table:table-cell>
          <table:table-cell office:value-type="float" office:value="97" table:style-name="ce1">
            <text:p>97</text:p>
          </table:table-cell>
          <table:table-cell office:value-type="float" office:value="0.06" table:style-name="ce1">
            <text:p>0,06</text:p>
          </table:table-cell>
          <table:table-cell office:value-type="float" office:value="2188" table:style-name="ce1">
            <text:p>2188</text:p>
          </table:table-cell>
          <table:table-cell office:value-type="float" office:value="73" table:style-name="ce1">
            <text:p>73</text:p>
          </table:table-cell>
          <table:table-cell office:value-type="float" office:value="0.03" table:formula="of:=MIN([.$B171];[.$E171];[.$H171];[.$K171];[.$N171];[.$Q171];[.$T171])" table:style-name="ce1">
            <text:p>0,03</text:p>
          </table:table-cell>
          <table:table-cell office:value-type="float" office:value="604" table:formula="of:=MIN([.$C171];[.$F171];[.$I171];[.$L171];[.$O171];[.$R171];[.$U171])" table:style-name="ce1">
            <text:p>604</text:p>
          </table:table-cell>
          <table:table-cell office:value-type="float" office:value="37" table:formula="of:=MIN([.$D171];[.$G171];[.$J171];[.$M171];[.$P171];[.$S171];[.$V171])" table:style-name="ce1">
            <text:p>37</text:p>
          </table:table-cell>
          <table:table-cell office:value-type="float" office:value="0.05" table:formula="of:=MEDIAN([.$B171];[.$E171];[.$H171];[.$K171];[.$N171];[.$Q171];[.$T171])" table:style-name="ce1">
            <text:p>0,05</text:p>
          </table:table-cell>
          <table:table-cell office:value-type="float" office:value="1209" table:formula="of:=MEDIAN([.$C171];[.$F171];[.$I171];[.$L171];[.$O171];[.$R171];[.$U171])" table:style-name="ce1">
            <text:p>1209</text:p>
          </table:table-cell>
          <table:table-cell office:value-type="float" office:value="97" table:formula="of:=MEDIAN([.$D171];[.$G171];[.$J171];[.$M171];[.$P171];[.$S171];[.$V171])" table:style-name="ce1">
            <text:p>97</text:p>
          </table:table-cell>
          <table:table-cell office:value-type="float" office:value="1.19" table:formula="of:=MAX([.$B171];[.$E171];[.$H171];[.$K171];[.$N171];[.$Q171];[.$T171])" table:style-name="ce1">
            <text:p>1,19</text:p>
          </table:table-cell>
          <table:table-cell office:value-type="float" office:value="167702" table:formula="of:=MAX([.$C171];[.$F171];[.$I171];[.$L171];[.$O171];[.$R171];[.$U171])" table:style-name="ce1">
            <text:p>167702</text:p>
          </table:table-cell>
          <table:table-cell office:value-type="float" office:value="225" table:formula="of:=MAX([.$D171];[.$G171];[.$J171];[.$M171];[.$P171];[.$S171];[.$V171])" table:style-name="ce1">
            <text:p>22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0_a5_w5_h14.lp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53" table:style-name="ce1">
            <text:p>153</text:p>
          </table:table-cell>
          <table:table-cell office:value-type="float" office:value="18" table:style-name="ce1">
            <text:p>18</text:p>
          </table:table-cell>
          <table:table-cell office:value-type="float" office:value="1.95" table:style-name="ce1">
            <text:p>1,95</text:p>
          </table:table-cell>
          <table:table-cell office:value-type="float" office:value="273470" table:style-name="ce2">
            <text:p>273470</text:p>
          </table:table-cell>
          <table:table-cell office:value-type="float" office:value="11503" table:style-name="ce2">
            <text:p>11503</text:p>
          </table:table-cell>
          <table:table-cell office:value-type="float" office:value="0.01" table:style-name="ce1">
            <text:p>0,01</text:p>
          </table:table-cell>
          <table:table-cell office:value-type="float" office:value="277" table:style-name="ce1">
            <text:p>27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93" table:style-name="ce1">
            <text:p>19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3" table:style-name="ce1">
            <text:p>153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72];[.$E172];[.$H172];[.$K172];[.$N172];[.$Q172];[.$T172])" table:style-name="ce1">
            <text:p>0</text:p>
          </table:table-cell>
          <table:table-cell office:value-type="float" office:value="46" table:formula="of:=MIN([.$C172];[.$F172];[.$I172];[.$L172];[.$O172];[.$R172];[.$U172])" table:style-name="ce1">
            <text:p>46</text:p>
          </table:table-cell>
          <table:table-cell office:value-type="float" office:value="2" table:formula="of:=MIN([.$D172];[.$G172];[.$J172];[.$M172];[.$P172];[.$S172];[.$V172])" table:style-name="ce1">
            <text:p>2</text:p>
          </table:table-cell>
          <table:table-cell office:value-type="float" office:value="0.01" table:formula="of:=MEDIAN([.$B172];[.$E172];[.$H172];[.$K172];[.$N172];[.$Q172];[.$T172])" table:style-name="ce1">
            <text:p>0,01</text:p>
          </table:table-cell>
          <table:table-cell office:value-type="float" office:value="193" table:formula="of:=MEDIAN([.$C172];[.$F172];[.$I172];[.$L172];[.$O172];[.$R172];[.$U172])" table:style-name="ce1">
            <text:p>193</text:p>
          </table:table-cell>
          <table:table-cell office:value-type="float" office:value="10" table:formula="of:=MEDIAN([.$D172];[.$G172];[.$J172];[.$M172];[.$P172];[.$S172];[.$V172])" table:style-name="ce1">
            <text:p>10</text:p>
          </table:table-cell>
          <table:table-cell office:value-type="float" office:value="1.95" table:formula="of:=MAX([.$B172];[.$E172];[.$H172];[.$K172];[.$N172];[.$Q172];[.$T172])" table:style-name="ce1">
            <text:p>1,95</text:p>
          </table:table-cell>
          <table:table-cell office:value-type="float" office:value="273470" table:formula="of:=MAX([.$C172];[.$F172];[.$I172];[.$L172];[.$O172];[.$R172];[.$U172])" table:style-name="ce1">
            <text:p>273470</text:p>
          </table:table-cell>
          <table:table-cell office:value-type="float" office:value="11503" table:formula="of:=MAX([.$D172];[.$G172];[.$J172];[.$M172];[.$P172];[.$S172];[.$V172])" table:style-name="ce1">
            <text:p>1150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1_a10_w5_h17.lp</text:p>
          </table:table-cell>
          <table:table-cell office:value-type="float" office:value="0.03" table:style-name="ce1">
            <text:p>0,03</text:p>
          </table:table-cell>
          <table:table-cell office:value-type="float" office:value="646" table:style-name="ce1">
            <text:p>646</text:p>
          </table:table-cell>
          <table:table-cell office:value-type="float" office:value="19" table:style-name="ce3">
            <text:p>19</text:p>
          </table:table-cell>
          <table:table-cell office:value-type="float" office:value="0.05" table:style-name="ce1">
            <text:p>0,05</text:p>
          </table:table-cell>
          <table:table-cell office:value-type="float" office:value="946" table:style-name="ce1">
            <text:p>946</text:p>
          </table:table-cell>
          <table:table-cell office:value-type="float" office:value="55" table:style-name="ce1">
            <text:p>55</text:p>
          </table:table-cell>
          <table:table-cell office:value-type="float" office:value="0.76" table:style-name="ce1">
            <text:p>0,76</text:p>
          </table:table-cell>
          <table:table-cell office:value-type="float" office:value="91939" table:style-name="ce2">
            <text:p>91939</text:p>
          </table:table-cell>
          <table:table-cell office:value-type="float" office:value="134" table:style-name="ce2">
            <text:p>134</text:p>
          </table:table-cell>
          <table:table-cell office:value-type="float" office:value="0.04" table:style-name="ce1">
            <text:p>0,04</text:p>
          </table:table-cell>
          <table:table-cell office:value-type="float" office:value="1468" table:style-name="ce1">
            <text:p>1468</text:p>
          </table:table-cell>
          <table:table-cell office:value-type="float" office:value="80" table:style-name="ce1">
            <text:p>80</text:p>
          </table:table-cell>
          <table:table-cell office:value-type="float" office:value="0.02" table:style-name="ce1">
            <text:p>0,02</text:p>
          </table:table-cell>
          <table:table-cell office:value-type="float" office:value="230" table:style-name="ce3">
            <text:p>230</text:p>
          </table:table-cell>
          <table:table-cell office:value-type="float" office:value="30" table:style-name="ce1">
            <text:p>30</text:p>
          </table:table-cell>
          <table:table-cell office:value-type="float" office:value="0.05" table:style-name="ce1">
            <text:p>0,05</text:p>
          </table:table-cell>
          <table:table-cell office:value-type="float" office:value="946" table:style-name="ce1">
            <text:p>946</text:p>
          </table:table-cell>
          <table:table-cell office:value-type="float" office:value="55" table:style-name="ce1">
            <text:p>55</text:p>
          </table:table-cell>
          <table:table-cell office:value-type="float" office:value="0.03" table:style-name="ce1">
            <text:p>0,03</text:p>
          </table:table-cell>
          <table:table-cell office:value-type="float" office:value="1328" table:style-name="ce1">
            <text:p>1328</text:p>
          </table:table-cell>
          <table:table-cell office:value-type="float" office:value="59" table:style-name="ce1">
            <text:p>59</text:p>
          </table:table-cell>
          <table:table-cell office:value-type="float" office:value="0.02" table:formula="of:=MIN([.$B173];[.$E173];[.$H173];[.$K173];[.$N173];[.$Q173];[.$T173])" table:style-name="ce1">
            <text:p>0,02</text:p>
          </table:table-cell>
          <table:table-cell office:value-type="float" office:value="230" table:formula="of:=MIN([.$C173];[.$F173];[.$I173];[.$L173];[.$O173];[.$R173];[.$U173])" table:style-name="ce1">
            <text:p>230</text:p>
          </table:table-cell>
          <table:table-cell office:value-type="float" office:value="19" table:formula="of:=MIN([.$D173];[.$G173];[.$J173];[.$M173];[.$P173];[.$S173];[.$V173])" table:style-name="ce1">
            <text:p>19</text:p>
          </table:table-cell>
          <table:table-cell office:value-type="float" office:value="0.04" table:formula="of:=MEDIAN([.$B173];[.$E173];[.$H173];[.$K173];[.$N173];[.$Q173];[.$T173])" table:style-name="ce1">
            <text:p>0,04</text:p>
          </table:table-cell>
          <table:table-cell office:value-type="float" office:value="946" table:formula="of:=MEDIAN([.$C173];[.$F173];[.$I173];[.$L173];[.$O173];[.$R173];[.$U173])" table:style-name="ce1">
            <text:p>946</text:p>
          </table:table-cell>
          <table:table-cell office:value-type="float" office:value="55" table:formula="of:=MEDIAN([.$D173];[.$G173];[.$J173];[.$M173];[.$P173];[.$S173];[.$V173])" table:style-name="ce1">
            <text:p>55</text:p>
          </table:table-cell>
          <table:table-cell office:value-type="float" office:value="0.76" table:formula="of:=MAX([.$B173];[.$E173];[.$H173];[.$K173];[.$N173];[.$Q173];[.$T173])" table:style-name="ce1">
            <text:p>0,76</text:p>
          </table:table-cell>
          <table:table-cell office:value-type="float" office:value="91939" table:formula="of:=MAX([.$C173];[.$F173];[.$I173];[.$L173];[.$O173];[.$R173];[.$U173])" table:style-name="ce1">
            <text:p>91939</text:p>
          </table:table-cell>
          <table:table-cell office:value-type="float" office:value="134" table:formula="of:=MAX([.$D173];[.$G173];[.$J173];[.$M173];[.$P173];[.$S173];[.$V173])" table:style-name="ce1">
            <text:p>13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1_a12_w4_h15.lp</text:p>
          </table:table-cell>
          <table:table-cell office:value-type="float" office:value="0.02" table:style-name="ce1">
            <text:p>0,02</text:p>
          </table:table-cell>
          <table:table-cell office:value-type="float" office:value="834" table:style-name="ce1">
            <text:p>834</text:p>
          </table:table-cell>
          <table:table-cell office:value-type="float" office:value="34" table:style-name="ce1">
            <text:p>34</text:p>
          </table:table-cell>
          <table:table-cell office:value-type="float" office:value="0.04" table:style-name="ce1">
            <text:p>0,04</text:p>
          </table:table-cell>
          <table:table-cell office:value-type="float" office:value="1271" table:style-name="ce1">
            <text:p>1271</text:p>
          </table:table-cell>
          <table:table-cell office:value-type="float" office:value="84" table:style-name="ce1">
            <text:p>84</text:p>
          </table:table-cell>
          <table:table-cell office:value-type="float" office:value="11.05" table:style-name="ce2">
            <text:p>11,05</text:p>
          </table:table-cell>
          <table:table-cell office:value-type="float" office:value="1053528" table:style-name="ce2">
            <text:p>1053528</text:p>
          </table:table-cell>
          <table:table-cell office:value-type="float" office:value="27157" table:style-name="ce2">
            <text:p>27157</text:p>
          </table:table-cell>
          <table:table-cell office:value-type="float" office:value="0.01" table:style-name="ce3">
            <text:p>0,01</text:p>
          </table:table-cell>
          <table:table-cell office:value-type="float" office:value="480" table:style-name="ce1">
            <text:p>480</text:p>
          </table:table-cell>
          <table:table-cell office:value-type="float" office:value="33" table:style-name="ce1">
            <text:p>33</text:p>
          </table:table-cell>
          <table:table-cell office:value-type="float" office:value="0.02" table:style-name="ce1">
            <text:p>0,02</text:p>
          </table:table-cell>
          <table:table-cell office:value-type="float" office:value="598" table:style-name="ce1">
            <text:p>598</text:p>
          </table:table-cell>
          <table:table-cell office:value-type="float" office:value="39" table:style-name="ce1">
            <text:p>39</text:p>
          </table:table-cell>
          <table:table-cell office:value-type="float" office:value="0.04" table:style-name="ce1">
            <text:p>0,04</text:p>
          </table:table-cell>
          <table:table-cell office:value-type="float" office:value="1271" table:style-name="ce1">
            <text:p>1271</text:p>
          </table:table-cell>
          <table:table-cell office:value-type="float" office:value="84" table:style-name="ce1">
            <text:p>84</text:p>
          </table:table-cell>
          <table:table-cell office:value-type="float" office:value="0.01" table:style-name="ce3">
            <text:p>0,01</text:p>
          </table:table-cell>
          <table:table-cell office:value-type="float" office:value="476" table:style-name="ce3">
            <text:p>476</text:p>
          </table:table-cell>
          <table:table-cell office:value-type="float" office:value="32" table:style-name="ce3">
            <text:p>32</text:p>
          </table:table-cell>
          <table:table-cell office:value-type="float" office:value="0.01" table:formula="of:=MIN([.$B174];[.$E174];[.$H174];[.$K174];[.$N174];[.$Q174];[.$T174])" table:style-name="ce1">
            <text:p>0,01</text:p>
          </table:table-cell>
          <table:table-cell office:value-type="float" office:value="476" table:formula="of:=MIN([.$C174];[.$F174];[.$I174];[.$L174];[.$O174];[.$R174];[.$U174])" table:style-name="ce1">
            <text:p>476</text:p>
          </table:table-cell>
          <table:table-cell office:value-type="float" office:value="32" table:formula="of:=MIN([.$D174];[.$G174];[.$J174];[.$M174];[.$P174];[.$S174];[.$V174])" table:style-name="ce1">
            <text:p>32</text:p>
          </table:table-cell>
          <table:table-cell office:value-type="float" office:value="0.02" table:formula="of:=MEDIAN([.$B174];[.$E174];[.$H174];[.$K174];[.$N174];[.$Q174];[.$T174])" table:style-name="ce1">
            <text:p>0,02</text:p>
          </table:table-cell>
          <table:table-cell office:value-type="float" office:value="834" table:formula="of:=MEDIAN([.$C174];[.$F174];[.$I174];[.$L174];[.$O174];[.$R174];[.$U174])" table:style-name="ce1">
            <text:p>834</text:p>
          </table:table-cell>
          <table:table-cell office:value-type="float" office:value="39" table:formula="of:=MEDIAN([.$D174];[.$G174];[.$J174];[.$M174];[.$P174];[.$S174];[.$V174])" table:style-name="ce1">
            <text:p>39</text:p>
          </table:table-cell>
          <table:table-cell office:value-type="float" office:value="11.05" table:formula="of:=MAX([.$B174];[.$E174];[.$H174];[.$K174];[.$N174];[.$Q174];[.$T174])" table:style-name="ce1">
            <text:p>11,05</text:p>
          </table:table-cell>
          <table:table-cell office:value-type="float" office:value="1053528" table:formula="of:=MAX([.$C174];[.$F174];[.$I174];[.$L174];[.$O174];[.$R174];[.$U174])" table:style-name="ce1">
            <text:p>1053528</text:p>
          </table:table-cell>
          <table:table-cell office:value-type="float" office:value="27157" table:formula="of:=MAX([.$D174];[.$G174];[.$J174];[.$M174];[.$P174];[.$S174];[.$V174])" table:style-name="ce1">
            <text:p>2715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1_a15_w5_h16.lp</text:p>
          </table:table-cell>
          <table:table-cell office:value-type="float" office:value="0.03" table:style-name="ce1">
            <text:p>0,03</text:p>
          </table:table-cell>
          <table:table-cell office:value-type="float" office:value="466" table:style-name="ce3">
            <text:p>466</text:p>
          </table:table-cell>
          <table:table-cell office:value-type="float" office:value="20" table:style-name="ce3">
            <text:p>20</text:p>
          </table:table-cell>
          <table:table-cell office:value-type="float" office:value="0.12" table:style-name="ce1">
            <text:p>0,12</text:p>
          </table:table-cell>
          <table:table-cell office:value-type="float" office:value="1859" table:style-name="ce1">
            <text:p>1859</text:p>
          </table:table-cell>
          <table:table-cell office:value-type="float" office:value="87" table:style-name="ce1">
            <text:p>87</text:p>
          </table:table-cell>
          <table:table-cell office:value-type="float" office:value="0.76" table:style-name="ce1">
            <text:p>0,76</text:p>
          </table:table-cell>
          <table:table-cell office:value-type="float" office:value="105374" table:style-name="ce2">
            <text:p>105374</text:p>
          </table:table-cell>
          <table:table-cell office:value-type="float" office:value="116" table:style-name="ce2">
            <text:p>116</text:p>
          </table:table-cell>
          <table:table-cell office:value-type="float" office:value="0.04" table:style-name="ce1">
            <text:p>0,04</text:p>
          </table:table-cell>
          <table:table-cell office:value-type="float" office:value="1469" table:style-name="ce1">
            <text:p>1469</text:p>
          </table:table-cell>
          <table:table-cell office:value-type="float" office:value="58" table:style-name="ce1">
            <text:p>58</text:p>
          </table:table-cell>
          <table:table-cell office:value-type="float" office:value="0.05" table:style-name="ce1">
            <text:p>0,05</text:p>
          </table:table-cell>
          <table:table-cell office:value-type="float" office:value="863" table:style-name="ce1">
            <text:p>863</text:p>
          </table:table-cell>
          <table:table-cell office:value-type="float" office:value="38" table:style-name="ce1">
            <text:p>38</text:p>
          </table:table-cell>
          <table:table-cell office:value-type="float" office:value="0.11" table:style-name="ce1">
            <text:p>0,11</text:p>
          </table:table-cell>
          <table:table-cell office:value-type="float" office:value="1859" table:style-name="ce1">
            <text:p>1859</text:p>
          </table:table-cell>
          <table:table-cell office:value-type="float" office:value="87" table:style-name="ce1">
            <text:p>8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545" table:style-name="ce1">
            <text:p>2545</text:p>
          </table:table-cell>
          <table:table-cell office:value-type="float" office:value="83" table:style-name="ce1">
            <text:p>83</text:p>
          </table:table-cell>
          <table:table-cell office:value-type="float" office:value="0.03" table:formula="of:=MIN([.$B175];[.$E175];[.$H175];[.$K175];[.$N175];[.$Q175];[.$T175])" table:style-name="ce1">
            <text:p>0,03</text:p>
          </table:table-cell>
          <table:table-cell office:value-type="float" office:value="466" table:formula="of:=MIN([.$C175];[.$F175];[.$I175];[.$L175];[.$O175];[.$R175];[.$U175])" table:style-name="ce1">
            <text:p>466</text:p>
          </table:table-cell>
          <table:table-cell office:value-type="float" office:value="20" table:formula="of:=MIN([.$D175];[.$G175];[.$J175];[.$M175];[.$P175];[.$S175];[.$V175])" table:style-name="ce1">
            <text:p>20</text:p>
          </table:table-cell>
          <table:table-cell office:value-type="float" office:value="7.0000000000000007E-2" table:formula="of:=MEDIAN([.$B175];[.$E175];[.$H175];[.$K175];[.$N175];[.$Q175];[.$T175])" table:style-name="ce1">
            <text:p>0,07</text:p>
          </table:table-cell>
          <table:table-cell office:value-type="float" office:value="1859" table:formula="of:=MEDIAN([.$C175];[.$F175];[.$I175];[.$L175];[.$O175];[.$R175];[.$U175])" table:style-name="ce1">
            <text:p>1859</text:p>
          </table:table-cell>
          <table:table-cell office:value-type="float" office:value="83" table:formula="of:=MEDIAN([.$D175];[.$G175];[.$J175];[.$M175];[.$P175];[.$S175];[.$V175])" table:style-name="ce1">
            <text:p>83</text:p>
          </table:table-cell>
          <table:table-cell office:value-type="float" office:value="0.76" table:formula="of:=MAX([.$B175];[.$E175];[.$H175];[.$K175];[.$N175];[.$Q175];[.$T175])" table:style-name="ce1">
            <text:p>0,76</text:p>
          </table:table-cell>
          <table:table-cell office:value-type="float" office:value="105374" table:formula="of:=MAX([.$C175];[.$F175];[.$I175];[.$L175];[.$O175];[.$R175];[.$U175])" table:style-name="ce1">
            <text:p>105374</text:p>
          </table:table-cell>
          <table:table-cell office:value-type="float" office:value="116" table:formula="of:=MAX([.$D175];[.$G175];[.$J175];[.$M175];[.$P175];[.$S175];[.$V175])" table:style-name="ce1">
            <text:p>11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1_a1_w5_h15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2174" table:style-name="ce2">
            <text:p>2174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176];[.$E176];[.$H176];[.$K176];[.$N176];[.$Q176];[.$T176])" table:style-name="ce1">
            <text:p>0</text:p>
          </table:table-cell>
          <table:table-cell office:value-type="float" office:value="6" table:formula="of:=MIN([.$C176];[.$F176];[.$I176];[.$L176];[.$O176];[.$R176];[.$U176])" table:style-name="ce1">
            <text:p>6</text:p>
          </table:table-cell>
          <table:table-cell office:value-type="float" office:value="1" table:formula="of:=MIN([.$D176];[.$G176];[.$J176];[.$M176];[.$P176];[.$S176];[.$V176])" table:style-name="ce1">
            <text:p>1</text:p>
          </table:table-cell>
          <table:table-cell office:value-type="float" office:value="0" table:formula="of:=MEDIAN([.$B176];[.$E176];[.$H176];[.$K176];[.$N176];[.$Q176];[.$T176])" table:style-name="ce1">
            <text:p>0</text:p>
          </table:table-cell>
          <table:table-cell office:value-type="float" office:value="11" table:formula="of:=MEDIAN([.$C176];[.$F176];[.$I176];[.$L176];[.$O176];[.$R176];[.$U176])" table:style-name="ce1">
            <text:p>11</text:p>
          </table:table-cell>
          <table:table-cell office:value-type="float" office:value="3" table:formula="of:=MEDIAN([.$D176];[.$G176];[.$J176];[.$M176];[.$P176];[.$S176];[.$V176])" table:style-name="ce1">
            <text:p>3</text:p>
          </table:table-cell>
          <table:table-cell office:value-type="float" office:value="0.02" table:formula="of:=MAX([.$B176];[.$E176];[.$H176];[.$K176];[.$N176];[.$Q176];[.$T176])" table:style-name="ce1">
            <text:p>0,02</text:p>
          </table:table-cell>
          <table:table-cell office:value-type="float" office:value="2174" table:formula="of:=MAX([.$C176];[.$F176];[.$I176];[.$L176];[.$O176];[.$R176];[.$U176])" table:style-name="ce1">
            <text:p>2174</text:p>
          </table:table-cell>
          <table:table-cell office:value-type="float" office:value="25" table:formula="of:=MAX([.$D176];[.$G176];[.$J176];[.$M176];[.$P176];[.$S176];[.$V176])" table:style-name="ce1">
            <text:p>2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1_a2_w5_h12.lp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761" table:style-name="ce2">
            <text:p>176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77];[.$E177];[.$H177];[.$K177];[.$N177];[.$Q177];[.$T177])" table:style-name="ce1">
            <text:p>0</text:p>
          </table:table-cell>
          <table:table-cell office:value-type="float" office:value="14" table:formula="of:=MIN([.$C177];[.$F177];[.$I177];[.$L177];[.$O177];[.$R177];[.$U177])" table:style-name="ce1">
            <text:p>14</text:p>
          </table:table-cell>
          <table:table-cell office:value-type="float" office:value="0" table:formula="of:=MIN([.$D177];[.$G177];[.$J177];[.$M177];[.$P177];[.$S177];[.$V177])" table:style-name="ce1">
            <text:p>0</text:p>
          </table:table-cell>
          <table:table-cell office:value-type="float" office:value="0" table:formula="of:=MEDIAN([.$B177];[.$E177];[.$H177];[.$K177];[.$N177];[.$Q177];[.$T177])" table:style-name="ce1">
            <text:p>0</text:p>
          </table:table-cell>
          <table:table-cell office:value-type="float" office:value="42" table:formula="of:=MEDIAN([.$C177];[.$F177];[.$I177];[.$L177];[.$O177];[.$R177];[.$U177])" table:style-name="ce1">
            <text:p>42</text:p>
          </table:table-cell>
          <table:table-cell office:value-type="float" office:value="2" table:formula="of:=MEDIAN([.$D177];[.$G177];[.$J177];[.$M177];[.$P177];[.$S177];[.$V177])" table:style-name="ce1">
            <text:p>2</text:p>
          </table:table-cell>
          <table:table-cell office:value-type="float" office:value="0.02" table:formula="of:=MAX([.$B177];[.$E177];[.$H177];[.$K177];[.$N177];[.$Q177];[.$T177])" table:style-name="ce1">
            <text:p>0,02</text:p>
          </table:table-cell>
          <table:table-cell office:value-type="float" office:value="1761" table:formula="of:=MAX([.$C177];[.$F177];[.$I177];[.$L177];[.$O177];[.$R177];[.$U177])" table:style-name="ce1">
            <text:p>1761</text:p>
          </table:table-cell>
          <table:table-cell office:value-type="float" office:value="4" table:formula="of:=MAX([.$D177];[.$G177];[.$J177];[.$M177];[.$P177];[.$S177];[.$V177])" table:style-name="ce1">
            <text:p>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1_a3_w5_h12.lp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1.96" table:style-name="ce1">
            <text:p>1,96</text:p>
          </table:table-cell>
          <table:table-cell office:value-type="float" office:value="106676" table:style-name="ce2">
            <text:p>106676</text:p>
          </table:table-cell>
          <table:table-cell office:value-type="float" office:value="13455" table:style-name="ce2">
            <text:p>13455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178];[.$E178];[.$H178];[.$K178];[.$N178];[.$Q178];[.$T178])" table:style-name="ce1">
            <text:p>0</text:p>
          </table:table-cell>
          <table:table-cell office:value-type="float" office:value="23" table:formula="of:=MIN([.$C178];[.$F178];[.$I178];[.$L178];[.$O178];[.$R178];[.$U178])" table:style-name="ce1">
            <text:p>23</text:p>
          </table:table-cell>
          <table:table-cell office:value-type="float" office:value="0" table:formula="of:=MIN([.$D178];[.$G178];[.$J178];[.$M178];[.$P178];[.$S178];[.$V178])" table:style-name="ce1">
            <text:p>0</text:p>
          </table:table-cell>
          <table:table-cell office:value-type="float" office:value="0" table:formula="of:=MEDIAN([.$B178];[.$E178];[.$H178];[.$K178];[.$N178];[.$Q178];[.$T178])" table:style-name="ce1">
            <text:p>0</text:p>
          </table:table-cell>
          <table:table-cell office:value-type="float" office:value="51" table:formula="of:=MEDIAN([.$C178];[.$F178];[.$I178];[.$L178];[.$O178];[.$R178];[.$U178])" table:style-name="ce1">
            <text:p>51</text:p>
          </table:table-cell>
          <table:table-cell office:value-type="float" office:value="8" table:formula="of:=MEDIAN([.$D178];[.$G178];[.$J178];[.$M178];[.$P178];[.$S178];[.$V178])" table:style-name="ce1">
            <text:p>8</text:p>
          </table:table-cell>
          <table:table-cell office:value-type="float" office:value="1.96" table:formula="of:=MAX([.$B178];[.$E178];[.$H178];[.$K178];[.$N178];[.$Q178];[.$T178])" table:style-name="ce1">
            <text:p>1,96</text:p>
          </table:table-cell>
          <table:table-cell office:value-type="float" office:value="106676" table:formula="of:=MAX([.$C178];[.$F178];[.$I178];[.$L178];[.$O178];[.$R178];[.$U178])" table:style-name="ce1">
            <text:p>106676</text:p>
          </table:table-cell>
          <table:table-cell office:value-type="float" office:value="13455" table:formula="of:=MAX([.$D178];[.$G178];[.$J178];[.$M178];[.$P178];[.$S178];[.$V178])" table:style-name="ce1">
            <text:p>1345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1_a5_w5_h15.lp</text:p>
          </table:table-cell>
          <table:table-cell office:value-type="float" office:value="0.01" table:style-name="ce1">
            <text:p>0,01</text:p>
          </table:table-cell>
          <table:table-cell office:value-type="float" office:value="57" table:style-name="ce3">
            <text:p>57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94" table:style-name="ce1">
            <text:p>194</text:p>
          </table:table-cell>
          <table:table-cell office:value-type="float" office:value="33" table:style-name="ce1">
            <text:p>33</text:p>
          </table:table-cell>
          <table:table-cell office:value-type="float" office:value="1.73" table:style-name="ce1">
            <text:p>1,73</text:p>
          </table:table-cell>
          <table:table-cell office:value-type="float" office:value="185980" table:style-name="ce2">
            <text:p>185980</text:p>
          </table:table-cell>
          <table:table-cell office:value-type="float" office:value="4725" table:style-name="ce2">
            <text:p>4725</text:p>
          </table:table-cell>
          <table:table-cell office:value-type="float" office:value="0.01" table:style-name="ce1">
            <text:p>0,01</text:p>
          </table:table-cell>
          <table:table-cell office:value-type="float" office:value="287" table:style-name="ce1">
            <text:p>287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1">
            <text:p>121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194" table:style-name="ce1">
            <text:p>194</text:p>
          </table:table-cell>
          <table:table-cell office:value-type="float" office:value="33" table:style-name="ce1">
            <text:p>33</text:p>
          </table:table-cell>
          <table:table-cell office:value-type="float" office:value="0.01" table:style-name="ce1">
            <text:p>0,01</text:p>
          </table:table-cell>
          <table:table-cell office:value-type="float" office:value="250" table:style-name="ce1">
            <text:p>250</text:p>
          </table:table-cell>
          <table:table-cell office:value-type="float" office:value="9" table:style-name="ce1">
            <text:p>9</text:p>
          </table:table-cell>
          <table:table-cell office:value-type="float" office:value="0.01" table:formula="of:=MIN([.$B179];[.$E179];[.$H179];[.$K179];[.$N179];[.$Q179];[.$T179])" table:style-name="ce1">
            <text:p>0,01</text:p>
          </table:table-cell>
          <table:table-cell office:value-type="float" office:value="57" table:formula="of:=MIN([.$C179];[.$F179];[.$I179];[.$L179];[.$O179];[.$R179];[.$U179])" table:style-name="ce1">
            <text:p>57</text:p>
          </table:table-cell>
          <table:table-cell office:value-type="float" office:value="3" table:formula="of:=MIN([.$D179];[.$G179];[.$J179];[.$M179];[.$P179];[.$S179];[.$V179])" table:style-name="ce1">
            <text:p>3</text:p>
          </table:table-cell>
          <table:table-cell office:value-type="float" office:value="0.01" table:formula="of:=MEDIAN([.$B179];[.$E179];[.$H179];[.$K179];[.$N179];[.$Q179];[.$T179])" table:style-name="ce1">
            <text:p>0,01</text:p>
          </table:table-cell>
          <table:table-cell office:value-type="float" office:value="194" table:formula="of:=MEDIAN([.$C179];[.$F179];[.$I179];[.$L179];[.$O179];[.$R179];[.$U179])" table:style-name="ce1">
            <text:p>194</text:p>
          </table:table-cell>
          <table:table-cell office:value-type="float" office:value="17" table:formula="of:=MEDIAN([.$D179];[.$G179];[.$J179];[.$M179];[.$P179];[.$S179];[.$V179])" table:style-name="ce1">
            <text:p>17</text:p>
          </table:table-cell>
          <table:table-cell office:value-type="float" office:value="1.73" table:formula="of:=MAX([.$B179];[.$E179];[.$H179];[.$K179];[.$N179];[.$Q179];[.$T179])" table:style-name="ce1">
            <text:p>1,73</text:p>
          </table:table-cell>
          <table:table-cell office:value-type="float" office:value="185980" table:formula="of:=MAX([.$C179];[.$F179];[.$I179];[.$L179];[.$O179];[.$R179];[.$U179])" table:style-name="ce1">
            <text:p>185980</text:p>
          </table:table-cell>
          <table:table-cell office:value-type="float" office:value="4725" table:formula="of:=MAX([.$D179];[.$G179];[.$J179];[.$M179];[.$P179];[.$S179];[.$V179])" table:style-name="ce1">
            <text:p>472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2_a10_w5_h17.lp</text:p>
          </table:table-cell>
          <table:table-cell office:value-type="float" office:value="0.05" table:style-name="ce1">
            <text:p>0,05</text:p>
          </table:table-cell>
          <table:table-cell office:value-type="float" office:value="767" table:style-name="ce1">
            <text:p>767</text:p>
          </table:table-cell>
          <table:table-cell office:value-type="float" office:value="50" table:style-name="ce1">
            <text:p>50</text:p>
          </table:table-cell>
          <table:table-cell office:value-type="float" office:value="0.02" table:style-name="ce3">
            <text:p>0,02</text:p>
          </table:table-cell>
          <table:table-cell office:value-type="float" office:value="347" table:style-name="ce3">
            <text:p>347</text:p>
          </table:table-cell>
          <table:table-cell office:value-type="float" office:value="33" table:style-name="ce3">
            <text:p>33</text:p>
          </table:table-cell>
          <table:table-cell office:value-type="float" office:value="2.78" table:style-name="ce2">
            <text:p>2,78</text:p>
          </table:table-cell>
          <table:table-cell office:value-type="float" office:value="294048" table:style-name="ce2">
            <text:p>294048</text:p>
          </table:table-cell>
          <table:table-cell office:value-type="float" office:value="2947" table:style-name="ce2">
            <text:p>2947</text:p>
          </table:table-cell>
          <table:table-cell office:value-type="float" office:value="0.05" table:style-name="ce1">
            <text:p>0,05</text:p>
          </table:table-cell>
          <table:table-cell office:value-type="float" office:value="2897" table:style-name="ce1">
            <text:p>2897</text:p>
          </table:table-cell>
          <table:table-cell office:value-type="float" office:value="48" table:style-name="ce1">
            <text:p>48</text:p>
          </table:table-cell>
          <table:table-cell office:value-type="float" office:value="0.04" table:style-name="ce1">
            <text:p>0,04</text:p>
          </table:table-cell>
          <table:table-cell office:value-type="float" office:value="474" table:style-name="ce1">
            <text:p>474</text:p>
          </table:table-cell>
          <table:table-cell office:value-type="float" office:value="48" table:style-name="ce1">
            <text:p>48</text:p>
          </table:table-cell>
          <table:table-cell office:value-type="float" office:value="0.03" table:style-name="ce1">
            <text:p>0,03</text:p>
          </table:table-cell>
          <table:table-cell office:value-type="float" office:value="347" table:style-name="ce3">
            <text:p>347</text:p>
          </table:table-cell>
          <table:table-cell office:value-type="float" office:value="33" table:style-name="ce3">
            <text:p>33</text:p>
          </table:table-cell>
          <table:table-cell office:value-type="float" office:value="0.06" table:style-name="ce1">
            <text:p>0,06</text:p>
          </table:table-cell>
          <table:table-cell office:value-type="float" office:value="4055" table:style-name="ce1">
            <text:p>4055</text:p>
          </table:table-cell>
          <table:table-cell office:value-type="float" office:value="43" table:style-name="ce1">
            <text:p>43</text:p>
          </table:table-cell>
          <table:table-cell office:value-type="float" office:value="0.02" table:formula="of:=MIN([.$B180];[.$E180];[.$H180];[.$K180];[.$N180];[.$Q180];[.$T180])" table:style-name="ce1">
            <text:p>0,02</text:p>
          </table:table-cell>
          <table:table-cell office:value-type="float" office:value="347" table:formula="of:=MIN([.$C180];[.$F180];[.$I180];[.$L180];[.$O180];[.$R180];[.$U180])" table:style-name="ce1">
            <text:p>347</text:p>
          </table:table-cell>
          <table:table-cell office:value-type="float" office:value="33" table:formula="of:=MIN([.$D180];[.$G180];[.$J180];[.$M180];[.$P180];[.$S180];[.$V180])" table:style-name="ce1">
            <text:p>33</text:p>
          </table:table-cell>
          <table:table-cell office:value-type="float" office:value="0.05" table:formula="of:=MEDIAN([.$B180];[.$E180];[.$H180];[.$K180];[.$N180];[.$Q180];[.$T180])" table:style-name="ce1">
            <text:p>0,05</text:p>
          </table:table-cell>
          <table:table-cell office:value-type="float" office:value="767" table:formula="of:=MEDIAN([.$C180];[.$F180];[.$I180];[.$L180];[.$O180];[.$R180];[.$U180])" table:style-name="ce1">
            <text:p>767</text:p>
          </table:table-cell>
          <table:table-cell office:value-type="float" office:value="48" table:formula="of:=MEDIAN([.$D180];[.$G180];[.$J180];[.$M180];[.$P180];[.$S180];[.$V180])" table:style-name="ce1">
            <text:p>48</text:p>
          </table:table-cell>
          <table:table-cell office:value-type="float" office:value="2.78" table:formula="of:=MAX([.$B180];[.$E180];[.$H180];[.$K180];[.$N180];[.$Q180];[.$T180])" table:style-name="ce1">
            <text:p>2,78</text:p>
          </table:table-cell>
          <table:table-cell office:value-type="float" office:value="294048" table:formula="of:=MAX([.$C180];[.$F180];[.$I180];[.$L180];[.$O180];[.$R180];[.$U180])" table:style-name="ce1">
            <text:p>294048</text:p>
          </table:table-cell>
          <table:table-cell office:value-type="float" office:value="2947" table:formula="of:=MAX([.$D180];[.$G180];[.$J180];[.$M180];[.$P180];[.$S180];[.$V180])" table:style-name="ce1">
            <text:p>294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2_a14_w4_h20.lp</text:p>
          </table:table-cell>
          <table:table-cell office:value-type="float" office:value="0.12" table:style-name="ce1">
            <text:p>0,12</text:p>
          </table:table-cell>
          <table:table-cell office:value-type="float" office:value="1752" table:style-name="ce1">
            <text:p>1752</text:p>
          </table:table-cell>
          <table:table-cell office:value-type="float" office:value="108" table:style-name="ce1">
            <text:p>108</text:p>
          </table:table-cell>
          <table:table-cell office:value-type="float" office:value="0.09" table:style-name="ce1">
            <text:p>0,09</text:p>
          </table:table-cell>
          <table:table-cell office:value-type="float" office:value="1017" table:style-name="ce3">
            <text:p>1017</text:p>
          </table:table-cell>
          <table:table-cell office:value-type="float" office:value="113" table:style-name="ce1">
            <text:p>113</text:p>
          </table:table-cell>
          <table:table-cell office:value-type="float" office:value="0.9" table:style-name="ce1">
            <text:p>0,9</text:p>
          </table:table-cell>
          <table:table-cell office:value-type="float" office:value="68839" table:style-name="ce2">
            <text:p>68839</text:p>
          </table:table-cell>
          <table:table-cell office:value-type="float" office:value="78" table:style-name="ce3">
            <text:p>78</text:p>
          </table:table-cell>
          <table:table-cell office:value-type="float" office:value="0.11" table:style-name="ce1">
            <text:p>0,11</text:p>
          </table:table-cell>
          <table:table-cell office:value-type="float" office:value="2446" table:style-name="ce1">
            <text:p>2446</text:p>
          </table:table-cell>
          <table:table-cell office:value-type="float" office:value="81" table:style-name="ce1">
            <text:p>81</text:p>
          </table:table-cell>
          <table:table-cell office:value-type="float" office:value="1.02" table:style-name="ce1">
            <text:p>1,02</text:p>
          </table:table-cell>
          <table:table-cell office:value-type="float" office:value="10352" table:style-name="ce1">
            <text:p>10352</text:p>
          </table:table-cell>
          <table:table-cell office:value-type="float" office:value="1245" table:style-name="ce2">
            <text:p>1245</text:p>
          </table:table-cell>
          <table:table-cell office:value-type="float" office:value="0.08" table:style-name="ce1">
            <text:p>0,08</text:p>
          </table:table-cell>
          <table:table-cell office:value-type="float" office:value="1017" table:style-name="ce3">
            <text:p>1017</text:p>
          </table:table-cell>
          <table:table-cell office:value-type="float" office:value="113" table:style-name="ce1">
            <text:p>11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69" table:style-name="ce1">
            <text:p>1969</text:p>
          </table:table-cell>
          <table:table-cell office:value-type="float" office:value="80" table:style-name="ce1">
            <text:p>80</text:p>
          </table:table-cell>
          <table:table-cell office:value-type="float" office:value="7.0000000000000007E-2" table:formula="of:=MIN([.$B181];[.$E181];[.$H181];[.$K181];[.$N181];[.$Q181];[.$T181])" table:style-name="ce1">
            <text:p>0,07</text:p>
          </table:table-cell>
          <table:table-cell office:value-type="float" office:value="1017" table:formula="of:=MIN([.$C181];[.$F181];[.$I181];[.$L181];[.$O181];[.$R181];[.$U181])" table:style-name="ce1">
            <text:p>1017</text:p>
          </table:table-cell>
          <table:table-cell office:value-type="float" office:value="78" table:formula="of:=MIN([.$D181];[.$G181];[.$J181];[.$M181];[.$P181];[.$S181];[.$V181])" table:style-name="ce1">
            <text:p>78</text:p>
          </table:table-cell>
          <table:table-cell office:value-type="float" office:value="0.11" table:formula="of:=MEDIAN([.$B181];[.$E181];[.$H181];[.$K181];[.$N181];[.$Q181];[.$T181])" table:style-name="ce1">
            <text:p>0,11</text:p>
          </table:table-cell>
          <table:table-cell office:value-type="float" office:value="1969" table:formula="of:=MEDIAN([.$C181];[.$F181];[.$I181];[.$L181];[.$O181];[.$R181];[.$U181])" table:style-name="ce1">
            <text:p>1969</text:p>
          </table:table-cell>
          <table:table-cell office:value-type="float" office:value="108" table:formula="of:=MEDIAN([.$D181];[.$G181];[.$J181];[.$M181];[.$P181];[.$S181];[.$V181])" table:style-name="ce1">
            <text:p>108</text:p>
          </table:table-cell>
          <table:table-cell office:value-type="float" office:value="1.02" table:formula="of:=MAX([.$B181];[.$E181];[.$H181];[.$K181];[.$N181];[.$Q181];[.$T181])" table:style-name="ce1">
            <text:p>1,02</text:p>
          </table:table-cell>
          <table:table-cell office:value-type="float" office:value="68839" table:formula="of:=MAX([.$C181];[.$F181];[.$I181];[.$L181];[.$O181];[.$R181];[.$U181])" table:style-name="ce1">
            <text:p>68839</text:p>
          </table:table-cell>
          <table:table-cell office:value-type="float" office:value="1245" table:formula="of:=MAX([.$D181];[.$G181];[.$J181];[.$M181];[.$P181];[.$S181];[.$V181])" table:style-name="ce1">
            <text:p>124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2_a15_w5_h14.lp</text:p>
          </table:table-cell>
          <table:table-cell office:value-type="float" office:value="0.02" table:style-name="ce1">
            <text:p>0,02</text:p>
          </table:table-cell>
          <table:table-cell office:value-type="float" office:value="289" table:style-name="ce3">
            <text:p>289</text:p>
          </table:table-cell>
          <table:table-cell office:value-type="float" office:value="17" table:style-name="ce3">
            <text:p>17</text:p>
          </table:table-cell>
          <table:table-cell office:value-type="float" office:value="0.05" table:style-name="ce1">
            <text:p>0,05</text:p>
          </table:table-cell>
          <table:table-cell office:value-type="float" office:value="911" table:style-name="ce1">
            <text:p>911</text:p>
          </table:table-cell>
          <table:table-cell office:value-type="float" office:value="66" table:style-name="ce1">
            <text:p>66</text:p>
          </table:table-cell>
          <table:table-cell office:value-type="float" office:value="0.3" table:style-name="ce1">
            <text:p>0,3</text:p>
          </table:table-cell>
          <table:table-cell office:value-type="float" office:value="21912" table:style-name="ce2">
            <text:p>21912</text:p>
          </table:table-cell>
          <table:table-cell office:value-type="float" office:value="83" table:style-name="ce2">
            <text:p>83</text:p>
          </table:table-cell>
          <table:table-cell office:value-type="float" office:value="0.04" table:style-name="ce1">
            <text:p>0,04</text:p>
          </table:table-cell>
          <table:table-cell office:value-type="float" office:value="940" table:style-name="ce1">
            <text:p>940</text:p>
          </table:table-cell>
          <table:table-cell office:value-type="float" office:value="51" table:style-name="ce1">
            <text:p>51</text:p>
          </table:table-cell>
          <table:table-cell office:value-type="float" office:value="0.02" table:style-name="ce1">
            <text:p>0,02</text:p>
          </table:table-cell>
          <table:table-cell office:value-type="float" office:value="298" table:style-name="ce1">
            <text:p>298</text:p>
          </table:table-cell>
          <table:table-cell office:value-type="float" office:value="24" table:style-name="ce1">
            <text:p>24</text:p>
          </table:table-cell>
          <table:table-cell office:value-type="float" office:value="0.05" table:style-name="ce1">
            <text:p>0,05</text:p>
          </table:table-cell>
          <table:table-cell office:value-type="float" office:value="911" table:style-name="ce1">
            <text:p>911</text:p>
          </table:table-cell>
          <table:table-cell office:value-type="float" office:value="66" table:style-name="ce1">
            <text:p>66</text:p>
          </table:table-cell>
          <table:table-cell office:value-type="float" office:value="0.04" table:style-name="ce1">
            <text:p>0,04</text:p>
          </table:table-cell>
          <table:table-cell office:value-type="float" office:value="1041" table:style-name="ce1">
            <text:p>1041</text:p>
          </table:table-cell>
          <table:table-cell office:value-type="float" office:value="53" table:style-name="ce1">
            <text:p>53</text:p>
          </table:table-cell>
          <table:table-cell office:value-type="float" office:value="0.02" table:formula="of:=MIN([.$B182];[.$E182];[.$H182];[.$K182];[.$N182];[.$Q182];[.$T182])" table:style-name="ce1">
            <text:p>0,02</text:p>
          </table:table-cell>
          <table:table-cell office:value-type="float" office:value="289" table:formula="of:=MIN([.$C182];[.$F182];[.$I182];[.$L182];[.$O182];[.$R182];[.$U182])" table:style-name="ce1">
            <text:p>289</text:p>
          </table:table-cell>
          <table:table-cell office:value-type="float" office:value="17" table:formula="of:=MIN([.$D182];[.$G182];[.$J182];[.$M182];[.$P182];[.$S182];[.$V182])" table:style-name="ce1">
            <text:p>17</text:p>
          </table:table-cell>
          <table:table-cell office:value-type="float" office:value="0.04" table:formula="of:=MEDIAN([.$B182];[.$E182];[.$H182];[.$K182];[.$N182];[.$Q182];[.$T182])" table:style-name="ce1">
            <text:p>0,04</text:p>
          </table:table-cell>
          <table:table-cell office:value-type="float" office:value="911" table:formula="of:=MEDIAN([.$C182];[.$F182];[.$I182];[.$L182];[.$O182];[.$R182];[.$U182])" table:style-name="ce1">
            <text:p>911</text:p>
          </table:table-cell>
          <table:table-cell office:value-type="float" office:value="53" table:formula="of:=MEDIAN([.$D182];[.$G182];[.$J182];[.$M182];[.$P182];[.$S182];[.$V182])" table:style-name="ce1">
            <text:p>53</text:p>
          </table:table-cell>
          <table:table-cell office:value-type="float" office:value="0.3" table:formula="of:=MAX([.$B182];[.$E182];[.$H182];[.$K182];[.$N182];[.$Q182];[.$T182])" table:style-name="ce1">
            <text:p>0,3</text:p>
          </table:table-cell>
          <table:table-cell office:value-type="float" office:value="21912" table:formula="of:=MAX([.$C182];[.$F182];[.$I182];[.$L182];[.$O182];[.$R182];[.$U182])" table:style-name="ce1">
            <text:p>21912</text:p>
          </table:table-cell>
          <table:table-cell office:value-type="float" office:value="83" table:formula="of:=MAX([.$D182];[.$G182];[.$J182];[.$M182];[.$P182];[.$S182];[.$V182])" table:style-name="ce1">
            <text:p>8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2_a1_w5_h10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60" table:style-name="ce2">
            <text:p>86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183];[.$E183];[.$H183];[.$K183];[.$N183];[.$Q183];[.$T183])" table:style-name="ce1">
            <text:p>0</text:p>
          </table:table-cell>
          <table:table-cell office:value-type="float" office:value="2" table:formula="of:=MIN([.$C183];[.$F183];[.$I183];[.$L183];[.$O183];[.$R183];[.$U183])" table:style-name="ce1">
            <text:p>2</text:p>
          </table:table-cell>
          <table:table-cell office:value-type="float" office:value="0" table:formula="of:=MIN([.$D183];[.$G183];[.$J183];[.$M183];[.$P183];[.$S183];[.$V183])" table:style-name="ce1">
            <text:p>0</text:p>
          </table:table-cell>
          <table:table-cell office:value-type="float" office:value="0" table:formula="of:=MEDIAN([.$B183];[.$E183];[.$H183];[.$K183];[.$N183];[.$Q183];[.$T183])" table:style-name="ce1">
            <text:p>0</text:p>
          </table:table-cell>
          <table:table-cell office:value-type="float" office:value="5" table:formula="of:=MEDIAN([.$C183];[.$F183];[.$I183];[.$L183];[.$O183];[.$R183];[.$U183])" table:style-name="ce1">
            <text:p>5</text:p>
          </table:table-cell>
          <table:table-cell office:value-type="float" office:value="1" table:formula="of:=MEDIAN([.$D183];[.$G183];[.$J183];[.$M183];[.$P183];[.$S183];[.$V183])" table:style-name="ce1">
            <text:p>1</text:p>
          </table:table-cell>
          <table:table-cell office:value-type="float" office:value="0.01" table:formula="of:=MAX([.$B183];[.$E183];[.$H183];[.$K183];[.$N183];[.$Q183];[.$T183])" table:style-name="ce1">
            <text:p>0,01</text:p>
          </table:table-cell>
          <table:table-cell office:value-type="float" office:value="860" table:formula="of:=MAX([.$C183];[.$F183];[.$I183];[.$L183];[.$O183];[.$R183];[.$U183])" table:style-name="ce1">
            <text:p>860</text:p>
          </table:table-cell>
          <table:table-cell office:value-type="float" office:value="3" table:formula="of:=MAX([.$D183];[.$G183];[.$J183];[.$M183];[.$P183];[.$S183];[.$V183])" table:style-name="ce1">
            <text:p>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2_a2_w5_h10.lp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394" table:style-name="ce2">
            <text:p>139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84];[.$E184];[.$H184];[.$K184];[.$N184];[.$Q184];[.$T184])" table:style-name="ce1">
            <text:p>0</text:p>
          </table:table-cell>
          <table:table-cell office:value-type="float" office:value="10" table:formula="of:=MIN([.$C184];[.$F184];[.$I184];[.$L184];[.$O184];[.$R184];[.$U184])" table:style-name="ce1">
            <text:p>10</text:p>
          </table:table-cell>
          <table:table-cell office:value-type="float" office:value="0" table:formula="of:=MIN([.$D184];[.$G184];[.$J184];[.$M184];[.$P184];[.$S184];[.$V184])" table:style-name="ce1">
            <text:p>0</text:p>
          </table:table-cell>
          <table:table-cell office:value-type="float" office:value="0" table:formula="of:=MEDIAN([.$B184];[.$E184];[.$H184];[.$K184];[.$N184];[.$Q184];[.$T184])" table:style-name="ce1">
            <text:p>0</text:p>
          </table:table-cell>
          <table:table-cell office:value-type="float" office:value="21" table:formula="of:=MEDIAN([.$C184];[.$F184];[.$I184];[.$L184];[.$O184];[.$R184];[.$U184])" table:style-name="ce1">
            <text:p>21</text:p>
          </table:table-cell>
          <table:table-cell office:value-type="float" office:value="2" table:formula="of:=MEDIAN([.$D184];[.$G184];[.$J184];[.$M184];[.$P184];[.$S184];[.$V184])" table:style-name="ce1">
            <text:p>2</text:p>
          </table:table-cell>
          <table:table-cell office:value-type="float" office:value="0.02" table:formula="of:=MAX([.$B184];[.$E184];[.$H184];[.$K184];[.$N184];[.$Q184];[.$T184])" table:style-name="ce1">
            <text:p>0,02</text:p>
          </table:table-cell>
          <table:table-cell office:value-type="float" office:value="1394" table:formula="of:=MAX([.$C184];[.$F184];[.$I184];[.$L184];[.$O184];[.$R184];[.$U184])" table:style-name="ce1">
            <text:p>1394</text:p>
          </table:table-cell>
          <table:table-cell office:value-type="float" office:value="4" table:formula="of:=MAX([.$D184];[.$G184];[.$J184];[.$M184];[.$P184];[.$S184];[.$V184])" table:style-name="ce1">
            <text:p>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2_a3_w5_h10.lp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720" table:style-name="ce2">
            <text:p>272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185];[.$E185];[.$H185];[.$K185];[.$N185];[.$Q185];[.$T185])" table:style-name="ce1">
            <text:p>0</text:p>
          </table:table-cell>
          <table:table-cell office:value-type="float" office:value="23" table:formula="of:=MIN([.$C185];[.$F185];[.$I185];[.$L185];[.$O185];[.$R185];[.$U185])" table:style-name="ce1">
            <text:p>23</text:p>
          </table:table-cell>
          <table:table-cell office:value-type="float" office:value="1" table:formula="of:=MIN([.$D185];[.$G185];[.$J185];[.$M185];[.$P185];[.$S185];[.$V185])" table:style-name="ce1">
            <text:p>1</text:p>
          </table:table-cell>
          <table:table-cell office:value-type="float" office:value="0" table:formula="of:=MEDIAN([.$B185];[.$E185];[.$H185];[.$K185];[.$N185];[.$Q185];[.$T185])" table:style-name="ce1">
            <text:p>0</text:p>
          </table:table-cell>
          <table:table-cell office:value-type="float" office:value="65" table:formula="of:=MEDIAN([.$C185];[.$F185];[.$I185];[.$L185];[.$O185];[.$R185];[.$U185])" table:style-name="ce1">
            <text:p>65</text:p>
          </table:table-cell>
          <table:table-cell office:value-type="float" office:value="4" table:formula="of:=MEDIAN([.$D185];[.$G185];[.$J185];[.$M185];[.$P185];[.$S185];[.$V185])" table:style-name="ce1">
            <text:p>4</text:p>
          </table:table-cell>
          <table:table-cell office:value-type="float" office:value="0.03" table:formula="of:=MAX([.$B185];[.$E185];[.$H185];[.$K185];[.$N185];[.$Q185];[.$T185])" table:style-name="ce1">
            <text:p>0,03</text:p>
          </table:table-cell>
          <table:table-cell office:value-type="float" office:value="2720" table:formula="of:=MAX([.$C185];[.$F185];[.$I185];[.$L185];[.$O185];[.$R185];[.$U185])" table:style-name="ce1">
            <text:p>2720</text:p>
          </table:table-cell>
          <table:table-cell office:value-type="float" office:value="5" table:formula="of:=MAX([.$D185];[.$G185];[.$J185];[.$M185];[.$P185];[.$S185];[.$V185])" table:style-name="ce1">
            <text:p>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2_a5_w5_h13.lp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281" table:style-name="ce1">
            <text:p>281</text:p>
          </table:table-cell>
          <table:table-cell office:value-type="float" office:value="23" table:style-name="ce1">
            <text:p>23</text:p>
          </table:table-cell>
          <table:table-cell office:value-type="float" office:value="0.08" table:style-name="ce1">
            <text:p>0,08</text:p>
          </table:table-cell>
          <table:table-cell office:value-type="float" office:value="6042" table:style-name="ce2">
            <text:p>6042</text:p>
          </table:table-cell>
          <table:table-cell office:value-type="float" office:value="55" table:style-name="ce2">
            <text:p>55</text:p>
          </table:table-cell>
          <table:table-cell office:value-type="float" office:value="0.01" table:style-name="ce1">
            <text:p>0,01</text:p>
          </table:table-cell>
          <table:table-cell office:value-type="float" office:value="188" table:style-name="ce1">
            <text:p>18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43" table:style-name="ce1">
            <text:p>143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81" table:style-name="ce1">
            <text:p>281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186];[.$E186];[.$H186];[.$K186];[.$N186];[.$Q186];[.$T186])" table:style-name="ce1">
            <text:p>0</text:p>
          </table:table-cell>
          <table:table-cell office:value-type="float" office:value="48" table:formula="of:=MIN([.$C186];[.$F186];[.$I186];[.$L186];[.$O186];[.$R186];[.$U186])" table:style-name="ce1">
            <text:p>48</text:p>
          </table:table-cell>
          <table:table-cell office:value-type="float" office:value="1" table:formula="of:=MIN([.$D186];[.$G186];[.$J186];[.$M186];[.$P186];[.$S186];[.$V186])" table:style-name="ce1">
            <text:p>1</text:p>
          </table:table-cell>
          <table:table-cell office:value-type="float" office:value="0.01" table:formula="of:=MEDIAN([.$B186];[.$E186];[.$H186];[.$K186];[.$N186];[.$Q186];[.$T186])" table:style-name="ce1">
            <text:p>0,01</text:p>
          </table:table-cell>
          <table:table-cell office:value-type="float" office:value="188" table:formula="of:=MEDIAN([.$C186];[.$F186];[.$I186];[.$L186];[.$O186];[.$R186];[.$U186])" table:style-name="ce1">
            <text:p>188</text:p>
          </table:table-cell>
          <table:table-cell office:value-type="float" office:value="9" table:formula="of:=MEDIAN([.$D186];[.$G186];[.$J186];[.$M186];[.$P186];[.$S186];[.$V186])" table:style-name="ce1">
            <text:p>9</text:p>
          </table:table-cell>
          <table:table-cell office:value-type="float" office:value="0.08" table:formula="of:=MAX([.$B186];[.$E186];[.$H186];[.$K186];[.$N186];[.$Q186];[.$T186])" table:style-name="ce1">
            <text:p>0,08</text:p>
          </table:table-cell>
          <table:table-cell office:value-type="float" office:value="6042" table:formula="of:=MAX([.$C186];[.$F186];[.$I186];[.$L186];[.$O186];[.$R186];[.$U186])" table:style-name="ce1">
            <text:p>6042</text:p>
          </table:table-cell>
          <table:table-cell office:value-type="float" office:value="55" table:formula="of:=MAX([.$D186];[.$G186];[.$J186];[.$M186];[.$P186];[.$S186];[.$V186])" table:style-name="ce1">
            <text:p>5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3_a10_w5_h18.lp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5" table:style-name="ce3">
            <text:p>1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70" table:style-name="ce1">
            <text:p>670</text:p>
          </table:table-cell>
          <table:table-cell office:value-type="float" office:value="89" table:style-name="ce2">
            <text:p>89</text:p>
          </table:table-cell>
          <table:table-cell office:value-type="float" office:value="0.47" table:style-name="ce1">
            <text:p>0,47</text:p>
          </table:table-cell>
          <table:table-cell office:value-type="float" office:value="36359" table:style-name="ce2">
            <text:p>36359</text:p>
          </table:table-cell>
          <table:table-cell office:value-type="float" office:value="32" table:style-name="ce1">
            <text:p>32</text:p>
          </table:table-cell>
          <table:table-cell office:value-type="float" office:value="0.03" table:style-name="ce1">
            <text:p>0,03</text:p>
          </table:table-cell>
          <table:table-cell office:value-type="float" office:value="1418" table:style-name="ce1">
            <text:p>1418</text:p>
          </table:table-cell>
          <table:table-cell office:value-type="float" office:value="24" table:style-name="ce1">
            <text:p>24</text:p>
          </table:table-cell>
          <table:table-cell office:value-type="float" office:value="0.03" table:style-name="ce1">
            <text:p>0,03</text:p>
          </table:table-cell>
          <table:table-cell office:value-type="float" office:value="439" table:style-name="ce3">
            <text:p>439</text:p>
          </table:table-cell>
          <table:table-cell office:value-type="float" office:value="28" table:style-name="ce1">
            <text:p>28</text:p>
          </table:table-cell>
          <table:table-cell office:value-type="float" office:value="0.06" table:style-name="ce1">
            <text:p>0,06</text:p>
          </table:table-cell>
          <table:table-cell office:value-type="float" office:value="670" table:style-name="ce1">
            <text:p>670</text:p>
          </table:table-cell>
          <table:table-cell office:value-type="float" office:value="89" table:style-name="ce2">
            <text:p>89</text:p>
          </table:table-cell>
          <table:table-cell office:value-type="float" office:value="0.03" table:style-name="ce1">
            <text:p>0,03</text:p>
          </table:table-cell>
          <table:table-cell office:value-type="float" office:value="1405" table:style-name="ce1">
            <text:p>1405</text:p>
          </table:table-cell>
          <table:table-cell office:value-type="float" office:value="22" table:style-name="ce1">
            <text:p>22</text:p>
          </table:table-cell>
          <table:table-cell office:value-type="float" office:value="0.03" table:formula="of:=MIN([.$B187];[.$E187];[.$H187];[.$K187];[.$N187];[.$Q187];[.$T187])" table:style-name="ce1">
            <text:p>0,03</text:p>
          </table:table-cell>
          <table:table-cell office:value-type="float" office:value="439" table:formula="of:=MIN([.$C187];[.$F187];[.$I187];[.$L187];[.$O187];[.$R187];[.$U187])" table:style-name="ce1">
            <text:p>439</text:p>
          </table:table-cell>
          <table:table-cell office:value-type="float" office:value="15" table:formula="of:=MIN([.$D187];[.$G187];[.$J187];[.$M187];[.$P187];[.$S187];[.$V187])" table:style-name="ce1">
            <text:p>15</text:p>
          </table:table-cell>
          <table:table-cell office:value-type="float" office:value="0.04" table:formula="of:=MEDIAN([.$B187];[.$E187];[.$H187];[.$K187];[.$N187];[.$Q187];[.$T187])" table:style-name="ce1">
            <text:p>0,04</text:p>
          </table:table-cell>
          <table:table-cell office:value-type="float" office:value="670" table:formula="of:=MEDIAN([.$C187];[.$F187];[.$I187];[.$L187];[.$O187];[.$R187];[.$U187])" table:style-name="ce1">
            <text:p>670</text:p>
          </table:table-cell>
          <table:table-cell office:value-type="float" office:value="28" table:formula="of:=MEDIAN([.$D187];[.$G187];[.$J187];[.$M187];[.$P187];[.$S187];[.$V187])" table:style-name="ce1">
            <text:p>28</text:p>
          </table:table-cell>
          <table:table-cell office:value-type="float" office:value="0.47" table:formula="of:=MAX([.$B187];[.$E187];[.$H187];[.$K187];[.$N187];[.$Q187];[.$T187])" table:style-name="ce1">
            <text:p>0,47</text:p>
          </table:table-cell>
          <table:table-cell office:value-type="float" office:value="36359" table:formula="of:=MAX([.$C187];[.$F187];[.$I187];[.$L187];[.$O187];[.$R187];[.$U187])" table:style-name="ce1">
            <text:p>36359</text:p>
          </table:table-cell>
          <table:table-cell office:value-type="float" office:value="89" table:formula="of:=MAX([.$D187];[.$G187];[.$J187];[.$M187];[.$P187];[.$S187];[.$V187])" table:style-name="ce1">
            <text:p>8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3_a15_w5_h23.lp</text:p>
          </table:table-cell>
          <table:table-cell office:value-type="float" office:value="0.09" table:style-name="ce1">
            <text:p>0,09</text:p>
          </table:table-cell>
          <table:table-cell office:value-type="float" office:value="1289" table:style-name="ce1">
            <text:p>1289</text:p>
          </table:table-cell>
          <table:table-cell office:value-type="float" office:value="39" table:style-name="ce3">
            <text:p>39</text:p>
          </table:table-cell>
          <table:table-cell office:value-type="float" office:value="0.21" table:style-name="ce1">
            <text:p>0,21</text:p>
          </table:table-cell>
          <table:table-cell office:value-type="float" office:value="2664" table:style-name="ce1">
            <text:p>2664</text:p>
          </table:table-cell>
          <table:table-cell office:value-type="float" office:value="161" table:style-name="ce1">
            <text:p>161</text:p>
          </table:table-cell>
          <table:table-cell office:value-type="float" office:value="22.06" table:style-name="ce2">
            <text:p>22,06</text:p>
          </table:table-cell>
          <table:table-cell office:value-type="float" office:value="1785131" table:style-name="ce2">
            <text:p>1785131</text:p>
          </table:table-cell>
          <table:table-cell office:value-type="float" office:value="21482" table:style-name="ce2">
            <text:p>21482</text:p>
          </table:table-cell>
          <table:table-cell office:value-type="float" office:value="0.16" table:style-name="ce1">
            <text:p>0,16</text:p>
          </table:table-cell>
          <table:table-cell office:value-type="float" office:value="4131" table:style-name="ce1">
            <text:p>4131</text:p>
          </table:table-cell>
          <table:table-cell office:value-type="float" office:value="111" table:style-name="ce1">
            <text:p>111</text:p>
          </table:table-cell>
          <table:table-cell office:value-type="float" office:value="0.06" table:style-name="ce3">
            <text:p>0,06</text:p>
          </table:table-cell>
          <table:table-cell office:value-type="float" office:value="549" table:style-name="ce3">
            <text:p>549</text:p>
          </table:table-cell>
          <table:table-cell office:value-type="float" office:value="57" table:style-name="ce1">
            <text:p>57</text:p>
          </table:table-cell>
          <table:table-cell office:value-type="float" office:value="0.19" table:style-name="ce1">
            <text:p>0,19</text:p>
          </table:table-cell>
          <table:table-cell office:value-type="float" office:value="2664" table:style-name="ce1">
            <text:p>2664</text:p>
          </table:table-cell>
          <table:table-cell office:value-type="float" office:value="161" table:style-name="ce1">
            <text:p>161</text:p>
          </table:table-cell>
          <table:table-cell office:value-type="float" office:value="0.12" table:style-name="ce1">
            <text:p>0,12</text:p>
          </table:table-cell>
          <table:table-cell office:value-type="float" office:value="2886" table:style-name="ce1">
            <text:p>2886</text:p>
          </table:table-cell>
          <table:table-cell office:value-type="float" office:value="84" table:style-name="ce1">
            <text:p>84</text:p>
          </table:table-cell>
          <table:table-cell office:value-type="float" office:value="0.06" table:formula="of:=MIN([.$B188];[.$E188];[.$H188];[.$K188];[.$N188];[.$Q188];[.$T188])" table:style-name="ce1">
            <text:p>0,06</text:p>
          </table:table-cell>
          <table:table-cell office:value-type="float" office:value="549" table:formula="of:=MIN([.$C188];[.$F188];[.$I188];[.$L188];[.$O188];[.$R188];[.$U188])" table:style-name="ce1">
            <text:p>549</text:p>
          </table:table-cell>
          <table:table-cell office:value-type="float" office:value="39" table:formula="of:=MIN([.$D188];[.$G188];[.$J188];[.$M188];[.$P188];[.$S188];[.$V188])" table:style-name="ce1">
            <text:p>39</text:p>
          </table:table-cell>
          <table:table-cell office:value-type="float" office:value="0.16" table:formula="of:=MEDIAN([.$B188];[.$E188];[.$H188];[.$K188];[.$N188];[.$Q188];[.$T188])" table:style-name="ce1">
            <text:p>0,16</text:p>
          </table:table-cell>
          <table:table-cell office:value-type="float" office:value="2664" table:formula="of:=MEDIAN([.$C188];[.$F188];[.$I188];[.$L188];[.$O188];[.$R188];[.$U188])" table:style-name="ce1">
            <text:p>2664</text:p>
          </table:table-cell>
          <table:table-cell office:value-type="float" office:value="111" table:formula="of:=MEDIAN([.$D188];[.$G188];[.$J188];[.$M188];[.$P188];[.$S188];[.$V188])" table:style-name="ce1">
            <text:p>111</text:p>
          </table:table-cell>
          <table:table-cell office:value-type="float" office:value="22.06" table:formula="of:=MAX([.$B188];[.$E188];[.$H188];[.$K188];[.$N188];[.$Q188];[.$T188])" table:style-name="ce1">
            <text:p>22,06</text:p>
          </table:table-cell>
          <table:table-cell office:value-type="float" office:value="1785131" table:formula="of:=MAX([.$C188];[.$F188];[.$I188];[.$L188];[.$O188];[.$R188];[.$U188])" table:style-name="ce1">
            <text:p>1785131</text:p>
          </table:table-cell>
          <table:table-cell office:value-type="float" office:value="21482" table:formula="of:=MAX([.$D188];[.$G188];[.$J188];[.$M188];[.$P188];[.$S188];[.$V188])" table:style-name="ce1">
            <text:p>2148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3_a16_w4_h21.lp</text:p>
          </table:table-cell>
          <table:table-cell office:value-type="float" office:value="0.04" table:style-name="ce1">
            <text:p>0,04</text:p>
          </table:table-cell>
          <table:table-cell office:value-type="float" office:value="446" table:style-name="ce3">
            <text:p>446</text:p>
          </table:table-cell>
          <table:table-cell office:value-type="float" office:value="19" table:style-name="ce3">
            <text:p>19</text:p>
          </table:table-cell>
          <table:table-cell office:value-type="float" office:value="0.25" table:style-name="ce1">
            <text:p>0,25</text:p>
          </table:table-cell>
          <table:table-cell office:value-type="float" office:value="3497" table:style-name="ce1">
            <text:p>3497</text:p>
          </table:table-cell>
          <table:table-cell office:value-type="float" office:value="159" table:style-name="ce1">
            <text:p>159</text:p>
          </table:table-cell>
          <table:table-cell office:value-type="float" office:value="1.83" table:style-name="ce1">
            <text:p>1,83</text:p>
          </table:table-cell>
          <table:table-cell office:value-type="float" office:value="220872" table:style-name="ce2">
            <text:p>220872</text:p>
          </table:table-cell>
          <table:table-cell office:value-type="float" office:value="207" table:style-name="ce2">
            <text:p>207</text:p>
          </table:table-cell>
          <table:table-cell office:value-type="float" office:value="0.08" table:style-name="ce1">
            <text:p>0,08</text:p>
          </table:table-cell>
          <table:table-cell office:value-type="float" office:value="1628" table:style-name="ce1">
            <text:p>1628</text:p>
          </table:table-cell>
          <table:table-cell office:value-type="float" office:value="85" table:style-name="ce1">
            <text:p>85</text:p>
          </table:table-cell>
          <table:table-cell office:value-type="float" office:value="0.08" table:style-name="ce1">
            <text:p>0,08</text:p>
          </table:table-cell>
          <table:table-cell office:value-type="float" office:value="1105" table:style-name="ce1">
            <text:p>1105</text:p>
          </table:table-cell>
          <table:table-cell office:value-type="float" office:value="86" table:style-name="ce1">
            <text:p>86</text:p>
          </table:table-cell>
          <table:table-cell office:value-type="float" office:value="0.25" table:style-name="ce1">
            <text:p>0,25</text:p>
          </table:table-cell>
          <table:table-cell office:value-type="float" office:value="3497" table:style-name="ce1">
            <text:p>3497</text:p>
          </table:table-cell>
          <table:table-cell office:value-type="float" office:value="159" table:style-name="ce1">
            <text:p>159</text:p>
          </table:table-cell>
          <table:table-cell office:value-type="float" office:value="0.09" table:style-name="ce1">
            <text:p>0,09</text:p>
          </table:table-cell>
          <table:table-cell office:value-type="float" office:value="1988" table:style-name="ce1">
            <text:p>1988</text:p>
          </table:table-cell>
          <table:table-cell office:value-type="float" office:value="98" table:style-name="ce1">
            <text:p>98</text:p>
          </table:table-cell>
          <table:table-cell office:value-type="float" office:value="0.04" table:formula="of:=MIN([.$B189];[.$E189];[.$H189];[.$K189];[.$N189];[.$Q189];[.$T189])" table:style-name="ce1">
            <text:p>0,04</text:p>
          </table:table-cell>
          <table:table-cell office:value-type="float" office:value="446" table:formula="of:=MIN([.$C189];[.$F189];[.$I189];[.$L189];[.$O189];[.$R189];[.$U189])" table:style-name="ce1">
            <text:p>446</text:p>
          </table:table-cell>
          <table:table-cell office:value-type="float" office:value="19" table:formula="of:=MIN([.$D189];[.$G189];[.$J189];[.$M189];[.$P189];[.$S189];[.$V189])" table:style-name="ce1">
            <text:p>19</text:p>
          </table:table-cell>
          <table:table-cell office:value-type="float" office:value="0.09" table:formula="of:=MEDIAN([.$B189];[.$E189];[.$H189];[.$K189];[.$N189];[.$Q189];[.$T189])" table:style-name="ce1">
            <text:p>0,09</text:p>
          </table:table-cell>
          <table:table-cell office:value-type="float" office:value="1988" table:formula="of:=MEDIAN([.$C189];[.$F189];[.$I189];[.$L189];[.$O189];[.$R189];[.$U189])" table:style-name="ce1">
            <text:p>1988</text:p>
          </table:table-cell>
          <table:table-cell office:value-type="float" office:value="98" table:formula="of:=MEDIAN([.$D189];[.$G189];[.$J189];[.$M189];[.$P189];[.$S189];[.$V189])" table:style-name="ce1">
            <text:p>98</text:p>
          </table:table-cell>
          <table:table-cell office:value-type="float" office:value="1.83" table:formula="of:=MAX([.$B189];[.$E189];[.$H189];[.$K189];[.$N189];[.$Q189];[.$T189])" table:style-name="ce1">
            <text:p>1,83</text:p>
          </table:table-cell>
          <table:table-cell office:value-type="float" office:value="220872" table:formula="of:=MAX([.$C189];[.$F189];[.$I189];[.$L189];[.$O189];[.$R189];[.$U189])" table:style-name="ce1">
            <text:p>220872</text:p>
          </table:table-cell>
          <table:table-cell office:value-type="float" office:value="207" table:formula="of:=MAX([.$D189];[.$G189];[.$J189];[.$M189];[.$P189];[.$S189];[.$V189])" table:style-name="ce1">
            <text:p>20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3_a1_w5_h14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2">
            <text:p>93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190];[.$E190];[.$H190];[.$K190];[.$N190];[.$Q190];[.$T190])" table:style-name="ce1">
            <text:p>0</text:p>
          </table:table-cell>
          <table:table-cell office:value-type="float" office:value="2" table:formula="of:=MIN([.$C190];[.$F190];[.$I190];[.$L190];[.$O190];[.$R190];[.$U190])" table:style-name="ce1">
            <text:p>2</text:p>
          </table:table-cell>
          <table:table-cell office:value-type="float" office:value="0" table:formula="of:=MIN([.$D190];[.$G190];[.$J190];[.$M190];[.$P190];[.$S190];[.$V190])" table:style-name="ce1">
            <text:p>0</text:p>
          </table:table-cell>
          <table:table-cell office:value-type="float" office:value="0" table:formula="of:=MEDIAN([.$B190];[.$E190];[.$H190];[.$K190];[.$N190];[.$Q190];[.$T190])" table:style-name="ce1">
            <text:p>0</text:p>
          </table:table-cell>
          <table:table-cell office:value-type="float" office:value="6" table:formula="of:=MEDIAN([.$C190];[.$F190];[.$I190];[.$L190];[.$O190];[.$R190];[.$U190])" table:style-name="ce1">
            <text:p>6</text:p>
          </table:table-cell>
          <table:table-cell office:value-type="float" office:value="2" table:formula="of:=MEDIAN([.$D190];[.$G190];[.$J190];[.$M190];[.$P190];[.$S190];[.$V190])" table:style-name="ce1">
            <text:p>2</text:p>
          </table:table-cell>
          <table:table-cell office:value-type="float" office:value="0.01" table:formula="of:=MAX([.$B190];[.$E190];[.$H190];[.$K190];[.$N190];[.$Q190];[.$T190])" table:style-name="ce1">
            <text:p>0,01</text:p>
          </table:table-cell>
          <table:table-cell office:value-type="float" office:value="938" table:formula="of:=MAX([.$C190];[.$F190];[.$I190];[.$L190];[.$O190];[.$R190];[.$U190])" table:style-name="ce1">
            <text:p>938</text:p>
          </table:table-cell>
          <table:table-cell office:value-type="float" office:value="3" table:formula="of:=MAX([.$D190];[.$G190];[.$J190];[.$M190];[.$P190];[.$S190];[.$V190])" table:style-name="ce1">
            <text:p>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3_a2_w5_h16.lp</text:p>
          </table:table-cell>
          <table:table-cell office:value-type="float" office:value="0.01" table:style-name="ce1">
            <text:p>0,01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2931" table:style-name="ce2">
            <text:p>2931</text:p>
          </table:table-cell>
          <table:table-cell office:value-type="float" office:value="9" table:style-name="ce2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191];[.$E191];[.$H191];[.$K191];[.$N191];[.$Q191];[.$T191])" table:style-name="ce1">
            <text:p>0</text:p>
          </table:table-cell>
          <table:table-cell office:value-type="float" office:value="19" table:formula="of:=MIN([.$C191];[.$F191];[.$I191];[.$L191];[.$O191];[.$R191];[.$U191])" table:style-name="ce1">
            <text:p>19</text:p>
          </table:table-cell>
          <table:table-cell office:value-type="float" office:value="4" table:formula="of:=MIN([.$D191];[.$G191];[.$J191];[.$M191];[.$P191];[.$S191];[.$V191])" table:style-name="ce1">
            <text:p>4</text:p>
          </table:table-cell>
          <table:table-cell office:value-type="float" office:value="0.01" table:formula="of:=MEDIAN([.$B191];[.$E191];[.$H191];[.$K191];[.$N191];[.$Q191];[.$T191])" table:style-name="ce1">
            <text:p>0,01</text:p>
          </table:table-cell>
          <table:table-cell office:value-type="float" office:value="69" table:formula="of:=MEDIAN([.$C191];[.$F191];[.$I191];[.$L191];[.$O191];[.$R191];[.$U191])" table:style-name="ce1">
            <text:p>69</text:p>
          </table:table-cell>
          <table:table-cell office:value-type="float" office:value="6" table:formula="of:=MEDIAN([.$D191];[.$G191];[.$J191];[.$M191];[.$P191];[.$S191];[.$V191])" table:style-name="ce1">
            <text:p>6</text:p>
          </table:table-cell>
          <table:table-cell office:value-type="float" office:value="0.05" table:formula="of:=MAX([.$B191];[.$E191];[.$H191];[.$K191];[.$N191];[.$Q191];[.$T191])" table:style-name="ce1">
            <text:p>0,05</text:p>
          </table:table-cell>
          <table:table-cell office:value-type="float" office:value="2931" table:formula="of:=MAX([.$C191];[.$F191];[.$I191];[.$L191];[.$O191];[.$R191];[.$U191])" table:style-name="ce1">
            <text:p>2931</text:p>
          </table:table-cell>
          <table:table-cell office:value-type="float" office:value="9" table:formula="of:=MAX([.$D191];[.$G191];[.$J191];[.$M191];[.$P191];[.$S191];[.$V191])" table:style-name="ce1">
            <text:p>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3_a3_w5_h10.lp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2525" table:style-name="ce2">
            <text:p>252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192];[.$E192];[.$H192];[.$K192];[.$N192];[.$Q192];[.$T192])" table:style-name="ce1">
            <text:p>0</text:p>
          </table:table-cell>
          <table:table-cell office:value-type="float" office:value="20" table:formula="of:=MIN([.$C192];[.$F192];[.$I192];[.$L192];[.$O192];[.$R192];[.$U192])" table:style-name="ce1">
            <text:p>20</text:p>
          </table:table-cell>
          <table:table-cell office:value-type="float" office:value="1" table:formula="of:=MIN([.$D192];[.$G192];[.$J192];[.$M192];[.$P192];[.$S192];[.$V192])" table:style-name="ce1">
            <text:p>1</text:p>
          </table:table-cell>
          <table:table-cell office:value-type="float" office:value="0" table:formula="of:=MEDIAN([.$B192];[.$E192];[.$H192];[.$K192];[.$N192];[.$Q192];[.$T192])" table:style-name="ce1">
            <text:p>0</text:p>
          </table:table-cell>
          <table:table-cell office:value-type="float" office:value="30" table:formula="of:=MEDIAN([.$C192];[.$F192];[.$I192];[.$L192];[.$O192];[.$R192];[.$U192])" table:style-name="ce1">
            <text:p>30</text:p>
          </table:table-cell>
          <table:table-cell office:value-type="float" office:value="3" table:formula="of:=MEDIAN([.$D192];[.$G192];[.$J192];[.$M192];[.$P192];[.$S192];[.$V192])" table:style-name="ce1">
            <text:p>3</text:p>
          </table:table-cell>
          <table:table-cell office:value-type="float" office:value="0.03" table:formula="of:=MAX([.$B192];[.$E192];[.$H192];[.$K192];[.$N192];[.$Q192];[.$T192])" table:style-name="ce1">
            <text:p>0,03</text:p>
          </table:table-cell>
          <table:table-cell office:value-type="float" office:value="2525" table:formula="of:=MAX([.$C192];[.$F192];[.$I192];[.$L192];[.$O192];[.$R192];[.$U192])" table:style-name="ce1">
            <text:p>2525</text:p>
          </table:table-cell>
          <table:table-cell office:value-type="float" office:value="3" table:formula="of:=MAX([.$D192];[.$G192];[.$J192];[.$M192];[.$P192];[.$S192];[.$V192])" table:style-name="ce1">
            <text:p>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3_a5_w5_h16.lp</text:p>
          </table:table-cell>
          <table:table-cell office:value-type="float" office:value="0.01" table:style-name="ce1">
            <text:p>0,01</text:p>
          </table:table-cell>
          <table:table-cell office:value-type="float" office:value="95" table:style-name="ce3">
            <text:p>95</text:p>
          </table:table-cell>
          <table:table-cell office:value-type="float" office:value="3" table:style-name="ce3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81" table:style-name="ce1">
            <text:p>181</text:p>
          </table:table-cell>
          <table:table-cell office:value-type="float" office:value="31" table:style-name="ce1">
            <text:p>31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73151" table:style-name="ce2">
            <text:p>73151</text:p>
          </table:table-cell>
          <table:table-cell office:value-type="float" office:value="4293" table:style-name="ce2">
            <text:p>4293</text:p>
          </table:table-cell>
          <table:table-cell office:value-type="float" office:value="0.02" table:style-name="ce1">
            <text:p>0,02</text:p>
          </table:table-cell>
          <table:table-cell office:value-type="float" office:value="662" table:style-name="ce1">
            <text:p>662</text:p>
          </table:table-cell>
          <table:table-cell office:value-type="float" office:value="40" table:style-name="ce1">
            <text:p>40</text:p>
          </table:table-cell>
          <table:table-cell office:value-type="float" office:value="0.01" table:style-name="ce1">
            <text:p>0,01</text:p>
          </table:table-cell>
          <table:table-cell office:value-type="float" office:value="124" table:style-name="ce1">
            <text:p>124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181" table:style-name="ce1">
            <text:p>181</text:p>
          </table:table-cell>
          <table:table-cell office:value-type="float" office:value="31" table:style-name="ce1">
            <text:p>31</text:p>
          </table:table-cell>
          <table:table-cell office:value-type="float" office:value="0.02" table:style-name="ce1">
            <text:p>0,02</text:p>
          </table:table-cell>
          <table:table-cell office:value-type="float" office:value="535" table:style-name="ce1">
            <text:p>535</text:p>
          </table:table-cell>
          <table:table-cell office:value-type="float" office:value="28" table:style-name="ce1">
            <text:p>28</text:p>
          </table:table-cell>
          <table:table-cell office:value-type="float" office:value="0.01" table:formula="of:=MIN([.$B193];[.$E193];[.$H193];[.$K193];[.$N193];[.$Q193];[.$T193])" table:style-name="ce1">
            <text:p>0,01</text:p>
          </table:table-cell>
          <table:table-cell office:value-type="float" office:value="95" table:formula="of:=MIN([.$C193];[.$F193];[.$I193];[.$L193];[.$O193];[.$R193];[.$U193])" table:style-name="ce1">
            <text:p>95</text:p>
          </table:table-cell>
          <table:table-cell office:value-type="float" office:value="3" table:formula="of:=MIN([.$D193];[.$G193];[.$J193];[.$M193];[.$P193];[.$S193];[.$V193])" table:style-name="ce1">
            <text:p>3</text:p>
          </table:table-cell>
          <table:table-cell office:value-type="float" office:value="0.02" table:formula="of:=MEDIAN([.$B193];[.$E193];[.$H193];[.$K193];[.$N193];[.$Q193];[.$T193])" table:style-name="ce1">
            <text:p>0,02</text:p>
          </table:table-cell>
          <table:table-cell office:value-type="float" office:value="181" table:formula="of:=MEDIAN([.$C193];[.$F193];[.$I193];[.$L193];[.$O193];[.$R193];[.$U193])" table:style-name="ce1">
            <text:p>181</text:p>
          </table:table-cell>
          <table:table-cell office:value-type="float" office:value="31" table:formula="of:=MEDIAN([.$D193];[.$G193];[.$J193];[.$M193];[.$P193];[.$S193];[.$V193])" table:style-name="ce1">
            <text:p>31</text:p>
          </table:table-cell>
          <table:table-cell office:value-type="float" office:value="1.0900000000000001" table:formula="of:=MAX([.$B193];[.$E193];[.$H193];[.$K193];[.$N193];[.$Q193];[.$T193])" table:style-name="ce1">
            <text:p>1,09</text:p>
          </table:table-cell>
          <table:table-cell office:value-type="float" office:value="73151" table:formula="of:=MAX([.$C193];[.$F193];[.$I193];[.$L193];[.$O193];[.$R193];[.$U193])" table:style-name="ce1">
            <text:p>73151</text:p>
          </table:table-cell>
          <table:table-cell office:value-type="float" office:value="4293" table:formula="of:=MAX([.$D193];[.$G193];[.$J193];[.$M193];[.$P193];[.$S193];[.$V193])" table:style-name="ce1">
            <text:p>429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4_a10_w5_h15.lp</text:p>
          </table:table-cell>
          <table:table-cell office:value-type="float" office:value="0.02" table:style-name="ce1">
            <text:p>0,02</text:p>
          </table:table-cell>
          <table:table-cell office:value-type="float" office:value="146" table:style-name="ce3">
            <text:p>146</text:p>
          </table:table-cell>
          <table:table-cell office:value-type="float" office:value="9" table:style-name="ce3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438" table:style-name="ce1">
            <text:p>438</text:p>
          </table:table-cell>
          <table:table-cell office:value-type="float" office:value="40" table:style-name="ce2">
            <text:p>40</text:p>
          </table:table-cell>
          <table:table-cell office:value-type="float" office:value="0.31" table:style-name="ce1">
            <text:p>0,31</text:p>
          </table:table-cell>
          <table:table-cell office:value-type="float" office:value="15078" table:style-name="ce2">
            <text:p>15078</text:p>
          </table:table-cell>
          <table:table-cell office:value-type="float" office:value="34" table:style-name="ce1">
            <text:p>34</text:p>
          </table:table-cell>
          <table:table-cell office:value-type="float" office:value="0.02" table:style-name="ce1">
            <text:p>0,02</text:p>
          </table:table-cell>
          <table:table-cell office:value-type="float" office:value="600" table:style-name="ce1">
            <text:p>600</text:p>
          </table:table-cell>
          <table:table-cell office:value-type="float" office:value="30" table:style-name="ce1">
            <text:p>30</text:p>
          </table:table-cell>
          <table:table-cell office:value-type="float" office:value="0.03" table:style-name="ce1">
            <text:p>0,03</text:p>
          </table:table-cell>
          <table:table-cell office:value-type="float" office:value="244" table:style-name="ce1">
            <text:p>244</text:p>
          </table:table-cell>
          <table:table-cell office:value-type="float" office:value="9" table:style-name="ce3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438" table:style-name="ce1">
            <text:p>438</text:p>
          </table:table-cell>
          <table:table-cell office:value-type="float" office:value="40" table:style-name="ce2">
            <text:p>40</text:p>
          </table:table-cell>
          <table:table-cell office:value-type="float" office:value="0.02" table:style-name="ce1">
            <text:p>0,02</text:p>
          </table:table-cell>
          <table:table-cell office:value-type="float" office:value="590" table:style-name="ce1">
            <text:p>590</text:p>
          </table:table-cell>
          <table:table-cell office:value-type="float" office:value="30" table:style-name="ce1">
            <text:p>30</text:p>
          </table:table-cell>
          <table:table-cell office:value-type="float" office:value="0.02" table:formula="of:=MIN([.$B194];[.$E194];[.$H194];[.$K194];[.$N194];[.$Q194];[.$T194])" table:style-name="ce1">
            <text:p>0,02</text:p>
          </table:table-cell>
          <table:table-cell office:value-type="float" office:value="146" table:formula="of:=MIN([.$C194];[.$F194];[.$I194];[.$L194];[.$O194];[.$R194];[.$U194])" table:style-name="ce1">
            <text:p>146</text:p>
          </table:table-cell>
          <table:table-cell office:value-type="float" office:value="9" table:formula="of:=MIN([.$D194];[.$G194];[.$J194];[.$M194];[.$P194];[.$S194];[.$V194])" table:style-name="ce1">
            <text:p>9</text:p>
          </table:table-cell>
          <table:table-cell office:value-type="float" office:value="0.03" table:formula="of:=MEDIAN([.$B194];[.$E194];[.$H194];[.$K194];[.$N194];[.$Q194];[.$T194])" table:style-name="ce1">
            <text:p>0,03</text:p>
          </table:table-cell>
          <table:table-cell office:value-type="float" office:value="438" table:formula="of:=MEDIAN([.$C194];[.$F194];[.$I194];[.$L194];[.$O194];[.$R194];[.$U194])" table:style-name="ce1">
            <text:p>438</text:p>
          </table:table-cell>
          <table:table-cell office:value-type="float" office:value="30" table:formula="of:=MEDIAN([.$D194];[.$G194];[.$J194];[.$M194];[.$P194];[.$S194];[.$V194])" table:style-name="ce1">
            <text:p>30</text:p>
          </table:table-cell>
          <table:table-cell office:value-type="float" office:value="0.31" table:formula="of:=MAX([.$B194];[.$E194];[.$H194];[.$K194];[.$N194];[.$Q194];[.$T194])" table:style-name="ce1">
            <text:p>0,31</text:p>
          </table:table-cell>
          <table:table-cell office:value-type="float" office:value="15078" table:formula="of:=MAX([.$C194];[.$F194];[.$I194];[.$L194];[.$O194];[.$R194];[.$U194])" table:style-name="ce1">
            <text:p>15078</text:p>
          </table:table-cell>
          <table:table-cell office:value-type="float" office:value="40" table:formula="of:=MAX([.$D194];[.$G194];[.$J194];[.$M194];[.$P194];[.$S194];[.$V194])" table:style-name="ce1">
            <text:p>4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4_a15_w5_h22.lp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666" table:style-name="ce3">
            <text:p>666</text:p>
          </table:table-cell>
          <table:table-cell office:value-type="float" office:value="29" table:style-name="ce3">
            <text:p>29</text:p>
          </table:table-cell>
          <table:table-cell office:value-type="float" office:value="0.31" table:style-name="ce1">
            <text:p>0,31</text:p>
          </table:table-cell>
          <table:table-cell office:value-type="float" office:value="4347" table:style-name="ce1">
            <text:p>4347</text:p>
          </table:table-cell>
          <table:table-cell office:value-type="float" office:value="169" table:style-name="ce1">
            <text:p>169</text:p>
          </table:table-cell>
          <table:table-cell office:value-type="float" office:value="2.71" table:style-name="ce2">
            <text:p>2,71</text:p>
          </table:table-cell>
          <table:table-cell office:value-type="float" office:value="377140" table:style-name="ce2">
            <text:p>377140</text:p>
          </table:table-cell>
          <table:table-cell office:value-type="float" office:value="208" table:style-name="ce2">
            <text:p>208</text:p>
          </table:table-cell>
          <table:table-cell office:value-type="float" office:value="0.17" table:style-name="ce1">
            <text:p>0,17</text:p>
          </table:table-cell>
          <table:table-cell office:value-type="float" office:value="3716" table:style-name="ce1">
            <text:p>3716</text:p>
          </table:table-cell>
          <table:table-cell office:value-type="float" office:value="79" table:style-name="ce1">
            <text:p>79</text:p>
          </table:table-cell>
          <table:table-cell office:value-type="float" office:value="0.13" table:style-name="ce1">
            <text:p>0,13</text:p>
          </table:table-cell>
          <table:table-cell office:value-type="float" office:value="1643" table:style-name="ce1">
            <text:p>1643</text:p>
          </table:table-cell>
          <table:table-cell office:value-type="float" office:value="101" table:style-name="ce1">
            <text:p>10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4347" table:style-name="ce1">
            <text:p>4347</text:p>
          </table:table-cell>
          <table:table-cell office:value-type="float" office:value="169" table:style-name="ce1">
            <text:p>169</text:p>
          </table:table-cell>
          <table:table-cell office:value-type="float" office:value="0.17" table:style-name="ce1">
            <text:p>0,17</text:p>
          </table:table-cell>
          <table:table-cell office:value-type="float" office:value="3873" table:style-name="ce1">
            <text:p>3873</text:p>
          </table:table-cell>
          <table:table-cell office:value-type="float" office:value="76" table:style-name="ce1">
            <text:p>76</text:p>
          </table:table-cell>
          <table:table-cell office:value-type="float" office:value="7.0000000000000007E-2" table:formula="of:=MIN([.$B195];[.$E195];[.$H195];[.$K195];[.$N195];[.$Q195];[.$T195])" table:style-name="ce1">
            <text:p>0,07</text:p>
          </table:table-cell>
          <table:table-cell office:value-type="float" office:value="666" table:formula="of:=MIN([.$C195];[.$F195];[.$I195];[.$L195];[.$O195];[.$R195];[.$U195])" table:style-name="ce1">
            <text:p>666</text:p>
          </table:table-cell>
          <table:table-cell office:value-type="float" office:value="29" table:formula="of:=MIN([.$D195];[.$G195];[.$J195];[.$M195];[.$P195];[.$S195];[.$V195])" table:style-name="ce1">
            <text:p>29</text:p>
          </table:table-cell>
          <table:table-cell office:value-type="float" office:value="0.17" table:formula="of:=MEDIAN([.$B195];[.$E195];[.$H195];[.$K195];[.$N195];[.$Q195];[.$T195])" table:style-name="ce1">
            <text:p>0,17</text:p>
          </table:table-cell>
          <table:table-cell office:value-type="float" office:value="3873" table:formula="of:=MEDIAN([.$C195];[.$F195];[.$I195];[.$L195];[.$O195];[.$R195];[.$U195])" table:style-name="ce1">
            <text:p>3873</text:p>
          </table:table-cell>
          <table:table-cell office:value-type="float" office:value="101" table:formula="of:=MEDIAN([.$D195];[.$G195];[.$J195];[.$M195];[.$P195];[.$S195];[.$V195])" table:style-name="ce1">
            <text:p>101</text:p>
          </table:table-cell>
          <table:table-cell office:value-type="float" office:value="2.71" table:formula="of:=MAX([.$B195];[.$E195];[.$H195];[.$K195];[.$N195];[.$Q195];[.$T195])" table:style-name="ce1">
            <text:p>2,71</text:p>
          </table:table-cell>
          <table:table-cell office:value-type="float" office:value="377140" table:formula="of:=MAX([.$C195];[.$F195];[.$I195];[.$L195];[.$O195];[.$R195];[.$U195])" table:style-name="ce1">
            <text:p>377140</text:p>
          </table:table-cell>
          <table:table-cell office:value-type="float" office:value="208" table:formula="of:=MAX([.$D195];[.$G195];[.$J195];[.$M195];[.$P195];[.$S195];[.$V195])" table:style-name="ce1">
            <text:p>20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4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96];[.$E196];[.$H196];[.$K196];[.$N196];[.$Q196];[.$T196])" table:style-name="ce1">
            <text:p>0</text:p>
          </table:table-cell>
          <table:table-cell office:value-type="float" office:value="0" table:formula="of:=MIN([.$C196];[.$F196];[.$I196];[.$L196];[.$O196];[.$R196];[.$U196])" table:style-name="ce1">
            <text:p>0</text:p>
          </table:table-cell>
          <table:table-cell office:value-type="float" office:value="0" table:formula="of:=MIN([.$D196];[.$G196];[.$J196];[.$M196];[.$P196];[.$S196];[.$V196])" table:style-name="ce1">
            <text:p>0</text:p>
          </table:table-cell>
          <table:table-cell office:value-type="float" office:value="0" table:formula="of:=MEDIAN([.$B196];[.$E196];[.$H196];[.$K196];[.$N196];[.$Q196];[.$T196])" table:style-name="ce1">
            <text:p>0</text:p>
          </table:table-cell>
          <table:table-cell office:value-type="float" office:value="0" table:formula="of:=MEDIAN([.$C196];[.$F196];[.$I196];[.$L196];[.$O196];[.$R196];[.$U196])" table:style-name="ce1">
            <text:p>0</text:p>
          </table:table-cell>
          <table:table-cell office:value-type="float" office:value="0" table:formula="of:=MEDIAN([.$D196];[.$G196];[.$J196];[.$M196];[.$P196];[.$S196];[.$V196])" table:style-name="ce1">
            <text:p>0</text:p>
          </table:table-cell>
          <table:table-cell office:value-type="float" office:value="0" table:formula="of:=MAX([.$B196];[.$E196];[.$H196];[.$K196];[.$N196];[.$Q196];[.$T196])" table:style-name="ce1">
            <text:p>0</text:p>
          </table:table-cell>
          <table:table-cell office:value-type="float" office:value="5" table:formula="of:=MAX([.$C196];[.$F196];[.$I196];[.$L196];[.$O196];[.$R196];[.$U196])" table:style-name="ce1">
            <text:p>5</text:p>
          </table:table-cell>
          <table:table-cell office:value-type="float" office:value="0" table:formula="of:=MAX([.$D196];[.$G196];[.$J196];[.$M196];[.$P196];[.$S196];[.$V196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4_a2_w5_h7.lp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192" table:style-name="ce2">
            <text:p>119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197];[.$E197];[.$H197];[.$K197];[.$N197];[.$Q197];[.$T197])" table:style-name="ce1">
            <text:p>0</text:p>
          </table:table-cell>
          <table:table-cell office:value-type="float" office:value="8" table:formula="of:=MIN([.$C197];[.$F197];[.$I197];[.$L197];[.$O197];[.$R197];[.$U197])" table:style-name="ce1">
            <text:p>8</text:p>
          </table:table-cell>
          <table:table-cell office:value-type="float" office:value="0" table:formula="of:=MIN([.$D197];[.$G197];[.$J197];[.$M197];[.$P197];[.$S197];[.$V197])" table:style-name="ce1">
            <text:p>0</text:p>
          </table:table-cell>
          <table:table-cell office:value-type="float" office:value="0" table:formula="of:=MEDIAN([.$B197];[.$E197];[.$H197];[.$K197];[.$N197];[.$Q197];[.$T197])" table:style-name="ce1">
            <text:p>0</text:p>
          </table:table-cell>
          <table:table-cell office:value-type="float" office:value="14" table:formula="of:=MEDIAN([.$C197];[.$F197];[.$I197];[.$L197];[.$O197];[.$R197];[.$U197])" table:style-name="ce1">
            <text:p>14</text:p>
          </table:table-cell>
          <table:table-cell office:value-type="float" office:value="2" table:formula="of:=MEDIAN([.$D197];[.$G197];[.$J197];[.$M197];[.$P197];[.$S197];[.$V197])" table:style-name="ce1">
            <text:p>2</text:p>
          </table:table-cell>
          <table:table-cell office:value-type="float" office:value="0.02" table:formula="of:=MAX([.$B197];[.$E197];[.$H197];[.$K197];[.$N197];[.$Q197];[.$T197])" table:style-name="ce1">
            <text:p>0,02</text:p>
          </table:table-cell>
          <table:table-cell office:value-type="float" office:value="1192" table:formula="of:=MAX([.$C197];[.$F197];[.$I197];[.$L197];[.$O197];[.$R197];[.$U197])" table:style-name="ce1">
            <text:p>1192</text:p>
          </table:table-cell>
          <table:table-cell office:value-type="float" office:value="7" table:formula="of:=MAX([.$D197];[.$G197];[.$J197];[.$M197];[.$P197];[.$S197];[.$V197])" table:style-name="ce1">
            <text:p>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4_a3_w5_h8.lp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4541" table:style-name="ce2">
            <text:p>454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198];[.$E198];[.$H198];[.$K198];[.$N198];[.$Q198];[.$T198])" table:style-name="ce1">
            <text:p>0</text:p>
          </table:table-cell>
          <table:table-cell office:value-type="float" office:value="9" table:formula="of:=MIN([.$C198];[.$F198];[.$I198];[.$L198];[.$O198];[.$R198];[.$U198])" table:style-name="ce1">
            <text:p>9</text:p>
          </table:table-cell>
          <table:table-cell office:value-type="float" office:value="0" table:formula="of:=MIN([.$D198];[.$G198];[.$J198];[.$M198];[.$P198];[.$S198];[.$V198])" table:style-name="ce1">
            <text:p>0</text:p>
          </table:table-cell>
          <table:table-cell office:value-type="float" office:value="0" table:formula="of:=MEDIAN([.$B198];[.$E198];[.$H198];[.$K198];[.$N198];[.$Q198];[.$T198])" table:style-name="ce1">
            <text:p>0</text:p>
          </table:table-cell>
          <table:table-cell office:value-type="float" office:value="42" table:formula="of:=MEDIAN([.$C198];[.$F198];[.$I198];[.$L198];[.$O198];[.$R198];[.$U198])" table:style-name="ce1">
            <text:p>42</text:p>
          </table:table-cell>
          <table:table-cell office:value-type="float" office:value="5" table:formula="of:=MEDIAN([.$D198];[.$G198];[.$J198];[.$M198];[.$P198];[.$S198];[.$V198])" table:style-name="ce1">
            <text:p>5</text:p>
          </table:table-cell>
          <table:table-cell office:value-type="float" office:value="0.05" table:formula="of:=MAX([.$B198];[.$E198];[.$H198];[.$K198];[.$N198];[.$Q198];[.$T198])" table:style-name="ce1">
            <text:p>0,05</text:p>
          </table:table-cell>
          <table:table-cell office:value-type="float" office:value="4541" table:formula="of:=MAX([.$C198];[.$F198];[.$I198];[.$L198];[.$O198];[.$R198];[.$U198])" table:style-name="ce1">
            <text:p>4541</text:p>
          </table:table-cell>
          <table:table-cell office:value-type="float" office:value="14" table:formula="of:=MAX([.$D198];[.$G198];[.$J198];[.$M198];[.$P198];[.$S198];[.$V198])" table:style-name="ce1">
            <text:p>1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4_a5_w5_h16.lp</text:p>
          </table:table-cell>
          <table:table-cell office:value-type="float" office:value="0.02" table:style-name="ce1">
            <text:p>0,02</text:p>
          </table:table-cell>
          <table:table-cell office:value-type="float" office:value="225" table:style-name="ce3">
            <text:p>225</text:p>
          </table:table-cell>
          <table:table-cell office:value-type="float" office:value="6" table:style-name="ce3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254" table:style-name="ce1">
            <text:p>254</text:p>
          </table:table-cell>
          <table:table-cell office:value-type="float" office:value="29" table:style-name="ce1">
            <text:p>29</text:p>
          </table:table-cell>
          <table:table-cell office:value-type="float" office:value="2.92" table:style-name="ce2">
            <text:p>2,92</text:p>
          </table:table-cell>
          <table:table-cell office:value-type="float" office:value="230287" table:style-name="ce2">
            <text:p>230287</text:p>
          </table:table-cell>
          <table:table-cell office:value-type="float" office:value="5076" table:style-name="ce2">
            <text:p>5076</text:p>
          </table:table-cell>
          <table:table-cell office:value-type="float" office:value="0.02" table:style-name="ce1">
            <text:p>0,02</text:p>
          </table:table-cell>
          <table:table-cell office:value-type="float" office:value="385" table:style-name="ce1">
            <text:p>385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233" table:style-name="ce1">
            <text:p>233</text:p>
          </table:table-cell>
          <table:table-cell office:value-type="float" office:value="34" table:style-name="ce1">
            <text:p>34</text:p>
          </table:table-cell>
          <table:table-cell office:value-type="float" office:value="0.03" table:style-name="ce1">
            <text:p>0,03</text:p>
          </table:table-cell>
          <table:table-cell office:value-type="float" office:value="254" table:style-name="ce1">
            <text:p>254</text:p>
          </table:table-cell>
          <table:table-cell office:value-type="float" office:value="29" table:style-name="ce1">
            <text:p>29</text:p>
          </table:table-cell>
          <table:table-cell office:value-type="float" office:value="0.02" table:style-name="ce1">
            <text:p>0,02</text:p>
          </table:table-cell>
          <table:table-cell office:value-type="float" office:value="388" table:style-name="ce1">
            <text:p>388</text:p>
          </table:table-cell>
          <table:table-cell office:value-type="float" office:value="13" table:style-name="ce1">
            <text:p>13</text:p>
          </table:table-cell>
          <table:table-cell office:value-type="float" office:value="0.02" table:formula="of:=MIN([.$B199];[.$E199];[.$H199];[.$K199];[.$N199];[.$Q199];[.$T199])" table:style-name="ce1">
            <text:p>0,02</text:p>
          </table:table-cell>
          <table:table-cell office:value-type="float" office:value="225" table:formula="of:=MIN([.$C199];[.$F199];[.$I199];[.$L199];[.$O199];[.$R199];[.$U199])" table:style-name="ce1">
            <text:p>225</text:p>
          </table:table-cell>
          <table:table-cell office:value-type="float" office:value="6" table:formula="of:=MIN([.$D199];[.$G199];[.$J199];[.$M199];[.$P199];[.$S199];[.$V199])" table:style-name="ce1">
            <text:p>6</text:p>
          </table:table-cell>
          <table:table-cell office:value-type="float" office:value="0.02" table:formula="of:=MEDIAN([.$B199];[.$E199];[.$H199];[.$K199];[.$N199];[.$Q199];[.$T199])" table:style-name="ce1">
            <text:p>0,02</text:p>
          </table:table-cell>
          <table:table-cell office:value-type="float" office:value="254" table:formula="of:=MEDIAN([.$C199];[.$F199];[.$I199];[.$L199];[.$O199];[.$R199];[.$U199])" table:style-name="ce1">
            <text:p>254</text:p>
          </table:table-cell>
          <table:table-cell office:value-type="float" office:value="29" table:formula="of:=MEDIAN([.$D199];[.$G199];[.$J199];[.$M199];[.$P199];[.$S199];[.$V199])" table:style-name="ce1">
            <text:p>29</text:p>
          </table:table-cell>
          <table:table-cell office:value-type="float" office:value="2.92" table:formula="of:=MAX([.$B199];[.$E199];[.$H199];[.$K199];[.$N199];[.$Q199];[.$T199])" table:style-name="ce1">
            <text:p>2,92</text:p>
          </table:table-cell>
          <table:table-cell office:value-type="float" office:value="230287" table:formula="of:=MAX([.$C199];[.$F199];[.$I199];[.$L199];[.$O199];[.$R199];[.$U199])" table:style-name="ce1">
            <text:p>230287</text:p>
          </table:table-cell>
          <table:table-cell office:value-type="float" office:value="5076" table:formula="of:=MAX([.$D199];[.$G199];[.$J199];[.$M199];[.$P199];[.$S199];[.$V199])" table:style-name="ce1">
            <text:p>507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5_a10_w5_h12.lp</text:p>
          </table:table-cell>
          <table:table-cell office:value-type="float" office:value="0.01" table:style-name="ce1">
            <text:p>0,01</text:p>
          </table:table-cell>
          <table:table-cell office:value-type="float" office:value="92" table:style-name="ce3">
            <text:p>92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445" table:style-name="ce1">
            <text:p>445</text:p>
          </table:table-cell>
          <table:table-cell office:value-type="float" office:value="42" table:style-name="ce2">
            <text:p>42</text:p>
          </table:table-cell>
          <table:table-cell office:value-type="float" office:value="0.25" table:style-name="ce1">
            <text:p>0,25</text:p>
          </table:table-cell>
          <table:table-cell office:value-type="float" office:value="18148" table:style-name="ce2">
            <text:p>18148</text:p>
          </table:table-cell>
          <table:table-cell office:value-type="float" office:value="30" table:style-name="ce1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748" table:style-name="ce1">
            <text:p>748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123" table:style-name="ce1">
            <text:p>123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445" table:style-name="ce1">
            <text:p>445</text:p>
          </table:table-cell>
          <table:table-cell office:value-type="float" office:value="42" table:style-name="ce2">
            <text:p>42</text:p>
          </table:table-cell>
          <table:table-cell office:value-type="float" office:value="0.02" table:style-name="ce1">
            <text:p>0,02</text:p>
          </table:table-cell>
          <table:table-cell office:value-type="float" office:value="729" table:style-name="ce1">
            <text:p>729</text:p>
          </table:table-cell>
          <table:table-cell office:value-type="float" office:value="23" table:style-name="ce1">
            <text:p>23</text:p>
          </table:table-cell>
          <table:table-cell office:value-type="float" office:value="0.01" table:formula="of:=MIN([.$B200];[.$E200];[.$H200];[.$K200];[.$N200];[.$Q200];[.$T200])" table:style-name="ce1">
            <text:p>0,01</text:p>
          </table:table-cell>
          <table:table-cell office:value-type="float" office:value="92" table:formula="of:=MIN([.$C200];[.$F200];[.$I200];[.$L200];[.$O200];[.$R200];[.$U200])" table:style-name="ce1">
            <text:p>92</text:p>
          </table:table-cell>
          <table:table-cell office:value-type="float" office:value="3" table:formula="of:=MIN([.$D200];[.$G200];[.$J200];[.$M200];[.$P200];[.$S200];[.$V200])" table:style-name="ce1">
            <text:p>3</text:p>
          </table:table-cell>
          <table:table-cell office:value-type="float" office:value="0.02" table:formula="of:=MEDIAN([.$B200];[.$E200];[.$H200];[.$K200];[.$N200];[.$Q200];[.$T200])" table:style-name="ce1">
            <text:p>0,02</text:p>
          </table:table-cell>
          <table:table-cell office:value-type="float" office:value="445" table:formula="of:=MEDIAN([.$C200];[.$F200];[.$I200];[.$L200];[.$O200];[.$R200];[.$U200])" table:style-name="ce1">
            <text:p>445</text:p>
          </table:table-cell>
          <table:table-cell office:value-type="float" office:value="23" table:formula="of:=MEDIAN([.$D200];[.$G200];[.$J200];[.$M200];[.$P200];[.$S200];[.$V200])" table:style-name="ce1">
            <text:p>23</text:p>
          </table:table-cell>
          <table:table-cell office:value-type="float" office:value="0.25" table:formula="of:=MAX([.$B200];[.$E200];[.$H200];[.$K200];[.$N200];[.$Q200];[.$T200])" table:style-name="ce1">
            <text:p>0,25</text:p>
          </table:table-cell>
          <table:table-cell office:value-type="float" office:value="18148" table:formula="of:=MAX([.$C200];[.$F200];[.$I200];[.$L200];[.$O200];[.$R200];[.$U200])" table:style-name="ce1">
            <text:p>18148</text:p>
          </table:table-cell>
          <table:table-cell office:value-type="float" office:value="42" table:formula="of:=MAX([.$D200];[.$G200];[.$J200];[.$M200];[.$P200];[.$S200];[.$V200])" table:style-name="ce1">
            <text:p>4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5_a15_w5_h18.lp</text:p>
          </table:table-cell>
          <table:table-cell office:value-type="float" office:value="0.05" table:style-name="ce1">
            <text:p>0,05</text:p>
          </table:table-cell>
          <table:table-cell office:value-type="float" office:value="342" table:style-name="ce3">
            <text:p>342</text:p>
          </table:table-cell>
          <table:table-cell office:value-type="float" office:value="9" table:style-name="ce3">
            <text:p>9</text:p>
          </table:table-cell>
          <table:table-cell office:value-type="float" office:value="0.18" table:style-name="ce1">
            <text:p>0,18</text:p>
          </table:table-cell>
          <table:table-cell office:value-type="float" office:value="1883" table:style-name="ce1">
            <text:p>1883</text:p>
          </table:table-cell>
          <table:table-cell office:value-type="float" office:value="98" table:style-name="ce2">
            <text:p>98</text:p>
          </table:table-cell>
          <table:table-cell office:value-type="float" office:value="0.78" table:style-name="ce1">
            <text:p>0,78</text:p>
          </table:table-cell>
          <table:table-cell office:value-type="float" office:value="38052" table:style-name="ce2">
            <text:p>38052</text:p>
          </table:table-cell>
          <table:table-cell office:value-type="float" office:value="77" table:style-name="ce1">
            <text:p>7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869" table:style-name="ce1">
            <text:p>2869</text:p>
          </table:table-cell>
          <table:table-cell office:value-type="float" office:value="65" table:style-name="ce1">
            <text:p>65</text:p>
          </table:table-cell>
          <table:table-cell office:value-type="float" office:value="0.09" table:style-name="ce1">
            <text:p>0,09</text:p>
          </table:table-cell>
          <table:table-cell office:value-type="float" office:value="995" table:style-name="ce1">
            <text:p>995</text:p>
          </table:table-cell>
          <table:table-cell office:value-type="float" office:value="75" table:style-name="ce1">
            <text:p>75</text:p>
          </table:table-cell>
          <table:table-cell office:value-type="float" office:value="0.18" table:style-name="ce1">
            <text:p>0,18</text:p>
          </table:table-cell>
          <table:table-cell office:value-type="float" office:value="1883" table:style-name="ce1">
            <text:p>1883</text:p>
          </table:table-cell>
          <table:table-cell office:value-type="float" office:value="98" table:style-name="ce2">
            <text:p>98</text:p>
          </table:table-cell>
          <table:table-cell office:value-type="float" office:value="0.12" table:style-name="ce1">
            <text:p>0,12</text:p>
          </table:table-cell>
          <table:table-cell office:value-type="float" office:value="2575" table:style-name="ce1">
            <text:p>2575</text:p>
          </table:table-cell>
          <table:table-cell office:value-type="float" office:value="65" table:style-name="ce1">
            <text:p>65</text:p>
          </table:table-cell>
          <table:table-cell office:value-type="float" office:value="0.05" table:formula="of:=MIN([.$B201];[.$E201];[.$H201];[.$K201];[.$N201];[.$Q201];[.$T201])" table:style-name="ce1">
            <text:p>0,05</text:p>
          </table:table-cell>
          <table:table-cell office:value-type="float" office:value="342" table:formula="of:=MIN([.$C201];[.$F201];[.$I201];[.$L201];[.$O201];[.$R201];[.$U201])" table:style-name="ce1">
            <text:p>342</text:p>
          </table:table-cell>
          <table:table-cell office:value-type="float" office:value="9" table:formula="of:=MIN([.$D201];[.$G201];[.$J201];[.$M201];[.$P201];[.$S201];[.$V201])" table:style-name="ce1">
            <text:p>9</text:p>
          </table:table-cell>
          <table:table-cell office:value-type="float" office:value="0.14000000000000001" table:formula="of:=MEDIAN([.$B201];[.$E201];[.$H201];[.$K201];[.$N201];[.$Q201];[.$T201])" table:style-name="ce1">
            <text:p>0,14</text:p>
          </table:table-cell>
          <table:table-cell office:value-type="float" office:value="1883" table:formula="of:=MEDIAN([.$C201];[.$F201];[.$I201];[.$L201];[.$O201];[.$R201];[.$U201])" table:style-name="ce1">
            <text:p>1883</text:p>
          </table:table-cell>
          <table:table-cell office:value-type="float" office:value="75" table:formula="of:=MEDIAN([.$D201];[.$G201];[.$J201];[.$M201];[.$P201];[.$S201];[.$V201])" table:style-name="ce1">
            <text:p>75</text:p>
          </table:table-cell>
          <table:table-cell office:value-type="float" office:value="0.78" table:formula="of:=MAX([.$B201];[.$E201];[.$H201];[.$K201];[.$N201];[.$Q201];[.$T201])" table:style-name="ce1">
            <text:p>0,78</text:p>
          </table:table-cell>
          <table:table-cell office:value-type="float" office:value="38052" table:formula="of:=MAX([.$C201];[.$F201];[.$I201];[.$L201];[.$O201];[.$R201];[.$U201])" table:style-name="ce1">
            <text:p>38052</text:p>
          </table:table-cell>
          <table:table-cell office:value-type="float" office:value="98" table:formula="of:=MAX([.$D201];[.$G201];[.$J201];[.$M201];[.$P201];[.$S201];[.$V201])" table:style-name="ce1">
            <text:p>9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5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02];[.$E202];[.$H202];[.$K202];[.$N202];[.$Q202];[.$T202])" table:style-name="ce1">
            <text:p>0</text:p>
          </table:table-cell>
          <table:table-cell office:value-type="float" office:value="0" table:formula="of:=MIN([.$C202];[.$F202];[.$I202];[.$L202];[.$O202];[.$R202];[.$U202])" table:style-name="ce1">
            <text:p>0</text:p>
          </table:table-cell>
          <table:table-cell office:value-type="float" office:value="0" table:formula="of:=MIN([.$D202];[.$G202];[.$J202];[.$M202];[.$P202];[.$S202];[.$V202])" table:style-name="ce1">
            <text:p>0</text:p>
          </table:table-cell>
          <table:table-cell office:value-type="float" office:value="0" table:formula="of:=MEDIAN([.$B202];[.$E202];[.$H202];[.$K202];[.$N202];[.$Q202];[.$T202])" table:style-name="ce1">
            <text:p>0</text:p>
          </table:table-cell>
          <table:table-cell office:value-type="float" office:value="0" table:formula="of:=MEDIAN([.$C202];[.$F202];[.$I202];[.$L202];[.$O202];[.$R202];[.$U202])" table:style-name="ce1">
            <text:p>0</text:p>
          </table:table-cell>
          <table:table-cell office:value-type="float" office:value="0" table:formula="of:=MEDIAN([.$D202];[.$G202];[.$J202];[.$M202];[.$P202];[.$S202];[.$V202])" table:style-name="ce1">
            <text:p>0</text:p>
          </table:table-cell>
          <table:table-cell office:value-type="float" office:value="0" table:formula="of:=MAX([.$B202];[.$E202];[.$H202];[.$K202];[.$N202];[.$Q202];[.$T202])" table:style-name="ce1">
            <text:p>0</text:p>
          </table:table-cell>
          <table:table-cell office:value-type="float" office:value="6" table:formula="of:=MAX([.$C202];[.$F202];[.$I202];[.$L202];[.$O202];[.$R202];[.$U202])" table:style-name="ce1">
            <text:p>6</text:p>
          </table:table-cell>
          <table:table-cell office:value-type="float" office:value="0" table:formula="of:=MAX([.$D202];[.$G202];[.$J202];[.$M202];[.$P202];[.$S202];[.$V202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5_a2_w5_h16.lp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4411" table:style-name="ce2">
            <text:p>4411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203];[.$E203];[.$H203];[.$K203];[.$N203];[.$Q203];[.$T203])" table:style-name="ce1">
            <text:p>0</text:p>
          </table:table-cell>
          <table:table-cell office:value-type="float" office:value="17" table:formula="of:=MIN([.$C203];[.$F203];[.$I203];[.$L203];[.$O203];[.$R203];[.$U203])" table:style-name="ce1">
            <text:p>17</text:p>
          </table:table-cell>
          <table:table-cell office:value-type="float" office:value="0" table:formula="of:=MIN([.$D203];[.$G203];[.$J203];[.$M203];[.$P203];[.$S203];[.$V203])" table:style-name="ce1">
            <text:p>0</text:p>
          </table:table-cell>
          <table:table-cell office:value-type="float" office:value="0" table:formula="of:=MEDIAN([.$B203];[.$E203];[.$H203];[.$K203];[.$N203];[.$Q203];[.$T203])" table:style-name="ce1">
            <text:p>0</text:p>
          </table:table-cell>
          <table:table-cell office:value-type="float" office:value="55" table:formula="of:=MEDIAN([.$C203];[.$F203];[.$I203];[.$L203];[.$O203];[.$R203];[.$U203])" table:style-name="ce1">
            <text:p>55</text:p>
          </table:table-cell>
          <table:table-cell office:value-type="float" office:value="2" table:formula="of:=MEDIAN([.$D203];[.$G203];[.$J203];[.$M203];[.$P203];[.$S203];[.$V203])" table:style-name="ce1">
            <text:p>2</text:p>
          </table:table-cell>
          <table:table-cell office:value-type="float" office:value="0.04" table:formula="of:=MAX([.$B203];[.$E203];[.$H203];[.$K203];[.$N203];[.$Q203];[.$T203])" table:style-name="ce1">
            <text:p>0,04</text:p>
          </table:table-cell>
          <table:table-cell office:value-type="float" office:value="4411" table:formula="of:=MAX([.$C203];[.$F203];[.$I203];[.$L203];[.$O203];[.$R203];[.$U203])" table:style-name="ce1">
            <text:p>4411</text:p>
          </table:table-cell>
          <table:table-cell office:value-type="float" office:value="3" table:formula="of:=MAX([.$D203];[.$G203];[.$J203];[.$M203];[.$P203];[.$S203];[.$V203])" table:style-name="ce1">
            <text:p>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5_a3_w5_h19.lp</text:p>
          </table:table-cell>
          <table:table-cell office:value-type="float" office:value="0.01" table:style-name="ce1">
            <text:p>0,01</text:p>
          </table:table-cell>
          <table:table-cell office:value-type="float" office:value="42" table:style-name="ce3">
            <text:p>42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0.11" table:style-name="ce1">
            <text:p>0,11</text:p>
          </table:table-cell>
          <table:table-cell office:value-type="float" office:value="8014" table:style-name="ce2">
            <text:p>8014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302" table:style-name="ce1">
            <text:p>302</text:p>
          </table:table-cell>
          <table:table-cell office:value-type="float" office:value="19" table:style-name="ce1">
            <text:p>19</text:p>
          </table:table-cell>
          <table:table-cell office:value-type="float" office:value="0.01" table:formula="of:=MIN([.$B204];[.$E204];[.$H204];[.$K204];[.$N204];[.$Q204];[.$T204])" table:style-name="ce1">
            <text:p>0,01</text:p>
          </table:table-cell>
          <table:table-cell office:value-type="float" office:value="42" table:formula="of:=MIN([.$C204];[.$F204];[.$I204];[.$L204];[.$O204];[.$R204];[.$U204])" table:style-name="ce1">
            <text:p>42</text:p>
          </table:table-cell>
          <table:table-cell office:value-type="float" office:value="1" table:formula="of:=MIN([.$D204];[.$G204];[.$J204];[.$M204];[.$P204];[.$S204];[.$V204])" table:style-name="ce1">
            <text:p>1</text:p>
          </table:table-cell>
          <table:table-cell office:value-type="float" office:value="0.01" table:formula="of:=MEDIAN([.$B204];[.$E204];[.$H204];[.$K204];[.$N204];[.$Q204];[.$T204])" table:style-name="ce1">
            <text:p>0,01</text:p>
          </table:table-cell>
          <table:table-cell office:value-type="float" office:value="136" table:formula="of:=MEDIAN([.$C204];[.$F204];[.$I204];[.$L204];[.$O204];[.$R204];[.$U204])" table:style-name="ce1">
            <text:p>136</text:p>
          </table:table-cell>
          <table:table-cell office:value-type="float" office:value="11" table:formula="of:=MEDIAN([.$D204];[.$G204];[.$J204];[.$M204];[.$P204];[.$S204];[.$V204])" table:style-name="ce1">
            <text:p>11</text:p>
          </table:table-cell>
          <table:table-cell office:value-type="float" office:value="0.11" table:formula="of:=MAX([.$B204];[.$E204];[.$H204];[.$K204];[.$N204];[.$Q204];[.$T204])" table:style-name="ce1">
            <text:p>0,11</text:p>
          </table:table-cell>
          <table:table-cell office:value-type="float" office:value="8014" table:formula="of:=MAX([.$C204];[.$F204];[.$I204];[.$L204];[.$O204];[.$R204];[.$U204])" table:style-name="ce1">
            <text:p>8014</text:p>
          </table:table-cell>
          <table:table-cell office:value-type="float" office:value="23" table:formula="of:=MAX([.$D204];[.$G204];[.$J204];[.$M204];[.$P204];[.$S204];[.$V204])" table:style-name="ce1">
            <text:p>2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5_a5_w5_h15.lp</text:p>
          </table:table-cell>
          <table:table-cell office:value-type="float" office:value="0.01" table:style-name="ce1">
            <text:p>0,01</text:p>
          </table:table-cell>
          <table:table-cell office:value-type="float" office:value="82" table:style-name="ce3">
            <text:p>82</text:p>
          </table:table-cell>
          <table:table-cell office:value-type="float" office:value="7" table:style-name="ce3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86" table:style-name="ce1">
            <text:p>186</text:p>
          </table:table-cell>
          <table:table-cell office:value-type="float" office:value="22" table:style-name="ce1">
            <text:p>22</text:p>
          </table:table-cell>
          <table:table-cell office:value-type="float" office:value="0.83" table:style-name="ce1">
            <text:p>0,83</text:p>
          </table:table-cell>
          <table:table-cell office:value-type="float" office:value="80387" table:style-name="ce2">
            <text:p>80387</text:p>
          </table:table-cell>
          <table:table-cell office:value-type="float" office:value="374" table:style-name="ce2">
            <text:p>374</text:p>
          </table:table-cell>
          <table:table-cell office:value-type="float" office:value="0.02" table:style-name="ce1">
            <text:p>0,02</text:p>
          </table:table-cell>
          <table:table-cell office:value-type="float" office:value="587" table:style-name="ce1">
            <text:p>587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209" table:style-name="ce1">
            <text:p>209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186" table:style-name="ce1">
            <text:p>186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1">
            <text:p>0,02</text:p>
          </table:table-cell>
          <table:table-cell office:value-type="float" office:value="573" table:style-name="ce1">
            <text:p>573</text:p>
          </table:table-cell>
          <table:table-cell office:value-type="float" office:value="23" table:style-name="ce1">
            <text:p>23</text:p>
          </table:table-cell>
          <table:table-cell office:value-type="float" office:value="0.01" table:formula="of:=MIN([.$B205];[.$E205];[.$H205];[.$K205];[.$N205];[.$Q205];[.$T205])" table:style-name="ce1">
            <text:p>0,01</text:p>
          </table:table-cell>
          <table:table-cell office:value-type="float" office:value="82" table:formula="of:=MIN([.$C205];[.$F205];[.$I205];[.$L205];[.$O205];[.$R205];[.$U205])" table:style-name="ce1">
            <text:p>82</text:p>
          </table:table-cell>
          <table:table-cell office:value-type="float" office:value="7" table:formula="of:=MIN([.$D205];[.$G205];[.$J205];[.$M205];[.$P205];[.$S205];[.$V205])" table:style-name="ce1">
            <text:p>7</text:p>
          </table:table-cell>
          <table:table-cell office:value-type="float" office:value="0.02" table:formula="of:=MEDIAN([.$B205];[.$E205];[.$H205];[.$K205];[.$N205];[.$Q205];[.$T205])" table:style-name="ce1">
            <text:p>0,02</text:p>
          </table:table-cell>
          <table:table-cell office:value-type="float" office:value="209" table:formula="of:=MEDIAN([.$C205];[.$F205];[.$I205];[.$L205];[.$O205];[.$R205];[.$U205])" table:style-name="ce1">
            <text:p>209</text:p>
          </table:table-cell>
          <table:table-cell office:value-type="float" office:value="22" table:formula="of:=MEDIAN([.$D205];[.$G205];[.$J205];[.$M205];[.$P205];[.$S205];[.$V205])" table:style-name="ce1">
            <text:p>22</text:p>
          </table:table-cell>
          <table:table-cell office:value-type="float" office:value="0.83" table:formula="of:=MAX([.$B205];[.$E205];[.$H205];[.$K205];[.$N205];[.$Q205];[.$T205])" table:style-name="ce1">
            <text:p>0,83</text:p>
          </table:table-cell>
          <table:table-cell office:value-type="float" office:value="80387" table:formula="of:=MAX([.$C205];[.$F205];[.$I205];[.$L205];[.$O205];[.$R205];[.$U205])" table:style-name="ce1">
            <text:p>80387</text:p>
          </table:table-cell>
          <table:table-cell office:value-type="float" office:value="374" table:formula="of:=MAX([.$D205];[.$G205];[.$J205];[.$M205];[.$P205];[.$S205];[.$V205])" table:style-name="ce1">
            <text:p>37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6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06];[.$E206];[.$H206];[.$K206];[.$N206];[.$Q206];[.$T206])" table:style-name="ce1">
            <text:p>0</text:p>
          </table:table-cell>
          <table:table-cell office:value-type="float" office:value="0" table:formula="of:=MIN([.$C206];[.$F206];[.$I206];[.$L206];[.$O206];[.$R206];[.$U206])" table:style-name="ce1">
            <text:p>0</text:p>
          </table:table-cell>
          <table:table-cell office:value-type="float" office:value="0" table:formula="of:=MIN([.$D206];[.$G206];[.$J206];[.$M206];[.$P206];[.$S206];[.$V206])" table:style-name="ce1">
            <text:p>0</text:p>
          </table:table-cell>
          <table:table-cell office:value-type="float" office:value="0" table:formula="of:=MEDIAN([.$B206];[.$E206];[.$H206];[.$K206];[.$N206];[.$Q206];[.$T206])" table:style-name="ce1">
            <text:p>0</text:p>
          </table:table-cell>
          <table:table-cell office:value-type="float" office:value="0" table:formula="of:=MEDIAN([.$C206];[.$F206];[.$I206];[.$L206];[.$O206];[.$R206];[.$U206])" table:style-name="ce1">
            <text:p>0</text:p>
          </table:table-cell>
          <table:table-cell office:value-type="float" office:value="0" table:formula="of:=MEDIAN([.$D206];[.$G206];[.$J206];[.$M206];[.$P206];[.$S206];[.$V206])" table:style-name="ce1">
            <text:p>0</text:p>
          </table:table-cell>
          <table:table-cell office:value-type="float" office:value="0" table:formula="of:=MAX([.$B206];[.$E206];[.$H206];[.$K206];[.$N206];[.$Q206];[.$T206])" table:style-name="ce1">
            <text:p>0</text:p>
          </table:table-cell>
          <table:table-cell office:value-type="float" office:value="7" table:formula="of:=MAX([.$C206];[.$F206];[.$I206];[.$L206];[.$O206];[.$R206];[.$U206])" table:style-name="ce1">
            <text:p>7</text:p>
          </table:table-cell>
          <table:table-cell office:value-type="float" office:value="0" table:formula="of:=MAX([.$D206];[.$G206];[.$J206];[.$M206];[.$P206];[.$S206];[.$V206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6_a2_w5_h19.lp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MIN([.$B207];[.$E207];[.$H207];[.$K207];[.$N207];[.$Q207];[.$T207])" table:style-name="ce1">
            <text:p>0</text:p>
          </table:table-cell>
          <table:table-cell office:value-type="float" office:value="26" table:formula="of:=MIN([.$C207];[.$F207];[.$I207];[.$L207];[.$O207];[.$R207];[.$U207])" table:style-name="ce1">
            <text:p>26</text:p>
          </table:table-cell>
          <table:table-cell office:value-type="float" office:value="2" table:formula="of:=MIN([.$D207];[.$G207];[.$J207];[.$M207];[.$P207];[.$S207];[.$V207])" table:style-name="ce1">
            <text:p>2</text:p>
          </table:table-cell>
          <table:table-cell office:value-type="float" office:value="0.01" table:formula="of:=MEDIAN([.$B207];[.$E207];[.$H207];[.$K207];[.$N207];[.$Q207];[.$T207])" table:style-name="ce1">
            <text:p>0,01</text:p>
          </table:table-cell>
          <table:table-cell office:value-type="float" office:value="94" table:formula="of:=MEDIAN([.$C207];[.$F207];[.$I207];[.$L207];[.$O207];[.$R207];[.$U207])" table:style-name="ce1">
            <text:p>94</text:p>
          </table:table-cell>
          <table:table-cell office:value-type="float" office:value="5" table:formula="of:=MEDIAN([.$D207];[.$G207];[.$J207];[.$M207];[.$P207];[.$S207];[.$V207])" table:style-name="ce1">
            <text:p>5</text:p>
          </table:table-cell>
          <table:table-cell office:value-type="float" office:value="0.08" table:formula="of:=MAX([.$B207];[.$E207];[.$H207];[.$K207];[.$N207];[.$Q207];[.$T207])" table:style-name="ce1">
            <text:p>0,08</text:p>
          </table:table-cell>
          <table:table-cell office:value-type="float" office:value="6981" table:formula="of:=MAX([.$C207];[.$F207];[.$I207];[.$L207];[.$O207];[.$R207];[.$U207])" table:style-name="ce1">
            <text:p>6981</text:p>
          </table:table-cell>
          <table:table-cell office:value-type="float" office:value="21" table:formula="of:=MAX([.$D207];[.$G207];[.$J207];[.$M207];[.$P207];[.$S207];[.$V207])" table:style-name="ce1">
            <text:p>2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6_a3_w5_h14.lp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2.37" table:style-name="ce2">
            <text:p>2,37</text:p>
          </table:table-cell>
          <table:table-cell office:value-type="float" office:value="214267" table:style-name="ce2">
            <text:p>214267</text:p>
          </table:table-cell>
          <table:table-cell office:value-type="float" office:value="12521" table:style-name="ce2">
            <text:p>12521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0.01" table:formula="of:=MIN([.$B208];[.$E208];[.$H208];[.$K208];[.$N208];[.$Q208];[.$T208])" table:style-name="ce1">
            <text:p>0,01</text:p>
          </table:table-cell>
          <table:table-cell office:value-type="float" office:value="21" table:formula="of:=MIN([.$C208];[.$F208];[.$I208];[.$L208];[.$O208];[.$R208];[.$U208])" table:style-name="ce1">
            <text:p>21</text:p>
          </table:table-cell>
          <table:table-cell office:value-type="float" office:value="1" table:formula="of:=MIN([.$D208];[.$G208];[.$J208];[.$M208];[.$P208];[.$S208];[.$V208])" table:style-name="ce1">
            <text:p>1</text:p>
          </table:table-cell>
          <table:table-cell office:value-type="float" office:value="0.01" table:formula="of:=MEDIAN([.$B208];[.$E208];[.$H208];[.$K208];[.$N208];[.$Q208];[.$T208])" table:style-name="ce1">
            <text:p>0,01</text:p>
          </table:table-cell>
          <table:table-cell office:value-type="float" office:value="47" table:formula="of:=MEDIAN([.$C208];[.$F208];[.$I208];[.$L208];[.$O208];[.$R208];[.$U208])" table:style-name="ce1">
            <text:p>47</text:p>
          </table:table-cell>
          <table:table-cell office:value-type="float" office:value="6" table:formula="of:=MEDIAN([.$D208];[.$G208];[.$J208];[.$M208];[.$P208];[.$S208];[.$V208])" table:style-name="ce1">
            <text:p>6</text:p>
          </table:table-cell>
          <table:table-cell office:value-type="float" office:value="2.37" table:formula="of:=MAX([.$B208];[.$E208];[.$H208];[.$K208];[.$N208];[.$Q208];[.$T208])" table:style-name="ce1">
            <text:p>2,37</text:p>
          </table:table-cell>
          <table:table-cell office:value-type="float" office:value="214267" table:formula="of:=MAX([.$C208];[.$F208];[.$I208];[.$L208];[.$O208];[.$R208];[.$U208])" table:style-name="ce1">
            <text:p>214267</text:p>
          </table:table-cell>
          <table:table-cell office:value-type="float" office:value="12521" table:formula="of:=MAX([.$D208];[.$G208];[.$J208];[.$M208];[.$P208];[.$S208];[.$V208])" table:style-name="ce1">
            <text:p>1252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7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09];[.$E209];[.$H209];[.$K209];[.$N209];[.$Q209];[.$T209])" table:style-name="ce1">
            <text:p>0</text:p>
          </table:table-cell>
          <table:table-cell office:value-type="float" office:value="0" table:formula="of:=MIN([.$C209];[.$F209];[.$I209];[.$L209];[.$O209];[.$R209];[.$U209])" table:style-name="ce1">
            <text:p>0</text:p>
          </table:table-cell>
          <table:table-cell office:value-type="float" office:value="0" table:formula="of:=MIN([.$D209];[.$G209];[.$J209];[.$M209];[.$P209];[.$S209];[.$V209])" table:style-name="ce1">
            <text:p>0</text:p>
          </table:table-cell>
          <table:table-cell office:value-type="float" office:value="0" table:formula="of:=MEDIAN([.$B209];[.$E209];[.$H209];[.$K209];[.$N209];[.$Q209];[.$T209])" table:style-name="ce1">
            <text:p>0</text:p>
          </table:table-cell>
          <table:table-cell office:value-type="float" office:value="0" table:formula="of:=MEDIAN([.$C209];[.$F209];[.$I209];[.$L209];[.$O209];[.$R209];[.$U209])" table:style-name="ce1">
            <text:p>0</text:p>
          </table:table-cell>
          <table:table-cell office:value-type="float" office:value="0" table:formula="of:=MEDIAN([.$D209];[.$G209];[.$J209];[.$M209];[.$P209];[.$S209];[.$V209])" table:style-name="ce1">
            <text:p>0</text:p>
          </table:table-cell>
          <table:table-cell office:value-type="float" office:value="0" table:formula="of:=MAX([.$B209];[.$E209];[.$H209];[.$K209];[.$N209];[.$Q209];[.$T209])" table:style-name="ce1">
            <text:p>0</text:p>
          </table:table-cell>
          <table:table-cell office:value-type="float" office:value="6" table:formula="of:=MAX([.$C209];[.$F209];[.$I209];[.$L209];[.$O209];[.$R209];[.$U209])" table:style-name="ce1">
            <text:p>6</text:p>
          </table:table-cell>
          <table:table-cell office:value-type="float" office:value="0" table:formula="of:=MAX([.$D209];[.$G209];[.$J209];[.$M209];[.$P209];[.$S209];[.$V209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7_a2_w5_h8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10];[.$E210];[.$H210];[.$K210];[.$N210];[.$Q210];[.$T210])" table:style-name="ce1">
            <text:p>0</text:p>
          </table:table-cell>
          <table:table-cell office:value-type="float" office:value="0" table:formula="of:=MIN([.$C210];[.$F210];[.$I210];[.$L210];[.$O210];[.$R210];[.$U210])" table:style-name="ce1">
            <text:p>0</text:p>
          </table:table-cell>
          <table:table-cell office:value-type="float" office:value="0" table:formula="of:=MIN([.$D210];[.$G210];[.$J210];[.$M210];[.$P210];[.$S210];[.$V210])" table:style-name="ce1">
            <text:p>0</text:p>
          </table:table-cell>
          <table:table-cell office:value-type="float" office:value="0" table:formula="of:=MEDIAN([.$B210];[.$E210];[.$H210];[.$K210];[.$N210];[.$Q210];[.$T210])" table:style-name="ce1">
            <text:p>0</text:p>
          </table:table-cell>
          <table:table-cell office:value-type="float" office:value="0" table:formula="of:=MEDIAN([.$C210];[.$F210];[.$I210];[.$L210];[.$O210];[.$R210];[.$U210])" table:style-name="ce1">
            <text:p>0</text:p>
          </table:table-cell>
          <table:table-cell office:value-type="float" office:value="0" table:formula="of:=MEDIAN([.$D210];[.$G210];[.$J210];[.$M210];[.$P210];[.$S210];[.$V210])" table:style-name="ce1">
            <text:p>0</text:p>
          </table:table-cell>
          <table:table-cell office:value-type="float" office:value="0.02" table:formula="of:=MAX([.$B210];[.$E210];[.$H210];[.$K210];[.$N210];[.$Q210];[.$T210])" table:style-name="ce1">
            <text:p>0,02</text:p>
          </table:table-cell>
          <table:table-cell office:value-type="float" office:value="2663" table:formula="of:=MAX([.$C210];[.$F210];[.$I210];[.$L210];[.$O210];[.$R210];[.$U210])" table:style-name="ce1">
            <text:p>2663</text:p>
          </table:table-cell>
          <table:table-cell office:value-type="float" office:value="0" table:formula="of:=MAX([.$D210];[.$G210];[.$J210];[.$M210];[.$P210];[.$S210];[.$V210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7_a3_w5_h13.lp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09" table:style-name="ce1">
            <text:p>0,09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2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211];[.$E211];[.$H211];[.$K211];[.$N211];[.$Q211];[.$T211])" table:style-name="ce1">
            <text:p>0</text:p>
          </table:table-cell>
          <table:table-cell office:value-type="float" office:value="23" table:formula="of:=MIN([.$C211];[.$F211];[.$I211];[.$L211];[.$O211];[.$R211];[.$U211])" table:style-name="ce1">
            <text:p>23</text:p>
          </table:table-cell>
          <table:table-cell office:value-type="float" office:value="1" table:formula="of:=MIN([.$D211];[.$G211];[.$J211];[.$M211];[.$P211];[.$S211];[.$V211])" table:style-name="ce1">
            <text:p>1</text:p>
          </table:table-cell>
          <table:table-cell office:value-type="float" office:value="0.01" table:formula="of:=MEDIAN([.$B211];[.$E211];[.$H211];[.$K211];[.$N211];[.$Q211];[.$T211])" table:style-name="ce1">
            <text:p>0,01</text:p>
          </table:table-cell>
          <table:table-cell office:value-type="float" office:value="58" table:formula="of:=MEDIAN([.$C211];[.$F211];[.$I211];[.$L211];[.$O211];[.$R211];[.$U211])" table:style-name="ce1">
            <text:p>58</text:p>
          </table:table-cell>
          <table:table-cell office:value-type="float" office:value="7" table:formula="of:=MEDIAN([.$D211];[.$G211];[.$J211];[.$M211];[.$P211];[.$S211];[.$V211])" table:style-name="ce1">
            <text:p>7</text:p>
          </table:table-cell>
          <table:table-cell office:value-type="float" office:value="0.09" table:formula="of:=MAX([.$B211];[.$E211];[.$H211];[.$K211];[.$N211];[.$Q211];[.$T211])" table:style-name="ce1">
            <text:p>0,09</text:p>
          </table:table-cell>
          <table:table-cell office:value-type="float" office:value="8005" table:formula="of:=MAX([.$C211];[.$F211];[.$I211];[.$L211];[.$O211];[.$R211];[.$U211])" table:style-name="ce1">
            <text:p>8005</text:p>
          </table:table-cell>
          <table:table-cell office:value-type="float" office:value="18" table:formula="of:=MAX([.$D211];[.$G211];[.$J211];[.$M211];[.$P211];[.$S211];[.$V211])" table:style-name="ce1">
            <text:p>1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8_a1_w5_h5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212];[.$E212];[.$H212];[.$K212];[.$N212];[.$Q212];[.$T212])" table:style-name="ce1">
            <text:p>0</text:p>
          </table:table-cell>
          <table:table-cell office:value-type="float" office:value="1" table:formula="of:=MIN([.$C212];[.$F212];[.$I212];[.$L212];[.$O212];[.$R212];[.$U212])" table:style-name="ce1">
            <text:p>1</text:p>
          </table:table-cell>
          <table:table-cell office:value-type="float" office:value="0" table:formula="of:=MIN([.$D212];[.$G212];[.$J212];[.$M212];[.$P212];[.$S212];[.$V212])" table:style-name="ce1">
            <text:p>0</text:p>
          </table:table-cell>
          <table:table-cell office:value-type="float" office:value="0" table:formula="of:=MEDIAN([.$B212];[.$E212];[.$H212];[.$K212];[.$N212];[.$Q212];[.$T212])" table:style-name="ce1">
            <text:p>0</text:p>
          </table:table-cell>
          <table:table-cell office:value-type="float" office:value="2" table:formula="of:=MEDIAN([.$C212];[.$F212];[.$I212];[.$L212];[.$O212];[.$R212];[.$U212])" table:style-name="ce1">
            <text:p>2</text:p>
          </table:table-cell>
          <table:table-cell office:value-type="float" office:value="1" table:formula="of:=MEDIAN([.$D212];[.$G212];[.$J212];[.$M212];[.$P212];[.$S212];[.$V212])" table:style-name="ce1">
            <text:p>1</text:p>
          </table:table-cell>
          <table:table-cell office:value-type="float" office:value="0.01" table:formula="of:=MAX([.$B212];[.$E212];[.$H212];[.$K212];[.$N212];[.$Q212];[.$T212])" table:style-name="ce1">
            <text:p>0,01</text:p>
          </table:table-cell>
          <table:table-cell office:value-type="float" office:value="852" table:formula="of:=MAX([.$C212];[.$F212];[.$I212];[.$L212];[.$O212];[.$R212];[.$U212])" table:style-name="ce1">
            <text:p>852</text:p>
          </table:table-cell>
          <table:table-cell office:value-type="float" office:value="1" table:formula="of:=MAX([.$D212];[.$G212];[.$J212];[.$M212];[.$P212];[.$S212];[.$V212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8_a2_w5_h15.lp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.12" table:style-name="ce1">
            <text:p>0,12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2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MIN([.$B213];[.$E213];[.$H213];[.$K213];[.$N213];[.$Q213];[.$T213])" table:style-name="ce1">
            <text:p>0</text:p>
          </table:table-cell>
          <table:table-cell office:value-type="float" office:value="15" table:formula="of:=MIN([.$C213];[.$F213];[.$I213];[.$L213];[.$O213];[.$R213];[.$U213])" table:style-name="ce1">
            <text:p>15</text:p>
          </table:table-cell>
          <table:table-cell office:value-type="float" office:value="3" table:formula="of:=MIN([.$D213];[.$G213];[.$J213];[.$M213];[.$P213];[.$S213];[.$V213])" table:style-name="ce1">
            <text:p>3</text:p>
          </table:table-cell>
          <table:table-cell office:value-type="float" office:value="0" table:formula="of:=MEDIAN([.$B213];[.$E213];[.$H213];[.$K213];[.$N213];[.$Q213];[.$T213])" table:style-name="ce1">
            <text:p>0</text:p>
          </table:table-cell>
          <table:table-cell office:value-type="float" office:value="50" table:formula="of:=MEDIAN([.$C213];[.$F213];[.$I213];[.$L213];[.$O213];[.$R213];[.$U213])" table:style-name="ce1">
            <text:p>50</text:p>
          </table:table-cell>
          <table:table-cell office:value-type="float" office:value="6" table:formula="of:=MEDIAN([.$D213];[.$G213];[.$J213];[.$M213];[.$P213];[.$S213];[.$V213])" table:style-name="ce1">
            <text:p>6</text:p>
          </table:table-cell>
          <table:table-cell office:value-type="float" office:value="0.12" table:formula="of:=MAX([.$B213];[.$E213];[.$H213];[.$K213];[.$N213];[.$Q213];[.$T213])" table:style-name="ce1">
            <text:p>0,12</text:p>
          </table:table-cell>
          <table:table-cell office:value-type="float" office:value="10765" table:formula="of:=MAX([.$C213];[.$F213];[.$I213];[.$L213];[.$O213];[.$R213];[.$U213])" table:style-name="ce1">
            <text:p>10765</text:p>
          </table:table-cell>
          <table:table-cell office:value-type="float" office:value="11" table:formula="of:=MAX([.$D213];[.$G213];[.$J213];[.$M213];[.$P213];[.$S213];[.$V213])" table:style-name="ce1">
            <text:p>1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8_a3_w5_h27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12" table:style-name="ce1">
            <text:p>612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3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1" table:style-name="ce1">
            <text:p>0,1</text:p>
          </table:table-cell>
          <table:table-cell office:value-type="float" office:value="1078" table:style-name="ce1">
            <text:p>1078</text:p>
          </table:table-cell>
          <table:table-cell office:value-type="float" office:value="31" table:style-name="ce2">
            <text:p>31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3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554" table:style-name="ce1">
            <text:p>554</text:p>
          </table:table-cell>
          <table:table-cell office:value-type="float" office:value="10" table:style-name="ce3">
            <text:p>10</text:p>
          </table:table-cell>
          <table:table-cell office:value-type="float" office:value="0.03" table:formula="of:=MIN([.$B214];[.$E214];[.$H214];[.$K214];[.$N214];[.$Q214];[.$T214])" table:style-name="ce1">
            <text:p>0,03</text:p>
          </table:table-cell>
          <table:table-cell office:value-type="float" office:value="211" table:formula="of:=MIN([.$C214];[.$F214];[.$I214];[.$L214];[.$O214];[.$R214];[.$U214])" table:style-name="ce1">
            <text:p>211</text:p>
          </table:table-cell>
          <table:table-cell office:value-type="float" office:value="10" table:formula="of:=MIN([.$D214];[.$G214];[.$J214];[.$M214];[.$P214];[.$S214];[.$V214])" table:style-name="ce1">
            <text:p>10</text:p>
          </table:table-cell>
          <table:table-cell office:value-type="float" office:value="0.03" table:formula="of:=MEDIAN([.$B214];[.$E214];[.$H214];[.$K214];[.$N214];[.$Q214];[.$T214])" table:style-name="ce1">
            <text:p>0,03</text:p>
          </table:table-cell>
          <table:table-cell office:value-type="float" office:value="560" table:formula="of:=MEDIAN([.$C214];[.$F214];[.$I214];[.$L214];[.$O214];[.$R214];[.$U214])" table:style-name="ce1">
            <text:p>560</text:p>
          </table:table-cell>
          <table:table-cell office:value-type="float" office:value="12" table:formula="of:=MEDIAN([.$D214];[.$G214];[.$J214];[.$M214];[.$P214];[.$S214];[.$V214])" table:style-name="ce1">
            <text:p>12</text:p>
          </table:table-cell>
          <table:table-cell office:value-type="float" office:value="0.57999999999999996" table:formula="of:=MAX([.$B214];[.$E214];[.$H214];[.$K214];[.$N214];[.$Q214];[.$T214])" table:style-name="ce1">
            <text:p>0,58</text:p>
          </table:table-cell>
          <table:table-cell office:value-type="float" office:value="25293" table:formula="of:=MAX([.$C214];[.$F214];[.$I214];[.$L214];[.$O214];[.$R214];[.$U214])" table:style-name="ce1">
            <text:p>25293</text:p>
          </table:table-cell>
          <table:table-cell office:value-type="float" office:value="31" table:formula="of:=MAX([.$D214];[.$G214];[.$J214];[.$M214];[.$P214];[.$S214];[.$V214])" table:style-name="ce1">
            <text:p>3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9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15];[.$E215];[.$H215];[.$K215];[.$N215];[.$Q215];[.$T215])" table:style-name="ce1">
            <text:p>0</text:p>
          </table:table-cell>
          <table:table-cell office:value-type="float" office:value="0" table:formula="of:=MIN([.$C215];[.$F215];[.$I215];[.$L215];[.$O215];[.$R215];[.$U215])" table:style-name="ce1">
            <text:p>0</text:p>
          </table:table-cell>
          <table:table-cell office:value-type="float" office:value="0" table:formula="of:=MIN([.$D215];[.$G215];[.$J215];[.$M215];[.$P215];[.$S215];[.$V215])" table:style-name="ce1">
            <text:p>0</text:p>
          </table:table-cell>
          <table:table-cell office:value-type="float" office:value="0" table:formula="of:=MEDIAN([.$B215];[.$E215];[.$H215];[.$K215];[.$N215];[.$Q215];[.$T215])" table:style-name="ce1">
            <text:p>0</text:p>
          </table:table-cell>
          <table:table-cell office:value-type="float" office:value="0" table:formula="of:=MEDIAN([.$C215];[.$F215];[.$I215];[.$L215];[.$O215];[.$R215];[.$U215])" table:style-name="ce1">
            <text:p>0</text:p>
          </table:table-cell>
          <table:table-cell office:value-type="float" office:value="0" table:formula="of:=MEDIAN([.$D215];[.$G215];[.$J215];[.$M215];[.$P215];[.$S215];[.$V215])" table:style-name="ce1">
            <text:p>0</text:p>
          </table:table-cell>
          <table:table-cell office:value-type="float" office:value="0" table:formula="of:=MAX([.$B215];[.$E215];[.$H215];[.$K215];[.$N215];[.$Q215];[.$T215])" table:style-name="ce1">
            <text:p>0</text:p>
          </table:table-cell>
          <table:table-cell office:value-type="float" office:value="6" table:formula="of:=MAX([.$C215];[.$F215];[.$I215];[.$L215];[.$O215];[.$R215];[.$U215])" table:style-name="ce1">
            <text:p>6</text:p>
          </table:table-cell>
          <table:table-cell office:value-type="float" office:value="0" table:formula="of:=MAX([.$D215];[.$G215];[.$J215];[.$M215];[.$P215];[.$S215];[.$V215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9_a2_w5_h2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16];[.$E216];[.$H216];[.$K216];[.$N216];[.$Q216];[.$T216])" table:style-name="ce1">
            <text:p>0</text:p>
          </table:table-cell>
          <table:table-cell office:value-type="float" office:value="1" table:formula="of:=MIN([.$C216];[.$F216];[.$I216];[.$L216];[.$O216];[.$R216];[.$U216])" table:style-name="ce1">
            <text:p>1</text:p>
          </table:table-cell>
          <table:table-cell office:value-type="float" office:value="0" table:formula="of:=MIN([.$D216];[.$G216];[.$J216];[.$M216];[.$P216];[.$S216];[.$V216])" table:style-name="ce1">
            <text:p>0</text:p>
          </table:table-cell>
          <table:table-cell office:value-type="float" office:value="0" table:formula="of:=MEDIAN([.$B216];[.$E216];[.$H216];[.$K216];[.$N216];[.$Q216];[.$T216])" table:style-name="ce1">
            <text:p>0</text:p>
          </table:table-cell>
          <table:table-cell office:value-type="float" office:value="1" table:formula="of:=MEDIAN([.$C216];[.$F216];[.$I216];[.$L216];[.$O216];[.$R216];[.$U216])" table:style-name="ce1">
            <text:p>1</text:p>
          </table:table-cell>
          <table:table-cell office:value-type="float" office:value="0" table:formula="of:=MEDIAN([.$D216];[.$G216];[.$J216];[.$M216];[.$P216];[.$S216];[.$V216])" table:style-name="ce1">
            <text:p>0</text:p>
          </table:table-cell>
          <table:table-cell office:value-type="float" office:value="0.01" table:formula="of:=MAX([.$B216];[.$E216];[.$H216];[.$K216];[.$N216];[.$Q216];[.$T216])" table:style-name="ce1">
            <text:p>0,01</text:p>
          </table:table-cell>
          <table:table-cell office:value-type="float" office:value="406" table:formula="of:=MAX([.$C216];[.$F216];[.$I216];[.$L216];[.$O216];[.$R216];[.$U216])" table:style-name="ce1">
            <text:p>406</text:p>
          </table:table-cell>
          <table:table-cell office:value-type="float" office:value="0" table:formula="of:=MAX([.$D216];[.$G216];[.$J216];[.$M216];[.$P216];[.$S216];[.$V216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9_a3_w5_h11.lp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9" table:style-name="ce1">
            <text:p>0,09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2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217];[.$E217];[.$H217];[.$K217];[.$N217];[.$Q217];[.$T217])" table:style-name="ce1">
            <text:p>0,01</text:p>
          </table:table-cell>
          <table:table-cell office:value-type="float" office:value="22" table:formula="of:=MIN([.$C217];[.$F217];[.$I217];[.$L217];[.$O217];[.$R217];[.$U217])" table:style-name="ce1">
            <text:p>22</text:p>
          </table:table-cell>
          <table:table-cell office:value-type="float" office:value="2" table:formula="of:=MIN([.$D217];[.$G217];[.$J217];[.$M217];[.$P217];[.$S217];[.$V217])" table:style-name="ce1">
            <text:p>2</text:p>
          </table:table-cell>
          <table:table-cell office:value-type="float" office:value="0.01" table:formula="of:=MEDIAN([.$B217];[.$E217];[.$H217];[.$K217];[.$N217];[.$Q217];[.$T217])" table:style-name="ce1">
            <text:p>0,01</text:p>
          </table:table-cell>
          <table:table-cell office:value-type="float" office:value="32" table:formula="of:=MEDIAN([.$C217];[.$F217];[.$I217];[.$L217];[.$O217];[.$R217];[.$U217])" table:style-name="ce1">
            <text:p>32</text:p>
          </table:table-cell>
          <table:table-cell office:value-type="float" office:value="8" table:formula="of:=MEDIAN([.$D217];[.$G217];[.$J217];[.$M217];[.$P217];[.$S217];[.$V217])" table:style-name="ce1">
            <text:p>8</text:p>
          </table:table-cell>
          <table:table-cell office:value-type="float" office:value="0.09" table:formula="of:=MAX([.$B217];[.$E217];[.$H217];[.$K217];[.$N217];[.$Q217];[.$T217])" table:style-name="ce1">
            <text:p>0,09</text:p>
          </table:table-cell>
          <table:table-cell office:value-type="float" office:value="6412" table:formula="of:=MAX([.$C217];[.$F217];[.$I217];[.$L217];[.$O217];[.$R217];[.$U217])" table:style-name="ce1">
            <text:p>6412</text:p>
          </table:table-cell>
          <table:table-cell office:value-type="float" office:value="11" table:formula="of:=MAX([.$D217];[.$G217];[.$J217];[.$M217];[.$P217];[.$S217];[.$V217])" table:style-name="ce1">
            <text:p>1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1_a12_w4_h0.lp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style-name="ce1">
            <text:p>21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600" table:formula="of:=MIN([.$B218];[.$E218];[.$H218];[.$K218];[.$N218];[.$Q218];[.$T218])" table:style-name="ce1">
            <text:p>21600</text:p>
          </table:table-cell>
          <table:table-cell office:value-type="float" office:value="0" table:formula="of:=MIN([.$C218];[.$F218];[.$I218];[.$L218];[.$O218];[.$R218];[.$U218])" table:style-name="ce1">
            <text:p>0</text:p>
          </table:table-cell>
          <table:table-cell office:value-type="float" office:value="0" table:formula="of:=MIN([.$D218];[.$G218];[.$J218];[.$M218];[.$P218];[.$S218];[.$V218])" table:style-name="ce1">
            <text:p>0</text:p>
          </table:table-cell>
          <table:table-cell office:value-type="float" office:value="21600" table:formula="of:=MEDIAN([.$B218];[.$E218];[.$H218];[.$K218];[.$N218];[.$Q218];[.$T218])" table:style-name="ce1">
            <text:p>21600</text:p>
          </table:table-cell>
          <table:table-cell office:value-type="float" office:value="0" table:formula="of:=MEDIAN([.$C218];[.$F218];[.$I218];[.$L218];[.$O218];[.$R218];[.$U218])" table:style-name="ce1">
            <text:p>0</text:p>
          </table:table-cell>
          <table:table-cell office:value-type="float" office:value="0" table:formula="of:=MEDIAN([.$D218];[.$G218];[.$J218];[.$M218];[.$P218];[.$S218];[.$V218])" table:style-name="ce1">
            <text:p>0</text:p>
          </table:table-cell>
          <table:table-cell office:value-type="float" office:value="21600" table:formula="of:=MAX([.$B218];[.$E218];[.$H218];[.$K218];[.$N218];[.$Q218];[.$T218])" table:style-name="ce1">
            <text:p>21600</text:p>
          </table:table-cell>
          <table:table-cell office:value-type="float" office:value="0" table:formula="of:=MAX([.$C218];[.$F218];[.$I218];[.$L218];[.$O218];[.$R218];[.$U218])" table:style-name="ce1">
            <text:p>0</text:p>
          </table:table-cell>
          <table:table-cell office:value-type="float" office:value="0" table:formula="of:=MAX([.$D218];[.$G218];[.$J218];[.$M218];[.$P218];[.$S218];[.$V218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0_a1_w5_h25.lp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219];[.$E219];[.$H219];[.$K219];[.$N219];[.$Q219];[.$T219])" table:style-name="ce1">
            <text:p>0</text:p>
          </table:table-cell>
          <table:table-cell office:value-type="float" office:value="22" table:formula="of:=MIN([.$C219];[.$F219];[.$I219];[.$L219];[.$O219];[.$R219];[.$U219])" table:style-name="ce1">
            <text:p>22</text:p>
          </table:table-cell>
          <table:table-cell office:value-type="float" office:value="4" table:formula="of:=MIN([.$D219];[.$G219];[.$J219];[.$M219];[.$P219];[.$S219];[.$V219])" table:style-name="ce1">
            <text:p>4</text:p>
          </table:table-cell>
          <table:table-cell office:value-type="float" office:value="0.01" table:formula="of:=MEDIAN([.$B219];[.$E219];[.$H219];[.$K219];[.$N219];[.$Q219];[.$T219])" table:style-name="ce1">
            <text:p>0,01</text:p>
          </table:table-cell>
          <table:table-cell office:value-type="float" office:value="49" table:formula="of:=MEDIAN([.$C219];[.$F219];[.$I219];[.$L219];[.$O219];[.$R219];[.$U219])" table:style-name="ce1">
            <text:p>49</text:p>
          </table:table-cell>
          <table:table-cell office:value-type="float" office:value="10" table:formula="of:=MEDIAN([.$D219];[.$G219];[.$J219];[.$M219];[.$P219];[.$S219];[.$V219])" table:style-name="ce1">
            <text:p>10</text:p>
          </table:table-cell>
          <table:table-cell office:value-type="float" office:value="0.08" table:formula="of:=MAX([.$B219];[.$E219];[.$H219];[.$K219];[.$N219];[.$Q219];[.$T219])" table:style-name="ce1">
            <text:p>0,08</text:p>
          </table:table-cell>
          <table:table-cell office:value-type="float" office:value="4694" table:formula="of:=MAX([.$C219];[.$F219];[.$I219];[.$L219];[.$O219];[.$R219];[.$U219])" table:style-name="ce1">
            <text:p>4694</text:p>
          </table:table-cell>
          <table:table-cell office:value-type="float" office:value="21" table:formula="of:=MAX([.$D219];[.$G219];[.$J219];[.$M219];[.$P219];[.$S219];[.$V219])" table:style-name="ce1">
            <text:p>2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0_a2_w5_h35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4" table:style-name="ce1">
            <text:p>244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3">
            <text:p>41</text:p>
          </table:table-cell>
          <table:table-cell office:value-type="float" office:value="7" table:style-name="ce3">
            <text:p>7</text:p>
          </table:table-cell>
          <table:table-cell office:value-type="float" office:value="0.47" table:style-name="ce1">
            <text:p>0,47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221" table:style-name="ce1">
            <text:p>221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3">
            <text:p>41</text:p>
          </table:table-cell>
          <table:table-cell office:value-type="float" office:value="7" table:style-name="ce3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590" table:style-name="ce1">
            <text:p>590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220];[.$E220];[.$H220];[.$K220];[.$N220];[.$Q220];[.$T220])" table:style-name="ce1">
            <text:p>0,02</text:p>
          </table:table-cell>
          <table:table-cell office:value-type="float" office:value="41" table:formula="of:=MIN([.$C220];[.$F220];[.$I220];[.$L220];[.$O220];[.$R220];[.$U220])" table:style-name="ce1">
            <text:p>41</text:p>
          </table:table-cell>
          <table:table-cell office:value-type="float" office:value="7" table:formula="of:=MIN([.$D220];[.$G220];[.$J220];[.$M220];[.$P220];[.$S220];[.$V220])" table:style-name="ce1">
            <text:p>7</text:p>
          </table:table-cell>
          <table:table-cell office:value-type="float" office:value="0.03" table:formula="of:=MEDIAN([.$B220];[.$E220];[.$H220];[.$K220];[.$N220];[.$Q220];[.$T220])" table:style-name="ce1">
            <text:p>0,03</text:p>
          </table:table-cell>
          <table:table-cell office:value-type="float" office:value="244" table:formula="of:=MEDIAN([.$C220];[.$F220];[.$I220];[.$L220];[.$O220];[.$R220];[.$U220])" table:style-name="ce1">
            <text:p>244</text:p>
          </table:table-cell>
          <table:table-cell office:value-type="float" office:value="10" table:formula="of:=MEDIAN([.$D220];[.$G220];[.$J220];[.$M220];[.$P220];[.$S220];[.$V220])" table:style-name="ce1">
            <text:p>10</text:p>
          </table:table-cell>
          <table:table-cell office:value-type="float" office:value="0.47" table:formula="of:=MAX([.$B220];[.$E220];[.$H220];[.$K220];[.$N220];[.$Q220];[.$T220])" table:style-name="ce1">
            <text:p>0,47</text:p>
          </table:table-cell>
          <table:table-cell office:value-type="float" office:value="13919" table:formula="of:=MAX([.$C220];[.$F220];[.$I220];[.$L220];[.$O220];[.$R220];[.$U220])" table:style-name="ce1">
            <text:p>13919</text:p>
          </table:table-cell>
          <table:table-cell office:value-type="float" office:value="21" table:formula="of:=MAX([.$D220];[.$G220];[.$J220];[.$M220];[.$P220];[.$S220];[.$V220])" table:style-name="ce1">
            <text:p>2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0_a3_w5_h19.lp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43" table:style-name="ce1">
            <text:p>0,43</text:p>
          </table:table-cell>
          <table:table-cell office:value-type="float" office:value="16584" table:style-name="ce2">
            <text:p>16584</text:p>
          </table:table-cell>
          <table:table-cell office:value-type="float" office:value="19" table:style-name="ce2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221];[.$E221];[.$H221];[.$K221];[.$N221];[.$Q221];[.$T221])" table:style-name="ce1">
            <text:p>0,01</text:p>
          </table:table-cell>
          <table:table-cell office:value-type="float" office:value="51" table:formula="of:=MIN([.$C221];[.$F221];[.$I221];[.$L221];[.$O221];[.$R221];[.$U221])" table:style-name="ce1">
            <text:p>51</text:p>
          </table:table-cell>
          <table:table-cell office:value-type="float" office:value="4" table:formula="of:=MIN([.$D221];[.$G221];[.$J221];[.$M221];[.$P221];[.$S221];[.$V221])" table:style-name="ce1">
            <text:p>4</text:p>
          </table:table-cell>
          <table:table-cell office:value-type="float" office:value="0.01" table:formula="of:=MEDIAN([.$B221];[.$E221];[.$H221];[.$K221];[.$N221];[.$Q221];[.$T221])" table:style-name="ce1">
            <text:p>0,01</text:p>
          </table:table-cell>
          <table:table-cell office:value-type="float" office:value="76" table:formula="of:=MEDIAN([.$C221];[.$F221];[.$I221];[.$L221];[.$O221];[.$R221];[.$U221])" table:style-name="ce1">
            <text:p>76</text:p>
          </table:table-cell>
          <table:table-cell office:value-type="float" office:value="10" table:formula="of:=MEDIAN([.$D221];[.$G221];[.$J221];[.$M221];[.$P221];[.$S221];[.$V221])" table:style-name="ce1">
            <text:p>10</text:p>
          </table:table-cell>
          <table:table-cell office:value-type="float" office:value="0.43" table:formula="of:=MAX([.$B221];[.$E221];[.$H221];[.$K221];[.$N221];[.$Q221];[.$T221])" table:style-name="ce1">
            <text:p>0,43</text:p>
          </table:table-cell>
          <table:table-cell office:value-type="float" office:value="16584" table:formula="of:=MAX([.$C221];[.$F221];[.$I221];[.$L221];[.$O221];[.$R221];[.$U221])" table:style-name="ce1">
            <text:p>16584</text:p>
          </table:table-cell>
          <table:table-cell office:value-type="float" office:value="19" table:formula="of:=MAX([.$D221];[.$G221];[.$J221];[.$M221];[.$P221];[.$S221];[.$V221])" table:style-name="ce1">
            <text:p>1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1_a12_w4_h27.lp</text:p>
          </table:table-cell>
          <table:table-cell office:value-type="float" office:value="0.1" table:style-name="ce3">
            <text:p>0,1</text:p>
          </table:table-cell>
          <table:table-cell office:value-type="float" office:value="529" table:style-name="ce3">
            <text:p>529</text:p>
          </table:table-cell>
          <table:table-cell office:value-type="float" office:value="9" table:style-name="ce3">
            <text:p>9</text:p>
          </table:table-cell>
          <table:table-cell office:value-type="float" office:value="0.31" table:style-name="ce1">
            <text:p>0,31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6.19" table:style-name="ce2">
            <text:p>6,19</text:p>
          </table:table-cell>
          <table:table-cell office:value-type="float" office:value="520945" table:style-name="ce2">
            <text:p>520945</text:p>
          </table:table-cell>
          <table:table-cell office:value-type="float" office:value="517" table:style-name="ce2">
            <text:p>517</text:p>
          </table:table-cell>
          <table:table-cell office:value-type="float" office:value="0.17" table:style-name="ce1">
            <text:p>0,17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17" table:style-name="ce1">
            <text:p>0,17</text:p>
          </table:table-cell>
          <table:table-cell office:value-type="float" office:value="1233" table:style-name="ce1">
            <text:p>1233</text:p>
          </table:table-cell>
          <table:table-cell office:value-type="float" office:value="67" table:style-name="ce1">
            <text:p>67</text:p>
          </table:table-cell>
          <table:table-cell office:value-type="float" office:value="0.31" table:style-name="ce1">
            <text:p>0,31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866" table:style-name="ce1">
            <text:p>1866</text:p>
          </table:table-cell>
          <table:table-cell office:value-type="float" office:value="64" table:style-name="ce1">
            <text:p>64</text:p>
          </table:table-cell>
          <table:table-cell office:value-type="float" office:value="0.1" table:formula="of:=MIN([.$B222];[.$E222];[.$H222];[.$K222];[.$N222];[.$Q222];[.$T222])" table:style-name="ce1">
            <text:p>0,1</text:p>
          </table:table-cell>
          <table:table-cell office:value-type="float" office:value="529" table:formula="of:=MIN([.$C222];[.$F222];[.$I222];[.$L222];[.$O222];[.$R222];[.$U222])" table:style-name="ce1">
            <text:p>529</text:p>
          </table:table-cell>
          <table:table-cell office:value-type="float" office:value="9" table:formula="of:=MIN([.$D222];[.$G222];[.$J222];[.$M222];[.$P222];[.$S222];[.$V222])" table:style-name="ce1">
            <text:p>9</text:p>
          </table:table-cell>
          <table:table-cell office:value-type="float" office:value="0.17" table:formula="of:=MEDIAN([.$B222];[.$E222];[.$H222];[.$K222];[.$N222];[.$Q222];[.$T222])" table:style-name="ce1">
            <text:p>0,17</text:p>
          </table:table-cell>
          <table:table-cell office:value-type="float" office:value="2308" table:formula="of:=MEDIAN([.$C222];[.$F222];[.$I222];[.$L222];[.$O222];[.$R222];[.$U222])" table:style-name="ce1">
            <text:p>2308</text:p>
          </table:table-cell>
          <table:table-cell office:value-type="float" office:value="82" table:formula="of:=MEDIAN([.$D222];[.$G222];[.$J222];[.$M222];[.$P222];[.$S222];[.$V222])" table:style-name="ce1">
            <text:p>82</text:p>
          </table:table-cell>
          <table:table-cell office:value-type="float" office:value="6.19" table:formula="of:=MAX([.$B222];[.$E222];[.$H222];[.$K222];[.$N222];[.$Q222];[.$T222])" table:style-name="ce1">
            <text:p>6,19</text:p>
          </table:table-cell>
          <table:table-cell office:value-type="float" office:value="520945" table:formula="of:=MAX([.$C222];[.$F222];[.$I222];[.$L222];[.$O222];[.$R222];[.$U222])" table:style-name="ce1">
            <text:p>520945</text:p>
          </table:table-cell>
          <table:table-cell office:value-type="float" office:value="517" table:formula="of:=MAX([.$D222];[.$G222];[.$J222];[.$M222];[.$P222];[.$S222];[.$V222])" table:style-name="ce1">
            <text:p>51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1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23];[.$E223];[.$H223];[.$K223];[.$N223];[.$Q223];[.$T223])" table:style-name="ce1">
            <text:p>0</text:p>
          </table:table-cell>
          <table:table-cell office:value-type="float" office:value="0" table:formula="of:=MIN([.$C223];[.$F223];[.$I223];[.$L223];[.$O223];[.$R223];[.$U223])" table:style-name="ce1">
            <text:p>0</text:p>
          </table:table-cell>
          <table:table-cell office:value-type="float" office:value="0" table:formula="of:=MIN([.$D223];[.$G223];[.$J223];[.$M223];[.$P223];[.$S223];[.$V223])" table:style-name="ce1">
            <text:p>0</text:p>
          </table:table-cell>
          <table:table-cell office:value-type="float" office:value="0" table:formula="of:=MEDIAN([.$B223];[.$E223];[.$H223];[.$K223];[.$N223];[.$Q223];[.$T223])" table:style-name="ce1">
            <text:p>0</text:p>
          </table:table-cell>
          <table:table-cell office:value-type="float" office:value="0" table:formula="of:=MEDIAN([.$C223];[.$F223];[.$I223];[.$L223];[.$O223];[.$R223];[.$U223])" table:style-name="ce1">
            <text:p>0</text:p>
          </table:table-cell>
          <table:table-cell office:value-type="float" office:value="0" table:formula="of:=MEDIAN([.$D223];[.$G223];[.$J223];[.$M223];[.$P223];[.$S223];[.$V223])" table:style-name="ce1">
            <text:p>0</text:p>
          </table:table-cell>
          <table:table-cell office:value-type="float" office:value="0" table:formula="of:=MAX([.$B223];[.$E223];[.$H223];[.$K223];[.$N223];[.$Q223];[.$T223])" table:style-name="ce1">
            <text:p>0</text:p>
          </table:table-cell>
          <table:table-cell office:value-type="float" office:value="7" table:formula="of:=MAX([.$C223];[.$F223];[.$I223];[.$L223];[.$O223];[.$R223];[.$U223])" table:style-name="ce1">
            <text:p>7</text:p>
          </table:table-cell>
          <table:table-cell office:value-type="float" office:value="0" table:formula="of:=MAX([.$D223];[.$G223];[.$J223];[.$M223];[.$P223];[.$S223];[.$V223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1_a2_w5_h25.lp</text:p>
          </table:table-cell>
          <table:table-cell office:value-type="float" office:value="0.01" table:style-name="ce3">
            <text:p>0,01</text:p>
          </table:table-cell>
          <table:table-cell office:value-type="float" office:value="37" table:style-name="ce3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2.91" table:style-name="ce2">
            <text:p>2,91</text:p>
          </table:table-cell>
          <table:table-cell office:value-type="float" office:value="124286" table:style-name="ce2">
            <text:p>124286</text:p>
          </table:table-cell>
          <table:table-cell office:value-type="float" office:value="1090" table:style-name="ce2">
            <text:p>1090</text:p>
          </table:table-cell>
          <table:table-cell office:value-type="float" office:value="0.02" table:style-name="ce1">
            <text:p>0,02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101" table:style-name="ce1">
            <text:p>101</text:p>
          </table:table-cell>
          <table:table-cell office:value-type="float" office:value="5" table:style-name="ce3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369" table:style-name="ce1">
            <text:p>369</text:p>
          </table:table-cell>
          <table:table-cell office:value-type="float" office:value="14" table:style-name="ce1">
            <text:p>14</text:p>
          </table:table-cell>
          <table:table-cell office:value-type="float" office:value="0.01" table:formula="of:=MIN([.$B224];[.$E224];[.$H224];[.$K224];[.$N224];[.$Q224];[.$T224])" table:style-name="ce1">
            <text:p>0,01</text:p>
          </table:table-cell>
          <table:table-cell office:value-type="float" office:value="37" table:formula="of:=MIN([.$C224];[.$F224];[.$I224];[.$L224];[.$O224];[.$R224];[.$U224])" table:style-name="ce1">
            <text:p>37</text:p>
          </table:table-cell>
          <table:table-cell office:value-type="float" office:value="5" table:formula="of:=MIN([.$D224];[.$G224];[.$J224];[.$M224];[.$P224];[.$S224];[.$V224])" table:style-name="ce1">
            <text:p>5</text:p>
          </table:table-cell>
          <table:table-cell office:value-type="float" office:value="0.02" table:formula="of:=MEDIAN([.$B224];[.$E224];[.$H224];[.$K224];[.$N224];[.$Q224];[.$T224])" table:style-name="ce1">
            <text:p>0,02</text:p>
          </table:table-cell>
          <table:table-cell office:value-type="float" office:value="101" table:formula="of:=MEDIAN([.$C224];[.$F224];[.$I224];[.$L224];[.$O224];[.$R224];[.$U224])" table:style-name="ce1">
            <text:p>101</text:p>
          </table:table-cell>
          <table:table-cell office:value-type="float" office:value="7" table:formula="of:=MEDIAN([.$D224];[.$G224];[.$J224];[.$M224];[.$P224];[.$S224];[.$V224])" table:style-name="ce1">
            <text:p>7</text:p>
          </table:table-cell>
          <table:table-cell office:value-type="float" office:value="2.91" table:formula="of:=MAX([.$B224];[.$E224];[.$H224];[.$K224];[.$N224];[.$Q224];[.$T224])" table:style-name="ce1">
            <text:p>2,91</text:p>
          </table:table-cell>
          <table:table-cell office:value-type="float" office:value="124286" table:formula="of:=MAX([.$C224];[.$F224];[.$I224];[.$L224];[.$O224];[.$R224];[.$U224])" table:style-name="ce1">
            <text:p>124286</text:p>
          </table:table-cell>
          <table:table-cell office:value-type="float" office:value="1090" table:formula="of:=MAX([.$D224];[.$G224];[.$J224];[.$M224];[.$P224];[.$S224];[.$V224])" table:style-name="ce1">
            <text:p>109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1_a3_w5_h14.lp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3" table:style-name="ce1">
            <text:p>0,3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2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8" table:style-name="ce1">
            <text:p>308</text:p>
          </table:table-cell>
          <table:table-cell office:value-type="float" office:value="15" table:style-name="ce2">
            <text:p>15</text:p>
          </table:table-cell>
          <table:table-cell office:value-type="float" office:value="0.01" table:formula="of:=MIN([.$B225];[.$E225];[.$H225];[.$K225];[.$N225];[.$Q225];[.$T225])" table:style-name="ce1">
            <text:p>0,01</text:p>
          </table:table-cell>
          <table:table-cell office:value-type="float" office:value="28" table:formula="of:=MIN([.$C225];[.$F225];[.$I225];[.$L225];[.$O225];[.$R225];[.$U225])" table:style-name="ce1">
            <text:p>28</text:p>
          </table:table-cell>
          <table:table-cell office:value-type="float" office:value="4" table:formula="of:=MIN([.$D225];[.$G225];[.$J225];[.$M225];[.$P225];[.$S225];[.$V225])" table:style-name="ce1">
            <text:p>4</text:p>
          </table:table-cell>
          <table:table-cell office:value-type="float" office:value="0.01" table:formula="of:=MEDIAN([.$B225];[.$E225];[.$H225];[.$K225];[.$N225];[.$Q225];[.$T225])" table:style-name="ce1">
            <text:p>0,01</text:p>
          </table:table-cell>
          <table:table-cell office:value-type="float" office:value="81" table:formula="of:=MEDIAN([.$C225];[.$F225];[.$I225];[.$L225];[.$O225];[.$R225];[.$U225])" table:style-name="ce1">
            <text:p>81</text:p>
          </table:table-cell>
          <table:table-cell office:value-type="float" office:value="6" table:formula="of:=MEDIAN([.$D225];[.$G225];[.$J225];[.$M225];[.$P225];[.$S225];[.$V225])" table:style-name="ce1">
            <text:p>6</text:p>
          </table:table-cell>
          <table:table-cell office:value-type="float" office:value="0.3" table:formula="of:=MAX([.$B225];[.$E225];[.$H225];[.$K225];[.$N225];[.$Q225];[.$T225])" table:style-name="ce1">
            <text:p>0,3</text:p>
          </table:table-cell>
          <table:table-cell office:value-type="float" office:value="9199" table:formula="of:=MAX([.$C225];[.$F225];[.$I225];[.$L225];[.$O225];[.$R225];[.$U225])" table:style-name="ce1">
            <text:p>9199</text:p>
          </table:table-cell>
          <table:table-cell office:value-type="float" office:value="15" table:formula="of:=MAX([.$D225];[.$G225];[.$J225];[.$M225];[.$P225];[.$S225];[.$V225])" table:style-name="ce1">
            <text:p>1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2_a14_w4_h39.lp</text:p>
          </table:table-cell>
          <table:table-cell office:value-type="float" office:value="1.29" table:style-name="ce1">
            <text:p>1,29</text:p>
          </table:table-cell>
          <table:table-cell office:value-type="float" office:value="6981" table:style-name="ce3">
            <text:p>6981</text:p>
          </table:table-cell>
          <table:table-cell office:value-type="float" office:value="92" table:style-name="ce1">
            <text:p>92</text:p>
          </table:table-cell>
          <table:table-cell office:value-type="float" office:value="1.53" table:style-name="ce1">
            <text:p>1,53</text:p>
          </table:table-cell>
          <table:table-cell office:value-type="float" office:value="7632" table:style-name="ce1">
            <text:p>7632</text:p>
          </table:table-cell>
          <table:table-cell office:value-type="float" office:value="259" table:style-name="ce2">
            <text:p>259</text:p>
          </table:table-cell>
          <table:table-cell office:value-type="float" office:value="16.170000000000002" table:style-name="ce2">
            <text:p>16,17</text:p>
          </table:table-cell>
          <table:table-cell office:value-type="float" office:value="1041123" table:style-name="ce2">
            <text:p>1041123</text:p>
          </table:table-cell>
          <table:table-cell office:value-type="float" office:value="253" table:style-name="ce1">
            <text:p>253</text:p>
          </table:table-cell>
          <table:table-cell office:value-type="float" office:value="0.72" table:style-name="ce3">
            <text:p>0,72</text:p>
          </table:table-cell>
          <table:table-cell office:value-type="float" office:value="8376" table:style-name="ce1">
            <text:p>8376</text:p>
          </table:table-cell>
          <table:table-cell office:value-type="float" office:value="84" table:style-name="ce1">
            <text:p>84</text:p>
          </table:table-cell>
          <table:table-cell office:value-type="float" office:value="1.6" table:style-name="ce1">
            <text:p>1,6</text:p>
          </table:table-cell>
          <table:table-cell office:value-type="float" office:value="7653" table:style-name="ce1">
            <text:p>7653</text:p>
          </table:table-cell>
          <table:table-cell office:value-type="float" office:value="254" table:style-name="ce1">
            <text:p>254</text:p>
          </table:table-cell>
          <table:table-cell office:value-type="float" office:value="1.4" table:style-name="ce1">
            <text:p>1,4</text:p>
          </table:table-cell>
          <table:table-cell office:value-type="float" office:value="7632" table:style-name="ce1">
            <text:p>7632</text:p>
          </table:table-cell>
          <table:table-cell office:value-type="float" office:value="259" table:style-name="ce2">
            <text:p>259</text:p>
          </table:table-cell>
          <table:table-cell office:value-type="float" office:value="0.74" table:style-name="ce1">
            <text:p>0,74</text:p>
          </table:table-cell>
          <table:table-cell office:value-type="float" office:value="8408" table:style-name="ce1">
            <text:p>8408</text:p>
          </table:table-cell>
          <table:table-cell office:value-type="float" office:value="79" table:style-name="ce3">
            <text:p>79</text:p>
          </table:table-cell>
          <table:table-cell office:value-type="float" office:value="0.72" table:formula="of:=MIN([.$B226];[.$E226];[.$H226];[.$K226];[.$N226];[.$Q226];[.$T226])" table:style-name="ce1">
            <text:p>0,72</text:p>
          </table:table-cell>
          <table:table-cell office:value-type="float" office:value="6981" table:formula="of:=MIN([.$C226];[.$F226];[.$I226];[.$L226];[.$O226];[.$R226];[.$U226])" table:style-name="ce1">
            <text:p>6981</text:p>
          </table:table-cell>
          <table:table-cell office:value-type="float" office:value="79" table:formula="of:=MIN([.$D226];[.$G226];[.$J226];[.$M226];[.$P226];[.$S226];[.$V226])" table:style-name="ce1">
            <text:p>79</text:p>
          </table:table-cell>
          <table:table-cell office:value-type="float" office:value="1.4" table:formula="of:=MEDIAN([.$B226];[.$E226];[.$H226];[.$K226];[.$N226];[.$Q226];[.$T226])" table:style-name="ce1">
            <text:p>1,4</text:p>
          </table:table-cell>
          <table:table-cell office:value-type="float" office:value="7653" table:formula="of:=MEDIAN([.$C226];[.$F226];[.$I226];[.$L226];[.$O226];[.$R226];[.$U226])" table:style-name="ce1">
            <text:p>7653</text:p>
          </table:table-cell>
          <table:table-cell office:value-type="float" office:value="253" table:formula="of:=MEDIAN([.$D226];[.$G226];[.$J226];[.$M226];[.$P226];[.$S226];[.$V226])" table:style-name="ce1">
            <text:p>253</text:p>
          </table:table-cell>
          <table:table-cell office:value-type="float" office:value="16.170000000000002" table:formula="of:=MAX([.$B226];[.$E226];[.$H226];[.$K226];[.$N226];[.$Q226];[.$T226])" table:style-name="ce1">
            <text:p>16,17</text:p>
          </table:table-cell>
          <table:table-cell office:value-type="float" office:value="1041123" table:formula="of:=MAX([.$C226];[.$F226];[.$I226];[.$L226];[.$O226];[.$R226];[.$U226])" table:style-name="ce1">
            <text:p>1041123</text:p>
          </table:table-cell>
          <table:table-cell office:value-type="float" office:value="259" table:formula="of:=MAX([.$D226];[.$G226];[.$J226];[.$M226];[.$P226];[.$S226];[.$V226])" table:style-name="ce1">
            <text:p>25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2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27];[.$E227];[.$H227];[.$K227];[.$N227];[.$Q227];[.$T227])" table:style-name="ce1">
            <text:p>0</text:p>
          </table:table-cell>
          <table:table-cell office:value-type="float" office:value="0" table:formula="of:=MIN([.$C227];[.$F227];[.$I227];[.$L227];[.$O227];[.$R227];[.$U227])" table:style-name="ce1">
            <text:p>0</text:p>
          </table:table-cell>
          <table:table-cell office:value-type="float" office:value="0" table:formula="of:=MIN([.$D227];[.$G227];[.$J227];[.$M227];[.$P227];[.$S227];[.$V227])" table:style-name="ce1">
            <text:p>0</text:p>
          </table:table-cell>
          <table:table-cell office:value-type="float" office:value="0" table:formula="of:=MEDIAN([.$B227];[.$E227];[.$H227];[.$K227];[.$N227];[.$Q227];[.$T227])" table:style-name="ce1">
            <text:p>0</text:p>
          </table:table-cell>
          <table:table-cell office:value-type="float" office:value="0" table:formula="of:=MEDIAN([.$C227];[.$F227];[.$I227];[.$L227];[.$O227];[.$R227];[.$U227])" table:style-name="ce1">
            <text:p>0</text:p>
          </table:table-cell>
          <table:table-cell office:value-type="float" office:value="0" table:formula="of:=MEDIAN([.$D227];[.$G227];[.$J227];[.$M227];[.$P227];[.$S227];[.$V227])" table:style-name="ce1">
            <text:p>0</text:p>
          </table:table-cell>
          <table:table-cell office:value-type="float" office:value="0" table:formula="of:=MAX([.$B227];[.$E227];[.$H227];[.$K227];[.$N227];[.$Q227];[.$T227])" table:style-name="ce1">
            <text:p>0</text:p>
          </table:table-cell>
          <table:table-cell office:value-type="float" office:value="7" table:formula="of:=MAX([.$C227];[.$F227];[.$I227];[.$L227];[.$O227];[.$R227];[.$U227])" table:style-name="ce1">
            <text:p>7</text:p>
          </table:table-cell>
          <table:table-cell office:value-type="float" office:value="0" table:formula="of:=MAX([.$D227];[.$G227];[.$J227];[.$M227];[.$P227];[.$S227];[.$V227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2_a2_w5_h8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228];[.$E228];[.$H228];[.$K228];[.$N228];[.$Q228];[.$T228])" table:style-name="ce1">
            <text:p>0</text:p>
          </table:table-cell>
          <table:table-cell office:value-type="float" office:value="3" table:formula="of:=MIN([.$C228];[.$F228];[.$I228];[.$L228];[.$O228];[.$R228];[.$U228])" table:style-name="ce1">
            <text:p>3</text:p>
          </table:table-cell>
          <table:table-cell office:value-type="float" office:value="0" table:formula="of:=MIN([.$D228];[.$G228];[.$J228];[.$M228];[.$P228];[.$S228];[.$V228])" table:style-name="ce1">
            <text:p>0</text:p>
          </table:table-cell>
          <table:table-cell office:value-type="float" office:value="0" table:formula="of:=MEDIAN([.$B228];[.$E228];[.$H228];[.$K228];[.$N228];[.$Q228];[.$T228])" table:style-name="ce1">
            <text:p>0</text:p>
          </table:table-cell>
          <table:table-cell office:value-type="float" office:value="8" table:formula="of:=MEDIAN([.$C228];[.$F228];[.$I228];[.$L228];[.$O228];[.$R228];[.$U228])" table:style-name="ce1">
            <text:p>8</text:p>
          </table:table-cell>
          <table:table-cell office:value-type="float" office:value="2" table:formula="of:=MEDIAN([.$D228];[.$G228];[.$J228];[.$M228];[.$P228];[.$S228];[.$V228])" table:style-name="ce1">
            <text:p>2</text:p>
          </table:table-cell>
          <table:table-cell office:value-type="float" office:value="0.05" table:formula="of:=MAX([.$B228];[.$E228];[.$H228];[.$K228];[.$N228];[.$Q228];[.$T228])" table:style-name="ce1">
            <text:p>0,05</text:p>
          </table:table-cell>
          <table:table-cell office:value-type="float" office:value="5123" table:formula="of:=MAX([.$C228];[.$F228];[.$I228];[.$L228];[.$O228];[.$R228];[.$U228])" table:style-name="ce1">
            <text:p>5123</text:p>
          </table:table-cell>
          <table:table-cell office:value-type="float" office:value="3" table:formula="of:=MAX([.$D228];[.$G228];[.$J228];[.$M228];[.$P228];[.$S228];[.$V228])" table:style-name="ce1">
            <text:p>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2_a3_w5_h22.lp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137.91999999999999" table:style-name="ce2">
            <text:p>137,92</text:p>
          </table:table-cell>
          <table:table-cell office:value-type="float" office:value="10646795" table:style-name="ce2">
            <text:p>10646795</text:p>
          </table:table-cell>
          <table:table-cell office:value-type="float" office:value="330801" table:style-name="ce2">
            <text:p>330801</text:p>
          </table:table-cell>
          <table:table-cell office:value-type="float" office:value="0.01" table:style-name="ce3">
            <text:p>0,01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62" table:style-name="ce1">
            <text:p>162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3">
            <text:p>0,01</text:p>
          </table:table-cell>
          <table:table-cell office:value-type="float" office:value="222" table:style-name="ce1">
            <text:p>222</text:p>
          </table:table-cell>
          <table:table-cell office:value-type="float" office:value="6" table:style-name="ce1">
            <text:p>6</text:p>
          </table:table-cell>
          <table:table-cell office:value-type="float" office:value="0.01" table:formula="of:=MIN([.$B229];[.$E229];[.$H229];[.$K229];[.$N229];[.$Q229];[.$T229])" table:style-name="ce1">
            <text:p>0,01</text:p>
          </table:table-cell>
          <table:table-cell office:value-type="float" office:value="47" table:formula="of:=MIN([.$C229];[.$F229];[.$I229];[.$L229];[.$O229];[.$R229];[.$U229])" table:style-name="ce1">
            <text:p>47</text:p>
          </table:table-cell>
          <table:table-cell office:value-type="float" office:value="2" table:formula="of:=MIN([.$D229];[.$G229];[.$J229];[.$M229];[.$P229];[.$S229];[.$V229])" table:style-name="ce1">
            <text:p>2</text:p>
          </table:table-cell>
          <table:table-cell office:value-type="float" office:value="0.02" table:formula="of:=MEDIAN([.$B229];[.$E229];[.$H229];[.$K229];[.$N229];[.$Q229];[.$T229])" table:style-name="ce1">
            <text:p>0,02</text:p>
          </table:table-cell>
          <table:table-cell office:value-type="float" office:value="185" table:formula="of:=MEDIAN([.$C229];[.$F229];[.$I229];[.$L229];[.$O229];[.$R229];[.$U229])" table:style-name="ce1">
            <text:p>185</text:p>
          </table:table-cell>
          <table:table-cell office:value-type="float" office:value="9" table:formula="of:=MEDIAN([.$D229];[.$G229];[.$J229];[.$M229];[.$P229];[.$S229];[.$V229])" table:style-name="ce1">
            <text:p>9</text:p>
          </table:table-cell>
          <table:table-cell office:value-type="float" office:value="137.91999999999999" table:formula="of:=MAX([.$B229];[.$E229];[.$H229];[.$K229];[.$N229];[.$Q229];[.$T229])" table:style-name="ce1">
            <text:p>137,92</text:p>
          </table:table-cell>
          <table:table-cell office:value-type="float" office:value="10646795" table:formula="of:=MAX([.$C229];[.$F229];[.$I229];[.$L229];[.$O229];[.$R229];[.$U229])" table:style-name="ce1">
            <text:p>10646795</text:p>
          </table:table-cell>
          <table:table-cell office:value-type="float" office:value="330801" table:formula="of:=MAX([.$D229];[.$G229];[.$J229];[.$M229];[.$P229];[.$S229];[.$V229])" table:style-name="ce1">
            <text:p>33080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3_a16_w4_h40.lp</text:p>
          </table:table-cell>
          <table:table-cell office:value-type="float" office:value="1.9" table:style-name="ce1">
            <text:p>1,9</text:p>
          </table:table-cell>
          <table:table-cell office:value-type="float" office:value="9807" table:style-name="ce1">
            <text:p>9807</text:p>
          </table:table-cell>
          <table:table-cell office:value-type="float" office:value="60" table:style-name="ce3">
            <text:p>60</text:p>
          </table:table-cell>
          <table:table-cell office:value-type="float" office:value="2.79" table:style-name="ce1">
            <text:p>2,79</text:p>
          </table:table-cell>
          <table:table-cell office:value-type="float" office:value="14462" table:style-name="ce1">
            <text:p>14462</text:p>
          </table:table-cell>
          <table:table-cell office:value-type="float" office:value="285" table:style-name="ce1">
            <text:p>285</text:p>
          </table:table-cell>
          <table:table-cell office:value-type="float" office:value="21.21" table:style-name="ce2">
            <text:p>21,21</text:p>
          </table:table-cell>
          <table:table-cell office:value-type="float" office:value="1509507" table:style-name="ce2">
            <text:p>1509507</text:p>
          </table:table-cell>
          <table:table-cell office:value-type="float" office:value="368" table:style-name="ce2">
            <text:p>368</text:p>
          </table:table-cell>
          <table:table-cell office:value-type="float" office:value="1.37" table:style-name="ce1">
            <text:p>1,37</text:p>
          </table:table-cell>
          <table:table-cell office:value-type="float" office:value="13364" table:style-name="ce1">
            <text:p>13364</text:p>
          </table:table-cell>
          <table:table-cell office:value-type="float" office:value="103" table:style-name="ce1">
            <text:p>103</text:p>
          </table:table-cell>
          <table:table-cell office:value-type="float" office:value="1.76" table:style-name="ce1">
            <text:p>1,76</text:p>
          </table:table-cell>
          <table:table-cell office:value-type="float" office:value="9207" table:style-name="ce3">
            <text:p>9207</text:p>
          </table:table-cell>
          <table:table-cell office:value-type="float" office:value="240" table:style-name="ce1">
            <text:p>240</text:p>
          </table:table-cell>
          <table:table-cell office:value-type="float" office:value="2.92" table:style-name="ce1">
            <text:p>2,92</text:p>
          </table:table-cell>
          <table:table-cell office:value-type="float" office:value="14462" table:style-name="ce1">
            <text:p>14462</text:p>
          </table:table-cell>
          <table:table-cell office:value-type="float" office:value="285" table:style-name="ce1">
            <text:p>285</text:p>
          </table:table-cell>
          <table:table-cell office:value-type="float" office:value="1.24" table:style-name="ce3">
            <text:p>1,24</text:p>
          </table:table-cell>
          <table:table-cell office:value-type="float" office:value="11345" table:style-name="ce1">
            <text:p>11345</text:p>
          </table:table-cell>
          <table:table-cell office:value-type="float" office:value="99" table:style-name="ce1">
            <text:p>99</text:p>
          </table:table-cell>
          <table:table-cell office:value-type="float" office:value="1.24" table:formula="of:=MIN([.$B230];[.$E230];[.$H230];[.$K230];[.$N230];[.$Q230];[.$T230])" table:style-name="ce1">
            <text:p>1,24</text:p>
          </table:table-cell>
          <table:table-cell office:value-type="float" office:value="9207" table:formula="of:=MIN([.$C230];[.$F230];[.$I230];[.$L230];[.$O230];[.$R230];[.$U230])" table:style-name="ce1">
            <text:p>9207</text:p>
          </table:table-cell>
          <table:table-cell office:value-type="float" office:value="60" table:formula="of:=MIN([.$D230];[.$G230];[.$J230];[.$M230];[.$P230];[.$S230];[.$V230])" table:style-name="ce1">
            <text:p>60</text:p>
          </table:table-cell>
          <table:table-cell office:value-type="float" office:value="1.9" table:formula="of:=MEDIAN([.$B230];[.$E230];[.$H230];[.$K230];[.$N230];[.$Q230];[.$T230])" table:style-name="ce1">
            <text:p>1,9</text:p>
          </table:table-cell>
          <table:table-cell office:value-type="float" office:value="13364" table:formula="of:=MEDIAN([.$C230];[.$F230];[.$I230];[.$L230];[.$O230];[.$R230];[.$U230])" table:style-name="ce1">
            <text:p>13364</text:p>
          </table:table-cell>
          <table:table-cell office:value-type="float" office:value="240" table:formula="of:=MEDIAN([.$D230];[.$G230];[.$J230];[.$M230];[.$P230];[.$S230];[.$V230])" table:style-name="ce1">
            <text:p>240</text:p>
          </table:table-cell>
          <table:table-cell office:value-type="float" office:value="21.21" table:formula="of:=MAX([.$B230];[.$E230];[.$H230];[.$K230];[.$N230];[.$Q230];[.$T230])" table:style-name="ce1">
            <text:p>21,21</text:p>
          </table:table-cell>
          <table:table-cell office:value-type="float" office:value="1509507" table:formula="of:=MAX([.$C230];[.$F230];[.$I230];[.$L230];[.$O230];[.$R230];[.$U230])" table:style-name="ce1">
            <text:p>1509507</text:p>
          </table:table-cell>
          <table:table-cell office:value-type="float" office:value="368" table:formula="of:=MAX([.$D230];[.$G230];[.$J230];[.$M230];[.$P230];[.$S230];[.$V230])" table:style-name="ce1">
            <text:p>36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3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31];[.$E231];[.$H231];[.$K231];[.$N231];[.$Q231];[.$T231])" table:style-name="ce1">
            <text:p>0</text:p>
          </table:table-cell>
          <table:table-cell office:value-type="float" office:value="0" table:formula="of:=MIN([.$C231];[.$F231];[.$I231];[.$L231];[.$O231];[.$R231];[.$U231])" table:style-name="ce1">
            <text:p>0</text:p>
          </table:table-cell>
          <table:table-cell office:value-type="float" office:value="0" table:formula="of:=MIN([.$D231];[.$G231];[.$J231];[.$M231];[.$P231];[.$S231];[.$V231])" table:style-name="ce1">
            <text:p>0</text:p>
          </table:table-cell>
          <table:table-cell office:value-type="float" office:value="0" table:formula="of:=MEDIAN([.$B231];[.$E231];[.$H231];[.$K231];[.$N231];[.$Q231];[.$T231])" table:style-name="ce1">
            <text:p>0</text:p>
          </table:table-cell>
          <table:table-cell office:value-type="float" office:value="0" table:formula="of:=MEDIAN([.$C231];[.$F231];[.$I231];[.$L231];[.$O231];[.$R231];[.$U231])" table:style-name="ce1">
            <text:p>0</text:p>
          </table:table-cell>
          <table:table-cell office:value-type="float" office:value="0" table:formula="of:=MEDIAN([.$D231];[.$G231];[.$J231];[.$M231];[.$P231];[.$S231];[.$V231])" table:style-name="ce1">
            <text:p>0</text:p>
          </table:table-cell>
          <table:table-cell office:value-type="float" office:value="0" table:formula="of:=MAX([.$B231];[.$E231];[.$H231];[.$K231];[.$N231];[.$Q231];[.$T231])" table:style-name="ce1">
            <text:p>0</text:p>
          </table:table-cell>
          <table:table-cell office:value-type="float" office:value="7" table:formula="of:=MAX([.$C231];[.$F231];[.$I231];[.$L231];[.$O231];[.$R231];[.$U231])" table:style-name="ce1">
            <text:p>7</text:p>
          </table:table-cell>
          <table:table-cell office:value-type="float" office:value="0" table:formula="of:=MAX([.$D231];[.$G231];[.$J231];[.$M231];[.$P231];[.$S231];[.$V231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3_a2_w5_h19.lp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0.27" table:style-name="ce1">
            <text:p>0,27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2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3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MIN([.$B232];[.$E232];[.$H232];[.$K232];[.$N232];[.$Q232];[.$T232])" table:style-name="ce1">
            <text:p>0</text:p>
          </table:table-cell>
          <table:table-cell office:value-type="float" office:value="20" table:formula="of:=MIN([.$C232];[.$F232];[.$I232];[.$L232];[.$O232];[.$R232];[.$U232])" table:style-name="ce1">
            <text:p>20</text:p>
          </table:table-cell>
          <table:table-cell office:value-type="float" office:value="4" table:formula="of:=MIN([.$D232];[.$G232];[.$J232];[.$M232];[.$P232];[.$S232];[.$V232])" table:style-name="ce1">
            <text:p>4</text:p>
          </table:table-cell>
          <table:table-cell office:value-type="float" office:value="0.01" table:formula="of:=MEDIAN([.$B232];[.$E232];[.$H232];[.$K232];[.$N232];[.$Q232];[.$T232])" table:style-name="ce1">
            <text:p>0,01</text:p>
          </table:table-cell>
          <table:table-cell office:value-type="float" office:value="28" table:formula="of:=MEDIAN([.$C232];[.$F232];[.$I232];[.$L232];[.$O232];[.$R232];[.$U232])" table:style-name="ce1">
            <text:p>28</text:p>
          </table:table-cell>
          <table:table-cell office:value-type="float" office:value="7" table:formula="of:=MEDIAN([.$D232];[.$G232];[.$J232];[.$M232];[.$P232];[.$S232];[.$V232])" table:style-name="ce1">
            <text:p>7</text:p>
          </table:table-cell>
          <table:table-cell office:value-type="float" office:value="0.27" table:formula="of:=MAX([.$B232];[.$E232];[.$H232];[.$K232];[.$N232];[.$Q232];[.$T232])" table:style-name="ce1">
            <text:p>0,27</text:p>
          </table:table-cell>
          <table:table-cell office:value-type="float" office:value="12303" table:formula="of:=MAX([.$C232];[.$F232];[.$I232];[.$L232];[.$O232];[.$R232];[.$U232])" table:style-name="ce1">
            <text:p>12303</text:p>
          </table:table-cell>
          <table:table-cell office:value-type="float" office:value="13" table:formula="of:=MAX([.$D232];[.$G232];[.$J232];[.$M232];[.$P232];[.$S232];[.$V232])" table:style-name="ce1">
            <text:p>1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3_a3_w5_h9.lp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.09" table:style-name="ce1">
            <text:p>0,09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233];[.$E233];[.$H233];[.$K233];[.$N233];[.$Q233];[.$T233])" table:style-name="ce1">
            <text:p>0</text:p>
          </table:table-cell>
          <table:table-cell office:value-type="float" office:value="16" table:formula="of:=MIN([.$C233];[.$F233];[.$I233];[.$L233];[.$O233];[.$R233];[.$U233])" table:style-name="ce1">
            <text:p>16</text:p>
          </table:table-cell>
          <table:table-cell office:value-type="float" office:value="0" table:formula="of:=MIN([.$D233];[.$G233];[.$J233];[.$M233];[.$P233];[.$S233];[.$V233])" table:style-name="ce1">
            <text:p>0</text:p>
          </table:table-cell>
          <table:table-cell office:value-type="float" office:value="0.01" table:formula="of:=MEDIAN([.$B233];[.$E233];[.$H233];[.$K233];[.$N233];[.$Q233];[.$T233])" table:style-name="ce1">
            <text:p>0,01</text:p>
          </table:table-cell>
          <table:table-cell office:value-type="float" office:value="36" table:formula="of:=MEDIAN([.$C233];[.$F233];[.$I233];[.$L233];[.$O233];[.$R233];[.$U233])" table:style-name="ce1">
            <text:p>36</text:p>
          </table:table-cell>
          <table:table-cell office:value-type="float" office:value="2" table:formula="of:=MEDIAN([.$D233];[.$G233];[.$J233];[.$M233];[.$P233];[.$S233];[.$V233])" table:style-name="ce1">
            <text:p>2</text:p>
          </table:table-cell>
          <table:table-cell office:value-type="float" office:value="0.09" table:formula="of:=MAX([.$B233];[.$E233];[.$H233];[.$K233];[.$N233];[.$Q233];[.$T233])" table:style-name="ce1">
            <text:p>0,09</text:p>
          </table:table-cell>
          <table:table-cell office:value-type="float" office:value="8461" table:formula="of:=MAX([.$C233];[.$F233];[.$I233];[.$L233];[.$O233];[.$R233];[.$U233])" table:style-name="ce1">
            <text:p>8461</text:p>
          </table:table-cell>
          <table:table-cell office:value-type="float" office:value="11" table:formula="of:=MAX([.$D233];[.$G233];[.$J233];[.$M233];[.$P233];[.$S233];[.$V233])" table:style-name="ce1">
            <text:p>1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4_a18_w4_h31.lp</text:p>
          </table:table-cell>
          <table:table-cell office:value-type="float" office:value="0.34" table:style-name="ce3">
            <text:p>0,34</text:p>
          </table:table-cell>
          <table:table-cell office:value-type="float" office:value="2211" table:style-name="ce3">
            <text:p>2211</text:p>
          </table:table-cell>
          <table:table-cell office:value-type="float" office:value="18" table:style-name="ce3">
            <text:p>18</text:p>
          </table:table-cell>
          <table:table-cell office:value-type="float" office:value="2.31" table:style-name="ce1">
            <text:p>2,31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26.58" table:style-name="ce2">
            <text:p>26,58</text:p>
          </table:table-cell>
          <table:table-cell office:value-type="float" office:value="1446641" table:style-name="ce2">
            <text:p>1446641</text:p>
          </table:table-cell>
          <table:table-cell office:value-type="float" office:value="547" table:style-name="ce2">
            <text:p>547</text:p>
          </table:table-cell>
          <table:table-cell office:value-type="float" office:value="0.68" table:style-name="ce1">
            <text:p>0,68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1.38" table:style-name="ce1">
            <text:p>1,38</text:p>
          </table:table-cell>
          <table:table-cell office:value-type="float" office:value="9906" table:style-name="ce1">
            <text:p>9906</text:p>
          </table:table-cell>
          <table:table-cell office:value-type="float" office:value="238" table:style-name="ce1">
            <text:p>238</text:p>
          </table:table-cell>
          <table:table-cell office:value-type="float" office:value="2.58" table:style-name="ce1">
            <text:p>2,58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0.77" table:style-name="ce1">
            <text:p>0,77</text:p>
          </table:table-cell>
          <table:table-cell office:value-type="float" office:value="7640" table:style-name="ce1">
            <text:p>7640</text:p>
          </table:table-cell>
          <table:table-cell office:value-type="float" office:value="79" table:style-name="ce1">
            <text:p>79</text:p>
          </table:table-cell>
          <table:table-cell office:value-type="float" office:value="0.34" table:formula="of:=MIN([.$B234];[.$E234];[.$H234];[.$K234];[.$N234];[.$Q234];[.$T234])" table:style-name="ce1">
            <text:p>0,34</text:p>
          </table:table-cell>
          <table:table-cell office:value-type="float" office:value="2211" table:formula="of:=MIN([.$C234];[.$F234];[.$I234];[.$L234];[.$O234];[.$R234];[.$U234])" table:style-name="ce1">
            <text:p>2211</text:p>
          </table:table-cell>
          <table:table-cell office:value-type="float" office:value="18" table:formula="of:=MIN([.$D234];[.$G234];[.$J234];[.$M234];[.$P234];[.$S234];[.$V234])" table:style-name="ce1">
            <text:p>18</text:p>
          </table:table-cell>
          <table:table-cell office:value-type="float" office:value="1.38" table:formula="of:=MEDIAN([.$B234];[.$E234];[.$H234];[.$K234];[.$N234];[.$Q234];[.$T234])" table:style-name="ce1">
            <text:p>1,38</text:p>
          </table:table-cell>
          <table:table-cell office:value-type="float" office:value="9906" table:formula="of:=MEDIAN([.$C234];[.$F234];[.$I234];[.$L234];[.$O234];[.$R234];[.$U234])" table:style-name="ce1">
            <text:p>9906</text:p>
          </table:table-cell>
          <table:table-cell office:value-type="float" office:value="238" table:formula="of:=MEDIAN([.$D234];[.$G234];[.$J234];[.$M234];[.$P234];[.$S234];[.$V234])" table:style-name="ce1">
            <text:p>238</text:p>
          </table:table-cell>
          <table:table-cell office:value-type="float" office:value="26.58" table:formula="of:=MAX([.$B234];[.$E234];[.$H234];[.$K234];[.$N234];[.$Q234];[.$T234])" table:style-name="ce1">
            <text:p>26,58</text:p>
          </table:table-cell>
          <table:table-cell office:value-type="float" office:value="1446641" table:formula="of:=MAX([.$C234];[.$F234];[.$I234];[.$L234];[.$O234];[.$R234];[.$U234])" table:style-name="ce1">
            <text:p>1446641</text:p>
          </table:table-cell>
          <table:table-cell office:value-type="float" office:value="547" table:formula="of:=MAX([.$D234];[.$G234];[.$J234];[.$M234];[.$P234];[.$S234];[.$V234])" table:style-name="ce1">
            <text:p>54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4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35];[.$E235];[.$H235];[.$K235];[.$N235];[.$Q235];[.$T235])" table:style-name="ce1">
            <text:p>0</text:p>
          </table:table-cell>
          <table:table-cell office:value-type="float" office:value="0" table:formula="of:=MIN([.$C235];[.$F235];[.$I235];[.$L235];[.$O235];[.$R235];[.$U235])" table:style-name="ce1">
            <text:p>0</text:p>
          </table:table-cell>
          <table:table-cell office:value-type="float" office:value="0" table:formula="of:=MIN([.$D235];[.$G235];[.$J235];[.$M235];[.$P235];[.$S235];[.$V235])" table:style-name="ce1">
            <text:p>0</text:p>
          </table:table-cell>
          <table:table-cell office:value-type="float" office:value="0" table:formula="of:=MEDIAN([.$B235];[.$E235];[.$H235];[.$K235];[.$N235];[.$Q235];[.$T235])" table:style-name="ce1">
            <text:p>0</text:p>
          </table:table-cell>
          <table:table-cell office:value-type="float" office:value="0" table:formula="of:=MEDIAN([.$C235];[.$F235];[.$I235];[.$L235];[.$O235];[.$R235];[.$U235])" table:style-name="ce1">
            <text:p>0</text:p>
          </table:table-cell>
          <table:table-cell office:value-type="float" office:value="0" table:formula="of:=MEDIAN([.$D235];[.$G235];[.$J235];[.$M235];[.$P235];[.$S235];[.$V235])" table:style-name="ce1">
            <text:p>0</text:p>
          </table:table-cell>
          <table:table-cell office:value-type="float" office:value="0" table:formula="of:=MAX([.$B235];[.$E235];[.$H235];[.$K235];[.$N235];[.$Q235];[.$T235])" table:style-name="ce1">
            <text:p>0</text:p>
          </table:table-cell>
          <table:table-cell office:value-type="float" office:value="7" table:formula="of:=MAX([.$C235];[.$F235];[.$I235];[.$L235];[.$O235];[.$R235];[.$U235])" table:style-name="ce1">
            <text:p>7</text:p>
          </table:table-cell>
          <table:table-cell office:value-type="float" office:value="0" table:formula="of:=MAX([.$D235];[.$G235];[.$J235];[.$M235];[.$P235];[.$S235];[.$V235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4_a2_w5_h29.lp</text:p>
          </table:table-cell>
          <table:table-cell office:value-type="float" office:value="0.03" table:style-name="ce1">
            <text:p>0,03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3">
            <text:p>6</text:p>
          </table:table-cell>
          <table:table-cell office:value-type="float" office:value="0.42" table:style-name="ce1">
            <text:p>0,42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2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3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661" table:style-name="ce1">
            <text:p>661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236];[.$E236];[.$H236];[.$K236];[.$N236];[.$Q236];[.$T236])" table:style-name="ce1">
            <text:p>0,02</text:p>
          </table:table-cell>
          <table:table-cell office:value-type="float" office:value="32" table:formula="of:=MIN([.$C236];[.$F236];[.$I236];[.$L236];[.$O236];[.$R236];[.$U236])" table:style-name="ce1">
            <text:p>32</text:p>
          </table:table-cell>
          <table:table-cell office:value-type="float" office:value="6" table:formula="of:=MIN([.$D236];[.$G236];[.$J236];[.$M236];[.$P236];[.$S236];[.$V236])" table:style-name="ce1">
            <text:p>6</text:p>
          </table:table-cell>
          <table:table-cell office:value-type="float" office:value="0.03" table:formula="of:=MEDIAN([.$B236];[.$E236];[.$H236];[.$K236];[.$N236];[.$Q236];[.$T236])" table:style-name="ce1">
            <text:p>0,03</text:p>
          </table:table-cell>
          <table:table-cell office:value-type="float" office:value="138" table:formula="of:=MEDIAN([.$C236];[.$F236];[.$I236];[.$L236];[.$O236];[.$R236];[.$U236])" table:style-name="ce1">
            <text:p>138</text:p>
          </table:table-cell>
          <table:table-cell office:value-type="float" office:value="10" table:formula="of:=MEDIAN([.$D236];[.$G236];[.$J236];[.$M236];[.$P236];[.$S236];[.$V236])" table:style-name="ce1">
            <text:p>10</text:p>
          </table:table-cell>
          <table:table-cell office:value-type="float" office:value="0.42" table:formula="of:=MAX([.$B236];[.$E236];[.$H236];[.$K236];[.$N236];[.$Q236];[.$T236])" table:style-name="ce1">
            <text:p>0,42</text:p>
          </table:table-cell>
          <table:table-cell office:value-type="float" office:value="20018" table:formula="of:=MAX([.$C236];[.$F236];[.$I236];[.$L236];[.$O236];[.$R236];[.$U236])" table:style-name="ce1">
            <text:p>20018</text:p>
          </table:table-cell>
          <table:table-cell office:value-type="float" office:value="21" table:formula="of:=MAX([.$D236];[.$G236];[.$J236];[.$M236];[.$P236];[.$S236];[.$V236])" table:style-name="ce1">
            <text:p>2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4_a3_w5_h8.lp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.12" table:style-name="ce1">
            <text:p>0,12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2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2">
            <text:p>8</text:p>
          </table:table-cell>
          <table:table-cell office:value-type="float" office:value="0" table:formula="of:=MIN([.$B237];[.$E237];[.$H237];[.$K237];[.$N237];[.$Q237];[.$T237])" table:style-name="ce1">
            <text:p>0</text:p>
          </table:table-cell>
          <table:table-cell office:value-type="float" office:value="16" table:formula="of:=MIN([.$C237];[.$F237];[.$I237];[.$L237];[.$O237];[.$R237];[.$U237])" table:style-name="ce1">
            <text:p>16</text:p>
          </table:table-cell>
          <table:table-cell office:value-type="float" office:value="2" table:formula="of:=MIN([.$D237];[.$G237];[.$J237];[.$M237];[.$P237];[.$S237];[.$V237])" table:style-name="ce1">
            <text:p>2</text:p>
          </table:table-cell>
          <table:table-cell office:value-type="float" office:value="0" table:formula="of:=MEDIAN([.$B237];[.$E237];[.$H237];[.$K237];[.$N237];[.$Q237];[.$T237])" table:style-name="ce1">
            <text:p>0</text:p>
          </table:table-cell>
          <table:table-cell office:value-type="float" office:value="30" table:formula="of:=MEDIAN([.$C237];[.$F237];[.$I237];[.$L237];[.$O237];[.$R237];[.$U237])" table:style-name="ce1">
            <text:p>30</text:p>
          </table:table-cell>
          <table:table-cell office:value-type="float" office:value="5" table:formula="of:=MEDIAN([.$D237];[.$G237];[.$J237];[.$M237];[.$P237];[.$S237];[.$V237])" table:style-name="ce1">
            <text:p>5</text:p>
          </table:table-cell>
          <table:table-cell office:value-type="float" office:value="0.12" table:formula="of:=MAX([.$B237];[.$E237];[.$H237];[.$K237];[.$N237];[.$Q237];[.$T237])" table:style-name="ce1">
            <text:p>0,12</text:p>
          </table:table-cell>
          <table:table-cell office:value-type="float" office:value="8008" table:formula="of:=MAX([.$C237];[.$F237];[.$I237];[.$L237];[.$O237];[.$R237];[.$U237])" table:style-name="ce1">
            <text:p>8008</text:p>
          </table:table-cell>
          <table:table-cell office:value-type="float" office:value="8" table:formula="of:=MAX([.$D237];[.$G237];[.$J237];[.$M237];[.$P237];[.$S237];[.$V237])" table:style-name="ce1">
            <text:p>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5_a1_w5_h1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,11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38];[.$E238];[.$H238];[.$K238];[.$N238];[.$Q238];[.$T238])" table:style-name="ce1">
            <text:p>0</text:p>
          </table:table-cell>
          <table:table-cell office:value-type="float" office:value="0" table:formula="of:=MIN([.$C238];[.$F238];[.$I238];[.$L238];[.$O238];[.$R238];[.$U238])" table:style-name="ce1">
            <text:p>0</text:p>
          </table:table-cell>
          <table:table-cell office:value-type="float" office:value="0" table:formula="of:=MIN([.$D238];[.$G238];[.$J238];[.$M238];[.$P238];[.$S238];[.$V238])" table:style-name="ce1">
            <text:p>0</text:p>
          </table:table-cell>
          <table:table-cell office:value-type="float" office:value="0" table:formula="of:=MEDIAN([.$B238];[.$E238];[.$H238];[.$K238];[.$N238];[.$Q238];[.$T238])" table:style-name="ce1">
            <text:p>0</text:p>
          </table:table-cell>
          <table:table-cell office:value-type="float" office:value="0" table:formula="of:=MEDIAN([.$C238];[.$F238];[.$I238];[.$L238];[.$O238];[.$R238];[.$U238])" table:style-name="ce1">
            <text:p>0</text:p>
          </table:table-cell>
          <table:table-cell office:value-type="float" office:value="0" table:formula="of:=MEDIAN([.$D238];[.$G238];[.$J238];[.$M238];[.$P238];[.$S238];[.$V238])" table:style-name="ce1">
            <text:p>0</text:p>
          </table:table-cell>
          <table:table-cell office:value-type="float" office:value="0.11" table:formula="of:=MAX([.$B238];[.$E238];[.$H238];[.$K238];[.$N238];[.$Q238];[.$T238])" table:style-name="ce1">
            <text:p>0,11</text:p>
          </table:table-cell>
          <table:table-cell office:value-type="float" office:value="4078" table:formula="of:=MAX([.$C238];[.$F238];[.$I238];[.$L238];[.$O238];[.$R238];[.$U238])" table:style-name="ce1">
            <text:p>4078</text:p>
          </table:table-cell>
          <table:table-cell office:value-type="float" office:value="0" table:formula="of:=MAX([.$D238];[.$G238];[.$J238];[.$M238];[.$P238];[.$S238];[.$V238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5_a2_w5_h37.lp</text:p>
          </table:table-cell>
          <table:table-cell office:value-type="float" office:value="0.02" table:style-name="ce1">
            <text:p>0,02</text:p>
          </table:table-cell>
          <table:table-cell office:value-type="float" office:value="99" table:style-name="ce3">
            <text:p>99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99" table:style-name="ce3">
            <text:p>99</text:p>
          </table:table-cell>
          <table:table-cell office:value-type="float" office:value="10" table:style-name="ce3">
            <text:p>10</text:p>
          </table:table-cell>
          <table:table-cell office:value-type="float" office:value="1.18" table:style-name="ce1">
            <text:p>1,18</text:p>
          </table:table-cell>
          <table:table-cell office:value-type="float" office:value="41279" table:style-name="ce2">
            <text:p>41279</text:p>
          </table:table-cell>
          <table:table-cell office:value-type="float" office:value="25" table:style-name="ce2">
            <text:p>25</text:p>
          </table:table-cell>
          <table:table-cell office:value-type="float" office:value="0.05" table:style-name="ce1">
            <text:p>0,05</text:p>
          </table:table-cell>
          <table:table-cell office:value-type="float" office:value="695" table:style-name="ce1">
            <text:p>695</text:p>
          </table:table-cell>
          <table:table-cell office:value-type="float" office:value="21" table:style-name="ce1">
            <text:p>21</text:p>
          </table:table-cell>
          <table:table-cell office:value-type="float" office:value="0.11" table:style-name="ce1">
            <text:p>0,11</text:p>
          </table:table-cell>
          <table:table-cell office:value-type="float" office:value="475" table:style-name="ce1">
            <text:p>475</text:p>
          </table:table-cell>
          <table:table-cell office:value-type="float" office:value="23" table:style-name="ce1">
            <text:p>23</text:p>
          </table:table-cell>
          <table:table-cell office:value-type="float" office:value="0.03" table:style-name="ce1">
            <text:p>0,03</text:p>
          </table:table-cell>
          <table:table-cell office:value-type="float" office:value="99" table:style-name="ce3">
            <text:p>99</text:p>
          </table:table-cell>
          <table:table-cell office:value-type="float" office:value="10" table:style-name="ce3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714" table:style-name="ce1">
            <text:p>714</text:p>
          </table:table-cell>
          <table:table-cell office:value-type="float" office:value="25" table:style-name="ce2">
            <text:p>25</text:p>
          </table:table-cell>
          <table:table-cell office:value-type="float" office:value="0.02" table:formula="of:=MIN([.$B239];[.$E239];[.$H239];[.$K239];[.$N239];[.$Q239];[.$T239])" table:style-name="ce1">
            <text:p>0,02</text:p>
          </table:table-cell>
          <table:table-cell office:value-type="float" office:value="99" table:formula="of:=MIN([.$C239];[.$F239];[.$I239];[.$L239];[.$O239];[.$R239];[.$U239])" table:style-name="ce1">
            <text:p>99</text:p>
          </table:table-cell>
          <table:table-cell office:value-type="float" office:value="10" table:formula="of:=MIN([.$D239];[.$G239];[.$J239];[.$M239];[.$P239];[.$S239];[.$V239])" table:style-name="ce1">
            <text:p>10</text:p>
          </table:table-cell>
          <table:table-cell office:value-type="float" office:value="0.03" table:formula="of:=MEDIAN([.$B239];[.$E239];[.$H239];[.$K239];[.$N239];[.$Q239];[.$T239])" table:style-name="ce1">
            <text:p>0,03</text:p>
          </table:table-cell>
          <table:table-cell office:value-type="float" office:value="475" table:formula="of:=MEDIAN([.$C239];[.$F239];[.$I239];[.$L239];[.$O239];[.$R239];[.$U239])" table:style-name="ce1">
            <text:p>475</text:p>
          </table:table-cell>
          <table:table-cell office:value-type="float" office:value="21" table:formula="of:=MEDIAN([.$D239];[.$G239];[.$J239];[.$M239];[.$P239];[.$S239];[.$V239])" table:style-name="ce1">
            <text:p>21</text:p>
          </table:table-cell>
          <table:table-cell office:value-type="float" office:value="1.18" table:formula="of:=MAX([.$B239];[.$E239];[.$H239];[.$K239];[.$N239];[.$Q239];[.$T239])" table:style-name="ce1">
            <text:p>1,18</text:p>
          </table:table-cell>
          <table:table-cell office:value-type="float" office:value="41279" table:formula="of:=MAX([.$C239];[.$F239];[.$I239];[.$L239];[.$O239];[.$R239];[.$U239])" table:style-name="ce1">
            <text:p>41279</text:p>
          </table:table-cell>
          <table:table-cell office:value-type="float" office:value="25" table:formula="of:=MAX([.$D239];[.$G239];[.$J239];[.$M239];[.$P239];[.$S239];[.$V239])" table:style-name="ce1">
            <text:p>2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5_a3_w5_h8.lp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0.15" table:style-name="ce1">
            <text:p>0,15</text:p>
          </table:table-cell>
          <table:table-cell office:value-type="float" office:value="8127" table:style-name="ce2">
            <text:p>812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240];[.$E240];[.$H240];[.$K240];[.$N240];[.$Q240];[.$T240])" table:style-name="ce1">
            <text:p>0</text:p>
          </table:table-cell>
          <table:table-cell office:value-type="float" office:value="11" table:formula="of:=MIN([.$C240];[.$F240];[.$I240];[.$L240];[.$O240];[.$R240];[.$U240])" table:style-name="ce1">
            <text:p>11</text:p>
          </table:table-cell>
          <table:table-cell office:value-type="float" office:value="0" table:formula="of:=MIN([.$D240];[.$G240];[.$J240];[.$M240];[.$P240];[.$S240];[.$V240])" table:style-name="ce1">
            <text:p>0</text:p>
          </table:table-cell>
          <table:table-cell office:value-type="float" office:value="0.01" table:formula="of:=MEDIAN([.$B240];[.$E240];[.$H240];[.$K240];[.$N240];[.$Q240];[.$T240])" table:style-name="ce1">
            <text:p>0,01</text:p>
          </table:table-cell>
          <table:table-cell office:value-type="float" office:value="27" table:formula="of:=MEDIAN([.$C240];[.$F240];[.$I240];[.$L240];[.$O240];[.$R240];[.$U240])" table:style-name="ce1">
            <text:p>27</text:p>
          </table:table-cell>
          <table:table-cell office:value-type="float" office:value="3" table:formula="of:=MEDIAN([.$D240];[.$G240];[.$J240];[.$M240];[.$P240];[.$S240];[.$V240])" table:style-name="ce1">
            <text:p>3</text:p>
          </table:table-cell>
          <table:table-cell office:value-type="float" office:value="0.15" table:formula="of:=MAX([.$B240];[.$E240];[.$H240];[.$K240];[.$N240];[.$Q240];[.$T240])" table:style-name="ce1">
            <text:p>0,15</text:p>
          </table:table-cell>
          <table:table-cell office:value-type="float" office:value="8127" table:formula="of:=MAX([.$C240];[.$F240];[.$I240];[.$L240];[.$O240];[.$R240];[.$U240])" table:style-name="ce1">
            <text:p>8127</text:p>
          </table:table-cell>
          <table:table-cell office:value-type="float" office:value="6" table:formula="of:=MAX([.$D240];[.$G240];[.$J240];[.$M240];[.$P240];[.$S240];[.$V240])" table:style-name="ce1">
            <text:p>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6_a1_w5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70" table:style-name="ce2">
            <text:p>10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41];[.$E241];[.$H241];[.$K241];[.$N241];[.$Q241];[.$T241])" table:style-name="ce1">
            <text:p>0</text:p>
          </table:table-cell>
          <table:table-cell office:value-type="float" office:value="0" table:formula="of:=MIN([.$C241];[.$F241];[.$I241];[.$L241];[.$O241];[.$R241];[.$U241])" table:style-name="ce1">
            <text:p>0</text:p>
          </table:table-cell>
          <table:table-cell office:value-type="float" office:value="0" table:formula="of:=MIN([.$D241];[.$G241];[.$J241];[.$M241];[.$P241];[.$S241];[.$V241])" table:style-name="ce1">
            <text:p>0</text:p>
          </table:table-cell>
          <table:table-cell office:value-type="float" office:value="0" table:formula="of:=MEDIAN([.$B241];[.$E241];[.$H241];[.$K241];[.$N241];[.$Q241];[.$T241])" table:style-name="ce1">
            <text:p>0</text:p>
          </table:table-cell>
          <table:table-cell office:value-type="float" office:value="0" table:formula="of:=MEDIAN([.$C241];[.$F241];[.$I241];[.$L241];[.$O241];[.$R241];[.$U241])" table:style-name="ce1">
            <text:p>0</text:p>
          </table:table-cell>
          <table:table-cell office:value-type="float" office:value="0" table:formula="of:=MEDIAN([.$D241];[.$G241];[.$J241];[.$M241];[.$P241];[.$S241];[.$V241])" table:style-name="ce1">
            <text:p>0</text:p>
          </table:table-cell>
          <table:table-cell office:value-type="float" office:value="0.01" table:formula="of:=MAX([.$B241];[.$E241];[.$H241];[.$K241];[.$N241];[.$Q241];[.$T241])" table:style-name="ce1">
            <text:p>0,01</text:p>
          </table:table-cell>
          <table:table-cell office:value-type="float" office:value="1070" table:formula="of:=MAX([.$C241];[.$F241];[.$I241];[.$L241];[.$O241];[.$R241];[.$U241])" table:style-name="ce1">
            <text:p>1070</text:p>
          </table:table-cell>
          <table:table-cell office:value-type="float" office:value="0" table:formula="of:=MAX([.$D241];[.$G241];[.$J241];[.$M241];[.$P241];[.$S241];[.$V241])" table:style-name="ce1">
            <text:p>0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6_a2_w5_h8.lp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5737" table:style-name="ce2">
            <text:p>57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242];[.$E242];[.$H242];[.$K242];[.$N242];[.$Q242];[.$T242])" table:style-name="ce1">
            <text:p>0</text:p>
          </table:table-cell>
          <table:table-cell office:value-type="float" office:value="11" table:formula="of:=MIN([.$C242];[.$F242];[.$I242];[.$L242];[.$O242];[.$R242];[.$U242])" table:style-name="ce1">
            <text:p>11</text:p>
          </table:table-cell>
          <table:table-cell office:value-type="float" office:value="1" table:formula="of:=MIN([.$D242];[.$G242];[.$J242];[.$M242];[.$P242];[.$S242];[.$V242])" table:style-name="ce1">
            <text:p>1</text:p>
          </table:table-cell>
          <table:table-cell office:value-type="float" office:value="0" table:formula="of:=MEDIAN([.$B242];[.$E242];[.$H242];[.$K242];[.$N242];[.$Q242];[.$T242])" table:style-name="ce1">
            <text:p>0</text:p>
          </table:table-cell>
          <table:table-cell office:value-type="float" office:value="18" table:formula="of:=MEDIAN([.$C242];[.$F242];[.$I242];[.$L242];[.$O242];[.$R242];[.$U242])" table:style-name="ce1">
            <text:p>18</text:p>
          </table:table-cell>
          <table:table-cell office:value-type="float" office:value="2" table:formula="of:=MEDIAN([.$D242];[.$G242];[.$J242];[.$M242];[.$P242];[.$S242];[.$V242])" table:style-name="ce1">
            <text:p>2</text:p>
          </table:table-cell>
          <table:table-cell office:value-type="float" office:value="0.11" table:formula="of:=MAX([.$B242];[.$E242];[.$H242];[.$K242];[.$N242];[.$Q242];[.$T242])" table:style-name="ce1">
            <text:p>0,11</text:p>
          </table:table-cell>
          <table:table-cell office:value-type="float" office:value="5737" table:formula="of:=MAX([.$C242];[.$F242];[.$I242];[.$L242];[.$O242];[.$R242];[.$U242])" table:style-name="ce1">
            <text:p>5737</text:p>
          </table:table-cell>
          <table:table-cell office:value-type="float" office:value="2" table:formula="of:=MAX([.$D242];[.$G242];[.$J242];[.$M242];[.$P242];[.$S242];[.$V242])" table:style-name="ce1">
            <text:p>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6_a3_w5_h32.lp</text:p>
          </table:table-cell>
          <table:table-cell office:value-type="float" office:value="0.02" table:style-name="ce3">
            <text:p>0,02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104" table:style-name="ce1">
            <text:p>104</text:p>
          </table:table-cell>
          <table:table-cell office:value-type="float" office:value="18" table:style-name="ce1">
            <text:p>18</text:p>
          </table:table-cell>
          <table:table-cell office:value-type="float" office:value="169.55" table:style-name="ce2">
            <text:p>169,55</text:p>
          </table:table-cell>
          <table:table-cell office:value-type="float" office:value="6668558" table:style-name="ce2">
            <text:p>6668558</text:p>
          </table:table-cell>
          <table:table-cell office:value-type="float" office:value="61726" table:style-name="ce2">
            <text:p>61726</text:p>
          </table:table-cell>
          <table:table-cell office:value-type="float" office:value="0.11" table:style-name="ce1">
            <text:p>0,11</text:p>
          </table:table-cell>
          <table:table-cell office:value-type="float" office:value="895" table:style-name="ce1">
            <text:p>895</text:p>
          </table:table-cell>
          <table:table-cell office:value-type="float" office:value="24" table:style-name="ce1">
            <text:p>2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62" table:style-name="ce1">
            <text:p>162</text:p>
          </table:table-cell>
          <table:table-cell office:value-type="float" office:value="9" table:style-name="ce1">
            <text:p>9</text:p>
          </table:table-cell>
          <table:table-cell office:value-type="float" office:value="0.05" table:style-name="ce1">
            <text:p>0,05</text:p>
          </table:table-cell>
          <table:table-cell office:value-type="float" office:value="104" table:style-name="ce1">
            <text:p>104</text:p>
          </table:table-cell>
          <table:table-cell office:value-type="float" office:value="18" table:style-name="ce1">
            <text:p>18</text:p>
          </table:table-cell>
          <table:table-cell office:value-type="float" office:value="0.08" table:style-name="ce1">
            <text:p>0,08</text:p>
          </table:table-cell>
          <table:table-cell office:value-type="float" office:value="888" table:style-name="ce1">
            <text:p>888</text:p>
          </table:table-cell>
          <table:table-cell office:value-type="float" office:value="23" table:style-name="ce1">
            <text:p>23</text:p>
          </table:table-cell>
          <table:table-cell office:value-type="float" office:value="0.02" table:formula="of:=MIN([.$B243];[.$E243];[.$H243];[.$K243];[.$N243];[.$Q243];[.$T243])" table:style-name="ce1">
            <text:p>0,02</text:p>
          </table:table-cell>
          <table:table-cell office:value-type="float" office:value="45" table:formula="of:=MIN([.$C243];[.$F243];[.$I243];[.$L243];[.$O243];[.$R243];[.$U243])" table:style-name="ce1">
            <text:p>45</text:p>
          </table:table-cell>
          <table:table-cell office:value-type="float" office:value="1" table:formula="of:=MIN([.$D243];[.$G243];[.$J243];[.$M243];[.$P243];[.$S243];[.$V243])" table:style-name="ce1">
            <text:p>1</text:p>
          </table:table-cell>
          <table:table-cell office:value-type="float" office:value="7.0000000000000007E-2" table:formula="of:=MEDIAN([.$B243];[.$E243];[.$H243];[.$K243];[.$N243];[.$Q243];[.$T243])" table:style-name="ce1">
            <text:p>0,07</text:p>
          </table:table-cell>
          <table:table-cell office:value-type="float" office:value="162" table:formula="of:=MEDIAN([.$C243];[.$F243];[.$I243];[.$L243];[.$O243];[.$R243];[.$U243])" table:style-name="ce1">
            <text:p>162</text:p>
          </table:table-cell>
          <table:table-cell office:value-type="float" office:value="18" table:formula="of:=MEDIAN([.$D243];[.$G243];[.$J243];[.$M243];[.$P243];[.$S243];[.$V243])" table:style-name="ce1">
            <text:p>18</text:p>
          </table:table-cell>
          <table:table-cell office:value-type="float" office:value="169.55" table:formula="of:=MAX([.$B243];[.$E243];[.$H243];[.$K243];[.$N243];[.$Q243];[.$T243])" table:style-name="ce1">
            <text:p>169,55</text:p>
          </table:table-cell>
          <table:table-cell office:value-type="float" office:value="6668558" table:formula="of:=MAX([.$C243];[.$F243];[.$I243];[.$L243];[.$O243];[.$R243];[.$U243])" table:style-name="ce1">
            <text:p>6668558</text:p>
          </table:table-cell>
          <table:table-cell office:value-type="float" office:value="61726" table:formula="of:=MAX([.$D243];[.$G243];[.$J243];[.$M243];[.$P243];[.$S243];[.$V243])" table:style-name="ce1">
            <text:p>6172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7_a1_w5_h19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244];[.$E244];[.$H244];[.$K244];[.$N244];[.$Q244];[.$T244])" table:style-name="ce1">
            <text:p>0</text:p>
          </table:table-cell>
          <table:table-cell office:value-type="float" office:value="3" table:formula="of:=MIN([.$C244];[.$F244];[.$I244];[.$L244];[.$O244];[.$R244];[.$U244])" table:style-name="ce1">
            <text:p>3</text:p>
          </table:table-cell>
          <table:table-cell office:value-type="float" office:value="1" table:formula="of:=MIN([.$D244];[.$G244];[.$J244];[.$M244];[.$P244];[.$S244];[.$V244])" table:style-name="ce1">
            <text:p>1</text:p>
          </table:table-cell>
          <table:table-cell office:value-type="float" office:value="0" table:formula="of:=MEDIAN([.$B244];[.$E244];[.$H244];[.$K244];[.$N244];[.$Q244];[.$T244])" table:style-name="ce1">
            <text:p>0</text:p>
          </table:table-cell>
          <table:table-cell office:value-type="float" office:value="11" table:formula="of:=MEDIAN([.$C244];[.$F244];[.$I244];[.$L244];[.$O244];[.$R244];[.$U244])" table:style-name="ce1">
            <text:p>11</text:p>
          </table:table-cell>
          <table:table-cell office:value-type="float" office:value="2" table:formula="of:=MEDIAN([.$D244];[.$G244];[.$J244];[.$M244];[.$P244];[.$S244];[.$V244])" table:style-name="ce1">
            <text:p>2</text:p>
          </table:table-cell>
          <table:table-cell office:value-type="float" office:value="0.14000000000000001" table:formula="of:=MAX([.$B244];[.$E244];[.$H244];[.$K244];[.$N244];[.$Q244];[.$T244])" table:style-name="ce1">
            <text:p>0,14</text:p>
          </table:table-cell>
          <table:table-cell office:value-type="float" office:value="7122" table:formula="of:=MAX([.$C244];[.$F244];[.$I244];[.$L244];[.$O244];[.$R244];[.$U244])" table:style-name="ce1">
            <text:p>7122</text:p>
          </table:table-cell>
          <table:table-cell office:value-type="float" office:value="12" table:formula="of:=MAX([.$D244];[.$G244];[.$J244];[.$M244];[.$P244];[.$S244];[.$V244])" table:style-name="ce1">
            <text:p>1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7_a2_w5_h28.lp</text:p>
          </table:table-cell>
          <table:table-cell office:value-type="float" office:value="0.01" table:style-name="ce1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3">
            <text:p>6</text:p>
          </table:table-cell>
          <table:table-cell office:value-type="float" office:value="0.96" table:style-name="ce1">
            <text:p>0,96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2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3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21" table:style-name="ce1">
            <text:p>321</text:p>
          </table:table-cell>
          <table:table-cell office:value-type="float" office:value="17" table:style-name="ce1">
            <text:p>17</text:p>
          </table:table-cell>
          <table:table-cell office:value-type="float" office:value="0.01" table:formula="of:=MIN([.$B245];[.$E245];[.$H245];[.$K245];[.$N245];[.$Q245];[.$T245])" table:style-name="ce1">
            <text:p>0,01</text:p>
          </table:table-cell>
          <table:table-cell office:value-type="float" office:value="27" table:formula="of:=MIN([.$C245];[.$F245];[.$I245];[.$L245];[.$O245];[.$R245];[.$U245])" table:style-name="ce1">
            <text:p>27</text:p>
          </table:table-cell>
          <table:table-cell office:value-type="float" office:value="6" table:formula="of:=MIN([.$D245];[.$G245];[.$J245];[.$M245];[.$P245];[.$S245];[.$V245])" table:style-name="ce1">
            <text:p>6</text:p>
          </table:table-cell>
          <table:table-cell office:value-type="float" office:value="0.02" table:formula="of:=MEDIAN([.$B245];[.$E245];[.$H245];[.$K245];[.$N245];[.$Q245];[.$T245])" table:style-name="ce1">
            <text:p>0,02</text:p>
          </table:table-cell>
          <table:table-cell office:value-type="float" office:value="89" table:formula="of:=MEDIAN([.$C245];[.$F245];[.$I245];[.$L245];[.$O245];[.$R245];[.$U245])" table:style-name="ce1">
            <text:p>89</text:p>
          </table:table-cell>
          <table:table-cell office:value-type="float" office:value="17" table:formula="of:=MEDIAN([.$D245];[.$G245];[.$J245];[.$M245];[.$P245];[.$S245];[.$V245])" table:style-name="ce1">
            <text:p>17</text:p>
          </table:table-cell>
          <table:table-cell office:value-type="float" office:value="0.96" table:formula="of:=MAX([.$B245];[.$E245];[.$H245];[.$K245];[.$N245];[.$Q245];[.$T245])" table:style-name="ce1">
            <text:p>0,96</text:p>
          </table:table-cell>
          <table:table-cell office:value-type="float" office:value="24596" table:formula="of:=MAX([.$C245];[.$F245];[.$I245];[.$L245];[.$O245];[.$R245];[.$U245])" table:style-name="ce1">
            <text:p>24596</text:p>
          </table:table-cell>
          <table:table-cell office:value-type="float" office:value="29" table:formula="of:=MAX([.$D245];[.$G245];[.$J245];[.$M245];[.$P245];[.$S245];[.$V245])" table:style-name="ce1">
            <text:p>2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7_a3_w5_h32.lp</text:p>
          </table:table-cell>
          <table:table-cell office:value-type="float" office:value="0.03" table:style-name="ce3">
            <text:p>0,03</text:p>
          </table:table-cell>
          <table:table-cell office:value-type="float" office:value="72" table:style-name="ce3">
            <text:p>72</text:p>
          </table:table-cell>
          <table:table-cell office:value-type="float" office:value="5" table:style-name="ce3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110" table:style-name="ce1">
            <text:p>110</text:p>
          </table:table-cell>
          <table:table-cell office:value-type="float" office:value="16" table:style-name="ce1">
            <text:p>16</text:p>
          </table:table-cell>
          <table:table-cell office:value-type="float" office:value="35.01" table:style-name="ce2">
            <text:p>35,01</text:p>
          </table:table-cell>
          <table:table-cell office:value-type="float" office:value="987011" table:style-name="ce2">
            <text:p>987011</text:p>
          </table:table-cell>
          <table:table-cell office:value-type="float" office:value="4796" table:style-name="ce2">
            <text:p>4796</text:p>
          </table:table-cell>
          <table:table-cell office:value-type="float" office:value="0.09" table:style-name="ce1">
            <text:p>0,09</text:p>
          </table:table-cell>
          <table:table-cell office:value-type="float" office:value="629" table:style-name="ce1">
            <text:p>629</text:p>
          </table:table-cell>
          <table:table-cell office:value-type="float" office:value="23" table:style-name="ce1">
            <text:p>23</text:p>
          </table:table-cell>
          <table:table-cell office:value-type="float" office:value="0.05" table:style-name="ce1">
            <text:p>0,05</text:p>
          </table:table-cell>
          <table:table-cell office:value-type="float" office:value="174" table:style-name="ce1">
            <text:p>174</text:p>
          </table:table-cell>
          <table:table-cell office:value-type="float" office:value="23" table:style-name="ce1">
            <text:p>23</text:p>
          </table:table-cell>
          <table:table-cell office:value-type="float" office:value="0.04" table:style-name="ce1">
            <text:p>0,04</text:p>
          </table:table-cell>
          <table:table-cell office:value-type="float" office:value="110" table:style-name="ce1">
            <text:p>110</text:p>
          </table:table-cell>
          <table:table-cell office:value-type="float" office:value="16" table:style-name="ce1">
            <text:p>16</text:p>
          </table:table-cell>
          <table:table-cell office:value-type="float" office:value="0.09" table:style-name="ce1">
            <text:p>0,09</text:p>
          </table:table-cell>
          <table:table-cell office:value-type="float" office:value="627" table:style-name="ce1">
            <text:p>627</text:p>
          </table:table-cell>
          <table:table-cell office:value-type="float" office:value="23" table:style-name="ce1">
            <text:p>23</text:p>
          </table:table-cell>
          <table:table-cell office:value-type="float" office:value="0.03" table:formula="of:=MIN([.$B246];[.$E246];[.$H246];[.$K246];[.$N246];[.$Q246];[.$T246])" table:style-name="ce1">
            <text:p>0,03</text:p>
          </table:table-cell>
          <table:table-cell office:value-type="float" office:value="72" table:formula="of:=MIN([.$C246];[.$F246];[.$I246];[.$L246];[.$O246];[.$R246];[.$U246])" table:style-name="ce1">
            <text:p>72</text:p>
          </table:table-cell>
          <table:table-cell office:value-type="float" office:value="5" table:formula="of:=MIN([.$D246];[.$G246];[.$J246];[.$M246];[.$P246];[.$S246];[.$V246])" table:style-name="ce1">
            <text:p>5</text:p>
          </table:table-cell>
          <table:table-cell office:value-type="float" office:value="0.05" table:formula="of:=MEDIAN([.$B246];[.$E246];[.$H246];[.$K246];[.$N246];[.$Q246];[.$T246])" table:style-name="ce1">
            <text:p>0,05</text:p>
          </table:table-cell>
          <table:table-cell office:value-type="float" office:value="174" table:formula="of:=MEDIAN([.$C246];[.$F246];[.$I246];[.$L246];[.$O246];[.$R246];[.$U246])" table:style-name="ce1">
            <text:p>174</text:p>
          </table:table-cell>
          <table:table-cell office:value-type="float" office:value="23" table:formula="of:=MEDIAN([.$D246];[.$G246];[.$J246];[.$M246];[.$P246];[.$S246];[.$V246])" table:style-name="ce1">
            <text:p>23</text:p>
          </table:table-cell>
          <table:table-cell office:value-type="float" office:value="35.01" table:formula="of:=MAX([.$B246];[.$E246];[.$H246];[.$K246];[.$N246];[.$Q246];[.$T246])" table:style-name="ce1">
            <text:p>35,01</text:p>
          </table:table-cell>
          <table:table-cell office:value-type="float" office:value="987011" table:formula="of:=MAX([.$C246];[.$F246];[.$I246];[.$L246];[.$O246];[.$R246];[.$U246])" table:style-name="ce1">
            <text:p>987011</text:p>
          </table:table-cell>
          <table:table-cell office:value-type="float" office:value="4796" table:formula="of:=MAX([.$D246];[.$G246];[.$J246];[.$M246];[.$P246];[.$S246];[.$V246])" table:style-name="ce1">
            <text:p>479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8_a1_w5_h37.lp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2">
            <text:p>21</text:p>
          </table:table-cell>
          <table:table-cell office:value-type="float" office:value="0.03" table:style-name="ce1">
            <text:p>0,03</text:p>
          </table:table-cell>
          <table:table-cell office:value-type="float" office:value="18" table:style-name="ce3">
            <text:p>18</text:p>
          </table:table-cell>
          <table:table-cell office:value-type="float" office:value="4" table:style-name="ce3">
            <text:p>4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6587" table:style-name="ce2">
            <text:p>16587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18" table:style-name="ce3">
            <text:p>1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51" table:style-name="ce1">
            <text:p>251</text:p>
          </table:table-cell>
          <table:table-cell office:value-type="float" office:value="15" table:style-name="ce1">
            <text:p>15</text:p>
          </table:table-cell>
          <table:table-cell office:value-type="float" office:value="0.01" table:formula="of:=MIN([.$B247];[.$E247];[.$H247];[.$K247];[.$N247];[.$Q247];[.$T247])" table:style-name="ce1">
            <text:p>0,01</text:p>
          </table:table-cell>
          <table:table-cell office:value-type="float" office:value="18" table:formula="of:=MIN([.$C247];[.$F247];[.$I247];[.$L247];[.$O247];[.$R247];[.$U247])" table:style-name="ce1">
            <text:p>18</text:p>
          </table:table-cell>
          <table:table-cell office:value-type="float" office:value="4" table:formula="of:=MIN([.$D247];[.$G247];[.$J247];[.$M247];[.$P247];[.$S247];[.$V247])" table:style-name="ce1">
            <text:p>4</text:p>
          </table:table-cell>
          <table:table-cell office:value-type="float" office:value="0.03" table:formula="of:=MEDIAN([.$B247];[.$E247];[.$H247];[.$K247];[.$N247];[.$Q247];[.$T247])" table:style-name="ce1">
            <text:p>0,03</text:p>
          </table:table-cell>
          <table:table-cell office:value-type="float" office:value="29" table:formula="of:=MEDIAN([.$C247];[.$F247];[.$I247];[.$L247];[.$O247];[.$R247];[.$U247])" table:style-name="ce1">
            <text:p>29</text:p>
          </table:table-cell>
          <table:table-cell office:value-type="float" office:value="14" table:formula="of:=MEDIAN([.$D247];[.$G247];[.$J247];[.$M247];[.$P247];[.$S247];[.$V247])" table:style-name="ce1">
            <text:p>14</text:p>
          </table:table-cell>
          <table:table-cell office:value-type="float" office:value="0.57999999999999996" table:formula="of:=MAX([.$B247];[.$E247];[.$H247];[.$K247];[.$N247];[.$Q247];[.$T247])" table:style-name="ce1">
            <text:p>0,58</text:p>
          </table:table-cell>
          <table:table-cell office:value-type="float" office:value="16587" table:formula="of:=MAX([.$C247];[.$F247];[.$I247];[.$L247];[.$O247];[.$R247];[.$U247])" table:style-name="ce1">
            <text:p>16587</text:p>
          </table:table-cell>
          <table:table-cell office:value-type="float" office:value="21" table:formula="of:=MAX([.$D247];[.$G247];[.$J247];[.$M247];[.$P247];[.$S247];[.$V247])" table:style-name="ce1">
            <text:p>2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8_a2_w5_h20.lp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,41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0.01" table:formula="of:=MIN([.$B248];[.$E248];[.$H248];[.$K248];[.$N248];[.$Q248];[.$T248])" table:style-name="ce1">
            <text:p>0,01</text:p>
          </table:table-cell>
          <table:table-cell office:value-type="float" office:value="24" table:formula="of:=MIN([.$C248];[.$F248];[.$I248];[.$L248];[.$O248];[.$R248];[.$U248])" table:style-name="ce1">
            <text:p>24</text:p>
          </table:table-cell>
          <table:table-cell office:value-type="float" office:value="2" table:formula="of:=MIN([.$D248];[.$G248];[.$J248];[.$M248];[.$P248];[.$S248];[.$V248])" table:style-name="ce1">
            <text:p>2</text:p>
          </table:table-cell>
          <table:table-cell office:value-type="float" office:value="0.01" table:formula="of:=MEDIAN([.$B248];[.$E248];[.$H248];[.$K248];[.$N248];[.$Q248];[.$T248])" table:style-name="ce1">
            <text:p>0,01</text:p>
          </table:table-cell>
          <table:table-cell office:value-type="float" office:value="64" table:formula="of:=MEDIAN([.$C248];[.$F248];[.$I248];[.$L248];[.$O248];[.$R248];[.$U248])" table:style-name="ce1">
            <text:p>64</text:p>
          </table:table-cell>
          <table:table-cell office:value-type="float" office:value="3" table:formula="of:=MEDIAN([.$D248];[.$G248];[.$J248];[.$M248];[.$P248];[.$S248];[.$V248])" table:style-name="ce1">
            <text:p>3</text:p>
          </table:table-cell>
          <table:table-cell office:value-type="float" office:value="0.41" table:formula="of:=MAX([.$B248];[.$E248];[.$H248];[.$K248];[.$N248];[.$Q248];[.$T248])" table:style-name="ce1">
            <text:p>0,41</text:p>
          </table:table-cell>
          <table:table-cell office:value-type="float" office:value="18619" table:formula="of:=MAX([.$C248];[.$F248];[.$I248];[.$L248];[.$O248];[.$R248];[.$U248])" table:style-name="ce1">
            <text:p>18619</text:p>
          </table:table-cell>
          <table:table-cell office:value-type="float" office:value="4" table:formula="of:=MAX([.$D248];[.$G248];[.$J248];[.$M248];[.$P248];[.$S248];[.$V248])" table:style-name="ce1">
            <text:p>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8_a3_w5_h31.lp</text:p>
          </table:table-cell>
          <table:table-cell office:value-type="float" office:value="0.03" table:style-name="ce3">
            <text:p>0,03</text:p>
          </table:table-cell>
          <table:table-cell office:value-type="float" office:value="78" table:style-name="ce3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0.09" table:style-name="ce1">
            <text:p>0,09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3.98" table:style-name="ce2">
            <text:p>3,98</text:p>
          </table:table-cell>
          <table:table-cell office:value-type="float" office:value="140184" table:style-name="ce2">
            <text:p>140184</text:p>
          </table:table-cell>
          <table:table-cell office:value-type="float" office:value="43" table:style-name="ce2">
            <text:p>43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19" table:style-name="ce1">
            <text:p>0,19</text:p>
          </table:table-cell>
          <table:table-cell office:value-type="float" office:value="787" table:style-name="ce1">
            <text:p>787</text:p>
          </table:table-cell>
          <table:table-cell office:value-type="float" office:value="11" table:style-name="ce3">
            <text:p>11</text:p>
          </table:table-cell>
          <table:table-cell office:value-type="float" office:value="0.06" table:style-name="ce1">
            <text:p>0,06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30" table:style-name="ce1">
            <text:p>630</text:p>
          </table:table-cell>
          <table:table-cell office:value-type="float" office:value="12" table:style-name="ce1">
            <text:p>12</text:p>
          </table:table-cell>
          <table:table-cell office:value-type="float" office:value="0.03" table:formula="of:=MIN([.$B249];[.$E249];[.$H249];[.$K249];[.$N249];[.$Q249];[.$T249])" table:style-name="ce1">
            <text:p>0,03</text:p>
          </table:table-cell>
          <table:table-cell office:value-type="float" office:value="78" table:formula="of:=MIN([.$C249];[.$F249];[.$I249];[.$L249];[.$O249];[.$R249];[.$U249])" table:style-name="ce1">
            <text:p>78</text:p>
          </table:table-cell>
          <table:table-cell office:value-type="float" office:value="11" table:formula="of:=MIN([.$D249];[.$G249];[.$J249];[.$M249];[.$P249];[.$S249];[.$V249])" table:style-name="ce1">
            <text:p>11</text:p>
          </table:table-cell>
          <table:table-cell office:value-type="float" office:value="0.06" table:formula="of:=MEDIAN([.$B249];[.$E249];[.$H249];[.$K249];[.$N249];[.$Q249];[.$T249])" table:style-name="ce1">
            <text:p>0,06</text:p>
          </table:table-cell>
          <table:table-cell office:value-type="float" office:value="630" table:formula="of:=MEDIAN([.$C249];[.$F249];[.$I249];[.$L249];[.$O249];[.$R249];[.$U249])" table:style-name="ce1">
            <text:p>630</text:p>
          </table:table-cell>
          <table:table-cell office:value-type="float" office:value="13" table:formula="of:=MEDIAN([.$D249];[.$G249];[.$J249];[.$M249];[.$P249];[.$S249];[.$V249])" table:style-name="ce1">
            <text:p>13</text:p>
          </table:table-cell>
          <table:table-cell office:value-type="float" office:value="3.98" table:formula="of:=MAX([.$B249];[.$E249];[.$H249];[.$K249];[.$N249];[.$Q249];[.$T249])" table:style-name="ce1">
            <text:p>3,98</text:p>
          </table:table-cell>
          <table:table-cell office:value-type="float" office:value="140184" table:formula="of:=MAX([.$C249];[.$F249];[.$I249];[.$L249];[.$O249];[.$R249];[.$U249])" table:style-name="ce1">
            <text:p>140184</text:p>
          </table:table-cell>
          <table:table-cell office:value-type="float" office:value="43" table:formula="of:=MAX([.$D249];[.$G249];[.$J249];[.$M249];[.$P249];[.$S249];[.$V249])" table:style-name="ce1">
            <text:p>4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9_a1_w5_h11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250];[.$E250];[.$H250];[.$K250];[.$N250];[.$Q250];[.$T250])" table:style-name="ce1">
            <text:p>0</text:p>
          </table:table-cell>
          <table:table-cell office:value-type="float" office:value="2" table:formula="of:=MIN([.$C250];[.$F250];[.$I250];[.$L250];[.$O250];[.$R250];[.$U250])" table:style-name="ce1">
            <text:p>2</text:p>
          </table:table-cell>
          <table:table-cell office:value-type="float" office:value="0" table:formula="of:=MIN([.$D250];[.$G250];[.$J250];[.$M250];[.$P250];[.$S250];[.$V250])" table:style-name="ce1">
            <text:p>0</text:p>
          </table:table-cell>
          <table:table-cell office:value-type="float" office:value="0" table:formula="of:=MEDIAN([.$B250];[.$E250];[.$H250];[.$K250];[.$N250];[.$Q250];[.$T250])" table:style-name="ce1">
            <text:p>0</text:p>
          </table:table-cell>
          <table:table-cell office:value-type="float" office:value="10" table:formula="of:=MEDIAN([.$C250];[.$F250];[.$I250];[.$L250];[.$O250];[.$R250];[.$U250])" table:style-name="ce1">
            <text:p>10</text:p>
          </table:table-cell>
          <table:table-cell office:value-type="float" office:value="2" table:formula="of:=MEDIAN([.$D250];[.$G250];[.$J250];[.$M250];[.$P250];[.$S250];[.$V250])" table:style-name="ce1">
            <text:p>2</text:p>
          </table:table-cell>
          <table:table-cell office:value-type="float" office:value="7.0000000000000007E-2" table:formula="of:=MAX([.$B250];[.$E250];[.$H250];[.$K250];[.$N250];[.$Q250];[.$T250])" table:style-name="ce1">
            <text:p>0,07</text:p>
          </table:table-cell>
          <table:table-cell office:value-type="float" office:value="4888" table:formula="of:=MAX([.$C250];[.$F250];[.$I250];[.$L250];[.$O250];[.$R250];[.$U250])" table:style-name="ce1">
            <text:p>4888</text:p>
          </table:table-cell>
          <table:table-cell office:value-type="float" office:value="4" table:formula="of:=MAX([.$D250];[.$G250];[.$J250];[.$M250];[.$P250];[.$S250];[.$V250])" table:style-name="ce1">
            <text:p>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9_a2_w5_h32.lp</text:p>
          </table:table-cell>
          <table:table-cell office:value-type="float" office:value="0.04" table:style-name="ce1">
            <text:p>0,04</text:p>
          </table:table-cell>
          <table:table-cell office:value-type="float" office:value="210" table:style-name="ce1">
            <text:p>210</text:p>
          </table:table-cell>
          <table:table-cell office:value-type="float" office:value="64" table:style-name="ce2">
            <text:p>64</text:p>
          </table:table-cell>
          <table:table-cell office:value-type="float" office:value="0.04" table:style-name="ce1">
            <text:p>0,04</text:p>
          </table:table-cell>
          <table:table-cell office:value-type="float" office:value="115" table:style-name="ce3">
            <text:p>115</text:p>
          </table:table-cell>
          <table:table-cell office:value-type="float" office:value="18" table:style-name="ce3">
            <text:p>1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30178" table:style-name="ce2">
            <text:p>30178</text:p>
          </table:table-cell>
          <table:table-cell office:value-type="float" office:value="28" table:style-name="ce1">
            <text:p>28</text:p>
          </table:table-cell>
          <table:table-cell office:value-type="float" office:value="0.09" table:style-name="ce1">
            <text:p>0,09</text:p>
          </table:table-cell>
          <table:table-cell office:value-type="float" office:value="262" table:style-name="ce1">
            <text:p>262</text:p>
          </table:table-cell>
          <table:table-cell office:value-type="float" office:value="20" table:style-name="ce1">
            <text:p>20</text:p>
          </table:table-cell>
          <table:table-cell office:value-type="float" office:value="0.23" table:style-name="ce1">
            <text:p>0,23</text:p>
          </table:table-cell>
          <table:table-cell office:value-type="float" office:value="892" table:style-name="ce1">
            <text:p>892</text:p>
          </table:table-cell>
          <table:table-cell office:value-type="float" office:value="29" table:style-name="ce1">
            <text:p>29</text:p>
          </table:table-cell>
          <table:table-cell office:value-type="float" office:value="0.04" table:style-name="ce1">
            <text:p>0,04</text:p>
          </table:table-cell>
          <table:table-cell office:value-type="float" office:value="115" table:style-name="ce3">
            <text:p>115</text:p>
          </table:table-cell>
          <table:table-cell office:value-type="float" office:value="18" table:style-name="ce3">
            <text:p>1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61" table:style-name="ce1">
            <text:p>261</text:p>
          </table:table-cell>
          <table:table-cell office:value-type="float" office:value="20" table:style-name="ce1">
            <text:p>20</text:p>
          </table:table-cell>
          <table:table-cell office:value-type="float" office:value="0.04" table:formula="of:=MIN([.$B251];[.$E251];[.$H251];[.$K251];[.$N251];[.$Q251];[.$T251])" table:style-name="ce1">
            <text:p>0,04</text:p>
          </table:table-cell>
          <table:table-cell office:value-type="float" office:value="115" table:formula="of:=MIN([.$C251];[.$F251];[.$I251];[.$L251];[.$O251];[.$R251];[.$U251])" table:style-name="ce1">
            <text:p>115</text:p>
          </table:table-cell>
          <table:table-cell office:value-type="float" office:value="18" table:formula="of:=MIN([.$D251];[.$G251];[.$J251];[.$M251];[.$P251];[.$S251];[.$V251])" table:style-name="ce1">
            <text:p>18</text:p>
          </table:table-cell>
          <table:table-cell office:value-type="float" office:value="7.0000000000000007E-2" table:formula="of:=MEDIAN([.$B251];[.$E251];[.$H251];[.$K251];[.$N251];[.$Q251];[.$T251])" table:style-name="ce1">
            <text:p>0,07</text:p>
          </table:table-cell>
          <table:table-cell office:value-type="float" office:value="261" table:formula="of:=MEDIAN([.$C251];[.$F251];[.$I251];[.$L251];[.$O251];[.$R251];[.$U251])" table:style-name="ce1">
            <text:p>261</text:p>
          </table:table-cell>
          <table:table-cell office:value-type="float" office:value="20" table:formula="of:=MEDIAN([.$D251];[.$G251];[.$J251];[.$M251];[.$P251];[.$S251];[.$V251])" table:style-name="ce1">
            <text:p>20</text:p>
          </table:table-cell>
          <table:table-cell office:value-type="float" office:value="1.1200000000000001" table:formula="of:=MAX([.$B251];[.$E251];[.$H251];[.$K251];[.$N251];[.$Q251];[.$T251])" table:style-name="ce1">
            <text:p>1,12</text:p>
          </table:table-cell>
          <table:table-cell office:value-type="float" office:value="30178" table:formula="of:=MAX([.$C251];[.$F251];[.$I251];[.$L251];[.$O251];[.$R251];[.$U251])" table:style-name="ce1">
            <text:p>30178</text:p>
          </table:table-cell>
          <table:table-cell office:value-type="float" office:value="64" table:formula="of:=MAX([.$D251];[.$G251];[.$J251];[.$M251];[.$P251];[.$S251];[.$V251])" table:style-name="ce1">
            <text:p>6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9_a3_w5_h26.lp</text:p>
          </table:table-cell>
          <table:table-cell office:value-type="float" office:value="0.02" table:style-name="ce3">
            <text:p>0,02</text:p>
          </table:table-cell>
          <table:table-cell office:value-type="float" office:value="55" table:style-name="ce3">
            <text:p>55</text:p>
          </table:table-cell>
          <table:table-cell office:value-type="float" office:value="2" table:style-name="ce3">
            <text:p>2</text:p>
          </table:table-cell>
          <table:table-cell office:value-type="float" office:value="0.06" table:style-name="ce1">
            <text:p>0,06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1422.21" table:style-name="ce2">
            <text:p>1422,21</text:p>
          </table:table-cell>
          <table:table-cell office:value-type="float" office:value="59952490" table:style-name="ce2">
            <text:p>59952490</text:p>
          </table:table-cell>
          <table:table-cell office:value-type="float" office:value="1259774" table:style-name="ce2">
            <text:p>1259774</text:p>
          </table:table-cell>
          <table:table-cell office:value-type="float" office:value="0.04" table:style-name="ce1">
            <text:p>0,04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26" table:style-name="ce1">
            <text:p>0,26</text:p>
          </table:table-cell>
          <table:table-cell office:value-type="float" office:value="1199" table:style-name="ce1">
            <text:p>1199</text:p>
          </table:table-cell>
          <table:table-cell office:value-type="float" office:value="23" table:style-name="ce1">
            <text:p>23</text:p>
          </table:table-cell>
          <table:table-cell office:value-type="float" office:value="0.05" table:style-name="ce1">
            <text:p>0,05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254" table:style-name="ce1">
            <text:p>254</text:p>
          </table:table-cell>
          <table:table-cell office:value-type="float" office:value="9" table:style-name="ce1">
            <text:p>9</text:p>
          </table:table-cell>
          <table:table-cell office:value-type="float" office:value="0.02" table:formula="of:=MIN([.$B252];[.$E252];[.$H252];[.$K252];[.$N252];[.$Q252];[.$T252])" table:style-name="ce1">
            <text:p>0,02</text:p>
          </table:table-cell>
          <table:table-cell office:value-type="float" office:value="55" table:formula="of:=MIN([.$C252];[.$F252];[.$I252];[.$L252];[.$O252];[.$R252];[.$U252])" table:style-name="ce1">
            <text:p>55</text:p>
          </table:table-cell>
          <table:table-cell office:value-type="float" office:value="2" table:formula="of:=MIN([.$D252];[.$G252];[.$J252];[.$M252];[.$P252];[.$S252];[.$V252])" table:style-name="ce1">
            <text:p>2</text:p>
          </table:table-cell>
          <table:table-cell office:value-type="float" office:value="0.05" table:formula="of:=MEDIAN([.$B252];[.$E252];[.$H252];[.$K252];[.$N252];[.$Q252];[.$T252])" table:style-name="ce1">
            <text:p>0,05</text:p>
          </table:table-cell>
          <table:table-cell office:value-type="float" office:value="254" table:formula="of:=MEDIAN([.$C252];[.$F252];[.$I252];[.$L252];[.$O252];[.$R252];[.$U252])" table:style-name="ce1">
            <text:p>254</text:p>
          </table:table-cell>
          <table:table-cell office:value-type="float" office:value="23" table:formula="of:=MEDIAN([.$D252];[.$G252];[.$J252];[.$M252];[.$P252];[.$S252];[.$V252])" table:style-name="ce1">
            <text:p>23</text:p>
          </table:table-cell>
          <table:table-cell office:value-type="float" office:value="1422.21" table:formula="of:=MAX([.$B252];[.$E252];[.$H252];[.$K252];[.$N252];[.$Q252];[.$T252])" table:style-name="ce1">
            <text:p>1422,21</text:p>
          </table:table-cell>
          <table:table-cell office:value-type="float" office:value="59952490" table:formula="of:=MAX([.$C252];[.$F252];[.$I252];[.$L252];[.$O252];[.$R252];[.$U252])" table:style-name="ce1">
            <text:p>59952490</text:p>
          </table:table-cell>
          <table:table-cell office:value-type="float" office:value="1259774" table:formula="of:=MAX([.$D252];[.$G252];[.$J252];[.$M252];[.$P252];[.$S252];[.$V252])" table:style-name="ce1">
            <text:p>125977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2_a14_w4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53];[.$E253];[.$H253];[.$K253];[.$N253];[.$Q253];[.$T253])" table:style-name="ce1">
            <text:p>0</text:p>
          </table:table-cell>
          <table:table-cell office:value-type="float" office:value="0" table:formula="of:=MIN([.$C253];[.$F253];[.$I253];[.$L253];[.$O253];[.$R253];[.$U253])" table:style-name="ce1">
            <text:p>0</text:p>
          </table:table-cell>
          <table:table-cell office:value-type="float" office:value="0" table:formula="of:=MIN([.$D253];[.$G253];[.$J253];[.$M253];[.$P253];[.$S253];[.$V253])" table:style-name="ce1">
            <text:p>0</text:p>
          </table:table-cell>
          <table:table-cell office:value-type="float" office:value="0" table:formula="of:=MEDIAN([.$B253];[.$E253];[.$H253];[.$K253];[.$N253];[.$Q253];[.$T253])" table:style-name="ce1">
            <text:p>0</text:p>
          </table:table-cell>
          <table:table-cell office:value-type="float" office:value="0" table:formula="of:=MEDIAN([.$C253];[.$F253];[.$I253];[.$L253];[.$O253];[.$R253];[.$U253])" table:style-name="ce1">
            <text:p>0</text:p>
          </table:table-cell>
          <table:table-cell office:value-type="float" office:value="0" table:formula="of:=MEDIAN([.$D253];[.$G253];[.$J253];[.$M253];[.$P253];[.$S253];[.$V253])" table:style-name="ce1">
            <text:p>0</text:p>
          </table:table-cell>
          <table:table-cell office:value-type="float" office:value="0" table:formula="of:=MAX([.$B253];[.$E253];[.$H253];[.$K253];[.$N253];[.$Q253];[.$T253])" table:style-name="ce1">
            <text:p>0</text:p>
          </table:table-cell>
          <table:table-cell office:value-type="float" office:value="0" table:formula="of:=MAX([.$C253];[.$F253];[.$I253];[.$L253];[.$O253];[.$R253];[.$U253])" table:style-name="ce1">
            <text:p>0</text:p>
          </table:table-cell>
          <table:table-cell office:value-type="float" office:value="1" table:formula="of:=MAX([.$D253];[.$G253];[.$J253];[.$M253];[.$P253];[.$S253];[.$V253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30_a1_w5_h16.lp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18" table:style-name="ce1">
            <text:p>0,18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2">
            <text:p>8</text:p>
          </table:table-cell>
          <table:table-cell office:value-type="float" office:value="0" table:formula="of:=MIN([.$B254];[.$E254];[.$H254];[.$K254];[.$N254];[.$Q254];[.$T254])" table:style-name="ce1">
            <text:p>0</text:p>
          </table:table-cell>
          <table:table-cell office:value-type="float" office:value="7" table:formula="of:=MIN([.$C254];[.$F254];[.$I254];[.$L254];[.$O254];[.$R254];[.$U254])" table:style-name="ce1">
            <text:p>7</text:p>
          </table:table-cell>
          <table:table-cell office:value-type="float" office:value="1" table:formula="of:=MIN([.$D254];[.$G254];[.$J254];[.$M254];[.$P254];[.$S254];[.$V254])" table:style-name="ce1">
            <text:p>1</text:p>
          </table:table-cell>
          <table:table-cell office:value-type="float" office:value="0" table:formula="of:=MEDIAN([.$B254];[.$E254];[.$H254];[.$K254];[.$N254];[.$Q254];[.$T254])" table:style-name="ce1">
            <text:p>0</text:p>
          </table:table-cell>
          <table:table-cell office:value-type="float" office:value="10" table:formula="of:=MEDIAN([.$C254];[.$F254];[.$I254];[.$L254];[.$O254];[.$R254];[.$U254])" table:style-name="ce1">
            <text:p>10</text:p>
          </table:table-cell>
          <table:table-cell office:value-type="float" office:value="2" table:formula="of:=MEDIAN([.$D254];[.$G254];[.$J254];[.$M254];[.$P254];[.$S254];[.$V254])" table:style-name="ce1">
            <text:p>2</text:p>
          </table:table-cell>
          <table:table-cell office:value-type="float" office:value="0.18" table:formula="of:=MAX([.$B254];[.$E254];[.$H254];[.$K254];[.$N254];[.$Q254];[.$T254])" table:style-name="ce1">
            <text:p>0,18</text:p>
          </table:table-cell>
          <table:table-cell office:value-type="float" office:value="7362" table:formula="of:=MAX([.$C254];[.$F254];[.$I254];[.$L254];[.$O254];[.$R254];[.$U254])" table:style-name="ce1">
            <text:p>7362</text:p>
          </table:table-cell>
          <table:table-cell office:value-type="float" office:value="8" table:formula="of:=MAX([.$D254];[.$G254];[.$J254];[.$M254];[.$P254];[.$S254];[.$V254])" table:style-name="ce1">
            <text:p>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30_a2_w5_h35.lp</text:p>
          </table:table-cell>
          <table:table-cell office:value-type="float" office:value="0.06" table:style-name="ce1">
            <text:p>0,06</text:p>
          </table:table-cell>
          <table:table-cell office:value-type="float" office:value="214" table:style-name="ce1">
            <text:p>214</text:p>
          </table:table-cell>
          <table:table-cell office:value-type="float" office:value="26" table:style-name="ce1">
            <text:p>26</text:p>
          </table:table-cell>
          <table:table-cell office:value-type="float" office:value="0.03" table:style-name="ce3">
            <text:p>0,03</text:p>
          </table:table-cell>
          <table:table-cell office:value-type="float" office:value="63" table:style-name="ce3">
            <text:p>63</text:p>
          </table:table-cell>
          <table:table-cell office:value-type="float" office:value="14" table:style-name="ce3">
            <text:p>14</text:p>
          </table:table-cell>
          <table:table-cell office:value-type="float" office:value="78.25" table:style-name="ce2">
            <text:p>78,25</text:p>
          </table:table-cell>
          <table:table-cell office:value-type="float" office:value="1192840" table:style-name="ce2">
            <text:p>1192840</text:p>
          </table:table-cell>
          <table:table-cell office:value-type="float" office:value="16805" table:style-name="ce2">
            <text:p>1680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753" table:style-name="ce1">
            <text:p>2753</text:p>
          </table:table-cell>
          <table:table-cell office:value-type="float" office:value="23" table:style-name="ce1">
            <text:p>23</text:p>
          </table:table-cell>
          <table:table-cell office:value-type="float" office:value="0.12" table:style-name="ce1">
            <text:p>0,12</text:p>
          </table:table-cell>
          <table:table-cell office:value-type="float" office:value="390" table:style-name="ce1">
            <text:p>390</text:p>
          </table:table-cell>
          <table:table-cell office:value-type="float" office:value="15" table:style-name="ce1">
            <text:p>15</text:p>
          </table:table-cell>
          <table:table-cell office:value-type="float" office:value="0.04" table:style-name="ce1">
            <text:p>0,04</text:p>
          </table:table-cell>
          <table:table-cell office:value-type="float" office:value="63" table:style-name="ce3">
            <text:p>63</text:p>
          </table:table-cell>
          <table:table-cell office:value-type="float" office:value="14" table:style-name="ce3">
            <text:p>14</text:p>
          </table:table-cell>
          <table:table-cell office:value-type="float" office:value="0.08" table:style-name="ce1">
            <text:p>0,08</text:p>
          </table:table-cell>
          <table:table-cell office:value-type="float" office:value="2745" table:style-name="ce1">
            <text:p>2745</text:p>
          </table:table-cell>
          <table:table-cell office:value-type="float" office:value="23" table:style-name="ce1">
            <text:p>23</text:p>
          </table:table-cell>
          <table:table-cell office:value-type="float" office:value="0.03" table:formula="of:=MIN([.$B255];[.$E255];[.$H255];[.$K255];[.$N255];[.$Q255];[.$T255])" table:style-name="ce1">
            <text:p>0,03</text:p>
          </table:table-cell>
          <table:table-cell office:value-type="float" office:value="63" table:formula="of:=MIN([.$C255];[.$F255];[.$I255];[.$L255];[.$O255];[.$R255];[.$U255])" table:style-name="ce1">
            <text:p>63</text:p>
          </table:table-cell>
          <table:table-cell office:value-type="float" office:value="14" table:formula="of:=MIN([.$D255];[.$G255];[.$J255];[.$M255];[.$P255];[.$S255];[.$V255])" table:style-name="ce1">
            <text:p>14</text:p>
          </table:table-cell>
          <table:table-cell office:value-type="float" office:value="7.0000000000000007E-2" table:formula="of:=MEDIAN([.$B255];[.$E255];[.$H255];[.$K255];[.$N255];[.$Q255];[.$T255])" table:style-name="ce1">
            <text:p>0,07</text:p>
          </table:table-cell>
          <table:table-cell office:value-type="float" office:value="390" table:formula="of:=MEDIAN([.$C255];[.$F255];[.$I255];[.$L255];[.$O255];[.$R255];[.$U255])" table:style-name="ce1">
            <text:p>390</text:p>
          </table:table-cell>
          <table:table-cell office:value-type="float" office:value="23" table:formula="of:=MEDIAN([.$D255];[.$G255];[.$J255];[.$M255];[.$P255];[.$S255];[.$V255])" table:style-name="ce1">
            <text:p>23</text:p>
          </table:table-cell>
          <table:table-cell office:value-type="float" office:value="78.25" table:formula="of:=MAX([.$B255];[.$E255];[.$H255];[.$K255];[.$N255];[.$Q255];[.$T255])" table:style-name="ce1">
            <text:p>78,25</text:p>
          </table:table-cell>
          <table:table-cell office:value-type="float" office:value="1192840" table:formula="of:=MAX([.$C255];[.$F255];[.$I255];[.$L255];[.$O255];[.$R255];[.$U255])" table:style-name="ce1">
            <text:p>1192840</text:p>
          </table:table-cell>
          <table:table-cell office:value-type="float" office:value="16805" table:formula="of:=MAX([.$D255];[.$G255];[.$J255];[.$M255];[.$P255];[.$S255];[.$V255])" table:style-name="ce1">
            <text:p>1680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30_a3_w5_h39.lp</text:p>
          </table:table-cell>
          <table:table-cell office:value-type="float" office:value="0.08" table:style-name="ce1">
            <text:p>0,08</text:p>
          </table:table-cell>
          <table:table-cell office:value-type="float" office:value="167" table:style-name="ce3">
            <text:p>167</text:p>
          </table:table-cell>
          <table:table-cell office:value-type="float" office:value="12" table:style-name="ce1">
            <text:p>12</text:p>
          </table:table-cell>
          <table:table-cell office:value-type="float" office:value="0.09" table:style-name="ce1">
            <text:p>0,09</text:p>
          </table:table-cell>
          <table:table-cell office:value-type="float" office:value="227" table:style-name="ce1">
            <text:p>227</text:p>
          </table:table-cell>
          <table:table-cell office:value-type="float" office:value="25" table:style-name="ce1">
            <text:p>25</text:p>
          </table:table-cell>
          <table:table-cell office:value-type="float" office:value="5.42" table:style-name="ce2">
            <text:p>5,42</text:p>
          </table:table-cell>
          <table:table-cell office:value-type="float" office:value="98216" table:style-name="ce2">
            <text:p>98216</text:p>
          </table:table-cell>
          <table:table-cell office:value-type="float" office:value="38" table:style-name="ce2">
            <text:p>38</text:p>
          </table:table-cell>
          <table:table-cell office:value-type="float" office:value="0.17" table:style-name="ce1">
            <text:p>0,17</text:p>
          </table:table-cell>
          <table:table-cell office:value-type="float" office:value="1942" table:style-name="ce1">
            <text:p>1942</text:p>
          </table:table-cell>
          <table:table-cell office:value-type="float" office:value="34" table:style-name="ce1">
            <text:p>34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173" table:style-name="ce1">
            <text:p>173</text:p>
          </table:table-cell>
          <table:table-cell office:value-type="float" office:value="7" table:style-name="ce3">
            <text:p>7</text:p>
          </table:table-cell>
          <table:table-cell office:value-type="float" office:value="0.09" table:style-name="ce1">
            <text:p>0,09</text:p>
          </table:table-cell>
          <table:table-cell office:value-type="float" office:value="227" table:style-name="ce1">
            <text:p>227</text:p>
          </table:table-cell>
          <table:table-cell office:value-type="float" office:value="25" table:style-name="ce1">
            <text:p>25</text:p>
          </table:table-cell>
          <table:table-cell office:value-type="float" office:value="0.16" table:style-name="ce1">
            <text:p>0,16</text:p>
          </table:table-cell>
          <table:table-cell office:value-type="float" office:value="1949" table:style-name="ce1">
            <text:p>1949</text:p>
          </table:table-cell>
          <table:table-cell office:value-type="float" office:value="36" table:style-name="ce1">
            <text:p>36</text:p>
          </table:table-cell>
          <table:table-cell office:value-type="float" office:value="7.0000000000000007E-2" table:formula="of:=MIN([.$B256];[.$E256];[.$H256];[.$K256];[.$N256];[.$Q256];[.$T256])" table:style-name="ce1">
            <text:p>0,07</text:p>
          </table:table-cell>
          <table:table-cell office:value-type="float" office:value="167" table:formula="of:=MIN([.$C256];[.$F256];[.$I256];[.$L256];[.$O256];[.$R256];[.$U256])" table:style-name="ce1">
            <text:p>167</text:p>
          </table:table-cell>
          <table:table-cell office:value-type="float" office:value="7" table:formula="of:=MIN([.$D256];[.$G256];[.$J256];[.$M256];[.$P256];[.$S256];[.$V256])" table:style-name="ce1">
            <text:p>7</text:p>
          </table:table-cell>
          <table:table-cell office:value-type="float" office:value="0.09" table:formula="of:=MEDIAN([.$B256];[.$E256];[.$H256];[.$K256];[.$N256];[.$Q256];[.$T256])" table:style-name="ce1">
            <text:p>0,09</text:p>
          </table:table-cell>
          <table:table-cell office:value-type="float" office:value="227" table:formula="of:=MEDIAN([.$C256];[.$F256];[.$I256];[.$L256];[.$O256];[.$R256];[.$U256])" table:style-name="ce1">
            <text:p>227</text:p>
          </table:table-cell>
          <table:table-cell office:value-type="float" office:value="25" table:formula="of:=MEDIAN([.$D256];[.$G256];[.$J256];[.$M256];[.$P256];[.$S256];[.$V256])" table:style-name="ce1">
            <text:p>25</text:p>
          </table:table-cell>
          <table:table-cell office:value-type="float" office:value="5.42" table:formula="of:=MAX([.$B256];[.$E256];[.$H256];[.$K256];[.$N256];[.$Q256];[.$T256])" table:style-name="ce1">
            <text:p>5,42</text:p>
          </table:table-cell>
          <table:table-cell office:value-type="float" office:value="98216" table:formula="of:=MAX([.$C256];[.$F256];[.$I256];[.$L256];[.$O256];[.$R256];[.$U256])" table:style-name="ce1">
            <text:p>98216</text:p>
          </table:table-cell>
          <table:table-cell office:value-type="float" office:value="38" table:formula="of:=MAX([.$D256];[.$G256];[.$J256];[.$M256];[.$P256];[.$S256];[.$V256])" table:style-name="ce1">
            <text:p>3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3_a16_w4_h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57];[.$E257];[.$H257];[.$K257];[.$N257];[.$Q257];[.$T257])" table:style-name="ce1">
            <text:p>0</text:p>
          </table:table-cell>
          <table:table-cell office:value-type="float" office:value="0" table:formula="of:=MIN([.$C257];[.$F257];[.$I257];[.$L257];[.$O257];[.$R257];[.$U257])" table:style-name="ce1">
            <text:p>0</text:p>
          </table:table-cell>
          <table:table-cell office:value-type="float" office:value="0" table:formula="of:=MIN([.$D257];[.$G257];[.$J257];[.$M257];[.$P257];[.$S257];[.$V257])" table:style-name="ce1">
            <text:p>0</text:p>
          </table:table-cell>
          <table:table-cell office:value-type="float" office:value="0" table:formula="of:=MEDIAN([.$B257];[.$E257];[.$H257];[.$K257];[.$N257];[.$Q257];[.$T257])" table:style-name="ce1">
            <text:p>0</text:p>
          </table:table-cell>
          <table:table-cell office:value-type="float" office:value="0" table:formula="of:=MEDIAN([.$C257];[.$F257];[.$I257];[.$L257];[.$O257];[.$R257];[.$U257])" table:style-name="ce1">
            <text:p>0</text:p>
          </table:table-cell>
          <table:table-cell office:value-type="float" office:value="0" table:formula="of:=MEDIAN([.$D257];[.$G257];[.$J257];[.$M257];[.$P257];[.$S257];[.$V257])" table:style-name="ce1">
            <text:p>0</text:p>
          </table:table-cell>
          <table:table-cell office:value-type="float" office:value="0" table:formula="of:=MAX([.$B257];[.$E257];[.$H257];[.$K257];[.$N257];[.$Q257];[.$T257])" table:style-name="ce1">
            <text:p>0</text:p>
          </table:table-cell>
          <table:table-cell office:value-type="float" office:value="0" table:formula="of:=MAX([.$C257];[.$F257];[.$I257];[.$L257];[.$O257];[.$R257];[.$U257])" table:style-name="ce1">
            <text:p>0</text:p>
          </table:table-cell>
          <table:table-cell office:value-type="float" office:value="1" table:formula="of:=MAX([.$D257];[.$G257];[.$J257];[.$M257];[.$P257];[.$S257];[.$V257])" table:style-name="ce1">
            <text:p>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6_a10_w5_h7.lp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21" table:style-name="ce2">
            <text:p>21</text:p>
          </table:table-cell>
          <table:table-cell office:value-type="float" office:value="0.04" table:style-name="ce1">
            <text:p>0,04</text:p>
          </table:table-cell>
          <table:table-cell office:value-type="float" office:value="5376" table:style-name="ce2">
            <text:p>537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58];[.$E258];[.$H258];[.$K258];[.$N258];[.$Q258];[.$T258])" table:style-name="ce1">
            <text:p>0</text:p>
          </table:table-cell>
          <table:table-cell office:value-type="float" office:value="38" table:formula="of:=MIN([.$C258];[.$F258];[.$I258];[.$L258];[.$O258];[.$R258];[.$U258])" table:style-name="ce1">
            <text:p>38</text:p>
          </table:table-cell>
          <table:table-cell office:value-type="float" office:value="2" table:formula="of:=MIN([.$D258];[.$G258];[.$J258];[.$M258];[.$P258];[.$S258];[.$V258])" table:style-name="ce1">
            <text:p>2</text:p>
          </table:table-cell>
          <table:table-cell office:value-type="float" office:value="0" table:formula="of:=MEDIAN([.$B258];[.$E258];[.$H258];[.$K258];[.$N258];[.$Q258];[.$T258])" table:style-name="ce1">
            <text:p>0</text:p>
          </table:table-cell>
          <table:table-cell office:value-type="float" office:value="76" table:formula="of:=MEDIAN([.$C258];[.$F258];[.$I258];[.$L258];[.$O258];[.$R258];[.$U258])" table:style-name="ce1">
            <text:p>76</text:p>
          </table:table-cell>
          <table:table-cell office:value-type="float" office:value="8" table:formula="of:=MEDIAN([.$D258];[.$G258];[.$J258];[.$M258];[.$P258];[.$S258];[.$V258])" table:style-name="ce1">
            <text:p>8</text:p>
          </table:table-cell>
          <table:table-cell office:value-type="float" office:value="0.04" table:formula="of:=MAX([.$B258];[.$E258];[.$H258];[.$K258];[.$N258];[.$Q258];[.$T258])" table:style-name="ce1">
            <text:p>0,04</text:p>
          </table:table-cell>
          <table:table-cell office:value-type="float" office:value="5376" table:formula="of:=MAX([.$C258];[.$F258];[.$I258];[.$L258];[.$O258];[.$R258];[.$U258])" table:style-name="ce1">
            <text:p>5376</text:p>
          </table:table-cell>
          <table:table-cell office:value-type="float" office:value="21" table:formula="of:=MAX([.$D258];[.$G258];[.$J258];[.$M258];[.$P258];[.$S258];[.$V258])" table:style-name="ce1">
            <text:p>2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6_a15_w5_h7.lp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2991" table:style-name="ce2">
            <text:p>299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3">
            <text:p>108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77" table:style-name="ce1">
            <text:p>277</text:p>
          </table:table-cell>
          <table:table-cell office:value-type="float" office:value="51" table:style-name="ce2">
            <text:p>51</text:p>
          </table:table-cell>
          <table:table-cell office:value-type="float" office:value="0" table:formula="of:=MIN([.$B259];[.$E259];[.$H259];[.$K259];[.$N259];[.$Q259];[.$T259])" table:style-name="ce1">
            <text:p>0</text:p>
          </table:table-cell>
          <table:table-cell office:value-type="float" office:value="108" table:formula="of:=MIN([.$C259];[.$F259];[.$I259];[.$L259];[.$O259];[.$R259];[.$U259])" table:style-name="ce1">
            <text:p>108</text:p>
          </table:table-cell>
          <table:table-cell office:value-type="float" office:value="7" table:formula="of:=MIN([.$D259];[.$G259];[.$J259];[.$M259];[.$P259];[.$S259];[.$V259])" table:style-name="ce1">
            <text:p>7</text:p>
          </table:table-cell>
          <table:table-cell office:value-type="float" office:value="0" table:formula="of:=MEDIAN([.$B259];[.$E259];[.$H259];[.$K259];[.$N259];[.$Q259];[.$T259])" table:style-name="ce1">
            <text:p>0</text:p>
          </table:table-cell>
          <table:table-cell office:value-type="float" office:value="133" table:formula="of:=MEDIAN([.$C259];[.$F259];[.$I259];[.$L259];[.$O259];[.$R259];[.$U259])" table:style-name="ce1">
            <text:p>133</text:p>
          </table:table-cell>
          <table:table-cell office:value-type="float" office:value="20" table:formula="of:=MEDIAN([.$D259];[.$G259];[.$J259];[.$M259];[.$P259];[.$S259];[.$V259])" table:style-name="ce1">
            <text:p>20</text:p>
          </table:table-cell>
          <table:table-cell office:value-type="float" office:value="0.02" table:formula="of:=MAX([.$B259];[.$E259];[.$H259];[.$K259];[.$N259];[.$Q259];[.$T259])" table:style-name="ce1">
            <text:p>0,02</text:p>
          </table:table-cell>
          <table:table-cell office:value-type="float" office:value="2991" table:formula="of:=MAX([.$C259];[.$F259];[.$I259];[.$L259];[.$O259];[.$R259];[.$U259])" table:style-name="ce1">
            <text:p>2991</text:p>
          </table:table-cell>
          <table:table-cell office:value-type="float" office:value="51" table:formula="of:=MAX([.$D259];[.$G259];[.$J259];[.$M259];[.$P259];[.$S259];[.$V259])" table:style-name="ce1">
            <text:p>5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6_a5_w5_h2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686" table:style-name="ce2">
            <text:p>1686</text:p>
          </table:table-cell>
          <table:table-cell office:value-type="float" office:value="266" table:style-name="ce2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60];[.$E260];[.$H260];[.$K260];[.$N260];[.$Q260];[.$T260])" table:style-name="ce1">
            <text:p>0</text:p>
          </table:table-cell>
          <table:table-cell office:value-type="float" office:value="3" table:formula="of:=MIN([.$C260];[.$F260];[.$I260];[.$L260];[.$O260];[.$R260];[.$U260])" table:style-name="ce1">
            <text:p>3</text:p>
          </table:table-cell>
          <table:table-cell office:value-type="float" office:value="0" table:formula="of:=MIN([.$D260];[.$G260];[.$J260];[.$M260];[.$P260];[.$S260];[.$V260])" table:style-name="ce1">
            <text:p>0</text:p>
          </table:table-cell>
          <table:table-cell office:value-type="float" office:value="0" table:formula="of:=MEDIAN([.$B260];[.$E260];[.$H260];[.$K260];[.$N260];[.$Q260];[.$T260])" table:style-name="ce1">
            <text:p>0</text:p>
          </table:table-cell>
          <table:table-cell office:value-type="float" office:value="3" table:formula="of:=MEDIAN([.$C260];[.$F260];[.$I260];[.$L260];[.$O260];[.$R260];[.$U260])" table:style-name="ce1">
            <text:p>3</text:p>
          </table:table-cell>
          <table:table-cell office:value-type="float" office:value="0" table:formula="of:=MEDIAN([.$D260];[.$G260];[.$J260];[.$M260];[.$P260];[.$S260];[.$V260])" table:style-name="ce1">
            <text:p>0</text:p>
          </table:table-cell>
          <table:table-cell office:value-type="float" office:value="0.01" table:formula="of:=MAX([.$B260];[.$E260];[.$H260];[.$K260];[.$N260];[.$Q260];[.$T260])" table:style-name="ce1">
            <text:p>0,01</text:p>
          </table:table-cell>
          <table:table-cell office:value-type="float" office:value="1686" table:formula="of:=MAX([.$C260];[.$F260];[.$I260];[.$L260];[.$O260];[.$R260];[.$U260])" table:style-name="ce1">
            <text:p>1686</text:p>
          </table:table-cell>
          <table:table-cell office:value-type="float" office:value="266" table:formula="of:=MAX([.$D260];[.$G260];[.$J260];[.$M260];[.$P260];[.$S260];[.$V260])" table:style-name="ce1">
            <text:p>26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7_a10_w5_h13.lp</text:p>
          </table:table-cell>
          <table:table-cell office:value-type="float" office:value="0" table:style-name="ce1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3776" table:style-name="ce2">
            <text:p>3776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293" table:style-name="ce1">
            <text:p>29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3">
            <text:p>9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433" table:style-name="ce1">
            <text:p>433</text:p>
          </table:table-cell>
          <table:table-cell office:value-type="float" office:value="36" table:style-name="ce1">
            <text:p>36</text:p>
          </table:table-cell>
          <table:table-cell office:value-type="float" office:value="0" table:formula="of:=MIN([.$B261];[.$E261];[.$H261];[.$K261];[.$N261];[.$Q261];[.$T261])" table:style-name="ce1">
            <text:p>0</text:p>
          </table:table-cell>
          <table:table-cell office:value-type="float" office:value="94" table:formula="of:=MIN([.$C261];[.$F261];[.$I261];[.$L261];[.$O261];[.$R261];[.$U261])" table:style-name="ce1">
            <text:p>94</text:p>
          </table:table-cell>
          <table:table-cell office:value-type="float" office:value="5" table:formula="of:=MIN([.$D261];[.$G261];[.$J261];[.$M261];[.$P261];[.$S261];[.$V261])" table:style-name="ce1">
            <text:p>5</text:p>
          </table:table-cell>
          <table:table-cell office:value-type="float" office:value="0" table:formula="of:=MEDIAN([.$B261];[.$E261];[.$H261];[.$K261];[.$N261];[.$Q261];[.$T261])" table:style-name="ce1">
            <text:p>0</text:p>
          </table:table-cell>
          <table:table-cell office:value-type="float" office:value="154" table:formula="of:=MEDIAN([.$C261];[.$F261];[.$I261];[.$L261];[.$O261];[.$R261];[.$U261])" table:style-name="ce1">
            <text:p>154</text:p>
          </table:table-cell>
          <table:table-cell office:value-type="float" office:value="16" table:formula="of:=MEDIAN([.$D261];[.$G261];[.$J261];[.$M261];[.$P261];[.$S261];[.$V261])" table:style-name="ce1">
            <text:p>16</text:p>
          </table:table-cell>
          <table:table-cell office:value-type="float" office:value="0.03" table:formula="of:=MAX([.$B261];[.$E261];[.$H261];[.$K261];[.$N261];[.$Q261];[.$T261])" table:style-name="ce1">
            <text:p>0,03</text:p>
          </table:table-cell>
          <table:table-cell office:value-type="float" office:value="3776" table:formula="of:=MAX([.$C261];[.$F261];[.$I261];[.$L261];[.$O261];[.$R261];[.$U261])" table:style-name="ce1">
            <text:p>3776</text:p>
          </table:table-cell>
          <table:table-cell office:value-type="float" office:value="44" table:formula="of:=MAX([.$D261];[.$G261];[.$J261];[.$M261];[.$P261];[.$S261];[.$V261])" table:style-name="ce1">
            <text:p>4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7_a15_w5_h12.lp</text:p>
          </table:table-cell>
          <table:table-cell office:value-type="float" office:value="0.01" table:style-name="ce1">
            <text:p>0,01</text:p>
          </table:table-cell>
          <table:table-cell office:value-type="float" office:value="262" table:style-name="ce3">
            <text:p>262</text:p>
          </table:table-cell>
          <table:table-cell office:value-type="float" office:value="21" table:style-name="ce3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487" table:style-name="ce1">
            <text:p>487</text:p>
          </table:table-cell>
          <table:table-cell office:value-type="float" office:value="58" table:style-name="ce1">
            <text:p>58</text:p>
          </table:table-cell>
          <table:table-cell office:value-type="float" office:value="0.09" table:style-name="ce1">
            <text:p>0,09</text:p>
          </table:table-cell>
          <table:table-cell office:value-type="float" office:value="21133" table:style-name="ce2">
            <text:p>21133</text:p>
          </table:table-cell>
          <table:table-cell office:value-type="float" office:value="89" table:style-name="ce1">
            <text:p>89</text:p>
          </table:table-cell>
          <table:table-cell office:value-type="float" office:value="0.01" table:style-name="ce1">
            <text:p>0,01</text:p>
          </table:table-cell>
          <table:table-cell office:value-type="float" office:value="270" table:style-name="ce1">
            <text:p>270</text:p>
          </table:table-cell>
          <table:table-cell office:value-type="float" office:value="26" table:style-name="ce1">
            <text:p>2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478" table:style-name="ce1">
            <text:p>3478</text:p>
          </table:table-cell>
          <table:table-cell office:value-type="float" office:value="897" table:style-name="ce2">
            <text:p>897</text:p>
          </table:table-cell>
          <table:table-cell office:value-type="float" office:value="0.02" table:style-name="ce1">
            <text:p>0,02</text:p>
          </table:table-cell>
          <table:table-cell office:value-type="float" office:value="487" table:style-name="ce1">
            <text:p>487</text:p>
          </table:table-cell>
          <table:table-cell office:value-type="float" office:value="58" table:style-name="ce1">
            <text:p>58</text:p>
          </table:table-cell>
          <table:table-cell office:value-type="float" office:value="0.01" table:style-name="ce1">
            <text:p>0,01</text:p>
          </table:table-cell>
          <table:table-cell office:value-type="float" office:value="838" table:style-name="ce1">
            <text:p>838</text:p>
          </table:table-cell>
          <table:table-cell office:value-type="float" office:value="146" table:style-name="ce1">
            <text:p>146</text:p>
          </table:table-cell>
          <table:table-cell office:value-type="float" office:value="0.01" table:formula="of:=MIN([.$B262];[.$E262];[.$H262];[.$K262];[.$N262];[.$Q262];[.$T262])" table:style-name="ce1">
            <text:p>0,01</text:p>
          </table:table-cell>
          <table:table-cell office:value-type="float" office:value="262" table:formula="of:=MIN([.$C262];[.$F262];[.$I262];[.$L262];[.$O262];[.$R262];[.$U262])" table:style-name="ce1">
            <text:p>262</text:p>
          </table:table-cell>
          <table:table-cell office:value-type="float" office:value="21" table:formula="of:=MIN([.$D262];[.$G262];[.$J262];[.$M262];[.$P262];[.$S262];[.$V262])" table:style-name="ce1">
            <text:p>21</text:p>
          </table:table-cell>
          <table:table-cell office:value-type="float" office:value="0.01" table:formula="of:=MEDIAN([.$B262];[.$E262];[.$H262];[.$K262];[.$N262];[.$Q262];[.$T262])" table:style-name="ce1">
            <text:p>0,01</text:p>
          </table:table-cell>
          <table:table-cell office:value-type="float" office:value="487" table:formula="of:=MEDIAN([.$C262];[.$F262];[.$I262];[.$L262];[.$O262];[.$R262];[.$U262])" table:style-name="ce1">
            <text:p>487</text:p>
          </table:table-cell>
          <table:table-cell office:value-type="float" office:value="58" table:formula="of:=MEDIAN([.$D262];[.$G262];[.$J262];[.$M262];[.$P262];[.$S262];[.$V262])" table:style-name="ce1">
            <text:p>58</text:p>
          </table:table-cell>
          <table:table-cell office:value-type="float" office:value="0.14000000000000001" table:formula="of:=MAX([.$B262];[.$E262];[.$H262];[.$K262];[.$N262];[.$Q262];[.$T262])" table:style-name="ce1">
            <text:p>0,14</text:p>
          </table:table-cell>
          <table:table-cell office:value-type="float" office:value="21133" table:formula="of:=MAX([.$C262];[.$F262];[.$I262];[.$L262];[.$O262];[.$R262];[.$U262])" table:style-name="ce1">
            <text:p>21133</text:p>
          </table:table-cell>
          <table:table-cell office:value-type="float" office:value="897" table:formula="of:=MAX([.$D262];[.$G262];[.$J262];[.$M262];[.$P262];[.$S262];[.$V262])" table:style-name="ce1">
            <text:p>89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7_a5_w5_h13.lp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3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4298" table:style-name="ce2">
            <text:p>429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328" table:style-name="ce1">
            <text:p>328</text:p>
          </table:table-cell>
          <table:table-cell office:value-type="float" office:value="137" table:style-name="ce2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3">
            <text:p>6</text:p>
          </table:table-cell>
          <table:table-cell office:value-type="float" office:value="0" table:formula="of:=MIN([.$B263];[.$E263];[.$H263];[.$K263];[.$N263];[.$Q263];[.$T263])" table:style-name="ce1">
            <text:p>0</text:p>
          </table:table-cell>
          <table:table-cell office:value-type="float" office:value="73" table:formula="of:=MIN([.$C263];[.$F263];[.$I263];[.$L263];[.$O263];[.$R263];[.$U263])" table:style-name="ce1">
            <text:p>73</text:p>
          </table:table-cell>
          <table:table-cell office:value-type="float" office:value="6" table:formula="of:=MIN([.$D263];[.$G263];[.$J263];[.$M263];[.$P263];[.$S263];[.$V263])" table:style-name="ce1">
            <text:p>6</text:p>
          </table:table-cell>
          <table:table-cell office:value-type="float" office:value="0" table:formula="of:=MEDIAN([.$B263];[.$E263];[.$H263];[.$K263];[.$N263];[.$Q263];[.$T263])" table:style-name="ce1">
            <text:p>0</text:p>
          </table:table-cell>
          <table:table-cell office:value-type="float" office:value="98" table:formula="of:=MEDIAN([.$C263];[.$F263];[.$I263];[.$L263];[.$O263];[.$R263];[.$U263])" table:style-name="ce1">
            <text:p>98</text:p>
          </table:table-cell>
          <table:table-cell office:value-type="float" office:value="13" table:formula="of:=MEDIAN([.$D263];[.$G263];[.$J263];[.$M263];[.$P263];[.$S263];[.$V263])" table:style-name="ce1">
            <text:p>13</text:p>
          </table:table-cell>
          <table:table-cell office:value-type="float" office:value="0.03" table:formula="of:=MAX([.$B263];[.$E263];[.$H263];[.$K263];[.$N263];[.$Q263];[.$T263])" table:style-name="ce1">
            <text:p>0,03</text:p>
          </table:table-cell>
          <table:table-cell office:value-type="float" office:value="4298" table:formula="of:=MAX([.$C263];[.$F263];[.$I263];[.$L263];[.$O263];[.$R263];[.$U263])" table:style-name="ce1">
            <text:p>4298</text:p>
          </table:table-cell>
          <table:table-cell office:value-type="float" office:value="137" table:formula="of:=MAX([.$D263];[.$G263];[.$J263];[.$M263];[.$P263];[.$S263];[.$V263])" table:style-name="ce1">
            <text:p>13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8_a10_w5_h8.lp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3">
            <text:p>6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7" table:style-name="ce1">
            <text:p>267</text:p>
          </table:table-cell>
          <table:table-cell office:value-type="float" office:value="28" table:style-name="ce2">
            <text:p>28</text:p>
          </table:table-cell>
          <table:table-cell office:value-type="float" office:value="0.04" table:style-name="ce1">
            <text:p>0,04</text:p>
          </table:table-cell>
          <table:table-cell office:value-type="float" office:value="2747" table:style-name="ce2">
            <text:p>274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67" table:style-name="ce1">
            <text:p>267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264];[.$E264];[.$H264];[.$K264];[.$N264];[.$Q264];[.$T264])" table:style-name="ce1">
            <text:p>0</text:p>
          </table:table-cell>
          <table:table-cell office:value-type="float" office:value="69" table:formula="of:=MIN([.$C264];[.$F264];[.$I264];[.$L264];[.$O264];[.$R264];[.$U264])" table:style-name="ce1">
            <text:p>69</text:p>
          </table:table-cell>
          <table:table-cell office:value-type="float" office:value="1" table:formula="of:=MIN([.$D264];[.$G264];[.$J264];[.$M264];[.$P264];[.$S264];[.$V264])" table:style-name="ce1">
            <text:p>1</text:p>
          </table:table-cell>
          <table:table-cell office:value-type="float" office:value="0" table:formula="of:=MEDIAN([.$B264];[.$E264];[.$H264];[.$K264];[.$N264];[.$Q264];[.$T264])" table:style-name="ce1">
            <text:p>0</text:p>
          </table:table-cell>
          <table:table-cell office:value-type="float" office:value="128" table:formula="of:=MEDIAN([.$C264];[.$F264];[.$I264];[.$L264];[.$O264];[.$R264];[.$U264])" table:style-name="ce1">
            <text:p>128</text:p>
          </table:table-cell>
          <table:table-cell office:value-type="float" office:value="8" table:formula="of:=MEDIAN([.$D264];[.$G264];[.$J264];[.$M264];[.$P264];[.$S264];[.$V264])" table:style-name="ce1">
            <text:p>8</text:p>
          </table:table-cell>
          <table:table-cell office:value-type="float" office:value="0.04" table:formula="of:=MAX([.$B264];[.$E264];[.$H264];[.$K264];[.$N264];[.$Q264];[.$T264])" table:style-name="ce1">
            <text:p>0,04</text:p>
          </table:table-cell>
          <table:table-cell office:value-type="float" office:value="2747" table:formula="of:=MAX([.$C264];[.$F264];[.$I264];[.$L264];[.$O264];[.$R264];[.$U264])" table:style-name="ce1">
            <text:p>2747</text:p>
          </table:table-cell>
          <table:table-cell office:value-type="float" office:value="28" table:formula="of:=MAX([.$D264];[.$G264];[.$J264];[.$M264];[.$P264];[.$S264];[.$V264])" table:style-name="ce1">
            <text:p>2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8_a15_w5_h11.lp</text:p>
          </table:table-cell>
          <table:table-cell office:value-type="float" office:value="0.01" table:style-name="ce1">
            <text:p>0,01</text:p>
          </table:table-cell>
          <table:table-cell office:value-type="float" office:value="241" table:style-name="ce3">
            <text:p>241</text:p>
          </table:table-cell>
          <table:table-cell office:value-type="float" office:value="11" table:style-name="ce3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658" table:style-name="ce1">
            <text:p>658</text:p>
          </table:table-cell>
          <table:table-cell office:value-type="float" office:value="57" table:style-name="ce1">
            <text:p>57</text:p>
          </table:table-cell>
          <table:table-cell office:value-type="float" office:value="0.12" table:style-name="ce1">
            <text:p>0,12</text:p>
          </table:table-cell>
          <table:table-cell office:value-type="float" office:value="16327" table:style-name="ce2">
            <text:p>16327</text:p>
          </table:table-cell>
          <table:table-cell office:value-type="float" office:value="79" table:style-name="ce2">
            <text:p>79</text:p>
          </table:table-cell>
          <table:table-cell office:value-type="float" office:value="0.01" table:style-name="ce1">
            <text:p>0,01</text:p>
          </table:table-cell>
          <table:table-cell office:value-type="float" office:value="343" table:style-name="ce1">
            <text:p>343</text:p>
          </table:table-cell>
          <table:table-cell office:value-type="float" office:value="23" table:style-name="ce1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469" table:style-name="ce1">
            <text:p>469</text:p>
          </table:table-cell>
          <table:table-cell office:value-type="float" office:value="31" table:style-name="ce1">
            <text:p>31</text:p>
          </table:table-cell>
          <table:table-cell office:value-type="float" office:value="0.01" table:style-name="ce1">
            <text:p>0,01</text:p>
          </table:table-cell>
          <table:table-cell office:value-type="float" office:value="658" table:style-name="ce1">
            <text:p>658</text:p>
          </table:table-cell>
          <table:table-cell office:value-type="float" office:value="57" table:style-name="ce1">
            <text:p>57</text:p>
          </table:table-cell>
          <table:table-cell office:value-type="float" office:value="0.01" table:style-name="ce1">
            <text:p>0,01</text:p>
          </table:table-cell>
          <table:table-cell office:value-type="float" office:value="331" table:style-name="ce1">
            <text:p>331</text:p>
          </table:table-cell>
          <table:table-cell office:value-type="float" office:value="23" table:style-name="ce1">
            <text:p>23</text:p>
          </table:table-cell>
          <table:table-cell office:value-type="float" office:value="0.01" table:formula="of:=MIN([.$B265];[.$E265];[.$H265];[.$K265];[.$N265];[.$Q265];[.$T265])" table:style-name="ce1">
            <text:p>0,01</text:p>
          </table:table-cell>
          <table:table-cell office:value-type="float" office:value="241" table:formula="of:=MIN([.$C265];[.$F265];[.$I265];[.$L265];[.$O265];[.$R265];[.$U265])" table:style-name="ce1">
            <text:p>241</text:p>
          </table:table-cell>
          <table:table-cell office:value-type="float" office:value="11" table:formula="of:=MIN([.$D265];[.$G265];[.$J265];[.$M265];[.$P265];[.$S265];[.$V265])" table:style-name="ce1">
            <text:p>11</text:p>
          </table:table-cell>
          <table:table-cell office:value-type="float" office:value="0.01" table:formula="of:=MEDIAN([.$B265];[.$E265];[.$H265];[.$K265];[.$N265];[.$Q265];[.$T265])" table:style-name="ce1">
            <text:p>0,01</text:p>
          </table:table-cell>
          <table:table-cell office:value-type="float" office:value="469" table:formula="of:=MEDIAN([.$C265];[.$F265];[.$I265];[.$L265];[.$O265];[.$R265];[.$U265])" table:style-name="ce1">
            <text:p>469</text:p>
          </table:table-cell>
          <table:table-cell office:value-type="float" office:value="31" table:formula="of:=MEDIAN([.$D265];[.$G265];[.$J265];[.$M265];[.$P265];[.$S265];[.$V265])" table:style-name="ce1">
            <text:p>31</text:p>
          </table:table-cell>
          <table:table-cell office:value-type="float" office:value="0.12" table:formula="of:=MAX([.$B265];[.$E265];[.$H265];[.$K265];[.$N265];[.$Q265];[.$T265])" table:style-name="ce1">
            <text:p>0,12</text:p>
          </table:table-cell>
          <table:table-cell office:value-type="float" office:value="16327" table:formula="of:=MAX([.$C265];[.$F265];[.$I265];[.$L265];[.$O265];[.$R265];[.$U265])" table:style-name="ce1">
            <text:p>16327</text:p>
          </table:table-cell>
          <table:table-cell office:value-type="float" office:value="79" table:formula="of:=MAX([.$D265];[.$G265];[.$J265];[.$M265];[.$P265];[.$S265];[.$V265])" table:style-name="ce1">
            <text:p>7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8_a5_w5_h4.lp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836" table:style-name="ce2">
            <text:p>8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266];[.$E266];[.$H266];[.$K266];[.$N266];[.$Q266];[.$T266])" table:style-name="ce1">
            <text:p>0</text:p>
          </table:table-cell>
          <table:table-cell office:value-type="float" office:value="11" table:formula="of:=MIN([.$C266];[.$F266];[.$I266];[.$L266];[.$O266];[.$R266];[.$U266])" table:style-name="ce1">
            <text:p>11</text:p>
          </table:table-cell>
          <table:table-cell office:value-type="float" office:value="0" table:formula="of:=MIN([.$D266];[.$G266];[.$J266];[.$M266];[.$P266];[.$S266];[.$V266])" table:style-name="ce1">
            <text:p>0</text:p>
          </table:table-cell>
          <table:table-cell office:value-type="float" office:value="0" table:formula="of:=MEDIAN([.$B266];[.$E266];[.$H266];[.$K266];[.$N266];[.$Q266];[.$T266])" table:style-name="ce1">
            <text:p>0</text:p>
          </table:table-cell>
          <table:table-cell office:value-type="float" office:value="26" table:formula="of:=MEDIAN([.$C266];[.$F266];[.$I266];[.$L266];[.$O266];[.$R266];[.$U266])" table:style-name="ce1">
            <text:p>26</text:p>
          </table:table-cell>
          <table:table-cell office:value-type="float" office:value="3" table:formula="of:=MEDIAN([.$D266];[.$G266];[.$J266];[.$M266];[.$P266];[.$S266];[.$V266])" table:style-name="ce1">
            <text:p>3</text:p>
          </table:table-cell>
          <table:table-cell office:value-type="float" office:value="0.01" table:formula="of:=MAX([.$B266];[.$E266];[.$H266];[.$K266];[.$N266];[.$Q266];[.$T266])" table:style-name="ce1">
            <text:p>0,01</text:p>
          </table:table-cell>
          <table:table-cell office:value-type="float" office:value="836" table:formula="of:=MAX([.$C266];[.$F266];[.$I266];[.$L266];[.$O266];[.$R266];[.$U266])" table:style-name="ce1">
            <text:p>836</text:p>
          </table:table-cell>
          <table:table-cell office:value-type="float" office:value="8" table:formula="of:=MAX([.$D266];[.$G266];[.$J266];[.$M266];[.$P266];[.$S266];[.$V266])" table:style-name="ce1">
            <text:p>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9_a10_w5_h12.lp</text:p>
          </table:table-cell>
          <table:table-cell office:value-type="float" office:value="0.01" table:style-name="ce1">
            <text:p>0,01</text:p>
          </table:table-cell>
          <table:table-cell office:value-type="float" office:value="213" table:style-name="ce1">
            <text:p>213</text:p>
          </table:table-cell>
          <table:table-cell office:value-type="float" office:value="6" table:style-name="ce3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19" table:style-name="ce1">
            <text:p>419</text:p>
          </table:table-cell>
          <table:table-cell office:value-type="float" office:value="36" table:style-name="ce1">
            <text:p>36</text:p>
          </table:table-cell>
          <table:table-cell office:value-type="float" office:value="6.06" table:style-name="ce2">
            <text:p>6,06</text:p>
          </table:table-cell>
          <table:table-cell office:value-type="float" office:value="665386" table:style-name="ce2">
            <text:p>665386</text:p>
          </table:table-cell>
          <table:table-cell office:value-type="float" office:value="70103" table:style-name="ce2">
            <text:p>70103</text:p>
          </table:table-cell>
          <table:table-cell office:value-type="float" office:value="0.01" table:style-name="ce1">
            <text:p>0,01</text:p>
          </table:table-cell>
          <table:table-cell office:value-type="float" office:value="287" table:style-name="ce1">
            <text:p>28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01" table:style-name="ce3">
            <text:p>101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419" table:style-name="ce1">
            <text:p>419</text:p>
          </table:table-cell>
          <table:table-cell office:value-type="float" office:value="36" table:style-name="ce1">
            <text:p>36</text:p>
          </table:table-cell>
          <table:table-cell office:value-type="float" office:value="0.01" table:style-name="ce1">
            <text:p>0,01</text:p>
          </table:table-cell>
          <table:table-cell office:value-type="float" office:value="272" table:style-name="ce1">
            <text:p>272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MIN([.$B267];[.$E267];[.$H267];[.$K267];[.$N267];[.$Q267];[.$T267])" table:style-name="ce1">
            <text:p>0</text:p>
          </table:table-cell>
          <table:table-cell office:value-type="float" office:value="101" table:formula="of:=MIN([.$C267];[.$F267];[.$I267];[.$L267];[.$O267];[.$R267];[.$U267])" table:style-name="ce1">
            <text:p>101</text:p>
          </table:table-cell>
          <table:table-cell office:value-type="float" office:value="6" table:formula="of:=MIN([.$D267];[.$G267];[.$J267];[.$M267];[.$P267];[.$S267];[.$V267])" table:style-name="ce1">
            <text:p>6</text:p>
          </table:table-cell>
          <table:table-cell office:value-type="float" office:value="0.01" table:formula="of:=MEDIAN([.$B267];[.$E267];[.$H267];[.$K267];[.$N267];[.$Q267];[.$T267])" table:style-name="ce1">
            <text:p>0,01</text:p>
          </table:table-cell>
          <table:table-cell office:value-type="float" office:value="287" table:formula="of:=MEDIAN([.$C267];[.$F267];[.$I267];[.$L267];[.$O267];[.$R267];[.$U267])" table:style-name="ce1">
            <text:p>287</text:p>
          </table:table-cell>
          <table:table-cell office:value-type="float" office:value="17" table:formula="of:=MEDIAN([.$D267];[.$G267];[.$J267];[.$M267];[.$P267];[.$S267];[.$V267])" table:style-name="ce1">
            <text:p>17</text:p>
          </table:table-cell>
          <table:table-cell office:value-type="float" office:value="6.06" table:formula="of:=MAX([.$B267];[.$E267];[.$H267];[.$K267];[.$N267];[.$Q267];[.$T267])" table:style-name="ce1">
            <text:p>6,06</text:p>
          </table:table-cell>
          <table:table-cell office:value-type="float" office:value="665386" table:formula="of:=MAX([.$C267];[.$F267];[.$I267];[.$L267];[.$O267];[.$R267];[.$U267])" table:style-name="ce1">
            <text:p>665386</text:p>
          </table:table-cell>
          <table:table-cell office:value-type="float" office:value="70103" table:formula="of:=MAX([.$D267];[.$G267];[.$J267];[.$M267];[.$P267];[.$S267];[.$V267])" table:style-name="ce1">
            <text:p>70103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9_a15_w5_h14.lp</text:p>
          </table:table-cell>
          <table:table-cell office:value-type="float" office:value="0.03" table:style-name="ce3">
            <text:p>0,03</text:p>
          </table:table-cell>
          <table:table-cell office:value-type="float" office:value="780" table:style-name="ce3">
            <text:p>780</text:p>
          </table:table-cell>
          <table:table-cell office:value-type="float" office:value="88" table:style-name="ce3">
            <text:p>88</text:p>
          </table:table-cell>
          <table:table-cell office:value-type="float" office:value="0.04" table:style-name="ce1">
            <text:p>0,04</text:p>
          </table:table-cell>
          <table:table-cell office:value-type="float" office:value="1118" table:style-name="ce1">
            <text:p>1118</text:p>
          </table:table-cell>
          <table:table-cell office:value-type="float" office:value="134" table:style-name="ce1">
            <text:p>134</text:p>
          </table:table-cell>
          <table:table-cell office:value-type="float" office:value="0.44" table:style-name="ce1">
            <text:p>0,44</text:p>
          </table:table-cell>
          <table:table-cell office:value-type="float" office:value="52279" table:style-name="ce1">
            <text:p>52279</text:p>
          </table:table-cell>
          <table:table-cell office:value-type="float" office:value="309" table:style-name="ce1">
            <text:p>309</text:p>
          </table:table-cell>
          <table:table-cell office:value-type="float" office:value="0.04" table:style-name="ce1">
            <text:p>0,04</text:p>
          </table:table-cell>
          <table:table-cell office:value-type="float" office:value="1494" table:style-name="ce1">
            <text:p>1494</text:p>
          </table:table-cell>
          <table:table-cell office:value-type="float" office:value="130" table:style-name="ce1">
            <text:p>130</text:p>
          </table:table-cell>
          <table:table-cell office:value-type="float" office:value="4.0199999999999996" table:style-name="ce2">
            <text:p>4,02</text:p>
          </table:table-cell>
          <table:table-cell office:value-type="float" office:value="79481" table:style-name="ce2">
            <text:p>79481</text:p>
          </table:table-cell>
          <table:table-cell office:value-type="float" office:value="14835" table:style-name="ce2">
            <text:p>14835</text:p>
          </table:table-cell>
          <table:table-cell office:value-type="float" office:value="0.04" table:style-name="ce1">
            <text:p>0,04</text:p>
          </table:table-cell>
          <table:table-cell office:value-type="float" office:value="1118" table:style-name="ce1">
            <text:p>1118</text:p>
          </table:table-cell>
          <table:table-cell office:value-type="float" office:value="134" table:style-name="ce1">
            <text:p>134</text:p>
          </table:table-cell>
          <table:table-cell office:value-type="float" office:value="0.04" table:style-name="ce1">
            <text:p>0,04</text:p>
          </table:table-cell>
          <table:table-cell office:value-type="float" office:value="1259" table:style-name="ce1">
            <text:p>1259</text:p>
          </table:table-cell>
          <table:table-cell office:value-type="float" office:value="153" table:style-name="ce1">
            <text:p>153</text:p>
          </table:table-cell>
          <table:table-cell office:value-type="float" office:value="0.03" table:formula="of:=MIN([.$B268];[.$E268];[.$H268];[.$K268];[.$N268];[.$Q268];[.$T268])" table:style-name="ce1">
            <text:p>0,03</text:p>
          </table:table-cell>
          <table:table-cell office:value-type="float" office:value="780" table:formula="of:=MIN([.$C268];[.$F268];[.$I268];[.$L268];[.$O268];[.$R268];[.$U268])" table:style-name="ce1">
            <text:p>780</text:p>
          </table:table-cell>
          <table:table-cell office:value-type="float" office:value="88" table:formula="of:=MIN([.$D268];[.$G268];[.$J268];[.$M268];[.$P268];[.$S268];[.$V268])" table:style-name="ce1">
            <text:p>88</text:p>
          </table:table-cell>
          <table:table-cell office:value-type="float" office:value="0.04" table:formula="of:=MEDIAN([.$B268];[.$E268];[.$H268];[.$K268];[.$N268];[.$Q268];[.$T268])" table:style-name="ce1">
            <text:p>0,04</text:p>
          </table:table-cell>
          <table:table-cell office:value-type="float" office:value="1259" table:formula="of:=MEDIAN([.$C268];[.$F268];[.$I268];[.$L268];[.$O268];[.$R268];[.$U268])" table:style-name="ce1">
            <text:p>1259</text:p>
          </table:table-cell>
          <table:table-cell office:value-type="float" office:value="134" table:formula="of:=MEDIAN([.$D268];[.$G268];[.$J268];[.$M268];[.$P268];[.$S268];[.$V268])" table:style-name="ce1">
            <text:p>134</text:p>
          </table:table-cell>
          <table:table-cell office:value-type="float" office:value="4.0199999999999996" table:formula="of:=MAX([.$B268];[.$E268];[.$H268];[.$K268];[.$N268];[.$Q268];[.$T268])" table:style-name="ce1">
            <text:p>4,02</text:p>
          </table:table-cell>
          <table:table-cell office:value-type="float" office:value="79481" table:formula="of:=MAX([.$C268];[.$F268];[.$I268];[.$L268];[.$O268];[.$R268];[.$U268])" table:style-name="ce1">
            <text:p>79481</text:p>
          </table:table-cell>
          <table:table-cell office:value-type="float" office:value="14835" table:formula="of:=MAX([.$D268];[.$G268];[.$J268];[.$M268];[.$P268];[.$S268];[.$V268])" table:style-name="ce1">
            <text:p>1483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/room_s9_a5_w5_h9.lp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13" table:style-name="ce1">
            <text:p>13</text:p>
          </table:table-cell>
          <table:table-cell office:value-type="float" office:value="4.18" table:style-name="ce2">
            <text:p>4,18</text:p>
          </table:table-cell>
          <table:table-cell office:value-type="float" office:value="144273" table:style-name="ce2">
            <text:p>144273</text:p>
          </table:table-cell>
          <table:table-cell office:value-type="float" office:value="69015" table:style-name="ce2">
            <text:p>69015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269];[.$E269];[.$H269];[.$K269];[.$N269];[.$Q269];[.$T269])" table:style-name="ce1">
            <text:p>0</text:p>
          </table:table-cell>
          <table:table-cell office:value-type="float" office:value="27" table:formula="of:=MIN([.$C269];[.$F269];[.$I269];[.$L269];[.$O269];[.$R269];[.$U269])" table:style-name="ce1">
            <text:p>27</text:p>
          </table:table-cell>
          <table:table-cell office:value-type="float" office:value="0" table:formula="of:=MIN([.$D269];[.$G269];[.$J269];[.$M269];[.$P269];[.$S269];[.$V269])" table:style-name="ce1">
            <text:p>0</text:p>
          </table:table-cell>
          <table:table-cell office:value-type="float" office:value="0" table:formula="of:=MEDIAN([.$B269];[.$E269];[.$H269];[.$K269];[.$N269];[.$Q269];[.$T269])" table:style-name="ce1">
            <text:p>0</text:p>
          </table:table-cell>
          <table:table-cell office:value-type="float" office:value="84" table:formula="of:=MEDIAN([.$C269];[.$F269];[.$I269];[.$L269];[.$O269];[.$R269];[.$U269])" table:style-name="ce1">
            <text:p>84</text:p>
          </table:table-cell>
          <table:table-cell office:value-type="float" office:value="6" table:formula="of:=MEDIAN([.$D269];[.$G269];[.$J269];[.$M269];[.$P269];[.$S269];[.$V269])" table:style-name="ce1">
            <text:p>6</text:p>
          </table:table-cell>
          <table:table-cell office:value-type="float" office:value="4.18" table:formula="of:=MAX([.$B269];[.$E269];[.$H269];[.$K269];[.$N269];[.$Q269];[.$T269])" table:style-name="ce1">
            <text:p>4,18</text:p>
          </table:table-cell>
          <table:table-cell office:value-type="float" office:value="144273" table:formula="of:=MAX([.$C269];[.$F269];[.$I269];[.$L269];[.$O269];[.$R269];[.$U269])" table:style-name="ce1">
            <text:p>144273</text:p>
          </table:table-cell>
          <table:table-cell office:value-type="float" office:value="69015" table:formula="of:=MAX([.$D269];[.$G269];[.$J269];[.$M269];[.$P269];[.$S269];[.$V269])" table:style-name="ce1">
            <text:p>69015</text:p>
          </table:table-cell>
          <table:table-cell table:number-columns-repeated="1635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76662.69000000012" table:formula="of:=SUM([.B3:.B269])" table:style-name="ce1">
            <text:p>176662,69</text:p>
          </table:table-cell>
          <table:table-cell office:value-type="float" office:value="201716341" table:formula="of:=SUM([.C3:.C269])" table:style-name="ce1">
            <text:p>201716341</text:p>
          </table:table-cell>
          <table:table-cell office:value-type="float" office:value="73996813" table:formula="of:=SUM([.D3:.D269])" table:style-name="ce1">
            <text:p>73996813</text:p>
          </table:table-cell>
          <table:table-cell office:value-type="float" office:value="151566.19000000003" table:formula="of:=SUM([.E3:.E269])" table:style-name="ce1">
            <text:p>151566,19</text:p>
          </table:table-cell>
          <table:table-cell office:value-type="float" office:value="2544830" table:formula="of:=SUM([.F3:.F269])" table:style-name="ce1">
            <text:p>2544830</text:p>
          </table:table-cell>
          <table:table-cell office:value-type="float" office:value="1782663" table:formula="of:=SUM([.G3:.G269])" table:style-name="ce1">
            <text:p>1782663</text:p>
          </table:table-cell>
          <table:table-cell office:value-type="float" office:value="191319.07999999981" table:formula="of:=SUM([.H3:.H269])" table:style-name="ce1">
            <text:p>191319,08</text:p>
          </table:table-cell>
          <table:table-cell office:value-type="float" office:value="1296156180" table:formula="of:=SUM([.I3:.I269])" table:style-name="ce2">
            <text:p>1296156180</text:p>
          </table:table-cell>
          <table:table-cell office:value-type="float" office:value="16241216" table:formula="of:=SUM([.J3:.J269])" table:style-name="ce1">
            <text:p>16241216</text:p>
          </table:table-cell>
          <table:table-cell office:value-type="float" office:value="151307.69000000003" table:formula="of:=SUM([.K3:.K269])" table:style-name="ce3">
            <text:p>151307,69</text:p>
          </table:table-cell>
          <table:table-cell office:value-type="float" office:value="1491883" table:formula="of:=SUM([.L3:.L269])" table:style-name="ce3">
            <text:p>1491883</text:p>
          </table:table-cell>
          <table:table-cell office:value-type="float" office:value="789842" table:formula="of:=SUM([.M3:.M269])" table:style-name="ce3">
            <text:p>789842</text:p>
          </table:table-cell>
          <table:table-cell office:value-type="float" office:value="225051.21000000005" table:formula="of:=SUM([.N3:.N269])" table:style-name="ce2">
            <text:p>225051,21</text:p>
          </table:table-cell>
          <table:table-cell office:value-type="float" office:value="706095708" table:formula="of:=SUM([.O3:.O269])" table:style-name="ce1">
            <text:p>706095708</text:p>
          </table:table-cell>
          <table:table-cell office:value-type="float" office:value="169666565" table:formula="of:=SUM([.P3:.P269])" table:style-name="ce2">
            <text:p>169666565</text:p>
          </table:table-cell>
          <table:table-cell office:value-type="float" office:value="151545.32999999996" table:formula="of:=SUM([.Q3:.Q269])" table:style-name="ce1">
            <text:p>151545,33</text:p>
          </table:table-cell>
          <table:table-cell office:value-type="float" office:value="2544830" table:formula="of:=SUM([.R3:.R269])" table:style-name="ce1">
            <text:p>2544830</text:p>
          </table:table-cell>
          <table:table-cell office:value-type="float" office:value="1782663" table:formula="of:=SUM([.S3:.S269])" table:style-name="ce1">
            <text:p>1782663</text:p>
          </table:table-cell>
          <table:table-cell office:value-type="float" office:value="151469.96999999994" table:formula="of:=SUM([.T3:.T269])" table:style-name="ce1">
            <text:p>151469,97</text:p>
          </table:table-cell>
          <table:table-cell office:value-type="float" office:value="10598302" table:formula="of:=SUM([.U3:.U269])" table:style-name="ce1">
            <text:p>10598302</text:p>
          </table:table-cell>
          <table:table-cell office:value-type="float" office:value="825934" table:formula="of:=SUM([.V3:.V269])" table:style-name="ce1">
            <text:p>825934</text:p>
          </table:table-cell>
          <table:table-cell office:value-type="float" office:value="151277.12999999998" table:formula="of:=SUM([.W3:.W269])" table:style-name="ce1">
            <text:p>151277,13</text:p>
          </table:table-cell>
          <table:table-cell office:value-type="float" office:value="904371" table:formula="of:=SUM([.X3:.X269])" table:style-name="ce1">
            <text:p>904371</text:p>
          </table:table-cell>
          <table:table-cell office:value-type="float" office:value="617375" table:formula="of:=SUM([.Y3:.Y269])" table:style-name="ce1">
            <text:p>617375</text:p>
          </table:table-cell>
          <table:table-cell office:value-type="float" office:value="151603.74" table:formula="of:=SUM([.Z3:.Z269])" table:style-name="ce1">
            <text:p>151603,74</text:p>
          </table:table-cell>
          <table:table-cell office:value-type="float" office:value="3534747" table:formula="of:=SUM([.AA3:.AA269])" table:style-name="ce1">
            <text:p>3534747</text:p>
          </table:table-cell>
          <table:table-cell office:value-type="float" office:value="1903567" table:formula="of:=SUM([.AB3:.AB269])" table:style-name="ce1">
            <text:p>1903567</text:p>
          </table:table-cell>
          <table:table-cell office:value-type="float" office:value="263228.43999999983" table:formula="of:=SUM([.AC3:.AC269])" table:style-name="ce1">
            <text:p>263228,44</text:p>
          </table:table-cell>
          <table:table-cell office:value-type="float" office:value="1993512932" table:formula="of:=SUM([.AD3:.AD269])" table:style-name="ce1">
            <text:p>1993512932</text:p>
          </table:table-cell>
          <table:table-cell office:value-type="float" office:value="181171491" table:formula="of:=SUM([.AE3:.AE269])" table:style-name="ce1">
            <text:p>18117149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61.65801498127382" table:formula="of:=AVERAGE([.B3:.B269])" table:style-name="ce1">
            <text:p>661,658015</text:p>
          </table:table-cell>
          <table:table-cell office:value-type="float" office:value="755491.91385767795" table:formula="of:=AVERAGE([.C3:.C269])" table:style-name="ce1">
            <text:p>755491,9139</text:p>
          </table:table-cell>
          <table:table-cell office:value-type="float" office:value="277141.62172284647" table:formula="of:=AVERAGE([.D3:.D269])" table:style-name="ce1">
            <text:p>277141,6217</text:p>
          </table:table-cell>
          <table:table-cell office:value-type="float" office:value="567.6636329588016" table:formula="of:=AVERAGE([.E3:.E269])" table:style-name="ce1">
            <text:p>567,663633</text:p>
          </table:table-cell>
          <table:table-cell office:value-type="float" office:value="9531.1985018726591" table:formula="of:=AVERAGE([.F3:.F269])" table:style-name="ce1">
            <text:p>9531,198502</text:p>
          </table:table-cell>
          <table:table-cell office:value-type="float" office:value="6676.6404494382023" table:formula="of:=AVERAGE([.G3:.G269])" table:style-name="ce1">
            <text:p>6676,640449</text:p>
          </table:table-cell>
          <table:table-cell office:value-type="float" office:value="716.55086142322023" table:formula="of:=AVERAGE([.H3:.H269])" table:style-name="ce1">
            <text:p>716,5508614</text:p>
          </table:table-cell>
          <table:table-cell office:value-type="float" office:value="4854517.5280898875" table:formula="of:=AVERAGE([.I3:.I269])" table:style-name="ce2">
            <text:p>4854517,528</text:p>
          </table:table-cell>
          <table:table-cell office:value-type="float" office:value="60828.52434456929" table:formula="of:=AVERAGE([.J3:.J269])" table:style-name="ce1">
            <text:p>60828,52434</text:p>
          </table:table-cell>
          <table:table-cell office:value-type="float" office:value="566.69546816479408" table:formula="of:=AVERAGE([.K3:.K269])" table:style-name="ce3">
            <text:p>566,6954682</text:p>
          </table:table-cell>
          <table:table-cell office:value-type="float" office:value="5587.5767790262171" table:formula="of:=AVERAGE([.L3:.L269])" table:style-name="ce3">
            <text:p>5587,576779</text:p>
          </table:table-cell>
          <table:table-cell office:value-type="float" office:value="2958.2097378277153" table:formula="of:=AVERAGE([.M3:.M269])" table:style-name="ce3">
            <text:p>2958,209738</text:p>
          </table:table-cell>
          <table:table-cell office:value-type="float" office:value="842.88842696629229" table:formula="of:=AVERAGE([.N3:.N269])" table:style-name="ce2">
            <text:p>842,888427</text:p>
          </table:table-cell>
          <table:table-cell office:value-type="float" office:value="2644553.2134831459" table:formula="of:=AVERAGE([.O3:.O269])" table:style-name="ce1">
            <text:p>2644553,213</text:p>
          </table:table-cell>
          <table:table-cell office:value-type="float" office:value="635455.29962546821" table:formula="of:=AVERAGE([.P3:.P269])" table:style-name="ce2">
            <text:p>635455,2996</text:p>
          </table:table-cell>
          <table:table-cell office:value-type="float" office:value="567.58550561797733" table:formula="of:=AVERAGE([.Q3:.Q269])" table:style-name="ce1">
            <text:p>567,5855056</text:p>
          </table:table-cell>
          <table:table-cell office:value-type="float" office:value="9531.1985018726591" table:formula="of:=AVERAGE([.R3:.R269])" table:style-name="ce1">
            <text:p>9531,198502</text:p>
          </table:table-cell>
          <table:table-cell office:value-type="float" office:value="6676.6404494382023" table:formula="of:=AVERAGE([.S3:.S269])" table:style-name="ce1">
            <text:p>6676,640449</text:p>
          </table:table-cell>
          <table:table-cell office:value-type="float" office:value="567.30325842696607" table:formula="of:=AVERAGE([.T3:.T269])" table:style-name="ce1">
            <text:p>567,3032584</text:p>
          </table:table-cell>
          <table:table-cell office:value-type="float" office:value="39694.014981273409" table:formula="of:=AVERAGE([.U3:.U269])" table:style-name="ce1">
            <text:p>39694,01498</text:p>
          </table:table-cell>
          <table:table-cell office:value-type="float" office:value="3093.385767790262" table:formula="of:=AVERAGE([.V3:.V269])" table:style-name="ce1">
            <text:p>3093,385768</text:p>
          </table:table-cell>
          <table:table-cell office:value-type="float" office:value="566.58101123595497" table:formula="of:=AVERAGE([.W3:.W269])" table:style-name="ce1">
            <text:p>566,5810112</text:p>
          </table:table-cell>
          <table:table-cell office:value-type="float" office:value="3387.1573033707864" table:formula="of:=AVERAGE([.X3:.X269])" table:style-name="ce1">
            <text:p>3387,157303</text:p>
          </table:table-cell>
          <table:table-cell office:value-type="float" office:value="2312.2659176029961" table:formula="of:=AVERAGE([.Y3:.Y269])" table:style-name="ce1">
            <text:p>2312,265918</text:p>
          </table:table-cell>
          <table:table-cell office:value-type="float" office:value="567.80426966292134" table:formula="of:=AVERAGE([.Z3:.Z269])" table:style-name="ce1">
            <text:p>567,8042697</text:p>
          </table:table-cell>
          <table:table-cell office:value-type="float" office:value="13238.752808988764" table:formula="of:=AVERAGE([.AA3:.AA269])" table:style-name="ce1">
            <text:p>13238,75281</text:p>
          </table:table-cell>
          <table:table-cell office:value-type="float" office:value="7129.4644194756556" table:formula="of:=AVERAGE([.AB3:.AB269])" table:style-name="ce1">
            <text:p>7129,464419</text:p>
          </table:table-cell>
          <table:table-cell office:value-type="float" office:value="985.87430711610421" table:formula="of:=AVERAGE([.AC3:.AC269])" table:style-name="ce1">
            <text:p>985,8743071</text:p>
          </table:table-cell>
          <table:table-cell office:value-type="float" office:value="7466340.5692883898" table:formula="of:=AVERAGE([.AD3:.AD269])" table:style-name="ce1">
            <text:p>7466340,569</text:p>
          </table:table-cell>
          <table:table-cell office:value-type="float" office:value="678544.91011235956" table:formula="of:=AVERAGE([.AE3:.AE269])" table:style-name="ce1">
            <text:p>678544,9101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3688.8401382111474" table:formula="of:=STDEV([.B3:.B269])" table:style-name="ce1">
            <text:p>3688,840138</text:p>
          </table:table-cell>
          <table:table-cell office:value-type="float" office:value="7518863.4579669135" table:formula="of:=STDEV([.C3:.C269])" table:style-name="ce1">
            <text:p>7518863,458</text:p>
          </table:table-cell>
          <table:table-cell office:value-type="float" office:value="4131325.1008888618" table:formula="of:=STDEV([.D3:.D269])" table:style-name="ce1">
            <text:p>4131325,101</text:p>
          </table:table-cell>
          <table:table-cell office:value-type="float" office:value="3457.5648839140904" table:formula="of:=STDEV([.E3:.E269])" table:style-name="ce3">
            <text:p>3457,564884</text:p>
          </table:table-cell>
          <table:table-cell office:value-type="float" office:value="123922.77090762155" table:formula="of:=STDEV([.F3:.F269])" table:style-name="ce1">
            <text:p>123922,7709</text:p>
          </table:table-cell>
          <table:table-cell office:value-type="float" office:value="103126.69070995893" table:formula="of:=STDEV([.G3:.G269])" table:style-name="ce1">
            <text:p>103126,6907</text:p>
          </table:table-cell>
          <table:table-cell office:value-type="float" office:value="3776.054282748833" table:formula="of:=STDEV([.H3:.H269])" table:style-name="ce1">
            <text:p>3776,054283</text:p>
          </table:table-cell>
          <table:table-cell office:value-type="float" office:value="52306059.137639195" table:formula="of:=STDEV([.I3:.I269])" table:style-name="ce2">
            <text:p>52306059,14</text:p>
          </table:table-cell>
          <table:table-cell office:value-type="float" office:value="436614.95878874784" table:formula="of:=STDEV([.J3:.J269])" table:style-name="ce1">
            <text:p>436614,9588</text:p>
          </table:table-cell>
          <table:table-cell office:value-type="float" office:value="3457.6822105635224" table:formula="of:=STDEV([.K3:.K269])" table:style-name="ce1">
            <text:p>3457,682211</text:p>
          </table:table-cell>
          <table:table-cell office:value-type="float" office:value="48063.436854980435" table:formula="of:=STDEV([.L3:.L269])" table:style-name="ce3">
            <text:p>48063,43685</text:p>
          </table:table-cell>
          <table:table-cell office:value-type="float" office:value="35515.157206670105" table:formula="of:=STDEV([.M3:.M269])" table:style-name="ce3">
            <text:p>35515,15721</text:p>
          </table:table-cell>
          <table:table-cell office:value-type="float" office:value="4126.6528219057445" table:formula="of:=STDEV([.N3:.N269])" table:style-name="ce2">
            <text:p>4126,652822</text:p>
          </table:table-cell>
          <table:table-cell office:value-type="float" office:value="24605745.675121468" table:formula="of:=STDEV([.O3:.O269])" table:style-name="ce1">
            <text:p>24605745,68</text:p>
          </table:table-cell>
          <table:table-cell office:value-type="float" office:value="6703830.9497191058" table:formula="of:=STDEV([.P3:.P269])" table:style-name="ce2">
            <text:p>6703830,95</text:p>
          </table:table-cell>
          <table:table-cell office:value-type="float" office:value="3457.5711900178403" table:formula="of:=STDEV([.Q3:.Q269])" table:style-name="ce1">
            <text:p>3457,57119</text:p>
          </table:table-cell>
          <table:table-cell office:value-type="float" office:value="123922.77090762155" table:formula="of:=STDEV([.R3:.R269])" table:style-name="ce1">
            <text:p>123922,7709</text:p>
          </table:table-cell>
          <table:table-cell office:value-type="float" office:value="103126.69070995893" table:formula="of:=STDEV([.S3:.S269])" table:style-name="ce1">
            <text:p>103126,6907</text:p>
          </table:table-cell>
          <table:table-cell office:value-type="float" office:value="3457.5983460574048" table:formula="of:=STDEV([.T3:.T269])" table:style-name="ce1">
            <text:p>3457,598346</text:p>
          </table:table-cell>
          <table:table-cell office:value-type="float" office:value="560076.58617437677" table:formula="of:=STDEV([.U3:.U269])" table:style-name="ce1">
            <text:p>560076,5862</text:p>
          </table:table-cell>
          <table:table-cell office:value-type="float" office:value="38952.624612473133" table:formula="of:=STDEV([.V3:.V269])" table:style-name="ce1">
            <text:p>38952,62461</text:p>
          </table:table-cell>
          <table:table-cell office:value-type="float" office:value="3457.6999985996326" table:formula="of:=STDEV([.W3:.W269])" table:style-name="ce1">
            <text:p>3457,699999</text:p>
          </table:table-cell>
          <table:table-cell office:value-type="float" office:value="44871.686707825436" table:formula="of:=STDEV([.X3:.X269])" table:style-name="ce1">
            <text:p>44871,68671</text:p>
          </table:table-cell>
          <table:table-cell office:value-type="float" office:value="34649.664565211213" table:formula="of:=STDEV([.Y3:.Y269])" table:style-name="ce1">
            <text:p>34649,66457</text:p>
          </table:table-cell>
          <table:table-cell office:value-type="float" office:value="3457.5422529372472" table:formula="of:=STDEV([.Z3:.Z269])" table:style-name="ce1">
            <text:p>3457,542253</text:p>
          </table:table-cell>
          <table:table-cell office:value-type="float" office:value="129405.61408231629" table:formula="of:=STDEV([.AA3:.AA269])" table:style-name="ce1">
            <text:p>129405,6141</text:p>
          </table:table-cell>
          <table:table-cell office:value-type="float" office:value="103360.1004517703" table:formula="of:=STDEV([.AB3:.AB269])" table:style-name="ce1">
            <text:p>103360,1005</text:p>
          </table:table-cell>
          <table:table-cell office:value-type="float" office:value="4388.2952309394886" table:formula="of:=STDEV([.AC3:.AC269])" table:style-name="ce1">
            <text:p>4388,295231</text:p>
          </table:table-cell>
          <table:table-cell office:value-type="float" office:value="57584219.087987088" table:formula="of:=STDEV([.AD3:.AD269])" table:style-name="ce1">
            <text:p>57584219,09</text:p>
          </table:table-cell>
          <table:table-cell office:value-type="float" office:value="6709342.245473681" table:formula="of:=STDEV([.AE3:.AE269])" table:style-name="ce1">
            <text:p>6709342,24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21629.010843499069" table:formula="of:=SUM(([.B3:.B269]-[.$W3:.$W269])^2)^0.5" table:number-matrix-columns-spanned="1" table:number-matrix-rows-spanned="1" table:style-name="ce1">
            <text:p>21629,01084</text:p>
          </table:table-cell>
          <table:table-cell office:value-type="float" office:value="122663218.08449864" table:formula="of:=SUM(([.C3:.C269]-[.$X3:.$X269])^2)^0.5" table:number-matrix-columns-spanned="1" table:number-matrix-rows-spanned="1" table:style-name="ce1">
            <text:p>122663218,1</text:p>
          </table:table-cell>
          <table:table-cell office:value-type="float" office:value="66967031.152764238" table:formula="of:=SUM(([.D3:.D269]-[.$Y3:.$Y269])^2)^0.5" table:number-matrix-columns-spanned="1" table:number-matrix-rows-spanned="1" table:style-name="ce1">
            <text:p>66967031,15</text:p>
          </table:table-cell>
          <table:table-cell office:value-type="float" office:value="225.06433968978703" table:formula="of:=SUM(([.E3:.E269]-[.$W3:.$W269])^2)^0.5" table:number-matrix-columns-spanned="1" table:number-matrix-rows-spanned="1" table:style-name="ce1">
            <text:p>225,0643397</text:p>
          </table:table-cell>
          <table:table-cell office:value-type="float" office:value="1295291.6914753218" table:formula="of:=SUM(([.F3:.F269]-[.$X3:.$X269])^2)^0.5" table:number-matrix-columns-spanned="1" table:number-matrix-rows-spanned="1" table:style-name="ce1">
            <text:p>1295291,691</text:p>
          </table:table-cell>
          <table:table-cell office:value-type="float" office:value="1119355.1766226839" table:formula="of:=SUM(([.G3:.G269]-[.$Y3:.$Y269])^2)^0.5" table:number-matrix-columns-spanned="1" table:number-matrix-rows-spanned="1" table:style-name="ce1">
            <text:p>1119355,177</text:p>
          </table:table-cell>
          <table:table-cell office:value-type="float" office:value="25765.012493571587" table:formula="of:=SUM(([.H3:.H269]-[.$W3:.$W269])^2)^0.5" table:number-matrix-columns-spanned="1" table:number-matrix-rows-spanned="1" table:style-name="ce1">
            <text:p>25765,01249</text:p>
          </table:table-cell>
          <table:table-cell office:value-type="float" office:value="856758445.90961158" table:formula="of:=SUM(([.I3:.I269]-[.$X3:.$X269])^2)^0.5" table:number-matrix-columns-spanned="1" table:number-matrix-rows-spanned="1" table:style-name="ce2">
            <text:p>856758445,9</text:p>
          </table:table-cell>
          <table:table-cell office:value-type="float" office:value="6870849.0283256117" table:formula="of:=SUM(([.J3:.J269]-[.$Y3:.$Y269])^2)^0.5" table:number-matrix-columns-spanned="1" table:number-matrix-rows-spanned="1" table:style-name="ce1">
            <text:p>6870849,028</text:p>
          </table:table-cell>
          <table:table-cell office:value-type="float" office:value="15.455646217483123" table:formula="of:=SUM(([.K3:.K269]-[.$W3:.$W269])^2)^0.5" table:number-matrix-columns-spanned="1" table:number-matrix-rows-spanned="1" table:style-name="ce3">
            <text:p>15,45564622</text:p>
          </table:table-cell>
          <table:table-cell office:value-type="float" office:value="262109.67952366811" table:formula="of:=SUM(([.L3:.L269]-[.$X3:.$X269])^2)^0.5" table:number-matrix-columns-spanned="1" table:number-matrix-rows-spanned="1" table:style-name="ce3">
            <text:p>262109,6795</text:p>
          </table:table-cell>
          <table:table-cell office:value-type="float" office:value="112421.88362147291" table:formula="of:=SUM(([.M3:.M269]-[.$Y3:.$Y269])^2)^0.5" table:number-matrix-columns-spanned="1" table:number-matrix-rows-spanned="1" table:style-name="ce1">
            <text:p>112421,8836</text:p>
          </table:table-cell>
          <table:table-cell office:value-type="float" office:value="38088.107227613691" table:formula="of:=SUM(([.N3:.N269]-[.$W3:.$W269])^2)^0.5" table:number-matrix-columns-spanned="1" table:number-matrix-rows-spanned="1" table:style-name="ce2">
            <text:p>38088,10723</text:p>
          </table:table-cell>
          <table:table-cell office:value-type="float" office:value="403411419.78620791" table:formula="of:=SUM(([.O3:.O269]-[.$X3:.$X269])^2)^0.5" table:number-matrix-columns-spanned="1" table:number-matrix-rows-spanned="1" table:style-name="ce1">
            <text:p>403411419,8</text:p>
          </table:table-cell>
          <table:table-cell office:value-type="float" office:value="109360052.40926531" table:formula="of:=SUM(([.P3:.P269]-[.$Y3:.$Y269])^2)^0.5" table:number-matrix-columns-spanned="1" table:number-matrix-rows-spanned="1" table:style-name="ce2">
            <text:p>109360052,4</text:p>
          </table:table-cell>
          <table:table-cell office:value-type="float" office:value="203.38545719888583" table:formula="of:=SUM(([.Q3:.Q269]-[.$W3:.$W269])^2)^0.5" table:number-matrix-columns-spanned="1" table:number-matrix-rows-spanned="1" table:style-name="ce1">
            <text:p>203,3854572</text:p>
          </table:table-cell>
          <table:table-cell office:value-type="float" office:value="1295291.6914753218" table:formula="of:=SUM(([.R3:.R269]-[.$X3:.$X269])^2)^0.5" table:number-matrix-columns-spanned="1" table:number-matrix-rows-spanned="1" table:style-name="ce1">
            <text:p>1295291,691</text:p>
          </table:table-cell>
          <table:table-cell office:value-type="float" office:value="1119355.1766226839" table:formula="of:=SUM(([.S3:.S269]-[.$Y3:.$Y269])^2)^0.5" table:number-matrix-columns-spanned="1" table:number-matrix-rows-spanned="1" table:style-name="ce1">
            <text:p>1119355,177</text:p>
          </table:table-cell>
          <table:table-cell office:value-type="float" office:value="176.08359662387642" table:formula="of:=SUM(([.T3:.T269]-[.$W3:.$W269])^2)^0.5" table:number-matrix-columns-spanned="1" table:number-matrix-rows-spanned="1" table:style-name="ce1">
            <text:p>176,0835966</text:p>
          </table:table-cell>
          <table:table-cell office:value-type="float" office:value="9105276.4073087312" table:formula="of:=SUM(([.U3:.U269]-[.$X3:.$X269])^2)^0.5" table:number-matrix-columns-spanned="1" table:number-matrix-rows-spanned="1" table:style-name="ce1">
            <text:p>9105276,407</text:p>
          </table:table-cell>
          <table:table-cell office:value-type="float" office:value="106044.74162823916" table:formula="of:=SUM(([.V3:.V269]-[.$Y3:.$Y269])^2)^0.5" table:number-matrix-columns-spanned="1" table:number-matrix-rows-spanned="1" table:style-name="ce3">
            <text:p>106044,741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269]=[.$W3:.$W269])" table:number-matrix-columns-spanned="1" table:number-matrix-rows-spanned="1" table:style-name="ce3">
            <text:p>0</text:p>
          </table:table-cell>
          <table:table-cell office:value-type="float" office:value="0" table:formula="of:=SUM([.C3:.C269]=[.$X3:.$X269])" table:number-matrix-columns-spanned="1" table:number-matrix-rows-spanned="1" table:style-name="ce3">
            <text:p>0</text:p>
          </table:table-cell>
          <table:table-cell office:value-type="float" office:value="0" table:formula="of:=SUM([.D3:.D269]=[.$Y3:.$Y269])" table:number-matrix-columns-spanned="1" table:number-matrix-rows-spanned="1" table:style-name="ce3">
            <text:p>0</text:p>
          </table:table-cell>
          <table:table-cell office:value-type="float" office:value="0" table:formula="of:=SUM([.E3:.E269]=[.$W3:.$W269])" table:number-matrix-columns-spanned="1" table:number-matrix-rows-spanned="1" table:style-name="ce1">
            <text:p>0</text:p>
          </table:table-cell>
          <table:table-cell office:value-type="float" office:value="0" table:formula="of:=SUM([.F3:.F269]=[.$X3:.$X269])" table:number-matrix-columns-spanned="1" table:number-matrix-rows-spanned="1" table:style-name="ce1">
            <text:p>0</text:p>
          </table:table-cell>
          <table:table-cell office:value-type="float" office:value="0" table:formula="of:=SUM([.G3:.G269]=[.$Y3:.$Y269])" table:number-matrix-columns-spanned="1" table:number-matrix-rows-spanned="1" table:style-name="ce1">
            <text:p>0</text:p>
          </table:table-cell>
          <table:table-cell office:value-type="float" office:value="0" table:formula="of:=SUM([.H3:.H269]=[.$W3:.$W269])" table:number-matrix-columns-spanned="1" table:number-matrix-rows-spanned="1" table:style-name="ce2">
            <text:p>0</text:p>
          </table:table-cell>
          <table:table-cell office:value-type="float" office:value="0" table:formula="of:=SUM([.I3:.I269]=[.$X3:.$X269])" table:number-matrix-columns-spanned="1" table:number-matrix-rows-spanned="1" table:style-name="ce2">
            <text:p>0</text:p>
          </table:table-cell>
          <table:table-cell office:value-type="float" office:value="0" table:formula="of:=SUM([.J3:.J269]=[.$Y3:.$Y269])" table:number-matrix-columns-spanned="1" table:number-matrix-rows-spanned="1" table:style-name="ce2">
            <text:p>0</text:p>
          </table:table-cell>
          <table:table-cell office:value-type="float" office:value="0" table:formula="of:=SUM([.K3:.K269]=[.$W3:.$W269])" table:number-matrix-columns-spanned="1" table:number-matrix-rows-spanned="1" table:style-name="ce1">
            <text:p>0</text:p>
          </table:table-cell>
          <table:table-cell office:value-type="float" office:value="0" table:formula="of:=SUM([.L3:.L269]=[.$X3:.$X269])" table:number-matrix-columns-spanned="1" table:number-matrix-rows-spanned="1" table:style-name="ce1">
            <text:p>0</text:p>
          </table:table-cell>
          <table:table-cell office:value-type="float" office:value="0" table:formula="of:=SUM([.M3:.M269]=[.$Y3:.$Y269])" table:number-matrix-columns-spanned="1" table:number-matrix-rows-spanned="1" table:style-name="ce1">
            <text:p>0</text:p>
          </table:table-cell>
          <table:table-cell office:value-type="float" office:value="0" table:formula="of:=SUM([.N3:.N269]=[.$W3:.$W269])" table:number-matrix-columns-spanned="1" table:number-matrix-rows-spanned="1" table:style-name="ce1">
            <text:p>0</text:p>
          </table:table-cell>
          <table:table-cell office:value-type="float" office:value="0" table:formula="of:=SUM([.O3:.O269]=[.$X3:.$X269])" table:number-matrix-columns-spanned="1" table:number-matrix-rows-spanned="1" table:style-name="ce1">
            <text:p>0</text:p>
          </table:table-cell>
          <table:table-cell office:value-type="float" office:value="0" table:formula="of:=SUM([.P3:.P269]=[.$Y3:.$Y269])" table:number-matrix-columns-spanned="1" table:number-matrix-rows-spanned="1" table:style-name="ce1">
            <text:p>0</text:p>
          </table:table-cell>
          <table:table-cell office:value-type="float" office:value="0" table:formula="of:=SUM([.Q3:.Q269]=[.$W3:.$W269])" table:number-matrix-columns-spanned="1" table:number-matrix-rows-spanned="1" table:style-name="ce1">
            <text:p>0</text:p>
          </table:table-cell>
          <table:table-cell office:value-type="float" office:value="0" table:formula="of:=SUM([.R3:.R269]=[.$X3:.$X269])" table:number-matrix-columns-spanned="1" table:number-matrix-rows-spanned="1" table:style-name="ce1">
            <text:p>0</text:p>
          </table:table-cell>
          <table:table-cell office:value-type="float" office:value="0" table:formula="of:=SUM([.S3:.S269]=[.$Y3:.$Y269])" table:number-matrix-columns-spanned="1" table:number-matrix-rows-spanned="1" table:style-name="ce1">
            <text:p>0</text:p>
          </table:table-cell>
          <table:table-cell office:value-type="float" office:value="0" table:formula="of:=SUM([.T3:.T269]=[.$W3:.$W269])" table:number-matrix-columns-spanned="1" table:number-matrix-rows-spanned="1" table:style-name="ce3">
            <text:p>0</text:p>
          </table:table-cell>
          <table:table-cell office:value-type="float" office:value="0" table:formula="of:=SUM([.U3:.U269]=[.$X3:.$X269])" table:number-matrix-columns-spanned="1" table:number-matrix-rows-spanned="1" table:style-name="ce1">
            <text:p>0</text:p>
          </table:table-cell>
          <table:table-cell office:value-type="float" office:value="0" table:formula="of:=SUM([.V3:.V269]=[.$Y3:.$Y269])" table:number-matrix-columns-spanned="1" table:number-matrix-rows-spanned="1" table:style-name="ce1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269]&lt;[.$Z3:.$Z269])" table:number-matrix-columns-spanned="1" table:number-matrix-rows-spanned="1" table:style-name="ce1">
            <text:p>0</text:p>
          </table:table-cell>
          <table:table-cell office:value-type="float" office:value="0" table:formula="of:=SUM([.C3:.C269]&lt;[.$AA3:.$AA269])" table:number-matrix-columns-spanned="1" table:number-matrix-rows-spanned="1" table:style-name="ce3">
            <text:p>0</text:p>
          </table:table-cell>
          <table:table-cell office:value-type="float" office:value="0" table:formula="of:=SUM([.D3:.D269]&lt;[.$AB3:.$AB269])" table:number-matrix-columns-spanned="1" table:number-matrix-rows-spanned="1" table:style-name="ce3">
            <text:p>0</text:p>
          </table:table-cell>
          <table:table-cell office:value-type="float" office:value="0" table:formula="of:=SUM([.E3:.E269]&lt;[.$Z3:.$Z269])" table:number-matrix-columns-spanned="1" table:number-matrix-rows-spanned="1" table:style-name="ce1">
            <text:p>0</text:p>
          </table:table-cell>
          <table:table-cell office:value-type="float" office:value="0" table:formula="of:=SUM([.F3:.F269]&lt;[.$AA3:.$AA269])" table:number-matrix-columns-spanned="1" table:number-matrix-rows-spanned="1" table:style-name="ce1">
            <text:p>0</text:p>
          </table:table-cell>
          <table:table-cell office:value-type="float" office:value="0" table:formula="of:=SUM([.G3:.G269]&lt;[.$AB3:.$AB269])" table:number-matrix-columns-spanned="1" table:number-matrix-rows-spanned="1" table:style-name="ce1">
            <text:p>0</text:p>
          </table:table-cell>
          <table:table-cell office:value-type="float" office:value="0" table:formula="of:=SUM([.H3:.H269]&lt;[.$Z3:.$Z269])" table:number-matrix-columns-spanned="1" table:number-matrix-rows-spanned="1" table:style-name="ce2">
            <text:p>0</text:p>
          </table:table-cell>
          <table:table-cell office:value-type="float" office:value="0" table:formula="of:=SUM([.I3:.I269]&lt;[.$AA3:.$AA269])" table:number-matrix-columns-spanned="1" table:number-matrix-rows-spanned="1" table:style-name="ce2">
            <text:p>0</text:p>
          </table:table-cell>
          <table:table-cell office:value-type="float" office:value="0" table:formula="of:=SUM([.J3:.J269]&lt;[.$AB3:.$AB269])" table:number-matrix-columns-spanned="1" table:number-matrix-rows-spanned="1" table:style-name="ce2">
            <text:p>0</text:p>
          </table:table-cell>
          <table:table-cell office:value-type="float" office:value="0" table:formula="of:=SUM([.K3:.K269]&lt;[.$Z3:.$Z269])" table:number-matrix-columns-spanned="1" table:number-matrix-rows-spanned="1" table:style-name="ce1">
            <text:p>0</text:p>
          </table:table-cell>
          <table:table-cell office:value-type="float" office:value="0" table:formula="of:=SUM([.L3:.L269]&lt;[.$AA3:.$AA269])" table:number-matrix-columns-spanned="1" table:number-matrix-rows-spanned="1" table:style-name="ce1">
            <text:p>0</text:p>
          </table:table-cell>
          <table:table-cell office:value-type="float" office:value="0" table:formula="of:=SUM([.M3:.M269]&lt;[.$AB3:.$AB269])" table:number-matrix-columns-spanned="1" table:number-matrix-rows-spanned="1" table:style-name="ce1">
            <text:p>0</text:p>
          </table:table-cell>
          <table:table-cell office:value-type="float" office:value="0" table:formula="of:=SUM([.N3:.N269]&lt;[.$Z3:.$Z269])" table:number-matrix-columns-spanned="1" table:number-matrix-rows-spanned="1" table:style-name="ce1">
            <text:p>0</text:p>
          </table:table-cell>
          <table:table-cell office:value-type="float" office:value="0" table:formula="of:=SUM([.O3:.O269]&lt;[.$AA3:.$AA269])" table:number-matrix-columns-spanned="1" table:number-matrix-rows-spanned="1" table:style-name="ce1">
            <text:p>0</text:p>
          </table:table-cell>
          <table:table-cell office:value-type="float" office:value="0" table:formula="of:=SUM([.P3:.P269]&lt;[.$AB3:.$AB269])" table:number-matrix-columns-spanned="1" table:number-matrix-rows-spanned="1" table:style-name="ce1">
            <text:p>0</text:p>
          </table:table-cell>
          <table:table-cell office:value-type="float" office:value="0" table:formula="of:=SUM([.Q3:.Q269]&lt;[.$Z3:.$Z269])" table:number-matrix-columns-spanned="1" table:number-matrix-rows-spanned="1" table:style-name="ce1">
            <text:p>0</text:p>
          </table:table-cell>
          <table:table-cell office:value-type="float" office:value="0" table:formula="of:=SUM([.R3:.R269]&lt;[.$AA3:.$AA269])" table:number-matrix-columns-spanned="1" table:number-matrix-rows-spanned="1" table:style-name="ce1">
            <text:p>0</text:p>
          </table:table-cell>
          <table:table-cell office:value-type="float" office:value="0" table:formula="of:=SUM([.S3:.S269]&lt;[.$AB3:.$AB269])" table:number-matrix-columns-spanned="1" table:number-matrix-rows-spanned="1" table:style-name="ce1">
            <text:p>0</text:p>
          </table:table-cell>
          <table:table-cell office:value-type="float" office:value="0" table:formula="of:=SUM([.T3:.T269]&lt;[.$Z3:.$Z269])" table:number-matrix-columns-spanned="1" table:number-matrix-rows-spanned="1" table:style-name="ce3">
            <text:p>0</text:p>
          </table:table-cell>
          <table:table-cell office:value-type="float" office:value="0" table:formula="of:=SUM([.U3:.U269]&lt;[.$AA3:.$AA269])" table:number-matrix-columns-spanned="1" table:number-matrix-rows-spanned="1" table:style-name="ce1">
            <text:p>0</text:p>
          </table:table-cell>
          <table:table-cell office:value-type="float" office:value="0" table:formula="of:=SUM([.V3:.V269]&lt;[.$AB3:.$AB269])" table:number-matrix-columns-spanned="1" table:number-matrix-rows-spanned="1" table:style-name="ce1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269]&gt;[.$Z3:.$Z269])" table:number-matrix-columns-spanned="1" table:number-matrix-rows-spanned="1" table:style-name="ce1">
            <text:p>0</text:p>
          </table:table-cell>
          <table:table-cell office:value-type="float" office:value="0" table:formula="of:=SUM([.C3:.C269]&gt;[.$AA3:.$AA269])" table:number-matrix-columns-spanned="1" table:number-matrix-rows-spanned="1" table:style-name="ce1">
            <text:p>0</text:p>
          </table:table-cell>
          <table:table-cell office:value-type="float" office:value="0" table:formula="of:=SUM([.D3:.D269]&gt;[.$AB3:.$AB269])" table:number-matrix-columns-spanned="1" table:number-matrix-rows-spanned="1" table:style-name="ce1">
            <text:p>0</text:p>
          </table:table-cell>
          <table:table-cell office:value-type="float" office:value="0" table:formula="of:=SUM([.E3:.E269]&gt;[.$Z3:.$Z269])" table:number-matrix-columns-spanned="1" table:number-matrix-rows-spanned="1" table:style-name="ce1">
            <text:p>0</text:p>
          </table:table-cell>
          <table:table-cell office:value-type="float" office:value="0" table:formula="of:=SUM([.F3:.F269]&gt;[.$AA3:.$AA269])" table:number-matrix-columns-spanned="1" table:number-matrix-rows-spanned="1" table:style-name="ce3">
            <text:p>0</text:p>
          </table:table-cell>
          <table:table-cell office:value-type="float" office:value="0" table:formula="of:=SUM([.G3:.G269]&gt;[.$AB3:.$AB269])" table:number-matrix-columns-spanned="1" table:number-matrix-rows-spanned="1" table:style-name="ce1">
            <text:p>0</text:p>
          </table:table-cell>
          <table:table-cell office:value-type="float" office:value="0" table:formula="of:=SUM([.H3:.H269]&gt;[.$Z3:.$Z269])" table:number-matrix-columns-spanned="1" table:number-matrix-rows-spanned="1" table:style-name="ce2">
            <text:p>0</text:p>
          </table:table-cell>
          <table:table-cell office:value-type="float" office:value="0" table:formula="of:=SUM([.I3:.I269]&gt;[.$AA3:.$AA269])" table:number-matrix-columns-spanned="1" table:number-matrix-rows-spanned="1" table:style-name="ce2">
            <text:p>0</text:p>
          </table:table-cell>
          <table:table-cell office:value-type="float" office:value="0" table:formula="of:=SUM([.J3:.J269]&gt;[.$AB3:.$AB269])" table:number-matrix-columns-spanned="1" table:number-matrix-rows-spanned="1" table:style-name="ce2">
            <text:p>0</text:p>
          </table:table-cell>
          <table:table-cell office:value-type="float" office:value="0" table:formula="of:=SUM([.K3:.K269]&gt;[.$Z3:.$Z269])" table:number-matrix-columns-spanned="1" table:number-matrix-rows-spanned="1" table:style-name="ce1">
            <text:p>0</text:p>
          </table:table-cell>
          <table:table-cell office:value-type="float" office:value="0" table:formula="of:=SUM([.L3:.L269]&gt;[.$AA3:.$AA269])" table:number-matrix-columns-spanned="1" table:number-matrix-rows-spanned="1" table:style-name="ce1">
            <text:p>0</text:p>
          </table:table-cell>
          <table:table-cell office:value-type="float" office:value="0" table:formula="of:=SUM([.M3:.M269]&gt;[.$AB3:.$AB269])" table:number-matrix-columns-spanned="1" table:number-matrix-rows-spanned="1" table:style-name="ce3">
            <text:p>0</text:p>
          </table:table-cell>
          <table:table-cell office:value-type="float" office:value="0" table:formula="of:=SUM([.N3:.N269]&gt;[.$Z3:.$Z269])" table:number-matrix-columns-spanned="1" table:number-matrix-rows-spanned="1" table:style-name="ce1">
            <text:p>0</text:p>
          </table:table-cell>
          <table:table-cell office:value-type="float" office:value="0" table:formula="of:=SUM([.O3:.O269]&gt;[.$AA3:.$AA269])" table:number-matrix-columns-spanned="1" table:number-matrix-rows-spanned="1" table:style-name="ce1">
            <text:p>0</text:p>
          </table:table-cell>
          <table:table-cell office:value-type="float" office:value="0" table:formula="of:=SUM([.P3:.P269]&gt;[.$AB3:.$AB269])" table:number-matrix-columns-spanned="1" table:number-matrix-rows-spanned="1" table:style-name="ce1">
            <text:p>0</text:p>
          </table:table-cell>
          <table:table-cell office:value-type="float" office:value="0" table:formula="of:=SUM([.Q3:.Q269]&gt;[.$Z3:.$Z269])" table:number-matrix-columns-spanned="1" table:number-matrix-rows-spanned="1" table:style-name="ce1">
            <text:p>0</text:p>
          </table:table-cell>
          <table:table-cell office:value-type="float" office:value="0" table:formula="of:=SUM([.R3:.R269]&gt;[.$AA3:.$AA269])" table:number-matrix-columns-spanned="1" table:number-matrix-rows-spanned="1" table:style-name="ce3">
            <text:p>0</text:p>
          </table:table-cell>
          <table:table-cell office:value-type="float" office:value="0" table:formula="of:=SUM([.S3:.S269]&gt;[.$AB3:.$AB269])" table:number-matrix-columns-spanned="1" table:number-matrix-rows-spanned="1" table:style-name="ce1">
            <text:p>0</text:p>
          </table:table-cell>
          <table:table-cell office:value-type="float" office:value="0" table:formula="of:=SUM([.T3:.T269]&gt;[.$Z3:.$Z269])" table:number-matrix-columns-spanned="1" table:number-matrix-rows-spanned="1" table:style-name="ce3">
            <text:p>0</text:p>
          </table:table-cell>
          <table:table-cell office:value-type="float" office:value="0" table:formula="of:=SUM([.U3:.U269]&gt;[.$AA3:.$AA269])" table:number-matrix-columns-spanned="1" table:number-matrix-rows-spanned="1" table:style-name="ce1">
            <text:p>0</text:p>
          </table:table-cell>
          <table:table-cell office:value-type="float" office:value="0" table:formula="of:=SUM([.V3:.V269]&gt;[.$AB3:.$AB269])" table:number-matrix-columns-spanned="1" table:number-matrix-rows-spanned="1" table:style-name="ce1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269]=[.$AC3:.$AC269])" table:number-matrix-columns-spanned="1" table:number-matrix-rows-spanned="1" table:style-name="ce1">
            <text:p>0</text:p>
          </table:table-cell>
          <table:table-cell office:value-type="float" office:value="0" table:formula="of:=SUM([.C3:.C269]=[.$AD3:.$AD269])" table:number-matrix-columns-spanned="1" table:number-matrix-rows-spanned="1" table:style-name="ce1">
            <text:p>0</text:p>
          </table:table-cell>
          <table:table-cell office:value-type="float" office:value="0" table:formula="of:=SUM([.D3:.D269]=[.$AE3:.$AE269])" table:number-matrix-columns-spanned="1" table:number-matrix-rows-spanned="1" table:style-name="ce1">
            <text:p>0</text:p>
          </table:table-cell>
          <table:table-cell office:value-type="float" office:value="0" table:formula="of:=SUM([.E3:.E269]=[.$AC3:.$AC269])" table:number-matrix-columns-spanned="1" table:number-matrix-rows-spanned="1" table:style-name="ce1">
            <text:p>0</text:p>
          </table:table-cell>
          <table:table-cell office:value-type="float" office:value="0" table:formula="of:=SUM([.F3:.F269]=[.$AD3:.$AD269])" table:number-matrix-columns-spanned="1" table:number-matrix-rows-spanned="1" table:style-name="ce1">
            <text:p>0</text:p>
          </table:table-cell>
          <table:table-cell office:value-type="float" office:value="0" table:formula="of:=SUM([.G3:.G269]=[.$AE3:.$AE269])" table:number-matrix-columns-spanned="1" table:number-matrix-rows-spanned="1" table:style-name="ce1">
            <text:p>0</text:p>
          </table:table-cell>
          <table:table-cell office:value-type="float" office:value="0" table:formula="of:=SUM([.H3:.H269]=[.$AC3:.$AC269])" table:number-matrix-columns-spanned="1" table:number-matrix-rows-spanned="1" table:style-name="ce2">
            <text:p>0</text:p>
          </table:table-cell>
          <table:table-cell office:value-type="float" office:value="0" table:formula="of:=SUM([.I3:.I269]=[.$AD3:.$AD269])" table:number-matrix-columns-spanned="1" table:number-matrix-rows-spanned="1" table:style-name="ce2">
            <text:p>0</text:p>
          </table:table-cell>
          <table:table-cell office:value-type="float" office:value="0" table:formula="of:=SUM([.J3:.J269]=[.$AE3:.$AE269])" table:number-matrix-columns-spanned="1" table:number-matrix-rows-spanned="1" table:style-name="ce2">
            <text:p>0</text:p>
          </table:table-cell>
          <table:table-cell office:value-type="float" office:value="0" table:formula="of:=SUM([.K3:.K269]=[.$AC3:.$AC269])" table:number-matrix-columns-spanned="1" table:number-matrix-rows-spanned="1" table:style-name="ce3">
            <text:p>0</text:p>
          </table:table-cell>
          <table:table-cell office:value-type="float" office:value="0" table:formula="of:=SUM([.L3:.L269]=[.$AD3:.$AD269])" table:number-matrix-columns-spanned="1" table:number-matrix-rows-spanned="1" table:style-name="ce1">
            <text:p>0</text:p>
          </table:table-cell>
          <table:table-cell office:value-type="float" office:value="0" table:formula="of:=SUM([.M3:.M269]=[.$AE3:.$AE269])" table:number-matrix-columns-spanned="1" table:number-matrix-rows-spanned="1" table:style-name="ce3">
            <text:p>0</text:p>
          </table:table-cell>
          <table:table-cell office:value-type="float" office:value="0" table:formula="of:=SUM([.N3:.N269]=[.$AC3:.$AC269])" table:number-matrix-columns-spanned="1" table:number-matrix-rows-spanned="1" table:style-name="ce1">
            <text:p>0</text:p>
          </table:table-cell>
          <table:table-cell office:value-type="float" office:value="0" table:formula="of:=SUM([.O3:.O269]=[.$AD3:.$AD269])" table:number-matrix-columns-spanned="1" table:number-matrix-rows-spanned="1" table:style-name="ce1">
            <text:p>0</text:p>
          </table:table-cell>
          <table:table-cell office:value-type="float" office:value="0" table:formula="of:=SUM([.P3:.P269]=[.$AE3:.$AE269])" table:number-matrix-columns-spanned="1" table:number-matrix-rows-spanned="1" table:style-name="ce1">
            <text:p>0</text:p>
          </table:table-cell>
          <table:table-cell office:value-type="float" office:value="0" table:formula="of:=SUM([.Q3:.Q269]=[.$AC3:.$AC269])" table:number-matrix-columns-spanned="1" table:number-matrix-rows-spanned="1" table:style-name="ce3">
            <text:p>0</text:p>
          </table:table-cell>
          <table:table-cell office:value-type="float" office:value="0" table:formula="of:=SUM([.R3:.R269]=[.$AD3:.$AD269])" table:number-matrix-columns-spanned="1" table:number-matrix-rows-spanned="1" table:style-name="ce1">
            <text:p>0</text:p>
          </table:table-cell>
          <table:table-cell office:value-type="float" office:value="0" table:formula="of:=SUM([.S3:.S269]=[.$AE3:.$AE269])" table:number-matrix-columns-spanned="1" table:number-matrix-rows-spanned="1" table:style-name="ce1">
            <text:p>0</text:p>
          </table:table-cell>
          <table:table-cell office:value-type="float" office:value="0" table:formula="of:=SUM([.T3:.T269]=[.$AC3:.$AC269])" table:number-matrix-columns-spanned="1" table:number-matrix-rows-spanned="1" table:style-name="ce3">
            <text:p>0</text:p>
          </table:table-cell>
          <table:table-cell office:value-type="float" office:value="0" table:formula="of:=SUM([.U3:.U269]=[.$AD3:.$AD269])" table:number-matrix-columns-spanned="1" table:number-matrix-rows-spanned="1" table:style-name="ce1">
            <text:p>0</text:p>
          </table:table-cell>
          <table:table-cell office:value-type="float" office:value="0" table:formula="of:=SUM([.V3:.V269]=[.$AE3:.$AE269])" table:number-matrix-columns-spanned="1" table:number-matrix-rows-spanned="1" table:style-name="ce3">
            <text:p>0</text:p>
          </table:table-cell>
          <table:table-cell table:number-columns-repeated="16362" table:style-name="ce1"/>
        </table:table-row>
        <table:table-row table:number-rows-repeated="1048298" table:style-name="ro1">
          <table:table-cell table:number-columns-repeated="16384"/>
        </table:table-row>
      </table:table>
      <table:table table:name="Classes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2" table:default-cell-style-name="ce1"/>
        <table:table-column table:style-name="co7" table:number-columns-repeated="16352" table:default-cell-style-name="ce1"/>
        <table:table-row table:style-name="ro1">
          <table:table-cell table:style-name="ce1"/>
          <table:table-cell office:value-type="string" table:style-name="ce1">
            <text:p>clingo-1/setting-hDistance</text:p>
          </table:table-cell>
          <table:table-cell table:number-columns-repeated="2" table:style-name="ce1"/>
          <table:table-cell office:value-type="string" table:style-name="ce1">
            <text:p>clingo-1/setting-hForbiddenNode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355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maze</text:p>
          </table:table-cell>
          <table:table-cell office:value-type="float" office:value="279.0213483146066" table:formula="of:=AVERAGE([Instances.B3:.B91])" table:style-name="ce1">
            <text:p>279,0213483</text:p>
          </table:table-cell>
          <table:table-cell office:value-type="float" office:value="2159960.6853932585" table:formula="of:=AVERAGE([Instances.C3:.C91])" table:style-name="ce1">
            <text:p>2159960,685</text:p>
          </table:table-cell>
          <table:table-cell office:value-type="float" office:value="830019.30337078648" table:formula="of:=AVERAGE([Instances.D3:.D91])" table:style-name="ce1">
            <text:p>830019,3034</text:p>
          </table:table-cell>
          <table:table-cell office:value-type="float" office:value="3.8489887640449401" table:formula="of:=AVERAGE([Instances.E3:.E91])" table:style-name="ce1">
            <text:p>3,848988764</text:p>
          </table:table-cell>
          <table:table-cell office:value-type="float" office:value="26543.067415730337" table:formula="of:=AVERAGE([Instances.F3:.F91])" table:style-name="ce1">
            <text:p>26543,06742</text:p>
          </table:table-cell>
          <table:table-cell office:value-type="float" office:value="19953.595505617977" table:formula="of:=AVERAGE([Instances.G3:.G91])" table:style-name="ce1">
            <text:p>19953,59551</text:p>
          </table:table-cell>
          <table:table-cell office:value-type="float" office:value="422.71696629213506" table:formula="of:=AVERAGE([Instances.H3:.H91])" table:style-name="ce1">
            <text:p>422,7169663</text:p>
          </table:table-cell>
          <table:table-cell office:value-type="float" office:value="13374408.011235954" table:formula="of:=AVERAGE([Instances.I3:.I91])" table:style-name="ce2">
            <text:p>13374408,01</text:p>
          </table:table-cell>
          <table:table-cell office:value-type="float" office:value="160010.92134831462" table:formula="of:=AVERAGE([Instances.J3:.J91])" table:style-name="ce1">
            <text:p>160010,9213</text:p>
          </table:table-cell>
          <table:table-cell office:value-type="float" office:value="1.0844943820224726" table:formula="of:=AVERAGE([Instances.K3:.K91])" table:style-name="ce1">
            <text:p>1,084494382</text:p>
          </table:table-cell>
          <table:table-cell office:value-type="float" office:value="14540.797752808989" table:formula="of:=AVERAGE([Instances.L3:.L91])" table:style-name="ce3">
            <text:p>14540,79775</text:p>
          </table:table-cell>
          <table:table-cell office:value-type="float" office:value="8833.6966292134839" table:formula="of:=AVERAGE([Instances.M3:.M91])" table:style-name="ce1">
            <text:p>8833,696629</text:p>
          </table:table-cell>
          <table:table-cell office:value-type="float" office:value="586.6593258426966" table:formula="of:=AVERAGE([Instances.N3:.N91])" table:style-name="ce2">
            <text:p>586,6593258</text:p>
          </table:table-cell>
          <table:table-cell office:value-type="float" office:value="5742962.685393258" table:formula="of:=AVERAGE([Instances.O3:.O91])" table:style-name="ce1">
            <text:p>5742962,685</text:p>
          </table:table-cell>
          <table:table-cell office:value-type="float" office:value="1791698.5280898877" table:formula="of:=AVERAGE([Instances.P3:.P91])" table:style-name="ce2">
            <text:p>1791698,528</text:p>
          </table:table-cell>
          <table:table-cell office:value-type="float" office:value="3.6098876404494349" table:formula="of:=AVERAGE([Instances.Q3:.Q91])" table:style-name="ce1">
            <text:p>3,60988764</text:p>
          </table:table-cell>
          <table:table-cell office:value-type="float" office:value="26543.067415730337" table:formula="of:=AVERAGE([Instances.R3:.R91])" table:style-name="ce1">
            <text:p>26543,06742</text:p>
          </table:table-cell>
          <table:table-cell office:value-type="float" office:value="19953.595505617977" table:formula="of:=AVERAGE([Instances.S3:.S91])" table:style-name="ce1">
            <text:p>19953,59551</text:p>
          </table:table-cell>
          <table:table-cell office:value-type="float" office:value="0.96123595505618054" table:formula="of:=AVERAGE([Instances.T3:.T91])" table:style-name="ce3">
            <text:p>0,961235955</text:p>
          </table:table-cell>
          <table:table-cell office:value-type="float" office:value="15353.505617977527" table:formula="of:=AVERAGE([Instances.U3:.U91])" table:style-name="ce1">
            <text:p>15353,50562</text:p>
          </table:table-cell>
          <table:table-cell office:value-type="float" office:value="8418.0561797752816" table:formula="of:=AVERAGE([Instances.V3:.V91])" table:style-name="ce3">
            <text:p>8418,05618</text:p>
          </table:table-cell>
          <table:table-cell office:value-type="float" office:value="0.96123595505618054" table:formula="of:=MIN([.$B3];[.$E3];[.$H3];[.$K3];[.$N3];[.$Q3];[.$T3])" table:style-name="ce1">
            <text:p>0,961235955</text:p>
          </table:table-cell>
          <table:table-cell office:value-type="float" office:value="14540.797752808989" table:formula="of:=MIN([.$C3];[.$F3];[.$I3];[.$L3];[.$O3];[.$R3];[.$U3])" table:style-name="ce1">
            <text:p>14540,79775</text:p>
          </table:table-cell>
          <table:table-cell office:value-type="float" office:value="8418.0561797752816" table:formula="of:=MIN([.$D3];[.$G3];[.$J3];[.$M3];[.$P3];[.$S3];[.$V3])" table:style-name="ce1">
            <text:p>8418,05618</text:p>
          </table:table-cell>
          <table:table-cell office:value-type="float" office:value="3.8489887640449401" table:formula="of:=MEDIAN([.$B3];[.$E3];[.$H3];[.$K3];[.$N3];[.$Q3];[.$T3])" table:style-name="ce1">
            <text:p>3,848988764</text:p>
          </table:table-cell>
          <table:table-cell office:value-type="float" office:value="26543.067415730337" table:formula="of:=MEDIAN([.$C3];[.$F3];[.$I3];[.$L3];[.$O3];[.$R3];[.$U3])" table:style-name="ce1">
            <text:p>26543,06742</text:p>
          </table:table-cell>
          <table:table-cell office:value-type="float" office:value="19953.595505617977" table:formula="of:=MEDIAN([.$D3];[.$G3];[.$J3];[.$M3];[.$P3];[.$S3];[.$V3])" table:style-name="ce1">
            <text:p>19953,59551</text:p>
          </table:table-cell>
          <table:table-cell office:value-type="float" office:value="586.6593258426966" table:formula="of:=MAX([.$B3];[.$E3];[.$H3];[.$K3];[.$N3];[.$Q3];[.$T3])" table:style-name="ce1">
            <text:p>586,6593258</text:p>
          </table:table-cell>
          <table:table-cell office:value-type="float" office:value="13374408.011235954" table:formula="of:=MAX([.$C3];[.$F3];[.$I3];[.$L3];[.$O3];[.$R3];[.$U3])" table:style-name="ce1">
            <text:p>13374408,01</text:p>
          </table:table-cell>
          <table:table-cell office:value-type="float" office:value="1791698.5280898877" table:formula="of:=MAX([.$D3];[.$G3];[.$J3];[.$M3];[.$P3];[.$S3];[.$V3])" table:style-name="ce1">
            <text:p>1791698,52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andom</text:p>
          </table:table-cell>
          <table:table-cell office:value-type="float" office:value="1669.5489743589744" table:formula="of:=AVERAGE([Instances.B92:.B169])" table:style-name="ce1">
            <text:p>1669,548974</text:p>
          </table:table-cell>
          <table:table-cell office:value-type="float" office:value="121097.52564102564" table:formula="of:=AVERAGE([Instances.C92:.C169])" table:style-name="ce1">
            <text:p>121097,5256</text:p>
          </table:table-cell>
          <table:table-cell office:value-type="float" office:value="1590.2692307692307" table:formula="of:=AVERAGE([Instances.D92:.D169])" table:style-name="ce1">
            <text:p>1590,269231</text:p>
          </table:table-cell>
          <table:table-cell office:value-type="float" office:value="1661.7216666666664" table:formula="of:=AVERAGE([Instances.E92:.E169])" table:style-name="ce1">
            <text:p>1661,721667</text:p>
          </table:table-cell>
          <table:table-cell office:value-type="float" office:value="1466.2051282051282" table:formula="of:=AVERAGE([Instances.F92:.F169])" table:style-name="ce3">
            <text:p>1466,205128</text:p>
          </table:table-cell>
          <table:table-cell office:value-type="float" office:value="45.974358974358971" table:formula="of:=AVERAGE([Instances.G92:.G169])" table:style-name="ce1">
            <text:p>45,97435897</text:p>
          </table:table-cell>
          <table:table-cell office:value-type="float" office:value="1667.8412820512824" table:formula="of:=AVERAGE([Instances.H92:.H169])" table:style-name="ce1">
            <text:p>1667,841282</text:p>
          </table:table-cell>
          <table:table-cell office:value-type="float" office:value="186715.03846153847" table:formula="of:=AVERAGE([Instances.I92:.I169])" table:style-name="ce1">
            <text:p>186715,0385</text:p>
          </table:table-cell>
          <table:table-cell office:value-type="float" office:value="954.48717948717945" table:formula="of:=AVERAGE([Instances.J92:.J169])" table:style-name="ce1">
            <text:p>954,4871795</text:p>
          </table:table-cell>
          <table:table-cell office:value-type="float" office:value="1661.6164102564098" table:formula="of:=AVERAGE([Instances.K92:.K169])" table:style-name="ce3">
            <text:p>1661,61641</text:p>
          </table:table-cell>
          <table:table-cell office:value-type="float" office:value="1529.6025641025642" table:formula="of:=AVERAGE([Instances.L92:.L169])" table:style-name="ce1">
            <text:p>1529,602564</text:p>
          </table:table-cell>
          <table:table-cell office:value-type="float" office:value="20.73076923076923" table:formula="of:=AVERAGE([Instances.M92:.M169])" table:style-name="ce3">
            <text:p>20,73076923</text:p>
          </table:table-cell>
          <table:table-cell office:value-type="float" office:value="1938.7970512820507" table:formula="of:=AVERAGE([Instances.N92:.N169])" table:style-name="ce2">
            <text:p>1938,797051</text:p>
          </table:table-cell>
          <table:table-cell office:value-type="float" office:value="2497854.076923077" table:formula="of:=AVERAGE([Instances.O92:.O169])" table:style-name="ce2">
            <text:p>2497854,077</text:p>
          </table:table-cell>
          <table:table-cell office:value-type="float" office:value="130593.74358974359" table:formula="of:=AVERAGE([Instances.P92:.P169])" table:style-name="ce2">
            <text:p>130593,7436</text:p>
          </table:table-cell>
          <table:table-cell office:value-type="float" office:value="1661.7244871794862" table:formula="of:=AVERAGE([Instances.Q92:.Q169])" table:style-name="ce1">
            <text:p>1661,724487</text:p>
          </table:table-cell>
          <table:table-cell office:value-type="float" office:value="1466.2051282051282" table:formula="of:=AVERAGE([Instances.R92:.R169])" table:style-name="ce3">
            <text:p>1466,205128</text:p>
          </table:table-cell>
          <table:table-cell office:value-type="float" office:value="45.974358974358971" table:formula="of:=AVERAGE([Instances.S92:.S169])" table:style-name="ce1">
            <text:p>45,97435897</text:p>
          </table:table-cell>
          <table:table-cell office:value-type="float" office:value="1663.8412820512815" table:formula="of:=AVERAGE([Instances.T92:.T169])" table:style-name="ce1">
            <text:p>1663,841282</text:p>
          </table:table-cell>
          <table:table-cell office:value-type="float" office:value="117362.15384615384" table:formula="of:=AVERAGE([Instances.U92:.U169])" table:style-name="ce1">
            <text:p>117362,1538</text:p>
          </table:table-cell>
          <table:table-cell office:value-type="float" office:value="956.03846153846155" table:formula="of:=AVERAGE([Instances.V92:.V169])" table:style-name="ce1">
            <text:p>956,0384615</text:p>
          </table:table-cell>
          <table:table-cell office:value-type="float" office:value="1661.6164102564098" table:formula="of:=MIN([.$B4];[.$E4];[.$H4];[.$K4];[.$N4];[.$Q4];[.$T4])" table:style-name="ce1">
            <text:p>1661,61641</text:p>
          </table:table-cell>
          <table:table-cell office:value-type="float" office:value="1466.2051282051282" table:formula="of:=MIN([.$C4];[.$F4];[.$I4];[.$L4];[.$O4];[.$R4];[.$U4])" table:style-name="ce1">
            <text:p>1466,205128</text:p>
          </table:table-cell>
          <table:table-cell office:value-type="float" office:value="20.73076923076923" table:formula="of:=MIN([.$D4];[.$G4];[.$J4];[.$M4];[.$P4];[.$S4];[.$V4])" table:style-name="ce1">
            <text:p>20,73076923</text:p>
          </table:table-cell>
          <table:table-cell office:value-type="float" office:value="1663.8412820512815" table:formula="of:=MEDIAN([.$B4];[.$E4];[.$H4];[.$K4];[.$N4];[.$Q4];[.$T4])" table:style-name="ce1">
            <text:p>1663,841282</text:p>
          </table:table-cell>
          <table:table-cell office:value-type="float" office:value="117362.15384615384" table:formula="of:=MEDIAN([.$C4];[.$F4];[.$I4];[.$L4];[.$O4];[.$R4];[.$U4])" table:style-name="ce1">
            <text:p>117362,1538</text:p>
          </table:table-cell>
          <table:table-cell office:value-type="float" office:value="954.48717948717945" table:formula="of:=MEDIAN([.$D4];[.$G4];[.$J4];[.$M4];[.$P4];[.$S4];[.$V4])" table:style-name="ce1">
            <text:p>954,4871795</text:p>
          </table:table-cell>
          <table:table-cell office:value-type="float" office:value="1938.7970512820507" table:formula="of:=MAX([.$B4];[.$E4];[.$H4];[.$K4];[.$N4];[.$Q4];[.$T4])" table:style-name="ce1">
            <text:p>1938,797051</text:p>
          </table:table-cell>
          <table:table-cell office:value-type="float" office:value="2497854.076923077" table:formula="of:=MAX([.$C4];[.$F4];[.$I4];[.$L4];[.$O4];[.$R4];[.$U4])" table:style-name="ce1">
            <text:p>2497854,077</text:p>
          </table:table-cell>
          <table:table-cell office:value-type="float" office:value="130593.74358974359" table:formula="of:=MAX([.$D4];[.$G4];[.$J4];[.$M4];[.$P4];[.$S4];[.$V4])" table:style-name="ce1">
            <text:p>130593,743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room</text:p>
          </table:table-cell>
          <table:table-cell office:value-type="float" office:value="216.04969999999983" table:formula="of:=AVERAGE([Instances.B170:.B269])" table:style-name="ce1">
            <text:p>216,0497</text:p>
          </table:table-cell>
          <table:table-cell office:value-type="float" office:value="342.33" table:formula="of:=AVERAGE([Instances.C170:.C269])" table:style-name="ce3">
            <text:p>342,33</text:p>
          </table:table-cell>
          <table:table-cell office:value-type="float" office:value="10.54" table:formula="of:=AVERAGE([Instances.D170:.D269])" table:style-name="ce3">
            <text:p>10,54</text:p>
          </table:table-cell>
          <table:table-cell office:value-type="float" office:value="216.09339999999983" table:formula="of:=AVERAGE([Instances.E170:.E269])" table:style-name="ce1">
            <text:p>216,0934</text:p>
          </table:table-cell>
          <table:table-cell office:value-type="float" office:value="681.33" table:formula="of:=AVERAGE([Instances.F170:.F269])" table:style-name="ce1">
            <text:p>681,33</text:p>
          </table:table-cell>
          <table:table-cell office:value-type="float" office:value="32.07" table:formula="of:=AVERAGE([Instances.G170:.G269])" table:style-name="ce1">
            <text:p>32,07</text:p>
          </table:table-cell>
          <table:table-cell office:value-type="float" office:value="236.05649999999986" table:formula="of:=AVERAGE([Instances.H170:.H269])" table:style-name="ce2">
            <text:p>236,0565</text:p>
          </table:table-cell>
          <table:table-cell office:value-type="float" office:value="912700.94" table:formula="of:=AVERAGE([Instances.I170:.I269])" table:style-name="ce2">
            <text:p>912700,94</text:p>
          </table:table-cell>
          <table:table-cell office:value-type="float" office:value="19257.939999999999" table:formula="of:=AVERAGE([Instances.J170:.J269])" table:style-name="ce2">
            <text:p>19257,94</text:p>
          </table:table-cell>
          <table:table-cell office:value-type="float" office:value="216.05089999999976" table:formula="of:=AVERAGE([Instances.K170:.K269])" table:style-name="ce1">
            <text:p>216,0509</text:p>
          </table:table-cell>
          <table:table-cell office:value-type="float" office:value="784.43" table:formula="of:=AVERAGE([Instances.L170:.L269])" table:style-name="ce1">
            <text:p>784,43</text:p>
          </table:table-cell>
          <table:table-cell office:value-type="float" office:value="20.260000000000002" table:formula="of:=AVERAGE([Instances.M170:.M269])" table:style-name="ce1">
            <text:p>20,26</text:p>
          </table:table-cell>
          <table:table-cell office:value-type="float" office:value="216.12359999999978" table:formula="of:=AVERAGE([Instances.N170:.N269])" table:style-name="ce1">
            <text:p>216,1236</text:p>
          </table:table-cell>
          <table:table-cell office:value-type="float" office:value="1394.11" table:formula="of:=AVERAGE([Instances.O170:.O269])" table:style-name="ce1">
            <text:p>1394,11</text:p>
          </table:table-cell>
          <table:table-cell office:value-type="float" office:value="190.84" table:formula="of:=AVERAGE([Instances.P170:.P269])" table:style-name="ce1">
            <text:p>190,84</text:p>
          </table:table-cell>
          <table:table-cell office:value-type="float" office:value="216.09539999999987" table:formula="of:=AVERAGE([Instances.Q170:.Q269])" table:style-name="ce1">
            <text:p>216,0954</text:p>
          </table:table-cell>
          <table:table-cell office:value-type="float" office:value="681.33" table:formula="of:=AVERAGE([Instances.R170:.R269])" table:style-name="ce1">
            <text:p>681,33</text:p>
          </table:table-cell>
          <table:table-cell office:value-type="float" office:value="32.07" table:formula="of:=AVERAGE([Instances.S170:.S269])" table:style-name="ce1">
            <text:p>32,07</text:p>
          </table:table-cell>
          <table:table-cell office:value-type="float" office:value="216.04799999999989" table:formula="of:=AVERAGE([Instances.T170:.T269])" table:style-name="ce3">
            <text:p>216,048</text:p>
          </table:table-cell>
          <table:table-cell office:value-type="float" office:value="775.92" table:formula="of:=AVERAGE([Instances.U170:.U269])" table:style-name="ce1">
            <text:p>775,92</text:p>
          </table:table-cell>
          <table:table-cell office:value-type="float" office:value="21.56" table:formula="of:=AVERAGE([Instances.V170:.V269])" table:style-name="ce1">
            <text:p>21,56</text:p>
          </table:table-cell>
          <table:table-cell office:value-type="float" office:value="216.04799999999989" table:formula="of:=MIN([.$B5];[.$E5];[.$H5];[.$K5];[.$N5];[.$Q5];[.$T5])" table:style-name="ce1">
            <text:p>216,048</text:p>
          </table:table-cell>
          <table:table-cell office:value-type="float" office:value="342.33" table:formula="of:=MIN([.$C5];[.$F5];[.$I5];[.$L5];[.$O5];[.$R5];[.$U5])" table:style-name="ce1">
            <text:p>342,33</text:p>
          </table:table-cell>
          <table:table-cell office:value-type="float" office:value="10.54" table:formula="of:=MIN([.$D5];[.$G5];[.$J5];[.$M5];[.$P5];[.$S5];[.$V5])" table:style-name="ce1">
            <text:p>10,54</text:p>
          </table:table-cell>
          <table:table-cell office:value-type="float" office:value="216.09339999999983" table:formula="of:=MEDIAN([.$B5];[.$E5];[.$H5];[.$K5];[.$N5];[.$Q5];[.$T5])" table:style-name="ce1">
            <text:p>216,0934</text:p>
          </table:table-cell>
          <table:table-cell office:value-type="float" office:value="775.92" table:formula="of:=MEDIAN([.$C5];[.$F5];[.$I5];[.$L5];[.$O5];[.$R5];[.$U5])" table:style-name="ce1">
            <text:p>775,92</text:p>
          </table:table-cell>
          <table:table-cell office:value-type="float" office:value="32.07" table:formula="of:=MEDIAN([.$D5];[.$G5];[.$J5];[.$M5];[.$P5];[.$S5];[.$V5])" table:style-name="ce1">
            <text:p>32,07</text:p>
          </table:table-cell>
          <table:table-cell office:value-type="float" office:value="236.05649999999986" table:formula="of:=MAX([.$B5];[.$E5];[.$H5];[.$K5];[.$N5];[.$Q5];[.$T5])" table:style-name="ce1">
            <text:p>236,0565</text:p>
          </table:table-cell>
          <table:table-cell office:value-type="float" office:value="912700.94" table:formula="of:=MAX([.$C5];[.$F5];[.$I5];[.$L5];[.$O5];[.$R5];[.$U5])" table:style-name="ce1">
            <text:p>912700,94</text:p>
          </table:table-cell>
          <table:table-cell office:value-type="float" office:value="19257.939999999999" table:formula="of:=MAX([.$D5];[.$G5];[.$J5];[.$M5];[.$P5];[.$S5];[.$V5])" table:style-name="ce1">
            <text:p>19257,94</text:p>
          </table:table-cell>
          <table:table-cell table:number-columns-repeated="1635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164.6200226735809" table:formula="of:=SUM([.B3:.B5])" table:style-name="ce1">
            <text:p>2164,620023</text:p>
          </table:table-cell>
          <table:table-cell office:value-type="float" office:value="2281400.541034284" table:formula="of:=SUM([.C3:.C5])" table:style-name="ce1">
            <text:p>2281400,541</text:p>
          </table:table-cell>
          <table:table-cell office:value-type="float" office:value="831620.11260155577" table:formula="of:=SUM([.D3:.D5])" table:style-name="ce1">
            <text:p>831620,1126</text:p>
          </table:table-cell>
          <table:table-cell office:value-type="float" office:value="1881.664055430711" table:formula="of:=SUM([.E3:.E5])" table:style-name="ce1">
            <text:p>1881,664055</text:p>
          </table:table-cell>
          <table:table-cell office:value-type="float" office:value="28690.602543935467" table:formula="of:=SUM([.F3:.F5])" table:style-name="ce1">
            <text:p>28690,60254</text:p>
          </table:table-cell>
          <table:table-cell office:value-type="float" office:value="20031.639864592336" table:formula="of:=SUM([.G3:.G5])" table:style-name="ce1">
            <text:p>20031,63986</text:p>
          </table:table-cell>
          <table:table-cell office:value-type="float" office:value="2326.614748343417" table:formula="of:=SUM([.H3:.H5])" table:style-name="ce1">
            <text:p>2326,614748</text:p>
          </table:table-cell>
          <table:table-cell office:value-type="float" office:value="14473823.989697492" table:formula="of:=SUM([.I3:.I5])" table:style-name="ce2">
            <text:p>14473823,99</text:p>
          </table:table-cell>
          <table:table-cell office:value-type="float" office:value="180223.34852780181" table:formula="of:=SUM([.J3:.J5])" table:style-name="ce1">
            <text:p>180223,3485</text:p>
          </table:table-cell>
          <table:table-cell office:value-type="float" office:value="1878.7518046384321" table:formula="of:=SUM([.K3:.K5])" table:style-name="ce3">
            <text:p>1878,751805</text:p>
          </table:table-cell>
          <table:table-cell office:value-type="float" office:value="16854.830316911553" table:formula="of:=SUM([.L3:.L5])" table:style-name="ce3">
            <text:p>16854,83032</text:p>
          </table:table-cell>
          <table:table-cell office:value-type="float" office:value="8874.6873984442536" table:formula="of:=SUM([.M3:.M5])" table:style-name="ce3">
            <text:p>8874,687398</text:p>
          </table:table-cell>
          <table:table-cell office:value-type="float" office:value="2741.5799771247471" table:formula="of:=SUM([.N3:.N5])" table:style-name="ce2">
            <text:p>2741,579977</text:p>
          </table:table-cell>
          <table:table-cell office:value-type="float" office:value="8242210.8723163353" table:formula="of:=SUM([.O3:.O5])" table:style-name="ce1">
            <text:p>8242210,872</text:p>
          </table:table-cell>
          <table:table-cell office:value-type="float" office:value="1922483.1116796313" table:formula="of:=SUM([.P3:.P5])" table:style-name="ce2">
            <text:p>1922483,112</text:p>
          </table:table-cell>
          <table:table-cell office:value-type="float" office:value="1881.4297748199356" table:formula="of:=SUM([.Q3:.Q5])" table:style-name="ce1">
            <text:p>1881,429775</text:p>
          </table:table-cell>
          <table:table-cell office:value-type="float" office:value="28690.602543935467" table:formula="of:=SUM([.R3:.R5])" table:style-name="ce1">
            <text:p>28690,60254</text:p>
          </table:table-cell>
          <table:table-cell office:value-type="float" office:value="20031.639864592336" table:formula="of:=SUM([.S3:.S5])" table:style-name="ce1">
            <text:p>20031,63986</text:p>
          </table:table-cell>
          <table:table-cell office:value-type="float" office:value="1880.8505180063376" table:formula="of:=SUM([.T3:.T5])" table:style-name="ce1">
            <text:p>1880,850518</text:p>
          </table:table-cell>
          <table:table-cell office:value-type="float" office:value="133491.57946413138" table:formula="of:=SUM([.U3:.U5])" table:style-name="ce1">
            <text:p>133491,5795</text:p>
          </table:table-cell>
          <table:table-cell office:value-type="float" office:value="9395.6546413137421" table:formula="of:=SUM([.V3:.V5])" table:style-name="ce1">
            <text:p>9395,654641</text:p>
          </table:table-cell>
          <table:table-cell office:value-type="float" office:value="1878.6256462114661" table:formula="of:=SUM([.W3:.W5])" table:style-name="ce1">
            <text:p>1878,625646</text:p>
          </table:table-cell>
          <table:table-cell office:value-type="float" office:value="16349.332881014117" table:formula="of:=SUM([.X3:.X5])" table:style-name="ce1">
            <text:p>16349,33288</text:p>
          </table:table-cell>
          <table:table-cell office:value-type="float" office:value="8449.326949006052" table:formula="of:=SUM([.Y3:.Y5])" table:style-name="ce1">
            <text:p>8449,326949</text:p>
          </table:table-cell>
          <table:table-cell office:value-type="float" office:value="1883.7836708153261" table:formula="of:=SUM([.Z3:.Z5])" table:style-name="ce1">
            <text:p>1883,783671</text:p>
          </table:table-cell>
          <table:table-cell office:value-type="float" office:value="144681.14126188419" table:formula="of:=SUM([.AA3:.AA5])" table:style-name="ce1">
            <text:p>144681,1413</text:p>
          </table:table-cell>
          <table:table-cell office:value-type="float" office:value="20940.152685105157" table:formula="of:=SUM([.AB3:.AB5])" table:style-name="ce1">
            <text:p>20940,15269</text:p>
          </table:table-cell>
          <table:table-cell office:value-type="float" office:value="2761.5128771247469" table:formula="of:=SUM([.AC3:.AC5])" table:style-name="ce1">
            <text:p>2761,512877</text:p>
          </table:table-cell>
          <table:table-cell office:value-type="float" office:value="16784963.028159034" table:formula="of:=SUM([.AD3:.AD5])" table:style-name="ce1">
            <text:p>16784963,03</text:p>
          </table:table-cell>
          <table:table-cell office:value-type="float" office:value="1941550.2116796311" table:formula="of:=SUM([.AE3:.AE5])" table:style-name="ce1">
            <text:p>1941550,21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21.54000755786035" table:formula="of:=AVERAGE([.B3:.B5])" table:style-name="ce1">
            <text:p>721,5400076</text:p>
          </table:table-cell>
          <table:table-cell office:value-type="float" office:value="760466.84701142798" table:formula="of:=AVERAGE([.C3:.C5])" table:style-name="ce1">
            <text:p>760466,847</text:p>
          </table:table-cell>
          <table:table-cell office:value-type="float" office:value="277206.70420051861" table:formula="of:=AVERAGE([.D3:.D5])" table:style-name="ce1">
            <text:p>277206,7042</text:p>
          </table:table-cell>
          <table:table-cell office:value-type="float" office:value="627.22135181023702" table:formula="of:=AVERAGE([.E3:.E5])" table:style-name="ce1">
            <text:p>627,2213518</text:p>
          </table:table-cell>
          <table:table-cell office:value-type="float" office:value="9563.534181311823" table:formula="of:=AVERAGE([.F3:.F5])" table:style-name="ce1">
            <text:p>9563,534181</text:p>
          </table:table-cell>
          <table:table-cell office:value-type="float" office:value="6677.2132881974458" table:formula="of:=AVERAGE([.G3:.G5])" table:style-name="ce1">
            <text:p>6677,213288</text:p>
          </table:table-cell>
          <table:table-cell office:value-type="float" office:value="775.5382494478057" table:formula="of:=AVERAGE([.H3:.H5])" table:style-name="ce1">
            <text:p>775,5382494</text:p>
          </table:table-cell>
          <table:table-cell office:value-type="float" office:value="4824607.9965658309" table:formula="of:=AVERAGE([.I3:.I5])" table:style-name="ce2">
            <text:p>4824607,997</text:p>
          </table:table-cell>
          <table:table-cell office:value-type="float" office:value="60074.449509267266" table:formula="of:=AVERAGE([.J3:.J5])" table:style-name="ce1">
            <text:p>60074,44951</text:p>
          </table:table-cell>
          <table:table-cell office:value-type="float" office:value="626.25060154614403" table:formula="of:=AVERAGE([.K3:.K5])" table:style-name="ce3">
            <text:p>626,2506015</text:p>
          </table:table-cell>
          <table:table-cell office:value-type="float" office:value="5618.2767723038514" table:formula="of:=AVERAGE([.L3:.L5])" table:style-name="ce3">
            <text:p>5618,276772</text:p>
          </table:table-cell>
          <table:table-cell office:value-type="float" office:value="2958.2291328147512" table:formula="of:=AVERAGE([.M3:.M5])" table:style-name="ce3">
            <text:p>2958,229133</text:p>
          </table:table-cell>
          <table:table-cell office:value-type="float" office:value="913.85999237491569" table:formula="of:=AVERAGE([.N3:.N5])" table:style-name="ce2">
            <text:p>913,8599924</text:p>
          </table:table-cell>
          <table:table-cell office:value-type="float" office:value="2747403.6241054451" table:formula="of:=AVERAGE([.O3:.O5])" table:style-name="ce1">
            <text:p>2747403,624</text:p>
          </table:table-cell>
          <table:table-cell office:value-type="float" office:value="640827.70389321039" table:formula="of:=AVERAGE([.P3:.P5])" table:style-name="ce2">
            <text:p>640827,7039</text:p>
          </table:table-cell>
          <table:table-cell office:value-type="float" office:value="627.14325827331186" table:formula="of:=AVERAGE([.Q3:.Q5])" table:style-name="ce1">
            <text:p>627,1432583</text:p>
          </table:table-cell>
          <table:table-cell office:value-type="float" office:value="9563.534181311823" table:formula="of:=AVERAGE([.R3:.R5])" table:style-name="ce1">
            <text:p>9563,534181</text:p>
          </table:table-cell>
          <table:table-cell office:value-type="float" office:value="6677.2132881974458" table:formula="of:=AVERAGE([.S3:.S5])" table:style-name="ce1">
            <text:p>6677,213288</text:p>
          </table:table-cell>
          <table:table-cell office:value-type="float" office:value="626.95017266877915" table:formula="of:=AVERAGE([.T3:.T5])" table:style-name="ce1">
            <text:p>626,9501727</text:p>
          </table:table-cell>
          <table:table-cell office:value-type="float" office:value="44497.193154710461" table:formula="of:=AVERAGE([.U3:.U5])" table:style-name="ce1">
            <text:p>44497,19315</text:p>
          </table:table-cell>
          <table:table-cell office:value-type="float" office:value="3131.884880437914" table:formula="of:=AVERAGE([.V3:.V5])" table:style-name="ce1">
            <text:p>3131,88488</text:p>
          </table:table-cell>
          <table:table-cell office:value-type="float" office:value="626.20854873715541" table:formula="of:=AVERAGE([.W3:.W5])" table:style-name="ce1">
            <text:p>626,2085487</text:p>
          </table:table-cell>
          <table:table-cell office:value-type="float" office:value="5449.7776270047061" table:formula="of:=AVERAGE([.X3:.X5])" table:style-name="ce1">
            <text:p>5449,777627</text:p>
          </table:table-cell>
          <table:table-cell office:value-type="float" office:value="2816.4423163353508" table:formula="of:=AVERAGE([.Y3:.Y5])" table:style-name="ce1">
            <text:p>2816,442316</text:p>
          </table:table-cell>
          <table:table-cell office:value-type="float" office:value="627.92789027177537" table:formula="of:=AVERAGE([.Z3:.Z5])" table:style-name="ce1">
            <text:p>627,9278903</text:p>
          </table:table-cell>
          <table:table-cell office:value-type="float" office:value="48227.047087294726" table:formula="of:=AVERAGE([.AA3:.AA5])" table:style-name="ce1">
            <text:p>48227,04709</text:p>
          </table:table-cell>
          <table:table-cell office:value-type="float" office:value="6980.0508950350522" table:formula="of:=AVERAGE([.AB3:.AB5])" table:style-name="ce1">
            <text:p>6980,050895</text:p>
          </table:table-cell>
          <table:table-cell office:value-type="float" office:value="920.50429237491562" table:formula="of:=AVERAGE([.AC3:.AC5])" table:style-name="ce1">
            <text:p>920,5042924</text:p>
          </table:table-cell>
          <table:table-cell office:value-type="float" office:value="5594987.6760530109" table:formula="of:=AVERAGE([.AD3:.AD5])" table:style-name="ce1">
            <text:p>5594987,676</text:p>
          </table:table-cell>
          <table:table-cell office:value-type="float" office:value="647183.40389321034" table:formula="of:=AVERAGE([.AE3:.AE5])" table:style-name="ce1">
            <text:p>647183,403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821.60337631630489" table:formula="of:=STDEV([.B3:.B5])" table:style-name="ce1">
            <text:p>821,6033763</text:p>
          </table:table-cell>
          <table:table-cell office:value-type="float" office:value="1213500.1883271825" table:formula="of:=STDEV([.C3:.C5])" table:style-name="ce1">
            <text:p>1213500,188</text:p>
          </table:table-cell>
          <table:table-cell office:value-type="float" office:value="478750.40599163051" table:formula="of:=STDEV([.D3:.D5])" table:style-name="ce1">
            <text:p>478750,406</text:p>
          </table:table-cell>
          <table:table-cell office:value-type="float" office:value="902.1668906603494" table:formula="of:=STDEV([.E3:.E5])" table:style-name="ce1">
            <text:p>902,1668907</text:p>
          </table:table-cell>
          <table:table-cell office:value-type="float" office:value="14709.942858004611" table:formula="of:=STDEV([.F3:.F5])" table:style-name="ce1">
            <text:p>14709,94286</text:p>
          </table:table-cell>
          <table:table-cell office:value-type="float" office:value="11497.68637248728" table:formula="of:=STDEV([.G3:.G5])" table:style-name="ce1">
            <text:p>11497,68637</text:p>
          </table:table-cell>
          <table:table-cell office:value-type="float" office:value="778.37269923483336" table:formula="of:=STDEV([.H3:.H5])" table:style-name="ce3">
            <text:p>778,3726992</text:p>
          </table:table-cell>
          <table:table-cell office:value-type="float" office:value="7413236.4120165547" table:formula="of:=STDEV([.I3:.I5])" table:style-name="ce2">
            <text:p>7413236,412</text:p>
          </table:table-cell>
          <table:table-cell office:value-type="float" office:value="87030.040210353298" table:formula="of:=STDEV([.J3:.J5])" table:style-name="ce1">
            <text:p>87030,04021</text:p>
          </table:table-cell>
          <table:table-cell office:value-type="float" office:value="903.07220490433394" table:formula="of:=STDEV([.K3:.K5])" table:style-name="ce1">
            <text:p>903,0722049</text:p>
          </table:table-cell>
          <table:table-cell office:value-type="float" office:value="7736.1072913474109" table:formula="of:=STDEV([.L3:.L5])" table:style-name="ce3">
            <text:p>7736,107291</text:p>
          </table:table-cell>
          <table:table-cell office:value-type="float" office:value="5088.3041164354963" table:formula="of:=STDEV([.M3:.M5])" table:style-name="ce1">
            <text:p>5088,304116</text:p>
          </table:table-cell>
          <table:table-cell office:value-type="float" office:value="906.75033061606848" table:formula="of:=STDEV([.N3:.N5])" table:style-name="ce2">
            <text:p>906,7503306</text:p>
          </table:table-cell>
          <table:table-cell office:value-type="float" office:value="2878907.5460771639" table:formula="of:=STDEV([.O3:.O5])" table:style-name="ce1">
            <text:p>2878907,546</text:p>
          </table:table-cell>
          <table:table-cell office:value-type="float" office:value="998813.78134590911" table:formula="of:=STDEV([.P3:.P5])" table:style-name="ce2">
            <text:p>998813,7813</text:p>
          </table:table-cell>
          <table:table-cell office:value-type="float" office:value="902.25066508395128" table:formula="of:=STDEV([.Q3:.Q5])" table:style-name="ce1">
            <text:p>902,2506651</text:p>
          </table:table-cell>
          <table:table-cell office:value-type="float" office:value="14709.942858004611" table:formula="of:=STDEV([.R3:.R5])" table:style-name="ce1">
            <text:p>14709,94286</text:p>
          </table:table-cell>
          <table:table-cell office:value-type="float" office:value="11497.68637248728" table:formula="of:=STDEV([.S3:.S5])" table:style-name="ce1">
            <text:p>11497,68637</text:p>
          </table:table-cell>
          <table:table-cell office:value-type="float" office:value="904.39093237061411" table:formula="of:=STDEV([.T3:.T5])" table:style-name="ce1">
            <text:p>904,3909324</text:p>
          </table:table-cell>
          <table:table-cell office:value-type="float" office:value="63522.463530916037" table:formula="of:=STDEV([.U3:.U5])" table:style-name="ce1">
            <text:p>63522,46353</text:p>
          </table:table-cell>
          <table:table-cell office:value-type="float" office:value="4601.740730769543" table:formula="of:=STDEV([.V3:.V5])" table:style-name="ce3">
            <text:p>4601,740731</text:p>
          </table:table-cell>
          <table:table-cell office:value-type="float" office:value="903.11552903753022" table:formula="of:=STDEV([.W3:.W5])" table:style-name="ce1">
            <text:p>903,115529</text:p>
          </table:table-cell>
          <table:table-cell office:value-type="float" office:value="7893.0829858670195" table:formula="of:=STDEV([.X3:.X5])" table:style-name="ce1">
            <text:p>7893,082986</text:p>
          </table:table-cell>
          <table:table-cell office:value-type="float" office:value="4851.1425838926034" table:formula="of:=STDEV([.Y3:.Y5])" table:style-name="ce1">
            <text:p>4851,142584</text:p>
          </table:table-cell>
          <table:table-cell office:value-type="float" office:value="903.38216662513037" table:formula="of:=STDEV([.Z3:.Z5])" table:style-name="ce1">
            <text:p>903,3821666</text:p>
          </table:table-cell>
          <table:table-cell office:value-type="float" office:value="61243.234005113824" table:formula="of:=STDEV([.AA3:.AA5])" table:style-name="ce1">
            <text:p>61243,23401</text:p>
          </table:table-cell>
          <table:table-cell office:value-type="float" office:value="11244.881421577653" table:formula="of:=STDEV([.AB3:.AB5])" table:style-name="ce1">
            <text:p>11244,88142</text:p>
          </table:table-cell>
          <table:table-cell office:value-type="float" office:value="899.12217885237931" table:formula="of:=STDEV([.AC3:.AC5])" table:style-name="ce1">
            <text:p>899,1221789</text:p>
          </table:table-cell>
          <table:table-cell office:value-type="float" office:value="6783635.690429409" table:formula="of:=STDEV([.AD3:.AD5])" table:style-name="ce1">
            <text:p>6783635,69</text:p>
          </table:table-cell>
          <table:table-cell office:value-type="float" office:value="992741.18854132632" table:formula="of:=STDEV([.AE3:.AE5])" table:style-name="ce1">
            <text:p>992741,188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278.17324037645517" table:formula="of:=SUM(([.B3:.B5]-[.$W3:.$W5])^2)^0.5" table:number-matrix-columns-spanned="1" table:number-matrix-rows-spanned="1" table:style-name="ce1">
            <text:p>278,1732404</text:p>
          </table:table-cell>
          <table:table-cell office:value-type="float" office:value="2148752.6956657441" table:formula="of:=SUM(([.C3:.C5]-[.$X3:.$X5])^2)^0.5" table:number-matrix-columns-spanned="1" table:number-matrix-rows-spanned="1" table:style-name="ce1">
            <text:p>2148752,696</text:p>
          </table:table-cell>
          <table:table-cell office:value-type="float" office:value="821602.74636639783" table:formula="of:=SUM(([.D3:.D5]-[.$Y3:.$Y5])^2)^0.5" table:number-matrix-columns-spanned="1" table:number-matrix-rows-spanned="1" table:style-name="ce1">
            <text:p>821602,7464</text:p>
          </table:table-cell>
          <table:table-cell office:value-type="float" office:value="2.8900270513824871" table:formula="of:=SUM(([.E3:.E5]-[.$W3:.$W5])^2)^0.5" table:number-matrix-columns-spanned="1" table:number-matrix-rows-spanned="1" table:style-name="ce1">
            <text:p>2,890027051</text:p>
          </table:table-cell>
          <table:table-cell office:value-type="float" office:value="12007.056177993094" table:formula="of:=SUM(([.F3:.F5]-[.$X3:.$X5])^2)^0.5" table:number-matrix-columns-spanned="1" table:number-matrix-rows-spanned="1" table:style-name="ce1">
            <text:p>12007,05618</text:p>
          </table:table-cell>
          <table:table-cell office:value-type="float" office:value="11535.587038282296" table:formula="of:=SUM(([.G3:.G5]-[.$Y3:.$Y5])^2)^0.5" table:number-matrix-columns-spanned="1" table:number-matrix-rows-spanned="1" table:style-name="ce1">
            <text:p>11535,58704</text:p>
          </table:table-cell>
          <table:table-cell office:value-type="float" office:value="422.27595855468189" table:formula="of:=SUM(([.H3:.H5]-[.$W3:.$W5])^2)^0.5" table:number-matrix-columns-spanned="1" table:number-matrix-rows-spanned="1" table:style-name="ce1">
            <text:p>422,2759586</text:p>
          </table:table-cell>
          <table:table-cell office:value-type="float" office:value="13392265.205162061" table:formula="of:=SUM(([.I3:.I5]-[.$X3:.$X5])^2)^0.5" table:number-matrix-columns-spanned="1" table:number-matrix-rows-spanned="1" table:style-name="ce2">
            <text:p>13392265,21</text:p>
          </table:table-cell>
          <table:table-cell office:value-type="float" office:value="152812.73205397723" table:formula="of:=SUM(([.J3:.J5]-[.$Y3:.$Y5])^2)^0.5" table:number-matrix-columns-spanned="1" table:number-matrix-rows-spanned="1" table:style-name="ce1">
            <text:p>152812,7321</text:p>
          </table:table-cell>
          <table:table-cell office:value-type="float" office:value="0.12329253756089213" table:formula="of:=SUM(([.K3:.K5]-[.$W3:.$W5])^2)^0.5" table:number-matrix-columns-spanned="1" table:number-matrix-rows-spanned="1" table:style-name="ce3">
            <text:p>0,123292538</text:p>
          </table:table-cell>
          <table:table-cell office:value-type="float" office:value="446.62248586291474" table:formula="of:=SUM(([.L3:.L5]-[.$X3:.$X5])^2)^0.5" table:number-matrix-columns-spanned="1" table:number-matrix-rows-spanned="1" table:style-name="ce3">
            <text:p>446,6224859</text:p>
          </table:table-cell>
          <table:table-cell office:value-type="float" office:value="415.75408790436535" table:formula="of:=SUM(([.M3:.M5]-[.$Y3:.$Y5])^2)^0.5" table:number-matrix-columns-spanned="1" table:number-matrix-rows-spanned="1" table:style-name="ce3">
            <text:p>415,7540879</text:p>
          </table:table-cell>
          <table:table-cell office:value-type="float" office:value="647.9748189341741" table:formula="of:=SUM(([.N3:.N5]-[.$W3:.$W5])^2)^0.5" table:number-matrix-columns-spanned="1" table:number-matrix-rows-spanned="1" table:style-name="ce2">
            <text:p>647,9748189</text:p>
          </table:table-cell>
          <table:table-cell office:value-type="float" office:value="6248741.5401410116" table:formula="of:=SUM(([.O3:.O5]-[.$X3:.$X5])^2)^0.5" table:number-matrix-columns-spanned="1" table:number-matrix-rows-spanned="1" table:style-name="ce1">
            <text:p>6248741,54</text:p>
          </table:table-cell>
          <table:table-cell office:value-type="float" office:value="1788054.4135123708" table:formula="of:=SUM(([.P3:.P5]-[.$Y3:.$Y5])^2)^0.5" table:number-matrix-columns-spanned="1" table:number-matrix-rows-spanned="1" table:style-name="ce2">
            <text:p>1788054,414</text:p>
          </table:table-cell>
          <table:table-cell office:value-type="float" office:value="2.6512795272920933" table:formula="of:=SUM(([.Q3:.Q5]-[.$W3:.$W5])^2)^0.5" table:number-matrix-columns-spanned="1" table:number-matrix-rows-spanned="1" table:style-name="ce1">
            <text:p>2,651279527</text:p>
          </table:table-cell>
          <table:table-cell office:value-type="float" office:value="12007.056177993094" table:formula="of:=SUM(([.R3:.R5]-[.$X3:.$X5])^2)^0.5" table:number-matrix-columns-spanned="1" table:number-matrix-rows-spanned="1" table:style-name="ce1">
            <text:p>12007,05618</text:p>
          </table:table-cell>
          <table:table-cell office:value-type="float" office:value="11535.587038282296" table:formula="of:=SUM(([.S3:.S5]-[.$Y3:.$Y5])^2)^0.5" table:number-matrix-columns-spanned="1" table:number-matrix-rows-spanned="1" table:style-name="ce1">
            <text:p>11535,58704</text:p>
          </table:table-cell>
          <table:table-cell office:value-type="float" office:value="2.2248717948716603" table:formula="of:=SUM(([.T3:.T5]-[.$W3:.$W5])^2)^0.5" table:number-matrix-columns-spanned="1" table:number-matrix-rows-spanned="1" table:style-name="ce1">
            <text:p>2,224871795</text:p>
          </table:table-cell>
          <table:table-cell office:value-type="float" office:value="115899.60924694959" table:formula="of:=SUM(([.U3:.U5]-[.$X3:.$X5])^2)^0.5" table:number-matrix-columns-spanned="1" table:number-matrix-rows-spanned="1" table:style-name="ce1">
            <text:p>115899,6092</text:p>
          </table:table-cell>
          <table:table-cell office:value-type="float" office:value="935.37261008110602" table:formula="of:=SUM(([.V3:.V5]-[.$Y3:.$Y5])^2)^0.5" table:number-matrix-columns-spanned="1" table:number-matrix-rows-spanned="1" table:style-name="ce1">
            <text:p>935,372610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5]=[.$W3:.$W5])" table:number-matrix-columns-spanned="1" table:number-matrix-rows-spanned="1" table:style-name="ce1">
            <text:p>0</text:p>
          </table:table-cell>
          <table:table-cell office:value-type="float" office:value="0" table:formula="of:=SUM([.C3:.C5]=[.$X3:.$X5])" table:number-matrix-columns-spanned="1" table:number-matrix-rows-spanned="1" table:style-name="ce1">
            <text:p>0</text:p>
          </table:table-cell>
          <table:table-cell office:value-type="float" office:value="0" table:formula="of:=SUM([.D3:.D5]=[.$Y3:.$Y5])" table:number-matrix-columns-spanned="1" table:number-matrix-rows-spanned="1" table:style-name="ce1">
            <text:p>0</text:p>
          </table:table-cell>
          <table:table-cell office:value-type="float" office:value="0" table:formula="of:=SUM([.E3:.E5]=[.$W3:.$W5])" table:number-matrix-columns-spanned="1" table:number-matrix-rows-spanned="1" table:style-name="ce1">
            <text:p>0</text:p>
          </table:table-cell>
          <table:table-cell office:value-type="float" office:value="0" table:formula="of:=SUM([.F3:.F5]=[.$X3:.$X5])" table:number-matrix-columns-spanned="1" table:number-matrix-rows-spanned="1" table:style-name="ce1">
            <text:p>0</text:p>
          </table:table-cell>
          <table:table-cell office:value-type="float" office:value="0" table:formula="of:=SUM([.G3:.G5]=[.$Y3:.$Y5])" table:number-matrix-columns-spanned="1" table:number-matrix-rows-spanned="1" table:style-name="ce1">
            <text:p>0</text:p>
          </table:table-cell>
          <table:table-cell office:value-type="float" office:value="0" table:formula="of:=SUM([.H3:.H5]=[.$W3:.$W5])" table:number-matrix-columns-spanned="1" table:number-matrix-rows-spanned="1" table:style-name="ce1">
            <text:p>0</text:p>
          </table:table-cell>
          <table:table-cell office:value-type="float" office:value="0" table:formula="of:=SUM([.I3:.I5]=[.$X3:.$X5])" table:number-matrix-columns-spanned="1" table:number-matrix-rows-spanned="1" table:style-name="ce1">
            <text:p>0</text:p>
          </table:table-cell>
          <table:table-cell office:value-type="float" office:value="0" table:formula="of:=SUM([.J3:.J5]=[.$Y3:.$Y5])" table:number-matrix-columns-spanned="1" table:number-matrix-rows-spanned="1" table:style-name="ce1">
            <text:p>0</text:p>
          </table:table-cell>
          <table:table-cell office:value-type="float" office:value="0" table:formula="of:=SUM([.K3:.K5]=[.$W3:.$W5])" table:number-matrix-columns-spanned="1" table:number-matrix-rows-spanned="1" table:style-name="ce1">
            <text:p>0</text:p>
          </table:table-cell>
          <table:table-cell office:value-type="float" office:value="0" table:formula="of:=SUM([.L3:.L5]=[.$X3:.$X5])" table:number-matrix-columns-spanned="1" table:number-matrix-rows-spanned="1" table:style-name="ce1">
            <text:p>0</text:p>
          </table:table-cell>
          <table:table-cell office:value-type="float" office:value="0" table:formula="of:=SUM([.M3:.M5]=[.$Y3:.$Y5])" table:number-matrix-columns-spanned="1" table:number-matrix-rows-spanned="1" table:style-name="ce1">
            <text:p>0</text:p>
          </table:table-cell>
          <table:table-cell office:value-type="float" office:value="0" table:formula="of:=SUM([.N3:.N5]=[.$W3:.$W5])" table:number-matrix-columns-spanned="1" table:number-matrix-rows-spanned="1" table:style-name="ce1">
            <text:p>0</text:p>
          </table:table-cell>
          <table:table-cell office:value-type="float" office:value="0" table:formula="of:=SUM([.O3:.O5]=[.$X3:.$X5])" table:number-matrix-columns-spanned="1" table:number-matrix-rows-spanned="1" table:style-name="ce1">
            <text:p>0</text:p>
          </table:table-cell>
          <table:table-cell office:value-type="float" office:value="0" table:formula="of:=SUM([.P3:.P5]=[.$Y3:.$Y5])" table:number-matrix-columns-spanned="1" table:number-matrix-rows-spanned="1" table:style-name="ce1">
            <text:p>0</text:p>
          </table:table-cell>
          <table:table-cell office:value-type="float" office:value="0" table:formula="of:=SUM([.Q3:.Q5]=[.$W3:.$W5])" table:number-matrix-columns-spanned="1" table:number-matrix-rows-spanned="1" table:style-name="ce1">
            <text:p>0</text:p>
          </table:table-cell>
          <table:table-cell office:value-type="float" office:value="0" table:formula="of:=SUM([.R3:.R5]=[.$X3:.$X5])" table:number-matrix-columns-spanned="1" table:number-matrix-rows-spanned="1" table:style-name="ce1">
            <text:p>0</text:p>
          </table:table-cell>
          <table:table-cell office:value-type="float" office:value="0" table:formula="of:=SUM([.S3:.S5]=[.$Y3:.$Y5])" table:number-matrix-columns-spanned="1" table:number-matrix-rows-spanned="1" table:style-name="ce1">
            <text:p>0</text:p>
          </table:table-cell>
          <table:table-cell office:value-type="float" office:value="0" table:formula="of:=SUM([.T3:.T5]=[.$W3:.$W5])" table:number-matrix-columns-spanned="1" table:number-matrix-rows-spanned="1" table:style-name="ce1">
            <text:p>0</text:p>
          </table:table-cell>
          <table:table-cell office:value-type="float" office:value="0" table:formula="of:=SUM([.U3:.U5]=[.$X3:.$X5])" table:number-matrix-columns-spanned="1" table:number-matrix-rows-spanned="1" table:style-name="ce1">
            <text:p>0</text:p>
          </table:table-cell>
          <table:table-cell office:value-type="float" office:value="0" table:formula="of:=SUM([.V3:.V5]=[.$Y3:.$Y5])" table:number-matrix-columns-spanned="1" table:number-matrix-rows-spanned="1" table:style-name="ce1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5]&lt;[.$Z3:.$Z5])" table:number-matrix-columns-spanned="1" table:number-matrix-rows-spanned="1" table:style-name="ce1">
            <text:p>0</text:p>
          </table:table-cell>
          <table:table-cell office:value-type="float" office:value="0" table:formula="of:=SUM([.C3:.C5]&lt;[.$AA3:.$AA5])" table:number-matrix-columns-spanned="1" table:number-matrix-rows-spanned="1" table:style-name="ce1">
            <text:p>0</text:p>
          </table:table-cell>
          <table:table-cell office:value-type="float" office:value="0" table:formula="of:=SUM([.D3:.D5]&lt;[.$AB3:.$AB5])" table:number-matrix-columns-spanned="1" table:number-matrix-rows-spanned="1" table:style-name="ce1">
            <text:p>0</text:p>
          </table:table-cell>
          <table:table-cell office:value-type="float" office:value="0" table:formula="of:=SUM([.E3:.E5]&lt;[.$Z3:.$Z5])" table:number-matrix-columns-spanned="1" table:number-matrix-rows-spanned="1" table:style-name="ce1">
            <text:p>0</text:p>
          </table:table-cell>
          <table:table-cell office:value-type="float" office:value="0" table:formula="of:=SUM([.F3:.F5]&lt;[.$AA3:.$AA5])" table:number-matrix-columns-spanned="1" table:number-matrix-rows-spanned="1" table:style-name="ce1">
            <text:p>0</text:p>
          </table:table-cell>
          <table:table-cell office:value-type="float" office:value="0" table:formula="of:=SUM([.G3:.G5]&lt;[.$AB3:.$AB5])" table:number-matrix-columns-spanned="1" table:number-matrix-rows-spanned="1" table:style-name="ce1">
            <text:p>0</text:p>
          </table:table-cell>
          <table:table-cell office:value-type="float" office:value="0" table:formula="of:=SUM([.H3:.H5]&lt;[.$Z3:.$Z5])" table:number-matrix-columns-spanned="1" table:number-matrix-rows-spanned="1" table:style-name="ce1">
            <text:p>0</text:p>
          </table:table-cell>
          <table:table-cell office:value-type="float" office:value="0" table:formula="of:=SUM([.I3:.I5]&lt;[.$AA3:.$AA5])" table:number-matrix-columns-spanned="1" table:number-matrix-rows-spanned="1" table:style-name="ce1">
            <text:p>0</text:p>
          </table:table-cell>
          <table:table-cell office:value-type="float" office:value="0" table:formula="of:=SUM([.J3:.J5]&lt;[.$AB3:.$AB5])" table:number-matrix-columns-spanned="1" table:number-matrix-rows-spanned="1" table:style-name="ce1">
            <text:p>0</text:p>
          </table:table-cell>
          <table:table-cell office:value-type="float" office:value="0" table:formula="of:=SUM([.K3:.K5]&lt;[.$Z3:.$Z5])" table:number-matrix-columns-spanned="1" table:number-matrix-rows-spanned="1" table:style-name="ce3">
            <text:p>0</text:p>
          </table:table-cell>
          <table:table-cell office:value-type="float" office:value="0" table:formula="of:=SUM([.L3:.L5]&lt;[.$AA3:.$AA5])" table:number-matrix-columns-spanned="1" table:number-matrix-rows-spanned="1" table:style-name="ce1">
            <text:p>0</text:p>
          </table:table-cell>
          <table:table-cell office:value-type="float" office:value="0" table:formula="of:=SUM([.M3:.M5]&lt;[.$AB3:.$AB5])" table:number-matrix-columns-spanned="1" table:number-matrix-rows-spanned="1" table:style-name="ce3">
            <text:p>0</text:p>
          </table:table-cell>
          <table:table-cell office:value-type="float" office:value="0" table:formula="of:=SUM([.N3:.N5]&lt;[.$Z3:.$Z5])" table:number-matrix-columns-spanned="1" table:number-matrix-rows-spanned="1" table:style-name="ce1">
            <text:p>0</text:p>
          </table:table-cell>
          <table:table-cell office:value-type="float" office:value="0" table:formula="of:=SUM([.O3:.O5]&lt;[.$AA3:.$AA5])" table:number-matrix-columns-spanned="1" table:number-matrix-rows-spanned="1" table:style-name="ce1">
            <text:p>0</text:p>
          </table:table-cell>
          <table:table-cell office:value-type="float" office:value="0" table:formula="of:=SUM([.P3:.P5]&lt;[.$AB3:.$AB5])" table:number-matrix-columns-spanned="1" table:number-matrix-rows-spanned="1" table:style-name="ce1">
            <text:p>0</text:p>
          </table:table-cell>
          <table:table-cell office:value-type="float" office:value="0" table:formula="of:=SUM([.Q3:.Q5]&lt;[.$Z3:.$Z5])" table:number-matrix-columns-spanned="1" table:number-matrix-rows-spanned="1" table:style-name="ce1">
            <text:p>0</text:p>
          </table:table-cell>
          <table:table-cell office:value-type="float" office:value="0" table:formula="of:=SUM([.R3:.R5]&lt;[.$AA3:.$AA5])" table:number-matrix-columns-spanned="1" table:number-matrix-rows-spanned="1" table:style-name="ce1">
            <text:p>0</text:p>
          </table:table-cell>
          <table:table-cell office:value-type="float" office:value="0" table:formula="of:=SUM([.S3:.S5]&lt;[.$AB3:.$AB5])" table:number-matrix-columns-spanned="1" table:number-matrix-rows-spanned="1" table:style-name="ce1">
            <text:p>0</text:p>
          </table:table-cell>
          <table:table-cell office:value-type="float" office:value="0" table:formula="of:=SUM([.T3:.T5]&lt;[.$Z3:.$Z5])" table:number-matrix-columns-spanned="1" table:number-matrix-rows-spanned="1" table:style-name="ce1">
            <text:p>0</text:p>
          </table:table-cell>
          <table:table-cell office:value-type="float" office:value="0" table:formula="of:=SUM([.U3:.U5]&lt;[.$AA3:.$AA5])" table:number-matrix-columns-spanned="1" table:number-matrix-rows-spanned="1" table:style-name="ce1">
            <text:p>0</text:p>
          </table:table-cell>
          <table:table-cell office:value-type="float" office:value="0" table:formula="of:=SUM([.V3:.V5]&lt;[.$AB3:.$AB5])" table:number-matrix-columns-spanned="1" table:number-matrix-rows-spanned="1" table:style-name="ce1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5]&gt;[.$Z3:.$Z5])" table:number-matrix-columns-spanned="1" table:number-matrix-rows-spanned="1" table:style-name="ce1">
            <text:p>0</text:p>
          </table:table-cell>
          <table:table-cell office:value-type="float" office:value="0" table:formula="of:=SUM([.C3:.C5]&gt;[.$AA3:.$AA5])" table:number-matrix-columns-spanned="1" table:number-matrix-rows-spanned="1" table:style-name="ce1">
            <text:p>0</text:p>
          </table:table-cell>
          <table:table-cell office:value-type="float" office:value="0" table:formula="of:=SUM([.D3:.D5]&gt;[.$AB3:.$AB5])" table:number-matrix-columns-spanned="1" table:number-matrix-rows-spanned="1" table:style-name="ce1">
            <text:p>0</text:p>
          </table:table-cell>
          <table:table-cell office:value-type="float" office:value="0" table:formula="of:=SUM([.E3:.E5]&gt;[.$Z3:.$Z5])" table:number-matrix-columns-spanned="1" table:number-matrix-rows-spanned="1" table:style-name="ce3">
            <text:p>0</text:p>
          </table:table-cell>
          <table:table-cell office:value-type="float" office:value="0" table:formula="of:=SUM([.F3:.F5]&gt;[.$AA3:.$AA5])" table:number-matrix-columns-spanned="1" table:number-matrix-rows-spanned="1" table:style-name="ce3">
            <text:p>0</text:p>
          </table:table-cell>
          <table:table-cell office:value-type="float" office:value="0" table:formula="of:=SUM([.G3:.G5]&gt;[.$AB3:.$AB5])" table:number-matrix-columns-spanned="1" table:number-matrix-rows-spanned="1" table:style-name="ce3">
            <text:p>0</text:p>
          </table:table-cell>
          <table:table-cell office:value-type="float" office:value="0" table:formula="of:=SUM([.H3:.H5]&gt;[.$Z3:.$Z5])" table:number-matrix-columns-spanned="1" table:number-matrix-rows-spanned="1" table:style-name="ce1">
            <text:p>0</text:p>
          </table:table-cell>
          <table:table-cell office:value-type="float" office:value="0" table:formula="of:=SUM([.I3:.I5]&gt;[.$AA3:.$AA5])" table:number-matrix-columns-spanned="1" table:number-matrix-rows-spanned="1" table:style-name="ce1">
            <text:p>0</text:p>
          </table:table-cell>
          <table:table-cell office:value-type="float" office:value="0" table:formula="of:=SUM([.J3:.J5]&gt;[.$AB3:.$AB5])" table:number-matrix-columns-spanned="1" table:number-matrix-rows-spanned="1" table:style-name="ce1">
            <text:p>0</text:p>
          </table:table-cell>
          <table:table-cell office:value-type="float" office:value="0" table:formula="of:=SUM([.K3:.K5]&gt;[.$Z3:.$Z5])" table:number-matrix-columns-spanned="1" table:number-matrix-rows-spanned="1" table:style-name="ce3">
            <text:p>0</text:p>
          </table:table-cell>
          <table:table-cell office:value-type="float" office:value="0" table:formula="of:=SUM([.L3:.L5]&gt;[.$AA3:.$AA5])" table:number-matrix-columns-spanned="1" table:number-matrix-rows-spanned="1" table:style-name="ce1">
            <text:p>0</text:p>
          </table:table-cell>
          <table:table-cell office:value-type="float" office:value="0" table:formula="of:=SUM([.M3:.M5]&gt;[.$AB3:.$AB5])" table:number-matrix-columns-spanned="1" table:number-matrix-rows-spanned="1" table:style-name="ce3">
            <text:p>0</text:p>
          </table:table-cell>
          <table:table-cell office:value-type="float" office:value="0" table:formula="of:=SUM([.N3:.N5]&gt;[.$Z3:.$Z5])" table:number-matrix-columns-spanned="1" table:number-matrix-rows-spanned="1" table:style-name="ce1">
            <text:p>0</text:p>
          </table:table-cell>
          <table:table-cell office:value-type="float" office:value="0" table:formula="of:=SUM([.O3:.O5]&gt;[.$AA3:.$AA5])" table:number-matrix-columns-spanned="1" table:number-matrix-rows-spanned="1" table:style-name="ce1">
            <text:p>0</text:p>
          </table:table-cell>
          <table:table-cell office:value-type="float" office:value="0" table:formula="of:=SUM([.P3:.P5]&gt;[.$AB3:.$AB5])" table:number-matrix-columns-spanned="1" table:number-matrix-rows-spanned="1" table:style-name="ce1">
            <text:p>0</text:p>
          </table:table-cell>
          <table:table-cell office:value-type="float" office:value="0" table:formula="of:=SUM([.Q3:.Q5]&gt;[.$Z3:.$Z5])" table:number-matrix-columns-spanned="1" table:number-matrix-rows-spanned="1" table:style-name="ce1">
            <text:p>0</text:p>
          </table:table-cell>
          <table:table-cell office:value-type="float" office:value="0" table:formula="of:=SUM([.R3:.R5]&gt;[.$AA3:.$AA5])" table:number-matrix-columns-spanned="1" table:number-matrix-rows-spanned="1" table:style-name="ce3">
            <text:p>0</text:p>
          </table:table-cell>
          <table:table-cell office:value-type="float" office:value="0" table:formula="of:=SUM([.S3:.S5]&gt;[.$AB3:.$AB5])" table:number-matrix-columns-spanned="1" table:number-matrix-rows-spanned="1" table:style-name="ce3">
            <text:p>0</text:p>
          </table:table-cell>
          <table:table-cell office:value-type="float" office:value="0" table:formula="of:=SUM([.T3:.T5]&gt;[.$Z3:.$Z5])" table:number-matrix-columns-spanned="1" table:number-matrix-rows-spanned="1" table:style-name="ce3">
            <text:p>0</text:p>
          </table:table-cell>
          <table:table-cell office:value-type="float" office:value="0" table:formula="of:=SUM([.U3:.U5]&gt;[.$AA3:.$AA5])" table:number-matrix-columns-spanned="1" table:number-matrix-rows-spanned="1" table:style-name="ce3">
            <text:p>0</text:p>
          </table:table-cell>
          <table:table-cell office:value-type="float" office:value="0" table:formula="of:=SUM([.V3:.V5]&gt;[.$AB3:.$AB5])" table:number-matrix-columns-spanned="1" table:number-matrix-rows-spanned="1" table:style-name="ce1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5]=[.$AC3:.$AC5])" table:number-matrix-columns-spanned="1" table:number-matrix-rows-spanned="1" table:style-name="ce1">
            <text:p>0</text:p>
          </table:table-cell>
          <table:table-cell office:value-type="float" office:value="0" table:formula="of:=SUM([.C3:.C5]=[.$AD3:.$AD5])" table:number-matrix-columns-spanned="1" table:number-matrix-rows-spanned="1" table:style-name="ce1">
            <text:p>0</text:p>
          </table:table-cell>
          <table:table-cell office:value-type="float" office:value="0" table:formula="of:=SUM([.D3:.D5]=[.$AE3:.$AE5])" table:number-matrix-columns-spanned="1" table:number-matrix-rows-spanned="1" table:style-name="ce1">
            <text:p>0</text:p>
          </table:table-cell>
          <table:table-cell office:value-type="float" office:value="0" table:formula="of:=SUM([.E3:.E5]=[.$AC3:.$AC5])" table:number-matrix-columns-spanned="1" table:number-matrix-rows-spanned="1" table:style-name="ce1">
            <text:p>0</text:p>
          </table:table-cell>
          <table:table-cell office:value-type="float" office:value="0" table:formula="of:=SUM([.F3:.F5]=[.$AD3:.$AD5])" table:number-matrix-columns-spanned="1" table:number-matrix-rows-spanned="1" table:style-name="ce1">
            <text:p>0</text:p>
          </table:table-cell>
          <table:table-cell office:value-type="float" office:value="0" table:formula="of:=SUM([.G3:.G5]=[.$AE3:.$AE5])" table:number-matrix-columns-spanned="1" table:number-matrix-rows-spanned="1" table:style-name="ce1">
            <text:p>0</text:p>
          </table:table-cell>
          <table:table-cell office:value-type="float" office:value="0" table:formula="of:=SUM([.H3:.H5]=[.$AC3:.$AC5])" table:number-matrix-columns-spanned="1" table:number-matrix-rows-spanned="1" table:style-name="ce1">
            <text:p>0</text:p>
          </table:table-cell>
          <table:table-cell office:value-type="float" office:value="0" table:formula="of:=SUM([.I3:.I5]=[.$AD3:.$AD5])" table:number-matrix-columns-spanned="1" table:number-matrix-rows-spanned="1" table:style-name="ce1">
            <text:p>0</text:p>
          </table:table-cell>
          <table:table-cell office:value-type="float" office:value="0" table:formula="of:=SUM([.J3:.J5]=[.$AE3:.$AE5])" table:number-matrix-columns-spanned="1" table:number-matrix-rows-spanned="1" table:style-name="ce1">
            <text:p>0</text:p>
          </table:table-cell>
          <table:table-cell office:value-type="float" office:value="0" table:formula="of:=SUM([.K3:.K5]=[.$AC3:.$AC5])" table:number-matrix-columns-spanned="1" table:number-matrix-rows-spanned="1" table:style-name="ce1">
            <text:p>0</text:p>
          </table:table-cell>
          <table:table-cell office:value-type="float" office:value="0" table:formula="of:=SUM([.L3:.L5]=[.$AD3:.$AD5])" table:number-matrix-columns-spanned="1" table:number-matrix-rows-spanned="1" table:style-name="ce1">
            <text:p>0</text:p>
          </table:table-cell>
          <table:table-cell office:value-type="float" office:value="0" table:formula="of:=SUM([.M3:.M5]=[.$AE3:.$AE5])" table:number-matrix-columns-spanned="1" table:number-matrix-rows-spanned="1" table:style-name="ce1">
            <text:p>0</text:p>
          </table:table-cell>
          <table:table-cell office:value-type="float" office:value="0" table:formula="of:=SUM([.N3:.N5]=[.$AC3:.$AC5])" table:number-matrix-columns-spanned="1" table:number-matrix-rows-spanned="1" table:style-name="ce1">
            <text:p>0</text:p>
          </table:table-cell>
          <table:table-cell office:value-type="float" office:value="0" table:formula="of:=SUM([.O3:.O5]=[.$AD3:.$AD5])" table:number-matrix-columns-spanned="1" table:number-matrix-rows-spanned="1" table:style-name="ce1">
            <text:p>0</text:p>
          </table:table-cell>
          <table:table-cell office:value-type="float" office:value="0" table:formula="of:=SUM([.P3:.P5]=[.$AE3:.$AE5])" table:number-matrix-columns-spanned="1" table:number-matrix-rows-spanned="1" table:style-name="ce1">
            <text:p>0</text:p>
          </table:table-cell>
          <table:table-cell office:value-type="float" office:value="0" table:formula="of:=SUM([.Q3:.Q5]=[.$AC3:.$AC5])" table:number-matrix-columns-spanned="1" table:number-matrix-rows-spanned="1" table:style-name="ce1">
            <text:p>0</text:p>
          </table:table-cell>
          <table:table-cell office:value-type="float" office:value="0" table:formula="of:=SUM([.R3:.R5]=[.$AD3:.$AD5])" table:number-matrix-columns-spanned="1" table:number-matrix-rows-spanned="1" table:style-name="ce1">
            <text:p>0</text:p>
          </table:table-cell>
          <table:table-cell office:value-type="float" office:value="0" table:formula="of:=SUM([.S3:.S5]=[.$AE3:.$AE5])" table:number-matrix-columns-spanned="1" table:number-matrix-rows-spanned="1" table:style-name="ce1">
            <text:p>0</text:p>
          </table:table-cell>
          <table:table-cell office:value-type="float" office:value="0" table:formula="of:=SUM([.T3:.T5]=[.$AC3:.$AC5])" table:number-matrix-columns-spanned="1" table:number-matrix-rows-spanned="1" table:style-name="ce1">
            <text:p>0</text:p>
          </table:table-cell>
          <table:table-cell office:value-type="float" office:value="0" table:formula="of:=SUM([.U3:.U5]=[.$AD3:.$AD5])" table:number-matrix-columns-spanned="1" table:number-matrix-rows-spanned="1" table:style-name="ce1">
            <text:p>0</text:p>
          </table:table-cell>
          <table:table-cell office:value-type="float" office:value="0" table:formula="of:=SUM([.V3:.V5]=[.$AE3:.$AE5])" table:number-matrix-columns-spanned="1" table:number-matrix-rows-spanned="1" table:style-name="ce1">
            <text:p>0</text:p>
          </table:table-cell>
          <table:table-cell table:number-columns-repeated="16362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Joul</dc:creator>
    <dc:date>2022-09-13T11:34:18Z</dc:date>
    <meta:editing-duration>PT0S</meta:editing-duration>
  </office:meta>
</office:document-meta>
</file>